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co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axb</text:p>
          </table:table-cell>
          <table:table-cell office:value-type="string" calcext:value-type="string">
            <text:p>ayb</text:p>
          </table:table-cell>
          <table:table-cell office:value-type="string" calcext:value-type="string">
            <text:p>axn</text:p>
          </table:table-cell>
          <table:table-cell office:value-type="string" calcext:value-type="string">
            <text:p>ayn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744888" calcext:value-type="float">
            <text:p>-0.00744888</text:p>
          </table:table-cell>
          <table:table-cell office:value-type="float" office:value="-0.00808141" calcext:value-type="float">
            <text:p>-0.00808141</text:p>
          </table:table-cell>
          <table:table-cell office:value-type="float" office:value="0.000000525326" calcext:value-type="float">
            <text:p>5.25326E-07</text:p>
          </table:table-cell>
          <table:table-cell office:value-type="float" office:value="-0.0450402" calcext:value-type="float">
            <text:p>-0.0450402</text:p>
          </table:table-cell>
          <table:table-cell office:value-type="float" office:value="0.0607063" calcext:value-type="float">
            <text:p>0.0607063</text:p>
          </table:table-cell>
          <table:table-cell office:value-type="float" office:value="0.0436477" calcext:value-type="float">
            <text:p>0.0436477</text:p>
          </table:table-cell>
          <table:table-cell office:value-type="float" office:value="-0.0594228" calcext:value-type="float">
            <text:p>-0.059422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270363" calcext:value-type="float">
            <text:p>-0.0270363</text:p>
          </table:table-cell>
          <table:table-cell office:value-type="float" office:value="-0.0280937" calcext:value-type="float">
            <text:p>-0.0280937</text:p>
          </table:table-cell>
          <table:table-cell office:value-type="float" office:value="0.00000798819" calcext:value-type="float">
            <text:p>7.98819E-06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616854" calcext:value-type="float">
            <text:p>0.0616854</text:p>
          </table:table-cell>
          <table:table-cell office:value-type="float" office:value="0.0382454" calcext:value-type="float">
            <text:p>0.0382454</text:p>
          </table:table-cell>
          <table:table-cell office:value-type="float" office:value="-0.057031" calcext:value-type="float">
            <text:p>-0.05703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434777" calcext:value-type="float">
            <text:p>-0.0434777</text:p>
          </table:table-cell>
          <table:table-cell office:value-type="float" office:value="-0.0461881" calcext:value-type="float">
            <text:p>-0.0461881</text:p>
          </table:table-cell>
          <table:table-cell office:value-type="float" office:value="-0.000127171" calcext:value-type="float">
            <text:p>-0.000127171</text:p>
          </table:table-cell>
          <table:table-cell office:value-type="float" office:value="-0.0450402" calcext:value-type="float">
            <text:p>-0.0450402</text:p>
          </table:table-cell>
          <table:table-cell office:value-type="float" office:value="0.0607063" calcext:value-type="float">
            <text:p>0.0607063</text:p>
          </table:table-cell>
          <table:table-cell office:value-type="float" office:value="0.0370806" calcext:value-type="float">
            <text:p>0.0370806</text:p>
          </table:table-cell>
          <table:table-cell office:value-type="float" office:value="-0.053214" calcext:value-type="float">
            <text:p>-0.05321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592592" calcext:value-type="float">
            <text:p>-0.0592592</text:p>
          </table:table-cell>
          <table:table-cell office:value-type="float" office:value="-0.0637569" calcext:value-type="float">
            <text:p>-0.0637569</text:p>
          </table:table-cell>
          <table:table-cell office:value-type="float" office:value="-0.000264585" calcext:value-type="float">
            <text:p>-0.000264585</text:p>
          </table:table-cell>
          <table:table-cell office:value-type="float" office:value="-0.044061" calcext:value-type="float">
            <text:p>-0.044061</text:p>
          </table:table-cell>
          <table:table-cell office:value-type="float" office:value="0.0597272" calcext:value-type="float">
            <text:p>0.0597272</text:p>
          </table:table-cell>
          <table:table-cell office:value-type="float" office:value="0.0330792" calcext:value-type="float">
            <text:p>0.0330792</text:p>
          </table:table-cell>
          <table:table-cell office:value-type="float" office:value="-0.0495204" calcext:value-type="float">
            <text:p>-0.049520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728604" calcext:value-type="float">
            <text:p>-0.0728604</text:p>
          </table:table-cell>
          <table:table-cell office:value-type="float" office:value="-0.0797798" calcext:value-type="float">
            <text:p>-0.0797798</text:p>
          </table:table-cell>
          <table:table-cell office:value-type="float" office:value="-0.00055695" calcext:value-type="float">
            <text:p>-0.00055695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577689" calcext:value-type="float">
            <text:p>0.0577689</text:p>
          </table:table-cell>
          <table:table-cell office:value-type="float" office:value="0.0293359" calcext:value-type="float">
            <text:p>0.0293359</text:p>
          </table:table-cell>
          <table:table-cell office:value-type="float" office:value="-0.0452158" calcext:value-type="float">
            <text:p>-0.045215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831777" calcext:value-type="float">
            <text:p>-0.0831777</text:p>
          </table:table-cell>
          <table:table-cell office:value-type="float" office:value="-0.092338" calcext:value-type="float">
            <text:p>-0.092338</text:p>
          </table:table-cell>
          <table:table-cell office:value-type="float" office:value="-0.000678892" calcext:value-type="float">
            <text:p>-0.000678892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0.0232493" calcext:value-type="float">
            <text:p>0.0232493</text:p>
          </table:table-cell>
          <table:table-cell office:value-type="float" office:value="-0.039516" calcext:value-type="float">
            <text:p>-0.0395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918806" calcext:value-type="float">
            <text:p>-0.0918806</text:p>
          </table:table-cell>
          <table:table-cell office:value-type="float" office:value="-0.10311" calcext:value-type="float">
            <text:p>-0.10311</text:p>
          </table:table-cell>
          <table:table-cell office:value-type="float" office:value="-0.000649542" calcext:value-type="float">
            <text:p>-0.000649542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0.0194432" calcext:value-type="float">
            <text:p>0.0194432</text:p>
          </table:table-cell>
          <table:table-cell office:value-type="float" office:value="-0.0360655" calcext:value-type="float">
            <text:p>-0.036065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970974" calcext:value-type="float">
            <text:p>-0.0970974</text:p>
          </table:table-cell>
          <table:table-cell office:value-type="float" office:value="-0.111243" calcext:value-type="float">
            <text:p>-0.111243</text:p>
          </table:table-cell>
          <table:table-cell office:value-type="float" office:value="-0.000473402" calcext:value-type="float">
            <text:p>-0.000473402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131466" calcext:value-type="float">
            <text:p>0.0131466</text:p>
          </table:table-cell>
          <table:table-cell office:value-type="float" office:value="-0.0283127" calcext:value-type="float">
            <text:p>-0.028312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00509" calcext:value-type="float">
            <text:p>-0.100509</text:p>
          </table:table-cell>
          <table:table-cell office:value-type="float" office:value="-0.119053" calcext:value-type="float">
            <text:p>-0.119053</text:p>
          </table:table-cell>
          <table:table-cell office:value-type="float" office:value="-0.000298898" calcext:value-type="float">
            <text:p>-0.000298898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0.0127966" calcext:value-type="float">
            <text:p>0.0127966</text:p>
          </table:table-cell>
          <table:table-cell office:value-type="float" office:value="-0.0248013" calcext:value-type="float">
            <text:p>-0.024801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06139" calcext:value-type="float">
            <text:p>-0.106139</text:p>
          </table:table-cell>
          <table:table-cell office:value-type="float" office:value="-0.127047" calcext:value-type="float">
            <text:p>-0.127047</text:p>
          </table:table-cell>
          <table:table-cell office:value-type="float" office:value="-0.000267045" calcext:value-type="float">
            <text:p>-0.000267045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0.0123887" calcext:value-type="float">
            <text:p>0.0123887</text:p>
          </table:table-cell>
          <table:table-cell office:value-type="float" office:value="-0.0287188" calcext:value-type="float">
            <text:p>-0.028718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11425" calcext:value-type="float">
            <text:p>-0.111425</text:p>
          </table:table-cell>
          <table:table-cell office:value-type="float" office:value="-0.133645" calcext:value-type="float">
            <text:p>-0.133645</text:p>
          </table:table-cell>
          <table:table-cell office:value-type="float" office:value="-0.000235832" calcext:value-type="float">
            <text:p>-0.000235832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11257" calcext:value-type="float">
            <text:p>0.011257</text:p>
          </table:table-cell>
          <table:table-cell office:value-type="float" office:value="-0.0287913" calcext:value-type="float">
            <text:p>-0.028791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18885" calcext:value-type="float">
            <text:p>-0.118885</text:p>
          </table:table-cell>
          <table:table-cell office:value-type="float" office:value="-0.140293" calcext:value-type="float">
            <text:p>-0.140293</text:p>
          </table:table-cell>
          <table:table-cell office:value-type="float" office:value="-0.000349451" calcext:value-type="float">
            <text:p>-0.000349451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0.0120584" calcext:value-type="float">
            <text:p>0.0120584</text:p>
          </table:table-cell>
          <table:table-cell office:value-type="float" office:value="-0.0323922" calcext:value-type="float">
            <text:p>-0.032392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27318" calcext:value-type="float">
            <text:p>-0.127318</text:p>
          </table:table-cell>
          <table:table-cell office:value-type="float" office:value="-0.146695" calcext:value-type="float">
            <text:p>-0.146695</text:p>
          </table:table-cell>
          <table:table-cell office:value-type="float" office:value="-0.000628255" calcext:value-type="float">
            <text:p>-0.000628255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0.0109579" calcext:value-type="float">
            <text:p>0.0109579</text:p>
          </table:table-cell>
          <table:table-cell office:value-type="float" office:value="-0.0329" calcext:value-type="float">
            <text:p>-0.032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304" calcext:value-type="float">
            <text:p>-0.13304</text:p>
          </table:table-cell>
          <table:table-cell office:value-type="float" office:value="-0.152195" calcext:value-type="float">
            <text:p>-0.152195</text:p>
          </table:table-cell>
          <table:table-cell office:value-type="float" office:value="-0.000894993" calcext:value-type="float">
            <text:p>-0.000894993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0.0109946" calcext:value-type="float">
            <text:p>0.0109946</text:p>
          </table:table-cell>
          <table:table-cell office:value-type="float" office:value="-0.0280024" calcext:value-type="float">
            <text:p>-0.028002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9347" calcext:value-type="float">
            <text:p>-0.139347</text:p>
          </table:table-cell>
          <table:table-cell office:value-type="float" office:value="-0.157142" calcext:value-type="float">
            <text:p>-0.157142</text:p>
          </table:table-cell>
          <table:table-cell office:value-type="float" office:value="-0.00115968" calcext:value-type="float">
            <text:p>-0.00115968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0.0101559" calcext:value-type="float">
            <text:p>0.0101559</text:p>
          </table:table-cell>
          <table:table-cell office:value-type="float" office:value="-0.0288864" calcext:value-type="float">
            <text:p>-0.028886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2915" calcext:value-type="float">
            <text:p>-0.142915</text:p>
          </table:table-cell>
          <table:table-cell office:value-type="float" office:value="-0.16173" calcext:value-type="float">
            <text:p>-0.16173</text:p>
          </table:table-cell>
          <table:table-cell office:value-type="float" office:value="-0.00128046" calcext:value-type="float">
            <text:p>-0.00128046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938835" calcext:value-type="float">
            <text:p>0.00938835</text:p>
          </table:table-cell>
          <table:table-cell office:value-type="float" office:value="-0.023396" calcext:value-type="float">
            <text:p>-0.02339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6121" calcext:value-type="float">
            <text:p>-0.146121</text:p>
          </table:table-cell>
          <table:table-cell office:value-type="float" office:value="-0.167786" calcext:value-type="float">
            <text:p>-0.167786</text:p>
          </table:table-cell>
          <table:table-cell office:value-type="float" office:value="-0.00108877" calcext:value-type="float">
            <text:p>-0.00108877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112899" calcext:value-type="float">
            <text:p>0.0112899</text:p>
          </table:table-cell>
          <table:table-cell office:value-type="float" office:value="-0.0228496" calcext:value-type="float">
            <text:p>-0.022849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8148" calcext:value-type="float">
            <text:p>-0.148148</text:p>
          </table:table-cell>
          <table:table-cell office:value-type="float" office:value="-0.173877" calcext:value-type="float">
            <text:p>-0.173877</text:p>
          </table:table-cell>
          <table:table-cell office:value-type="float" office:value="-0.00105885" calcext:value-type="float">
            <text:p>-0.00105885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0.0112067" calcext:value-type="float">
            <text:p>0.0112067</text:p>
          </table:table-cell>
          <table:table-cell office:value-type="float" office:value="-0.0215091" calcext:value-type="float">
            <text:p>-0.021509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8912" calcext:value-type="float">
            <text:p>-0.148912</text:p>
          </table:table-cell>
          <table:table-cell office:value-type="float" office:value="-0.179267" calcext:value-type="float">
            <text:p>-0.179267</text:p>
          </table:table-cell>
          <table:table-cell office:value-type="float" office:value="-0.00102959" calcext:value-type="float">
            <text:p>-0.00102959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929106" calcext:value-type="float">
            <text:p>0.00929106</text:p>
          </table:table-cell>
          <table:table-cell office:value-type="float" office:value="-0.0194118" calcext:value-type="float">
            <text:p>-0.019411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9269" calcext:value-type="float">
            <text:p>-0.149269</text:p>
          </table:table-cell>
          <table:table-cell office:value-type="float" office:value="-0.184191" calcext:value-type="float">
            <text:p>-0.184191</text:p>
          </table:table-cell>
          <table:table-cell office:value-type="float" office:value="-0.00100195" calcext:value-type="float">
            <text:p>-0.00100195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941969" calcext:value-type="float">
            <text:p>0.00941969</text:p>
          </table:table-cell>
          <table:table-cell office:value-type="float" office:value="-0.0193478" calcext:value-type="float">
            <text:p>-0.019347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9445" calcext:value-type="float">
            <text:p>-0.149445</text:p>
          </table:table-cell>
          <table:table-cell office:value-type="float" office:value="-0.188315" calcext:value-type="float">
            <text:p>-0.188315</text:p>
          </table:table-cell>
          <table:table-cell office:value-type="float" office:value="-0.000973681" calcext:value-type="float">
            <text:p>-0.000973681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772428" calcext:value-type="float">
            <text:p>0.00772428</text:p>
          </table:table-cell>
          <table:table-cell office:value-type="float" office:value="-0.0193124" calcext:value-type="float">
            <text:p>-0.019312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9623" calcext:value-type="float">
            <text:p>-0.149623</text:p>
          </table:table-cell>
          <table:table-cell office:value-type="float" office:value="-0.191773" calcext:value-type="float">
            <text:p>-0.191773</text:p>
          </table:table-cell>
          <table:table-cell office:value-type="float" office:value="-0.000943332" calcext:value-type="float">
            <text:p>-0.000943332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615642" calcext:value-type="float">
            <text:p>0.00615642</text:p>
          </table:table-cell>
          <table:table-cell office:value-type="float" office:value="-0.0192868" calcext:value-type="float">
            <text:p>-0.019286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9926" calcext:value-type="float">
            <text:p>-0.149926</text:p>
          </table:table-cell>
          <table:table-cell office:value-type="float" office:value="-0.193175" calcext:value-type="float">
            <text:p>-0.193175</text:p>
          </table:table-cell>
          <table:table-cell office:value-type="float" office:value="-0.000915202" calcext:value-type="float">
            <text:p>-0.000915202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297764" calcext:value-type="float">
            <text:p>0.00297764</text:p>
          </table:table-cell>
          <table:table-cell office:value-type="float" office:value="-0.0192345" calcext:value-type="float">
            <text:p>-0.019234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0093" calcext:value-type="float">
            <text:p>-0.150093</text:p>
          </table:table-cell>
          <table:table-cell office:value-type="float" office:value="-0.193195" calcext:value-type="float">
            <text:p>-0.193195</text:p>
          </table:table-cell>
          <table:table-cell office:value-type="float" office:value="-0.000886589" calcext:value-type="float">
            <text:p>-0.000886589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0.0000401363" calcext:value-type="float">
            <text:p>4.01363E-05</text:p>
          </table:table-cell>
          <table:table-cell office:value-type="float" office:value="-0.0182293" calcext:value-type="float">
            <text:p>-0.018229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0966" calcext:value-type="float">
            <text:p>-0.150966</text:p>
          </table:table-cell>
          <table:table-cell office:value-type="float" office:value="-0.193917" calcext:value-type="float">
            <text:p>-0.193917</text:p>
          </table:table-cell>
          <table:table-cell office:value-type="float" office:value="-0.000708747" calcext:value-type="float">
            <text:p>-0.000708747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187751" calcext:value-type="float">
            <text:p>0.00187751</text:p>
          </table:table-cell>
          <table:table-cell office:value-type="float" office:value="-0.0190608" calcext:value-type="float">
            <text:p>-0.019060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2893" calcext:value-type="float">
            <text:p>-0.152893</text:p>
          </table:table-cell>
          <table:table-cell office:value-type="float" office:value="-0.195401" calcext:value-type="float">
            <text:p>-0.195401</text:p>
          </table:table-cell>
          <table:table-cell office:value-type="float" office:value="-0.000355248" calcext:value-type="float">
            <text:p>-0.000355248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0.00259474" calcext:value-type="float">
            <text:p>0.00259474</text:p>
          </table:table-cell>
          <table:table-cell office:value-type="float" office:value="-0.0206821" calcext:value-type="float">
            <text:p>-0.020682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4955" calcext:value-type="float">
            <text:p>-0.154955</text:p>
          </table:table-cell>
          <table:table-cell office:value-type="float" office:value="-0.19724" calcext:value-type="float">
            <text:p>-0.19724</text:p>
          </table:table-cell>
          <table:table-cell office:value-type="float" office:value="0.000000802241" calcext:value-type="float">
            <text:p>8.02241E-07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226806" calcext:value-type="float">
            <text:p>0.00226806</text:p>
          </table:table-cell>
          <table:table-cell office:value-type="float" office:value="-0.0212984" calcext:value-type="float">
            <text:p>-0.021298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6988" calcext:value-type="float">
            <text:p>-0.156988</text:p>
          </table:table-cell>
          <table:table-cell office:value-type="float" office:value="-0.200005" calcext:value-type="float">
            <text:p>-0.200005</text:p>
          </table:table-cell>
          <table:table-cell office:value-type="float" office:value="0.000198654" calcext:value-type="float">
            <text:p>0.000198654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0.00375379" calcext:value-type="float">
            <text:p>0.00375379</text:p>
          </table:table-cell>
          <table:table-cell office:value-type="float" office:value="-0.0219301" calcext:value-type="float">
            <text:p>-0.021930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9017" calcext:value-type="float">
            <text:p>-0.159017</text:p>
          </table:table-cell>
          <table:table-cell office:value-type="float" office:value="-0.203002" calcext:value-type="float">
            <text:p>-0.203002</text:p>
          </table:table-cell>
          <table:table-cell office:value-type="float" office:value="0.000396462" calcext:value-type="float">
            <text:p>0.000396462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0.00421361" calcext:value-type="float">
            <text:p>0.00421361</text:p>
          </table:table-cell>
          <table:table-cell office:value-type="float" office:value="-0.0215781" calcext:value-type="float">
            <text:p>-0.021578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0429" calcext:value-type="float">
            <text:p>-0.160429</text:p>
          </table:table-cell>
          <table:table-cell office:value-type="float" office:value="-0.206241" calcext:value-type="float">
            <text:p>-0.206241</text:p>
          </table:table-cell>
          <table:table-cell office:value-type="float" office:value="0.000273973" calcext:value-type="float">
            <text:p>0.000273973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36593" calcext:value-type="float">
            <text:p>0.0036593</text:p>
          </table:table-cell>
          <table:table-cell office:value-type="float" office:value="-0.0203586" calcext:value-type="float">
            <text:p>-0.020358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1797" calcext:value-type="float">
            <text:p>-0.161797</text:p>
          </table:table-cell>
          <table:table-cell office:value-type="float" office:value="-0.209612" calcext:value-type="float">
            <text:p>-0.209612</text:p>
          </table:table-cell>
          <table:table-cell office:value-type="float" office:value="0.000159718" calcext:value-type="float">
            <text:p>0.000159718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405809" calcext:value-type="float">
            <text:p>0.00405809</text:p>
          </table:table-cell>
          <table:table-cell office:value-type="float" office:value="-0.020123" calcext:value-type="float">
            <text:p>-0.02012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3219" calcext:value-type="float">
            <text:p>-0.163219</text:p>
          </table:table-cell>
          <table:table-cell office:value-type="float" office:value="-0.212886" calcext:value-type="float">
            <text:p>-0.212886</text:p>
          </table:table-cell>
          <table:table-cell office:value-type="float" office:value="-0.00010391" calcext:value-type="float">
            <text:p>-0.00010391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350533" calcext:value-type="float">
            <text:p>0.00350533</text:p>
          </table:table-cell>
          <table:table-cell office:value-type="float" office:value="-0.0198867" calcext:value-type="float">
            <text:p>-0.019886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6148" calcext:value-type="float">
            <text:p>-0.166148</text:p>
          </table:table-cell>
          <table:table-cell office:value-type="float" office:value="-0.215503" calcext:value-type="float">
            <text:p>-0.215503</text:p>
          </table:table-cell>
          <table:table-cell office:value-type="float" office:value="-0.000540312" calcext:value-type="float">
            <text:p>-0.000540312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0.00207925" calcext:value-type="float">
            <text:p>0.00207925</text:p>
          </table:table-cell>
          <table:table-cell office:value-type="float" office:value="-0.0223228" calcext:value-type="float">
            <text:p>-0.022322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025" calcext:value-type="float">
            <text:p>-0.17025</text:p>
          </table:table-cell>
          <table:table-cell office:value-type="float" office:value="-0.218183" calcext:value-type="float">
            <text:p>-0.218183</text:p>
          </table:table-cell>
          <table:table-cell office:value-type="float" office:value="-0.000944911" calcext:value-type="float">
            <text:p>-0.000944911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0.00258941" calcext:value-type="float">
            <text:p>0.00258941</text:p>
          </table:table-cell>
          <table:table-cell office:value-type="float" office:value="-0.0245485" calcext:value-type="float">
            <text:p>-0.024548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5225" calcext:value-type="float">
            <text:p>-0.175225</text:p>
          </table:table-cell>
          <table:table-cell office:value-type="float" office:value="-0.220823" calcext:value-type="float">
            <text:p>-0.220823</text:p>
          </table:table-cell>
          <table:table-cell office:value-type="float" office:value="-0.00137536" calcext:value-type="float">
            <text:p>-0.00137536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0.0021236" calcext:value-type="float">
            <text:p>0.0021236</text:p>
          </table:table-cell>
          <table:table-cell office:value-type="float" office:value="-0.0246624" calcext:value-type="float">
            <text:p>-0.024662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979" calcext:value-type="float">
            <text:p>-0.17979</text:p>
          </table:table-cell>
          <table:table-cell office:value-type="float" office:value="-0.223097" calcext:value-type="float">
            <text:p>-0.223097</text:p>
          </table:table-cell>
          <table:table-cell office:value-type="float" office:value="-0.00177811" calcext:value-type="float">
            <text:p>-0.00177811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0.00172796" calcext:value-type="float">
            <text:p>0.00172796</text:p>
          </table:table-cell>
          <table:table-cell office:value-type="float" office:value="-0.0248525" calcext:value-type="float">
            <text:p>-0.024852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3669" calcext:value-type="float">
            <text:p>-0.183669</text:p>
          </table:table-cell>
          <table:table-cell office:value-type="float" office:value="-0.225173" calcext:value-type="float">
            <text:p>-0.225173</text:p>
          </table:table-cell>
          <table:table-cell office:value-type="float" office:value="-0.00205087" calcext:value-type="float">
            <text:p>-0.00205087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0.00135497" calcext:value-type="float">
            <text:p>0.00135497</text:p>
          </table:table-cell>
          <table:table-cell office:value-type="float" office:value="-0.0231928" calcext:value-type="float">
            <text:p>-0.023192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5715" calcext:value-type="float">
            <text:p>-0.185715</text:p>
          </table:table-cell>
          <table:table-cell office:value-type="float" office:value="-0.226629" calcext:value-type="float">
            <text:p>-0.226629</text:p>
          </table:table-cell>
          <table:table-cell office:value-type="float" office:value="-0.00216977" calcext:value-type="float">
            <text:p>-0.00216977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0.000125296" calcext:value-type="float">
            <text:p>0.000125296</text:p>
          </table:table-cell>
          <table:table-cell office:value-type="float" office:value="-0.0199029" calcext:value-type="float">
            <text:p>-0.019902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635" calcext:value-type="float">
            <text:p>-0.18635</text:p>
          </table:table-cell>
          <table:table-cell office:value-type="float" office:value="-0.228457" calcext:value-type="float">
            <text:p>-0.228457</text:p>
          </table:table-cell>
          <table:table-cell office:value-type="float" office:value="-0.00198618" calcext:value-type="float">
            <text:p>-0.00198618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0.000785712" calcext:value-type="float">
            <text:p>0.000785712</text:p>
          </table:table-cell>
          <table:table-cell office:value-type="float" office:value="-0.016853" calcext:value-type="float">
            <text:p>-0.01685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5938" calcext:value-type="float">
            <text:p>-0.185938</text:p>
          </table:table-cell>
          <table:table-cell office:value-type="float" office:value="-0.231039" calcext:value-type="float">
            <text:p>-0.231039</text:p>
          </table:table-cell>
          <table:table-cell office:value-type="float" office:value="-0.00147469" calcext:value-type="float">
            <text:p>-0.00147469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0.00132825" calcext:value-type="float">
            <text:p>0.00132825</text:p>
          </table:table-cell>
          <table:table-cell office:value-type="float" office:value="-0.0139931" calcext:value-type="float">
            <text:p>-0.013993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5428" calcext:value-type="float">
            <text:p>-0.185428</text:p>
          </table:table-cell>
          <table:table-cell office:value-type="float" office:value="-0.232963" calcext:value-type="float">
            <text:p>-0.232963</text:p>
          </table:table-cell>
          <table:table-cell office:value-type="float" office:value="-0.000804598" calcext:value-type="float">
            <text:p>-0.000804598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0025928" calcext:value-type="float">
            <text:p>2.5928E-05</text:p>
          </table:table-cell>
          <table:table-cell office:value-type="float" office:value="-0.0131079" calcext:value-type="float">
            <text:p>-0.013107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4513" calcext:value-type="float">
            <text:p>-0.184513</text:p>
          </table:table-cell>
          <table:table-cell office:value-type="float" office:value="-0.2349" calcext:value-type="float">
            <text:p>-0.2349</text:p>
          </table:table-cell>
          <table:table-cell office:value-type="float" office:value="-0.000135461" calcext:value-type="float">
            <text:p>-0.000135461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0291441" calcext:value-type="float">
            <text:p>-0.000291441</text:p>
          </table:table-cell>
          <table:table-cell office:value-type="float" office:value="-0.012299" calcext:value-type="float">
            <text:p>-0.01229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4304" calcext:value-type="float">
            <text:p>-0.184304</text:p>
          </table:table-cell>
          <table:table-cell office:value-type="float" office:value="-0.237704" calcext:value-type="float">
            <text:p>-0.237704</text:p>
          </table:table-cell>
          <table:table-cell office:value-type="float" office:value="0.000343577" calcext:value-type="float">
            <text:p>0.000343577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217135" calcext:value-type="float">
            <text:p>0.00217135</text:p>
          </table:table-cell>
          <table:table-cell office:value-type="float" office:value="-0.0133205" calcext:value-type="float">
            <text:p>-0.013320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4821" calcext:value-type="float">
            <text:p>-0.184821</text:p>
          </table:table-cell>
          <table:table-cell office:value-type="float" office:value="-0.240007" calcext:value-type="float">
            <text:p>-0.240007</text:p>
          </table:table-cell>
          <table:table-cell office:value-type="float" office:value="0.000675584" calcext:value-type="float">
            <text:p>0.000675584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0.00179159" calcext:value-type="float">
            <text:p>0.00179159</text:p>
          </table:table-cell>
          <table:table-cell office:value-type="float" office:value="-0.0152024" calcext:value-type="float">
            <text:p>-0.015202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5915" calcext:value-type="float">
            <text:p>-0.185915</text:p>
          </table:table-cell>
          <table:table-cell office:value-type="float" office:value="-0.241792" calcext:value-type="float">
            <text:p>-0.241792</text:p>
          </table:table-cell>
          <table:table-cell office:value-type="float" office:value="0.00103209" calcext:value-type="float">
            <text:p>0.00103209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0.00147209" calcext:value-type="float">
            <text:p>0.00147209</text:p>
          </table:table-cell>
          <table:table-cell office:value-type="float" office:value="-0.0169628" calcext:value-type="float">
            <text:p>-0.016962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626" calcext:value-type="float">
            <text:p>-0.18626</text:p>
          </table:table-cell>
          <table:table-cell office:value-type="float" office:value="-0.243185" calcext:value-type="float">
            <text:p>-0.243185</text:p>
          </table:table-cell>
          <table:table-cell office:value-type="float" office:value="0.00121574" calcext:value-type="float">
            <text:p>0.00121574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0.00123667" calcext:value-type="float">
            <text:p>0.00123667</text:p>
          </table:table-cell>
          <table:table-cell office:value-type="float" office:value="-0.0169066" calcext:value-type="float">
            <text:p>-0.016906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6276" calcext:value-type="float">
            <text:p>-0.186276</text:p>
          </table:table-cell>
          <table:table-cell office:value-type="float" office:value="-0.243484" calcext:value-type="float">
            <text:p>-0.243484</text:p>
          </table:table-cell>
          <table:table-cell office:value-type="float" office:value="0.00141116" calcext:value-type="float">
            <text:p>0.00141116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0781409" calcext:value-type="float">
            <text:p>-0.000781409</text:p>
          </table:table-cell>
          <table:table-cell office:value-type="float" office:value="-0.0168976" calcext:value-type="float">
            <text:p>-0.016897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599" calcext:value-type="float">
            <text:p>-0.18599</text:p>
          </table:table-cell>
          <table:table-cell office:value-type="float" office:value="-0.244043" calcext:value-type="float">
            <text:p>-0.244043</text:p>
          </table:table-cell>
          <table:table-cell office:value-type="float" office:value="0.00159537" calcext:value-type="float">
            <text:p>0.00159537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0877485" calcext:value-type="float">
            <text:p>-0.000877485</text:p>
          </table:table-cell>
          <table:table-cell office:value-type="float" office:value="-0.0169468" calcext:value-type="float">
            <text:p>-0.016946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5023" calcext:value-type="float">
            <text:p>-0.185023</text:p>
          </table:table-cell>
          <table:table-cell office:value-type="float" office:value="-0.244432" calcext:value-type="float">
            <text:p>-0.244432</text:p>
          </table:table-cell>
          <table:table-cell office:value-type="float" office:value="0.00192708" calcext:value-type="float">
            <text:p>0.00192708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192356" calcext:value-type="float">
            <text:p>-0.00192356</text:p>
          </table:table-cell>
          <table:table-cell office:value-type="float" office:value="-0.0151551" calcext:value-type="float">
            <text:p>-0.015155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4548" calcext:value-type="float">
            <text:p>-0.184548</text:p>
          </table:table-cell>
          <table:table-cell office:value-type="float" office:value="-0.245592" calcext:value-type="float">
            <text:p>-0.245592</text:p>
          </table:table-cell>
          <table:table-cell office:value-type="float" office:value="0.00228229" calcext:value-type="float">
            <text:p>0.00228229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114389" calcext:value-type="float">
            <text:p>-0.00114389</text:p>
          </table:table-cell>
          <table:table-cell office:value-type="float" office:value="-0.0152368" calcext:value-type="float">
            <text:p>-0.015236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3581" calcext:value-type="float">
            <text:p>-0.183581</text:p>
          </table:table-cell>
          <table:table-cell office:value-type="float" office:value="-0.247015" calcext:value-type="float">
            <text:p>-0.247015</text:p>
          </table:table-cell>
          <table:table-cell office:value-type="float" office:value="0.0024619" calcext:value-type="float">
            <text:p>0.0024619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0418201" calcext:value-type="float">
            <text:p>-0.000418201</text:p>
          </table:table-cell>
          <table:table-cell office:value-type="float" office:value="-0.0134386" calcext:value-type="float">
            <text:p>-0.013438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2648" calcext:value-type="float">
            <text:p>-0.182648</text:p>
          </table:table-cell>
          <table:table-cell office:value-type="float" office:value="-0.249031" calcext:value-type="float">
            <text:p>-0.249031</text:p>
          </table:table-cell>
          <table:table-cell office:value-type="float" office:value="0.00265246" calcext:value-type="float">
            <text:p>0.00265246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0.000205491" calcext:value-type="float">
            <text:p>0.000205491</text:p>
          </table:table-cell>
          <table:table-cell office:value-type="float" office:value="-0.0126139" calcext:value-type="float">
            <text:p>-0.012613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1586" calcext:value-type="float">
            <text:p>-0.181586</text:p>
          </table:table-cell>
          <table:table-cell office:value-type="float" office:value="-0.250339" calcext:value-type="float">
            <text:p>-0.250339</text:p>
          </table:table-cell>
          <table:table-cell office:value-type="float" office:value="0.00282787" calcext:value-type="float">
            <text:p>0.00282787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100749" calcext:value-type="float">
            <text:p>-0.00100749</text:p>
          </table:table-cell>
          <table:table-cell office:value-type="float" office:value="-0.0108323" calcext:value-type="float">
            <text:p>-0.010832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118" calcext:value-type="float">
            <text:p>-0.18118</text:p>
          </table:table-cell>
          <table:table-cell office:value-type="float" office:value="-0.250546" calcext:value-type="float">
            <text:p>-0.250546</text:p>
          </table:table-cell>
          <table:table-cell office:value-type="float" office:value="0.0030051" calcext:value-type="float">
            <text:p>0.0030051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300136" calcext:value-type="float">
            <text:p>-0.00300136</text:p>
          </table:table-cell>
          <table:table-cell office:value-type="float" office:value="-0.0118814" calcext:value-type="float">
            <text:p>-0.011881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1987" calcext:value-type="float">
            <text:p>-0.181987</text:p>
          </table:table-cell>
          <table:table-cell office:value-type="float" office:value="-0.249068" calcext:value-type="float">
            <text:p>-0.249068</text:p>
          </table:table-cell>
          <table:table-cell office:value-type="float" office:value="0.00319924" calcext:value-type="float">
            <text:p>0.00319924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567977" calcext:value-type="float">
            <text:p>-0.00567977</text:p>
          </table:table-cell>
          <table:table-cell office:value-type="float" office:value="-0.0146831" calcext:value-type="float">
            <text:p>-0.014683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1817" calcext:value-type="float">
            <text:p>-0.181817</text:p>
          </table:table-cell>
          <table:table-cell office:value-type="float" office:value="-0.246477" calcext:value-type="float">
            <text:p>-0.246477</text:p>
          </table:table-cell>
          <table:table-cell office:value-type="float" office:value="0.00338798" calcext:value-type="float">
            <text:p>0.00338798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719605" calcext:value-type="float">
            <text:p>-0.00719605</text:p>
          </table:table-cell>
          <table:table-cell office:value-type="float" office:value="-0.0127512" calcext:value-type="float">
            <text:p>-0.012751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1948" calcext:value-type="float">
            <text:p>-0.181948</text:p>
          </table:table-cell>
          <table:table-cell office:value-type="float" office:value="-0.243817" calcext:value-type="float">
            <text:p>-0.243817</text:p>
          </table:table-cell>
          <table:table-cell office:value-type="float" office:value="0.00341657" calcext:value-type="float">
            <text:p>0.00341657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771297" calcext:value-type="float">
            <text:p>-0.00771297</text:p>
          </table:table-cell>
          <table:table-cell office:value-type="float" office:value="-0.0137108" calcext:value-type="float">
            <text:p>-0.013710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2215" calcext:value-type="float">
            <text:p>-0.182215</text:p>
          </table:table-cell>
          <table:table-cell office:value-type="float" office:value="-0.241195" calcext:value-type="float">
            <text:p>-0.241195</text:p>
          </table:table-cell>
          <table:table-cell office:value-type="float" office:value="0.00344866" calcext:value-type="float">
            <text:p>0.00344866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725723" calcext:value-type="float">
            <text:p>-0.00725723</text:p>
          </table:table-cell>
          <table:table-cell office:value-type="float" office:value="-0.0146472" calcext:value-type="float">
            <text:p>-0.014647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1573" calcext:value-type="float">
            <text:p>-0.181573</text:p>
          </table:table-cell>
          <table:table-cell office:value-type="float" office:value="-0.239365" calcext:value-type="float">
            <text:p>-0.239365</text:p>
          </table:table-cell>
          <table:table-cell office:value-type="float" office:value="0.00332662" calcext:value-type="float">
            <text:p>0.00332662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595076" calcext:value-type="float">
            <text:p>-0.00595076</text:p>
          </table:table-cell>
          <table:table-cell office:value-type="float" office:value="-0.0137877" calcext:value-type="float">
            <text:p>-0.013787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0644" calcext:value-type="float">
            <text:p>-0.180644</text:p>
          </table:table-cell>
          <table:table-cell office:value-type="float" office:value="-0.238334" calcext:value-type="float">
            <text:p>-0.238334</text:p>
          </table:table-cell>
          <table:table-cell office:value-type="float" office:value="0.00303555" calcext:value-type="float">
            <text:p>0.00303555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479439" calcext:value-type="float">
            <text:p>-0.00479439</text:p>
          </table:table-cell>
          <table:table-cell office:value-type="float" office:value="-0.0129683" calcext:value-type="float">
            <text:p>-0.012968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9543" calcext:value-type="float">
            <text:p>-0.179543</text:p>
          </table:table-cell>
          <table:table-cell office:value-type="float" office:value="-0.238449" calcext:value-type="float">
            <text:p>-0.238449</text:p>
          </table:table-cell>
          <table:table-cell office:value-type="float" office:value="0.00261331" calcext:value-type="float">
            <text:p>0.00261331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285602" calcext:value-type="float">
            <text:p>-0.00285602</text:p>
          </table:table-cell>
          <table:table-cell office:value-type="float" office:value="-0.0131578" calcext:value-type="float">
            <text:p>-0.013157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8298" calcext:value-type="float">
            <text:p>-0.178298</text:p>
          </table:table-cell>
          <table:table-cell office:value-type="float" office:value="-0.238565" calcext:value-type="float">
            <text:p>-0.238565</text:p>
          </table:table-cell>
          <table:table-cell office:value-type="float" office:value="0.00216329" calcext:value-type="float">
            <text:p>0.00216329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287188" calcext:value-type="float">
            <text:p>-0.00287188</text:p>
          </table:table-cell>
          <table:table-cell office:value-type="float" office:value="-0.0133751" calcext:value-type="float">
            <text:p>-0.013375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7484" calcext:value-type="float">
            <text:p>-0.177484</text:p>
          </table:table-cell>
          <table:table-cell office:value-type="float" office:value="-0.239373" calcext:value-type="float">
            <text:p>-0.239373</text:p>
          </table:table-cell>
          <table:table-cell office:value-type="float" office:value="0.00174486" calcext:value-type="float">
            <text:p>0.00174486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104047" calcext:value-type="float">
            <text:p>-0.00104047</text:p>
          </table:table-cell>
          <table:table-cell office:value-type="float" office:value="-0.0154825" calcext:value-type="float">
            <text:p>-0.015482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6555" calcext:value-type="float">
            <text:p>-0.176555</text:p>
          </table:table-cell>
          <table:table-cell office:value-type="float" office:value="-0.239668" calcext:value-type="float">
            <text:p>-0.239668</text:p>
          </table:table-cell>
          <table:table-cell office:value-type="float" office:value="0.00132715" calcext:value-type="float">
            <text:p>0.00132715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109551" calcext:value-type="float">
            <text:p>-0.00109551</text:p>
          </table:table-cell>
          <table:table-cell office:value-type="float" office:value="-0.0166184" calcext:value-type="float">
            <text:p>-0.016618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6546" calcext:value-type="float">
            <text:p>-0.176546</text:p>
          </table:table-cell>
          <table:table-cell office:value-type="float" office:value="-0.239931" calcext:value-type="float">
            <text:p>-0.239931</text:p>
          </table:table-cell>
          <table:table-cell office:value-type="float" office:value="0.00104425" calcext:value-type="float">
            <text:p>0.00104425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0169829" calcext:value-type="float">
            <text:p>-0.000169829</text:p>
          </table:table-cell>
          <table:table-cell office:value-type="float" office:value="-0.0185722" calcext:value-type="float">
            <text:p>-0.018572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6252" calcext:value-type="float">
            <text:p>-0.176252</text:p>
          </table:table-cell>
          <table:table-cell office:value-type="float" office:value="-0.240853" calcext:value-type="float">
            <text:p>-0.240853</text:p>
          </table:table-cell>
          <table:table-cell office:value-type="float" office:value="0.000776778" calcext:value-type="float">
            <text:p>0.000776778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161313" calcext:value-type="float">
            <text:p>0.00161313</text:p>
          </table:table-cell>
          <table:table-cell office:value-type="float" office:value="-0.0176315" calcext:value-type="float">
            <text:p>-0.017631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7198" calcext:value-type="float">
            <text:p>-0.177198</text:p>
          </table:table-cell>
          <table:table-cell office:value-type="float" office:value="-0.241902" calcext:value-type="float">
            <text:p>-0.241902</text:p>
          </table:table-cell>
          <table:table-cell office:value-type="float" office:value="0.000654576" calcext:value-type="float">
            <text:p>0.000654576</text:p>
          </table:table-cell>
          <table:table-cell office:value-type="float" office:value="-0.044061" calcext:value-type="float">
            <text:p>-0.044061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0.00241993" calcext:value-type="float">
            <text:p>0.00241993</text:p>
          </table:table-cell>
          <table:table-cell office:value-type="float" office:value="-0.019433" calcext:value-type="float">
            <text:p>-0.01943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7917" calcext:value-type="float">
            <text:p>-0.177917</text:p>
          </table:table-cell>
          <table:table-cell office:value-type="float" office:value="-0.243665" calcext:value-type="float">
            <text:p>-0.243665</text:p>
          </table:table-cell>
          <table:table-cell office:value-type="float" office:value="0.000686292" calcext:value-type="float">
            <text:p>0.000686292</text:p>
          </table:table-cell>
          <table:table-cell office:value-type="float" office:value="-0.0460193" calcext:value-type="float">
            <text:p>-0.0460193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40872" calcext:value-type="float">
            <text:p>0.0040872</text:p>
          </table:table-cell>
          <table:table-cell office:value-type="float" office:value="-0.01736" calcext:value-type="float">
            <text:p>-0.0173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9433" calcext:value-type="float">
            <text:p>-0.179433</text:p>
          </table:table-cell>
          <table:table-cell office:value-type="float" office:value="-0.247257" calcext:value-type="float">
            <text:p>-0.247257</text:p>
          </table:table-cell>
          <table:table-cell office:value-type="float" office:value="0.000561681" calcext:value-type="float">
            <text:p>0.000561681</text:p>
          </table:table-cell>
          <table:table-cell office:value-type="float" office:value="-0.0489567" calcext:value-type="float">
            <text:p>-0.0489567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641901" calcext:value-type="float">
            <text:p>0.00641901</text:p>
          </table:table-cell>
          <table:table-cell office:value-type="float" office:value="-0.0171083" calcext:value-type="float">
            <text:p>-0.017108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1471" calcext:value-type="float">
            <text:p>-0.181471</text:p>
          </table:table-cell>
          <table:table-cell office:value-type="float" office:value="-0.25051" calcext:value-type="float">
            <text:p>-0.25051</text:p>
          </table:table-cell>
          <table:table-cell office:value-type="float" office:value="0.000297194" calcext:value-type="float">
            <text:p>0.000297194</text:p>
          </table:table-cell>
          <table:table-cell office:value-type="float" office:value="-0.0489567" calcext:value-type="float">
            <text:p>-0.0489567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0.00586784" calcext:value-type="float">
            <text:p>0.00586784</text:p>
          </table:table-cell>
          <table:table-cell office:value-type="float" office:value="-0.0177431" calcext:value-type="float">
            <text:p>-0.017743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2201" calcext:value-type="float">
            <text:p>-0.182201</text:p>
          </table:table-cell>
          <table:table-cell office:value-type="float" office:value="-0.252965" calcext:value-type="float">
            <text:p>-0.252965</text:p>
          </table:table-cell>
          <table:table-cell office:value-type="float" office:value="-0.000120322" calcext:value-type="float">
            <text:p>-0.000120322</text:p>
          </table:table-cell>
          <table:table-cell office:value-type="float" office:value="-0.0469984" calcext:value-type="float">
            <text:p>-0.0469984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0.0034871" calcext:value-type="float">
            <text:p>0.0034871</text:p>
          </table:table-cell>
          <table:table-cell office:value-type="float" office:value="-0.0156593" calcext:value-type="float">
            <text:p>-0.015659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2447" calcext:value-type="float">
            <text:p>-0.182447</text:p>
          </table:table-cell>
          <table:table-cell office:value-type="float" office:value="-0.254346" calcext:value-type="float">
            <text:p>-0.254346</text:p>
          </table:table-cell>
          <table:table-cell office:value-type="float" office:value="-0.000404582" calcext:value-type="float">
            <text:p>-0.000404582</text:p>
          </table:table-cell>
          <table:table-cell office:value-type="float" office:value="-0.044061" calcext:value-type="float">
            <text:p>-0.044061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0.000320908" calcext:value-type="float">
            <text:p>0.000320908</text:p>
          </table:table-cell>
          <table:table-cell office:value-type="float" office:value="-0.0156232" calcext:value-type="float">
            <text:p>-0.015623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0634" calcext:value-type="float">
            <text:p>-0.180634</text:p>
          </table:table-cell>
          <table:table-cell office:value-type="float" office:value="-0.254562" calcext:value-type="float">
            <text:p>-0.254562</text:p>
          </table:table-cell>
          <table:table-cell office:value-type="float" office:value="-0.000691818" calcext:value-type="float">
            <text:p>-0.000691818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267105" calcext:value-type="float">
            <text:p>-0.00267105</text:p>
          </table:table-cell>
          <table:table-cell office:value-type="float" office:value="-0.0139644" calcext:value-type="float">
            <text:p>-0.013964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6757" calcext:value-type="float">
            <text:p>-0.176757</text:p>
          </table:table-cell>
          <table:table-cell office:value-type="float" office:value="-0.253186" calcext:value-type="float">
            <text:p>-0.253186</text:p>
          </table:table-cell>
          <table:table-cell office:value-type="float" office:value="-0.000967604" calcext:value-type="float">
            <text:p>-0.000967604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636377" calcext:value-type="float">
            <text:p>-0.00636377</text:p>
          </table:table-cell>
          <table:table-cell office:value-type="float" office:value="-0.0107057" calcext:value-type="float">
            <text:p>-0.010705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2449" calcext:value-type="float">
            <text:p>-0.172449</text:p>
          </table:table-cell>
          <table:table-cell office:value-type="float" office:value="-0.250915" calcext:value-type="float">
            <text:p>-0.250915</text:p>
          </table:table-cell>
          <table:table-cell office:value-type="float" office:value="-0.00126061" calcext:value-type="float">
            <text:p>-0.00126061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793982" calcext:value-type="float">
            <text:p>-0.00793982</text:p>
          </table:table-cell>
          <table:table-cell office:value-type="float" office:value="-0.0114412" calcext:value-type="float">
            <text:p>-0.011441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8451" calcext:value-type="float">
            <text:p>-0.168451</text:p>
          </table:table-cell>
          <table:table-cell office:value-type="float" office:value="-0.248042" calcext:value-type="float">
            <text:p>-0.248042</text:p>
          </table:table-cell>
          <table:table-cell office:value-type="float" office:value="-0.00139142" calcext:value-type="float">
            <text:p>-0.00139142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844572" calcext:value-type="float">
            <text:p>-0.00844572</text:p>
          </table:table-cell>
          <table:table-cell office:value-type="float" office:value="-0.013094" calcext:value-type="float">
            <text:p>-0.01309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4479" calcext:value-type="float">
            <text:p>-0.164479</text:p>
          </table:table-cell>
          <table:table-cell office:value-type="float" office:value="-0.245238" calcext:value-type="float">
            <text:p>-0.245238</text:p>
          </table:table-cell>
          <table:table-cell office:value-type="float" office:value="-0.00136366" calcext:value-type="float">
            <text:p>-0.00136366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796288" calcext:value-type="float">
            <text:p>-0.00796288</text:p>
          </table:table-cell>
          <table:table-cell office:value-type="float" office:value="-0.0127989" calcext:value-type="float">
            <text:p>-0.012798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2804" calcext:value-type="float">
            <text:p>-0.162804</text:p>
          </table:table-cell>
          <table:table-cell office:value-type="float" office:value="-0.242499" calcext:value-type="float">
            <text:p>-0.242499</text:p>
          </table:table-cell>
          <table:table-cell office:value-type="float" office:value="-0.00132763" calcext:value-type="float">
            <text:p>-0.00132763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74913" calcext:value-type="float">
            <text:p>-0.0074913</text:p>
          </table:table-cell>
          <table:table-cell office:value-type="float" office:value="-0.0170039" calcext:value-type="float">
            <text:p>-0.017003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1382" calcext:value-type="float">
            <text:p>-0.161382</text:p>
          </table:table-cell>
          <table:table-cell office:value-type="float" office:value="-0.240263" calcext:value-type="float">
            <text:p>-0.240263</text:p>
          </table:table-cell>
          <table:table-cell office:value-type="float" office:value="-0.00144636" calcext:value-type="float">
            <text:p>-0.00144636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612715" calcext:value-type="float">
            <text:p>-0.00612715</text:p>
          </table:table-cell>
          <table:table-cell office:value-type="float" office:value="-0.0162696" calcext:value-type="float">
            <text:p>-0.016269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0091" calcext:value-type="float">
            <text:p>-0.160091</text:p>
          </table:table-cell>
          <table:table-cell office:value-type="float" office:value="-0.238621" calcext:value-type="float">
            <text:p>-0.238621</text:p>
          </table:table-cell>
          <table:table-cell office:value-type="float" office:value="-0.00141673" calcext:value-type="float">
            <text:p>-0.00141673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48652" calcext:value-type="float">
            <text:p>-0.0048652</text:p>
          </table:table-cell>
          <table:table-cell office:value-type="float" office:value="-0.0155129" calcext:value-type="float">
            <text:p>-0.015512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0371" calcext:value-type="float">
            <text:p>-0.160371</text:p>
          </table:table-cell>
          <table:table-cell office:value-type="float" office:value="-0.238049" calcext:value-type="float">
            <text:p>-0.238049</text:p>
          </table:table-cell>
          <table:table-cell office:value-type="float" office:value="-0.00138202" calcext:value-type="float">
            <text:p>-0.00138202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182123" calcext:value-type="float">
            <text:p>-0.00182123</text:p>
          </table:table-cell>
          <table:table-cell office:value-type="float" office:value="-0.0174284" calcext:value-type="float">
            <text:p>-0.017428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2319" calcext:value-type="float">
            <text:p>-0.162319</text:p>
          </table:table-cell>
          <table:table-cell office:value-type="float" office:value="-0.239346" calcext:value-type="float">
            <text:p>-0.239346</text:p>
          </table:table-cell>
          <table:table-cell office:value-type="float" office:value="-0.00102177" calcext:value-type="float">
            <text:p>-0.00102177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188027" calcext:value-type="float">
            <text:p>0.00188027</text:p>
          </table:table-cell>
          <table:table-cell office:value-type="float" office:value="-0.020036" calcext:value-type="float">
            <text:p>-0.02003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4112" calcext:value-type="float">
            <text:p>-0.164112</text:p>
          </table:table-cell>
          <table:table-cell office:value-type="float" office:value="-0.240538" calcext:value-type="float">
            <text:p>-0.240538</text:p>
          </table:table-cell>
          <table:table-cell office:value-type="float" office:value="-0.000661948" calcext:value-type="float">
            <text:p>-0.000661948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167508" calcext:value-type="float">
            <text:p>0.00167508</text:p>
          </table:table-cell>
          <table:table-cell office:value-type="float" office:value="-0.0197275" calcext:value-type="float">
            <text:p>-0.019727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5356" calcext:value-type="float">
            <text:p>-0.165356</text:p>
          </table:table-cell>
          <table:table-cell office:value-type="float" office:value="-0.242118" calcext:value-type="float">
            <text:p>-0.242118</text:p>
          </table:table-cell>
          <table:table-cell office:value-type="float" office:value="-0.000175859" calcext:value-type="float">
            <text:p>-0.000175859</text:p>
          </table:table-cell>
          <table:table-cell office:value-type="float" office:value="-0.0450402" calcext:value-type="float">
            <text:p>-0.0450402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335746" calcext:value-type="float">
            <text:p>0.00335746</text:p>
          </table:table-cell>
          <table:table-cell office:value-type="float" office:value="-0.0195104" calcext:value-type="float">
            <text:p>-0.019510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6722" calcext:value-type="float">
            <text:p>-0.166722</text:p>
          </table:table-cell>
          <table:table-cell office:value-type="float" office:value="-0.243358" calcext:value-type="float">
            <text:p>-0.243358</text:p>
          </table:table-cell>
          <table:table-cell office:value-type="float" office:value="0.000503472" calcext:value-type="float">
            <text:p>0.000503472</text:p>
          </table:table-cell>
          <table:table-cell office:value-type="float" office:value="-0.0450402" calcext:value-type="float">
            <text:p>-0.0450402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0.00314837" calcext:value-type="float">
            <text:p>0.00314837</text:p>
          </table:table-cell>
          <table:table-cell office:value-type="float" office:value="-0.0202572" calcext:value-type="float">
            <text:p>-0.020257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7733" calcext:value-type="float">
            <text:p>-0.167733</text:p>
          </table:table-cell>
          <table:table-cell office:value-type="float" office:value="-0.24343" calcext:value-type="float">
            <text:p>-0.24343</text:p>
          </table:table-cell>
          <table:table-cell office:value-type="float" office:value="0.00114149" calcext:value-type="float">
            <text:p>0.00114149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0.00119044" calcext:value-type="float">
            <text:p>0.00119044</text:p>
          </table:table-cell>
          <table:table-cell office:value-type="float" office:value="-0.0210709" calcext:value-type="float">
            <text:p>-0.021070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6274" calcext:value-type="float">
            <text:p>-0.166274</text:p>
          </table:table-cell>
          <table:table-cell office:value-type="float" office:value="-0.243505" calcext:value-type="float">
            <text:p>-0.243505</text:p>
          </table:table-cell>
          <table:table-cell office:value-type="float" office:value="0.00165398" calcext:value-type="float">
            <text:p>0.00165398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0.0011859" calcext:value-type="float">
            <text:p>0.0011859</text:p>
          </table:table-cell>
          <table:table-cell office:value-type="float" office:value="-0.0174112" calcext:value-type="float">
            <text:p>-0.017411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5291" calcext:value-type="float">
            <text:p>-0.165291</text:p>
          </table:table-cell>
          <table:table-cell office:value-type="float" office:value="-0.24259" calcext:value-type="float">
            <text:p>-0.24259</text:p>
          </table:table-cell>
          <table:table-cell office:value-type="float" office:value="0.00198762" calcext:value-type="float">
            <text:p>0.00198762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159392" calcext:value-type="float">
            <text:p>-0.00159392</text:p>
          </table:table-cell>
          <table:table-cell office:value-type="float" office:value="-0.0185595" calcext:value-type="float">
            <text:p>-0.018559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4954" calcext:value-type="float">
            <text:p>-0.164954</text:p>
          </table:table-cell>
          <table:table-cell office:value-type="float" office:value="-0.242618" calcext:value-type="float">
            <text:p>-0.242618</text:p>
          </table:table-cell>
          <table:table-cell office:value-type="float" office:value="0.00217452" calcext:value-type="float">
            <text:p>0.00217452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062773" calcext:value-type="float">
            <text:p>-0.00062773</text:p>
          </table:table-cell>
          <table:table-cell office:value-type="float" office:value="-0.0195909" calcext:value-type="float">
            <text:p>-0.019590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5392" calcext:value-type="float">
            <text:p>-0.165392</text:p>
          </table:table-cell>
          <table:table-cell office:value-type="float" office:value="-0.242816" calcext:value-type="float">
            <text:p>-0.242816</text:p>
          </table:table-cell>
          <table:table-cell office:value-type="float" office:value="0.00236327" calcext:value-type="float">
            <text:p>0.00236327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164098" calcext:value-type="float">
            <text:p>-0.00164098</text:p>
          </table:table-cell>
          <table:table-cell office:value-type="float" office:value="-0.0195155" calcext:value-type="float">
            <text:p>-0.019515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7529" calcext:value-type="float">
            <text:p>-0.167529</text:p>
          </table:table-cell>
          <table:table-cell office:value-type="float" office:value="-0.2436" calcext:value-type="float">
            <text:p>-0.2436</text:p>
          </table:table-cell>
          <table:table-cell office:value-type="float" office:value="0.00270908" calcext:value-type="float">
            <text:p>0.00270908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177557" calcext:value-type="float">
            <text:p>-0.00177557</text:p>
          </table:table-cell>
          <table:table-cell office:value-type="float" office:value="-0.0220853" calcext:value-type="float">
            <text:p>-0.022085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0681" calcext:value-type="float">
            <text:p>-0.170681</text:p>
          </table:table-cell>
          <table:table-cell office:value-type="float" office:value="-0.244774" calcext:value-type="float">
            <text:p>-0.244774</text:p>
          </table:table-cell>
          <table:table-cell office:value-type="float" office:value="0.00305755" calcext:value-type="float">
            <text:p>0.00305755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197755" calcext:value-type="float">
            <text:p>-0.00197755</text:p>
          </table:table-cell>
          <table:table-cell office:value-type="float" office:value="-0.0225219" calcext:value-type="float">
            <text:p>-0.022521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4721" calcext:value-type="float">
            <text:p>-0.174721</text:p>
          </table:table-cell>
          <table:table-cell office:value-type="float" office:value="-0.24657" calcext:value-type="float">
            <text:p>-0.24657</text:p>
          </table:table-cell>
          <table:table-cell office:value-type="float" office:value="0.00311236" calcext:value-type="float">
            <text:p>0.00311236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229505" calcext:value-type="float">
            <text:p>-0.00229505</text:p>
          </table:table-cell>
          <table:table-cell office:value-type="float" office:value="-0.0227999" calcext:value-type="float">
            <text:p>-0.022799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8077" calcext:value-type="float">
            <text:p>-0.178077</text:p>
          </table:table-cell>
          <table:table-cell office:value-type="float" office:value="-0.248117" calcext:value-type="float">
            <text:p>-0.248117</text:p>
          </table:table-cell>
          <table:table-cell office:value-type="float" office:value="0.00331109" calcext:value-type="float">
            <text:p>0.00331109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256555" calcext:value-type="float">
            <text:p>-0.00256555</text:p>
          </table:table-cell>
          <table:table-cell office:value-type="float" office:value="-0.0212401" calcext:value-type="float">
            <text:p>-0.021240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1329" calcext:value-type="float">
            <text:p>-0.181329</text:p>
          </table:table-cell>
          <table:table-cell office:value-type="float" office:value="-0.249696" calcext:value-type="float">
            <text:p>-0.249696</text:p>
          </table:table-cell>
          <table:table-cell office:value-type="float" office:value="0.00350959" calcext:value-type="float">
            <text:p>0.00350959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284163" calcext:value-type="float">
            <text:p>-0.00284163</text:p>
          </table:table-cell>
          <table:table-cell office:value-type="float" office:value="-0.0206773" calcext:value-type="float">
            <text:p>-0.020677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3036" calcext:value-type="float">
            <text:p>-0.183036</text:p>
          </table:table-cell>
          <table:table-cell office:value-type="float" office:value="-0.250582" calcext:value-type="float">
            <text:p>-0.250582</text:p>
          </table:table-cell>
          <table:table-cell office:value-type="float" office:value="0.00370322" calcext:value-type="float">
            <text:p>0.00370322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396904" calcext:value-type="float">
            <text:p>-0.00396904</text:p>
          </table:table-cell>
          <table:table-cell office:value-type="float" office:value="-0.0184283" calcext:value-type="float">
            <text:p>-0.018428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4234" calcext:value-type="float">
            <text:p>-0.184234</text:p>
          </table:table-cell>
          <table:table-cell office:value-type="float" office:value="-0.250675" calcext:value-type="float">
            <text:p>-0.250675</text:p>
          </table:table-cell>
          <table:table-cell office:value-type="float" office:value="0.00406831" calcext:value-type="float">
            <text:p>0.00406831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497697" calcext:value-type="float">
            <text:p>-0.00497697</text:p>
          </table:table-cell>
          <table:table-cell office:value-type="float" office:value="-0.0182127" calcext:value-type="float">
            <text:p>-0.018212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5471" calcext:value-type="float">
            <text:p>-0.185471</text:p>
          </table:table-cell>
          <table:table-cell office:value-type="float" office:value="-0.250282" calcext:value-type="float">
            <text:p>-0.250282</text:p>
          </table:table-cell>
          <table:table-cell office:value-type="float" office:value="0.00427349" calcext:value-type="float">
            <text:p>0.00427349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490906" calcext:value-type="float">
            <text:p>-0.00490906</text:p>
          </table:table-cell>
          <table:table-cell office:value-type="float" office:value="-0.0189789" calcext:value-type="float">
            <text:p>-0.018978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6087" calcext:value-type="float">
            <text:p>-0.186087</text:p>
          </table:table-cell>
          <table:table-cell office:value-type="float" office:value="-0.24879" calcext:value-type="float">
            <text:p>-0.24879</text:p>
          </table:table-cell>
          <table:table-cell office:value-type="float" office:value="0.00431444" calcext:value-type="float">
            <text:p>0.00431444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661041" calcext:value-type="float">
            <text:p>-0.00661041</text:p>
          </table:table-cell>
          <table:table-cell office:value-type="float" office:value="-0.018873" calcext:value-type="float">
            <text:p>-0.01887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5919" calcext:value-type="float">
            <text:p>-0.185919</text:p>
          </table:table-cell>
          <table:table-cell office:value-type="float" office:value="-0.246088" calcext:value-type="float">
            <text:p>-0.246088</text:p>
          </table:table-cell>
          <table:table-cell office:value-type="float" office:value="0.0041947" calcext:value-type="float">
            <text:p>0.0041947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810359" calcext:value-type="float">
            <text:p>-0.00810359</text:p>
          </table:table-cell>
          <table:table-cell office:value-type="float" office:value="-0.0179228" calcext:value-type="float">
            <text:p>-0.017922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5077" calcext:value-type="float">
            <text:p>-0.185077</text:p>
          </table:table-cell>
          <table:table-cell office:value-type="float" office:value="-0.24434" calcext:value-type="float">
            <text:p>-0.24434</text:p>
          </table:table-cell>
          <table:table-cell office:value-type="float" office:value="0.00392898" calcext:value-type="float">
            <text:p>0.00392898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681105" calcext:value-type="float">
            <text:p>-0.00681105</text:p>
          </table:table-cell>
          <table:table-cell office:value-type="float" office:value="-0.0161189" calcext:value-type="float">
            <text:p>-0.016118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3978" calcext:value-type="float">
            <text:p>-0.183978</text:p>
          </table:table-cell>
          <table:table-cell office:value-type="float" office:value="-0.242162" calcext:value-type="float">
            <text:p>-0.242162</text:p>
          </table:table-cell>
          <table:table-cell office:value-type="float" office:value="0.00364173" calcext:value-type="float">
            <text:p>0.00364173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74112" calcext:value-type="float">
            <text:p>-0.0074112</text:p>
          </table:table-cell>
          <table:table-cell office:value-type="float" office:value="-0.014353" calcext:value-type="float">
            <text:p>-0.01435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3634" calcext:value-type="float">
            <text:p>-0.183634</text:p>
          </table:table-cell>
          <table:table-cell office:value-type="float" office:value="-0.241716" calcext:value-type="float">
            <text:p>-0.241716</text:p>
          </table:table-cell>
          <table:table-cell office:value-type="float" office:value="0.003223" calcext:value-type="float">
            <text:p>0.003223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4389" calcext:value-type="float">
            <text:p>-0.004389</text:p>
          </table:table-cell>
          <table:table-cell office:value-type="float" office:value="-0.0144183" calcext:value-type="float">
            <text:p>-0.014418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4044" calcext:value-type="float">
            <text:p>-0.184044</text:p>
          </table:table-cell>
          <table:table-cell office:value-type="float" office:value="-0.241732" calcext:value-type="float">
            <text:p>-0.241732</text:p>
          </table:table-cell>
          <table:table-cell office:value-type="float" office:value="0.00280612" calcext:value-type="float">
            <text:p>0.00280612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340863" calcext:value-type="float">
            <text:p>-0.00340863</text:p>
          </table:table-cell>
          <table:table-cell office:value-type="float" office:value="-0.0153299" calcext:value-type="float">
            <text:p>-0.015329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4133" calcext:value-type="float">
            <text:p>-0.184133</text:p>
          </table:table-cell>
          <table:table-cell office:value-type="float" office:value="-0.242072" calcext:value-type="float">
            <text:p>-0.242072</text:p>
          </table:table-cell>
          <table:table-cell office:value-type="float" office:value="0.00236238" calcext:value-type="float">
            <text:p>0.00236238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345893" calcext:value-type="float">
            <text:p>-0.00345893</text:p>
          </table:table-cell>
          <table:table-cell office:value-type="float" office:value="-0.0153209" calcext:value-type="float">
            <text:p>-0.015320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4614" calcext:value-type="float">
            <text:p>-0.184614</text:p>
          </table:table-cell>
          <table:table-cell office:value-type="float" office:value="-0.242491" calcext:value-type="float">
            <text:p>-0.242491</text:p>
          </table:table-cell>
          <table:table-cell office:value-type="float" office:value="0.00209903" calcext:value-type="float">
            <text:p>0.00209903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255197" calcext:value-type="float">
            <text:p>-0.00255197</text:p>
          </table:table-cell>
          <table:table-cell office:value-type="float" office:value="-0.0171963" calcext:value-type="float">
            <text:p>-0.017196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4325" calcext:value-type="float">
            <text:p>-0.184325</text:p>
          </table:table-cell>
          <table:table-cell office:value-type="float" office:value="-0.242999" calcext:value-type="float">
            <text:p>-0.242999</text:p>
          </table:table-cell>
          <table:table-cell office:value-type="float" office:value="0.00198278" calcext:value-type="float">
            <text:p>0.00198278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167678" calcext:value-type="float">
            <text:p>-0.00167678</text:p>
          </table:table-cell>
          <table:table-cell office:value-type="float" office:value="-0.0162543" calcext:value-type="float">
            <text:p>-0.016254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3102" calcext:value-type="float">
            <text:p>-0.183102</text:p>
          </table:table-cell>
          <table:table-cell office:value-type="float" office:value="-0.242402" calcext:value-type="float">
            <text:p>-0.242402</text:p>
          </table:table-cell>
          <table:table-cell office:value-type="float" office:value="0.00201495" calcext:value-type="float">
            <text:p>0.00201495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255732" calcext:value-type="float">
            <text:p>-0.00255732</text:p>
          </table:table-cell>
          <table:table-cell office:value-type="float" office:value="-0.0154825" calcext:value-type="float">
            <text:p>-0.015482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1043" calcext:value-type="float">
            <text:p>-0.181043</text:p>
          </table:table-cell>
          <table:table-cell office:value-type="float" office:value="-0.243292" calcext:value-type="float">
            <text:p>-0.243292</text:p>
          </table:table-cell>
          <table:table-cell office:value-type="float" office:value="0.00204081" calcext:value-type="float">
            <text:p>0.00204081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120185" calcext:value-type="float">
            <text:p>0.00120185</text:p>
          </table:table-cell>
          <table:table-cell office:value-type="float" office:value="-0.0138754" calcext:value-type="float">
            <text:p>-0.013875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7509" calcext:value-type="float">
            <text:p>-0.177509</text:p>
          </table:table-cell>
          <table:table-cell office:value-type="float" office:value="-0.242643" calcext:value-type="float">
            <text:p>-0.242643</text:p>
          </table:table-cell>
          <table:table-cell office:value-type="float" office:value="0.00206098" calcext:value-type="float">
            <text:p>0.00206098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162803" calcext:value-type="float">
            <text:p>-0.00162803</text:p>
          </table:table-cell>
          <table:table-cell office:value-type="float" office:value="-0.0105643" calcext:value-type="float">
            <text:p>-0.010564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3908" calcext:value-type="float">
            <text:p>-0.173908</text:p>
          </table:table-cell>
          <table:table-cell office:value-type="float" office:value="-0.242233" calcext:value-type="float">
            <text:p>-0.242233</text:p>
          </table:table-cell>
          <table:table-cell office:value-type="float" office:value="0.0020778" calcext:value-type="float">
            <text:p>0.0020778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-0.00155751" calcext:value-type="float">
            <text:p>-0.00155751</text:p>
          </table:table-cell>
          <table:table-cell office:value-type="float" office:value="-0.00922601" calcext:value-type="float">
            <text:p>-0.0092260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0882" calcext:value-type="float">
            <text:p>-0.170882</text:p>
          </table:table-cell>
          <table:table-cell office:value-type="float" office:value="-0.241283" calcext:value-type="float">
            <text:p>-0.241283</text:p>
          </table:table-cell>
          <table:table-cell office:value-type="float" office:value="0.00209529" calcext:value-type="float">
            <text:p>0.00209529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-0.00236064" calcext:value-type="float">
            <text:p>-0.00236064</text:p>
          </table:table-cell>
          <table:table-cell office:value-type="float" office:value="-0.00975573" calcext:value-type="float">
            <text:p>-0.0097557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8669" calcext:value-type="float">
            <text:p>-0.168669</text:p>
          </table:table-cell>
          <table:table-cell office:value-type="float" office:value="-0.240663" calcext:value-type="float">
            <text:p>-0.240663</text:p>
          </table:table-cell>
          <table:table-cell office:value-type="float" office:value="0.00195774" calcext:value-type="float">
            <text:p>0.00195774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225817" calcext:value-type="float">
            <text:p>-0.00225817</text:p>
          </table:table-cell>
          <table:table-cell office:value-type="float" office:value="-0.0111128" calcext:value-type="float">
            <text:p>-0.011112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8475" calcext:value-type="float">
            <text:p>-0.168475</text:p>
          </table:table-cell>
          <table:table-cell office:value-type="float" office:value="-0.239029" calcext:value-type="float">
            <text:p>-0.239029</text:p>
          </table:table-cell>
          <table:table-cell office:value-type="float" office:value="0.00183837" calcext:value-type="float">
            <text:p>0.00183837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587696" calcext:value-type="float">
            <text:p>-0.00587696</text:p>
          </table:table-cell>
          <table:table-cell office:value-type="float" office:value="-0.0150745" calcext:value-type="float">
            <text:p>-0.015074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874" calcext:value-type="float">
            <text:p>-0.16874</text:p>
          </table:table-cell>
          <table:table-cell office:value-type="float" office:value="-0.237898" calcext:value-type="float">
            <text:p>-0.237898</text:p>
          </table:table-cell>
          <table:table-cell office:value-type="float" office:value="0.00171422" calcext:value-type="float">
            <text:p>0.00171422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567832" calcext:value-type="float">
            <text:p>-0.00567832</text:p>
          </table:table-cell>
          <table:table-cell office:value-type="float" office:value="-0.0160108" calcext:value-type="float">
            <text:p>-0.016010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0352" calcext:value-type="float">
            <text:p>-0.170352</text:p>
          </table:table-cell>
          <table:table-cell office:value-type="float" office:value="-0.236859" calcext:value-type="float">
            <text:p>-0.236859</text:p>
          </table:table-cell>
          <table:table-cell office:value-type="float" office:value="0.00159551" calcext:value-type="float">
            <text:p>0.00159551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549554" calcext:value-type="float">
            <text:p>-0.00549554</text:p>
          </table:table-cell>
          <table:table-cell office:value-type="float" office:value="-0.0186737" calcext:value-type="float">
            <text:p>-0.018673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1862" calcext:value-type="float">
            <text:p>-0.171862</text:p>
          </table:table-cell>
          <table:table-cell office:value-type="float" office:value="-0.23553" calcext:value-type="float">
            <text:p>-0.23553</text:p>
          </table:table-cell>
          <table:table-cell office:value-type="float" office:value="0.00163534" calcext:value-type="float">
            <text:p>0.00163534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626208" calcext:value-type="float">
            <text:p>-0.00626208</text:p>
          </table:table-cell>
          <table:table-cell office:value-type="float" office:value="-0.0193815" calcext:value-type="float">
            <text:p>-0.019381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3172" calcext:value-type="float">
            <text:p>-0.173172</text:p>
          </table:table-cell>
          <table:table-cell office:value-type="float" office:value="-0.234492" calcext:value-type="float">
            <text:p>-0.234492</text:p>
          </table:table-cell>
          <table:table-cell office:value-type="float" office:value="0.00183713" calcext:value-type="float">
            <text:p>0.00183713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411704" calcext:value-type="float">
            <text:p>-0.00411704</text:p>
          </table:table-cell>
          <table:table-cell office:value-type="float" office:value="-0.020141" calcext:value-type="float">
            <text:p>-0.02014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3892" calcext:value-type="float">
            <text:p>-0.173892</text:p>
          </table:table-cell>
          <table:table-cell office:value-type="float" office:value="-0.233988" calcext:value-type="float">
            <text:p>-0.233988</text:p>
          </table:table-cell>
          <table:table-cell office:value-type="float" office:value="0.00203834" calcext:value-type="float">
            <text:p>0.00203834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30592" calcext:value-type="float">
            <text:p>-0.0030592</text:p>
          </table:table-cell>
          <table:table-cell office:value-type="float" office:value="-0.0200111" calcext:value-type="float">
            <text:p>-0.020011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394" calcext:value-type="float">
            <text:p>-0.17394</text:p>
          </table:table-cell>
          <table:table-cell office:value-type="float" office:value="-0.233982" calcext:value-type="float">
            <text:p>-0.233982</text:p>
          </table:table-cell>
          <table:table-cell office:value-type="float" office:value="0.00237495" calcext:value-type="float">
            <text:p>0.00237495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207489" calcext:value-type="float">
            <text:p>-0.00207489</text:p>
          </table:table-cell>
          <table:table-cell office:value-type="float" office:value="-0.0190268" calcext:value-type="float">
            <text:p>-0.019026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3979" calcext:value-type="float">
            <text:p>-0.173979</text:p>
          </table:table-cell>
          <table:table-cell office:value-type="float" office:value="-0.234399" calcext:value-type="float">
            <text:p>-0.234399</text:p>
          </table:table-cell>
          <table:table-cell office:value-type="float" office:value="0.00271153" calcext:value-type="float">
            <text:p>0.00271153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11755" calcext:value-type="float">
            <text:p>-0.0011755</text:p>
          </table:table-cell>
          <table:table-cell office:value-type="float" office:value="-0.019014" calcext:value-type="float">
            <text:p>-0.01901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4794" calcext:value-type="float">
            <text:p>-0.174794</text:p>
          </table:table-cell>
          <table:table-cell office:value-type="float" office:value="-0.23497" calcext:value-type="float">
            <text:p>-0.23497</text:p>
          </table:table-cell>
          <table:table-cell office:value-type="float" office:value="0.00323295" calcext:value-type="float">
            <text:p>0.00323295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127363" calcext:value-type="float">
            <text:p>-0.00127363</text:p>
          </table:table-cell>
          <table:table-cell office:value-type="float" office:value="-0.0198529" calcext:value-type="float">
            <text:p>-0.019852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522" calcext:value-type="float">
            <text:p>-0.17522</text:p>
          </table:table-cell>
          <table:table-cell office:value-type="float" office:value="-0.234887" calcext:value-type="float">
            <text:p>-0.234887</text:p>
          </table:table-cell>
          <table:table-cell office:value-type="float" office:value="0.00371942" calcext:value-type="float">
            <text:p>0.00371942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223823" calcext:value-type="float">
            <text:p>-0.00223823</text:p>
          </table:table-cell>
          <table:table-cell office:value-type="float" office:value="-0.0188005" calcext:value-type="float">
            <text:p>-0.018800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5343" calcext:value-type="float">
            <text:p>-0.175343</text:p>
          </table:table-cell>
          <table:table-cell office:value-type="float" office:value="-0.234941" calcext:value-type="float">
            <text:p>-0.234941</text:p>
          </table:table-cell>
          <table:table-cell office:value-type="float" office:value="0.00405312" calcext:value-type="float">
            <text:p>0.00405312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12564" calcext:value-type="float">
            <text:p>-0.0012564</text:p>
          </table:table-cell>
          <table:table-cell office:value-type="float" office:value="-0.0178091" calcext:value-type="float">
            <text:p>-0.017809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4552" calcext:value-type="float">
            <text:p>-0.174552</text:p>
          </table:table-cell>
          <table:table-cell office:value-type="float" office:value="-0.234218" calcext:value-type="float">
            <text:p>-0.234218</text:p>
          </table:table-cell>
          <table:table-cell office:value-type="float" office:value="0.00440431" calcext:value-type="float">
            <text:p>0.00440431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211513" calcext:value-type="float">
            <text:p>-0.00211513</text:p>
          </table:table-cell>
          <table:table-cell office:value-type="float" office:value="-0.015984" calcext:value-type="float">
            <text:p>-0.01598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3534" calcext:value-type="float">
            <text:p>-0.173534</text:p>
          </table:table-cell>
          <table:table-cell office:value-type="float" office:value="-0.232784" calcext:value-type="float">
            <text:p>-0.232784</text:p>
          </table:table-cell>
          <table:table-cell office:value-type="float" office:value="0.00443286" calcext:value-type="float">
            <text:p>0.00443286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283556" calcext:value-type="float">
            <text:p>-0.00283556</text:p>
          </table:table-cell>
          <table:table-cell office:value-type="float" office:value="-0.015189" calcext:value-type="float">
            <text:p>-0.01518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2227" calcext:value-type="float">
            <text:p>-0.172227</text:p>
          </table:table-cell>
          <table:table-cell office:value-type="float" office:value="-0.231822" calcext:value-type="float">
            <text:p>-0.231822</text:p>
          </table:table-cell>
          <table:table-cell office:value-type="float" office:value="0.00445758" calcext:value-type="float">
            <text:p>0.00445758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169498" calcext:value-type="float">
            <text:p>-0.00169498</text:p>
          </table:table-cell>
          <table:table-cell office:value-type="float" office:value="-0.0144317" calcext:value-type="float">
            <text:p>-0.014431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1018" calcext:value-type="float">
            <text:p>-0.171018</text:p>
          </table:table-cell>
          <table:table-cell office:value-type="float" office:value="-0.231082" calcext:value-type="float">
            <text:p>-0.231082</text:p>
          </table:table-cell>
          <table:table-cell office:value-type="float" office:value="0.00448304" calcext:value-type="float">
            <text:p>0.00448304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156771" calcext:value-type="float">
            <text:p>-0.00156771</text:p>
          </table:table-cell>
          <table:table-cell office:value-type="float" office:value="-0.0146397" calcext:value-type="float">
            <text:p>-0.014639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1171" calcext:value-type="float">
            <text:p>-0.171171</text:p>
          </table:table-cell>
          <table:table-cell office:value-type="float" office:value="-0.231393" calcext:value-type="float">
            <text:p>-0.231393</text:p>
          </table:table-cell>
          <table:table-cell office:value-type="float" office:value="0.00466435" calcext:value-type="float">
            <text:p>0.00466435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0.000317644" calcext:value-type="float">
            <text:p>0.000317644</text:p>
          </table:table-cell>
          <table:table-cell office:value-type="float" office:value="-0.017536" calcext:value-type="float">
            <text:p>-0.01753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193" calcext:value-type="float">
            <text:p>-0.17193</text:p>
          </table:table-cell>
          <table:table-cell office:value-type="float" office:value="-0.232013" calcext:value-type="float">
            <text:p>-0.232013</text:p>
          </table:table-cell>
          <table:table-cell office:value-type="float" office:value="0.00486052" calcext:value-type="float">
            <text:p>0.00486052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0199046" calcext:value-type="float">
            <text:p>0.000199046</text:p>
          </table:table-cell>
          <table:table-cell office:value-type="float" office:value="-0.0183757" calcext:value-type="float">
            <text:p>-0.018375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3403" calcext:value-type="float">
            <text:p>-0.173403</text:p>
          </table:table-cell>
          <table:table-cell office:value-type="float" office:value="-0.232287" calcext:value-type="float">
            <text:p>-0.232287</text:p>
          </table:table-cell>
          <table:table-cell office:value-type="float" office:value="0.00537884" calcext:value-type="float">
            <text:p>0.00537884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0830878" calcext:value-type="float">
            <text:p>-0.000830878</text:p>
          </table:table-cell>
          <table:table-cell office:value-type="float" office:value="-0.0190984" calcext:value-type="float">
            <text:p>-0.019098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4458" calcext:value-type="float">
            <text:p>-0.174458</text:p>
          </table:table-cell>
          <table:table-cell office:value-type="float" office:value="-0.23208" calcext:value-type="float">
            <text:p>-0.23208</text:p>
          </table:table-cell>
          <table:table-cell office:value-type="float" office:value="0.00589488" calcext:value-type="float">
            <text:p>0.00589488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178222" calcext:value-type="float">
            <text:p>-0.00178222</text:p>
          </table:table-cell>
          <table:table-cell office:value-type="float" office:value="-0.0179317" calcext:value-type="float">
            <text:p>-0.017931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6363" calcext:value-type="float">
            <text:p>-0.176363</text:p>
          </table:table-cell>
          <table:table-cell office:value-type="float" office:value="-0.231434" calcext:value-type="float">
            <text:p>-0.231434</text:p>
          </table:table-cell>
          <table:table-cell office:value-type="float" office:value="0.0064124" calcext:value-type="float">
            <text:p>0.0064124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264999" calcext:value-type="float">
            <text:p>-0.00264999</text:p>
          </table:table-cell>
          <table:table-cell office:value-type="float" office:value="-0.0185828" calcext:value-type="float">
            <text:p>-0.018582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8009" calcext:value-type="float">
            <text:p>-0.178009</text:p>
          </table:table-cell>
          <table:table-cell office:value-type="float" office:value="-0.230903" calcext:value-type="float">
            <text:p>-0.230903</text:p>
          </table:table-cell>
          <table:table-cell office:value-type="float" office:value="0.00689832" calcext:value-type="float">
            <text:p>0.00689832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353352" calcext:value-type="float">
            <text:p>-0.00353352</text:p>
          </table:table-cell>
          <table:table-cell office:value-type="float" office:value="-0.0183025" calcext:value-type="float">
            <text:p>-0.018302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9107" calcext:value-type="float">
            <text:p>-0.179107</text:p>
          </table:table-cell>
          <table:table-cell office:value-type="float" office:value="-0.230136" calcext:value-type="float">
            <text:p>-0.230136</text:p>
          </table:table-cell>
          <table:table-cell office:value-type="float" office:value="0.00738245" calcext:value-type="float">
            <text:p>0.00738245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437672" calcext:value-type="float">
            <text:p>-0.00437672</text:p>
          </table:table-cell>
          <table:table-cell office:value-type="float" office:value="-0.0171375" calcext:value-type="float">
            <text:p>-0.017137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0001" calcext:value-type="float">
            <text:p>-0.180001</text:p>
          </table:table-cell>
          <table:table-cell office:value-type="float" office:value="-0.22943" calcext:value-type="float">
            <text:p>-0.22943</text:p>
          </table:table-cell>
          <table:table-cell office:value-type="float" office:value="0.00801447" calcext:value-type="float">
            <text:p>0.00801447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424721" calcext:value-type="float">
            <text:p>-0.00424721</text:p>
          </table:table-cell>
          <table:table-cell office:value-type="float" office:value="-0.0160106" calcext:value-type="float">
            <text:p>-0.01601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1827" calcext:value-type="float">
            <text:p>-0.181827</text:p>
          </table:table-cell>
          <table:table-cell office:value-type="float" office:value="-0.228624" calcext:value-type="float">
            <text:p>-0.228624</text:p>
          </table:table-cell>
          <table:table-cell office:value-type="float" office:value="0.00864908" calcext:value-type="float">
            <text:p>0.00864908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411579" calcext:value-type="float">
            <text:p>-0.00411579</text:p>
          </table:table-cell>
          <table:table-cell office:value-type="float" office:value="-0.0176484" calcext:value-type="float">
            <text:p>-0.017648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3175" calcext:value-type="float">
            <text:p>-0.183175</text:p>
          </table:table-cell>
          <table:table-cell office:value-type="float" office:value="-0.22767" calcext:value-type="float">
            <text:p>-0.22767</text:p>
          </table:table-cell>
          <table:table-cell office:value-type="float" office:value="0.00916302" calcext:value-type="float">
            <text:p>0.00916302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394772" calcext:value-type="float">
            <text:p>-0.00394772</text:p>
          </table:table-cell>
          <table:table-cell office:value-type="float" office:value="-0.0164403" calcext:value-type="float">
            <text:p>-0.016440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4997" calcext:value-type="float">
            <text:p>-0.184997</text:p>
          </table:table-cell>
          <table:table-cell office:value-type="float" office:value="-0.227403" calcext:value-type="float">
            <text:p>-0.227403</text:p>
          </table:table-cell>
          <table:table-cell office:value-type="float" office:value="0.00952054" calcext:value-type="float">
            <text:p>0.00952054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293395" calcext:value-type="float">
            <text:p>-0.00293395</text:p>
          </table:table-cell>
          <table:table-cell office:value-type="float" office:value="-0.0180752" calcext:value-type="float">
            <text:p>-0.018075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555" calcext:value-type="float">
            <text:p>-0.18555</text:p>
          </table:table-cell>
          <table:table-cell office:value-type="float" office:value="-0.226754" calcext:value-type="float">
            <text:p>-0.226754</text:p>
          </table:table-cell>
          <table:table-cell office:value-type="float" office:value="0.0095535" calcext:value-type="float">
            <text:p>0.0095535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378587" calcext:value-type="float">
            <text:p>-0.00378587</text:p>
          </table:table-cell>
          <table:table-cell office:value-type="float" office:value="-0.0170137" calcext:value-type="float">
            <text:p>-0.017013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3902" calcext:value-type="float">
            <text:p>-0.183902</text:p>
          </table:table-cell>
          <table:table-cell office:value-type="float" office:value="-0.225817" calcext:value-type="float">
            <text:p>-0.225817</text:p>
          </table:table-cell>
          <table:table-cell office:value-type="float" office:value="0.00942534" calcext:value-type="float">
            <text:p>0.00942534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460786" calcext:value-type="float">
            <text:p>-0.00460786</text:p>
          </table:table-cell>
          <table:table-cell office:value-type="float" office:value="-0.015336" calcext:value-type="float">
            <text:p>-0.01533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0455" calcext:value-type="float">
            <text:p>-0.180455</text:p>
          </table:table-cell>
          <table:table-cell office:value-type="float" office:value="-0.225312" calcext:value-type="float">
            <text:p>-0.225312</text:p>
          </table:table-cell>
          <table:table-cell office:value-type="float" office:value="0.00915147" calcext:value-type="float">
            <text:p>0.00915147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451368" calcext:value-type="float">
            <text:p>-0.00451368</text:p>
          </table:table-cell>
          <table:table-cell office:value-type="float" office:value="-0.0129983" calcext:value-type="float">
            <text:p>-0.012998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6088" calcext:value-type="float">
            <text:p>-0.176088</text:p>
          </table:table-cell>
          <table:table-cell office:value-type="float" office:value="-0.225144" calcext:value-type="float">
            <text:p>-0.225144</text:p>
          </table:table-cell>
          <table:table-cell office:value-type="float" office:value="0.00887773" calcext:value-type="float">
            <text:p>0.00887773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448864" calcext:value-type="float">
            <text:p>-0.00448864</text:p>
          </table:table-cell>
          <table:table-cell office:value-type="float" office:value="-0.0127678" calcext:value-type="float">
            <text:p>-0.012767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9468" calcext:value-type="float">
            <text:p>-0.169468</text:p>
          </table:table-cell>
          <table:table-cell office:value-type="float" office:value="-0.225116" calcext:value-type="float">
            <text:p>-0.225116</text:p>
          </table:table-cell>
          <table:table-cell office:value-type="float" office:value="0.00874582" calcext:value-type="float">
            <text:p>0.00874582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-0.00350139" calcext:value-type="float">
            <text:p>-0.00350139</text:p>
          </table:table-cell>
          <table:table-cell office:value-type="float" office:value="-0.0090146" calcext:value-type="float">
            <text:p>-0.009014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2644" calcext:value-type="float">
            <text:p>-0.162644</text:p>
          </table:table-cell>
          <table:table-cell office:value-type="float" office:value="-0.225794" calcext:value-type="float">
            <text:p>-0.225794</text:p>
          </table:table-cell>
          <table:table-cell office:value-type="float" office:value="0.00891186" calcext:value-type="float">
            <text:p>0.00891186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36228" calcext:value-type="float">
            <text:p>0.036228</text:p>
          </table:table-cell>
          <table:table-cell office:value-type="float" office:value="-0.00165605" calcext:value-type="float">
            <text:p>-0.00165605</text:p>
          </table:table-cell>
          <table:table-cell office:value-type="float" office:value="-0.0082335" calcext:value-type="float">
            <text:p>-0.008233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7301" calcext:value-type="float">
            <text:p>-0.157301</text:p>
          </table:table-cell>
          <table:table-cell office:value-type="float" office:value="-0.22721" calcext:value-type="float">
            <text:p>-0.22721</text:p>
          </table:table-cell>
          <table:table-cell office:value-type="float" office:value="0.00941408" calcext:value-type="float">
            <text:p>0.00941408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0.0000550561" calcext:value-type="float">
            <text:p>5.50561E-05</text:p>
          </table:table-cell>
          <table:table-cell office:value-type="float" office:value="-0.0111085" calcext:value-type="float">
            <text:p>-0.011108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303" calcext:value-type="float">
            <text:p>-0.15303</text:p>
          </table:table-cell>
          <table:table-cell office:value-type="float" office:value="-0.228972" calcext:value-type="float">
            <text:p>-0.228972</text:p>
          </table:table-cell>
          <table:table-cell office:value-type="float" office:value="0.010078" calcext:value-type="float">
            <text:p>0.010078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0.000739053" calcext:value-type="float">
            <text:p>0.000739053</text:p>
          </table:table-cell>
          <table:table-cell office:value-type="float" office:value="-0.0118489" calcext:value-type="float">
            <text:p>-0.011848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0226" calcext:value-type="float">
            <text:p>-0.150226</text:p>
          </table:table-cell>
          <table:table-cell office:value-type="float" office:value="-0.230923" calcext:value-type="float">
            <text:p>-0.230923</text:p>
          </table:table-cell>
          <table:table-cell office:value-type="float" office:value="0.0105535" calcext:value-type="float">
            <text:p>0.0105535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0.0013945" calcext:value-type="float">
            <text:p>0.0013945</text:p>
          </table:table-cell>
          <table:table-cell office:value-type="float" office:value="-0.0133181" calcext:value-type="float">
            <text:p>-0.013318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9011" calcext:value-type="float">
            <text:p>-0.149011</text:p>
          </table:table-cell>
          <table:table-cell office:value-type="float" office:value="-0.233599" calcext:value-type="float">
            <text:p>-0.233599</text:p>
          </table:table-cell>
          <table:table-cell office:value-type="float" office:value="0.0110651" calcext:value-type="float">
            <text:p>0.0110651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0.00289282" calcext:value-type="float">
            <text:p>0.00289282</text:p>
          </table:table-cell>
          <table:table-cell office:value-type="float" office:value="-0.0154851" calcext:value-type="float">
            <text:p>-0.015485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8543" calcext:value-type="float">
            <text:p>-0.148543</text:p>
          </table:table-cell>
          <table:table-cell office:value-type="float" office:value="-0.235762" calcext:value-type="float">
            <text:p>-0.235762</text:p>
          </table:table-cell>
          <table:table-cell office:value-type="float" office:value="0.0113967" calcext:value-type="float">
            <text:p>0.0113967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0.00252913" calcext:value-type="float">
            <text:p>0.00252913</text:p>
          </table:table-cell>
          <table:table-cell office:value-type="float" office:value="-0.01655" calcext:value-type="float">
            <text:p>-0.0165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924" calcext:value-type="float">
            <text:p>-0.14924</text:p>
          </table:table-cell>
          <table:table-cell office:value-type="float" office:value="-0.238039" calcext:value-type="float">
            <text:p>-0.238039</text:p>
          </table:table-cell>
          <table:table-cell office:value-type="float" office:value="0.0115836" calcext:value-type="float">
            <text:p>0.0115836</text:p>
          </table:table-cell>
          <table:table-cell office:value-type="float" office:value="-0.044061" calcext:value-type="float">
            <text:p>-0.044061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311709" calcext:value-type="float">
            <text:p>0.00311709</text:p>
          </table:table-cell>
          <table:table-cell office:value-type="float" office:value="-0.0193674" calcext:value-type="float">
            <text:p>-0.01936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9752" calcext:value-type="float">
            <text:p>-0.149752</text:p>
          </table:table-cell>
          <table:table-cell office:value-type="float" office:value="-0.23984" calcext:value-type="float">
            <text:p>-0.23984</text:p>
          </table:table-cell>
          <table:table-cell office:value-type="float" office:value="0.0117681" calcext:value-type="float">
            <text:p>0.0117681</text:p>
          </table:table-cell>
          <table:table-cell office:value-type="float" office:value="-0.044061" calcext:value-type="float">
            <text:p>-0.044061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0.00279487" calcext:value-type="float">
            <text:p>0.00279487</text:p>
          </table:table-cell>
          <table:table-cell office:value-type="float" office:value="-0.0182925" calcext:value-type="float">
            <text:p>-0.018292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9659" calcext:value-type="float">
            <text:p>-0.149659</text:p>
          </table:table-cell>
          <table:table-cell office:value-type="float" office:value="-0.240994" calcext:value-type="float">
            <text:p>-0.240994</text:p>
          </table:table-cell>
          <table:table-cell office:value-type="float" office:value="0.0119606" calcext:value-type="float">
            <text:p>0.0119606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0.00160042" calcext:value-type="float">
            <text:p>0.00160042</text:p>
          </table:table-cell>
          <table:table-cell office:value-type="float" office:value="-0.0163403" calcext:value-type="float">
            <text:p>-0.01634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9456" calcext:value-type="float">
            <text:p>-0.149456</text:p>
          </table:table-cell>
          <table:table-cell office:value-type="float" office:value="-0.241718" calcext:value-type="float">
            <text:p>-0.241718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0.000508834" calcext:value-type="float">
            <text:p>0.000508834</text:p>
          </table:table-cell>
          <table:table-cell office:value-type="float" office:value="-0.0154039" calcext:value-type="float">
            <text:p>-0.015403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8964" calcext:value-type="float">
            <text:p>-0.148964</text:p>
          </table:table-cell>
          <table:table-cell office:value-type="float" office:value="-0.242915" calcext:value-type="float">
            <text:p>-0.242915</text:p>
          </table:table-cell>
          <table:table-cell office:value-type="float" office:value="0.0120208" calcext:value-type="float">
            <text:p>0.0120208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0.000306875" calcext:value-type="float">
            <text:p>0.000306875</text:p>
          </table:table-cell>
          <table:table-cell office:value-type="float" office:value="-0.0145121" calcext:value-type="float">
            <text:p>-0.014512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9244" calcext:value-type="float">
            <text:p>-0.149244</text:p>
          </table:table-cell>
          <table:table-cell office:value-type="float" office:value="-0.242391" calcext:value-type="float">
            <text:p>-0.242391</text:p>
          </table:table-cell>
          <table:table-cell office:value-type="float" office:value="0.012054" calcext:value-type="float">
            <text:p>0.012054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351505" calcext:value-type="float">
            <text:p>-0.00351505</text:p>
          </table:table-cell>
          <table:table-cell office:value-type="float" office:value="-0.0164255" calcext:value-type="float">
            <text:p>-0.016425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8901" calcext:value-type="float">
            <text:p>-0.148901</text:p>
          </table:table-cell>
          <table:table-cell office:value-type="float" office:value="-0.242192" calcext:value-type="float">
            <text:p>-0.242192</text:p>
          </table:table-cell>
          <table:table-cell office:value-type="float" office:value="0.0119281" calcext:value-type="float">
            <text:p>0.0119281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348924" calcext:value-type="float">
            <text:p>-0.00348924</text:p>
          </table:table-cell>
          <table:table-cell office:value-type="float" office:value="-0.0155003" calcext:value-type="float">
            <text:p>-0.01550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8011" calcext:value-type="float">
            <text:p>-0.148011</text:p>
          </table:table-cell>
          <table:table-cell office:value-type="float" office:value="-0.242601" calcext:value-type="float">
            <text:p>-0.242601</text:p>
          </table:table-cell>
          <table:table-cell office:value-type="float" office:value="0.0119605" calcext:value-type="float">
            <text:p>0.0119605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25681" calcext:value-type="float">
            <text:p>-0.0025681</text:p>
          </table:table-cell>
          <table:table-cell office:value-type="float" office:value="-0.0156608" calcext:value-type="float">
            <text:p>-0.015660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6765" calcext:value-type="float">
            <text:p>-0.146765</text:p>
          </table:table-cell>
          <table:table-cell office:value-type="float" office:value="-0.242983" calcext:value-type="float">
            <text:p>-0.242983</text:p>
          </table:table-cell>
          <table:table-cell office:value-type="float" office:value="0.0119915" calcext:value-type="float">
            <text:p>0.0119915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262567" calcext:value-type="float">
            <text:p>-0.00262567</text:p>
          </table:table-cell>
          <table:table-cell office:value-type="float" office:value="-0.0149012" calcext:value-type="float">
            <text:p>-0.014901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4756" calcext:value-type="float">
            <text:p>-0.144756</text:p>
          </table:table-cell>
          <table:table-cell office:value-type="float" office:value="-0.243652" calcext:value-type="float">
            <text:p>-0.243652</text:p>
          </table:table-cell>
          <table:table-cell office:value-type="float" office:value="0.0120226" calcext:value-type="float">
            <text:p>0.0120226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-0.00177" calcext:value-type="float">
            <text:p>-0.00177</text:p>
          </table:table-cell>
          <table:table-cell office:value-type="float" office:value="-0.0142624" calcext:value-type="float">
            <text:p>-0.014262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3298" calcext:value-type="float">
            <text:p>-0.143298</text:p>
          </table:table-cell>
          <table:table-cell office:value-type="float" office:value="-0.244077" calcext:value-type="float">
            <text:p>-0.244077</text:p>
          </table:table-cell>
          <table:table-cell office:value-type="float" office:value="0.0120539" calcext:value-type="float">
            <text:p>0.0120539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184703" calcext:value-type="float">
            <text:p>-0.00184703</text:p>
          </table:table-cell>
          <table:table-cell office:value-type="float" office:value="-0.0154899" calcext:value-type="float">
            <text:p>-0.015489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2548" calcext:value-type="float">
            <text:p>-0.142548</text:p>
          </table:table-cell>
          <table:table-cell office:value-type="float" office:value="-0.243742" calcext:value-type="float">
            <text:p>-0.243742</text:p>
          </table:table-cell>
          <table:table-cell office:value-type="float" office:value="0.0120849" calcext:value-type="float">
            <text:p>0.0120849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277259" calcext:value-type="float">
            <text:p>-0.00277259</text:p>
          </table:table-cell>
          <table:table-cell office:value-type="float" office:value="-0.0156167" calcext:value-type="float">
            <text:p>-0.015616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2582" calcext:value-type="float">
            <text:p>-0.142582</text:p>
          </table:table-cell>
          <table:table-cell office:value-type="float" office:value="-0.243411" calcext:value-type="float">
            <text:p>-0.243411</text:p>
          </table:table-cell>
          <table:table-cell office:value-type="float" office:value="0.0119601" calcext:value-type="float">
            <text:p>0.0119601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271557" calcext:value-type="float">
            <text:p>-0.00271557</text:p>
          </table:table-cell>
          <table:table-cell office:value-type="float" office:value="-0.0165899" calcext:value-type="float">
            <text:p>-0.016589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3919" calcext:value-type="float">
            <text:p>-0.143919</text:p>
          </table:table-cell>
          <table:table-cell office:value-type="float" office:value="-0.243707" calcext:value-type="float">
            <text:p>-0.243707</text:p>
          </table:table-cell>
          <table:table-cell office:value-type="float" office:value="0.0116971" calcext:value-type="float">
            <text:p>0.0116971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177872" calcext:value-type="float">
            <text:p>-0.00177872</text:p>
          </table:table-cell>
          <table:table-cell office:value-type="float" office:value="-0.0183229" calcext:value-type="float">
            <text:p>-0.018322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5377" calcext:value-type="float">
            <text:p>-0.145377</text:p>
          </table:table-cell>
          <table:table-cell office:value-type="float" office:value="-0.243227" calcext:value-type="float">
            <text:p>-0.243227</text:p>
          </table:table-cell>
          <table:table-cell office:value-type="float" office:value="0.0114173" calcext:value-type="float">
            <text:p>0.0114173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26669" calcext:value-type="float">
            <text:p>-0.0026669</text:p>
          </table:table-cell>
          <table:table-cell office:value-type="float" office:value="-0.0190564" calcext:value-type="float">
            <text:p>-0.019056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7305" calcext:value-type="float">
            <text:p>-0.147305</text:p>
          </table:table-cell>
          <table:table-cell office:value-type="float" office:value="-0.243532" calcext:value-type="float">
            <text:p>-0.243532</text:p>
          </table:table-cell>
          <table:table-cell office:value-type="float" office:value="0.0113004" calcext:value-type="float">
            <text:p>0.0113004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0769153" calcext:value-type="float">
            <text:p>-0.000769153</text:p>
          </table:table-cell>
          <table:table-cell office:value-type="float" office:value="-0.0206775" calcext:value-type="float">
            <text:p>-0.020677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7942" calcext:value-type="float">
            <text:p>-0.147942</text:p>
          </table:table-cell>
          <table:table-cell office:value-type="float" office:value="-0.243495" calcext:value-type="float">
            <text:p>-0.243495</text:p>
          </table:table-cell>
          <table:table-cell office:value-type="float" office:value="0.0111877" calcext:value-type="float">
            <text:p>0.0111877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0763029" calcext:value-type="float">
            <text:p>-0.000763029</text:p>
          </table:table-cell>
          <table:table-cell office:value-type="float" office:value="-0.0195889" calcext:value-type="float">
            <text:p>-0.019588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8802" calcext:value-type="float">
            <text:p>-0.148802</text:p>
          </table:table-cell>
          <table:table-cell office:value-type="float" office:value="-0.243455" calcext:value-type="float">
            <text:p>-0.243455</text:p>
          </table:table-cell>
          <table:table-cell office:value-type="float" office:value="0.0112265" calcext:value-type="float">
            <text:p>0.0112265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0768468" calcext:value-type="float">
            <text:p>-0.000768468</text:p>
          </table:table-cell>
          <table:table-cell office:value-type="float" office:value="-0.0204124" calcext:value-type="float">
            <text:p>-0.020412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8712" calcext:value-type="float">
            <text:p>-0.148712</text:p>
          </table:table-cell>
          <table:table-cell office:value-type="float" office:value="-0.243411" calcext:value-type="float">
            <text:p>-0.243411</text:p>
          </table:table-cell>
          <table:table-cell office:value-type="float" office:value="0.0114257" calcext:value-type="float">
            <text:p>0.0114257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0769392" calcext:value-type="float">
            <text:p>-0.000769392</text:p>
          </table:table-cell>
          <table:table-cell office:value-type="float" office:value="-0.0194437" calcext:value-type="float">
            <text:p>-0.019443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8636" calcext:value-type="float">
            <text:p>-0.148636</text:p>
          </table:table-cell>
          <table:table-cell office:value-type="float" office:value="-0.242119" calcext:value-type="float">
            <text:p>-0.242119</text:p>
          </table:table-cell>
          <table:table-cell office:value-type="float" office:value="0.0116137" calcext:value-type="float">
            <text:p>0.0116137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445922" calcext:value-type="float">
            <text:p>-0.00445922</text:p>
          </table:table-cell>
          <table:table-cell office:value-type="float" office:value="-0.01946" calcext:value-type="float">
            <text:p>-0.0194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8863" calcext:value-type="float">
            <text:p>-0.148863</text:p>
          </table:table-cell>
          <table:table-cell office:value-type="float" office:value="-0.240793" calcext:value-type="float">
            <text:p>-0.240793</text:p>
          </table:table-cell>
          <table:table-cell office:value-type="float" office:value="0.0118022" calcext:value-type="float">
            <text:p>0.0118022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521841" calcext:value-type="float">
            <text:p>-0.00521841</text:p>
          </table:table-cell>
          <table:table-cell office:value-type="float" office:value="-0.0194161" calcext:value-type="float">
            <text:p>-0.019416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9269" calcext:value-type="float">
            <text:p>-0.149269</text:p>
          </table:table-cell>
          <table:table-cell office:value-type="float" office:value="-0.239804" calcext:value-type="float">
            <text:p>-0.239804</text:p>
          </table:table-cell>
          <table:table-cell office:value-type="float" office:value="0.012002" calcext:value-type="float">
            <text:p>0.012002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505234" calcext:value-type="float">
            <text:p>-0.00505234</text:p>
          </table:table-cell>
          <table:table-cell office:value-type="float" office:value="-0.0183645" calcext:value-type="float">
            <text:p>-0.018364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0579" calcext:value-type="float">
            <text:p>-0.150579</text:p>
          </table:table-cell>
          <table:table-cell office:value-type="float" office:value="-0.239056" calcext:value-type="float">
            <text:p>-0.239056</text:p>
          </table:table-cell>
          <table:table-cell office:value-type="float" office:value="0.0120437" calcext:value-type="float">
            <text:p>0.0120437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491928" calcext:value-type="float">
            <text:p>-0.00491928</text:p>
          </table:table-cell>
          <table:table-cell office:value-type="float" office:value="-0.0191207" calcext:value-type="float">
            <text:p>-0.019120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0849" calcext:value-type="float">
            <text:p>-0.150849</text:p>
          </table:table-cell>
          <table:table-cell office:value-type="float" office:value="-0.238406" calcext:value-type="float">
            <text:p>-0.238406</text:p>
          </table:table-cell>
          <table:table-cell office:value-type="float" office:value="0.0119289" calcext:value-type="float">
            <text:p>0.0119289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482012" calcext:value-type="float">
            <text:p>-0.00482012</text:p>
          </table:table-cell>
          <table:table-cell office:value-type="float" office:value="-0.0171081" calcext:value-type="float">
            <text:p>-0.017108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1228" calcext:value-type="float">
            <text:p>-0.151228</text:p>
          </table:table-cell>
          <table:table-cell office:value-type="float" office:value="-0.238233" calcext:value-type="float">
            <text:p>-0.238233</text:p>
          </table:table-cell>
          <table:table-cell office:value-type="float" office:value="0.0118156" calcext:value-type="float">
            <text:p>0.0118156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380702" calcext:value-type="float">
            <text:p>-0.00380702</text:p>
          </table:table-cell>
          <table:table-cell office:value-type="float" office:value="-0.0180244" calcext:value-type="float">
            <text:p>-0.018024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099" calcext:value-type="float">
            <text:p>-0.15099</text:p>
          </table:table-cell>
          <table:table-cell office:value-type="float" office:value="-0.237612" calcext:value-type="float">
            <text:p>-0.237612</text:p>
          </table:table-cell>
          <table:table-cell office:value-type="float" office:value="0.0115328" calcext:value-type="float">
            <text:p>0.0115328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467128" calcext:value-type="float">
            <text:p>-0.00467128</text:p>
          </table:table-cell>
          <table:table-cell office:value-type="float" office:value="-0.0170915" calcext:value-type="float">
            <text:p>-0.017091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0611" calcext:value-type="float">
            <text:p>-0.150611</text:p>
          </table:table-cell>
          <table:table-cell office:value-type="float" office:value="-0.23704" calcext:value-type="float">
            <text:p>-0.23704</text:p>
          </table:table-cell>
          <table:table-cell office:value-type="float" office:value="0.0112499" calcext:value-type="float">
            <text:p>0.0112499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457288" calcext:value-type="float">
            <text:p>-0.00457288</text:p>
          </table:table-cell>
          <table:table-cell office:value-type="float" office:value="-0.0171568" calcext:value-type="float">
            <text:p>-0.017156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9491" calcext:value-type="float">
            <text:p>-0.149491</text:p>
          </table:table-cell>
          <table:table-cell office:value-type="float" office:value="-0.235902" calcext:value-type="float">
            <text:p>-0.235902</text:p>
          </table:table-cell>
          <table:table-cell office:value-type="float" office:value="0.0109648" calcext:value-type="float">
            <text:p>0.0109648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534828" calcext:value-type="float">
            <text:p>-0.00534828</text:p>
          </table:table-cell>
          <table:table-cell office:value-type="float" office:value="-0.0163756" calcext:value-type="float">
            <text:p>-0.016375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7804" calcext:value-type="float">
            <text:p>-0.147804</text:p>
          </table:table-cell>
          <table:table-cell office:value-type="float" office:value="-0.234198" calcext:value-type="float">
            <text:p>-0.234198</text:p>
          </table:table-cell>
          <table:table-cell office:value-type="float" office:value="0.0108452" calcext:value-type="float">
            <text:p>0.0108452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602225" calcext:value-type="float">
            <text:p>-0.00602225</text:p>
          </table:table-cell>
          <table:table-cell office:value-type="float" office:value="-0.0156945" calcext:value-type="float">
            <text:p>-0.015694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646" calcext:value-type="float">
            <text:p>-0.14646</text:p>
          </table:table-cell>
          <table:table-cell office:value-type="float" office:value="-0.232036" calcext:value-type="float">
            <text:p>-0.232036</text:p>
          </table:table-cell>
          <table:table-cell office:value-type="float" office:value="0.0107167" calcext:value-type="float">
            <text:p>0.0107167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565038" calcext:value-type="float">
            <text:p>-0.00565038</text:p>
          </table:table-cell>
          <table:table-cell office:value-type="float" office:value="-0.0159256" calcext:value-type="float">
            <text:p>-0.015925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6307" calcext:value-type="float">
            <text:p>-0.146307</text:p>
          </table:table-cell>
          <table:table-cell office:value-type="float" office:value="-0.230323" calcext:value-type="float">
            <text:p>-0.230323</text:p>
          </table:table-cell>
          <table:table-cell office:value-type="float" office:value="0.0107502" calcext:value-type="float">
            <text:p>0.0107502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535133" calcext:value-type="float">
            <text:p>-0.00535133</text:p>
          </table:table-cell>
          <table:table-cell office:value-type="float" office:value="-0.0179127" calcext:value-type="float">
            <text:p>-0.017912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6444" calcext:value-type="float">
            <text:p>-0.146444</text:p>
          </table:table-cell>
          <table:table-cell office:value-type="float" office:value="-0.228013" calcext:value-type="float">
            <text:p>-0.228013</text:p>
          </table:table-cell>
          <table:table-cell office:value-type="float" office:value="0.0106272" calcext:value-type="float">
            <text:p>0.0106272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594466" calcext:value-type="float">
            <text:p>-0.00594466</text:p>
          </table:table-cell>
          <table:table-cell office:value-type="float" office:value="-0.0188608" calcext:value-type="float">
            <text:p>-0.018860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726" calcext:value-type="float">
            <text:p>-0.14726</text:p>
          </table:table-cell>
          <table:table-cell office:value-type="float" office:value="-0.226017" calcext:value-type="float">
            <text:p>-0.226017</text:p>
          </table:table-cell>
          <table:table-cell office:value-type="float" office:value="0.0103648" calcext:value-type="float">
            <text:p>0.0103648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561252" calcext:value-type="float">
            <text:p>-0.00561252</text:p>
          </table:table-cell>
          <table:table-cell office:value-type="float" office:value="-0.0206711" calcext:value-type="float">
            <text:p>-0.020671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8354" calcext:value-type="float">
            <text:p>-0.148354</text:p>
          </table:table-cell>
          <table:table-cell office:value-type="float" office:value="-0.225595" calcext:value-type="float">
            <text:p>-0.225595</text:p>
          </table:table-cell>
          <table:table-cell office:value-type="float" office:value="0.00976772" calcext:value-type="float">
            <text:p>0.00976772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358944" calcext:value-type="float">
            <text:p>-0.00358944</text:p>
          </table:table-cell>
          <table:table-cell office:value-type="float" office:value="-0.0214564" calcext:value-type="float">
            <text:p>-0.021456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9204" calcext:value-type="float">
            <text:p>-0.149204</text:p>
          </table:table-cell>
          <table:table-cell office:value-type="float" office:value="-0.224891" calcext:value-type="float">
            <text:p>-0.224891</text:p>
          </table:table-cell>
          <table:table-cell office:value-type="float" office:value="0.00916947" calcext:value-type="float">
            <text:p>0.00916947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346065" calcext:value-type="float">
            <text:p>-0.00346065</text:p>
          </table:table-cell>
          <table:table-cell office:value-type="float" office:value="-0.021315" calcext:value-type="float">
            <text:p>-0.02131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0239" calcext:value-type="float">
            <text:p>-0.150239</text:p>
          </table:table-cell>
          <table:table-cell office:value-type="float" office:value="-0.224859" calcext:value-type="float">
            <text:p>-0.224859</text:p>
          </table:table-cell>
          <table:table-cell office:value-type="float" office:value="0.00875865" calcext:value-type="float">
            <text:p>0.00875865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247623" calcext:value-type="float">
            <text:p>-0.00247623</text:p>
          </table:table-cell>
          <table:table-cell office:value-type="float" office:value="-0.0211368" calcext:value-type="float">
            <text:p>-0.021136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0797" calcext:value-type="float">
            <text:p>-0.150797</text:p>
          </table:table-cell>
          <table:table-cell office:value-type="float" office:value="-0.225985" calcext:value-type="float">
            <text:p>-0.225985</text:p>
          </table:table-cell>
          <table:table-cell office:value-type="float" office:value="0.008645" calcext:value-type="float">
            <text:p>0.008645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0704467" calcext:value-type="float">
            <text:p>-0.000704467</text:p>
          </table:table-cell>
          <table:table-cell office:value-type="float" office:value="-0.0190872" calcext:value-type="float">
            <text:p>-0.019087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1076" calcext:value-type="float">
            <text:p>-0.151076</text:p>
          </table:table-cell>
          <table:table-cell office:value-type="float" office:value="-0.227387" calcext:value-type="float">
            <text:p>-0.227387</text:p>
          </table:table-cell>
          <table:table-cell office:value-type="float" office:value="0.00883976" calcext:value-type="float">
            <text:p>0.00883976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0.0000253692" calcext:value-type="float">
            <text:p>2.53692E-05</text:p>
          </table:table-cell>
          <table:table-cell office:value-type="float" office:value="-0.0170758" calcext:value-type="float">
            <text:p>-0.017075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1225" calcext:value-type="float">
            <text:p>-0.151225</text:p>
          </table:table-cell>
          <table:table-cell office:value-type="float" office:value="-0.228998" calcext:value-type="float">
            <text:p>-0.228998</text:p>
          </table:table-cell>
          <table:table-cell office:value-type="float" office:value="0.00935187" calcext:value-type="float">
            <text:p>0.00935187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0248145" calcext:value-type="float">
            <text:p>-0.000248145</text:p>
          </table:table-cell>
          <table:table-cell office:value-type="float" office:value="-0.0150945" calcext:value-type="float">
            <text:p>-0.015094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208" calcext:value-type="float">
            <text:p>-0.15208</text:p>
          </table:table-cell>
          <table:table-cell office:value-type="float" office:value="-0.229684" calcext:value-type="float">
            <text:p>-0.229684</text:p>
          </table:table-cell>
          <table:table-cell office:value-type="float" office:value="0.00983422" calcext:value-type="float">
            <text:p>0.00983422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232422" calcext:value-type="float">
            <text:p>-0.00232422</text:p>
          </table:table-cell>
          <table:table-cell office:value-type="float" office:value="-0.0159268" calcext:value-type="float">
            <text:p>-0.015926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3304" calcext:value-type="float">
            <text:p>-0.153304</text:p>
          </table:table-cell>
          <table:table-cell office:value-type="float" office:value="-0.229747" calcext:value-type="float">
            <text:p>-0.229747</text:p>
          </table:table-cell>
          <table:table-cell office:value-type="float" office:value="0.0103178" calcext:value-type="float">
            <text:p>0.0103178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33021" calcext:value-type="float">
            <text:p>-0.0033021</text:p>
          </table:table-cell>
          <table:table-cell office:value-type="float" office:value="-0.0167034" calcext:value-type="float">
            <text:p>-0.016703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5423" calcext:value-type="float">
            <text:p>-0.155423</text:p>
          </table:table-cell>
          <table:table-cell office:value-type="float" office:value="-0.22981" calcext:value-type="float">
            <text:p>-0.22981</text:p>
          </table:table-cell>
          <table:table-cell office:value-type="float" office:value="0.0108368" calcext:value-type="float">
            <text:p>0.0108368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330865" calcext:value-type="float">
            <text:p>-0.00330865</text:p>
          </table:table-cell>
          <table:table-cell office:value-type="float" office:value="-0.0182996" calcext:value-type="float">
            <text:p>-0.018299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6801" calcext:value-type="float">
            <text:p>-0.156801</text:p>
          </table:table-cell>
          <table:table-cell office:value-type="float" office:value="-0.229715" calcext:value-type="float">
            <text:p>-0.229715</text:p>
          </table:table-cell>
          <table:table-cell office:value-type="float" office:value="0.0111725" calcext:value-type="float">
            <text:p>0.0111725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329228" calcext:value-type="float">
            <text:p>-0.00329228</text:p>
          </table:table-cell>
          <table:table-cell office:value-type="float" office:value="-0.0180626" calcext:value-type="float">
            <text:p>-0.018062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7067" calcext:value-type="float">
            <text:p>-0.157067</text:p>
          </table:table-cell>
          <table:table-cell office:value-type="float" office:value="-0.229119" calcext:value-type="float">
            <text:p>-0.229119</text:p>
          </table:table-cell>
          <table:table-cell office:value-type="float" office:value="0.0115256" calcext:value-type="float">
            <text:p>0.0115256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220667" calcext:value-type="float">
            <text:p>-0.00220667</text:p>
          </table:table-cell>
          <table:table-cell office:value-type="float" office:value="-0.0170402" calcext:value-type="float">
            <text:p>-0.017040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7127" calcext:value-type="float">
            <text:p>-0.157127</text:p>
          </table:table-cell>
          <table:table-cell office:value-type="float" office:value="-0.228409" calcext:value-type="float">
            <text:p>-0.228409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208429" calcext:value-type="float">
            <text:p>-0.00208429</text:p>
          </table:table-cell>
          <table:table-cell office:value-type="float" office:value="-0.0180089" calcext:value-type="float">
            <text:p>-0.018008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7345" calcext:value-type="float">
            <text:p>-0.157345</text:p>
          </table:table-cell>
          <table:table-cell office:value-type="float" office:value="-0.228374" calcext:value-type="float">
            <text:p>-0.228374</text:p>
          </table:table-cell>
          <table:table-cell office:value-type="float" office:value="0.0125547" calcext:value-type="float">
            <text:p>0.0125547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1095" calcext:value-type="float">
            <text:p>-0.001095</text:p>
          </table:table-cell>
          <table:table-cell office:value-type="float" office:value="-0.017974" calcext:value-type="float">
            <text:p>-0.0179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7128" calcext:value-type="float">
            <text:p>-0.157128</text:p>
          </table:table-cell>
          <table:table-cell office:value-type="float" office:value="-0.228767" calcext:value-type="float">
            <text:p>-0.228767</text:p>
          </table:table-cell>
          <table:table-cell office:value-type="float" office:value="0.0133338" calcext:value-type="float">
            <text:p>0.0133338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0187688" calcext:value-type="float">
            <text:p>-0.000187688</text:p>
          </table:table-cell>
          <table:table-cell office:value-type="float" office:value="-0.0160501" calcext:value-type="float">
            <text:p>-0.016050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7075" calcext:value-type="float">
            <text:p>-0.157075</text:p>
          </table:table-cell>
          <table:table-cell office:value-type="float" office:value="-0.228565" calcext:value-type="float">
            <text:p>-0.228565</text:p>
          </table:table-cell>
          <table:table-cell office:value-type="float" office:value="0.0141658" calcext:value-type="float">
            <text:p>0.0141658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211093" calcext:value-type="float">
            <text:p>-0.00211093</text:p>
          </table:table-cell>
          <table:table-cell office:value-type="float" office:value="-0.0160598" calcext:value-type="float">
            <text:p>-0.016059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703" calcext:value-type="float">
            <text:p>-0.15703</text:p>
          </table:table-cell>
          <table:table-cell office:value-type="float" office:value="-0.227689" calcext:value-type="float">
            <text:p>-0.227689</text:p>
          </table:table-cell>
          <table:table-cell office:value-type="float" office:value="0.0147962" calcext:value-type="float">
            <text:p>0.0147962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39144" calcext:value-type="float">
            <text:p>-0.0039144</text:p>
          </table:table-cell>
          <table:table-cell office:value-type="float" office:value="-0.0160707" calcext:value-type="float">
            <text:p>-0.016070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6671" calcext:value-type="float">
            <text:p>-0.156671</text:p>
          </table:table-cell>
          <table:table-cell office:value-type="float" office:value="-0.227605" calcext:value-type="float">
            <text:p>-0.227605</text:p>
          </table:table-cell>
          <table:table-cell office:value-type="float" office:value="0.0154694" calcext:value-type="float">
            <text:p>0.0154694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290894" calcext:value-type="float">
            <text:p>-0.00290894</text:p>
          </table:table-cell>
          <table:table-cell office:value-type="float" office:value="-0.0161402" calcext:value-type="float">
            <text:p>-0.016140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6501" calcext:value-type="float">
            <text:p>-0.156501</text:p>
          </table:table-cell>
          <table:table-cell office:value-type="float" office:value="-0.227688" calcext:value-type="float">
            <text:p>-0.227688</text:p>
          </table:table-cell>
          <table:table-cell office:value-type="float" office:value="0.0159832" calcext:value-type="float">
            <text:p>0.0159832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292309" calcext:value-type="float">
            <text:p>-0.00292309</text:p>
          </table:table-cell>
          <table:table-cell office:value-type="float" office:value="-0.0161695" calcext:value-type="float">
            <text:p>-0.016169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5226" calcext:value-type="float">
            <text:p>-0.155226</text:p>
          </table:table-cell>
          <table:table-cell office:value-type="float" office:value="-0.228491" calcext:value-type="float">
            <text:p>-0.228491</text:p>
          </table:table-cell>
          <table:table-cell office:value-type="float" office:value="0.0163106" calcext:value-type="float">
            <text:p>0.0163106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207479" calcext:value-type="float">
            <text:p>-0.00207479</text:p>
          </table:table-cell>
          <table:table-cell office:value-type="float" office:value="-0.0134565" calcext:value-type="float">
            <text:p>-0.013456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3803" calcext:value-type="float">
            <text:p>-0.153803</text:p>
          </table:table-cell>
          <table:table-cell office:value-type="float" office:value="-0.229279" calcext:value-type="float">
            <text:p>-0.229279</text:p>
          </table:table-cell>
          <table:table-cell office:value-type="float" office:value="0.0165003" calcext:value-type="float">
            <text:p>0.0165003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221811" calcext:value-type="float">
            <text:p>-0.00221811</text:p>
          </table:table-cell>
          <table:table-cell office:value-type="float" office:value="-0.0136958" calcext:value-type="float">
            <text:p>-0.013695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2609" calcext:value-type="float">
            <text:p>-0.152609</text:p>
          </table:table-cell>
          <table:table-cell office:value-type="float" office:value="-0.228688" calcext:value-type="float">
            <text:p>-0.228688</text:p>
          </table:table-cell>
          <table:table-cell office:value-type="float" office:value="0.016527" calcext:value-type="float">
            <text:p>0.016527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-0.00503051" calcext:value-type="float">
            <text:p>-0.00503051</text:p>
          </table:table-cell>
          <table:table-cell office:value-type="float" office:value="-0.0129385" calcext:value-type="float">
            <text:p>-0.012938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1072" calcext:value-type="float">
            <text:p>-0.151072</text:p>
          </table:table-cell>
          <table:table-cell office:value-type="float" office:value="-0.229418" calcext:value-type="float">
            <text:p>-0.229418</text:p>
          </table:table-cell>
          <table:table-cell office:value-type="float" office:value="0.0165522" calcext:value-type="float">
            <text:p>0.0165522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-0.00223052" calcext:value-type="float">
            <text:p>-0.00223052</text:p>
          </table:table-cell>
          <table:table-cell office:value-type="float" office:value="-0.012215" calcext:value-type="float">
            <text:p>-0.01221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0307" calcext:value-type="float">
            <text:p>-0.150307</text:p>
          </table:table-cell>
          <table:table-cell office:value-type="float" office:value="-0.230138" calcext:value-type="float">
            <text:p>-0.230138</text:p>
          </table:table-cell>
          <table:table-cell office:value-type="float" office:value="0.0165832" calcext:value-type="float">
            <text:p>0.0165832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235374" calcext:value-type="float">
            <text:p>-0.00235374</text:p>
          </table:table-cell>
          <table:table-cell office:value-type="float" office:value="-0.0143049" calcext:value-type="float">
            <text:p>-0.014304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9771" calcext:value-type="float">
            <text:p>-0.149771</text:p>
          </table:table-cell>
          <table:table-cell office:value-type="float" office:value="-0.230758" calcext:value-type="float">
            <text:p>-0.230758</text:p>
          </table:table-cell>
          <table:table-cell office:value-type="float" office:value="0.0164643" calcext:value-type="float">
            <text:p>0.0164643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246397" calcext:value-type="float">
            <text:p>-0.00246397</text:p>
          </table:table-cell>
          <table:table-cell office:value-type="float" office:value="-0.0153735" calcext:value-type="float">
            <text:p>-0.015373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8971" calcext:value-type="float">
            <text:p>-0.148971</text:p>
          </table:table-cell>
          <table:table-cell office:value-type="float" office:value="-0.231626" calcext:value-type="float">
            <text:p>-0.231626</text:p>
          </table:table-cell>
          <table:table-cell office:value-type="float" office:value="0.0163464" calcext:value-type="float">
            <text:p>0.0163464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262517" calcext:value-type="float">
            <text:p>-0.00262517</text:p>
          </table:table-cell>
          <table:table-cell office:value-type="float" office:value="-0.0155035" calcext:value-type="float">
            <text:p>-0.015503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8906" calcext:value-type="float">
            <text:p>-0.148906</text:p>
          </table:table-cell>
          <table:table-cell office:value-type="float" office:value="-0.232321" calcext:value-type="float">
            <text:p>-0.232321</text:p>
          </table:table-cell>
          <table:table-cell office:value-type="float" office:value="0.016386" calcext:value-type="float">
            <text:p>0.016386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274782" calcext:value-type="float">
            <text:p>-0.00274782</text:p>
          </table:table-cell>
          <table:table-cell office:value-type="float" office:value="-0.0184496" calcext:value-type="float">
            <text:p>-0.018449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8071" calcext:value-type="float">
            <text:p>-0.148071</text:p>
          </table:table-cell>
          <table:table-cell office:value-type="float" office:value="-0.232345" calcext:value-type="float">
            <text:p>-0.232345</text:p>
          </table:table-cell>
          <table:table-cell office:value-type="float" office:value="0.0164236" calcext:value-type="float">
            <text:p>0.0164236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373127" calcext:value-type="float">
            <text:p>-0.00373127</text:p>
          </table:table-cell>
          <table:table-cell office:value-type="float" office:value="-0.0176144" calcext:value-type="float">
            <text:p>-0.017614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6773" calcext:value-type="float">
            <text:p>-0.146773</text:p>
          </table:table-cell>
          <table:table-cell office:value-type="float" office:value="-0.232213" calcext:value-type="float">
            <text:p>-0.232213</text:p>
          </table:table-cell>
          <table:table-cell office:value-type="float" office:value="0.0166068" calcext:value-type="float">
            <text:p>0.0166068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371279" calcext:value-type="float">
            <text:p>-0.00371279</text:p>
          </table:table-cell>
          <table:table-cell office:value-type="float" office:value="-0.0168561" calcext:value-type="float">
            <text:p>-0.016856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5719" calcext:value-type="float">
            <text:p>-0.145719</text:p>
          </table:table-cell>
          <table:table-cell office:value-type="float" office:value="-0.232365" calcext:value-type="float">
            <text:p>-0.232365</text:p>
          </table:table-cell>
          <table:table-cell office:value-type="float" office:value="0.0170901" calcext:value-type="float">
            <text:p>0.0170901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276744" calcext:value-type="float">
            <text:p>-0.00276744</text:p>
          </table:table-cell>
          <table:table-cell office:value-type="float" office:value="-0.017032" calcext:value-type="float">
            <text:p>-0.01703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4998" calcext:value-type="float">
            <text:p>-0.144998</text:p>
          </table:table-cell>
          <table:table-cell office:value-type="float" office:value="-0.231577" calcext:value-type="float">
            <text:p>-0.231577</text:p>
          </table:table-cell>
          <table:table-cell office:value-type="float" office:value="0.0177646" calcext:value-type="float">
            <text:p>0.0177646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361472" calcext:value-type="float">
            <text:p>-0.00361472</text:p>
          </table:table-cell>
          <table:table-cell office:value-type="float" office:value="-0.0171539" calcext:value-type="float">
            <text:p>-0.017153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4097" calcext:value-type="float">
            <text:p>-0.144097</text:p>
          </table:table-cell>
          <table:table-cell office:value-type="float" office:value="-0.231597" calcext:value-type="float">
            <text:p>-0.231597</text:p>
          </table:table-cell>
          <table:table-cell office:value-type="float" office:value="0.018545" calcext:value-type="float">
            <text:p>0.018545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166788" calcext:value-type="float">
            <text:p>-0.00166788</text:p>
          </table:table-cell>
          <table:table-cell office:value-type="float" office:value="-0.0163243" calcext:value-type="float">
            <text:p>-0.016324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4722" calcext:value-type="float">
            <text:p>-0.144722</text:p>
          </table:table-cell>
          <table:table-cell office:value-type="float" office:value="-0.230539" calcext:value-type="float">
            <text:p>-0.230539</text:p>
          </table:table-cell>
          <table:table-cell office:value-type="float" office:value="0.0190627" calcext:value-type="float">
            <text:p>0.0190627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346272" calcext:value-type="float">
            <text:p>-0.00346272</text:p>
          </table:table-cell>
          <table:table-cell office:value-type="float" office:value="-0.0191425" calcext:value-type="float">
            <text:p>-0.019142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5598" calcext:value-type="float">
            <text:p>-0.145598</text:p>
          </table:table-cell>
          <table:table-cell office:value-type="float" office:value="-0.230324" calcext:value-type="float">
            <text:p>-0.230324</text:p>
          </table:table-cell>
          <table:table-cell office:value-type="float" office:value="0.0192616" calcext:value-type="float">
            <text:p>0.0192616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145126" calcext:value-type="float">
            <text:p>-0.00145126</text:p>
          </table:table-cell>
          <table:table-cell office:value-type="float" office:value="-0.01998" calcext:value-type="float">
            <text:p>-0.0199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5476" calcext:value-type="float">
            <text:p>-0.145476</text:p>
          </table:table-cell>
          <table:table-cell office:value-type="float" office:value="-0.230139" calcext:value-type="float">
            <text:p>-0.230139</text:p>
          </table:table-cell>
          <table:table-cell office:value-type="float" office:value="0.019146" calcext:value-type="float">
            <text:p>0.019146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141973" calcext:value-type="float">
            <text:p>-0.00141973</text:p>
          </table:table-cell>
          <table:table-cell office:value-type="float" office:value="-0.0190218" calcext:value-type="float">
            <text:p>-0.019021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5671" calcext:value-type="float">
            <text:p>-0.145671</text:p>
          </table:table-cell>
          <table:table-cell office:value-type="float" office:value="-0.228133" calcext:value-type="float">
            <text:p>-0.228133</text:p>
          </table:table-cell>
          <table:table-cell office:value-type="float" office:value="0.0187027" calcext:value-type="float">
            <text:p>0.0187027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499903" calcext:value-type="float">
            <text:p>-0.00499903</text:p>
          </table:table-cell>
          <table:table-cell office:value-type="float" office:value="-0.0189845" calcext:value-type="float">
            <text:p>-0.018984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599" calcext:value-type="float">
            <text:p>-0.14599</text:p>
          </table:table-cell>
          <table:table-cell office:value-type="float" office:value="-0.226129" calcext:value-type="float">
            <text:p>-0.226129</text:p>
          </table:table-cell>
          <table:table-cell office:value-type="float" office:value="0.0181372" calcext:value-type="float">
            <text:p>0.0181372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562944" calcext:value-type="float">
            <text:p>-0.00562944</text:p>
          </table:table-cell>
          <table:table-cell office:value-type="float" office:value="-0.0189322" calcext:value-type="float">
            <text:p>-0.018932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6008" calcext:value-type="float">
            <text:p>-0.146008</text:p>
          </table:table-cell>
          <table:table-cell office:value-type="float" office:value="-0.224125" calcext:value-type="float">
            <text:p>-0.224125</text:p>
          </table:table-cell>
          <table:table-cell office:value-type="float" office:value="0.0175692" calcext:value-type="float">
            <text:p>0.0175692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528495" calcext:value-type="float">
            <text:p>-0.00528495</text:p>
          </table:table-cell>
          <table:table-cell office:value-type="float" office:value="-0.0179497" calcext:value-type="float">
            <text:p>-0.017949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6332" calcext:value-type="float">
            <text:p>-0.146332</text:p>
          </table:table-cell>
          <table:table-cell office:value-type="float" office:value="-0.222702" calcext:value-type="float">
            <text:p>-0.222702</text:p>
          </table:table-cell>
          <table:table-cell office:value-type="float" office:value="0.017151" calcext:value-type="float">
            <text:p>0.017151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404959" calcext:value-type="float">
            <text:p>-0.00404959</text:p>
          </table:table-cell>
          <table:table-cell office:value-type="float" office:value="-0.0179012" calcext:value-type="float">
            <text:p>-0.017901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5905" calcext:value-type="float">
            <text:p>-0.145905</text:p>
          </table:table-cell>
          <table:table-cell office:value-type="float" office:value="-0.220525" calcext:value-type="float">
            <text:p>-0.220525</text:p>
          </table:table-cell>
          <table:table-cell office:value-type="float" office:value="0.0168602" calcext:value-type="float">
            <text:p>0.0168602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464724" calcext:value-type="float">
            <text:p>-0.00464724</text:p>
          </table:table-cell>
          <table:table-cell office:value-type="float" office:value="-0.0160215" calcext:value-type="float">
            <text:p>-0.016021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4959" calcext:value-type="float">
            <text:p>-0.144959</text:p>
          </table:table-cell>
          <table:table-cell office:value-type="float" office:value="-0.219073" calcext:value-type="float">
            <text:p>-0.219073</text:p>
          </table:table-cell>
          <table:table-cell office:value-type="float" office:value="0.0168858" calcext:value-type="float">
            <text:p>0.0168858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342212" calcext:value-type="float">
            <text:p>-0.00342212</text:p>
          </table:table-cell>
          <table:table-cell office:value-type="float" office:value="-0.0152022" calcext:value-type="float">
            <text:p>-0.015202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2792" calcext:value-type="float">
            <text:p>-0.142792</text:p>
          </table:table-cell>
          <table:table-cell office:value-type="float" office:value="-0.217314" calcext:value-type="float">
            <text:p>-0.217314</text:p>
          </table:table-cell>
          <table:table-cell office:value-type="float" office:value="0.017229" calcext:value-type="float">
            <text:p>0.017229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-0.00313097" calcext:value-type="float">
            <text:p>-0.00313097</text:p>
          </table:table-cell>
          <table:table-cell office:value-type="float" office:value="-0.0136095" calcext:value-type="float">
            <text:p>-0.013609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0198" calcext:value-type="float">
            <text:p>-0.140198</text:p>
          </table:table-cell>
          <table:table-cell office:value-type="float" office:value="-0.216651" calcext:value-type="float">
            <text:p>-0.216651</text:p>
          </table:table-cell>
          <table:table-cell office:value-type="float" office:value="0.0176995" calcext:value-type="float">
            <text:p>0.0176995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372071" calcext:value-type="float">
            <text:p>0.0372071</text:p>
          </table:table-cell>
          <table:table-cell office:value-type="float" office:value="-0.00105502" calcext:value-type="float">
            <text:p>-0.00105502</text:p>
          </table:table-cell>
          <table:table-cell office:value-type="float" office:value="-0.0130787" calcext:value-type="float">
            <text:p>-0.013078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3794" calcext:value-type="float">
            <text:p>-0.13794</text:p>
          </table:table-cell>
          <table:table-cell office:value-type="float" office:value="-0.216457" calcext:value-type="float">
            <text:p>-0.216457</text:p>
          </table:table-cell>
          <table:table-cell office:value-type="float" office:value="0.0183638" calcext:value-type="float">
            <text:p>0.0183638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-0.0000308454" calcext:value-type="float">
            <text:p>-3.08454E-05</text:p>
          </table:table-cell>
          <table:table-cell office:value-type="float" office:value="-0.0144532" calcext:value-type="float">
            <text:p>-0.014453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6707" calcext:value-type="float">
            <text:p>-0.136707</text:p>
          </table:table-cell>
          <table:table-cell office:value-type="float" office:value="-0.217005" calcext:value-type="float">
            <text:p>-0.217005</text:p>
          </table:table-cell>
          <table:table-cell office:value-type="float" office:value="0.0189895" calcext:value-type="float">
            <text:p>0.0189895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0.000828572" calcext:value-type="float">
            <text:p>0.000828572</text:p>
          </table:table-cell>
          <table:table-cell office:value-type="float" office:value="-0.0156278" calcext:value-type="float">
            <text:p>-0.015627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6593" calcext:value-type="float">
            <text:p>-0.136593</text:p>
          </table:table-cell>
          <table:table-cell office:value-type="float" office:value="-0.217662" calcext:value-type="float">
            <text:p>-0.217662</text:p>
          </table:table-cell>
          <table:table-cell office:value-type="float" office:value="0.0196176" calcext:value-type="float">
            <text:p>0.0196176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0.000715967" calcext:value-type="float">
            <text:p>0.000715967</text:p>
          </table:table-cell>
          <table:table-cell office:value-type="float" office:value="-0.0166266" calcext:value-type="float">
            <text:p>-0.016626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8239" calcext:value-type="float">
            <text:p>-0.138239</text:p>
          </table:table-cell>
          <table:table-cell office:value-type="float" office:value="-0.219145" calcext:value-type="float">
            <text:p>-0.219145</text:p>
          </table:table-cell>
          <table:table-cell office:value-type="float" office:value="0.0202502" calcext:value-type="float">
            <text:p>0.0202502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0.00143686" calcext:value-type="float">
            <text:p>0.00143686</text:p>
          </table:table-cell>
          <table:table-cell office:value-type="float" office:value="-0.0182988" calcext:value-type="float">
            <text:p>-0.018298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0804" calcext:value-type="float">
            <text:p>-0.140804</text:p>
          </table:table-cell>
          <table:table-cell office:value-type="float" office:value="-0.220158" calcext:value-type="float">
            <text:p>-0.220158</text:p>
          </table:table-cell>
          <table:table-cell office:value-type="float" office:value="0.0209264" calcext:value-type="float">
            <text:p>0.0209264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0.000294987" calcext:value-type="float">
            <text:p>0.000294987</text:p>
          </table:table-cell>
          <table:table-cell office:value-type="float" office:value="-0.0188439" calcext:value-type="float">
            <text:p>-0.018843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3744" calcext:value-type="float">
            <text:p>-0.143744</text:p>
          </table:table-cell>
          <table:table-cell office:value-type="float" office:value="-0.221333" calcext:value-type="float">
            <text:p>-0.221333</text:p>
          </table:table-cell>
          <table:table-cell office:value-type="float" office:value="0.0215622" calcext:value-type="float">
            <text:p>0.0215622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0.0000968128" calcext:value-type="float">
            <text:p>9.68128E-05</text:p>
          </table:table-cell>
          <table:table-cell office:value-type="float" office:value="-0.0193194" calcext:value-type="float">
            <text:p>-0.019319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6477" calcext:value-type="float">
            <text:p>-0.146477</text:p>
          </table:table-cell>
          <table:table-cell office:value-type="float" office:value="-0.222486" calcext:value-type="float">
            <text:p>-0.222486</text:p>
          </table:table-cell>
          <table:table-cell office:value-type="float" office:value="0.0220797" calcext:value-type="float">
            <text:p>0.0220797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0116888" calcext:value-type="float">
            <text:p>-0.000116888</text:p>
          </table:table-cell>
          <table:table-cell office:value-type="float" office:value="-0.0188391" calcext:value-type="float">
            <text:p>-0.018839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8529" calcext:value-type="float">
            <text:p>-0.148529</text:p>
          </table:table-cell>
          <table:table-cell office:value-type="float" office:value="-0.223628" calcext:value-type="float">
            <text:p>-0.223628</text:p>
          </table:table-cell>
          <table:table-cell office:value-type="float" office:value="0.0224147" calcext:value-type="float">
            <text:p>0.0224147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0321124" calcext:value-type="float">
            <text:p>-0.000321124</text:p>
          </table:table-cell>
          <table:table-cell office:value-type="float" office:value="-0.0184807" calcext:value-type="float">
            <text:p>-0.018480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9629" calcext:value-type="float">
            <text:p>-0.149629</text:p>
          </table:table-cell>
          <table:table-cell office:value-type="float" office:value="-0.224788" calcext:value-type="float">
            <text:p>-0.224788</text:p>
          </table:table-cell>
          <table:table-cell office:value-type="float" office:value="0.022611" calcext:value-type="float">
            <text:p>0.022611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14813" calcext:value-type="float">
            <text:p>-0.0014813</text:p>
          </table:table-cell>
          <table:table-cell office:value-type="float" office:value="-0.0173254" calcext:value-type="float">
            <text:p>-0.017325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9857" calcext:value-type="float">
            <text:p>-0.149857</text:p>
          </table:table-cell>
          <table:table-cell office:value-type="float" office:value="-0.22569" calcext:value-type="float">
            <text:p>-0.22569</text:p>
          </table:table-cell>
          <table:table-cell office:value-type="float" office:value="0.0224849" calcext:value-type="float">
            <text:p>0.0224849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165237" calcext:value-type="float">
            <text:p>-0.00165237</text:p>
          </table:table-cell>
          <table:table-cell office:value-type="float" office:value="-0.0162969" calcext:value-type="float">
            <text:p>-0.016296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9747" calcext:value-type="float">
            <text:p>-0.149747</text:p>
          </table:table-cell>
          <table:table-cell office:value-type="float" office:value="-0.226037" calcext:value-type="float">
            <text:p>-0.226037</text:p>
          </table:table-cell>
          <table:table-cell office:value-type="float" office:value="0.0222168" calcext:value-type="float">
            <text:p>0.0222168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270291" calcext:value-type="float">
            <text:p>-0.00270291</text:p>
          </table:table-cell>
          <table:table-cell office:value-type="float" office:value="-0.0163085" calcext:value-type="float">
            <text:p>-0.016308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8486" calcext:value-type="float">
            <text:p>-0.148486</text:p>
          </table:table-cell>
          <table:table-cell office:value-type="float" office:value="-0.226352" calcext:value-type="float">
            <text:p>-0.226352</text:p>
          </table:table-cell>
          <table:table-cell office:value-type="float" office:value="0.0219453" calcext:value-type="float">
            <text:p>0.0219453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277333" calcext:value-type="float">
            <text:p>-0.00277333</text:p>
          </table:table-cell>
          <table:table-cell office:value-type="float" office:value="-0.0145573" calcext:value-type="float">
            <text:p>-0.014557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7246" calcext:value-type="float">
            <text:p>-0.147246</text:p>
          </table:table-cell>
          <table:table-cell office:value-type="float" office:value="-0.225596" calcext:value-type="float">
            <text:p>-0.225596</text:p>
          </table:table-cell>
          <table:table-cell office:value-type="float" office:value="0.0216558" calcext:value-type="float">
            <text:p>0.0216558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459367" calcext:value-type="float">
            <text:p>-0.00459367</text:p>
          </table:table-cell>
          <table:table-cell office:value-type="float" office:value="-0.0147768" calcext:value-type="float">
            <text:p>-0.014776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6211" calcext:value-type="float">
            <text:p>-0.146211</text:p>
          </table:table-cell>
          <table:table-cell office:value-type="float" office:value="-0.22508" calcext:value-type="float">
            <text:p>-0.22508</text:p>
          </table:table-cell>
          <table:table-cell office:value-type="float" office:value="0.0215322" calcext:value-type="float">
            <text:p>0.0215322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-0.00350279" calcext:value-type="float">
            <text:p>-0.00350279</text:p>
          </table:table-cell>
          <table:table-cell office:value-type="float" office:value="-0.0139906" calcext:value-type="float">
            <text:p>-0.01399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5129" calcext:value-type="float">
            <text:p>-0.145129</text:p>
          </table:table-cell>
          <table:table-cell office:value-type="float" office:value="-0.224303" calcext:value-type="float">
            <text:p>-0.224303</text:p>
          </table:table-cell>
          <table:table-cell office:value-type="float" office:value="0.0215564" calcext:value-type="float">
            <text:p>0.0215564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-0.00336549" calcext:value-type="float">
            <text:p>-0.00336549</text:p>
          </table:table-cell>
          <table:table-cell office:value-type="float" office:value="-0.0132002" calcext:value-type="float">
            <text:p>-0.013200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4301" calcext:value-type="float">
            <text:p>-0.144301</text:p>
          </table:table-cell>
          <table:table-cell office:value-type="float" office:value="-0.224135" calcext:value-type="float">
            <text:p>-0.224135</text:p>
          </table:table-cell>
          <table:table-cell office:value-type="float" office:value="0.0218783" calcext:value-type="float">
            <text:p>0.0218783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372071" calcext:value-type="float">
            <text:p>0.0372071</text:p>
          </table:table-cell>
          <table:table-cell office:value-type="float" office:value="-0.00138241" calcext:value-type="float">
            <text:p>-0.00138241</text:p>
          </table:table-cell>
          <table:table-cell office:value-type="float" office:value="-0.0123604" calcext:value-type="float">
            <text:p>-0.012360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2584" calcext:value-type="float">
            <text:p>-0.142584</text:p>
          </table:table-cell>
          <table:table-cell office:value-type="float" office:value="-0.224435" calcext:value-type="float">
            <text:p>-0.224435</text:p>
          </table:table-cell>
          <table:table-cell office:value-type="float" office:value="0.0222185" calcext:value-type="float">
            <text:p>0.0222185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352488" calcext:value-type="float">
            <text:p>0.0352488</text:p>
          </table:table-cell>
          <table:table-cell office:value-type="float" office:value="-0.000432462" calcext:value-type="float">
            <text:p>-0.000432462</text:p>
          </table:table-cell>
          <table:table-cell office:value-type="float" office:value="-0.010712" calcext:value-type="float">
            <text:p>-0.01071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1168" calcext:value-type="float">
            <text:p>-0.141168</text:p>
          </table:table-cell>
          <table:table-cell office:value-type="float" office:value="-0.22533" calcext:value-type="float">
            <text:p>-0.22533</text:p>
          </table:table-cell>
          <table:table-cell office:value-type="float" office:value="0.0225596" calcext:value-type="float">
            <text:p>0.0225596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352488" calcext:value-type="float">
            <text:p>0.0352488</text:p>
          </table:table-cell>
          <table:table-cell office:value-type="float" office:value="0.000400558" calcext:value-type="float">
            <text:p>0.000400558</text:p>
          </table:table-cell>
          <table:table-cell office:value-type="float" office:value="-0.0109602" calcext:value-type="float">
            <text:p>-0.010960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183" calcext:value-type="float">
            <text:p>-0.14183</text:p>
          </table:table-cell>
          <table:table-cell office:value-type="float" office:value="-0.226405" calcext:value-type="float">
            <text:p>-0.226405</text:p>
          </table:table-cell>
          <table:table-cell office:value-type="float" office:value="0.0228856" calcext:value-type="float">
            <text:p>0.0228856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0.000224493" calcext:value-type="float">
            <text:p>0.000224493</text:p>
          </table:table-cell>
          <table:table-cell office:value-type="float" office:value="-0.0137885" calcext:value-type="float">
            <text:p>-0.013788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4293" calcext:value-type="float">
            <text:p>-0.144293</text:p>
          </table:table-cell>
          <table:table-cell office:value-type="float" office:value="-0.227542" calcext:value-type="float">
            <text:p>-0.227542</text:p>
          </table:table-cell>
          <table:table-cell office:value-type="float" office:value="0.0232187" calcext:value-type="float">
            <text:p>0.0232187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0.0000146963" calcext:value-type="float">
            <text:p>1.46963E-05</text:p>
          </table:table-cell>
          <table:table-cell office:value-type="float" office:value="-0.0172716" calcext:value-type="float">
            <text:p>-0.017271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6109" calcext:value-type="float">
            <text:p>-0.146109</text:p>
          </table:table-cell>
          <table:table-cell office:value-type="float" office:value="-0.227461" calcext:value-type="float">
            <text:p>-0.227461</text:p>
          </table:table-cell>
          <table:table-cell office:value-type="float" office:value="0.023412" calcext:value-type="float">
            <text:p>0.023412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290532" calcext:value-type="float">
            <text:p>-0.00290532</text:p>
          </table:table-cell>
          <table:table-cell office:value-type="float" office:value="-0.0159836" calcext:value-type="float">
            <text:p>-0.015983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7809" calcext:value-type="float">
            <text:p>-0.147809</text:p>
          </table:table-cell>
          <table:table-cell office:value-type="float" office:value="-0.227396" calcext:value-type="float">
            <text:p>-0.227396</text:p>
          </table:table-cell>
          <table:table-cell office:value-type="float" office:value="0.0237445" calcext:value-type="float">
            <text:p>0.0237445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288203" calcext:value-type="float">
            <text:p>-0.00288203</text:p>
          </table:table-cell>
          <table:table-cell office:value-type="float" office:value="-0.0166779" calcext:value-type="float">
            <text:p>-0.016677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9916" calcext:value-type="float">
            <text:p>-0.149916</text:p>
          </table:table-cell>
          <table:table-cell office:value-type="float" office:value="-0.226876" calcext:value-type="float">
            <text:p>-0.226876</text:p>
          </table:table-cell>
          <table:table-cell office:value-type="float" office:value="0.0241022" calcext:value-type="float">
            <text:p>0.0241022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377095" calcext:value-type="float">
            <text:p>-0.00377095</text:p>
          </table:table-cell>
          <table:table-cell office:value-type="float" office:value="-0.0182741" calcext:value-type="float">
            <text:p>-0.018274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0142" calcext:value-type="float">
            <text:p>-0.150142</text:p>
          </table:table-cell>
          <table:table-cell office:value-type="float" office:value="-0.227571" calcext:value-type="float">
            <text:p>-0.227571</text:p>
          </table:table-cell>
          <table:table-cell office:value-type="float" office:value="0.0244325" calcext:value-type="float">
            <text:p>0.0244325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195682" calcext:value-type="float">
            <text:p>-0.00195682</text:p>
          </table:table-cell>
          <table:table-cell office:value-type="float" office:value="-0.0152816" calcext:value-type="float">
            <text:p>-0.01528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02" calcext:value-type="float">
            <text:p>-0.1502</text:p>
          </table:table-cell>
          <table:table-cell office:value-type="float" office:value="-0.229216" calcext:value-type="float">
            <text:p>-0.229216</text:p>
          </table:table-cell>
          <table:table-cell office:value-type="float" office:value="0.0249133" calcext:value-type="float">
            <text:p>0.0249133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0285454" calcext:value-type="float">
            <text:p>-0.000285454</text:p>
          </table:table-cell>
          <table:table-cell office:value-type="float" office:value="-0.0152684" calcext:value-type="float">
            <text:p>-0.015268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8949" calcext:value-type="float">
            <text:p>-0.148949</text:p>
          </table:table-cell>
          <table:table-cell office:value-type="float" office:value="-0.231163" calcext:value-type="float">
            <text:p>-0.231163</text:p>
          </table:table-cell>
          <table:table-cell office:value-type="float" office:value="0.0252408" calcext:value-type="float">
            <text:p>0.0252408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0.000353992" calcext:value-type="float">
            <text:p>0.000353992</text:p>
          </table:table-cell>
          <table:table-cell office:value-type="float" office:value="-0.0135228" calcext:value-type="float">
            <text:p>-0.013522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694" calcext:value-type="float">
            <text:p>-0.14694</text:p>
          </table:table-cell>
          <table:table-cell office:value-type="float" office:value="-0.233085" calcext:value-type="float">
            <text:p>-0.233085</text:p>
          </table:table-cell>
          <table:table-cell office:value-type="float" office:value="0.0254288" calcext:value-type="float">
            <text:p>0.0254288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0.0000267327" calcext:value-type="float">
            <text:p>2.67327E-05</text:p>
          </table:table-cell>
          <table:table-cell office:value-type="float" office:value="-0.0128921" calcext:value-type="float">
            <text:p>-0.012892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4903" calcext:value-type="float">
            <text:p>-0.144903</text:p>
          </table:table-cell>
          <table:table-cell office:value-type="float" office:value="-0.234314" calcext:value-type="float">
            <text:p>-0.234314</text:p>
          </table:table-cell>
          <table:table-cell office:value-type="float" office:value="0.0254559" calcext:value-type="float">
            <text:p>0.0254559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-0.00117178" calcext:value-type="float">
            <text:p>-0.00117178</text:p>
          </table:table-cell>
          <table:table-cell office:value-type="float" office:value="-0.0132383" calcext:value-type="float">
            <text:p>-0.013238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4101" calcext:value-type="float">
            <text:p>-0.144101</text:p>
          </table:table-cell>
          <table:table-cell office:value-type="float" office:value="-0.234166" calcext:value-type="float">
            <text:p>-0.234166</text:p>
          </table:table-cell>
          <table:table-cell office:value-type="float" office:value="0.0251711" calcext:value-type="float">
            <text:p>0.0251711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407438" calcext:value-type="float">
            <text:p>-0.00407438</text:p>
          </table:table-cell>
          <table:table-cell office:value-type="float" office:value="-0.01632" calcext:value-type="float">
            <text:p>-0.0163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2682" calcext:value-type="float">
            <text:p>-0.142682</text:p>
          </table:table-cell>
          <table:table-cell office:value-type="float" office:value="-0.234465" calcext:value-type="float">
            <text:p>-0.234465</text:p>
          </table:table-cell>
          <table:table-cell office:value-type="float" office:value="0.0247526" calcext:value-type="float">
            <text:p>0.0247526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314719" calcext:value-type="float">
            <text:p>-0.00314719</text:p>
          </table:table-cell>
          <table:table-cell office:value-type="float" office:value="-0.0155847" calcext:value-type="float">
            <text:p>-0.015584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0648" calcext:value-type="float">
            <text:p>-0.140648</text:p>
          </table:table-cell>
          <table:table-cell office:value-type="float" office:value="-0.23415" calcext:value-type="float">
            <text:p>-0.23415</text:p>
          </table:table-cell>
          <table:table-cell office:value-type="float" office:value="0.0244662" calcext:value-type="float">
            <text:p>0.0244662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405996" calcext:value-type="float">
            <text:p>-0.00405996</text:p>
          </table:table-cell>
          <table:table-cell office:value-type="float" office:value="-0.0159424" calcext:value-type="float">
            <text:p>-0.015942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39365" calcext:value-type="float">
            <text:p>-0.139365</text:p>
          </table:table-cell>
          <table:table-cell office:value-type="float" office:value="-0.233859" calcext:value-type="float">
            <text:p>-0.233859</text:p>
          </table:table-cell>
          <table:table-cell office:value-type="float" office:value="0.0240241" calcext:value-type="float">
            <text:p>0.0240241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401305" calcext:value-type="float">
            <text:p>-0.00401305</text:p>
          </table:table-cell>
          <table:table-cell office:value-type="float" office:value="-0.0181191" calcext:value-type="float">
            <text:p>-0.018119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8679" calcext:value-type="float">
            <text:p>-0.138679</text:p>
          </table:table-cell>
          <table:table-cell office:value-type="float" office:value="-0.233603" calcext:value-type="float">
            <text:p>-0.233603</text:p>
          </table:table-cell>
          <table:table-cell office:value-type="float" office:value="0.0236117" calcext:value-type="float">
            <text:p>0.0236117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398066" calcext:value-type="float">
            <text:p>-0.00398066</text:p>
          </table:table-cell>
          <table:table-cell office:value-type="float" office:value="-0.0192091" calcext:value-type="float">
            <text:p>-0.019209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3787" calcext:value-type="float">
            <text:p>-0.13787</text:p>
          </table:table-cell>
          <table:table-cell office:value-type="float" office:value="-0.233191" calcext:value-type="float">
            <text:p>-0.233191</text:p>
          </table:table-cell>
          <table:table-cell office:value-type="float" office:value="0.0233298" calcext:value-type="float">
            <text:p>0.0233298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39063" calcext:value-type="float">
            <text:p>-0.0039063</text:p>
          </table:table-cell>
          <table:table-cell office:value-type="float" office:value="-0.0183716" calcext:value-type="float">
            <text:p>-0.01837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9791" calcext:value-type="float">
            <text:p>-0.139791</text:p>
          </table:table-cell>
          <table:table-cell office:value-type="float" office:value="-0.232395" calcext:value-type="float">
            <text:p>-0.232395</text:p>
          </table:table-cell>
          <table:table-cell office:value-type="float" office:value="0.0233715" calcext:value-type="float">
            <text:p>0.0233715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3744" calcext:value-type="float">
            <text:p>-0.003744</text:p>
          </table:table-cell>
          <table:table-cell office:value-type="float" office:value="-0.0219716" calcext:value-type="float">
            <text:p>-0.02197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1717" calcext:value-type="float">
            <text:p>-0.141717</text:p>
          </table:table-cell>
          <table:table-cell office:value-type="float" office:value="-0.231507" calcext:value-type="float">
            <text:p>-0.231507</text:p>
          </table:table-cell>
          <table:table-cell office:value-type="float" office:value="0.0235621" calcext:value-type="float">
            <text:p>0.0235621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35952" calcext:value-type="float">
            <text:p>-0.0035952</text:p>
          </table:table-cell>
          <table:table-cell office:value-type="float" office:value="-0.0216378" calcext:value-type="float">
            <text:p>-0.021637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426" calcext:value-type="float">
            <text:p>-0.14426</text:p>
          </table:table-cell>
          <table:table-cell office:value-type="float" office:value="-0.229402" calcext:value-type="float">
            <text:p>-0.229402</text:p>
          </table:table-cell>
          <table:table-cell office:value-type="float" office:value="0.0237639" calcext:value-type="float">
            <text:p>0.0237639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51874" calcext:value-type="float">
            <text:p>-0.0051874</text:p>
          </table:table-cell>
          <table:table-cell office:value-type="float" office:value="-0.0212034" calcext:value-type="float">
            <text:p>-0.021203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7057" calcext:value-type="float">
            <text:p>-0.147057</text:p>
          </table:table-cell>
          <table:table-cell office:value-type="float" office:value="-0.228015" calcext:value-type="float">
            <text:p>-0.228015</text:p>
          </table:table-cell>
          <table:table-cell office:value-type="float" office:value="0.024102" calcext:value-type="float">
            <text:p>0.024102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396205" calcext:value-type="float">
            <text:p>-0.00396205</text:p>
          </table:table-cell>
          <table:table-cell office:value-type="float" office:value="-0.0207267" calcext:value-type="float">
            <text:p>-0.020726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1503" calcext:value-type="float">
            <text:p>-0.151503</text:p>
          </table:table-cell>
          <table:table-cell office:value-type="float" office:value="-0.226808" calcext:value-type="float">
            <text:p>-0.226808</text:p>
          </table:table-cell>
          <table:table-cell office:value-type="float" office:value="0.0243074" calcext:value-type="float">
            <text:p>0.0243074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375338" calcext:value-type="float">
            <text:p>-0.00375338</text:p>
          </table:table-cell>
          <table:table-cell office:value-type="float" office:value="-0.0228994" calcext:value-type="float">
            <text:p>-0.022899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5791" calcext:value-type="float">
            <text:p>-0.155791</text:p>
          </table:table-cell>
          <table:table-cell office:value-type="float" office:value="-0.226497" calcext:value-type="float">
            <text:p>-0.226497</text:p>
          </table:table-cell>
          <table:table-cell office:value-type="float" office:value="0.0243493" calcext:value-type="float">
            <text:p>0.0243493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271332" calcext:value-type="float">
            <text:p>-0.00271332</text:p>
          </table:table-cell>
          <table:table-cell office:value-type="float" office:value="-0.0221667" calcext:value-type="float">
            <text:p>-0.022166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95" calcext:value-type="float">
            <text:p>-0.1595</text:p>
          </table:table-cell>
          <table:table-cell office:value-type="float" office:value="-0.226932" calcext:value-type="float">
            <text:p>-0.226932</text:p>
          </table:table-cell>
          <table:table-cell office:value-type="float" office:value="0.0245374" calcext:value-type="float">
            <text:p>0.0245374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18179" calcext:value-type="float">
            <text:p>-0.0018179</text:p>
          </table:table-cell>
          <table:table-cell office:value-type="float" office:value="-0.0195648" calcext:value-type="float">
            <text:p>-0.019564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3651" calcext:value-type="float">
            <text:p>-0.163651</text:p>
          </table:table-cell>
          <table:table-cell office:value-type="float" office:value="-0.227181" calcext:value-type="float">
            <text:p>-0.227181</text:p>
          </table:table-cell>
          <table:table-cell office:value-type="float" office:value="0.0245758" calcext:value-type="float">
            <text:p>0.0245758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187218" calcext:value-type="float">
            <text:p>-0.00187218</text:p>
          </table:table-cell>
          <table:table-cell office:value-type="float" office:value="-0.0198216" calcext:value-type="float">
            <text:p>-0.019821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7024" calcext:value-type="float">
            <text:p>-0.167024</text:p>
          </table:table-cell>
          <table:table-cell office:value-type="float" office:value="-0.227267" calcext:value-type="float">
            <text:p>-0.227267</text:p>
          </table:table-cell>
          <table:table-cell office:value-type="float" office:value="0.0249297" calcext:value-type="float">
            <text:p>0.0249297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188449" calcext:value-type="float">
            <text:p>-0.00188449</text:p>
          </table:table-cell>
          <table:table-cell office:value-type="float" office:value="-0.0163067" calcext:value-type="float">
            <text:p>-0.016306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1228" calcext:value-type="float">
            <text:p>-0.171228</text:p>
          </table:table-cell>
          <table:table-cell office:value-type="float" office:value="-0.227964" calcext:value-type="float">
            <text:p>-0.227964</text:p>
          </table:table-cell>
          <table:table-cell office:value-type="float" office:value="0.0256049" calcext:value-type="float">
            <text:p>0.0256049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101719" calcext:value-type="float">
            <text:p>-0.00101719</text:p>
          </table:table-cell>
          <table:table-cell office:value-type="float" office:value="-0.016568" calcext:value-type="float">
            <text:p>-0.01656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6011" calcext:value-type="float">
            <text:p>-0.176011</text:p>
          </table:table-cell>
          <table:table-cell office:value-type="float" office:value="-0.227412" calcext:value-type="float">
            <text:p>-0.227412</text:p>
          </table:table-cell>
          <table:table-cell office:value-type="float" office:value="0.0263892" calcext:value-type="float">
            <text:p>0.0263892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287595" calcext:value-type="float">
            <text:p>-0.00287595</text:p>
          </table:table-cell>
          <table:table-cell office:value-type="float" office:value="-0.0177075" calcext:value-type="float">
            <text:p>-0.017707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1312" calcext:value-type="float">
            <text:p>-0.181312</text:p>
          </table:table-cell>
          <table:table-cell office:value-type="float" office:value="-0.226902" calcext:value-type="float">
            <text:p>-0.226902</text:p>
          </table:table-cell>
          <table:table-cell office:value-type="float" office:value="0.0271739" calcext:value-type="float">
            <text:p>0.0271739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278793" calcext:value-type="float">
            <text:p>-0.00278793</text:p>
          </table:table-cell>
          <table:table-cell office:value-type="float" office:value="-0.017775" calcext:value-type="float">
            <text:p>-0.01777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6667" calcext:value-type="float">
            <text:p>-0.186667</text:p>
          </table:table-cell>
          <table:table-cell office:value-type="float" office:value="-0.225728" calcext:value-type="float">
            <text:p>-0.225728</text:p>
          </table:table-cell>
          <table:table-cell office:value-type="float" office:value="0.0279574" calcext:value-type="float">
            <text:p>0.0279574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454053" calcext:value-type="float">
            <text:p>-0.00454053</text:p>
          </table:table-cell>
          <table:table-cell office:value-type="float" office:value="-0.016858" calcext:value-type="float">
            <text:p>-0.01685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2559" calcext:value-type="float">
            <text:p>-0.192559</text:p>
          </table:table-cell>
          <table:table-cell office:value-type="float" office:value="-0.22502" calcext:value-type="float">
            <text:p>-0.22502</text:p>
          </table:table-cell>
          <table:table-cell office:value-type="float" office:value="0.0286331" calcext:value-type="float">
            <text:p>0.0286331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345106" calcext:value-type="float">
            <text:p>-0.00345106</text:p>
          </table:table-cell>
          <table:table-cell office:value-type="float" office:value="-0.0168135" calcext:value-type="float">
            <text:p>-0.016813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8141" calcext:value-type="float">
            <text:p>-0.198141</text:p>
          </table:table-cell>
          <table:table-cell office:value-type="float" office:value="-0.224395" calcext:value-type="float">
            <text:p>-0.224395</text:p>
          </table:table-cell>
          <table:table-cell office:value-type="float" office:value="0.0291486" calcext:value-type="float">
            <text:p>0.0291486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431926" calcext:value-type="float">
            <text:p>-0.00431926</text:p>
          </table:table-cell>
          <table:table-cell office:value-type="float" office:value="-0.0158571" calcext:value-type="float">
            <text:p>-0.015857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2519" calcext:value-type="float">
            <text:p>-0.202519</text:p>
          </table:table-cell>
          <table:table-cell office:value-type="float" office:value="-0.224428" calcext:value-type="float">
            <text:p>-0.224428</text:p>
          </table:table-cell>
          <table:table-cell office:value-type="float" office:value="0.0293292" calcext:value-type="float">
            <text:p>0.0293292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336202" calcext:value-type="float">
            <text:p>-0.00336202</text:p>
          </table:table-cell>
          <table:table-cell office:value-type="float" office:value="-0.0141106" calcext:value-type="float">
            <text:p>-0.01411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6843" calcext:value-type="float">
            <text:p>-0.206843</text:p>
          </table:table-cell>
          <table:table-cell office:value-type="float" office:value="-0.224608" calcext:value-type="float">
            <text:p>-0.224608</text:p>
          </table:table-cell>
          <table:table-cell office:value-type="float" office:value="0.0293608" calcext:value-type="float">
            <text:p>0.0293608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339666" calcext:value-type="float">
            <text:p>-0.00339666</text:p>
          </table:table-cell>
          <table:table-cell office:value-type="float" office:value="-0.0143423" calcext:value-type="float">
            <text:p>-0.014342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0542" calcext:value-type="float">
            <text:p>-0.210542</text:p>
          </table:table-cell>
          <table:table-cell office:value-type="float" office:value="-0.224498" calcext:value-type="float">
            <text:p>-0.224498</text:p>
          </table:table-cell>
          <table:table-cell office:value-type="float" office:value="0.0292418" calcext:value-type="float">
            <text:p>0.0292418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435722" calcext:value-type="float">
            <text:p>-0.00435722</text:p>
          </table:table-cell>
          <table:table-cell office:value-type="float" office:value="-0.0137062" calcext:value-type="float">
            <text:p>-0.013706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4484" calcext:value-type="float">
            <text:p>-0.214484</text:p>
          </table:table-cell>
          <table:table-cell office:value-type="float" office:value="-0.225914" calcext:value-type="float">
            <text:p>-0.225914</text:p>
          </table:table-cell>
          <table:table-cell office:value-type="float" office:value="0.0289562" calcext:value-type="float">
            <text:p>0.0289562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16673" calcext:value-type="float">
            <text:p>-0.0016673</text:p>
          </table:table-cell>
          <table:table-cell office:value-type="float" office:value="-0.0140019" calcext:value-type="float">
            <text:p>-0.014001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8836" calcext:value-type="float">
            <text:p>-0.218836</text:p>
          </table:table-cell>
          <table:table-cell office:value-type="float" office:value="-0.227646" calcext:value-type="float">
            <text:p>-0.227646</text:p>
          </table:table-cell>
          <table:table-cell office:value-type="float" office:value="0.0288333" calcext:value-type="float">
            <text:p>0.0288333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000614673" calcext:value-type="float">
            <text:p>-6.14673E-06</text:p>
          </table:table-cell>
          <table:table-cell office:value-type="float" office:value="-0.0161894" calcext:value-type="float">
            <text:p>-0.016189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2117" calcext:value-type="float">
            <text:p>-0.222117</text:p>
          </table:table-cell>
          <table:table-cell office:value-type="float" office:value="-0.22899" calcext:value-type="float">
            <text:p>-0.22899</text:p>
          </table:table-cell>
          <table:table-cell office:value-type="float" office:value="0.0288682" calcext:value-type="float">
            <text:p>0.0288682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0237159" calcext:value-type="float">
            <text:p>-0.000237159</text:p>
          </table:table-cell>
          <table:table-cell office:value-type="float" office:value="-0.016604" calcext:value-type="float">
            <text:p>-0.01660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3487" calcext:value-type="float">
            <text:p>-0.223487</text:p>
          </table:table-cell>
          <table:table-cell office:value-type="float" office:value="-0.231362" calcext:value-type="float">
            <text:p>-0.231362</text:p>
          </table:table-cell>
          <table:table-cell office:value-type="float" office:value="0.0288998" calcext:value-type="float">
            <text:p>0.0288998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0.00229472" calcext:value-type="float">
            <text:p>0.00229472</text:p>
          </table:table-cell>
          <table:table-cell office:value-type="float" office:value="-0.0144125" calcext:value-type="float">
            <text:p>-0.014412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3194" calcext:value-type="float">
            <text:p>-0.223194</text:p>
          </table:table-cell>
          <table:table-cell office:value-type="float" office:value="-0.23326" calcext:value-type="float">
            <text:p>-0.23326</text:p>
          </table:table-cell>
          <table:table-cell office:value-type="float" office:value="0.0290769" calcext:value-type="float">
            <text:p>0.0290769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0.00197171" calcext:value-type="float">
            <text:p>0.00197171</text:p>
          </table:table-cell>
          <table:table-cell office:value-type="float" office:value="-0.0134877" calcext:value-type="float">
            <text:p>-0.013487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2724" calcext:value-type="float">
            <text:p>-0.222724</text:p>
          </table:table-cell>
          <table:table-cell office:value-type="float" office:value="-0.234861" calcext:value-type="float">
            <text:p>-0.234861</text:p>
          </table:table-cell>
          <table:table-cell office:value-type="float" office:value="0.0295572" calcext:value-type="float">
            <text:p>0.0295572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0.00168938" calcext:value-type="float">
            <text:p>0.00168938</text:p>
          </table:table-cell>
          <table:table-cell office:value-type="float" office:value="-0.0155194" calcext:value-type="float">
            <text:p>-0.015519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0536" calcext:value-type="float">
            <text:p>-0.220536</text:p>
          </table:table-cell>
          <table:table-cell office:value-type="float" office:value="-0.234888" calcext:value-type="float">
            <text:p>-0.234888</text:p>
          </table:table-cell>
          <table:table-cell office:value-type="float" office:value="0.030182" calcext:value-type="float">
            <text:p>0.030182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0274096" calcext:value-type="float">
            <text:p>-0.000274096</text:p>
          </table:table-cell>
          <table:table-cell office:value-type="float" office:value="-0.0139388" calcext:value-type="float">
            <text:p>-0.013938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7183" calcext:value-type="float">
            <text:p>-0.217183</text:p>
          </table:table-cell>
          <table:table-cell office:value-type="float" office:value="-0.232904" calcext:value-type="float">
            <text:p>-0.232904</text:p>
          </table:table-cell>
          <table:table-cell office:value-type="float" office:value="0.0308047" calcext:value-type="float">
            <text:p>0.0308047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385325" calcext:value-type="float">
            <text:p>-0.00385325</text:p>
          </table:table-cell>
          <table:table-cell office:value-type="float" office:value="-0.0135349" calcext:value-type="float">
            <text:p>-0.013534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3422" calcext:value-type="float">
            <text:p>-0.213422</text:p>
          </table:table-cell>
          <table:table-cell office:value-type="float" office:value="-0.230654" calcext:value-type="float">
            <text:p>-0.230654</text:p>
          </table:table-cell>
          <table:table-cell office:value-type="float" office:value="0.0314685" calcext:value-type="float">
            <text:p>0.0314685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44411" calcext:value-type="float">
            <text:p>-0.0044411</text:p>
          </table:table-cell>
          <table:table-cell office:value-type="float" office:value="-0.0132071" calcext:value-type="float">
            <text:p>-0.013207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9906" calcext:value-type="float">
            <text:p>-0.209906</text:p>
          </table:table-cell>
          <table:table-cell office:value-type="float" office:value="-0.228716" calcext:value-type="float">
            <text:p>-0.228716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409993" calcext:value-type="float">
            <text:p>-0.00409993</text:p>
          </table:table-cell>
          <table:table-cell office:value-type="float" office:value="-0.0128402" calcext:value-type="float">
            <text:p>-0.012840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6293" calcext:value-type="float">
            <text:p>-0.206293</text:p>
          </table:table-cell>
          <table:table-cell office:value-type="float" office:value="-0.226506" calcext:value-type="float">
            <text:p>-0.226506</text:p>
          </table:table-cell>
          <table:table-cell office:value-type="float" office:value="0.0322826" calcext:value-type="float">
            <text:p>0.0322826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471035" calcext:value-type="float">
            <text:p>-0.00471035</text:p>
          </table:table-cell>
          <table:table-cell office:value-type="float" office:value="-0.0124725" calcext:value-type="float">
            <text:p>-0.012472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2089" calcext:value-type="float">
            <text:p>-0.202089</text:p>
          </table:table-cell>
          <table:table-cell office:value-type="float" office:value="-0.22616" calcext:value-type="float">
            <text:p>-0.22616</text:p>
          </table:table-cell>
          <table:table-cell office:value-type="float" office:value="0.0326219" calcext:value-type="float">
            <text:p>0.0326219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170695" calcext:value-type="float">
            <text:p>-0.00170695</text:p>
          </table:table-cell>
          <table:table-cell office:value-type="float" office:value="-0.010264" calcext:value-type="float">
            <text:p>-0.01026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0618" calcext:value-type="float">
            <text:p>-0.200618</text:p>
          </table:table-cell>
          <table:table-cell office:value-type="float" office:value="-0.226163" calcext:value-type="float">
            <text:p>-0.226163</text:p>
          </table:table-cell>
          <table:table-cell office:value-type="float" office:value="0.0326489" calcext:value-type="float">
            <text:p>0.0326489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170518" calcext:value-type="float">
            <text:p>-0.00170518</text:p>
          </table:table-cell>
          <table:table-cell office:value-type="float" office:value="-0.0144336" calcext:value-type="float">
            <text:p>-0.014433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0683" calcext:value-type="float">
            <text:p>-0.200683</text:p>
          </table:table-cell>
          <table:table-cell office:value-type="float" office:value="-0.22689" calcext:value-type="float">
            <text:p>-0.22689</text:p>
          </table:table-cell>
          <table:table-cell office:value-type="float" office:value="0.0325324" calcext:value-type="float">
            <text:p>0.0325324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0857309" calcext:value-type="float">
            <text:p>-0.000857309</text:p>
          </table:table-cell>
          <table:table-cell office:value-type="float" office:value="-0.0173525" calcext:value-type="float">
            <text:p>-0.017352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2881" calcext:value-type="float">
            <text:p>-0.202881</text:p>
          </table:table-cell>
          <table:table-cell office:value-type="float" office:value="-0.227015" calcext:value-type="float">
            <text:p>-0.227015</text:p>
          </table:table-cell>
          <table:table-cell office:value-type="float" office:value="0.0322566" calcext:value-type="float">
            <text:p>0.0322566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284287" calcext:value-type="float">
            <text:p>-0.00284287</text:p>
          </table:table-cell>
          <table:table-cell office:value-type="float" office:value="-0.0208848" calcext:value-type="float">
            <text:p>-0.020884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6649" calcext:value-type="float">
            <text:p>-0.206649</text:p>
          </table:table-cell>
          <table:table-cell office:value-type="float" office:value="-0.22782" calcext:value-type="float">
            <text:p>-0.22782</text:p>
          </table:table-cell>
          <table:table-cell office:value-type="float" office:value="0.032002" calcext:value-type="float">
            <text:p>0.032002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58748" calcext:value-type="float">
            <text:p>0.058748</text:p>
          </table:table-cell>
          <table:table-cell office:value-type="float" office:value="-0.00103381" calcext:value-type="float">
            <text:p>-0.00103381</text:p>
          </table:table-cell>
          <table:table-cell office:value-type="float" office:value="-0.0231619" calcext:value-type="float">
            <text:p>-0.023161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9598" calcext:value-type="float">
            <text:p>-0.209598</text:p>
          </table:table-cell>
          <table:table-cell office:value-type="float" office:value="-0.227857" calcext:value-type="float">
            <text:p>-0.227857</text:p>
          </table:table-cell>
          <table:table-cell office:value-type="float" office:value="0.0317419" calcext:value-type="float">
            <text:p>0.0317419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301217" calcext:value-type="float">
            <text:p>-0.00301217</text:p>
          </table:table-cell>
          <table:table-cell office:value-type="float" office:value="-0.019707" calcext:value-type="float">
            <text:p>-0.01970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4262" calcext:value-type="float">
            <text:p>-0.214262</text:p>
          </table:table-cell>
          <table:table-cell office:value-type="float" office:value="-0.227748" calcext:value-type="float">
            <text:p>-0.22774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-0.0029778" calcext:value-type="float">
            <text:p>-0.0029778</text:p>
          </table:table-cell>
          <table:table-cell office:value-type="float" office:value="-0.0198973" calcext:value-type="float">
            <text:p>-0.019897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9345" calcext:value-type="float">
            <text:p>-0.219345</text:p>
          </table:table-cell>
          <table:table-cell office:value-type="float" office:value="-0.227794" calcext:value-type="float">
            <text:p>-0.227794</text:p>
          </table:table-cell>
          <table:table-cell office:value-type="float" office:value="0.0313699" calcext:value-type="float">
            <text:p>0.0313699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299445" calcext:value-type="float">
            <text:p>-0.00299445</text:p>
          </table:table-cell>
          <table:table-cell office:value-type="float" office:value="-0.0180354" calcext:value-type="float">
            <text:p>-0.018035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3238" calcext:value-type="float">
            <text:p>-0.223238</text:p>
          </table:table-cell>
          <table:table-cell office:value-type="float" office:value="-0.229071" calcext:value-type="float">
            <text:p>-0.229071</text:p>
          </table:table-cell>
          <table:table-cell office:value-type="float" office:value="0.0313991" calcext:value-type="float">
            <text:p>0.0313991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125185" calcext:value-type="float">
            <text:p>-0.00125185</text:p>
          </table:table-cell>
          <table:table-cell office:value-type="float" office:value="-0.011497" calcext:value-type="float">
            <text:p>-0.01149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8954" calcext:value-type="float">
            <text:p>-0.228954</text:p>
          </table:table-cell>
          <table:table-cell office:value-type="float" office:value="-0.230754" calcext:value-type="float">
            <text:p>-0.230754</text:p>
          </table:table-cell>
          <table:table-cell office:value-type="float" office:value="0.0314297" calcext:value-type="float">
            <text:p>0.0314297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0550218" calcext:value-type="float">
            <text:p>-0.000550218</text:p>
          </table:table-cell>
          <table:table-cell office:value-type="float" office:value="-0.0124823" calcext:value-type="float">
            <text:p>-0.012482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35721" calcext:value-type="float">
            <text:p>-0.235721</text:p>
          </table:table-cell>
          <table:table-cell office:value-type="float" office:value="-0.233316" calcext:value-type="float">
            <text:p>-0.233316</text:p>
          </table:table-cell>
          <table:table-cell office:value-type="float" office:value="0.0314612" calcext:value-type="float">
            <text:p>0.0314612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0.0009709" calcext:value-type="float">
            <text:p>0.0009709</text:p>
          </table:table-cell>
          <table:table-cell office:value-type="float" office:value="-0.0122997" calcext:value-type="float">
            <text:p>-0.012299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43241" calcext:value-type="float">
            <text:p>-0.243241</text:p>
          </table:table-cell>
          <table:table-cell office:value-type="float" office:value="-0.236005" calcext:value-type="float">
            <text:p>-0.236005</text:p>
          </table:table-cell>
          <table:table-cell office:value-type="float" office:value="0.0315013" calcext:value-type="float">
            <text:p>0.0315013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577689" calcext:value-type="float">
            <text:p>0.0577689</text:p>
          </table:table-cell>
          <table:table-cell office:value-type="float" office:value="0.000554286" calcext:value-type="float">
            <text:p>0.000554286</text:p>
          </table:table-cell>
          <table:table-cell office:value-type="float" office:value="-0.015947" calcext:value-type="float">
            <text:p>-0.01594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49368" calcext:value-type="float">
            <text:p>-0.249368</text:p>
          </table:table-cell>
          <table:table-cell office:value-type="float" office:value="-0.237885" calcext:value-type="float">
            <text:p>-0.237885</text:p>
          </table:table-cell>
          <table:table-cell office:value-type="float" office:value="0.0318423" calcext:value-type="float">
            <text:p>0.0318423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607063" calcext:value-type="float">
            <text:p>0.0607063</text:p>
          </table:table-cell>
          <table:table-cell office:value-type="float" office:value="0.000215996" calcext:value-type="float">
            <text:p>0.000215996</text:p>
          </table:table-cell>
          <table:table-cell office:value-type="float" office:value="-0.0178139" calcext:value-type="float">
            <text:p>-0.017813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53289" calcext:value-type="float">
            <text:p>-0.253289</text:p>
          </table:table-cell>
          <table:table-cell office:value-type="float" office:value="-0.238644" calcext:value-type="float">
            <text:p>-0.238644</text:p>
          </table:table-cell>
          <table:table-cell office:value-type="float" office:value="0.0323654" calcext:value-type="float">
            <text:p>0.0323654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626646" calcext:value-type="float">
            <text:p>0.0626646</text:p>
          </table:table-cell>
          <table:table-cell office:value-type="float" office:value="-0.000888895" calcext:value-type="float">
            <text:p>-0.000888895</text:p>
          </table:table-cell>
          <table:table-cell office:value-type="float" office:value="-0.0191028" calcext:value-type="float">
            <text:p>-0.019102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53068" calcext:value-type="float">
            <text:p>-0.253068</text:p>
          </table:table-cell>
          <table:table-cell office:value-type="float" office:value="-0.23842" calcext:value-type="float">
            <text:p>-0.23842</text:p>
          </table:table-cell>
          <table:table-cell office:value-type="float" office:value="0.0330027" calcext:value-type="float">
            <text:p>0.0330027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626646" calcext:value-type="float">
            <text:p>0.0626646</text:p>
          </table:table-cell>
          <table:table-cell office:value-type="float" office:value="-0.00183335" calcext:value-type="float">
            <text:p>-0.00183335</text:p>
          </table:table-cell>
          <table:table-cell office:value-type="float" office:value="-0.0191369" calcext:value-type="float">
            <text:p>-0.019136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49353" calcext:value-type="float">
            <text:p>-0.249353</text:p>
          </table:table-cell>
          <table:table-cell office:value-type="float" office:value="-0.237717" calcext:value-type="float">
            <text:p>-0.237717</text:p>
          </table:table-cell>
          <table:table-cell office:value-type="float" office:value="0.0338386" calcext:value-type="float">
            <text:p>0.0338386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616854" calcext:value-type="float">
            <text:p>0.0616854</text:p>
          </table:table-cell>
          <table:table-cell office:value-type="float" office:value="-0.00171632" calcext:value-type="float">
            <text:p>-0.00171632</text:p>
          </table:table-cell>
          <table:table-cell office:value-type="float" office:value="-0.0187925" calcext:value-type="float">
            <text:p>-0.018792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40634" calcext:value-type="float">
            <text:p>-0.240634</text:p>
          </table:table-cell>
          <table:table-cell office:value-type="float" office:value="-0.236534" calcext:value-type="float">
            <text:p>-0.236534</text:p>
          </table:table-cell>
          <table:table-cell office:value-type="float" office:value="0.0346085" calcext:value-type="float">
            <text:p>0.0346085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249529" calcext:value-type="float">
            <text:p>-0.00249529</text:p>
          </table:table-cell>
          <table:table-cell office:value-type="float" office:value="-0.01246" calcext:value-type="float">
            <text:p>-0.0124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30091" calcext:value-type="float">
            <text:p>-0.230091</text:p>
          </table:table-cell>
          <table:table-cell office:value-type="float" office:value="-0.235361" calcext:value-type="float">
            <text:p>-0.235361</text:p>
          </table:table-cell>
          <table:table-cell office:value-type="float" office:value="0.0352612" calcext:value-type="float">
            <text:p>0.0352612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230798" calcext:value-type="float">
            <text:p>-0.00230798</text:p>
          </table:table-cell>
          <table:table-cell office:value-type="float" office:value="-0.00838688" calcext:value-type="float">
            <text:p>-0.0083868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0683" calcext:value-type="float">
            <text:p>-0.220683</text:p>
          </table:table-cell>
          <table:table-cell office:value-type="float" office:value="-0.234948" calcext:value-type="float">
            <text:p>-0.234948</text:p>
          </table:table-cell>
          <table:table-cell office:value-type="float" office:value="0.0357181" calcext:value-type="float">
            <text:p>0.0357181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224735" calcext:value-type="float">
            <text:p>-0.00224735</text:p>
          </table:table-cell>
          <table:table-cell office:value-type="float" office:value="-0.00412336" calcext:value-type="float">
            <text:p>-0.0041233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4106" calcext:value-type="float">
            <text:p>-0.214106</text:p>
          </table:table-cell>
          <table:table-cell office:value-type="float" office:value="-0.234164" calcext:value-type="float">
            <text:p>-0.234164</text:p>
          </table:table-cell>
          <table:table-cell office:value-type="float" office:value="0.0361778" calcext:value-type="float">
            <text:p>0.0361778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406648" calcext:value-type="float">
            <text:p>-0.00406648</text:p>
          </table:table-cell>
          <table:table-cell office:value-type="float" office:value="-0.00428101" calcext:value-type="float">
            <text:p>-0.0042810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9376" calcext:value-type="float">
            <text:p>-0.209376</text:p>
          </table:table-cell>
          <table:table-cell office:value-type="float" office:value="-0.233413" calcext:value-type="float">
            <text:p>-0.233413</text:p>
          </table:table-cell>
          <table:table-cell office:value-type="float" office:value="0.0368319" calcext:value-type="float">
            <text:p>0.0368319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491977" calcext:value-type="float">
            <text:p>-0.00491977</text:p>
          </table:table-cell>
          <table:table-cell office:value-type="float" office:value="-0.00509211" calcext:value-type="float">
            <text:p>-0.0050921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7195" calcext:value-type="float">
            <text:p>-0.207195</text:p>
          </table:table-cell>
          <table:table-cell office:value-type="float" office:value="-0.232111" calcext:value-type="float">
            <text:p>-0.232111</text:p>
          </table:table-cell>
          <table:table-cell office:value-type="float" office:value="0.0374924" calcext:value-type="float">
            <text:p>0.0374924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566082" calcext:value-type="float">
            <text:p>-0.00566082</text:p>
          </table:table-cell>
          <table:table-cell office:value-type="float" office:value="-0.00841597" calcext:value-type="float">
            <text:p>-0.0084159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6375" calcext:value-type="float">
            <text:p>-0.206375</text:p>
          </table:table-cell>
          <table:table-cell office:value-type="float" office:value="-0.229526" calcext:value-type="float">
            <text:p>-0.229526</text:p>
          </table:table-cell>
          <table:table-cell office:value-type="float" office:value="0.0383192" calcext:value-type="float">
            <text:p>0.0383192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716364" calcext:value-type="float">
            <text:p>-0.00716364</text:p>
          </table:table-cell>
          <table:table-cell office:value-type="float" office:value="-0.0124817" calcext:value-type="float">
            <text:p>-0.012481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4894" calcext:value-type="float">
            <text:p>-0.204894</text:p>
          </table:table-cell>
          <table:table-cell office:value-type="float" office:value="-0.22785" calcext:value-type="float">
            <text:p>-0.22785</text:p>
          </table:table-cell>
          <table:table-cell office:value-type="float" office:value="0.0389448" calcext:value-type="float">
            <text:p>0.0389448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491619" calcext:value-type="float">
            <text:p>-0.00491619</text:p>
          </table:table-cell>
          <table:table-cell office:value-type="float" office:value="-0.0137142" calcext:value-type="float">
            <text:p>-0.013714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4335" calcext:value-type="float">
            <text:p>-0.204335</text:p>
          </table:table-cell>
          <table:table-cell office:value-type="float" office:value="-0.226154" calcext:value-type="float">
            <text:p>-0.226154</text:p>
          </table:table-cell>
          <table:table-cell office:value-type="float" office:value="0.039427" calcext:value-type="float">
            <text:p>0.039427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461382" calcext:value-type="float">
            <text:p>-0.00461382</text:p>
          </table:table-cell>
          <table:table-cell office:value-type="float" office:value="-0.0177337" calcext:value-type="float">
            <text:p>-0.017733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4656" calcext:value-type="float">
            <text:p>-0.204656</text:p>
          </table:table-cell>
          <table:table-cell office:value-type="float" office:value="-0.224608" calcext:value-type="float">
            <text:p>-0.224608</text:p>
          </table:table-cell>
          <table:table-cell office:value-type="float" office:value="0.0397855" calcext:value-type="float">
            <text:p>0.0397855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338596" calcext:value-type="float">
            <text:p>-0.00338596</text:p>
          </table:table-cell>
          <table:table-cell office:value-type="float" office:value="-0.0205974" calcext:value-type="float">
            <text:p>-0.02059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6669" calcext:value-type="float">
            <text:p>-0.206669</text:p>
          </table:table-cell>
          <table:table-cell office:value-type="float" office:value="-0.223691" calcext:value-type="float">
            <text:p>-0.223691</text:p>
          </table:table-cell>
          <table:table-cell office:value-type="float" office:value="0.0399745" calcext:value-type="float">
            <text:p>0.0399745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77689" calcext:value-type="float">
            <text:p>0.0577689</text:p>
          </table:table-cell>
          <table:table-cell office:value-type="float" office:value="-0.00227464" calcext:value-type="float">
            <text:p>-0.00227464</text:p>
          </table:table-cell>
          <table:table-cell office:value-type="float" office:value="-0.0221839" calcext:value-type="float">
            <text:p>-0.022183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9725" calcext:value-type="float">
            <text:p>-0.209725</text:p>
          </table:table-cell>
          <table:table-cell office:value-type="float" office:value="-0.224143" calcext:value-type="float">
            <text:p>-0.224143</text:p>
          </table:table-cell>
          <table:table-cell office:value-type="float" office:value="0.0398644" calcext:value-type="float">
            <text:p>0.0398644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577689" calcext:value-type="float">
            <text:p>0.0577689</text:p>
          </table:table-cell>
          <table:table-cell office:value-type="float" office:value="-0.000402365" calcext:value-type="float">
            <text:p>-0.000402365</text:p>
          </table:table-cell>
          <table:table-cell office:value-type="float" office:value="-0.0216492" calcext:value-type="float">
            <text:p>-0.021649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3896" calcext:value-type="float">
            <text:p>-0.213896</text:p>
          </table:table-cell>
          <table:table-cell office:value-type="float" office:value="-0.225712" calcext:value-type="float">
            <text:p>-0.225712</text:p>
          </table:table-cell>
          <table:table-cell office:value-type="float" office:value="0.0396046" calcext:value-type="float">
            <text:p>0.0396046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77689" calcext:value-type="float">
            <text:p>0.0577689</text:p>
          </table:table-cell>
          <table:table-cell office:value-type="float" office:value="0.00127746" calcext:value-type="float">
            <text:p>0.00127746</text:p>
          </table:table-cell>
          <table:table-cell office:value-type="float" office:value="-0.0209224" calcext:value-type="float">
            <text:p>-0.020922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7373" calcext:value-type="float">
            <text:p>-0.217373</text:p>
          </table:table-cell>
          <table:table-cell office:value-type="float" office:value="-0.228313" calcext:value-type="float">
            <text:p>-0.228313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0.00278134" calcext:value-type="float">
            <text:p>0.00278134</text:p>
          </table:table-cell>
          <table:table-cell office:value-type="float" office:value="-0.0173813" calcext:value-type="float">
            <text:p>-0.017381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9889" calcext:value-type="float">
            <text:p>-0.219889</text:p>
          </table:table-cell>
          <table:table-cell office:value-type="float" office:value="-0.231297" calcext:value-type="float">
            <text:p>-0.231297</text:p>
          </table:table-cell>
          <table:table-cell office:value-type="float" office:value="0.0393719" calcext:value-type="float">
            <text:p>0.0393719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0.00324869" calcext:value-type="float">
            <text:p>0.00324869</text:p>
          </table:table-cell>
          <table:table-cell office:value-type="float" office:value="-0.014993" calcext:value-type="float">
            <text:p>-0.01499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9929" calcext:value-type="float">
            <text:p>-0.219929</text:p>
          </table:table-cell>
          <table:table-cell office:value-type="float" office:value="-0.234477" calcext:value-type="float">
            <text:p>-0.234477</text:p>
          </table:table-cell>
          <table:table-cell office:value-type="float" office:value="0.0392448" calcext:value-type="float">
            <text:p>0.0392448</text:p>
          </table:table-cell>
          <table:table-cell office:value-type="float" office:value="-0.044061" calcext:value-type="float">
            <text:p>-0.044061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366455" calcext:value-type="float">
            <text:p>0.00366455</text:p>
          </table:table-cell>
          <table:table-cell office:value-type="float" office:value="-0.0100789" calcext:value-type="float">
            <text:p>-0.010078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9525" calcext:value-type="float">
            <text:p>-0.219525</text:p>
          </table:table-cell>
          <table:table-cell office:value-type="float" office:value="-0.237956" calcext:value-type="float">
            <text:p>-0.237956</text:p>
          </table:table-cell>
          <table:table-cell office:value-type="float" office:value="0.0392651" calcext:value-type="float">
            <text:p>0.0392651</text:p>
          </table:table-cell>
          <table:table-cell office:value-type="float" office:value="-0.0469984" calcext:value-type="float">
            <text:p>-0.0469984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601891" calcext:value-type="float">
            <text:p>0.00601891</text:p>
          </table:table-cell>
          <table:table-cell office:value-type="float" office:value="-0.0101619" calcext:value-type="float">
            <text:p>-0.010161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7824" calcext:value-type="float">
            <text:p>-0.217824</text:p>
          </table:table-cell>
          <table:table-cell office:value-type="float" office:value="-0.239441" calcext:value-type="float">
            <text:p>-0.239441</text:p>
          </table:table-cell>
          <table:table-cell office:value-type="float" office:value="0.0394323" calcext:value-type="float">
            <text:p>0.0394323</text:p>
          </table:table-cell>
          <table:table-cell office:value-type="float" office:value="-0.044061" calcext:value-type="float">
            <text:p>-0.044061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0.00282107" calcext:value-type="float">
            <text:p>0.00282107</text:p>
          </table:table-cell>
          <table:table-cell office:value-type="float" office:value="-0.00947429" calcext:value-type="float">
            <text:p>-0.0094742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551" calcext:value-type="float">
            <text:p>-0.21551</text:p>
          </table:table-cell>
          <table:table-cell office:value-type="float" office:value="-0.239522" calcext:value-type="float">
            <text:p>-0.239522</text:p>
          </table:table-cell>
          <table:table-cell office:value-type="float" office:value="0.0397694" calcext:value-type="float">
            <text:p>0.0397694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0.000857554" calcext:value-type="float">
            <text:p>0.000857554</text:p>
          </table:table-cell>
          <table:table-cell office:value-type="float" office:value="-0.00988158" calcext:value-type="float">
            <text:p>-0.0098815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307" calcext:value-type="float">
            <text:p>-0.21307</text:p>
          </table:table-cell>
          <table:table-cell office:value-type="float" office:value="-0.238717" calcext:value-type="float">
            <text:p>-0.238717</text:p>
          </table:table-cell>
          <table:table-cell office:value-type="float" office:value="0.0403846" calcext:value-type="float">
            <text:p>0.0403846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0.0000256263" calcext:value-type="float">
            <text:p>2.56263E-05</text:p>
          </table:table-cell>
          <table:table-cell office:value-type="float" office:value="-0.0103097" calcext:value-type="float">
            <text:p>-0.010309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0216" calcext:value-type="float">
            <text:p>-0.210216</text:p>
          </table:table-cell>
          <table:table-cell office:value-type="float" office:value="-0.236246" calcext:value-type="float">
            <text:p>-0.236246</text:p>
          </table:table-cell>
          <table:table-cell office:value-type="float" office:value="0.040999" calcext:value-type="float">
            <text:p>0.040999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247779" calcext:value-type="float">
            <text:p>-0.00247779</text:p>
          </table:table-cell>
          <table:table-cell office:value-type="float" office:value="-0.01081" calcext:value-type="float">
            <text:p>-0.0108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663" calcext:value-type="float">
            <text:p>-0.20663</text:p>
          </table:table-cell>
          <table:table-cell office:value-type="float" office:value="-0.232742" calcext:value-type="float">
            <text:p>-0.232742</text:p>
          </table:table-cell>
          <table:table-cell office:value-type="float" office:value="0.0414926" calcext:value-type="float">
            <text:p>0.0414926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382505" calcext:value-type="float">
            <text:p>-0.00382505</text:p>
          </table:table-cell>
          <table:table-cell office:value-type="float" office:value="-0.0104564" calcext:value-type="float">
            <text:p>-0.010456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3461" calcext:value-type="float">
            <text:p>-0.203461</text:p>
          </table:table-cell>
          <table:table-cell office:value-type="float" office:value="-0.229971" calcext:value-type="float">
            <text:p>-0.229971</text:p>
          </table:table-cell>
          <table:table-cell office:value-type="float" office:value="0.0419891" calcext:value-type="float">
            <text:p>0.0419891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237552" calcext:value-type="float">
            <text:p>-0.00237552</text:p>
          </table:table-cell>
          <table:table-cell office:value-type="float" office:value="-0.011973" calcext:value-type="float">
            <text:p>-0.01197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0725" calcext:value-type="float">
            <text:p>-0.200725</text:p>
          </table:table-cell>
          <table:table-cell office:value-type="float" office:value="-0.227026" calcext:value-type="float">
            <text:p>-0.227026</text:p>
          </table:table-cell>
          <table:table-cell office:value-type="float" office:value="0.0423063" calcext:value-type="float">
            <text:p>0.0423063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38303" calcext:value-type="float">
            <text:p>-0.0038303</text:p>
          </table:table-cell>
          <table:table-cell office:value-type="float" office:value="-0.0124417" calcext:value-type="float">
            <text:p>-0.012441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892" calcext:value-type="float">
            <text:p>-0.19892</text:p>
          </table:table-cell>
          <table:table-cell office:value-type="float" office:value="-0.225329" calcext:value-type="float">
            <text:p>-0.225329</text:p>
          </table:table-cell>
          <table:table-cell office:value-type="float" office:value="0.0424779" calcext:value-type="float">
            <text:p>0.0424779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255805" calcext:value-type="float">
            <text:p>-0.00255805</text:p>
          </table:table-cell>
          <table:table-cell office:value-type="float" office:value="-0.0137307" calcext:value-type="float">
            <text:p>-0.013730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867" calcext:value-type="float">
            <text:p>-0.19867</text:p>
          </table:table-cell>
          <table:table-cell office:value-type="float" office:value="-0.224301" calcext:value-type="float">
            <text:p>-0.224301</text:p>
          </table:table-cell>
          <table:table-cell office:value-type="float" office:value="0.042509" calcext:value-type="float">
            <text:p>0.042509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236726" calcext:value-type="float">
            <text:p>-0.00236726</text:p>
          </table:table-cell>
          <table:table-cell office:value-type="float" office:value="-0.016721" calcext:value-type="float">
            <text:p>-0.01672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003" calcext:value-type="float">
            <text:p>-0.20003</text:p>
          </table:table-cell>
          <table:table-cell office:value-type="float" office:value="-0.223007" calcext:value-type="float">
            <text:p>-0.223007</text:p>
          </table:table-cell>
          <table:table-cell office:value-type="float" office:value="0.0425446" calcext:value-type="float">
            <text:p>0.0425446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410854" calcext:value-type="float">
            <text:p>-0.00410854</text:p>
          </table:table-cell>
          <table:table-cell office:value-type="float" office:value="-0.0194188" calcext:value-type="float">
            <text:p>-0.019418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1171" calcext:value-type="float">
            <text:p>-0.201171</text:p>
          </table:table-cell>
          <table:table-cell office:value-type="float" office:value="-0.220687" calcext:value-type="float">
            <text:p>-0.220687</text:p>
          </table:table-cell>
          <table:table-cell office:value-type="float" office:value="0.0425785" calcext:value-type="float">
            <text:p>0.0425785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663217" calcext:value-type="float">
            <text:p>-0.00663217</text:p>
          </table:table-cell>
          <table:table-cell office:value-type="float" office:value="-0.0182589" calcext:value-type="float">
            <text:p>-0.018258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3207" calcext:value-type="float">
            <text:p>-0.203207</text:p>
          </table:table-cell>
          <table:table-cell office:value-type="float" office:value="-0.219172" calcext:value-type="float">
            <text:p>-0.219172</text:p>
          </table:table-cell>
          <table:table-cell office:value-type="float" office:value="0.0427786" calcext:value-type="float">
            <text:p>0.0427786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539108" calcext:value-type="float">
            <text:p>-0.00539108</text:p>
          </table:table-cell>
          <table:table-cell office:value-type="float" office:value="-0.0198659" calcext:value-type="float">
            <text:p>-0.019865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4176" calcext:value-type="float">
            <text:p>-0.204176</text:p>
          </table:table-cell>
          <table:table-cell office:value-type="float" office:value="-0.218396" calcext:value-type="float">
            <text:p>-0.218396</text:p>
          </table:table-cell>
          <table:table-cell office:value-type="float" office:value="0.0431349" calcext:value-type="float">
            <text:p>0.0431349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427236" calcext:value-type="float">
            <text:p>-0.00427236</text:p>
          </table:table-cell>
          <table:table-cell office:value-type="float" office:value="-0.0177471" calcext:value-type="float">
            <text:p>-0.017747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5163" calcext:value-type="float">
            <text:p>-0.205163</text:p>
          </table:table-cell>
          <table:table-cell office:value-type="float" office:value="-0.217301" calcext:value-type="float">
            <text:p>-0.217301</text:p>
          </table:table-cell>
          <table:table-cell office:value-type="float" office:value="0.0434687" calcext:value-type="float">
            <text:p>0.0434687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505942" calcext:value-type="float">
            <text:p>-0.00505942</text:p>
          </table:table-cell>
          <table:table-cell office:value-type="float" office:value="-0.0175813" calcext:value-type="float">
            <text:p>-0.017581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538" calcext:value-type="float">
            <text:p>-0.20538</text:p>
          </table:table-cell>
          <table:table-cell office:value-type="float" office:value="-0.216831" calcext:value-type="float">
            <text:p>-0.216831</text:p>
          </table:table-cell>
          <table:table-cell office:value-type="float" office:value="0.0438214" calcext:value-type="float">
            <text:p>0.0438214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401201" calcext:value-type="float">
            <text:p>-0.00401201</text:p>
          </table:table-cell>
          <table:table-cell office:value-type="float" office:value="-0.0155744" calcext:value-type="float">
            <text:p>-0.015574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6149" calcext:value-type="float">
            <text:p>-0.206149</text:p>
          </table:table-cell>
          <table:table-cell office:value-type="float" office:value="-0.216555" calcext:value-type="float">
            <text:p>-0.216555</text:p>
          </table:table-cell>
          <table:table-cell office:value-type="float" office:value="0.0443024" calcext:value-type="float">
            <text:p>0.0443024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297723" calcext:value-type="float">
            <text:p>-0.00297723</text:p>
          </table:table-cell>
          <table:table-cell office:value-type="float" office:value="-0.0164275" calcext:value-type="float">
            <text:p>-0.016427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6609" calcext:value-type="float">
            <text:p>-0.206609</text:p>
          </table:table-cell>
          <table:table-cell office:value-type="float" office:value="-0.215507" calcext:value-type="float">
            <text:p>-0.215507</text:p>
          </table:table-cell>
          <table:table-cell office:value-type="float" office:value="0.0446524" calcext:value-type="float">
            <text:p>0.0446524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378037" calcext:value-type="float">
            <text:p>-0.00378037</text:p>
          </table:table-cell>
          <table:table-cell office:value-type="float" office:value="-0.0153663" calcext:value-type="float">
            <text:p>-0.015366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7454" calcext:value-type="float">
            <text:p>-0.207454</text:p>
          </table:table-cell>
          <table:table-cell office:value-type="float" office:value="-0.214878" calcext:value-type="float">
            <text:p>-0.214878</text:p>
          </table:table-cell>
          <table:table-cell office:value-type="float" office:value="0.0448298" calcext:value-type="float">
            <text:p>0.0448298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269685" calcext:value-type="float">
            <text:p>-0.00269685</text:p>
          </table:table-cell>
          <table:table-cell office:value-type="float" office:value="-0.0152167" calcext:value-type="float">
            <text:p>-0.015216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8304" calcext:value-type="float">
            <text:p>-0.208304</text:p>
          </table:table-cell>
          <table:table-cell office:value-type="float" office:value="-0.213344" calcext:value-type="float">
            <text:p>-0.213344</text:p>
          </table:table-cell>
          <table:table-cell office:value-type="float" office:value="0.0448569" calcext:value-type="float">
            <text:p>0.0448569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440288" calcext:value-type="float">
            <text:p>-0.00440288</text:p>
          </table:table-cell>
          <table:table-cell office:value-type="float" office:value="-0.0140819" calcext:value-type="float">
            <text:p>-0.014081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8904" calcext:value-type="float">
            <text:p>-0.208904</text:p>
          </table:table-cell>
          <table:table-cell office:value-type="float" office:value="-0.211867" calcext:value-type="float">
            <text:p>-0.211867</text:p>
          </table:table-cell>
          <table:table-cell office:value-type="float" office:value="0.0447297" calcext:value-type="float">
            <text:p>0.0447297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416037" calcext:value-type="float">
            <text:p>-0.00416037</text:p>
          </table:table-cell>
          <table:table-cell office:value-type="float" office:value="-0.0129885" calcext:value-type="float">
            <text:p>-0.012988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9174" calcext:value-type="float">
            <text:p>-0.209174</text:p>
          </table:table-cell>
          <table:table-cell office:value-type="float" office:value="-0.210645" calcext:value-type="float">
            <text:p>-0.210645</text:p>
          </table:table-cell>
          <table:table-cell office:value-type="float" office:value="0.0446012" calcext:value-type="float">
            <text:p>0.0446012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396523" calcext:value-type="float">
            <text:p>-0.00396523</text:p>
          </table:table-cell>
          <table:table-cell office:value-type="float" office:value="-0.0119484" calcext:value-type="float">
            <text:p>-0.011948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955" calcext:value-type="float">
            <text:p>-0.20955</text:p>
          </table:table-cell>
          <table:table-cell office:value-type="float" office:value="-0.209365" calcext:value-type="float">
            <text:p>-0.209365</text:p>
          </table:table-cell>
          <table:table-cell office:value-type="float" office:value="0.0444735" calcext:value-type="float">
            <text:p>0.0444735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374402" calcext:value-type="float">
            <text:p>-0.00374402</text:p>
          </table:table-cell>
          <table:table-cell office:value-type="float" office:value="-0.0128626" calcext:value-type="float">
            <text:p>-0.012862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9002" calcext:value-type="float">
            <text:p>-0.209002</text:p>
          </table:table-cell>
          <table:table-cell office:value-type="float" office:value="-0.209163" calcext:value-type="float">
            <text:p>-0.209163</text:p>
          </table:table-cell>
          <table:table-cell office:value-type="float" office:value="0.0444943" calcext:value-type="float">
            <text:p>0.0444943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177025" calcext:value-type="float">
            <text:p>-0.00177025</text:p>
          </table:table-cell>
          <table:table-cell office:value-type="float" office:value="-0.0109794" calcext:value-type="float">
            <text:p>-0.010979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981" calcext:value-type="float">
            <text:p>-0.20981</text:p>
          </table:table-cell>
          <table:table-cell office:value-type="float" office:value="-0.20944" calcext:value-type="float">
            <text:p>-0.20944</text:p>
          </table:table-cell>
          <table:table-cell office:value-type="float" office:value="0.0446703" calcext:value-type="float">
            <text:p>0.0446703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181217" calcext:value-type="float">
            <text:p>-0.00181217</text:p>
          </table:table-cell>
          <table:table-cell office:value-type="float" office:value="-0.0137812" calcext:value-type="float">
            <text:p>-0.013781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0697" calcext:value-type="float">
            <text:p>-0.210697</text:p>
          </table:table-cell>
          <table:table-cell office:value-type="float" office:value="-0.21028" calcext:value-type="float">
            <text:p>-0.21028</text:p>
          </table:table-cell>
          <table:table-cell office:value-type="float" office:value="0.0449982" calcext:value-type="float">
            <text:p>0.0449982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0955593" calcext:value-type="float">
            <text:p>-0.000955593</text:p>
          </table:table-cell>
          <table:table-cell office:value-type="float" office:value="-0.0146284" calcext:value-type="float">
            <text:p>-0.014628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2071" calcext:value-type="float">
            <text:p>-0.212071</text:p>
          </table:table-cell>
          <table:table-cell office:value-type="float" office:value="-0.211784" calcext:value-type="float">
            <text:p>-0.211784</text:p>
          </table:table-cell>
          <table:table-cell office:value-type="float" office:value="0.0453303" calcext:value-type="float">
            <text:p>0.0453303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0234053" calcext:value-type="float">
            <text:p>-0.000234053</text:p>
          </table:table-cell>
          <table:table-cell office:value-type="float" office:value="-0.0163495" calcext:value-type="float">
            <text:p>-0.016349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389" calcext:value-type="float">
            <text:p>-0.21389</text:p>
          </table:table-cell>
          <table:table-cell office:value-type="float" office:value="-0.213434" calcext:value-type="float">
            <text:p>-0.213434</text:p>
          </table:table-cell>
          <table:table-cell office:value-type="float" office:value="0.0456866" calcext:value-type="float">
            <text:p>0.0456866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0503086" calcext:value-type="float">
            <text:p>-0.000503086</text:p>
          </table:table-cell>
          <table:table-cell office:value-type="float" office:value="-0.01703" calcext:value-type="float">
            <text:p>-0.017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589" calcext:value-type="float">
            <text:p>-0.21589</text:p>
          </table:table-cell>
          <table:table-cell office:value-type="float" office:value="-0.213582" calcext:value-type="float">
            <text:p>-0.213582</text:p>
          </table:table-cell>
          <table:table-cell office:value-type="float" office:value="0.045722" calcext:value-type="float">
            <text:p>0.045722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345811" calcext:value-type="float">
            <text:p>-0.00345811</text:p>
          </table:table-cell>
          <table:table-cell office:value-type="float" office:value="-0.0176746" calcext:value-type="float">
            <text:p>-0.017674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6713" calcext:value-type="float">
            <text:p>-0.216713</text:p>
          </table:table-cell>
          <table:table-cell office:value-type="float" office:value="-0.213846" calcext:value-type="float">
            <text:p>-0.213846</text:p>
          </table:table-cell>
          <table:table-cell office:value-type="float" office:value="0.0457542" calcext:value-type="float">
            <text:p>0.0457542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25252" calcext:value-type="float">
            <text:p>-0.0025252</text:p>
          </table:table-cell>
          <table:table-cell office:value-type="float" office:value="-0.0165531" calcext:value-type="float">
            <text:p>-0.016553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7034" calcext:value-type="float">
            <text:p>-0.217034</text:p>
          </table:table-cell>
          <table:table-cell office:value-type="float" office:value="-0.213092" calcext:value-type="float">
            <text:p>-0.213092</text:p>
          </table:table-cell>
          <table:table-cell office:value-type="float" office:value="0.0457857" calcext:value-type="float">
            <text:p>0.0457857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433914" calcext:value-type="float">
            <text:p>-0.00433914</text:p>
          </table:table-cell>
          <table:table-cell office:value-type="float" office:value="-0.0165142" calcext:value-type="float">
            <text:p>-0.016514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6691" calcext:value-type="float">
            <text:p>-0.216691</text:p>
          </table:table-cell>
          <table:table-cell office:value-type="float" office:value="-0.21171" calcext:value-type="float">
            <text:p>-0.21171</text:p>
          </table:table-cell>
          <table:table-cell office:value-type="float" office:value="0.0459784" calcext:value-type="float">
            <text:p>0.0459784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409332" calcext:value-type="float">
            <text:p>-0.00409332</text:p>
          </table:table-cell>
          <table:table-cell office:value-type="float" office:value="-0.0175595" calcext:value-type="float">
            <text:p>-0.017559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5118" calcext:value-type="float">
            <text:p>-0.215118</text:p>
          </table:table-cell>
          <table:table-cell office:value-type="float" office:value="-0.209343" calcext:value-type="float">
            <text:p>-0.209343</text:p>
          </table:table-cell>
          <table:table-cell office:value-type="float" office:value="0.0460069" calcext:value-type="float">
            <text:p>0.0460069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466936" calcext:value-type="float">
            <text:p>-0.00466936</text:p>
          </table:table-cell>
          <table:table-cell office:value-type="float" office:value="-0.0168478" calcext:value-type="float">
            <text:p>-0.016847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3323" calcext:value-type="float">
            <text:p>-0.213323</text:p>
          </table:table-cell>
          <table:table-cell office:value-type="float" office:value="-0.207435" calcext:value-type="float">
            <text:p>-0.207435</text:p>
          </table:table-cell>
          <table:table-cell office:value-type="float" office:value="0.0461826" calcext:value-type="float">
            <text:p>0.0461826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334387" calcext:value-type="float">
            <text:p>-0.00334387</text:p>
          </table:table-cell>
          <table:table-cell office:value-type="float" office:value="-0.0171738" calcext:value-type="float">
            <text:p>-0.017173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1357" calcext:value-type="float">
            <text:p>-0.211357</text:p>
          </table:table-cell>
          <table:table-cell office:value-type="float" office:value="-0.20509" calcext:value-type="float">
            <text:p>-0.20509</text:p>
          </table:table-cell>
          <table:table-cell office:value-type="float" office:value="0.0462081" calcext:value-type="float">
            <text:p>0.0462081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392659" calcext:value-type="float">
            <text:p>-0.00392659</text:p>
          </table:table-cell>
          <table:table-cell office:value-type="float" office:value="-0.0175051" calcext:value-type="float">
            <text:p>-0.017505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0119" calcext:value-type="float">
            <text:p>-0.210119</text:p>
          </table:table-cell>
          <table:table-cell office:value-type="float" office:value="-0.203499" calcext:value-type="float">
            <text:p>-0.203499</text:p>
          </table:table-cell>
          <table:table-cell office:value-type="float" office:value="0.0463859" calcext:value-type="float">
            <text:p>0.0463859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266936" calcext:value-type="float">
            <text:p>-0.00266936</text:p>
          </table:table-cell>
          <table:table-cell office:value-type="float" office:value="-0.0186998" calcext:value-type="float">
            <text:p>-0.018699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0425" calcext:value-type="float">
            <text:p>-0.210425</text:p>
          </table:table-cell>
          <table:table-cell office:value-type="float" office:value="-0.202326" calcext:value-type="float">
            <text:p>-0.202326</text:p>
          </table:table-cell>
          <table:table-cell office:value-type="float" office:value="0.0465678" calcext:value-type="float">
            <text:p>0.0465678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-0.00246952" calcext:value-type="float">
            <text:p>-0.00246952</text:p>
          </table:table-cell>
          <table:table-cell office:value-type="float" office:value="-0.0206016" calcext:value-type="float">
            <text:p>-0.020601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0739" calcext:value-type="float">
            <text:p>-0.210739</text:p>
          </table:table-cell>
          <table:table-cell office:value-type="float" office:value="-0.201481" calcext:value-type="float">
            <text:p>-0.201481</text:p>
          </table:table-cell>
          <table:table-cell office:value-type="float" office:value="0.0469212" calcext:value-type="float">
            <text:p>0.0469212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234207" calcext:value-type="float">
            <text:p>-0.00234207</text:p>
          </table:table-cell>
          <table:table-cell office:value-type="float" office:value="-0.0195504" calcext:value-type="float">
            <text:p>-0.019550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1322" calcext:value-type="float">
            <text:p>-0.211322</text:p>
          </table:table-cell>
          <table:table-cell office:value-type="float" office:value="-0.201747" calcext:value-type="float">
            <text:p>-0.201747</text:p>
          </table:table-cell>
          <table:table-cell office:value-type="float" office:value="0.0474013" calcext:value-type="float">
            <text:p>0.0474013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0447623" calcext:value-type="float">
            <text:p>-0.000447623</text:p>
          </table:table-cell>
          <table:table-cell office:value-type="float" office:value="-0.0184513" calcext:value-type="float">
            <text:p>-0.018451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2015" calcext:value-type="float">
            <text:p>-0.212015</text:p>
          </table:table-cell>
          <table:table-cell office:value-type="float" office:value="-0.202571" calcext:value-type="float">
            <text:p>-0.202571</text:p>
          </table:table-cell>
          <table:table-cell office:value-type="float" office:value="0.0481818" calcext:value-type="float">
            <text:p>0.0481818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0.000393365" calcext:value-type="float">
            <text:p>0.000393365</text:p>
          </table:table-cell>
          <table:table-cell office:value-type="float" office:value="-0.018335" calcext:value-type="float">
            <text:p>-0.01833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2655" calcext:value-type="float">
            <text:p>-0.212655</text:p>
          </table:table-cell>
          <table:table-cell office:value-type="float" office:value="-0.20263" calcext:value-type="float">
            <text:p>-0.20263</text:p>
          </table:table-cell>
          <table:table-cell office:value-type="float" office:value="0.0488128" calcext:value-type="float">
            <text:p>0.0488128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157493" calcext:value-type="float">
            <text:p>-0.00157493</text:p>
          </table:table-cell>
          <table:table-cell office:value-type="float" office:value="-0.0182265" calcext:value-type="float">
            <text:p>-0.018226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2086" calcext:value-type="float">
            <text:p>-0.212086</text:p>
          </table:table-cell>
          <table:table-cell office:value-type="float" office:value="-0.203307" calcext:value-type="float">
            <text:p>-0.203307</text:p>
          </table:table-cell>
          <table:table-cell office:value-type="float" office:value="0.0493215" calcext:value-type="float">
            <text:p>0.0493215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0707645" calcext:value-type="float">
            <text:p>-0.000707645</text:p>
          </table:table-cell>
          <table:table-cell office:value-type="float" office:value="-0.0153936" calcext:value-type="float">
            <text:p>-0.015393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1292" calcext:value-type="float">
            <text:p>-0.211292</text:p>
          </table:table-cell>
          <table:table-cell office:value-type="float" office:value="-0.203589" calcext:value-type="float">
            <text:p>-0.203589</text:p>
          </table:table-cell>
          <table:table-cell office:value-type="float" office:value="0.0497975" calcext:value-type="float">
            <text:p>0.0497975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0759486" calcext:value-type="float">
            <text:p>-0.000759486</text:p>
          </table:table-cell>
          <table:table-cell office:value-type="float" office:value="-0.0155265" calcext:value-type="float">
            <text:p>-0.015526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9827" calcext:value-type="float">
            <text:p>-0.209827</text:p>
          </table:table-cell>
          <table:table-cell office:value-type="float" office:value="-0.203699" calcext:value-type="float">
            <text:p>-0.203699</text:p>
          </table:table-cell>
          <table:table-cell office:value-type="float" office:value="0.0499717" calcext:value-type="float">
            <text:p>0.0499717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0785865" calcext:value-type="float">
            <text:p>-0.000785865</text:p>
          </table:table-cell>
          <table:table-cell office:value-type="float" office:value="-0.0147926" calcext:value-type="float">
            <text:p>-0.014792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9585" calcext:value-type="float">
            <text:p>-0.209585</text:p>
          </table:table-cell>
          <table:table-cell office:value-type="float" office:value="-0.203647" calcext:value-type="float">
            <text:p>-0.203647</text:p>
          </table:table-cell>
          <table:table-cell office:value-type="float" office:value="0.0501621" calcext:value-type="float">
            <text:p>0.0501621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0774279" calcext:value-type="float">
            <text:p>-0.000774279</text:p>
          </table:table-cell>
          <table:table-cell office:value-type="float" office:value="-0.0177715" calcext:value-type="float">
            <text:p>-0.017771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966" calcext:value-type="float">
            <text:p>-0.20966</text:p>
          </table:table-cell>
          <table:table-cell office:value-type="float" office:value="-0.204351" calcext:value-type="float">
            <text:p>-0.204351</text:p>
          </table:table-cell>
          <table:table-cell office:value-type="float" office:value="0.0501937" calcext:value-type="float">
            <text:p>0.0501937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0.00106706" calcext:value-type="float">
            <text:p>0.00106706</text:p>
          </table:table-cell>
          <table:table-cell office:value-type="float" office:value="-0.0187397" calcext:value-type="float">
            <text:p>-0.018739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0436" calcext:value-type="float">
            <text:p>-0.210436</text:p>
          </table:table-cell>
          <table:table-cell office:value-type="float" office:value="-0.204812" calcext:value-type="float">
            <text:p>-0.204812</text:p>
          </table:table-cell>
          <table:table-cell office:value-type="float" office:value="0.0503759" calcext:value-type="float">
            <text:p>0.0503759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0.000999745" calcext:value-type="float">
            <text:p>0.000999745</text:p>
          </table:table-cell>
          <table:table-cell office:value-type="float" office:value="-0.0205753" calcext:value-type="float">
            <text:p>-0.020575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166" calcext:value-type="float">
            <text:p>-0.21166</text:p>
          </table:table-cell>
          <table:table-cell office:value-type="float" office:value="-0.205564" calcext:value-type="float">
            <text:p>-0.205564</text:p>
          </table:table-cell>
          <table:table-cell office:value-type="float" office:value="0.0507311" calcext:value-type="float">
            <text:p>0.0507311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77689" calcext:value-type="float">
            <text:p>0.0577689</text:p>
          </table:table-cell>
          <table:table-cell office:value-type="float" office:value="0.00185382" calcext:value-type="float">
            <text:p>0.00185382</text:p>
          </table:table-cell>
          <table:table-cell office:value-type="float" office:value="-0.0213466" calcext:value-type="float">
            <text:p>-0.021346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2318" calcext:value-type="float">
            <text:p>-0.212318</text:p>
          </table:table-cell>
          <table:table-cell office:value-type="float" office:value="-0.206677" calcext:value-type="float">
            <text:p>-0.206677</text:p>
          </table:table-cell>
          <table:table-cell office:value-type="float" office:value="0.0512427" calcext:value-type="float">
            <text:p>0.0512427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0.00360221" calcext:value-type="float">
            <text:p>0.00360221</text:p>
          </table:table-cell>
          <table:table-cell office:value-type="float" office:value="-0.0202345" calcext:value-type="float">
            <text:p>-0.020234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2156" calcext:value-type="float">
            <text:p>-0.212156</text:p>
          </table:table-cell>
          <table:table-cell office:value-type="float" office:value="-0.20725" calcext:value-type="float">
            <text:p>-0.20725</text:p>
          </table:table-cell>
          <table:table-cell office:value-type="float" office:value="0.0517526" calcext:value-type="float">
            <text:p>0.0517526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0.00253428" calcext:value-type="float">
            <text:p>0.00253428</text:p>
          </table:table-cell>
          <table:table-cell office:value-type="float" office:value="-0.0192951" calcext:value-type="float">
            <text:p>-0.019295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2763" calcext:value-type="float">
            <text:p>-0.212763</text:p>
          </table:table-cell>
          <table:table-cell office:value-type="float" office:value="-0.207191" calcext:value-type="float">
            <text:p>-0.207191</text:p>
          </table:table-cell>
          <table:table-cell office:value-type="float" office:value="0.0524272" calcext:value-type="float">
            <text:p>0.0524272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77689" calcext:value-type="float">
            <text:p>0.0577689</text:p>
          </table:table-cell>
          <table:table-cell office:value-type="float" office:value="0.000595283" calcext:value-type="float">
            <text:p>0.000595283</text:p>
          </table:table-cell>
          <table:table-cell office:value-type="float" office:value="-0.0211578" calcext:value-type="float">
            <text:p>-0.021157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287" calcext:value-type="float">
            <text:p>-0.21287</text:p>
          </table:table-cell>
          <table:table-cell office:value-type="float" office:value="-0.206292" calcext:value-type="float">
            <text:p>-0.206292</text:p>
          </table:table-cell>
          <table:table-cell office:value-type="float" office:value="0.0530579" calcext:value-type="float">
            <text:p>0.0530579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-0.00119483" calcext:value-type="float">
            <text:p>-0.00119483</text:p>
          </table:table-cell>
          <table:table-cell office:value-type="float" office:value="-0.0201765" calcext:value-type="float">
            <text:p>-0.020176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2518" calcext:value-type="float">
            <text:p>-0.212518</text:p>
          </table:table-cell>
          <table:table-cell office:value-type="float" office:value="-0.205563" calcext:value-type="float">
            <text:p>-0.205563</text:p>
          </table:table-cell>
          <table:table-cell office:value-type="float" office:value="0.0537294" calcext:value-type="float">
            <text:p>0.0537294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107362" calcext:value-type="float">
            <text:p>-0.00107362</text:p>
          </table:table-cell>
          <table:table-cell office:value-type="float" office:value="-0.0192543" calcext:value-type="float">
            <text:p>-0.019254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2359" calcext:value-type="float">
            <text:p>-0.212359</text:p>
          </table:table-cell>
          <table:table-cell office:value-type="float" office:value="-0.204932" calcext:value-type="float">
            <text:p>-0.204932</text:p>
          </table:table-cell>
          <table:table-cell office:value-type="float" office:value="0.054359" calcext:value-type="float">
            <text:p>0.054359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0971783" calcext:value-type="float">
            <text:p>-0.000971783</text:p>
          </table:table-cell>
          <table:table-cell office:value-type="float" office:value="-0.0192743" calcext:value-type="float">
            <text:p>-0.019274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0802" calcext:value-type="float">
            <text:p>-0.210802</text:p>
          </table:table-cell>
          <table:table-cell office:value-type="float" office:value="-0.203493" calcext:value-type="float">
            <text:p>-0.203493</text:p>
          </table:table-cell>
          <table:table-cell office:value-type="float" office:value="0.0548324" calcext:value-type="float">
            <text:p>0.0548324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268931" calcext:value-type="float">
            <text:p>-0.00268931</text:p>
          </table:table-cell>
          <table:table-cell office:value-type="float" office:value="-0.0156237" calcext:value-type="float">
            <text:p>-0.015623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897" calcext:value-type="float">
            <text:p>-0.20897</text:p>
          </table:table-cell>
          <table:table-cell office:value-type="float" office:value="-0.202394" calcext:value-type="float">
            <text:p>-0.202394</text:p>
          </table:table-cell>
          <table:table-cell office:value-type="float" office:value="0.0551772" calcext:value-type="float">
            <text:p>0.0551772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250079" calcext:value-type="float">
            <text:p>-0.00250079</text:p>
          </table:table-cell>
          <table:table-cell office:value-type="float" office:value="-0.0149596" calcext:value-type="float">
            <text:p>-0.014959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6986" calcext:value-type="float">
            <text:p>-0.206986</text:p>
          </table:table-cell>
          <table:table-cell office:value-type="float" office:value="-0.201321" calcext:value-type="float">
            <text:p>-0.201321</text:p>
          </table:table-cell>
          <table:table-cell office:value-type="float" office:value="0.0553488" calcext:value-type="float">
            <text:p>0.0553488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329663" calcext:value-type="float">
            <text:p>-0.00329663</text:p>
          </table:table-cell>
          <table:table-cell office:value-type="float" office:value="-0.0133435" calcext:value-type="float">
            <text:p>-0.013343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3976" calcext:value-type="float">
            <text:p>-0.203976</text:p>
          </table:table-cell>
          <table:table-cell office:value-type="float" office:value="-0.200417" calcext:value-type="float">
            <text:p>-0.200417</text:p>
          </table:table-cell>
          <table:table-cell office:value-type="float" office:value="0.0555281" calcext:value-type="float">
            <text:p>0.0555281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315367" calcext:value-type="float">
            <text:p>-0.00315367</text:p>
          </table:table-cell>
          <table:table-cell office:value-type="float" office:value="-0.0109134" calcext:value-type="float">
            <text:p>-0.010913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0825" calcext:value-type="float">
            <text:p>-0.200825</text:p>
          </table:table-cell>
          <table:table-cell office:value-type="float" office:value="-0.200213" calcext:value-type="float">
            <text:p>-0.200213</text:p>
          </table:table-cell>
          <table:table-cell office:value-type="float" office:value="0.0556944" calcext:value-type="float">
            <text:p>0.0556944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214412" calcext:value-type="float">
            <text:p>-0.00214412</text:p>
          </table:table-cell>
          <table:table-cell office:value-type="float" office:value="-0.00949313" calcext:value-type="float">
            <text:p>-0.0094931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7878" calcext:value-type="float">
            <text:p>-0.197878</text:p>
          </table:table-cell>
          <table:table-cell office:value-type="float" office:value="-0.199263" calcext:value-type="float">
            <text:p>-0.199263</text:p>
          </table:table-cell>
          <table:table-cell office:value-type="float" office:value="0.0557133" calcext:value-type="float">
            <text:p>0.0557133</text:p>
          </table:table-cell>
          <table:table-cell office:value-type="float" office:value="-0.0303532" calcext:value-type="float">
            <text:p>-0.0303532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393499" calcext:value-type="float">
            <text:p>-0.00393499</text:p>
          </table:table-cell>
          <table:table-cell office:value-type="float" office:value="-0.0100056" calcext:value-type="float">
            <text:p>-0.010005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5491" calcext:value-type="float">
            <text:p>-0.195491</text:p>
          </table:table-cell>
          <table:table-cell office:value-type="float" office:value="-0.198321" calcext:value-type="float">
            <text:p>-0.198321</text:p>
          </table:table-cell>
          <table:table-cell office:value-type="float" office:value="0.0557326" calcext:value-type="float">
            <text:p>0.0557326</text:p>
          </table:table-cell>
          <table:table-cell office:value-type="float" office:value="-0.029374" calcext:value-type="float">
            <text:p>-0.029374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474142" calcext:value-type="float">
            <text:p>-0.00474142</text:p>
          </table:table-cell>
          <table:table-cell office:value-type="float" office:value="-0.0104272" calcext:value-type="float">
            <text:p>-0.010427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4556" calcext:value-type="float">
            <text:p>-0.194556</text:p>
          </table:table-cell>
          <table:table-cell office:value-type="float" office:value="-0.198148" calcext:value-type="float">
            <text:p>-0.198148</text:p>
          </table:table-cell>
          <table:table-cell office:value-type="float" office:value="0.0557563" calcext:value-type="float">
            <text:p>0.0557563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276394" calcext:value-type="float">
            <text:p>-0.00276394</text:p>
          </table:table-cell>
          <table:table-cell office:value-type="float" office:value="-0.0135103" calcext:value-type="float">
            <text:p>-0.01351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3961" calcext:value-type="float">
            <text:p>-0.193961</text:p>
          </table:table-cell>
          <table:table-cell office:value-type="float" office:value="-0.197984" calcext:value-type="float">
            <text:p>-0.197984</text:p>
          </table:table-cell>
          <table:table-cell office:value-type="float" office:value="0.0557817" calcext:value-type="float">
            <text:p>0.0557817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274478" calcext:value-type="float">
            <text:p>-0.00274478</text:p>
          </table:table-cell>
          <table:table-cell office:value-type="float" office:value="-0.0145819" calcext:value-type="float">
            <text:p>-0.014581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3509" calcext:value-type="float">
            <text:p>-0.193509</text:p>
          </table:table-cell>
          <table:table-cell office:value-type="float" office:value="-0.197367" calcext:value-type="float">
            <text:p>-0.197367</text:p>
          </table:table-cell>
          <table:table-cell office:value-type="float" office:value="0.0556504" calcext:value-type="float">
            <text:p>0.0556504</text:p>
          </table:table-cell>
          <table:table-cell office:value-type="float" office:value="-0.0303532" calcext:value-type="float">
            <text:p>-0.0303532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361678" calcext:value-type="float">
            <text:p>-0.00361678</text:p>
          </table:table-cell>
          <table:table-cell office:value-type="float" office:value="-0.0156398" calcext:value-type="float">
            <text:p>-0.015639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3952" calcext:value-type="float">
            <text:p>-0.193952</text:p>
          </table:table-cell>
          <table:table-cell office:value-type="float" office:value="-0.19573" calcext:value-type="float">
            <text:p>-0.19573</text:p>
          </table:table-cell>
          <table:table-cell office:value-type="float" office:value="0.055525" calcext:value-type="float">
            <text:p>0.055525</text:p>
          </table:table-cell>
          <table:table-cell office:value-type="float" office:value="-0.0283949" calcext:value-type="float">
            <text:p>-0.0283949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528954" calcext:value-type="float">
            <text:p>-0.00528954</text:p>
          </table:table-cell>
          <table:table-cell office:value-type="float" office:value="-0.0194816" calcext:value-type="float">
            <text:p>-0.01948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4036" calcext:value-type="float">
            <text:p>-0.194036</text:p>
          </table:table-cell>
          <table:table-cell office:value-type="float" office:value="-0.19432" calcext:value-type="float">
            <text:p>-0.19432</text:p>
          </table:table-cell>
          <table:table-cell office:value-type="float" office:value="0.055407" calcext:value-type="float">
            <text:p>0.055407</text:p>
          </table:table-cell>
          <table:table-cell office:value-type="float" office:value="-0.0283949" calcext:value-type="float">
            <text:p>-0.0283949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504337" calcext:value-type="float">
            <text:p>-0.00504337</text:p>
          </table:table-cell>
          <table:table-cell office:value-type="float" office:value="-0.0194701" calcext:value-type="float">
            <text:p>-0.019470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412" calcext:value-type="float">
            <text:p>-0.19412</text:p>
          </table:table-cell>
          <table:table-cell office:value-type="float" office:value="-0.192867" calcext:value-type="float">
            <text:p>-0.192867</text:p>
          </table:table-cell>
          <table:table-cell office:value-type="float" office:value="0.0554383" calcext:value-type="float">
            <text:p>0.0554383</text:p>
          </table:table-cell>
          <table:table-cell office:value-type="float" office:value="-0.0283949" calcext:value-type="float">
            <text:p>-0.0283949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478664" calcext:value-type="float">
            <text:p>-0.00478664</text:p>
          </table:table-cell>
          <table:table-cell office:value-type="float" office:value="-0.0194622" calcext:value-type="float">
            <text:p>-0.019462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4202" calcext:value-type="float">
            <text:p>-0.194202</text:p>
          </table:table-cell>
          <table:table-cell office:value-type="float" office:value="-0.191728" calcext:value-type="float">
            <text:p>-0.191728</text:p>
          </table:table-cell>
          <table:table-cell office:value-type="float" office:value="0.0554709" calcext:value-type="float">
            <text:p>0.0554709</text:p>
          </table:table-cell>
          <table:table-cell office:value-type="float" office:value="-0.029374" calcext:value-type="float">
            <text:p>-0.029374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361154" calcext:value-type="float">
            <text:p>-0.00361154</text:p>
          </table:table-cell>
          <table:table-cell office:value-type="float" office:value="-0.0194469" calcext:value-type="float">
            <text:p>-0.019446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4295" calcext:value-type="float">
            <text:p>-0.194295</text:p>
          </table:table-cell>
          <table:table-cell office:value-type="float" office:value="-0.190677" calcext:value-type="float">
            <text:p>-0.190677</text:p>
          </table:table-cell>
          <table:table-cell office:value-type="float" office:value="0.0555018" calcext:value-type="float">
            <text:p>0.0555018</text:p>
          </table:table-cell>
          <table:table-cell office:value-type="float" office:value="-0.029374" calcext:value-type="float">
            <text:p>-0.029374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344127" calcext:value-type="float">
            <text:p>-0.00344127</text:p>
          </table:table-cell>
          <table:table-cell office:value-type="float" office:value="-0.0184416" calcext:value-type="float">
            <text:p>-0.01844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5402" calcext:value-type="float">
            <text:p>-0.195402</text:p>
          </table:table-cell>
          <table:table-cell office:value-type="float" office:value="-0.189897" calcext:value-type="float">
            <text:p>-0.189897</text:p>
          </table:table-cell>
          <table:table-cell office:value-type="float" office:value="0.0555309" calcext:value-type="float">
            <text:p>0.0555309</text:p>
          </table:table-cell>
          <table:table-cell office:value-type="float" office:value="-0.0303532" calcext:value-type="float">
            <text:p>-0.0303532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2327" calcext:value-type="float">
            <text:p>-0.002327</text:p>
          </table:table-cell>
          <table:table-cell office:value-type="float" office:value="-0.019229" calcext:value-type="float">
            <text:p>-0.01922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6197" calcext:value-type="float">
            <text:p>-0.196197</text:p>
          </table:table-cell>
          <table:table-cell office:value-type="float" office:value="-0.189555" calcext:value-type="float">
            <text:p>-0.189555</text:p>
          </table:table-cell>
          <table:table-cell office:value-type="float" office:value="0.0555585" calcext:value-type="float">
            <text:p>0.0555585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0314213" calcext:value-type="float">
            <text:p>-0.000314213</text:p>
          </table:table-cell>
          <table:table-cell office:value-type="float" office:value="-0.0181077" calcext:value-type="float">
            <text:p>-0.018107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7335" calcext:value-type="float">
            <text:p>-0.197335</text:p>
          </table:table-cell>
          <table:table-cell office:value-type="float" office:value="-0.189261" calcext:value-type="float">
            <text:p>-0.189261</text:p>
          </table:table-cell>
          <table:table-cell office:value-type="float" office:value="0.0557341" calcext:value-type="float">
            <text:p>0.0557341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0260502" calcext:value-type="float">
            <text:p>-0.000260502</text:p>
          </table:table-cell>
          <table:table-cell office:value-type="float" office:value="-0.017915" calcext:value-type="float">
            <text:p>-0.01791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8672" calcext:value-type="float">
            <text:p>-0.198672</text:p>
          </table:table-cell>
          <table:table-cell office:value-type="float" office:value="-0.18957" calcext:value-type="float">
            <text:p>-0.18957</text:p>
          </table:table-cell>
          <table:table-cell office:value-type="float" office:value="0.0559113" calcext:value-type="float">
            <text:p>0.0559113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0.000675928" calcext:value-type="float">
            <text:p>0.000675928</text:p>
          </table:table-cell>
          <table:table-cell office:value-type="float" office:value="-0.0186733" calcext:value-type="float">
            <text:p>-0.018673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031" calcext:value-type="float">
            <text:p>-0.20031</text:p>
          </table:table-cell>
          <table:table-cell office:value-type="float" office:value="-0.190433" calcext:value-type="float">
            <text:p>-0.190433</text:p>
          </table:table-cell>
          <table:table-cell office:value-type="float" office:value="0.0557915" calcext:value-type="float">
            <text:p>0.0557915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0.00150799" calcext:value-type="float">
            <text:p>0.00150799</text:p>
          </table:table-cell>
          <table:table-cell office:value-type="float" office:value="-0.0203487" calcext:value-type="float">
            <text:p>-0.020348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0372" calcext:value-type="float">
            <text:p>-0.200372</text:p>
          </table:table-cell>
          <table:table-cell office:value-type="float" office:value="-0.191959" calcext:value-type="float">
            <text:p>-0.191959</text:p>
          </table:table-cell>
          <table:table-cell office:value-type="float" office:value="0.0555197" calcext:value-type="float">
            <text:p>0.0555197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0.0022225" calcext:value-type="float">
            <text:p>0.0022225</text:p>
          </table:table-cell>
          <table:table-cell office:value-type="float" office:value="-0.0183791" calcext:value-type="float">
            <text:p>-0.018379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0729" calcext:value-type="float">
            <text:p>-0.200729</text:p>
          </table:table-cell>
          <table:table-cell office:value-type="float" office:value="-0.194242" calcext:value-type="float">
            <text:p>-0.194242</text:p>
          </table:table-cell>
          <table:table-cell office:value-type="float" office:value="0.0549127" calcext:value-type="float">
            <text:p>0.0549127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0.00281258" calcext:value-type="float">
            <text:p>0.00281258</text:p>
          </table:table-cell>
          <table:table-cell office:value-type="float" office:value="-0.0192996" calcext:value-type="float">
            <text:p>-0.019299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0036" calcext:value-type="float">
            <text:p>-0.200036</text:p>
          </table:table-cell>
          <table:table-cell office:value-type="float" office:value="-0.196087" calcext:value-type="float">
            <text:p>-0.196087</text:p>
          </table:table-cell>
          <table:table-cell office:value-type="float" office:value="0.054192" calcext:value-type="float">
            <text:p>0.054192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0.00151733" calcext:value-type="float">
            <text:p>0.00151733</text:p>
          </table:table-cell>
          <table:table-cell office:value-type="float" office:value="-0.0174654" calcext:value-type="float">
            <text:p>-0.017465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9053" calcext:value-type="float">
            <text:p>-0.199053</text:p>
          </table:table-cell>
          <table:table-cell office:value-type="float" office:value="-0.197612" calcext:value-type="float">
            <text:p>-0.197612</text:p>
          </table:table-cell>
          <table:table-cell office:value-type="float" office:value="0.0531027" calcext:value-type="float">
            <text:p>0.0531027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0.00027138" calcext:value-type="float">
            <text:p>0.00027138</text:p>
          </table:table-cell>
          <table:table-cell office:value-type="float" office:value="-0.0166532" calcext:value-type="float">
            <text:p>-0.016653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7922" calcext:value-type="float">
            <text:p>-0.197922</text:p>
          </table:table-cell>
          <table:table-cell office:value-type="float" office:value="-0.199626" calcext:value-type="float">
            <text:p>-0.199626</text:p>
          </table:table-cell>
          <table:table-cell office:value-type="float" office:value="0.0519299" calcext:value-type="float">
            <text:p>0.0519299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0.0018717" calcext:value-type="float">
            <text:p>0.0018717</text:p>
          </table:table-cell>
          <table:table-cell office:value-type="float" office:value="-0.0158572" calcext:value-type="float">
            <text:p>-0.015857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6511" calcext:value-type="float">
            <text:p>-0.196511</text:p>
          </table:table-cell>
          <table:table-cell office:value-type="float" office:value="-0.201613" calcext:value-type="float">
            <text:p>-0.201613</text:p>
          </table:table-cell>
          <table:table-cell office:value-type="float" office:value="0.0506778" calcext:value-type="float">
            <text:p>0.0506778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0.00152859" calcext:value-type="float">
            <text:p>0.00152859</text:p>
          </table:table-cell>
          <table:table-cell office:value-type="float" office:value="-0.0151213" calcext:value-type="float">
            <text:p>-0.015121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5391" calcext:value-type="float">
            <text:p>-0.195391</text:p>
          </table:table-cell>
          <table:table-cell office:value-type="float" office:value="-0.203115" calcext:value-type="float">
            <text:p>-0.203115</text:p>
          </table:table-cell>
          <table:table-cell office:value-type="float" office:value="0.0495836" calcext:value-type="float">
            <text:p>0.0495836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125851" calcext:value-type="float">
            <text:p>0.00125851</text:p>
          </table:table-cell>
          <table:table-cell office:value-type="float" office:value="-0.0143252" calcext:value-type="float">
            <text:p>-0.014325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5001" calcext:value-type="float">
            <text:p>-0.195001</text:p>
          </table:table-cell>
          <table:table-cell office:value-type="float" office:value="-0.205111" calcext:value-type="float">
            <text:p>-0.205111</text:p>
          </table:table-cell>
          <table:table-cell office:value-type="float" office:value="0.0488593" calcext:value-type="float">
            <text:p>0.0488593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0.00287019" calcext:value-type="float">
            <text:p>0.00287019</text:p>
          </table:table-cell>
          <table:table-cell office:value-type="float" office:value="-0.0153668" calcext:value-type="float">
            <text:p>-0.015366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521" calcext:value-type="float">
            <text:p>-0.19521</text:p>
          </table:table-cell>
          <table:table-cell office:value-type="float" office:value="-0.206626" calcext:value-type="float">
            <text:p>-0.206626</text:p>
          </table:table-cell>
          <table:table-cell office:value-type="float" office:value="0.0485703" calcext:value-type="float">
            <text:p>0.0485703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0.00163523" calcext:value-type="float">
            <text:p>0.00163523</text:p>
          </table:table-cell>
          <table:table-cell office:value-type="float" office:value="-0.0172935" calcext:value-type="float">
            <text:p>-0.017293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5515" calcext:value-type="float">
            <text:p>-0.195515</text:p>
          </table:table-cell>
          <table:table-cell office:value-type="float" office:value="-0.207227" calcext:value-type="float">
            <text:p>-0.207227</text:p>
          </table:table-cell>
          <table:table-cell office:value-type="float" office:value="0.0484516" calcext:value-type="float">
            <text:p>0.0484516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0429455" calcext:value-type="float">
            <text:p>-0.000429455</text:p>
          </table:table-cell>
          <table:table-cell office:value-type="float" office:value="-0.0182186" calcext:value-type="float">
            <text:p>-0.018218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6862" calcext:value-type="float">
            <text:p>-0.196862</text:p>
          </table:table-cell>
          <table:table-cell office:value-type="float" office:value="-0.207368" calcext:value-type="float">
            <text:p>-0.207368</text:p>
          </table:table-cell>
          <table:table-cell office:value-type="float" office:value="0.0483298" calcext:value-type="float">
            <text:p>0.0483298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142702" calcext:value-type="float">
            <text:p>-0.00142702</text:p>
          </table:table-cell>
          <table:table-cell office:value-type="float" office:value="-0.0209281" calcext:value-type="float">
            <text:p>-0.020928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7723" calcext:value-type="float">
            <text:p>-0.197723</text:p>
          </table:table-cell>
          <table:table-cell office:value-type="float" office:value="-0.208066" calcext:value-type="float">
            <text:p>-0.208066</text:p>
          </table:table-cell>
          <table:table-cell office:value-type="float" office:value="0.0480659" calcext:value-type="float">
            <text:p>0.0480659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0568334" calcext:value-type="float">
            <text:p>-0.000568334</text:p>
          </table:table-cell>
          <table:table-cell office:value-type="float" office:value="-0.020779" calcext:value-type="float">
            <text:p>-0.02077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8286" calcext:value-type="float">
            <text:p>-0.198286</text:p>
          </table:table-cell>
          <table:table-cell office:value-type="float" office:value="-0.20678" calcext:value-type="float">
            <text:p>-0.20678</text:p>
          </table:table-cell>
          <table:table-cell office:value-type="float" office:value="0.0476221" calcext:value-type="float">
            <text:p>0.0476221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425387" calcext:value-type="float">
            <text:p>-0.00425387</text:p>
          </table:table-cell>
          <table:table-cell office:value-type="float" office:value="-0.0197163" calcext:value-type="float">
            <text:p>-0.019716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7084" calcext:value-type="float">
            <text:p>-0.197084</text:p>
          </table:table-cell>
          <table:table-cell office:value-type="float" office:value="-0.205392" calcext:value-type="float">
            <text:p>-0.205392</text:p>
          </table:table-cell>
          <table:table-cell office:value-type="float" office:value="0.0471985" calcext:value-type="float">
            <text:p>0.0471985</text:p>
          </table:table-cell>
          <table:table-cell office:value-type="float" office:value="-0.0303532" calcext:value-type="float">
            <text:p>-0.0303532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500501" calcext:value-type="float">
            <text:p>-0.00500501</text:p>
          </table:table-cell>
          <table:table-cell office:value-type="float" office:value="-0.0150214" calcext:value-type="float">
            <text:p>-0.015021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4996" calcext:value-type="float">
            <text:p>-0.194996</text:p>
          </table:table-cell>
          <table:table-cell office:value-type="float" office:value="-0.204388" calcext:value-type="float">
            <text:p>-0.204388</text:p>
          </table:table-cell>
          <table:table-cell office:value-type="float" office:value="0.04662" calcext:value-type="float">
            <text:p>0.04662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384817" calcext:value-type="float">
            <text:p>-0.00384817</text:p>
          </table:table-cell>
          <table:table-cell office:value-type="float" office:value="-0.0124492" calcext:value-type="float">
            <text:p>-0.012449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2694" calcext:value-type="float">
            <text:p>-0.192694</text:p>
          </table:table-cell>
          <table:table-cell office:value-type="float" office:value="-0.204173" calcext:value-type="float">
            <text:p>-0.204173</text:p>
          </table:table-cell>
          <table:table-cell office:value-type="float" office:value="0.0461596" calcext:value-type="float">
            <text:p>0.0461596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283066" calcext:value-type="float">
            <text:p>-0.00283066</text:p>
          </table:table-cell>
          <table:table-cell office:value-type="float" office:value="-0.00991055" calcext:value-type="float">
            <text:p>-0.0099105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2332" calcext:value-type="float">
            <text:p>-0.192332</text:p>
          </table:table-cell>
          <table:table-cell office:value-type="float" office:value="-0.205541" calcext:value-type="float">
            <text:p>-0.205541</text:p>
          </table:table-cell>
          <table:table-cell office:value-type="float" office:value="0.0458795" calcext:value-type="float">
            <text:p>0.0458795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0.000844229" calcext:value-type="float">
            <text:p>0.000844229</text:p>
          </table:table-cell>
          <table:table-cell office:value-type="float" office:value="-0.0109425" calcext:value-type="float">
            <text:p>-0.010942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2917" calcext:value-type="float">
            <text:p>-0.192917</text:p>
          </table:table-cell>
          <table:table-cell office:value-type="float" office:value="-0.208124" calcext:value-type="float">
            <text:p>-0.208124</text:p>
          </table:table-cell>
          <table:table-cell office:value-type="float" office:value="0.0457437" calcext:value-type="float">
            <text:p>0.0457437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236898" calcext:value-type="float">
            <text:p>0.00236898</text:p>
          </table:table-cell>
          <table:table-cell office:value-type="float" office:value="-0.0118297" calcext:value-type="float">
            <text:p>-0.011829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4817" calcext:value-type="float">
            <text:p>-0.194817</text:p>
          </table:table-cell>
          <table:table-cell office:value-type="float" office:value="-0.21092" calcext:value-type="float">
            <text:p>-0.21092</text:p>
          </table:table-cell>
          <table:table-cell office:value-type="float" office:value="0.0457731" calcext:value-type="float">
            <text:p>0.0457731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0.00285162" calcext:value-type="float">
            <text:p>0.00285162</text:p>
          </table:table-cell>
          <table:table-cell office:value-type="float" office:value="-0.015402" calcext:value-type="float">
            <text:p>-0.01540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8041" calcext:value-type="float">
            <text:p>-0.198041</text:p>
          </table:table-cell>
          <table:table-cell office:value-type="float" office:value="-0.213685" calcext:value-type="float">
            <text:p>-0.213685</text:p>
          </table:table-cell>
          <table:table-cell office:value-type="float" office:value="0.0459712" calcext:value-type="float">
            <text:p>0.0459712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0.00239269" calcext:value-type="float">
            <text:p>0.00239269</text:p>
          </table:table-cell>
          <table:table-cell office:value-type="float" office:value="-0.0187771" calcext:value-type="float">
            <text:p>-0.018777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034" calcext:value-type="float">
            <text:p>-0.20034</text:p>
          </table:table-cell>
          <table:table-cell office:value-type="float" office:value="-0.215336" calcext:value-type="float">
            <text:p>-0.215336</text:p>
          </table:table-cell>
          <table:table-cell office:value-type="float" office:value="0.0463069" calcext:value-type="float">
            <text:p>0.0463069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0.00111512" calcext:value-type="float">
            <text:p>0.00111512</text:p>
          </table:table-cell>
          <table:table-cell office:value-type="float" office:value="-0.0193478" calcext:value-type="float">
            <text:p>-0.019347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2449" calcext:value-type="float">
            <text:p>-0.202449</text:p>
          </table:table-cell>
          <table:table-cell office:value-type="float" office:value="-0.216266" calcext:value-type="float">
            <text:p>-0.216266</text:p>
          </table:table-cell>
          <table:table-cell office:value-type="float" office:value="0.0467918" calcext:value-type="float">
            <text:p>0.0467918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0.000962969" calcext:value-type="float">
            <text:p>0.000962969</text:p>
          </table:table-cell>
          <table:table-cell office:value-type="float" office:value="-0.0199709" calcext:value-type="float">
            <text:p>-0.019970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4973" calcext:value-type="float">
            <text:p>-0.204973</text:p>
          </table:table-cell>
          <table:table-cell office:value-type="float" office:value="-0.216697" calcext:value-type="float">
            <text:p>-0.216697</text:p>
          </table:table-cell>
          <table:table-cell office:value-type="float" office:value="0.0473085" calcext:value-type="float">
            <text:p>0.0473085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0.000874583" calcext:value-type="float">
            <text:p>0.000874583</text:p>
          </table:table-cell>
          <table:table-cell office:value-type="float" office:value="-0.0205013" calcext:value-type="float">
            <text:p>-0.020501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7574" calcext:value-type="float">
            <text:p>-0.207574</text:p>
          </table:table-cell>
          <table:table-cell office:value-type="float" office:value="-0.216065" calcext:value-type="float">
            <text:p>-0.216065</text:p>
          </table:table-cell>
          <table:table-cell office:value-type="float" office:value="0.0476433" calcext:value-type="float">
            <text:p>0.0476433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-0.000977937" calcext:value-type="float">
            <text:p>-0.000977937</text:p>
          </table:table-cell>
          <table:table-cell office:value-type="float" office:value="-0.0210304" calcext:value-type="float">
            <text:p>-0.021030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9842" calcext:value-type="float">
            <text:p>-0.209842</text:p>
          </table:table-cell>
          <table:table-cell office:value-type="float" office:value="-0.21544" calcext:value-type="float">
            <text:p>-0.21544</text:p>
          </table:table-cell>
          <table:table-cell office:value-type="float" office:value="0.0478378" calcext:value-type="float">
            <text:p>0.0478378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0875048" calcext:value-type="float">
            <text:p>-0.000875048</text:p>
          </table:table-cell>
          <table:table-cell office:value-type="float" office:value="-0.0196569" calcext:value-type="float">
            <text:p>-0.019656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1347" calcext:value-type="float">
            <text:p>-0.211347</text:p>
          </table:table-cell>
          <table:table-cell office:value-type="float" office:value="-0.215645" calcext:value-type="float">
            <text:p>-0.215645</text:p>
          </table:table-cell>
          <table:table-cell office:value-type="float" office:value="0.0480293" calcext:value-type="float">
            <text:p>0.0480293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0.0000780635" calcext:value-type="float">
            <text:p>7.80635E-05</text:p>
          </table:table-cell>
          <table:table-cell office:value-type="float" office:value="-0.0174493" calcext:value-type="float">
            <text:p>-0.017449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3376" calcext:value-type="float">
            <text:p>-0.213376</text:p>
          </table:table-cell>
          <table:table-cell office:value-type="float" office:value="-0.215849" calcext:value-type="float">
            <text:p>-0.215849</text:p>
          </table:table-cell>
          <table:table-cell office:value-type="float" office:value="0.0482118" calcext:value-type="float">
            <text:p>0.0482118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0928175" calcext:value-type="float">
            <text:p>-0.000928175</text:p>
          </table:table-cell>
          <table:table-cell office:value-type="float" office:value="-0.0180871" calcext:value-type="float">
            <text:p>-0.018087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6414" calcext:value-type="float">
            <text:p>-0.216414</text:p>
          </table:table-cell>
          <table:table-cell office:value-type="float" office:value="-0.216342" calcext:value-type="float">
            <text:p>-0.216342</text:p>
          </table:table-cell>
          <table:table-cell office:value-type="float" office:value="0.048398" calcext:value-type="float">
            <text:p>0.048398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-0.00100074" calcext:value-type="float">
            <text:p>-0.00100074</text:p>
          </table:table-cell>
          <table:table-cell office:value-type="float" office:value="-0.0195335" calcext:value-type="float">
            <text:p>-0.019533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9121" calcext:value-type="float">
            <text:p>-0.219121</text:p>
          </table:table-cell>
          <table:table-cell office:value-type="float" office:value="-0.216831" calcext:value-type="float">
            <text:p>-0.216831</text:p>
          </table:table-cell>
          <table:table-cell office:value-type="float" office:value="0.0487542" calcext:value-type="float">
            <text:p>0.0487542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107863" calcext:value-type="float">
            <text:p>-0.00107863</text:p>
          </table:table-cell>
          <table:table-cell office:value-type="float" office:value="-0.0180958" calcext:value-type="float">
            <text:p>-0.018095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1583" calcext:value-type="float">
            <text:p>-0.221583</text:p>
          </table:table-cell>
          <table:table-cell office:value-type="float" office:value="-0.2161" calcext:value-type="float">
            <text:p>-0.2161</text:p>
          </table:table-cell>
          <table:table-cell office:value-type="float" office:value="0.049088" calcext:value-type="float">
            <text:p>0.049088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-0.00291042" calcext:value-type="float">
            <text:p>-0.00291042</text:p>
          </table:table-cell>
          <table:table-cell office:value-type="float" office:value="-0.0186528" calcext:value-type="float">
            <text:p>-0.018652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2981" calcext:value-type="float">
            <text:p>-0.222981</text:p>
          </table:table-cell>
          <table:table-cell office:value-type="float" office:value="-0.214268" calcext:value-type="float">
            <text:p>-0.214268</text:p>
          </table:table-cell>
          <table:table-cell office:value-type="float" office:value="0.0494182" calcext:value-type="float">
            <text:p>0.0494182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455809" calcext:value-type="float">
            <text:p>-0.00455809</text:p>
          </table:table-cell>
          <table:table-cell office:value-type="float" office:value="-0.0174306" calcext:value-type="float">
            <text:p>-0.017430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3415" calcext:value-type="float">
            <text:p>-0.223415</text:p>
          </table:table-cell>
          <table:table-cell office:value-type="float" office:value="-0.212001" calcext:value-type="float">
            <text:p>-0.212001</text:p>
          </table:table-cell>
          <table:table-cell office:value-type="float" office:value="0.0497679" calcext:value-type="float">
            <text:p>0.0497679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516218" calcext:value-type="float">
            <text:p>-0.00516218</text:p>
          </table:table-cell>
          <table:table-cell office:value-type="float" office:value="-0.016362" calcext:value-type="float">
            <text:p>-0.01636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2468" calcext:value-type="float">
            <text:p>-0.222468</text:p>
          </table:table-cell>
          <table:table-cell office:value-type="float" office:value="-0.209622" calcext:value-type="float">
            <text:p>-0.209622</text:p>
          </table:table-cell>
          <table:table-cell office:value-type="float" office:value="0.0499439" calcext:value-type="float">
            <text:p>0.0499439</text:p>
          </table:table-cell>
          <table:table-cell office:value-type="float" office:value="-0.0303532" calcext:value-type="float">
            <text:p>-0.0303532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572509" calcext:value-type="float">
            <text:p>-0.00572509</text:p>
          </table:table-cell>
          <table:table-cell office:value-type="float" office:value="-0.0155542" calcext:value-type="float">
            <text:p>-0.015554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0297" calcext:value-type="float">
            <text:p>-0.220297</text:p>
          </table:table-cell>
          <table:table-cell office:value-type="float" office:value="-0.208342" calcext:value-type="float">
            <text:p>-0.208342</text:p>
          </table:table-cell>
          <table:table-cell office:value-type="float" office:value="0.0499689" calcext:value-type="float">
            <text:p>0.0499689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355497" calcext:value-type="float">
            <text:p>-0.00355497</text:p>
          </table:table-cell>
          <table:table-cell office:value-type="float" office:value="-0.0139602" calcext:value-type="float">
            <text:p>-0.013960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692" calcext:value-type="float">
            <text:p>-0.21692</text:p>
          </table:table-cell>
          <table:table-cell office:value-type="float" office:value="-0.207786" calcext:value-type="float">
            <text:p>-0.207786</text:p>
          </table:table-cell>
          <table:table-cell office:value-type="float" office:value="0.0499917" calcext:value-type="float">
            <text:p>0.0499917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246698" calcext:value-type="float">
            <text:p>-0.00246698</text:p>
          </table:table-cell>
          <table:table-cell office:value-type="float" office:value="-0.0125974" calcext:value-type="float">
            <text:p>-0.01259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428" calcext:value-type="float">
            <text:p>-0.21428</text:p>
          </table:table-cell>
          <table:table-cell office:value-type="float" office:value="-0.208306" calcext:value-type="float">
            <text:p>-0.208306</text:p>
          </table:table-cell>
          <table:table-cell office:value-type="float" office:value="0.0500159" calcext:value-type="float">
            <text:p>0.0500159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060416" calcext:value-type="float">
            <text:p>-0.00060416</text:p>
          </table:table-cell>
          <table:table-cell office:value-type="float" office:value="-0.0140221" calcext:value-type="float">
            <text:p>-0.014022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2414" calcext:value-type="float">
            <text:p>-0.212414</text:p>
          </table:table-cell>
          <table:table-cell office:value-type="float" office:value="-0.20949" calcext:value-type="float">
            <text:p>-0.20949</text:p>
          </table:table-cell>
          <table:table-cell office:value-type="float" office:value="0.0501919" calcext:value-type="float">
            <text:p>0.0501919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0.00115146" calcext:value-type="float">
            <text:p>0.00115146</text:p>
          </table:table-cell>
          <table:table-cell office:value-type="float" office:value="-0.0153209" calcext:value-type="float">
            <text:p>-0.015320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0985" calcext:value-type="float">
            <text:p>-0.210985</text:p>
          </table:table-cell>
          <table:table-cell office:value-type="float" office:value="-0.210281" calcext:value-type="float">
            <text:p>-0.210281</text:p>
          </table:table-cell>
          <table:table-cell office:value-type="float" office:value="0.0505174" calcext:value-type="float">
            <text:p>0.0505174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0.00100837" calcext:value-type="float">
            <text:p>0.00100837</text:p>
          </table:table-cell>
          <table:table-cell office:value-type="float" office:value="-0.0155599" calcext:value-type="float">
            <text:p>-0.015559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0354" calcext:value-type="float">
            <text:p>-0.210354</text:p>
          </table:table-cell>
          <table:table-cell office:value-type="float" office:value="-0.210905" calcext:value-type="float">
            <text:p>-0.210905</text:p>
          </table:table-cell>
          <table:table-cell office:value-type="float" office:value="0.0508662" calcext:value-type="float">
            <text:p>0.0508662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0.000909176" calcext:value-type="float">
            <text:p>0.000909176</text:p>
          </table:table-cell>
          <table:table-cell office:value-type="float" office:value="-0.0166549" calcext:value-type="float">
            <text:p>-0.016654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0677" calcext:value-type="float">
            <text:p>-0.210677</text:p>
          </table:table-cell>
          <table:table-cell office:value-type="float" office:value="-0.211437" calcext:value-type="float">
            <text:p>-0.211437</text:p>
          </table:table-cell>
          <table:table-cell office:value-type="float" office:value="0.051195" calcext:value-type="float">
            <text:p>0.051195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0.000804055" calcext:value-type="float">
            <text:p>0.000804055</text:p>
          </table:table-cell>
          <table:table-cell office:value-type="float" office:value="-0.0175641" calcext:value-type="float">
            <text:p>-0.017564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1131" calcext:value-type="float">
            <text:p>-0.211131</text:p>
          </table:table-cell>
          <table:table-cell office:value-type="float" office:value="-0.211229" calcext:value-type="float">
            <text:p>-0.211229</text:p>
          </table:table-cell>
          <table:table-cell office:value-type="float" office:value="0.0515243" calcext:value-type="float">
            <text:p>0.0515243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111116" calcext:value-type="float">
            <text:p>-0.00111116</text:p>
          </table:table-cell>
          <table:table-cell office:value-type="float" office:value="-0.0174949" calcext:value-type="float">
            <text:p>-0.017494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1603" calcext:value-type="float">
            <text:p>-0.211603</text:p>
          </table:table-cell>
          <table:table-cell office:value-type="float" office:value="-0.211369" calcext:value-type="float">
            <text:p>-0.211369</text:p>
          </table:table-cell>
          <table:table-cell office:value-type="float" office:value="0.0518767" calcext:value-type="float">
            <text:p>0.0518767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211527" calcext:value-type="float">
            <text:p>-0.00211527</text:p>
          </table:table-cell>
          <table:table-cell office:value-type="float" office:value="-0.0164353" calcext:value-type="float">
            <text:p>-0.016435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3023" calcext:value-type="float">
            <text:p>-0.213023</text:p>
          </table:table-cell>
          <table:table-cell office:value-type="float" office:value="-0.211519" calcext:value-type="float">
            <text:p>-0.211519</text:p>
          </table:table-cell>
          <table:table-cell office:value-type="float" office:value="0.0522118" calcext:value-type="float">
            <text:p>0.0522118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310417" calcext:value-type="float">
            <text:p>-0.00310417</text:p>
          </table:table-cell>
          <table:table-cell office:value-type="float" office:value="-0.0181645" calcext:value-type="float">
            <text:p>-0.018164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4341" calcext:value-type="float">
            <text:p>-0.214341</text:p>
          </table:table-cell>
          <table:table-cell office:value-type="float" office:value="-0.212262" calcext:value-type="float">
            <text:p>-0.212262</text:p>
          </table:table-cell>
          <table:table-cell office:value-type="float" office:value="0.0523989" calcext:value-type="float">
            <text:p>0.0523989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322485" calcext:value-type="float">
            <text:p>-0.00322485</text:p>
          </table:table-cell>
          <table:table-cell office:value-type="float" office:value="-0.0179451" calcext:value-type="float">
            <text:p>-0.017945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6715" calcext:value-type="float">
            <text:p>-0.216715</text:p>
          </table:table-cell>
          <table:table-cell office:value-type="float" office:value="-0.213315" calcext:value-type="float">
            <text:p>-0.213315</text:p>
          </table:table-cell>
          <table:table-cell office:value-type="float" office:value="0.0527628" calcext:value-type="float">
            <text:p>0.0527628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-0.00340099" calcext:value-type="float">
            <text:p>-0.00340099</text:p>
          </table:table-cell>
          <table:table-cell office:value-type="float" office:value="-0.0194987" calcext:value-type="float">
            <text:p>-0.019498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903" calcext:value-type="float">
            <text:p>-0.21903</text:p>
          </table:table-cell>
          <table:table-cell office:value-type="float" office:value="-0.214738" calcext:value-type="float">
            <text:p>-0.214738</text:p>
          </table:table-cell>
          <table:table-cell office:value-type="float" office:value="0.0529679" calcext:value-type="float">
            <text:p>0.0529679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77689" calcext:value-type="float">
            <text:p>0.0577689</text:p>
          </table:table-cell>
          <table:table-cell office:value-type="float" office:value="-0.00266989" calcext:value-type="float">
            <text:p>-0.00266989</text:p>
          </table:table-cell>
          <table:table-cell office:value-type="float" office:value="-0.020075" calcext:value-type="float">
            <text:p>-0.02007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0877" calcext:value-type="float">
            <text:p>-0.220877</text:p>
          </table:table-cell>
          <table:table-cell office:value-type="float" office:value="-0.215516" calcext:value-type="float">
            <text:p>-0.215516</text:p>
          </table:table-cell>
          <table:table-cell office:value-type="float" office:value="0.0531582" calcext:value-type="float">
            <text:p>0.0531582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77689" calcext:value-type="float">
            <text:p>0.0577689</text:p>
          </table:table-cell>
          <table:table-cell office:value-type="float" office:value="-0.00280396" calcext:value-type="float">
            <text:p>-0.00280396</text:p>
          </table:table-cell>
          <table:table-cell office:value-type="float" office:value="-0.0197572" calcext:value-type="float">
            <text:p>-0.019757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2537" calcext:value-type="float">
            <text:p>-0.222537</text:p>
          </table:table-cell>
          <table:table-cell office:value-type="float" office:value="-0.217167" calcext:value-type="float">
            <text:p>-0.217167</text:p>
          </table:table-cell>
          <table:table-cell office:value-type="float" office:value="0.0533589" calcext:value-type="float">
            <text:p>0.0533589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77689" calcext:value-type="float">
            <text:p>0.0577689</text:p>
          </table:table-cell>
          <table:table-cell office:value-type="float" office:value="-0.000154607" calcext:value-type="float">
            <text:p>-0.000154607</text:p>
          </table:table-cell>
          <table:table-cell office:value-type="float" office:value="-0.0194653" calcext:value-type="float">
            <text:p>-0.019465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3385" calcext:value-type="float">
            <text:p>-0.223385</text:p>
          </table:table-cell>
          <table:table-cell office:value-type="float" office:value="-0.218989" calcext:value-type="float">
            <text:p>-0.218989</text:p>
          </table:table-cell>
          <table:table-cell office:value-type="float" office:value="0.0535435" calcext:value-type="float">
            <text:p>0.0535435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0.00147782" calcext:value-type="float">
            <text:p>0.00147782</text:p>
          </table:table-cell>
          <table:table-cell office:value-type="float" office:value="-0.0183272" calcext:value-type="float">
            <text:p>-0.018327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3745" calcext:value-type="float">
            <text:p>-0.223745</text:p>
          </table:table-cell>
          <table:table-cell office:value-type="float" office:value="-0.220802" calcext:value-type="float">
            <text:p>-0.220802</text:p>
          </table:table-cell>
          <table:table-cell office:value-type="float" office:value="0.0537253" calcext:value-type="float">
            <text:p>0.0537253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0.00214755" calcext:value-type="float">
            <text:p>0.00214755</text:p>
          </table:table-cell>
          <table:table-cell office:value-type="float" office:value="-0.0172893" calcext:value-type="float">
            <text:p>-0.017289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3771" calcext:value-type="float">
            <text:p>-0.223771</text:p>
          </table:table-cell>
          <table:table-cell office:value-type="float" office:value="-0.221748" calcext:value-type="float">
            <text:p>-0.221748</text:p>
          </table:table-cell>
          <table:table-cell office:value-type="float" office:value="0.053906" calcext:value-type="float">
            <text:p>0.053906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0.000994239" calcext:value-type="float">
            <text:p>0.000994239</text:p>
          </table:table-cell>
          <table:table-cell office:value-type="float" office:value="-0.0172745" calcext:value-type="float">
            <text:p>-0.017274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3799" calcext:value-type="float">
            <text:p>-0.223799</text:p>
          </table:table-cell>
          <table:table-cell office:value-type="float" office:value="-0.220704" calcext:value-type="float">
            <text:p>-0.220704</text:p>
          </table:table-cell>
          <table:table-cell office:value-type="float" office:value="0.0540983" calcext:value-type="float">
            <text:p>0.0540983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273859" calcext:value-type="float">
            <text:p>-0.00273859</text:p>
          </table:table-cell>
          <table:table-cell office:value-type="float" office:value="-0.017277" calcext:value-type="float">
            <text:p>-0.01727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3551" calcext:value-type="float">
            <text:p>-0.223551</text:p>
          </table:table-cell>
          <table:table-cell office:value-type="float" office:value="-0.219656" calcext:value-type="float">
            <text:p>-0.219656</text:p>
          </table:table-cell>
          <table:table-cell office:value-type="float" office:value="0.0542763" calcext:value-type="float">
            <text:p>0.0542763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255148" calcext:value-type="float">
            <text:p>-0.00255148</text:p>
          </table:table-cell>
          <table:table-cell office:value-type="float" office:value="-0.016348" calcext:value-type="float">
            <text:p>-0.01634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3477" calcext:value-type="float">
            <text:p>-0.223477</text:p>
          </table:table-cell>
          <table:table-cell office:value-type="float" office:value="-0.21771" calcext:value-type="float">
            <text:p>-0.21771</text:p>
          </table:table-cell>
          <table:table-cell office:value-type="float" office:value="0.0544554" calcext:value-type="float">
            <text:p>0.0544554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514634" calcext:value-type="float">
            <text:p>-0.00514634</text:p>
          </table:table-cell>
          <table:table-cell office:value-type="float" office:value="-0.0163709" calcext:value-type="float">
            <text:p>-0.016370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3241" calcext:value-type="float">
            <text:p>-0.223241</text:p>
          </table:table-cell>
          <table:table-cell office:value-type="float" office:value="-0.21595" calcext:value-type="float">
            <text:p>-0.21595</text:p>
          </table:table-cell>
          <table:table-cell office:value-type="float" office:value="0.0544868" calcext:value-type="float">
            <text:p>0.0544868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48469" calcext:value-type="float">
            <text:p>-0.0048469</text:p>
          </table:table-cell>
          <table:table-cell office:value-type="float" office:value="-0.0164075" calcext:value-type="float">
            <text:p>-0.016407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276" calcext:value-type="float">
            <text:p>-0.22276</text:p>
          </table:table-cell>
          <table:table-cell office:value-type="float" office:value="-0.214581" calcext:value-type="float">
            <text:p>-0.214581</text:p>
          </table:table-cell>
          <table:table-cell office:value-type="float" office:value="0.054515" calcext:value-type="float">
            <text:p>0.054515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461211" calcext:value-type="float">
            <text:p>-0.00461211</text:p>
          </table:table-cell>
          <table:table-cell office:value-type="float" office:value="-0.0155108" calcext:value-type="float">
            <text:p>-0.015510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2284" calcext:value-type="float">
            <text:p>-0.222284</text:p>
          </table:table-cell>
          <table:table-cell office:value-type="float" office:value="-0.214164" calcext:value-type="float">
            <text:p>-0.214164</text:p>
          </table:table-cell>
          <table:table-cell office:value-type="float" office:value="0.054547" calcext:value-type="float">
            <text:p>0.054547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356477" calcext:value-type="float">
            <text:p>-0.00356477</text:p>
          </table:table-cell>
          <table:table-cell office:value-type="float" office:value="-0.0155881" calcext:value-type="float">
            <text:p>-0.015588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2775" calcext:value-type="float">
            <text:p>-0.222775</text:p>
          </table:table-cell>
          <table:table-cell office:value-type="float" office:value="-0.213802" calcext:value-type="float">
            <text:p>-0.213802</text:p>
          </table:table-cell>
          <table:table-cell office:value-type="float" office:value="0.0545826" calcext:value-type="float">
            <text:p>0.0545826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448811" calcext:value-type="float">
            <text:p>-0.00448811</text:p>
          </table:table-cell>
          <table:table-cell office:value-type="float" office:value="-0.0164758" calcext:value-type="float">
            <text:p>-0.016475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2801" calcext:value-type="float">
            <text:p>-0.222801</text:p>
          </table:table-cell>
          <table:table-cell office:value-type="float" office:value="-0.214196" calcext:value-type="float">
            <text:p>-0.214196</text:p>
          </table:table-cell>
          <table:table-cell office:value-type="float" office:value="0.054612" calcext:value-type="float">
            <text:p>0.054612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25922" calcext:value-type="float">
            <text:p>-0.0025922</text:p>
          </table:table-cell>
          <table:table-cell office:value-type="float" office:value="-0.014519" calcext:value-type="float">
            <text:p>-0.01451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3459" calcext:value-type="float">
            <text:p>-0.223459</text:p>
          </table:table-cell>
          <table:table-cell office:value-type="float" office:value="-0.214285" calcext:value-type="float">
            <text:p>-0.214285</text:p>
          </table:table-cell>
          <table:table-cell office:value-type="float" office:value="0.054804" calcext:value-type="float">
            <text:p>0.054804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359762" calcext:value-type="float">
            <text:p>-0.00359762</text:p>
          </table:table-cell>
          <table:table-cell office:value-type="float" office:value="-0.0143951" calcext:value-type="float">
            <text:p>-0.014395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4477" calcext:value-type="float">
            <text:p>-0.224477</text:p>
          </table:table-cell>
          <table:table-cell office:value-type="float" office:value="-0.214787" calcext:value-type="float">
            <text:p>-0.214787</text:p>
          </table:table-cell>
          <table:table-cell office:value-type="float" office:value="0.0549839" calcext:value-type="float">
            <text:p>0.0549839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27052" calcext:value-type="float">
            <text:p>-0.0027052</text:p>
          </table:table-cell>
          <table:table-cell office:value-type="float" office:value="-0.014219" calcext:value-type="float">
            <text:p>-0.01421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6443" calcext:value-type="float">
            <text:p>-0.226443</text:p>
          </table:table-cell>
          <table:table-cell office:value-type="float" office:value="-0.214674" calcext:value-type="float">
            <text:p>-0.214674</text:p>
          </table:table-cell>
          <table:table-cell office:value-type="float" office:value="0.0553146" calcext:value-type="float">
            <text:p>0.0553146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366778" calcext:value-type="float">
            <text:p>-0.00366778</text:p>
          </table:table-cell>
          <table:table-cell office:value-type="float" office:value="-0.0148566" calcext:value-type="float">
            <text:p>-0.014856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8547" calcext:value-type="float">
            <text:p>-0.228547</text:p>
          </table:table-cell>
          <table:table-cell office:value-type="float" office:value="-0.213788" calcext:value-type="float">
            <text:p>-0.213788</text:p>
          </table:table-cell>
          <table:table-cell office:value-type="float" office:value="0.0558255" calcext:value-type="float">
            <text:p>0.0558255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449091" calcext:value-type="float">
            <text:p>-0.00449091</text:p>
          </table:table-cell>
          <table:table-cell office:value-type="float" office:value="-0.0144991" calcext:value-type="float">
            <text:p>-0.014499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31213" calcext:value-type="float">
            <text:p>-0.231213</text:p>
          </table:table-cell>
          <table:table-cell office:value-type="float" office:value="-0.213151" calcext:value-type="float">
            <text:p>-0.213151</text:p>
          </table:table-cell>
          <table:table-cell office:value-type="float" office:value="0.0563058" calcext:value-type="float">
            <text:p>0.0563058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340042" calcext:value-type="float">
            <text:p>-0.00340042</text:p>
          </table:table-cell>
          <table:table-cell office:value-type="float" office:value="-0.0159971" calcext:value-type="float">
            <text:p>-0.015997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34597" calcext:value-type="float">
            <text:p>-0.234597</text:p>
          </table:table-cell>
          <table:table-cell office:value-type="float" office:value="-0.211908" calcext:value-type="float">
            <text:p>-0.211908</text:p>
          </table:table-cell>
          <table:table-cell office:value-type="float" office:value="0.05682" calcext:value-type="float">
            <text:p>0.05682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77689" calcext:value-type="float">
            <text:p>0.0577689</text:p>
          </table:table-cell>
          <table:table-cell office:value-type="float" office:value="-0.00416048" calcext:value-type="float">
            <text:p>-0.00416048</text:p>
          </table:table-cell>
          <table:table-cell office:value-type="float" office:value="-0.0173774" calcext:value-type="float">
            <text:p>-0.01737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36639" calcext:value-type="float">
            <text:p>-0.236639</text:p>
          </table:table-cell>
          <table:table-cell office:value-type="float" office:value="-0.210536" calcext:value-type="float">
            <text:p>-0.210536</text:p>
          </table:table-cell>
          <table:table-cell office:value-type="float" office:value="0.0574482" calcext:value-type="float">
            <text:p>0.0574482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-0.0039253" calcext:value-type="float">
            <text:p>-0.0039253</text:p>
          </table:table-cell>
          <table:table-cell office:value-type="float" office:value="-0.0160465" calcext:value-type="float">
            <text:p>-0.016046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36949" calcext:value-type="float">
            <text:p>-0.236949</text:p>
          </table:table-cell>
          <table:table-cell office:value-type="float" office:value="-0.20916" calcext:value-type="float">
            <text:p>-0.20916</text:p>
          </table:table-cell>
          <table:table-cell office:value-type="float" office:value="0.0579523" calcext:value-type="float">
            <text:p>0.0579523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270404" calcext:value-type="float">
            <text:p>-0.00270404</text:p>
          </table:table-cell>
          <table:table-cell office:value-type="float" office:value="-0.0140417" calcext:value-type="float">
            <text:p>-0.014041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35613" calcext:value-type="float">
            <text:p>-0.235613</text:p>
          </table:table-cell>
          <table:table-cell office:value-type="float" office:value="-0.208678" calcext:value-type="float">
            <text:p>-0.208678</text:p>
          </table:table-cell>
          <table:table-cell office:value-type="float" office:value="0.0582709" calcext:value-type="float">
            <text:p>0.0582709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0664361" calcext:value-type="float">
            <text:p>-0.000664361</text:p>
          </table:table-cell>
          <table:table-cell office:value-type="float" office:value="-0.0123115" calcext:value-type="float">
            <text:p>-0.012311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33933" calcext:value-type="float">
            <text:p>-0.233933</text:p>
          </table:table-cell>
          <table:table-cell office:value-type="float" office:value="-0.208087" calcext:value-type="float">
            <text:p>-0.208087</text:p>
          </table:table-cell>
          <table:table-cell office:value-type="float" office:value="0.0584392" calcext:value-type="float">
            <text:p>0.0584392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055157" calcext:value-type="float">
            <text:p>-0.00055157</text:p>
          </table:table-cell>
          <table:table-cell office:value-type="float" office:value="-0.0126126" calcext:value-type="float">
            <text:p>-0.012612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31501" calcext:value-type="float">
            <text:p>-0.231501</text:p>
          </table:table-cell>
          <table:table-cell office:value-type="float" office:value="-0.208733" calcext:value-type="float">
            <text:p>-0.208733</text:p>
          </table:table-cell>
          <table:table-cell office:value-type="float" office:value="0.0587788" calcext:value-type="float">
            <text:p>0.0587788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0.00129498" calcext:value-type="float">
            <text:p>0.00129498</text:p>
          </table:table-cell>
          <table:table-cell office:value-type="float" office:value="-0.0120501" calcext:value-type="float">
            <text:p>-0.012050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8806" calcext:value-type="float">
            <text:p>-0.228806</text:p>
          </table:table-cell>
          <table:table-cell office:value-type="float" office:value="-0.209486" calcext:value-type="float">
            <text:p>-0.209486</text:p>
          </table:table-cell>
          <table:table-cell office:value-type="float" office:value="0.0591182" calcext:value-type="float">
            <text:p>0.0591182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0.00116137" calcext:value-type="float">
            <text:p>0.00116137</text:p>
          </table:table-cell>
          <table:table-cell office:value-type="float" office:value="-0.011531" calcext:value-type="float">
            <text:p>-0.01153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548" calcext:value-type="float">
            <text:p>-0.22548</text:p>
          </table:table-cell>
          <table:table-cell office:value-type="float" office:value="-0.210035" calcext:value-type="float">
            <text:p>-0.210035</text:p>
          </table:table-cell>
          <table:table-cell office:value-type="float" office:value="0.059137" calcext:value-type="float">
            <text:p>0.059137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088916" calcext:value-type="float">
            <text:p>-0.00088916</text:p>
          </table:table-cell>
          <table:table-cell office:value-type="float" office:value="-0.0101513" calcext:value-type="float">
            <text:p>-0.010151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2252" calcext:value-type="float">
            <text:p>-0.222252</text:p>
          </table:table-cell>
          <table:table-cell office:value-type="float" office:value="-0.210969" calcext:value-type="float">
            <text:p>-0.210969</text:p>
          </table:table-cell>
          <table:table-cell office:value-type="float" office:value="0.0591567" calcext:value-type="float">
            <text:p>0.0591567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0070259" calcext:value-type="float">
            <text:p>-7.0259E-05</text:p>
          </table:table-cell>
          <table:table-cell office:value-type="float" office:value="-0.0107059" calcext:value-type="float">
            <text:p>-0.010705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9271" calcext:value-type="float">
            <text:p>-0.219271</text:p>
          </table:table-cell>
          <table:table-cell office:value-type="float" office:value="-0.212137" calcext:value-type="float">
            <text:p>-0.212137</text:p>
          </table:table-cell>
          <table:table-cell office:value-type="float" office:value="0.0588785" calcext:value-type="float">
            <text:p>0.0588785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0263646" calcext:value-type="float">
            <text:p>-0.000263646</text:p>
          </table:table-cell>
          <table:table-cell office:value-type="float" office:value="-0.0112268" calcext:value-type="float">
            <text:p>-0.011226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6339" calcext:value-type="float">
            <text:p>-0.216339</text:p>
          </table:table-cell>
          <table:table-cell office:value-type="float" office:value="-0.214499" calcext:value-type="float">
            <text:p>-0.214499</text:p>
          </table:table-cell>
          <table:table-cell office:value-type="float" office:value="0.0584528" calcext:value-type="float">
            <text:p>0.0584528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0.00226877" calcext:value-type="float">
            <text:p>0.00226877</text:p>
          </table:table-cell>
          <table:table-cell office:value-type="float" office:value="-0.0127078" calcext:value-type="float">
            <text:p>-0.012707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3128" calcext:value-type="float">
            <text:p>-0.213128</text:p>
          </table:table-cell>
          <table:table-cell office:value-type="float" office:value="-0.216511" calcext:value-type="float">
            <text:p>-0.216511</text:p>
          </table:table-cell>
          <table:table-cell office:value-type="float" office:value="0.0579985" calcext:value-type="float">
            <text:p>0.0579985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0.00192671" calcext:value-type="float">
            <text:p>0.00192671</text:p>
          </table:table-cell>
          <table:table-cell office:value-type="float" office:value="-0.0132643" calcext:value-type="float">
            <text:p>-0.013264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1773" calcext:value-type="float">
            <text:p>-0.211773</text:p>
          </table:table-cell>
          <table:table-cell office:value-type="float" office:value="-0.217375" calcext:value-type="float">
            <text:p>-0.217375</text:p>
          </table:table-cell>
          <table:table-cell office:value-type="float" office:value="0.0575785" calcext:value-type="float">
            <text:p>0.0575785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0.000814181" calcext:value-type="float">
            <text:p>0.000814181</text:p>
          </table:table-cell>
          <table:table-cell office:value-type="float" office:value="-0.0174259" calcext:value-type="float">
            <text:p>-0.017425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0522" calcext:value-type="float">
            <text:p>-0.210522</text:p>
          </table:table-cell>
          <table:table-cell office:value-type="float" office:value="-0.217471" calcext:value-type="float">
            <text:p>-0.217471</text:p>
          </table:table-cell>
          <table:table-cell office:value-type="float" office:value="0.0573095" calcext:value-type="float">
            <text:p>0.0573095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115671" calcext:value-type="float">
            <text:p>-0.00115671</text:p>
          </table:table-cell>
          <table:table-cell office:value-type="float" office:value="-0.0176466" calcext:value-type="float">
            <text:p>-0.017646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9667" calcext:value-type="float">
            <text:p>-0.209667</text:p>
          </table:table-cell>
          <table:table-cell office:value-type="float" office:value="-0.217108" calcext:value-type="float">
            <text:p>-0.217108</text:p>
          </table:table-cell>
          <table:table-cell office:value-type="float" office:value="0.0573393" calcext:value-type="float">
            <text:p>0.0573393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109423" calcext:value-type="float">
            <text:p>-0.00109423</text:p>
          </table:table-cell>
          <table:table-cell office:value-type="float" office:value="-0.0177937" calcext:value-type="float">
            <text:p>-0.017793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8682" calcext:value-type="float">
            <text:p>-0.208682</text:p>
          </table:table-cell>
          <table:table-cell office:value-type="float" office:value="-0.216747" calcext:value-type="float">
            <text:p>-0.216747</text:p>
          </table:table-cell>
          <table:table-cell office:value-type="float" office:value="0.0573695" calcext:value-type="float">
            <text:p>0.0573695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104036" calcext:value-type="float">
            <text:p>-0.00104036</text:p>
          </table:table-cell>
          <table:table-cell office:value-type="float" office:value="-0.0169767" calcext:value-type="float">
            <text:p>-0.016976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8288" calcext:value-type="float">
            <text:p>-0.208288</text:p>
          </table:table-cell>
          <table:table-cell office:value-type="float" office:value="-0.216035" calcext:value-type="float">
            <text:p>-0.216035</text:p>
          </table:table-cell>
          <table:table-cell office:value-type="float" office:value="0.0573997" calcext:value-type="float">
            <text:p>0.0573997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286866" calcext:value-type="float">
            <text:p>-0.00286866</text:p>
          </table:table-cell>
          <table:table-cell office:value-type="float" office:value="-0.0170535" calcext:value-type="float">
            <text:p>-0.017053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8216" calcext:value-type="float">
            <text:p>-0.208216</text:p>
          </table:table-cell>
          <table:table-cell office:value-type="float" office:value="-0.214125" calcext:value-type="float">
            <text:p>-0.214125</text:p>
          </table:table-cell>
          <table:table-cell office:value-type="float" office:value="0.0574325" calcext:value-type="float">
            <text:p>0.0574325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548113" calcext:value-type="float">
            <text:p>-0.00548113</text:p>
          </table:table-cell>
          <table:table-cell office:value-type="float" office:value="-0.017065" calcext:value-type="float">
            <text:p>-0.01706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8874" calcext:value-type="float">
            <text:p>-0.208874</text:p>
          </table:table-cell>
          <table:table-cell office:value-type="float" office:value="-0.212497" calcext:value-type="float">
            <text:p>-0.212497</text:p>
          </table:table-cell>
          <table:table-cell office:value-type="float" office:value="0.0574662" calcext:value-type="float">
            <text:p>0.0574662</text:p>
          </table:table-cell>
          <table:table-cell office:value-type="float" office:value="-0.0303532" calcext:value-type="float">
            <text:p>-0.0303532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619018" calcext:value-type="float">
            <text:p>-0.00619018</text:p>
          </table:table-cell>
          <table:table-cell office:value-type="float" office:value="-0.0179209" calcext:value-type="float">
            <text:p>-0.017920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9937" calcext:value-type="float">
            <text:p>-0.209937</text:p>
          </table:table-cell>
          <table:table-cell office:value-type="float" office:value="-0.210866" calcext:value-type="float">
            <text:p>-0.210866</text:p>
          </table:table-cell>
          <table:table-cell office:value-type="float" office:value="0.0575007" calcext:value-type="float">
            <text:p>0.0575007</text:p>
          </table:table-cell>
          <table:table-cell office:value-type="float" office:value="-0.029374" calcext:value-type="float">
            <text:p>-0.029374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688172" calcext:value-type="float">
            <text:p>-0.00688172</text:p>
          </table:table-cell>
          <table:table-cell office:value-type="float" office:value="-0.0177458" calcext:value-type="float">
            <text:p>-0.017745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1447" calcext:value-type="float">
            <text:p>-0.211447</text:p>
          </table:table-cell>
          <table:table-cell office:value-type="float" office:value="-0.209875" calcext:value-type="float">
            <text:p>-0.209875</text:p>
          </table:table-cell>
          <table:table-cell office:value-type="float" office:value="0.0576991" calcext:value-type="float">
            <text:p>0.0576991</text:p>
          </table:table-cell>
          <table:table-cell office:value-type="float" office:value="-0.0303532" calcext:value-type="float">
            <text:p>-0.0303532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572411" calcext:value-type="float">
            <text:p>-0.00572411</text:p>
          </table:table-cell>
          <table:table-cell office:value-type="float" office:value="-0.0184712" calcext:value-type="float">
            <text:p>-0.018471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2772" calcext:value-type="float">
            <text:p>-0.212772</text:p>
          </table:table-cell>
          <table:table-cell office:value-type="float" office:value="-0.209597" calcext:value-type="float">
            <text:p>-0.209597</text:p>
          </table:table-cell>
          <table:table-cell office:value-type="float" office:value="0.0577337" calcext:value-type="float">
            <text:p>0.0577337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469844" calcext:value-type="float">
            <text:p>-0.00469844</text:p>
          </table:table-cell>
          <table:table-cell office:value-type="float" office:value="-0.0172632" calcext:value-type="float">
            <text:p>-0.017263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4237" calcext:value-type="float">
            <text:p>-0.214237</text:p>
          </table:table-cell>
          <table:table-cell office:value-type="float" office:value="-0.209482" calcext:value-type="float">
            <text:p>-0.209482</text:p>
          </table:table-cell>
          <table:table-cell office:value-type="float" office:value="0.0576108" calcext:value-type="float">
            <text:p>0.0576108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468259" calcext:value-type="float">
            <text:p>-0.00468259</text:p>
          </table:table-cell>
          <table:table-cell office:value-type="float" office:value="-0.0170077" calcext:value-type="float">
            <text:p>-0.017007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5344" calcext:value-type="float">
            <text:p>-0.215344</text:p>
          </table:table-cell>
          <table:table-cell office:value-type="float" office:value="-0.209658" calcext:value-type="float">
            <text:p>-0.209658</text:p>
          </table:table-cell>
          <table:table-cell office:value-type="float" office:value="0.0573446" calcext:value-type="float">
            <text:p>0.0573446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374115" calcext:value-type="float">
            <text:p>-0.00374115</text:p>
          </table:table-cell>
          <table:table-cell office:value-type="float" office:value="-0.0168088" calcext:value-type="float">
            <text:p>-0.016808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594" calcext:value-type="float">
            <text:p>-0.21594</text:p>
          </table:table-cell>
          <table:table-cell office:value-type="float" office:value="-0.209946" calcext:value-type="float">
            <text:p>-0.209946</text:p>
          </table:table-cell>
          <table:table-cell office:value-type="float" office:value="0.0570755" calcext:value-type="float">
            <text:p>0.0570755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281629" calcext:value-type="float">
            <text:p>-0.00281629</text:p>
          </table:table-cell>
          <table:table-cell office:value-type="float" office:value="-0.0157226" calcext:value-type="float">
            <text:p>-0.015722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7138" calcext:value-type="float">
            <text:p>-0.217138</text:p>
          </table:table-cell>
          <table:table-cell office:value-type="float" office:value="-0.210067" calcext:value-type="float">
            <text:p>-0.210067</text:p>
          </table:table-cell>
          <table:table-cell office:value-type="float" office:value="0.0567893" calcext:value-type="float">
            <text:p>0.0567893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284364" calcext:value-type="float">
            <text:p>-0.00284364</text:p>
          </table:table-cell>
          <table:table-cell office:value-type="float" office:value="-0.0164882" calcext:value-type="float">
            <text:p>-0.016488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9283" calcext:value-type="float">
            <text:p>-0.219283</text:p>
          </table:table-cell>
          <table:table-cell office:value-type="float" office:value="-0.209402" calcext:value-type="float">
            <text:p>-0.209402</text:p>
          </table:table-cell>
          <table:table-cell office:value-type="float" office:value="0.0565067" calcext:value-type="float">
            <text:p>0.0565067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-0.00370947" calcext:value-type="float">
            <text:p>-0.00370947</text:p>
          </table:table-cell>
          <table:table-cell office:value-type="float" office:value="-0.0190536" calcext:value-type="float">
            <text:p>-0.019053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1414" calcext:value-type="float">
            <text:p>-0.221414</text:p>
          </table:table-cell>
          <table:table-cell office:value-type="float" office:value="-0.208763" calcext:value-type="float">
            <text:p>-0.208763</text:p>
          </table:table-cell>
          <table:table-cell office:value-type="float" office:value="0.0563814" calcext:value-type="float">
            <text:p>0.0563814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-0.00262433" calcext:value-type="float">
            <text:p>-0.00262433</text:p>
          </table:table-cell>
          <table:table-cell office:value-type="float" office:value="-0.018682" calcext:value-type="float">
            <text:p>-0.01868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3519" calcext:value-type="float">
            <text:p>-0.223519</text:p>
          </table:table-cell>
          <table:table-cell office:value-type="float" office:value="-0.208205" calcext:value-type="float">
            <text:p>-0.208205</text:p>
          </table:table-cell>
          <table:table-cell office:value-type="float" office:value="0.0564149" calcext:value-type="float">
            <text:p>0.0564149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77689" calcext:value-type="float">
            <text:p>0.0577689</text:p>
          </table:table-cell>
          <table:table-cell office:value-type="float" office:value="-0.00254201" calcext:value-type="float">
            <text:p>-0.00254201</text:p>
          </table:table-cell>
          <table:table-cell office:value-type="float" office:value="-0.0192833" calcext:value-type="float">
            <text:p>-0.019283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5596" calcext:value-type="float">
            <text:p>-0.225596</text:p>
          </table:table-cell>
          <table:table-cell office:value-type="float" office:value="-0.208694" calcext:value-type="float">
            <text:p>-0.208694</text:p>
          </table:table-cell>
          <table:table-cell office:value-type="float" office:value="0.0564499" calcext:value-type="float">
            <text:p>0.0564499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8748" calcext:value-type="float">
            <text:p>0.058748</text:p>
          </table:table-cell>
          <table:table-cell office:value-type="float" office:value="-0.000663739" calcext:value-type="float">
            <text:p>-0.000663739</text:p>
          </table:table-cell>
          <table:table-cell office:value-type="float" office:value="-0.0199069" calcext:value-type="float">
            <text:p>-0.019906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7482" calcext:value-type="float">
            <text:p>-0.227482</text:p>
          </table:table-cell>
          <table:table-cell office:value-type="float" office:value="-0.209494" calcext:value-type="float">
            <text:p>-0.209494</text:p>
          </table:table-cell>
          <table:table-cell office:value-type="float" office:value="0.056648" calcext:value-type="float">
            <text:p>0.056648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8748" calcext:value-type="float">
            <text:p>0.058748</text:p>
          </table:table-cell>
          <table:table-cell office:value-type="float" office:value="-0.000805303" calcext:value-type="float">
            <text:p>-0.000805303</text:p>
          </table:table-cell>
          <table:table-cell office:value-type="float" office:value="-0.0195784" calcext:value-type="float">
            <text:p>-0.019578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9259" calcext:value-type="float">
            <text:p>-0.229259</text:p>
          </table:table-cell>
          <table:table-cell office:value-type="float" office:value="-0.210635" calcext:value-type="float">
            <text:p>-0.210635</text:p>
          </table:table-cell>
          <table:table-cell office:value-type="float" office:value="0.0566852" calcext:value-type="float">
            <text:p>0.0566852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8748" calcext:value-type="float">
            <text:p>0.058748</text:p>
          </table:table-cell>
          <table:table-cell office:value-type="float" office:value="-0.00100199" calcext:value-type="float">
            <text:p>-0.00100199</text:p>
          </table:table-cell>
          <table:table-cell office:value-type="float" office:value="-0.0192726" calcext:value-type="float">
            <text:p>-0.019272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30478" calcext:value-type="float">
            <text:p>-0.230478</text:p>
          </table:table-cell>
          <table:table-cell office:value-type="float" office:value="-0.211565" calcext:value-type="float">
            <text:p>-0.211565</text:p>
          </table:table-cell>
          <table:table-cell office:value-type="float" office:value="0.0567217" calcext:value-type="float">
            <text:p>0.0567217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77689" calcext:value-type="float">
            <text:p>0.0577689</text:p>
          </table:table-cell>
          <table:table-cell office:value-type="float" office:value="-0.0021388" calcext:value-type="float">
            <text:p>-0.0021388</text:p>
          </table:table-cell>
          <table:table-cell office:value-type="float" office:value="-0.0180886" calcext:value-type="float">
            <text:p>-0.018088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30477" calcext:value-type="float">
            <text:p>-0.230477</text:p>
          </table:table-cell>
          <table:table-cell office:value-type="float" office:value="-0.212642" calcext:value-type="float">
            <text:p>-0.212642</text:p>
          </table:table-cell>
          <table:table-cell office:value-type="float" office:value="0.056756" calcext:value-type="float">
            <text:p>0.056756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232719" calcext:value-type="float">
            <text:p>-0.00232719</text:p>
          </table:table-cell>
          <table:table-cell office:value-type="float" office:value="-0.0151516" calcext:value-type="float">
            <text:p>-0.01515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9751" calcext:value-type="float">
            <text:p>-0.229751</text:p>
          </table:table-cell>
          <table:table-cell office:value-type="float" office:value="-0.213573" calcext:value-type="float">
            <text:p>-0.213573</text:p>
          </table:table-cell>
          <table:table-cell office:value-type="float" office:value="0.0567868" calcext:value-type="float">
            <text:p>0.0567868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248466" calcext:value-type="float">
            <text:p>-0.00248466</text:p>
          </table:table-cell>
          <table:table-cell office:value-type="float" office:value="-0.0143015" calcext:value-type="float">
            <text:p>-0.014301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9496" calcext:value-type="float">
            <text:p>-0.229496</text:p>
          </table:table-cell>
          <table:table-cell office:value-type="float" office:value="-0.214629" calcext:value-type="float">
            <text:p>-0.214629</text:p>
          </table:table-cell>
          <table:table-cell office:value-type="float" office:value="0.0569803" calcext:value-type="float">
            <text:p>0.0569803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167894" calcext:value-type="float">
            <text:p>-0.00167894</text:p>
          </table:table-cell>
          <table:table-cell office:value-type="float" office:value="-0.0153316" calcext:value-type="float">
            <text:p>-0.01533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8996" calcext:value-type="float">
            <text:p>-0.228996</text:p>
          </table:table-cell>
          <table:table-cell office:value-type="float" office:value="-0.217092" calcext:value-type="float">
            <text:p>-0.217092</text:p>
          </table:table-cell>
          <table:table-cell office:value-type="float" office:value="0.0574597" calcext:value-type="float">
            <text:p>0.0574597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0.00180546" calcext:value-type="float">
            <text:p>0.00180546</text:p>
          </table:table-cell>
          <table:table-cell office:value-type="float" office:value="-0.0144273" calcext:value-type="float">
            <text:p>-0.014427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883" calcext:value-type="float">
            <text:p>-0.22883</text:p>
          </table:table-cell>
          <table:table-cell office:value-type="float" office:value="-0.219346" calcext:value-type="float">
            <text:p>-0.219346</text:p>
          </table:table-cell>
          <table:table-cell office:value-type="float" office:value="0.0577877" calcext:value-type="float">
            <text:p>0.0577877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0.002393" calcext:value-type="float">
            <text:p>0.002393</text:p>
          </table:table-cell>
          <table:table-cell office:value-type="float" office:value="-0.0144513" calcext:value-type="float">
            <text:p>-0.014451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8682" calcext:value-type="float">
            <text:p>-0.228682</text:p>
          </table:table-cell>
          <table:table-cell office:value-type="float" office:value="-0.221986" calcext:value-type="float">
            <text:p>-0.221986</text:p>
          </table:table-cell>
          <table:table-cell office:value-type="float" office:value="0.0582648" calcext:value-type="float">
            <text:p>0.0582648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0.00390435" calcext:value-type="float">
            <text:p>0.00390435</text:p>
          </table:table-cell>
          <table:table-cell office:value-type="float" office:value="-0.014483" calcext:value-type="float">
            <text:p>-0.01448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8699" calcext:value-type="float">
            <text:p>-0.228699</text:p>
          </table:table-cell>
          <table:table-cell office:value-type="float" office:value="-0.223978" calcext:value-type="float">
            <text:p>-0.223978</text:p>
          </table:table-cell>
          <table:table-cell office:value-type="float" office:value="0.0587735" calcext:value-type="float">
            <text:p>0.0587735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0.00258623" calcext:value-type="float">
            <text:p>0.00258623</text:p>
          </table:table-cell>
          <table:table-cell office:value-type="float" office:value="-0.0144854" calcext:value-type="float">
            <text:p>-0.014485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8286" calcext:value-type="float">
            <text:p>-0.228286</text:p>
          </table:table-cell>
          <table:table-cell office:value-type="float" office:value="-0.225697" calcext:value-type="float">
            <text:p>-0.225697</text:p>
          </table:table-cell>
          <table:table-cell office:value-type="float" office:value="0.0592489" calcext:value-type="float">
            <text:p>0.0592489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0.00228966" calcext:value-type="float">
            <text:p>0.00228966</text:p>
          </table:table-cell>
          <table:table-cell office:value-type="float" office:value="-0.0135775" calcext:value-type="float">
            <text:p>-0.013577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8204" calcext:value-type="float">
            <text:p>-0.228204</text:p>
          </table:table-cell>
          <table:table-cell office:value-type="float" office:value="-0.226781" calcext:value-type="float">
            <text:p>-0.226781</text:p>
          </table:table-cell>
          <table:table-cell office:value-type="float" office:value="0.0597557" calcext:value-type="float">
            <text:p>0.0597557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0.00113184" calcext:value-type="float">
            <text:p>0.00113184</text:p>
          </table:table-cell>
          <table:table-cell office:value-type="float" office:value="-0.0136006" calcext:value-type="float">
            <text:p>-0.01360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6856" calcext:value-type="float">
            <text:p>-0.226856</text:p>
          </table:table-cell>
          <table:table-cell office:value-type="float" office:value="-0.22744" calcext:value-type="float">
            <text:p>-0.22744</text:p>
          </table:table-cell>
          <table:table-cell office:value-type="float" office:value="0.0603764" calcext:value-type="float">
            <text:p>0.0603764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0.0000404716" calcext:value-type="float">
            <text:p>4.04716E-05</text:p>
          </table:table-cell>
          <table:table-cell office:value-type="float" office:value="-0.0109003" calcext:value-type="float">
            <text:p>-0.01090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5179" calcext:value-type="float">
            <text:p>-0.225179</text:p>
          </table:table-cell>
          <table:table-cell office:value-type="float" office:value="-0.227623" calcext:value-type="float">
            <text:p>-0.227623</text:p>
          </table:table-cell>
          <table:table-cell office:value-type="float" office:value="0.060696" calcext:value-type="float">
            <text:p>0.060696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0974651" calcext:value-type="float">
            <text:p>-0.000974651</text:p>
          </table:table-cell>
          <table:table-cell office:value-type="float" office:value="-0.0102069" calcext:value-type="float">
            <text:p>-0.010206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3047" calcext:value-type="float">
            <text:p>-0.223047</text:p>
          </table:table-cell>
          <table:table-cell office:value-type="float" office:value="-0.227363" calcext:value-type="float">
            <text:p>-0.227363</text:p>
          </table:table-cell>
          <table:table-cell office:value-type="float" office:value="0.0608643" calcext:value-type="float">
            <text:p>0.0608643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191737" calcext:value-type="float">
            <text:p>-0.00191737</text:p>
          </table:table-cell>
          <table:table-cell office:value-type="float" office:value="-0.0095882" calcext:value-type="float">
            <text:p>-0.009588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0621" calcext:value-type="float">
            <text:p>-0.220621</text:p>
          </table:table-cell>
          <table:table-cell office:value-type="float" office:value="-0.226677" calcext:value-type="float">
            <text:p>-0.226677</text:p>
          </table:table-cell>
          <table:table-cell office:value-type="float" office:value="0.0607263" calcext:value-type="float">
            <text:p>0.0607263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375718" calcext:value-type="float">
            <text:p>-0.00375718</text:p>
          </table:table-cell>
          <table:table-cell office:value-type="float" office:value="-0.0100076" calcext:value-type="float">
            <text:p>-0.010007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761" calcext:value-type="float">
            <text:p>-0.21761</text:p>
          </table:table-cell>
          <table:table-cell office:value-type="float" office:value="-0.226043" calcext:value-type="float">
            <text:p>-0.226043</text:p>
          </table:table-cell>
          <table:table-cell office:value-type="float" office:value="0.0605872" calcext:value-type="float">
            <text:p>0.0605872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365626" calcext:value-type="float">
            <text:p>-0.00365626</text:p>
          </table:table-cell>
          <table:table-cell office:value-type="float" office:value="-0.00953919" calcext:value-type="float">
            <text:p>-0.0095391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4844" calcext:value-type="float">
            <text:p>-0.214844</text:p>
          </table:table-cell>
          <table:table-cell office:value-type="float" office:value="-0.223938" calcext:value-type="float">
            <text:p>-0.223938</text:p>
          </table:table-cell>
          <table:table-cell office:value-type="float" office:value="0.0602884" calcext:value-type="float">
            <text:p>0.0602884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622317" calcext:value-type="float">
            <text:p>-0.00622317</text:p>
          </table:table-cell>
          <table:table-cell office:value-type="float" office:value="-0.0100255" calcext:value-type="float">
            <text:p>-0.010025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3157" calcext:value-type="float">
            <text:p>-0.213157</text:p>
          </table:table-cell>
          <table:table-cell office:value-type="float" office:value="-0.22242" calcext:value-type="float">
            <text:p>-0.22242</text:p>
          </table:table-cell>
          <table:table-cell office:value-type="float" office:value="0.0600134" calcext:value-type="float">
            <text:p>0.0600134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59672" calcext:value-type="float">
            <text:p>-0.0059672</text:p>
          </table:table-cell>
          <table:table-cell office:value-type="float" office:value="-0.0122665" calcext:value-type="float">
            <text:p>-0.012266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1871" calcext:value-type="float">
            <text:p>-0.211871</text:p>
          </table:table-cell>
          <table:table-cell office:value-type="float" office:value="-0.221164" calcext:value-type="float">
            <text:p>-0.221164</text:p>
          </table:table-cell>
          <table:table-cell office:value-type="float" office:value="0.0597408" calcext:value-type="float">
            <text:p>0.0597408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575362" calcext:value-type="float">
            <text:p>-0.00575362</text:p>
          </table:table-cell>
          <table:table-cell office:value-type="float" office:value="-0.0134631" calcext:value-type="float">
            <text:p>-0.013463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1513" calcext:value-type="float">
            <text:p>-0.211513</text:p>
          </table:table-cell>
          <table:table-cell office:value-type="float" office:value="-0.220379" calcext:value-type="float">
            <text:p>-0.220379</text:p>
          </table:table-cell>
          <table:table-cell office:value-type="float" office:value="0.0597737" calcext:value-type="float">
            <text:p>0.0597737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46372" calcext:value-type="float">
            <text:p>-0.0046372</text:p>
          </table:table-cell>
          <table:table-cell office:value-type="float" office:value="-0.0154818" calcext:value-type="float">
            <text:p>-0.015481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221" calcext:value-type="float">
            <text:p>-0.21221</text:p>
          </table:table-cell>
          <table:table-cell office:value-type="float" office:value="-0.220856" calcext:value-type="float">
            <text:p>-0.220856</text:p>
          </table:table-cell>
          <table:table-cell office:value-type="float" office:value="0.0598091" calcext:value-type="float">
            <text:p>0.0598091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275545" calcext:value-type="float">
            <text:p>-0.00275545</text:p>
          </table:table-cell>
          <table:table-cell office:value-type="float" office:value="-0.0173218" calcext:value-type="float">
            <text:p>-0.017321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4129" calcext:value-type="float">
            <text:p>-0.214129</text:p>
          </table:table-cell>
          <table:table-cell office:value-type="float" office:value="-0.221571" calcext:value-type="float">
            <text:p>-0.221571</text:p>
          </table:table-cell>
          <table:table-cell office:value-type="float" office:value="0.0598486" calcext:value-type="float">
            <text:p>0.0598486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-0.00190428" calcext:value-type="float">
            <text:p>-0.00190428</text:p>
          </table:table-cell>
          <table:table-cell office:value-type="float" office:value="-0.0199206" calcext:value-type="float">
            <text:p>-0.019920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6028" calcext:value-type="float">
            <text:p>-0.216028</text:p>
          </table:table-cell>
          <table:table-cell office:value-type="float" office:value="-0.221666" calcext:value-type="float">
            <text:p>-0.221666</text:p>
          </table:table-cell>
          <table:table-cell office:value-type="float" office:value="0.0597298" calcext:value-type="float">
            <text:p>0.0597298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-0.00289245" calcext:value-type="float">
            <text:p>-0.00289245</text:p>
          </table:table-cell>
          <table:table-cell office:value-type="float" office:value="-0.0196021" calcext:value-type="float">
            <text:p>-0.019602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6104" calcext:value-type="float">
            <text:p>-0.216104</text:p>
          </table:table-cell>
          <table:table-cell office:value-type="float" office:value="-0.222597" calcext:value-type="float">
            <text:p>-0.222597</text:p>
          </table:table-cell>
          <table:table-cell office:value-type="float" office:value="0.0596113" calcext:value-type="float">
            <text:p>0.0596113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11062" calcext:value-type="float">
            <text:p>-0.0011062</text:p>
          </table:table-cell>
          <table:table-cell office:value-type="float" office:value="-0.0156632" calcext:value-type="float">
            <text:p>-0.015663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6642" calcext:value-type="float">
            <text:p>-0.216642</text:p>
          </table:table-cell>
          <table:table-cell office:value-type="float" office:value="-0.222905" calcext:value-type="float">
            <text:p>-0.222905</text:p>
          </table:table-cell>
          <table:table-cell office:value-type="float" office:value="0.0596462" calcext:value-type="float">
            <text:p>0.0596462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212605" calcext:value-type="float">
            <text:p>-0.00212605</text:p>
          </table:table-cell>
          <table:table-cell office:value-type="float" office:value="-0.0165618" calcext:value-type="float">
            <text:p>-0.016561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5246" calcext:value-type="float">
            <text:p>-0.215246</text:p>
          </table:table-cell>
          <table:table-cell office:value-type="float" office:value="-0.223018" calcext:value-type="float">
            <text:p>-0.223018</text:p>
          </table:table-cell>
          <table:table-cell office:value-type="float" office:value="0.0596716" calcext:value-type="float">
            <text:p>0.0596716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215687" calcext:value-type="float">
            <text:p>-0.00215687</text:p>
          </table:table-cell>
          <table:table-cell office:value-type="float" office:value="-0.0128783" calcext:value-type="float">
            <text:p>-0.012878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3531" calcext:value-type="float">
            <text:p>-0.213531</text:p>
          </table:table-cell>
          <table:table-cell office:value-type="float" office:value="-0.223573" calcext:value-type="float">
            <text:p>-0.223573</text:p>
          </table:table-cell>
          <table:table-cell office:value-type="float" office:value="0.0598474" calcext:value-type="float">
            <text:p>0.0598474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224932" calcext:value-type="float">
            <text:p>-0.00224932</text:p>
          </table:table-cell>
          <table:table-cell office:value-type="float" office:value="-0.0121982" calcext:value-type="float">
            <text:p>-0.012198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3208" calcext:value-type="float">
            <text:p>-0.213208</text:p>
          </table:table-cell>
          <table:table-cell office:value-type="float" office:value="-0.222304" calcext:value-type="float">
            <text:p>-0.222304</text:p>
          </table:table-cell>
          <table:table-cell office:value-type="float" office:value="0.0600408" calcext:value-type="float">
            <text:p>0.0600408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593662" calcext:value-type="float">
            <text:p>-0.00593662</text:p>
          </table:table-cell>
          <table:table-cell office:value-type="float" office:value="-0.0152023" calcext:value-type="float">
            <text:p>-0.015202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2204" calcext:value-type="float">
            <text:p>-0.212204</text:p>
          </table:table-cell>
          <table:table-cell office:value-type="float" office:value="-0.221209" calcext:value-type="float">
            <text:p>-0.221209</text:p>
          </table:table-cell>
          <table:table-cell office:value-type="float" office:value="0.0603704" calcext:value-type="float">
            <text:p>0.0603704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574888" calcext:value-type="float">
            <text:p>-0.00574888</text:p>
          </table:table-cell>
          <table:table-cell office:value-type="float" office:value="-0.0143959" calcext:value-type="float">
            <text:p>-0.014395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1993" calcext:value-type="float">
            <text:p>-0.211993</text:p>
          </table:table-cell>
          <table:table-cell office:value-type="float" office:value="-0.219676" calcext:value-type="float">
            <text:p>-0.219676</text:p>
          </table:table-cell>
          <table:table-cell office:value-type="float" office:value="0.0608839" calcext:value-type="float">
            <text:p>0.0608839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64554" calcext:value-type="float">
            <text:p>-0.0064554</text:p>
          </table:table-cell>
          <table:table-cell office:value-type="float" office:value="-0.0154194" calcext:value-type="float">
            <text:p>-0.015419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2391" calcext:value-type="float">
            <text:p>-0.212391</text:p>
          </table:table-cell>
          <table:table-cell office:value-type="float" office:value="-0.216774" calcext:value-type="float">
            <text:p>-0.216774</text:p>
          </table:table-cell>
          <table:table-cell office:value-type="float" office:value="0.0615158" calcext:value-type="float">
            <text:p>0.0615158</text:p>
          </table:table-cell>
          <table:table-cell office:value-type="float" office:value="-0.0283949" calcext:value-type="float">
            <text:p>-0.0283949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888855" calcext:value-type="float">
            <text:p>-0.00888855</text:p>
          </table:table-cell>
          <table:table-cell office:value-type="float" office:value="-0.0163363" calcext:value-type="float">
            <text:p>-0.016336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2946" calcext:value-type="float">
            <text:p>-0.212946</text:p>
          </table:table-cell>
          <table:table-cell office:value-type="float" office:value="-0.214207" calcext:value-type="float">
            <text:p>-0.214207</text:p>
          </table:table-cell>
          <table:table-cell office:value-type="float" office:value="0.0621886" calcext:value-type="float">
            <text:p>0.0621886</text:p>
          </table:table-cell>
          <table:table-cell office:value-type="float" office:value="-0.029374" calcext:value-type="float">
            <text:p>-0.029374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746401" calcext:value-type="float">
            <text:p>-0.00746401</text:p>
          </table:table-cell>
          <table:table-cell office:value-type="float" office:value="-0.016243" calcext:value-type="float">
            <text:p>-0.01624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1874" calcext:value-type="float">
            <text:p>-0.211874</text:p>
          </table:table-cell>
          <table:table-cell office:value-type="float" office:value="-0.211548" calcext:value-type="float">
            <text:p>-0.211548</text:p>
          </table:table-cell>
          <table:table-cell office:value-type="float" office:value="0.062661" calcext:value-type="float">
            <text:p>0.062661</text:p>
          </table:table-cell>
          <table:table-cell office:value-type="float" office:value="-0.029374" calcext:value-type="float">
            <text:p>-0.029374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699951" calcext:value-type="float">
            <text:p>-0.00699951</text:p>
          </table:table-cell>
          <table:table-cell office:value-type="float" office:value="-0.0125215" calcext:value-type="float">
            <text:p>-0.012521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975" calcext:value-type="float">
            <text:p>-0.20975</text:p>
          </table:table-cell>
          <table:table-cell office:value-type="float" office:value="-0.209793" calcext:value-type="float">
            <text:p>-0.209793</text:p>
          </table:table-cell>
          <table:table-cell office:value-type="float" office:value="0.0629781" calcext:value-type="float">
            <text:p>0.0629781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474203" calcext:value-type="float">
            <text:p>-0.00474203</text:p>
          </table:table-cell>
          <table:table-cell office:value-type="float" office:value="-0.00994689" calcext:value-type="float">
            <text:p>-0.0099468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7952" calcext:value-type="float">
            <text:p>-0.207952</text:p>
          </table:table-cell>
          <table:table-cell office:value-type="float" office:value="-0.209884" calcext:value-type="float">
            <text:p>-0.209884</text:p>
          </table:table-cell>
          <table:table-cell office:value-type="float" office:value="0.0631584" calcext:value-type="float">
            <text:p>0.0631584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0836268" calcext:value-type="float">
            <text:p>-0.000836268</text:p>
          </table:table-cell>
          <table:table-cell office:value-type="float" office:value="-0.0112346" calcext:value-type="float">
            <text:p>-0.011234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6683" calcext:value-type="float">
            <text:p>-0.206683</text:p>
          </table:table-cell>
          <table:table-cell office:value-type="float" office:value="-0.210973" calcext:value-type="float">
            <text:p>-0.210973</text:p>
          </table:table-cell>
          <table:table-cell office:value-type="float" office:value="0.0631801" calcext:value-type="float">
            <text:p>0.0631801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0946932" calcext:value-type="float">
            <text:p>0.000946932</text:p>
          </table:table-cell>
          <table:table-cell office:value-type="float" office:value="-0.0124405" calcext:value-type="float">
            <text:p>-0.012440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5561" calcext:value-type="float">
            <text:p>-0.205561</text:p>
          </table:table-cell>
          <table:table-cell office:value-type="float" office:value="-0.212657" calcext:value-type="float">
            <text:p>-0.212657</text:p>
          </table:table-cell>
          <table:table-cell office:value-type="float" office:value="0.063206" calcext:value-type="float">
            <text:p>0.063206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0.00162686" calcext:value-type="float">
            <text:p>0.00162686</text:p>
          </table:table-cell>
          <table:table-cell office:value-type="float" office:value="-0.0136014" calcext:value-type="float">
            <text:p>-0.013601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4576" calcext:value-type="float">
            <text:p>-0.204576</text:p>
          </table:table-cell>
          <table:table-cell office:value-type="float" office:value="-0.214265" calcext:value-type="float">
            <text:p>-0.214265</text:p>
          </table:table-cell>
          <table:table-cell office:value-type="float" office:value="0.0632328" calcext:value-type="float">
            <text:p>0.0632328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0.00136264" calcext:value-type="float">
            <text:p>0.00136264</text:p>
          </table:table-cell>
          <table:table-cell office:value-type="float" office:value="-0.0147607" calcext:value-type="float">
            <text:p>-0.014760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3605" calcext:value-type="float">
            <text:p>-0.203605</text:p>
          </table:table-cell>
          <table:table-cell office:value-type="float" office:value="-0.215394" calcext:value-type="float">
            <text:p>-0.215394</text:p>
          </table:table-cell>
          <table:table-cell office:value-type="float" office:value="0.0634219" calcext:value-type="float">
            <text:p>0.0634219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0.000189468" calcext:value-type="float">
            <text:p>0.000189468</text:p>
          </table:table-cell>
          <table:table-cell office:value-type="float" office:value="-0.0149289" calcext:value-type="float">
            <text:p>-0.014928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2709" calcext:value-type="float">
            <text:p>-0.202709</text:p>
          </table:table-cell>
          <table:table-cell office:value-type="float" office:value="-0.215681" calcext:value-type="float">
            <text:p>-0.215681</text:p>
          </table:table-cell>
          <table:table-cell office:value-type="float" office:value="0.063612" calcext:value-type="float">
            <text:p>0.063612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182157" calcext:value-type="float">
            <text:p>-0.00182157</text:p>
          </table:table-cell>
          <table:table-cell office:value-type="float" office:value="-0.0150817" calcext:value-type="float">
            <text:p>-0.015081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2516" calcext:value-type="float">
            <text:p>-0.202516</text:p>
          </table:table-cell>
          <table:table-cell office:value-type="float" office:value="-0.215503" calcext:value-type="float">
            <text:p>-0.215503</text:p>
          </table:table-cell>
          <table:table-cell office:value-type="float" office:value="0.0639421" calcext:value-type="float">
            <text:p>0.0639421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276508" calcext:value-type="float">
            <text:p>-0.00276508</text:p>
          </table:table-cell>
          <table:table-cell office:value-type="float" office:value="-0.0160985" calcext:value-type="float">
            <text:p>-0.016098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1888" calcext:value-type="float">
            <text:p>-0.201888</text:p>
          </table:table-cell>
          <table:table-cell office:value-type="float" office:value="-0.215162" calcext:value-type="float">
            <text:p>-0.215162</text:p>
          </table:table-cell>
          <table:table-cell office:value-type="float" office:value="0.0642902" calcext:value-type="float">
            <text:p>0.0642902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271943" calcext:value-type="float">
            <text:p>-0.00271943</text:p>
          </table:table-cell>
          <table:table-cell office:value-type="float" office:value="-0.0142378" calcext:value-type="float">
            <text:p>-0.014237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2092" calcext:value-type="float">
            <text:p>-0.202092</text:p>
          </table:table-cell>
          <table:table-cell office:value-type="float" office:value="-0.214992" calcext:value-type="float">
            <text:p>-0.214992</text:p>
          </table:table-cell>
          <table:table-cell office:value-type="float" office:value="0.0644656" calcext:value-type="float">
            <text:p>0.0644656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171847" calcext:value-type="float">
            <text:p>-0.00171847</text:p>
          </table:table-cell>
          <table:table-cell office:value-type="float" office:value="-0.0141948" calcext:value-type="float">
            <text:p>-0.014194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3157" calcext:value-type="float">
            <text:p>-0.203157</text:p>
          </table:table-cell>
          <table:table-cell office:value-type="float" office:value="-0.214835" calcext:value-type="float">
            <text:p>-0.214835</text:p>
          </table:table-cell>
          <table:table-cell office:value-type="float" office:value="0.0646425" calcext:value-type="float">
            <text:p>0.0646425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169053" calcext:value-type="float">
            <text:p>-0.00169053</text:p>
          </table:table-cell>
          <table:table-cell office:value-type="float" office:value="-0.0149907" calcext:value-type="float">
            <text:p>-0.014990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5729" calcext:value-type="float">
            <text:p>-0.205729</text:p>
          </table:table-cell>
          <table:table-cell office:value-type="float" office:value="-0.214972" calcext:value-type="float">
            <text:p>-0.214972</text:p>
          </table:table-cell>
          <table:table-cell office:value-type="float" office:value="0.0648355" calcext:value-type="float">
            <text:p>0.0648355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0739511" calcext:value-type="float">
            <text:p>-0.000739511</text:p>
          </table:table-cell>
          <table:table-cell office:value-type="float" office:value="-0.0174776" calcext:value-type="float">
            <text:p>-0.017477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8372" calcext:value-type="float">
            <text:p>-0.208372</text:p>
          </table:table-cell>
          <table:table-cell office:value-type="float" office:value="-0.215365" calcext:value-type="float">
            <text:p>-0.215365</text:p>
          </table:table-cell>
          <table:table-cell office:value-type="float" office:value="0.0651667" calcext:value-type="float">
            <text:p>0.0651667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0.000169016" calcext:value-type="float">
            <text:p>0.000169016</text:p>
          </table:table-cell>
          <table:table-cell office:value-type="float" office:value="-0.0179973" calcext:value-type="float">
            <text:p>-0.017997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1827" calcext:value-type="float">
            <text:p>-0.211827</text:p>
          </table:table-cell>
          <table:table-cell office:value-type="float" office:value="-0.216949" calcext:value-type="float">
            <text:p>-0.216949</text:p>
          </table:table-cell>
          <table:table-cell office:value-type="float" office:value="0.0655256" calcext:value-type="float">
            <text:p>0.0655256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77689" calcext:value-type="float">
            <text:p>0.0577689</text:p>
          </table:table-cell>
          <table:table-cell office:value-type="float" office:value="0.00281915" calcext:value-type="float">
            <text:p>0.00281915</text:p>
          </table:table-cell>
          <table:table-cell office:value-type="float" office:value="-0.0212981" calcext:value-type="float">
            <text:p>-0.021298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4927" calcext:value-type="float">
            <text:p>-0.214927</text:p>
          </table:table-cell>
          <table:table-cell office:value-type="float" office:value="-0.217733" calcext:value-type="float">
            <text:p>-0.217733</text:p>
          </table:table-cell>
          <table:table-cell office:value-type="float" office:value="0.0658623" calcext:value-type="float">
            <text:p>0.0658623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58748" calcext:value-type="float">
            <text:p>0.058748</text:p>
          </table:table-cell>
          <table:table-cell office:value-type="float" office:value="0.00169441" calcext:value-type="float">
            <text:p>0.00169441</text:p>
          </table:table-cell>
          <table:table-cell office:value-type="float" office:value="-0.0217339" calcext:value-type="float">
            <text:p>-0.021733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7069" calcext:value-type="float">
            <text:p>-0.217069</text:p>
          </table:table-cell>
          <table:table-cell office:value-type="float" office:value="-0.217458" calcext:value-type="float">
            <text:p>-0.217458</text:p>
          </table:table-cell>
          <table:table-cell office:value-type="float" office:value="0.0660461" calcext:value-type="float">
            <text:p>0.0660461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77689" calcext:value-type="float">
            <text:p>0.0577689</text:p>
          </table:table-cell>
          <table:table-cell office:value-type="float" office:value="-0.000214227" calcext:value-type="float">
            <text:p>-0.000214227</text:p>
          </table:table-cell>
          <table:table-cell office:value-type="float" office:value="-0.0203917" calcext:value-type="float">
            <text:p>-0.020391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8238" calcext:value-type="float">
            <text:p>-0.218238</text:p>
          </table:table-cell>
          <table:table-cell office:value-type="float" office:value="-0.21643" calcext:value-type="float">
            <text:p>-0.21643</text:p>
          </table:table-cell>
          <table:table-cell office:value-type="float" office:value="0.0662403" calcext:value-type="float">
            <text:p>0.0662403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-0.00201163" calcext:value-type="float">
            <text:p>-0.00201163</text:p>
          </table:table-cell>
          <table:table-cell office:value-type="float" office:value="-0.0191985" calcext:value-type="float">
            <text:p>-0.019198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8089" calcext:value-type="float">
            <text:p>-0.218089</text:p>
          </table:table-cell>
          <table:table-cell office:value-type="float" office:value="-0.215418" calcext:value-type="float">
            <text:p>-0.215418</text:p>
          </table:table-cell>
          <table:table-cell office:value-type="float" office:value="0.0659698" calcext:value-type="float">
            <text:p>0.0659698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282234" calcext:value-type="float">
            <text:p>-0.00282234</text:p>
          </table:table-cell>
          <table:table-cell office:value-type="float" office:value="-0.0172631" calcext:value-type="float">
            <text:p>-0.017263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6374" calcext:value-type="float">
            <text:p>-0.216374</text:p>
          </table:table-cell>
          <table:table-cell office:value-type="float" office:value="-0.214358" calcext:value-type="float">
            <text:p>-0.214358</text:p>
          </table:table-cell>
          <table:table-cell office:value-type="float" office:value="0.0653956" calcext:value-type="float">
            <text:p>0.0653956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36183" calcext:value-type="float">
            <text:p>-0.0036183</text:p>
          </table:table-cell>
          <table:table-cell office:value-type="float" office:value="-0.0146258" calcext:value-type="float">
            <text:p>-0.014625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3618" calcext:value-type="float">
            <text:p>-0.213618</text:p>
          </table:table-cell>
          <table:table-cell office:value-type="float" office:value="-0.213478" calcext:value-type="float">
            <text:p>-0.213478</text:p>
          </table:table-cell>
          <table:table-cell office:value-type="float" office:value="0.0644606" calcext:value-type="float">
            <text:p>0.0644606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345762" calcext:value-type="float">
            <text:p>-0.00345762</text:p>
          </table:table-cell>
          <table:table-cell office:value-type="float" office:value="-0.013153" calcext:value-type="float">
            <text:p>-0.01315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197" calcext:value-type="float">
            <text:p>-0.21197</text:p>
          </table:table-cell>
          <table:table-cell office:value-type="float" office:value="-0.21287" calcext:value-type="float">
            <text:p>-0.21287</text:p>
          </table:table-cell>
          <table:table-cell office:value-type="float" office:value="0.0637369" calcext:value-type="float">
            <text:p>0.0637369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334798" calcext:value-type="float">
            <text:p>-0.00334798</text:p>
          </table:table-cell>
          <table:table-cell office:value-type="float" office:value="-0.0144194" calcext:value-type="float">
            <text:p>-0.014419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1458" calcext:value-type="float">
            <text:p>-0.211458</text:p>
          </table:table-cell>
          <table:table-cell office:value-type="float" office:value="-0.212312" calcext:value-type="float">
            <text:p>-0.212312</text:p>
          </table:table-cell>
          <table:table-cell office:value-type="float" office:value="0.0631668" calcext:value-type="float">
            <text:p>0.0631668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323537" calcext:value-type="float">
            <text:p>-0.00323537</text:p>
          </table:table-cell>
          <table:table-cell office:value-type="float" office:value="-0.01648" calcext:value-type="float">
            <text:p>-0.0164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2029" calcext:value-type="float">
            <text:p>-0.212029</text:p>
          </table:table-cell>
          <table:table-cell office:value-type="float" office:value="-0.211764" calcext:value-type="float">
            <text:p>-0.211764</text:p>
          </table:table-cell>
          <table:table-cell office:value-type="float" office:value="0.0627221" calcext:value-type="float">
            <text:p>0.0627221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3132" calcext:value-type="float">
            <text:p>-0.003132</text:p>
          </table:table-cell>
          <table:table-cell office:value-type="float" office:value="-0.0183471" calcext:value-type="float">
            <text:p>-0.018347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2827" calcext:value-type="float">
            <text:p>-0.212827</text:p>
          </table:table-cell>
          <table:table-cell office:value-type="float" office:value="-0.211444" calcext:value-type="float">
            <text:p>-0.211444</text:p>
          </table:table-cell>
          <table:table-cell office:value-type="float" office:value="0.0624555" calcext:value-type="float">
            <text:p>0.0624555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306992" calcext:value-type="float">
            <text:p>-0.00306992</text:p>
          </table:table-cell>
          <table:table-cell office:value-type="float" office:value="-0.018217" calcext:value-type="float">
            <text:p>-0.01821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459" calcext:value-type="float">
            <text:p>-0.21459</text:p>
          </table:table-cell>
          <table:table-cell office:value-type="float" office:value="-0.210996" calcext:value-type="float">
            <text:p>-0.210996</text:p>
          </table:table-cell>
          <table:table-cell office:value-type="float" office:value="0.0623397" calcext:value-type="float">
            <text:p>0.0623397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299577" calcext:value-type="float">
            <text:p>-0.00299577</text:p>
          </table:table-cell>
          <table:table-cell office:value-type="float" office:value="-0.0188891" calcext:value-type="float">
            <text:p>-0.018889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7264" calcext:value-type="float">
            <text:p>-0.217264</text:p>
          </table:table-cell>
          <table:table-cell office:value-type="float" office:value="-0.210714" calcext:value-type="float">
            <text:p>-0.210714</text:p>
          </table:table-cell>
          <table:table-cell office:value-type="float" office:value="0.062218" calcext:value-type="float">
            <text:p>0.062218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-0.00294674" calcext:value-type="float">
            <text:p>-0.00294674</text:p>
          </table:table-cell>
          <table:table-cell office:value-type="float" office:value="-0.019408" calcext:value-type="float">
            <text:p>-0.01940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9292" calcext:value-type="float">
            <text:p>-0.219292</text:p>
          </table:table-cell>
          <table:table-cell office:value-type="float" office:value="-0.210619" calcext:value-type="float">
            <text:p>-0.210619</text:p>
          </table:table-cell>
          <table:table-cell office:value-type="float" office:value="0.062252" calcext:value-type="float">
            <text:p>0.062252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293538" calcext:value-type="float">
            <text:p>-0.00293538</text:p>
          </table:table-cell>
          <table:table-cell office:value-type="float" office:value="-0.0180761" calcext:value-type="float">
            <text:p>-0.018076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1321" calcext:value-type="float">
            <text:p>-0.221321</text:p>
          </table:table-cell>
          <table:table-cell office:value-type="float" office:value="-0.211259" calcext:value-type="float">
            <text:p>-0.211259</text:p>
          </table:table-cell>
          <table:table-cell office:value-type="float" office:value="0.0622867" calcext:value-type="float">
            <text:p>0.0622867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206316" calcext:value-type="float">
            <text:p>-0.00206316</text:p>
          </table:table-cell>
          <table:table-cell office:value-type="float" office:value="-0.0177298" calcext:value-type="float">
            <text:p>-0.017729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3482" calcext:value-type="float">
            <text:p>-0.223482</text:p>
          </table:table-cell>
          <table:table-cell office:value-type="float" office:value="-0.211891" calcext:value-type="float">
            <text:p>-0.211891</text:p>
          </table:table-cell>
          <table:table-cell office:value-type="float" office:value="0.0623233" calcext:value-type="float">
            <text:p>0.0623233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217223" calcext:value-type="float">
            <text:p>-0.00217223</text:p>
          </table:table-cell>
          <table:table-cell office:value-type="float" office:value="-0.017358" calcext:value-type="float">
            <text:p>-0.01735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4794" calcext:value-type="float">
            <text:p>-0.224794</text:p>
          </table:table-cell>
          <table:table-cell office:value-type="float" office:value="-0.213012" calcext:value-type="float">
            <text:p>-0.213012</text:p>
          </table:table-cell>
          <table:table-cell office:value-type="float" office:value="0.0625046" calcext:value-type="float">
            <text:p>0.0625046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138829" calcext:value-type="float">
            <text:p>-0.00138829</text:p>
          </table:table-cell>
          <table:table-cell office:value-type="float" office:value="-0.0151733" calcext:value-type="float">
            <text:p>-0.015173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26863" calcext:value-type="float">
            <text:p>-0.226863</text:p>
          </table:table-cell>
          <table:table-cell office:value-type="float" office:value="-0.2139" calcext:value-type="float">
            <text:p>-0.2139</text:p>
          </table:table-cell>
          <table:table-cell office:value-type="float" office:value="0.0628382" calcext:value-type="float">
            <text:p>0.0628382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153556" calcext:value-type="float">
            <text:p>-0.00153556</text:p>
          </table:table-cell>
          <table:table-cell office:value-type="float" office:value="-0.0167795" calcext:value-type="float">
            <text:p>-0.016779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8157" calcext:value-type="float">
            <text:p>-0.228157</text:p>
          </table:table-cell>
          <table:table-cell office:value-type="float" office:value="-0.215072" calcext:value-type="float">
            <text:p>-0.215072</text:p>
          </table:table-cell>
          <table:table-cell office:value-type="float" office:value="0.0631897" calcext:value-type="float">
            <text:p>0.0631897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075683" calcext:value-type="float">
            <text:p>-0.00075683</text:p>
          </table:table-cell>
          <table:table-cell office:value-type="float" office:value="-0.0146017" calcext:value-type="float">
            <text:p>-0.014601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8587" calcext:value-type="float">
            <text:p>-0.228587</text:p>
          </table:table-cell>
          <table:table-cell office:value-type="float" office:value="-0.215665" calcext:value-type="float">
            <text:p>-0.215665</text:p>
          </table:table-cell>
          <table:table-cell office:value-type="float" office:value="0.0635355" calcext:value-type="float">
            <text:p>0.0635355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0875633" calcext:value-type="float">
            <text:p>-0.000875633</text:p>
          </table:table-cell>
          <table:table-cell office:value-type="float" office:value="-0.0125539" calcext:value-type="float">
            <text:p>-0.012553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31115" calcext:value-type="float">
            <text:p>-0.231115</text:p>
          </table:table-cell>
          <table:table-cell office:value-type="float" office:value="-0.224812" calcext:value-type="float">
            <text:p>-0.224812</text:p>
          </table:table-cell>
          <table:table-cell office:value-type="float" office:value="0.0638634" calcext:value-type="float">
            <text:p>0.0638634</text:p>
          </table:table-cell>
          <table:table-cell office:value-type="float" office:value="-0.0577689" calcext:value-type="float">
            <text:p>-0.0577689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0.0190947" calcext:value-type="float">
            <text:p>0.0190947</text:p>
          </table:table-cell>
          <table:table-cell office:value-type="float" office:value="-0.0160132" calcext:value-type="float">
            <text:p>-0.016013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3237" calcext:value-type="float">
            <text:p>-0.23237</text:p>
          </table:table-cell>
          <table:table-cell office:value-type="float" office:value="-0.345681" calcext:value-type="float">
            <text:p>-0.345681</text:p>
          </table:table-cell>
          <table:table-cell office:value-type="float" office:value="0.0638789" calcext:value-type="float">
            <text:p>0.0638789</text:p>
          </table:table-cell>
          <table:table-cell office:value-type="float" office:value="-0.318219" calcext:value-type="float">
            <text:p>-0.318219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0.258677" calcext:value-type="float">
            <text:p>0.258677</text:p>
          </table:table-cell>
          <table:table-cell office:value-type="float" office:value="-0.00961953" calcext:value-type="float">
            <text:p>-0.0096195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4132" calcext:value-type="float">
            <text:p>-0.24132</text:p>
          </table:table-cell>
          <table:table-cell office:value-type="float" office:value="-0.521458" calcext:value-type="float">
            <text:p>-0.521458</text:p>
          </table:table-cell>
          <table:table-cell office:value-type="float" office:value="0.0639478" calcext:value-type="float">
            <text:p>0.0639478</text:p>
          </table:table-cell>
          <table:table-cell office:value-type="float" office:value="-0.466068" calcext:value-type="float">
            <text:p>-0.466068</text:p>
          </table:table-cell>
          <table:table-cell office:value-type="float" office:value="0.0626646" calcext:value-type="float">
            <text:p>0.0626646</text:p>
          </table:table-cell>
          <table:table-cell office:value-type="float" office:value="0.376264" calcext:value-type="float">
            <text:p>0.376264</text:p>
          </table:table-cell>
          <table:table-cell office:value-type="float" office:value="-0.0206832" calcext:value-type="float">
            <text:p>-0.020683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50091" calcext:value-type="float">
            <text:p>-0.250091</text:p>
          </table:table-cell>
          <table:table-cell office:value-type="float" office:value="-0.749907" calcext:value-type="float">
            <text:p>-0.749907</text:p>
          </table:table-cell>
          <table:table-cell office:value-type="float" office:value="0.0638866" calcext:value-type="float">
            <text:p>0.0638866</text:p>
          </table:table-cell>
          <table:table-cell office:value-type="float" office:value="-0.617834" calcext:value-type="float">
            <text:p>-0.617834</text:p>
          </table:table-cell>
          <table:table-cell office:value-type="float" office:value="0.0607063" calcext:value-type="float">
            <text:p>0.0607063</text:p>
          </table:table-cell>
          <table:table-cell office:value-type="float" office:value="0.488662" calcext:value-type="float">
            <text:p>0.488662</text:p>
          </table:table-cell>
          <table:table-cell office:value-type="float" office:value="-0.0170935" calcext:value-type="float">
            <text:p>-0.017093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61974" calcext:value-type="float">
            <text:p>-0.261974</text:p>
          </table:table-cell>
          <table:table-cell office:value-type="float" office:value="-1.02878" calcext:value-type="float">
            <text:p>-1.02878</text:p>
          </table:table-cell>
          <table:table-cell office:value-type="float" office:value="0.0637397" calcext:value-type="float">
            <text:p>0.0637397</text:p>
          </table:table-cell>
          <table:table-cell office:value-type="float" office:value="-0.773516" calcext:value-type="float">
            <text:p>-0.773516</text:p>
          </table:table-cell>
          <table:table-cell office:value-type="float" office:value="0.065602" calcext:value-type="float">
            <text:p>0.065602</text:p>
          </table:table-cell>
          <table:table-cell office:value-type="float" office:value="0.596274" calcext:value-type="float">
            <text:p>0.596274</text:p>
          </table:table-cell>
          <table:table-cell office:value-type="float" office:value="-0.0198288" calcext:value-type="float">
            <text:p>-0.019828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76808" calcext:value-type="float">
            <text:p>-0.276808</text:p>
          </table:table-cell>
          <table:table-cell office:value-type="float" office:value="-1.32293" calcext:value-type="float">
            <text:p>-1.32293</text:p>
          </table:table-cell>
          <table:table-cell office:value-type="float" office:value="0.0638456" calcext:value-type="float">
            <text:p>0.0638456</text:p>
          </table:table-cell>
          <table:table-cell office:value-type="float" office:value="-0.856742" calcext:value-type="float">
            <text:p>-0.856742</text:p>
          </table:table-cell>
          <table:table-cell office:value-type="float" office:value="0.0734351" calcext:value-type="float">
            <text:p>0.0734351</text:p>
          </table:table-cell>
          <table:table-cell office:value-type="float" office:value="0.628717" calcext:value-type="float">
            <text:p>0.628717</text:p>
          </table:table-cell>
          <table:table-cell office:value-type="float" office:value="-0.0250608" calcext:value-type="float">
            <text:p>-0.025060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90667" calcext:value-type="float">
            <text:p>-0.290667</text:p>
          </table:table-cell>
          <table:table-cell office:value-type="float" office:value="-1.60192" calcext:value-type="float">
            <text:p>-1.60192</text:p>
          </table:table-cell>
          <table:table-cell office:value-type="float" office:value="0.0643157" calcext:value-type="float">
            <text:p>0.0643157</text:p>
          </table:table-cell>
          <table:table-cell office:value-type="float" office:value="-0.830306" calcext:value-type="float">
            <text:p>-0.830306</text:p>
          </table:table-cell>
          <table:table-cell office:value-type="float" office:value="0.0734351" calcext:value-type="float">
            <text:p>0.0734351</text:p>
          </table:table-cell>
          <table:table-cell office:value-type="float" office:value="0.554202" calcext:value-type="float">
            <text:p>0.554202</text:p>
          </table:table-cell>
          <table:table-cell office:value-type="float" office:value="-0.0227623" calcext:value-type="float">
            <text:p>-0.022762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9666" calcext:value-type="float">
            <text:p>-0.29666</text:p>
          </table:table-cell>
          <table:table-cell office:value-type="float" office:value="-1.83205" calcext:value-type="float">
            <text:p>-1.83205</text:p>
          </table:table-cell>
          <table:table-cell office:value-type="float" office:value="0.0645066" calcext:value-type="float">
            <text:p>0.0645066</text:p>
          </table:table-cell>
          <table:table-cell office:value-type="float" office:value="-0.771558" calcext:value-type="float">
            <text:p>-0.771558</text:p>
          </table:table-cell>
          <table:table-cell office:value-type="float" office:value="0.0636437" calcext:value-type="float">
            <text:p>0.0636437</text:p>
          </table:table-cell>
          <table:table-cell office:value-type="float" office:value="0.455921" calcext:value-type="float">
            <text:p>0.455921</text:p>
          </table:table-cell>
          <table:table-cell office:value-type="float" office:value="-0.0120732" calcext:value-type="float">
            <text:p>-0.012073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9945" calcext:value-type="float">
            <text:p>-0.29945</text:p>
          </table:table-cell>
          <table:table-cell office:value-type="float" office:value="-1.98508" calcext:value-type="float">
            <text:p>-1.98508</text:p>
          </table:table-cell>
          <table:table-cell office:value-type="float" office:value="0.0645367" calcext:value-type="float">
            <text:p>0.0645367</text:p>
          </table:table-cell>
          <table:table-cell office:value-type="float" office:value="-0.66679" calcext:value-type="float">
            <text:p>-0.66679</text:p>
          </table:table-cell>
          <table:table-cell office:value-type="float" office:value="0.0636437" calcext:value-type="float">
            <text:p>0.0636437</text:p>
          </table:table-cell>
          <table:table-cell office:value-type="float" office:value="0.32506" calcext:value-type="float">
            <text:p>0.32506</text:p>
          </table:table-cell>
          <table:table-cell office:value-type="float" office:value="-0.0117761" calcext:value-type="float">
            <text:p>-0.011776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304639" calcext:value-type="float">
            <text:p>-0.304639</text:p>
          </table:table-cell>
          <table:table-cell office:value-type="float" office:value="-2.1436" calcext:value-type="float">
            <text:p>-2.1436</text:p>
          </table:table-cell>
          <table:table-cell office:value-type="float" office:value="0.0642716" calcext:value-type="float">
            <text:p>0.0642716</text:p>
          </table:table-cell>
          <table:table-cell office:value-type="float" office:value="-0.683436" calcext:value-type="float">
            <text:p>-0.683436</text:p>
          </table:table-cell>
          <table:table-cell office:value-type="float" office:value="0.0744142" calcext:value-type="float">
            <text:p>0.0744142</text:p>
          </table:table-cell>
          <table:table-cell office:value-type="float" office:value="0.314539" calcext:value-type="float">
            <text:p>0.314539</text:p>
          </table:table-cell>
          <table:table-cell office:value-type="float" office:value="-0.0216881" calcext:value-type="float">
            <text:p>-0.021688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95115" calcext:value-type="float">
            <text:p>-0.295115</text:p>
          </table:table-cell>
          <table:table-cell office:value-type="float" office:value="-2.34696" calcext:value-type="float">
            <text:p>-2.34696</text:p>
          </table:table-cell>
          <table:table-cell office:value-type="float" office:value="0.0627635" calcext:value-type="float">
            <text:p>0.0627635</text:p>
          </table:table-cell>
          <table:table-cell office:value-type="float" office:value="-0.839118" calcext:value-type="float">
            <text:p>-0.839118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0.434954" calcext:value-type="float">
            <text:p>0.434954</text:p>
          </table:table-cell>
          <table:table-cell office:value-type="float" office:value="0.00716106" calcext:value-type="float">
            <text:p>0.007161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88904" calcext:value-type="float">
            <text:p>-0.288904</text:p>
          </table:table-cell>
          <table:table-cell office:value-type="float" office:value="-2.61618" calcext:value-type="float">
            <text:p>-2.61618</text:p>
          </table:table-cell>
          <table:table-cell office:value-type="float" office:value="0.0605683" calcext:value-type="float">
            <text:p>0.0605683</text:p>
          </table:table-cell>
          <table:table-cell office:value-type="float" office:value="-1.03005" calcext:value-type="float">
            <text:p>-1.03005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0.579448" calcext:value-type="float">
            <text:p>0.579448</text:p>
          </table:table-cell>
          <table:table-cell office:value-type="float" office:value="0.00327197" calcext:value-type="float">
            <text:p>0.0032719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8736" calcext:value-type="float">
            <text:p>-0.28736</text:p>
          </table:table-cell>
          <table:table-cell office:value-type="float" office:value="-2.93063" calcext:value-type="float">
            <text:p>-2.93063</text:p>
          </table:table-cell>
          <table:table-cell office:value-type="float" office:value="0.0579129" calcext:value-type="float">
            <text:p>0.0579129</text:p>
          </table:table-cell>
          <table:table-cell office:value-type="float" office:value="-1.13775" calcext:value-type="float">
            <text:p>-1.13775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0.632908" calcext:value-type="float">
            <text:p>0.632908</text:p>
          </table:table-cell>
          <table:table-cell office:value-type="float" office:value="-0.00383487" calcext:value-type="float">
            <text:p>-0.0038348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97493" calcext:value-type="float">
            <text:p>-0.297493</text:p>
          </table:table-cell>
          <table:table-cell office:value-type="float" office:value="-3.23106" calcext:value-type="float">
            <text:p>-3.23106</text:p>
          </table:table-cell>
          <table:table-cell office:value-type="float" office:value="0.0556513" calcext:value-type="float">
            <text:p>0.0556513</text:p>
          </table:table-cell>
          <table:table-cell office:value-type="float" office:value="-1.16321" calcext:value-type="float">
            <text:p>-1.16321</text:p>
          </table:table-cell>
          <table:table-cell office:value-type="float" office:value="0.0753933" calcext:value-type="float">
            <text:p>0.0753933</text:p>
          </table:table-cell>
          <table:table-cell office:value-type="float" office:value="0.606524" calcext:value-type="float">
            <text:p>0.606524</text:p>
          </table:table-cell>
          <table:table-cell office:value-type="float" office:value="-0.02369" calcext:value-type="float">
            <text:p>-0.0236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30898" calcext:value-type="float">
            <text:p>-0.30898</text:p>
          </table:table-cell>
          <table:table-cell office:value-type="float" office:value="-3.50621" calcext:value-type="float">
            <text:p>-3.50621</text:p>
          </table:table-cell>
          <table:table-cell office:value-type="float" office:value="0.0539652" calcext:value-type="float">
            <text:p>0.0539652</text:p>
          </table:table-cell>
          <table:table-cell office:value-type="float" office:value="-1.16027" calcext:value-type="float">
            <text:p>-1.16027</text:p>
          </table:table-cell>
          <table:table-cell office:value-type="float" office:value="0.0783307" calcext:value-type="float">
            <text:p>0.0783307</text:p>
          </table:table-cell>
          <table:table-cell office:value-type="float" office:value="0.55577" calcext:value-type="float">
            <text:p>0.55577</text:p>
          </table:table-cell>
          <table:table-cell office:value-type="float" office:value="-0.0246928" calcext:value-type="float">
            <text:p>-0.024692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332469" calcext:value-type="float">
            <text:p>-0.332469</text:p>
          </table:table-cell>
          <table:table-cell office:value-type="float" office:value="-3.69752" calcext:value-type="float">
            <text:p>-3.69752</text:p>
          </table:table-cell>
          <table:table-cell office:value-type="float" office:value="0.0542693" calcext:value-type="float">
            <text:p>0.0542693</text:p>
          </table:table-cell>
          <table:table-cell office:value-type="float" office:value="-1.04963" calcext:value-type="float">
            <text:p>-1.04963</text:p>
          </table:table-cell>
          <table:table-cell office:value-type="float" office:value="0.108684" calcext:value-type="float">
            <text:p>0.108684</text:p>
          </table:table-cell>
          <table:table-cell office:value-type="float" office:value="0.412431" calcext:value-type="float">
            <text:p>0.412431</text:p>
          </table:table-cell>
          <table:table-cell office:value-type="float" office:value="-0.0511518" calcext:value-type="float">
            <text:p>-0.051151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337029" calcext:value-type="float">
            <text:p>-0.337029</text:p>
          </table:table-cell>
          <table:table-cell office:value-type="float" office:value="-3.80176" calcext:value-type="float">
            <text:p>-3.80176</text:p>
          </table:table-cell>
          <table:table-cell office:value-type="float" office:value="0.0543815" calcext:value-type="float">
            <text:p>0.0543815</text:p>
          </table:table-cell>
          <table:table-cell office:value-type="float" office:value="-0.874367" calcext:value-type="float">
            <text:p>-0.874367</text:p>
          </table:table-cell>
          <table:table-cell office:value-type="float" office:value="0.0714768" calcext:value-type="float">
            <text:p>0.0714768</text:p>
          </table:table-cell>
          <table:table-cell office:value-type="float" office:value="0.219203" calcext:value-type="float">
            <text:p>0.219203</text:p>
          </table:table-cell>
          <table:table-cell office:value-type="float" office:value="-0.0133154" calcext:value-type="float">
            <text:p>-0.013315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35105" calcext:value-type="float">
            <text:p>-0.35105</text:p>
          </table:table-cell>
          <table:table-cell office:value-type="float" office:value="-3.86164" calcext:value-type="float">
            <text:p>-3.86164</text:p>
          </table:table-cell>
          <table:table-cell office:value-type="float" office:value="0.0559099" calcext:value-type="float">
            <text:p>0.0559099</text:p>
          </table:table-cell>
          <table:table-cell office:value-type="float" office:value="-0.773516" calcext:value-type="float">
            <text:p>-0.773516</text:p>
          </table:table-cell>
          <table:table-cell office:value-type="float" office:value="0.0959551" calcext:value-type="float">
            <text:p>0.0959551</text:p>
          </table:table-cell>
          <table:table-cell office:value-type="float" office:value="0.108456" calcext:value-type="float">
            <text:p>0.108456</text:p>
          </table:table-cell>
          <table:table-cell office:value-type="float" office:value="-0.0355026" calcext:value-type="float">
            <text:p>-0.035502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344993" calcext:value-type="float">
            <text:p>-0.344993</text:p>
          </table:table-cell>
          <table:table-cell office:value-type="float" office:value="-3.90465" calcext:value-type="float">
            <text:p>-3.90465</text:p>
          </table:table-cell>
          <table:table-cell office:value-type="float" office:value="0.0564527" calcext:value-type="float">
            <text:p>0.0564527</text:p>
          </table:table-cell>
          <table:table-cell office:value-type="float" office:value="-0.739246" calcext:value-type="float">
            <text:p>-0.739246</text:p>
          </table:table-cell>
          <table:table-cell office:value-type="float" office:value="0.0607063" calcext:value-type="float">
            <text:p>0.0607063</text:p>
          </table:table-cell>
          <table:table-cell office:value-type="float" office:value="0.0663649" calcext:value-type="float">
            <text:p>0.0663649</text:p>
          </table:table-cell>
          <table:table-cell office:value-type="float" office:value="-0.00129475" calcext:value-type="float">
            <text:p>-0.0012947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318849" calcext:value-type="float">
            <text:p>-0.318849</text:p>
          </table:table-cell>
          <table:table-cell office:value-type="float" office:value="-3.92433" calcext:value-type="float">
            <text:p>-3.92433</text:p>
          </table:table-cell>
          <table:table-cell office:value-type="float" office:value="0.0559403" calcext:value-type="float">
            <text:p>0.0559403</text:p>
          </table:table-cell>
          <table:table-cell office:value-type="float" office:value="-0.691269" calcext:value-type="float">
            <text:p>-0.691269</text:p>
          </table:table-cell>
          <table:table-cell office:value-type="float" office:value="0.0195827" calcext:value-type="float">
            <text:p>0.0195827</text:p>
          </table:table-cell>
          <table:table-cell office:value-type="float" office:value="0.0146149" calcext:value-type="float">
            <text:p>0.0146149</text:p>
          </table:table-cell>
          <table:table-cell office:value-type="float" office:value="0.0353178" calcext:value-type="float">
            <text:p>0.035317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92456" calcext:value-type="float">
            <text:p>-0.292456</text:p>
          </table:table-cell>
          <table:table-cell office:value-type="float" office:value="-3.91796" calcext:value-type="float">
            <text:p>-3.91796</text:p>
          </table:table-cell>
          <table:table-cell office:value-type="float" office:value="0.0555125" calcext:value-type="float">
            <text:p>0.0555125</text:p>
          </table:table-cell>
          <table:table-cell office:value-type="float" office:value="-0.628604" calcext:value-type="float">
            <text:p>-0.628604</text:p>
          </table:table-cell>
          <table:table-cell office:value-type="float" office:value="0.0234992" calcext:value-type="float">
            <text:p>0.0234992</text:p>
          </table:table-cell>
          <table:table-cell office:value-type="float" office:value="-0.0467978" calcext:value-type="float">
            <text:p>-0.0467978</text:p>
          </table:table-cell>
          <table:table-cell office:value-type="float" office:value="0.0267986" calcext:value-type="float">
            <text:p>0.026798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6297" calcext:value-type="float">
            <text:p>-0.26297</text:p>
          </table:table-cell>
          <table:table-cell office:value-type="float" office:value="-3.84943" calcext:value-type="float">
            <text:p>-3.84943</text:p>
          </table:table-cell>
          <table:table-cell office:value-type="float" office:value="0.0549726" calcext:value-type="float">
            <text:p>0.0549726</text:p>
          </table:table-cell>
          <table:table-cell office:value-type="float" office:value="-0.48565" calcext:value-type="float">
            <text:p>-0.48565</text:p>
          </table:table-cell>
          <table:table-cell office:value-type="float" office:value="0.0195827" calcext:value-type="float">
            <text:p>0.0195827</text:p>
          </table:table-cell>
          <table:table-cell office:value-type="float" office:value="-0.178001" calcext:value-type="float">
            <text:p>-0.178001</text:p>
          </table:table-cell>
          <table:table-cell office:value-type="float" office:value="0.0255408" calcext:value-type="float">
            <text:p>0.025540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43311" calcext:value-type="float">
            <text:p>-0.243311</text:p>
          </table:table-cell>
          <table:table-cell office:value-type="float" office:value="-3.75857" calcext:value-type="float">
            <text:p>-3.75857</text:p>
          </table:table-cell>
          <table:table-cell office:value-type="float" office:value="0.0547795" calcext:value-type="float">
            <text:p>0.0547795</text:p>
          </table:table-cell>
          <table:table-cell office:value-type="float" office:value="-0.408299" calcext:value-type="float">
            <text:p>-0.408299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239887" calcext:value-type="float">
            <text:p>-0.239887</text:p>
          </table:table-cell>
          <table:table-cell office:value-type="float" office:value="0.00155949" calcext:value-type="float">
            <text:p>0.0015594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1035" calcext:value-type="float">
            <text:p>-0.221035</text:p>
          </table:table-cell>
          <table:table-cell office:value-type="float" office:value="-3.65155" calcext:value-type="float">
            <text:p>-3.65155</text:p>
          </table:table-cell>
          <table:table-cell office:value-type="float" office:value="0.0546807" calcext:value-type="float">
            <text:p>0.0546807</text:p>
          </table:table-cell>
          <table:table-cell office:value-type="float" office:value="-0.369134" calcext:value-type="float">
            <text:p>-0.369134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260576" calcext:value-type="float">
            <text:p>-0.260576</text:p>
          </table:table-cell>
          <table:table-cell office:value-type="float" office:value="-0.00229528" calcext:value-type="float">
            <text:p>-0.0022952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9099" calcext:value-type="float">
            <text:p>-0.189099</text:p>
          </table:table-cell>
          <table:table-cell office:value-type="float" office:value="-3.48944" calcext:value-type="float">
            <text:p>-3.48944</text:p>
          </table:table-cell>
          <table:table-cell office:value-type="float" office:value="0.0537233" calcext:value-type="float">
            <text:p>0.0537233</text:p>
          </table:table-cell>
          <table:table-cell office:value-type="float" office:value="-0.233034" calcext:value-type="float">
            <text:p>-0.233034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-0.368125" calcext:value-type="float">
            <text:p>-0.368125</text:p>
          </table:table-cell>
          <table:table-cell office:value-type="float" office:value="0.0146044" calcext:value-type="float">
            <text:p>0.014604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5038" calcext:value-type="float">
            <text:p>-0.185038</text:p>
          </table:table-cell>
          <table:table-cell office:value-type="float" office:value="-3.31768" calcext:value-type="float">
            <text:p>-3.31768</text:p>
          </table:table-cell>
          <table:table-cell office:value-type="float" office:value="0.0544931" calcext:value-type="float">
            <text:p>0.0544931</text:p>
          </table:table-cell>
          <table:table-cell office:value-type="float" office:value="-0.188973" calcext:value-type="float">
            <text:p>-0.188973</text:p>
          </table:table-cell>
          <table:table-cell office:value-type="float" office:value="0.0685394" calcext:value-type="float">
            <text:p>0.0685394</text:p>
          </table:table-cell>
          <table:table-cell office:value-type="float" office:value="-0.382044" calcext:value-type="float">
            <text:p>-0.382044</text:p>
          </table:table-cell>
          <table:table-cell office:value-type="float" office:value="-0.0370534" calcext:value-type="float">
            <text:p>-0.037053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9341" calcext:value-type="float">
            <text:p>-0.179341</text:p>
          </table:table-cell>
          <table:table-cell office:value-type="float" office:value="-3.0981" calcext:value-type="float">
            <text:p>-3.0981</text:p>
          </table:table-cell>
          <table:table-cell office:value-type="float" office:value="0.0547503" calcext:value-type="float">
            <text:p>0.0547503</text:p>
          </table:table-cell>
          <table:table-cell office:value-type="float" office:value="-0.0646228" calcext:value-type="float">
            <text:p>-0.064622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468241" calcext:value-type="float">
            <text:p>-0.468241</text:p>
          </table:table-cell>
          <table:table-cell office:value-type="float" office:value="-0.0146312" calcext:value-type="float">
            <text:p>-0.014631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8268" calcext:value-type="float">
            <text:p>-0.178268</text:p>
          </table:table-cell>
          <table:table-cell office:value-type="float" office:value="-2.88195" calcext:value-type="float">
            <text:p>-2.88195</text:p>
          </table:table-cell>
          <table:table-cell office:value-type="float" office:value="0.0550419" calcext:value-type="float">
            <text:p>0.0550419</text:p>
          </table:table-cell>
          <table:table-cell office:value-type="float" office:value="-0.0107705" calcext:value-type="float">
            <text:p>-0.0107705</text:p>
          </table:table-cell>
          <table:table-cell office:value-type="float" office:value="0.0352488" calcext:value-type="float">
            <text:p>0.0352488</text:p>
          </table:table-cell>
          <table:table-cell office:value-type="float" office:value="-0.484881" calcext:value-type="float">
            <text:p>-0.484881</text:p>
          </table:table-cell>
          <table:table-cell office:value-type="float" office:value="-0.00504294" calcext:value-type="float">
            <text:p>-0.0050429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6975" calcext:value-type="float">
            <text:p>-0.176975</text:p>
          </table:table-cell>
          <table:table-cell office:value-type="float" office:value="-2.64393" calcext:value-type="float">
            <text:p>-2.64393</text:p>
          </table:table-cell>
          <table:table-cell office:value-type="float" office:value="0.0554531" calcext:value-type="float">
            <text:p>0.0554531</text:p>
          </table:table-cell>
          <table:table-cell office:value-type="float" office:value="0.0352488" calcext:value-type="float">
            <text:p>0.0352488</text:p>
          </table:table-cell>
          <table:table-cell office:value-type="float" office:value="0.0195827" calcext:value-type="float">
            <text:p>0.0195827</text:p>
          </table:table-cell>
          <table:table-cell office:value-type="float" office:value="-0.490093" calcext:value-type="float">
            <text:p>-0.490093</text:p>
          </table:table-cell>
          <table:table-cell office:value-type="float" office:value="0.0104013" calcext:value-type="float">
            <text:p>0.010401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382" calcext:value-type="float">
            <text:p>-0.18382</text:p>
          </table:table-cell>
          <table:table-cell office:value-type="float" office:value="-2.42058" calcext:value-type="float">
            <text:p>-2.42058</text:p>
          </table:table-cell>
          <table:table-cell office:value-type="float" office:value="0.0561388" calcext:value-type="float">
            <text:p>0.0561388</text:p>
          </table:table-cell>
          <table:table-cell office:value-type="float" office:value="0.0704976" calcext:value-type="float">
            <text:p>0.0704976</text:p>
          </table:table-cell>
          <table:table-cell office:value-type="float" office:value="0.0195827" calcext:value-type="float">
            <text:p>0.0195827</text:p>
          </table:table-cell>
          <table:table-cell office:value-type="float" office:value="-0.486998" calcext:value-type="float">
            <text:p>-0.486998</text:p>
          </table:table-cell>
          <table:table-cell office:value-type="float" office:value="0.0115827" calcext:value-type="float">
            <text:p>0.011582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7978" calcext:value-type="float">
            <text:p>-0.187978</text:p>
          </table:table-cell>
          <table:table-cell office:value-type="float" office:value="-2.20125" calcext:value-type="float">
            <text:p>-2.20125</text:p>
          </table:table-cell>
          <table:table-cell office:value-type="float" office:value="0.0568337" calcext:value-type="float">
            <text:p>0.0568337</text:p>
          </table:table-cell>
          <table:table-cell office:value-type="float" office:value="0.0959551" calcext:value-type="float">
            <text:p>0.0959551</text:p>
          </table:table-cell>
          <table:table-cell office:value-type="float" office:value="0.00391654" calcext:value-type="float">
            <text:p>0.00391654</text:p>
          </table:table-cell>
          <table:table-cell office:value-type="float" office:value="-0.474964" calcext:value-type="float">
            <text:p>-0.474964</text:p>
          </table:table-cell>
          <table:table-cell office:value-type="float" office:value="0.0279898" calcext:value-type="float">
            <text:p>0.027989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5916" calcext:value-type="float">
            <text:p>-0.205916</text:p>
          </table:table-cell>
          <table:table-cell office:value-type="float" office:value="-1.99562" calcext:value-type="float">
            <text:p>-1.99562</text:p>
          </table:table-cell>
          <table:table-cell office:value-type="float" office:value="0.0584157" calcext:value-type="float">
            <text:p>0.0584157</text:p>
          </table:table-cell>
          <table:table-cell office:value-type="float" office:value="0.0734351" calcext:value-type="float">
            <text:p>0.0734351</text:p>
          </table:table-cell>
          <table:table-cell office:value-type="float" office:value="0.0323114" calcext:value-type="float">
            <text:p>0.0323114</text:p>
          </table:table-cell>
          <table:table-cell office:value-type="float" office:value="-0.417258" calcext:value-type="float">
            <text:p>-0.417258</text:p>
          </table:table-cell>
          <table:table-cell office:value-type="float" office:value="0.00275159" calcext:value-type="float">
            <text:p>0.0027515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835" calcext:value-type="float">
            <text:p>-0.21835</text:p>
          </table:table-cell>
          <table:table-cell office:value-type="float" office:value="-1.84852" calcext:value-type="float">
            <text:p>-1.84852</text:p>
          </table:table-cell>
          <table:table-cell office:value-type="float" office:value="0.0601396" calcext:value-type="float">
            <text:p>0.0601396</text:p>
          </table:table-cell>
          <table:table-cell office:value-type="float" office:value="0.0058748" calcext:value-type="float">
            <text:p>0.0058748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324365" calcext:value-type="float">
            <text:p>-0.324365</text:p>
          </table:table-cell>
          <table:table-cell office:value-type="float" office:value="-0.00285727" calcext:value-type="float">
            <text:p>-0.0028572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32816" calcext:value-type="float">
            <text:p>-0.232816</text:p>
          </table:table-cell>
          <table:table-cell office:value-type="float" office:value="-1.74491" calcext:value-type="float">
            <text:p>-1.74491</text:p>
          </table:table-cell>
          <table:table-cell office:value-type="float" office:value="0.0621845" calcext:value-type="float">
            <text:p>0.0621845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665811" calcext:value-type="float">
            <text:p>0.0665811</text:p>
          </table:table-cell>
          <table:table-cell office:value-type="float" office:value="-0.218327" calcext:value-type="float">
            <text:p>-0.218327</text:p>
          </table:table-cell>
          <table:table-cell office:value-type="float" office:value="-0.0267092" calcext:value-type="float">
            <text:p>-0.026709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45232" calcext:value-type="float">
            <text:p>-0.245232</text:p>
          </table:table-cell>
          <table:table-cell office:value-type="float" office:value="-1.68243" calcext:value-type="float">
            <text:p>-1.68243</text:p>
          </table:table-cell>
          <table:table-cell office:value-type="float" office:value="0.064261" calcext:value-type="float">
            <text:p>0.064261</text:p>
          </table:table-cell>
          <table:table-cell office:value-type="float" office:value="-0.143933" calcext:value-type="float">
            <text:p>-0.143933</text:p>
          </table:table-cell>
          <table:table-cell office:value-type="float" office:value="0.0822473" calcext:value-type="float">
            <text:p>0.0822473</text:p>
          </table:table-cell>
          <table:table-cell office:value-type="float" office:value="-0.14572" calcext:value-type="float">
            <text:p>-0.14572</text:p>
          </table:table-cell>
          <table:table-cell office:value-type="float" office:value="-0.0401878" calcext:value-type="float">
            <text:p>-0.040187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69042" calcext:value-type="float">
            <text:p>-0.269042</text:p>
          </table:table-cell>
          <table:table-cell office:value-type="float" office:value="-1.63536" calcext:value-type="float">
            <text:p>-1.63536</text:p>
          </table:table-cell>
          <table:table-cell office:value-type="float" office:value="0.0664012" calcext:value-type="float">
            <text:p>0.0664012</text:p>
          </table:table-cell>
          <table:table-cell office:value-type="float" office:value="-0.16939" calcext:value-type="float">
            <text:p>-0.16939</text:p>
          </table:table-cell>
          <table:table-cell office:value-type="float" office:value="0.114559" calcext:value-type="float">
            <text:p>0.114559</text:p>
          </table:table-cell>
          <table:table-cell office:value-type="float" office:value="-0.111803" calcext:value-type="float">
            <text:p>-0.111803</text:p>
          </table:table-cell>
          <table:table-cell office:value-type="float" office:value="-0.0684206" calcext:value-type="float">
            <text:p>-0.06842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83025" calcext:value-type="float">
            <text:p>-0.283025</text:p>
          </table:table-cell>
          <table:table-cell office:value-type="float" office:value="-1.60016" calcext:value-type="float">
            <text:p>-1.60016</text:p>
          </table:table-cell>
          <table:table-cell office:value-type="float" office:value="0.0679927" calcext:value-type="float">
            <text:p>0.0679927</text:p>
          </table:table-cell>
          <table:table-cell office:value-type="float" office:value="-0.187015" calcext:value-type="float">
            <text:p>-0.187015</text:p>
          </table:table-cell>
          <table:table-cell office:value-type="float" office:value="0.0998717" calcext:value-type="float">
            <text:p>0.0998717</text:p>
          </table:table-cell>
          <table:table-cell office:value-type="float" office:value="-0.0879831" calcext:value-type="float">
            <text:p>-0.0879831</text:p>
          </table:table-cell>
          <table:table-cell office:value-type="float" office:value="-0.0513329" calcext:value-type="float">
            <text:p>-0.051332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94827" calcext:value-type="float">
            <text:p>-0.294827</text:p>
          </table:table-cell>
          <table:table-cell office:value-type="float" office:value="-1.57521" calcext:value-type="float">
            <text:p>-1.57521</text:p>
          </table:table-cell>
          <table:table-cell office:value-type="float" office:value="0.0694527" calcext:value-type="float">
            <text:p>0.0694527</text:p>
          </table:table-cell>
          <table:table-cell office:value-type="float" office:value="-0.206597" calcext:value-type="float">
            <text:p>-0.206597</text:p>
          </table:table-cell>
          <table:table-cell office:value-type="float" office:value="0.0969343" calcext:value-type="float">
            <text:p>0.0969343</text:p>
          </table:table-cell>
          <table:table-cell office:value-type="float" office:value="-0.064016" calcext:value-type="float">
            <text:p>-0.064016</text:p>
          </table:table-cell>
          <table:table-cell office:value-type="float" office:value="-0.0463606" calcext:value-type="float">
            <text:p>-0.04636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308057" calcext:value-type="float">
            <text:p>-0.308057</text:p>
          </table:table-cell>
          <table:table-cell office:value-type="float" office:value="-1.55198" calcext:value-type="float">
            <text:p>-1.55198</text:p>
          </table:table-cell>
          <table:table-cell office:value-type="float" office:value="0.0709182" calcext:value-type="float">
            <text:p>0.0709182</text:p>
          </table:table-cell>
          <table:table-cell office:value-type="float" office:value="-0.202681" calcext:value-type="float">
            <text:p>-0.202681</text:p>
          </table:table-cell>
          <table:table-cell office:value-type="float" office:value="0.107705" calcext:value-type="float">
            <text:p>0.107705</text:p>
          </table:table-cell>
          <table:table-cell office:value-type="float" office:value="-0.0639297" calcext:value-type="float">
            <text:p>-0.0639297</text:p>
          </table:table-cell>
          <table:table-cell office:value-type="float" office:value="-0.0548595" calcext:value-type="float">
            <text:p>-0.054859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313226" calcext:value-type="float">
            <text:p>-0.313226</text:p>
          </table:table-cell>
          <table:table-cell office:value-type="float" office:value="-1.53318" calcext:value-type="float">
            <text:p>-1.53318</text:p>
          </table:table-cell>
          <table:table-cell office:value-type="float" office:value="0.0724397" calcext:value-type="float">
            <text:p>0.0724397</text:p>
          </table:table-cell>
          <table:table-cell office:value-type="float" office:value="-0.213451" calcext:value-type="float">
            <text:p>-0.213451</text:p>
          </table:table-cell>
          <table:table-cell office:value-type="float" office:value="0.094976" calcext:value-type="float">
            <text:p>0.094976</text:p>
          </table:table-cell>
          <table:table-cell office:value-type="float" office:value="-0.0501831" calcext:value-type="float">
            <text:p>-0.0501831</text:p>
          </table:table-cell>
          <table:table-cell office:value-type="float" office:value="-0.0411788" calcext:value-type="float">
            <text:p>-0.041178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326919" calcext:value-type="float">
            <text:p>-0.326919</text:p>
          </table:table-cell>
          <table:table-cell office:value-type="float" office:value="-1.51386" calcext:value-type="float">
            <text:p>-1.51386</text:p>
          </table:table-cell>
          <table:table-cell office:value-type="float" office:value="0.0739304" calcext:value-type="float">
            <text:p>0.0739304</text:p>
          </table:table-cell>
          <table:table-cell office:value-type="float" office:value="-0.209535" calcext:value-type="float">
            <text:p>-0.209535</text:p>
          </table:table-cell>
          <table:table-cell office:value-type="float" office:value="0.115538" calcext:value-type="float">
            <text:p>0.115538</text:p>
          </table:table-cell>
          <table:table-cell office:value-type="float" office:value="-0.0509088" calcext:value-type="float">
            <text:p>-0.0509088</text:p>
          </table:table-cell>
          <table:table-cell office:value-type="float" office:value="-0.0593545" calcext:value-type="float">
            <text:p>-0.059354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341197" calcext:value-type="float">
            <text:p>-0.341197</text:p>
          </table:table-cell>
          <table:table-cell office:value-type="float" office:value="-1.47255" calcext:value-type="float">
            <text:p>-1.47255</text:p>
          </table:table-cell>
          <table:table-cell office:value-type="float" office:value="0.0757306" calcext:value-type="float">
            <text:p>0.0757306</text:p>
          </table:table-cell>
          <table:table-cell office:value-type="float" office:value="-0.163515" calcext:value-type="float">
            <text:p>-0.163515</text:p>
          </table:table-cell>
          <table:table-cell office:value-type="float" office:value="0.121413" calcext:value-type="float">
            <text:p>0.121413</text:p>
          </table:table-cell>
          <table:table-cell office:value-type="float" office:value="-0.0900762" calcext:value-type="float">
            <text:p>-0.0900762</text:p>
          </table:table-cell>
          <table:table-cell office:value-type="float" office:value="-0.0627618" calcext:value-type="float">
            <text:p>-0.062761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352868" calcext:value-type="float">
            <text:p>-0.352868</text:p>
          </table:table-cell>
          <table:table-cell office:value-type="float" office:value="-1.41517" calcext:value-type="float">
            <text:p>-1.41517</text:p>
          </table:table-cell>
          <table:table-cell office:value-type="float" office:value="0.077846" calcext:value-type="float">
            <text:p>0.077846</text:p>
          </table:table-cell>
          <table:table-cell office:value-type="float" office:value="-0.12435" calcext:value-type="float">
            <text:p>-0.12435</text:p>
          </table:table-cell>
          <table:table-cell office:value-type="float" office:value="0.128267" calcext:value-type="float">
            <text:p>0.128267</text:p>
          </table:table-cell>
          <table:table-cell office:value-type="float" office:value="-0.119458" calcext:value-type="float">
            <text:p>-0.119458</text:p>
          </table:table-cell>
          <table:table-cell office:value-type="float" office:value="-0.0676184" calcext:value-type="float">
            <text:p>-0.067618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36477" calcext:value-type="float">
            <text:p>-0.36477</text:p>
          </table:table-cell>
          <table:table-cell office:value-type="float" office:value="-1.32789" calcext:value-type="float">
            <text:p>-1.32789</text:p>
          </table:table-cell>
          <table:table-cell office:value-type="float" office:value="0.0806082" calcext:value-type="float">
            <text:p>0.0806082</text:p>
          </table:table-cell>
          <table:table-cell office:value-type="float" office:value="-0.050915" calcext:value-type="float">
            <text:p>-0.050915</text:p>
          </table:table-cell>
          <table:table-cell office:value-type="float" office:value="0.139037" calcext:value-type="float">
            <text:p>0.139037</text:p>
          </table:table-cell>
          <table:table-cell office:value-type="float" office:value="-0.177795" calcext:value-type="float">
            <text:p>-0.177795</text:p>
          </table:table-cell>
          <table:table-cell office:value-type="float" office:value="-0.0764315" calcext:value-type="float">
            <text:p>-0.076431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356243" calcext:value-type="float">
            <text:p>-0.356243</text:p>
          </table:table-cell>
          <table:table-cell office:value-type="float" office:value="-1.19379" calcext:value-type="float">
            <text:p>-1.19379</text:p>
          </table:table-cell>
          <table:table-cell office:value-type="float" office:value="0.083861" calcext:value-type="float">
            <text:p>0.083861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998717" calcext:value-type="float">
            <text:p>0.0998717</text:p>
          </table:table-cell>
          <table:table-cell office:value-type="float" office:value="-0.253688" calcext:value-type="float">
            <text:p>-0.253688</text:p>
          </table:table-cell>
          <table:table-cell office:value-type="float" office:value="-0.0388331" calcext:value-type="float">
            <text:p>-0.038833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339926" calcext:value-type="float">
            <text:p>-0.339926</text:p>
          </table:table-cell>
          <table:table-cell office:value-type="float" office:value="-1.02377" calcext:value-type="float">
            <text:p>-1.02377</text:p>
          </table:table-cell>
          <table:table-cell office:value-type="float" office:value="0.0877874" calcext:value-type="float">
            <text:p>0.0877874</text:p>
          </table:table-cell>
          <table:table-cell office:value-type="float" office:value="0.174286" calcext:value-type="float">
            <text:p>0.174286</text:p>
          </table:table-cell>
          <table:table-cell office:value-type="float" office:value="0.0812681" calcext:value-type="float">
            <text:p>0.0812681</text:p>
          </table:table-cell>
          <table:table-cell office:value-type="float" office:value="-0.350589" calcext:value-type="float">
            <text:p>-0.350589</text:p>
          </table:table-cell>
          <table:table-cell office:value-type="float" office:value="-0.0232433" calcext:value-type="float">
            <text:p>-0.023243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308843" calcext:value-type="float">
            <text:p>-0.308843</text:p>
          </table:table-cell>
          <table:table-cell office:value-type="float" office:value="-0.760416" calcext:value-type="float">
            <text:p>-0.760416</text:p>
          </table:table-cell>
          <table:table-cell office:value-type="float" office:value="0.0930428" calcext:value-type="float">
            <text:p>0.0930428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515706" calcext:value-type="float">
            <text:p>-0.515706</text:p>
          </table:table-cell>
          <table:table-cell office:value-type="float" office:value="0.00338595" calcext:value-type="float">
            <text:p>0.0033859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79594" calcext:value-type="float">
            <text:p>-0.279594</text:p>
          </table:table-cell>
          <table:table-cell office:value-type="float" office:value="-0.490765" calcext:value-type="float">
            <text:p>-0.490765</text:p>
          </table:table-cell>
          <table:table-cell office:value-type="float" office:value="0.0987519" calcext:value-type="float">
            <text:p>0.0987519</text:p>
          </table:table-cell>
          <table:table-cell office:value-type="float" office:value="0.48565" calcext:value-type="float">
            <text:p>0.48565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570118" calcext:value-type="float">
            <text:p>-0.570118</text:p>
          </table:table-cell>
          <table:table-cell office:value-type="float" office:value="0.00308565" calcext:value-type="float">
            <text:p>0.0030856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47822" calcext:value-type="float">
            <text:p>-0.247822</text:p>
          </table:table-cell>
          <table:table-cell office:value-type="float" office:value="-0.190334" calcext:value-type="float">
            <text:p>-0.190334</text:p>
          </table:table-cell>
          <table:table-cell office:value-type="float" office:value="0.105358" calcext:value-type="float">
            <text:p>0.105358</text:p>
          </table:table-cell>
          <table:table-cell office:value-type="float" office:value="0.563981" calcext:value-type="float">
            <text:p>0.563981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-0.596746" calcext:value-type="float">
            <text:p>-0.596746</text:p>
          </table:table-cell>
          <table:table-cell office:value-type="float" office:value="0.00337219" calcext:value-type="float">
            <text:p>0.0033721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247" calcext:value-type="float">
            <text:p>-0.2247</text:p>
          </table:table-cell>
          <table:table-cell office:value-type="float" office:value="0.0822686" calcext:value-type="float">
            <text:p>0.0822686</text:p>
          </table:table-cell>
          <table:table-cell office:value-type="float" office:value="0.11215" calcext:value-type="float">
            <text:p>0.11215</text:p>
          </table:table-cell>
          <table:table-cell office:value-type="float" office:value="0.559085" calcext:value-type="float">
            <text:p>0.559085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544907" calcext:value-type="float">
            <text:p>-0.544907</text:p>
          </table:table-cell>
          <table:table-cell office:value-type="float" office:value="-0.010372" calcext:value-type="float">
            <text:p>-0.01037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5409" calcext:value-type="float">
            <text:p>-0.205409</text:p>
          </table:table-cell>
          <table:table-cell office:value-type="float" office:value="0.277556" calcext:value-type="float">
            <text:p>0.277556</text:p>
          </table:table-cell>
          <table:table-cell office:value-type="float" office:value="0.118755" calcext:value-type="float">
            <text:p>0.118755</text:p>
          </table:table-cell>
          <table:table-cell office:value-type="float" office:value="0.443548" calcext:value-type="float">
            <text:p>0.443548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395726" calcext:value-type="float">
            <text:p>-0.395726</text:p>
          </table:table-cell>
          <table:table-cell office:value-type="float" office:value="-0.00950816" calcext:value-type="float">
            <text:p>-0.009508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4439" calcext:value-type="float">
            <text:p>-0.194439</text:p>
          </table:table-cell>
          <table:table-cell office:value-type="float" office:value="0.432464" calcext:value-type="float">
            <text:p>0.432464</text:p>
          </table:table-cell>
          <table:table-cell office:value-type="float" office:value="0.124172" calcext:value-type="float">
            <text:p>0.124172</text:p>
          </table:table-cell>
          <table:table-cell office:value-type="float" office:value="0.41809" calcext:value-type="float">
            <text:p>0.41809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343609" calcext:value-type="float">
            <text:p>-0.343609</text:p>
          </table:table-cell>
          <table:table-cell office:value-type="float" office:value="-0.0123141" calcext:value-type="float">
            <text:p>-0.012314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205" calcext:value-type="float">
            <text:p>-0.18205</text:p>
          </table:table-cell>
          <table:table-cell office:value-type="float" office:value="0.52106" calcext:value-type="float">
            <text:p>0.52106</text:p>
          </table:table-cell>
          <table:table-cell office:value-type="float" office:value="0.128992" calcext:value-type="float">
            <text:p>0.128992</text:p>
          </table:table-cell>
          <table:table-cell office:value-type="float" office:value="0.280032" calcext:value-type="float">
            <text:p>0.280032</text:p>
          </table:table-cell>
          <table:table-cell office:value-type="float" office:value="0.0372071" calcext:value-type="float">
            <text:p>0.0372071</text:p>
          </table:table-cell>
          <table:table-cell office:value-type="float" office:value="-0.190286" calcext:value-type="float">
            <text:p>-0.190286</text:p>
          </table:table-cell>
          <table:table-cell office:value-type="float" office:value="-0.00628825" calcext:value-type="float">
            <text:p>-0.0062882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1729" calcext:value-type="float">
            <text:p>-0.171729</text:p>
          </table:table-cell>
          <table:table-cell office:value-type="float" office:value="0.572298" calcext:value-type="float">
            <text:p>0.572298</text:p>
          </table:table-cell>
          <table:table-cell office:value-type="float" office:value="0.132604" calcext:value-type="float">
            <text:p>0.132604</text:p>
          </table:table-cell>
          <table:table-cell office:value-type="float" office:value="0.221284" calcext:value-type="float">
            <text:p>0.221284</text:p>
          </table:table-cell>
          <table:table-cell office:value-type="float" office:value="0.0342697" calcext:value-type="float">
            <text:p>0.0342697</text:p>
          </table:table-cell>
          <table:table-cell office:value-type="float" office:value="-0.122661" calcext:value-type="float">
            <text:p>-0.122661</text:p>
          </table:table-cell>
          <table:table-cell office:value-type="float" office:value="-0.00496592" calcext:value-type="float">
            <text:p>-0.0049659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6145" calcext:value-type="float">
            <text:p>-0.146145</text:p>
          </table:table-cell>
          <table:table-cell office:value-type="float" office:value="0.629698" calcext:value-type="float">
            <text:p>0.629698</text:p>
          </table:table-cell>
          <table:table-cell office:value-type="float" office:value="0.135978" calcext:value-type="float">
            <text:p>0.135978</text:p>
          </table:table-cell>
          <table:table-cell office:value-type="float" office:value="0.235971" calcext:value-type="float">
            <text:p>0.235971</text:p>
          </table:table-cell>
          <table:table-cell office:value-type="float" office:value="-0.000979134" calcext:value-type="float">
            <text:p>-0.000979134</text:p>
          </table:table-cell>
          <table:table-cell office:value-type="float" office:value="-0.127561" calcext:value-type="float">
            <text:p>-0.127561</text:p>
          </table:table-cell>
          <table:table-cell office:value-type="float" office:value="0.0258487" calcext:value-type="float">
            <text:p>0.025848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22907" calcext:value-type="float">
            <text:p>-0.122907</text:p>
          </table:table-cell>
          <table:table-cell office:value-type="float" office:value="0.692985" calcext:value-type="float">
            <text:p>0.692985</text:p>
          </table:table-cell>
          <table:table-cell office:value-type="float" office:value="0.138537" calcext:value-type="float">
            <text:p>0.138537</text:p>
          </table:table-cell>
          <table:table-cell office:value-type="float" office:value="0.268283" calcext:value-type="float">
            <text:p>0.268283</text:p>
          </table:table-cell>
          <table:table-cell office:value-type="float" office:value="-0.00195827" calcext:value-type="float">
            <text:p>-0.00195827</text:p>
          </table:table-cell>
          <table:table-cell office:value-type="float" office:value="-0.148985" calcext:value-type="float">
            <text:p>-0.148985</text:p>
          </table:table-cell>
          <table:table-cell office:value-type="float" office:value="0.0227636" calcext:value-type="float">
            <text:p>0.022763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00147" calcext:value-type="float">
            <text:p>-0.100147</text:p>
          </table:table-cell>
          <table:table-cell office:value-type="float" office:value="0.739388" calcext:value-type="float">
            <text:p>0.739388</text:p>
          </table:table-cell>
          <table:table-cell office:value-type="float" office:value="0.140901" calcext:value-type="float">
            <text:p>0.140901</text:p>
          </table:table-cell>
          <table:table-cell office:value-type="float" office:value="0.23695" calcext:value-type="float">
            <text:p>0.23695</text:p>
          </table:table-cell>
          <table:table-cell office:value-type="float" office:value="0.00391654" calcext:value-type="float">
            <text:p>0.00391654</text:p>
          </table:table-cell>
          <table:table-cell office:value-type="float" office:value="-0.109576" calcext:value-type="float">
            <text:p>-0.109576</text:p>
          </table:table-cell>
          <table:table-cell office:value-type="float" office:value="0.0130686" calcext:value-type="float">
            <text:p>0.013068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909921" calcext:value-type="float">
            <text:p>-0.0909921</text:p>
          </table:table-cell>
          <table:table-cell office:value-type="float" office:value="0.800355" calcext:value-type="float">
            <text:p>0.800355</text:p>
          </table:table-cell>
          <table:table-cell office:value-type="float" office:value="0.142953" calcext:value-type="float">
            <text:p>0.142953</text:p>
          </table:table-cell>
          <table:table-cell office:value-type="float" office:value="0.287865" calcext:value-type="float">
            <text:p>0.287865</text:p>
          </table:table-cell>
          <table:table-cell office:value-type="float" office:value="0.029374" calcext:value-type="float">
            <text:p>0.029374</text:p>
          </table:table-cell>
          <table:table-cell office:value-type="float" office:value="-0.149912" calcext:value-type="float">
            <text:p>-0.149912</text:p>
          </table:table-cell>
          <table:table-cell office:value-type="float" office:value="-0.0140708" calcext:value-type="float">
            <text:p>-0.014070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745196" calcext:value-type="float">
            <text:p>-0.0745196</text:p>
          </table:table-cell>
          <table:table-cell office:value-type="float" office:value="0.85506" calcext:value-type="float">
            <text:p>0.85506</text:p>
          </table:table-cell>
          <table:table-cell office:value-type="float" office:value="0.14571" calcext:value-type="float">
            <text:p>0.14571</text:p>
          </table:table-cell>
          <table:table-cell office:value-type="float" office:value="0.277095" calcext:value-type="float">
            <text:p>0.277095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-0.129776" calcext:value-type="float">
            <text:p>-0.129776</text:p>
          </table:table-cell>
          <table:table-cell office:value-type="float" office:value="-0.00120129" calcext:value-type="float">
            <text:p>-0.0012012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786653" calcext:value-type="float">
            <text:p>-0.0786653</text:p>
          </table:table-cell>
          <table:table-cell office:value-type="float" office:value="0.907278" calcext:value-type="float">
            <text:p>0.907278</text:p>
          </table:table-cell>
          <table:table-cell office:value-type="float" office:value="0.148448" calcext:value-type="float">
            <text:p>0.148448</text:p>
          </table:table-cell>
          <table:table-cell office:value-type="float" office:value="0.288845" calcext:value-type="float">
            <text:p>0.288845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132513" calcext:value-type="float">
            <text:p>-0.132513</text:p>
          </table:table-cell>
          <table:table-cell office:value-type="float" office:value="-0.0416322" calcext:value-type="float">
            <text:p>-0.041632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869572" calcext:value-type="float">
            <text:p>-0.0869572</text:p>
          </table:table-cell>
          <table:table-cell office:value-type="float" office:value="0.970709" calcext:value-type="float">
            <text:p>0.970709</text:p>
          </table:table-cell>
          <table:table-cell office:value-type="float" office:value="0.151567" calcext:value-type="float">
            <text:p>0.151567</text:p>
          </table:table-cell>
          <table:table-cell office:value-type="float" office:value="0.322135" calcext:value-type="float">
            <text:p>0.322135</text:p>
          </table:table-cell>
          <table:table-cell office:value-type="float" office:value="0.0626646" calcext:value-type="float">
            <text:p>0.0626646</text:p>
          </table:table-cell>
          <table:table-cell office:value-type="float" office:value="-0.154905" calcext:value-type="float">
            <text:p>-0.154905</text:p>
          </table:table-cell>
          <table:table-cell office:value-type="float" office:value="-0.0481087" calcext:value-type="float">
            <text:p>-0.048108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05671" calcext:value-type="float">
            <text:p>-0.105671</text:p>
          </table:table-cell>
          <table:table-cell office:value-type="float" office:value="1.07076" calcext:value-type="float">
            <text:p>1.07076</text:p>
          </table:table-cell>
          <table:table-cell office:value-type="float" office:value="0.155192" calcext:value-type="float">
            <text:p>0.155192</text:p>
          </table:table-cell>
          <table:table-cell office:value-type="float" office:value="0.397528" calcext:value-type="float">
            <text:p>0.397528</text:p>
          </table:table-cell>
          <table:table-cell office:value-type="float" office:value="0.0822473" calcext:value-type="float">
            <text:p>0.0822473</text:p>
          </table:table-cell>
          <table:table-cell office:value-type="float" office:value="-0.213084" calcext:value-type="float">
            <text:p>-0.213084</text:p>
          </table:table-cell>
          <table:table-cell office:value-type="float" office:value="-0.0646454" calcext:value-type="float">
            <text:p>-0.064645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15597" calcext:value-type="float">
            <text:p>-0.115597</text:p>
          </table:table-cell>
          <table:table-cell office:value-type="float" office:value="1.17675" calcext:value-type="float">
            <text:p>1.17675</text:p>
          </table:table-cell>
          <table:table-cell office:value-type="float" office:value="0.159421" calcext:value-type="float">
            <text:p>0.159421</text:p>
          </table:table-cell>
          <table:table-cell office:value-type="float" office:value="0.422986" calcext:value-type="float">
            <text:p>0.422986</text:p>
          </table:table-cell>
          <table:table-cell office:value-type="float" office:value="0.065602" calcext:value-type="float">
            <text:p>0.065602</text:p>
          </table:table-cell>
          <table:table-cell office:value-type="float" office:value="-0.220217" calcext:value-type="float">
            <text:p>-0.220217</text:p>
          </table:table-cell>
          <table:table-cell office:value-type="float" office:value="-0.0463161" calcext:value-type="float">
            <text:p>-0.046316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15209" calcext:value-type="float">
            <text:p>-0.115209</text:p>
          </table:table-cell>
          <table:table-cell office:value-type="float" office:value="1.29075" calcext:value-type="float">
            <text:p>1.29075</text:p>
          </table:table-cell>
          <table:table-cell office:value-type="float" office:value="0.163252" calcext:value-type="float">
            <text:p>0.163252</text:p>
          </table:table-cell>
          <table:table-cell office:value-type="float" office:value="0.469984" calcext:value-type="float">
            <text:p>0.469984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247687" calcext:value-type="float">
            <text:p>-0.247687</text:p>
          </table:table-cell>
          <table:table-cell office:value-type="float" office:value="-0.0259199" calcext:value-type="float">
            <text:p>-0.025919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11127" calcext:value-type="float">
            <text:p>-0.111127</text:p>
          </table:table-cell>
          <table:table-cell office:value-type="float" office:value="1.39672" calcext:value-type="float">
            <text:p>1.39672</text:p>
          </table:table-cell>
          <table:table-cell office:value-type="float" office:value="0.167288" calcext:value-type="float">
            <text:p>0.167288</text:p>
          </table:table-cell>
          <table:table-cell office:value-type="float" office:value="0.467047" calcext:value-type="float">
            <text:p>0.467047</text:p>
          </table:table-cell>
          <table:table-cell office:value-type="float" office:value="0.0372071" calcext:value-type="float">
            <text:p>0.0372071</text:p>
          </table:table-cell>
          <table:table-cell office:value-type="float" office:value="-0.226496" calcext:value-type="float">
            <text:p>-0.226496</text:p>
          </table:table-cell>
          <table:table-cell office:value-type="float" office:value="-0.018743" calcext:value-type="float">
            <text:p>-0.01874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94632" calcext:value-type="float">
            <text:p>-0.094632</text:p>
          </table:table-cell>
          <table:table-cell office:value-type="float" office:value="1.50575" calcext:value-type="float">
            <text:p>1.50575</text:p>
          </table:table-cell>
          <table:table-cell office:value-type="float" office:value="0.171707" calcext:value-type="float">
            <text:p>0.171707</text:p>
          </table:table-cell>
          <table:table-cell office:value-type="float" office:value="0.473901" calcext:value-type="float">
            <text:p>0.473901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214659" calcext:value-type="float">
            <text:p>-0.214659</text:p>
          </table:table-cell>
          <table:table-cell office:value-type="float" office:value="0.00389209" calcext:value-type="float">
            <text:p>0.0038920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774547" calcext:value-type="float">
            <text:p>-0.0774547</text:p>
          </table:table-cell>
          <table:table-cell office:value-type="float" office:value="1.60169" calcext:value-type="float">
            <text:p>1.60169</text:p>
          </table:table-cell>
          <table:table-cell office:value-type="float" office:value="0.176075" calcext:value-type="float">
            <text:p>0.176075</text:p>
          </table:table-cell>
          <table:table-cell office:value-type="float" office:value="0.477817" calcext:value-type="float">
            <text:p>0.477817</text:p>
          </table:table-cell>
          <table:table-cell office:value-type="float" office:value="0.0029374" calcext:value-type="float">
            <text:p>0.0029374</text:p>
          </table:table-cell>
          <table:table-cell office:value-type="float" office:value="-0.20193" calcext:value-type="float">
            <text:p>-0.20193</text:p>
          </table:table-cell>
          <table:table-cell office:value-type="float" office:value="0.00977769" calcext:value-type="float">
            <text:p>0.0097776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693245" calcext:value-type="float">
            <text:p>-0.0693245</text:p>
          </table:table-cell>
          <table:table-cell office:value-type="float" office:value="1.7397" calcext:value-type="float">
            <text:p>1.7397</text:p>
          </table:table-cell>
          <table:table-cell office:value-type="float" office:value="0.180245" calcext:value-type="float">
            <text:p>0.180245</text:p>
          </table:table-cell>
          <table:table-cell office:value-type="float" office:value="0.591397" calcext:value-type="float">
            <text:p>0.591397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-0.291743" calcext:value-type="float">
            <text:p>-0.291743</text:p>
          </table:table-cell>
          <table:table-cell office:value-type="float" office:value="-0.00563202" calcext:value-type="float">
            <text:p>-0.0056320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615191" calcext:value-type="float">
            <text:p>-0.0615191</text:p>
          </table:table-cell>
          <table:table-cell office:value-type="float" office:value="1.8925" calcext:value-type="float">
            <text:p>1.8925</text:p>
          </table:table-cell>
          <table:table-cell office:value-type="float" office:value="0.184872" calcext:value-type="float">
            <text:p>0.184872</text:p>
          </table:table-cell>
          <table:table-cell office:value-type="float" office:value="0.628604" calcext:value-type="float">
            <text:p>0.628604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-0.302471" calcext:value-type="float">
            <text:p>-0.302471</text:p>
          </table:table-cell>
          <table:table-cell office:value-type="float" office:value="-0.00409193" calcext:value-type="float">
            <text:p>-0.0040919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535788" calcext:value-type="float">
            <text:p>-0.0535788</text:p>
          </table:table-cell>
          <table:table-cell office:value-type="float" office:value="2.04828" calcext:value-type="float">
            <text:p>2.04828</text:p>
          </table:table-cell>
          <table:table-cell office:value-type="float" office:value="0.189508" calcext:value-type="float">
            <text:p>0.189508</text:p>
          </table:table-cell>
          <table:table-cell office:value-type="float" office:value="0.662874" calcext:value-type="float">
            <text:p>0.662874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310032" calcext:value-type="float">
            <text:p>-0.310032</text:p>
          </table:table-cell>
          <table:table-cell office:value-type="float" office:value="-0.00355483" calcext:value-type="float">
            <text:p>-0.0035548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525643" calcext:value-type="float">
            <text:p>-0.0525643</text:p>
          </table:table-cell>
          <table:table-cell office:value-type="float" office:value="2.17158" calcext:value-type="float">
            <text:p>2.17158</text:p>
          </table:table-cell>
          <table:table-cell office:value-type="float" office:value="0.193476" calcext:value-type="float">
            <text:p>0.193476</text:p>
          </table:table-cell>
          <table:table-cell office:value-type="float" office:value="0.638395" calcext:value-type="float">
            <text:p>0.638395</text:p>
          </table:table-cell>
          <table:table-cell office:value-type="float" office:value="0.0244783" calcext:value-type="float">
            <text:p>0.0244783</text:p>
          </table:table-cell>
          <table:table-cell office:value-type="float" office:value="-0.26427" calcext:value-type="float">
            <text:p>-0.26427</text:p>
          </table:table-cell>
          <table:table-cell office:value-type="float" office:value="-0.0163252" calcext:value-type="float">
            <text:p>-0.016325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498603" calcext:value-type="float">
            <text:p>-0.0498603</text:p>
          </table:table-cell>
          <table:table-cell office:value-type="float" office:value="2.26842" calcext:value-type="float">
            <text:p>2.26842</text:p>
          </table:table-cell>
          <table:table-cell office:value-type="float" office:value="0.197406" calcext:value-type="float">
            <text:p>0.197406</text:p>
          </table:table-cell>
          <table:table-cell office:value-type="float" office:value="0.586501" calcext:value-type="float">
            <text:p>0.586501</text:p>
          </table:table-cell>
          <table:table-cell office:value-type="float" office:value="0.0225201" calcext:value-type="float">
            <text:p>0.0225201</text:p>
          </table:table-cell>
          <table:table-cell office:value-type="float" office:value="-0.195728" calcext:value-type="float">
            <text:p>-0.195728</text:p>
          </table:table-cell>
          <table:table-cell office:value-type="float" office:value="-0.0146142" calcext:value-type="float">
            <text:p>-0.014614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487382" calcext:value-type="float">
            <text:p>-0.0487382</text:p>
          </table:table-cell>
          <table:table-cell office:value-type="float" office:value="2.3002" calcext:value-type="float">
            <text:p>2.3002</text:p>
          </table:table-cell>
          <table:table-cell office:value-type="float" office:value="0.200819" calcext:value-type="float">
            <text:p>0.200819</text:p>
          </table:table-cell>
          <table:table-cell office:value-type="float" office:value="0.469005" calcext:value-type="float">
            <text:p>0.469005</text:p>
          </table:table-cell>
          <table:table-cell office:value-type="float" office:value="0.0283949" calcext:value-type="float">
            <text:p>0.0283949</text:p>
          </table:table-cell>
          <table:table-cell office:value-type="float" office:value="-0.0726692" calcext:value-type="float">
            <text:p>-0.0726692</text:p>
          </table:table-cell>
          <table:table-cell office:value-type="float" office:value="-0.0202591" calcext:value-type="float">
            <text:p>-0.020259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459567" calcext:value-type="float">
            <text:p>-0.0459567</text:p>
          </table:table-cell>
          <table:table-cell office:value-type="float" office:value="2.28217" calcext:value-type="float">
            <text:p>2.28217</text:p>
          </table:table-cell>
          <table:table-cell office:value-type="float" office:value="0.204109" calcext:value-type="float">
            <text:p>0.204109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0264366" calcext:value-type="float">
            <text:p>0.0264366</text:p>
          </table:table-cell>
          <table:table-cell office:value-type="float" office:value="0.0318372" calcext:value-type="float">
            <text:p>0.0318372</text:p>
          </table:table-cell>
          <table:table-cell office:value-type="float" office:value="-0.0184116" calcext:value-type="float">
            <text:p>-0.018411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381762" calcext:value-type="float">
            <text:p>-0.0381762</text:p>
          </table:table-cell>
          <table:table-cell office:value-type="float" office:value="2.18679" calcext:value-type="float">
            <text:p>2.18679</text:p>
          </table:table-cell>
          <table:table-cell office:value-type="float" office:value="0.207448" calcext:value-type="float">
            <text:p>0.207448</text:p>
          </table:table-cell>
          <table:table-cell office:value-type="float" office:value="0.194848" calcext:value-type="float">
            <text:p>0.194848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0.181672" calcext:value-type="float">
            <text:p>0.181672</text:p>
          </table:table-cell>
          <table:table-cell office:value-type="float" office:value="-0.0103951" calcext:value-type="float">
            <text:p>-0.010395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311322" calcext:value-type="float">
            <text:p>-0.0311322</text:p>
          </table:table-cell>
          <table:table-cell office:value-type="float" office:value="2.03755" calcext:value-type="float">
            <text:p>2.03755</text:p>
          </table:table-cell>
          <table:table-cell office:value-type="float" office:value="0.210993" calcext:value-type="float">
            <text:p>0.210993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0.0186035" calcext:value-type="float">
            <text:p>0.0186035</text:p>
          </table:table-cell>
          <table:table-cell office:value-type="float" office:value="0.308707" calcext:value-type="float">
            <text:p>0.308707</text:p>
          </table:table-cell>
          <table:table-cell office:value-type="float" office:value="-0.0121067" calcext:value-type="float">
            <text:p>-0.012106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279924" calcext:value-type="float">
            <text:p>-0.0279924</text:p>
          </table:table-cell>
          <table:table-cell office:value-type="float" office:value="1.85513" calcext:value-type="float">
            <text:p>1.85513</text:p>
          </table:table-cell>
          <table:table-cell office:value-type="float" office:value="0.214644" calcext:value-type="float">
            <text:p>0.214644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264366" calcext:value-type="float">
            <text:p>0.0264366</text:p>
          </table:table-cell>
          <table:table-cell office:value-type="float" office:value="0.352763" calcext:value-type="float">
            <text:p>0.352763</text:p>
          </table:table-cell>
          <table:table-cell office:value-type="float" office:value="-0.0202947" calcext:value-type="float">
            <text:p>-0.020294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24483" calcext:value-type="float">
            <text:p>-0.024483</text:p>
          </table:table-cell>
          <table:table-cell office:value-type="float" office:value="1.68564" calcext:value-type="float">
            <text:p>1.68564</text:p>
          </table:table-cell>
          <table:table-cell office:value-type="float" office:value="0.218813" calcext:value-type="float">
            <text:p>0.218813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254575" calcext:value-type="float">
            <text:p>0.0254575</text:p>
          </table:table-cell>
          <table:table-cell office:value-type="float" office:value="0.327565" calcext:value-type="float">
            <text:p>0.327565</text:p>
          </table:table-cell>
          <table:table-cell office:value-type="float" office:value="-0.0199897" calcext:value-type="float">
            <text:p>-0.019989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204675" calcext:value-type="float">
            <text:p>-0.0204675</text:p>
          </table:table-cell>
          <table:table-cell office:value-type="float" office:value="1.532" calcext:value-type="float">
            <text:p>1.532</text:p>
          </table:table-cell>
          <table:table-cell office:value-type="float" office:value="0.223" calcext:value-type="float">
            <text:p>0.223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254575" calcext:value-type="float">
            <text:p>0.0254575</text:p>
          </table:table-cell>
          <table:table-cell office:value-type="float" office:value="0.297177" calcext:value-type="float">
            <text:p>0.297177</text:p>
          </table:table-cell>
          <table:table-cell office:value-type="float" office:value="-0.020776" calcext:value-type="float">
            <text:p>-0.02077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191207" calcext:value-type="float">
            <text:p>-0.0191207</text:p>
          </table:table-cell>
          <table:table-cell office:value-type="float" office:value="1.45576" calcext:value-type="float">
            <text:p>1.45576</text:p>
          </table:table-cell>
          <table:table-cell office:value-type="float" office:value="0.226878" calcext:value-type="float">
            <text:p>0.226878</text:p>
          </table:table-cell>
          <table:table-cell office:value-type="float" office:value="0.094976" calcext:value-type="float">
            <text:p>0.094976</text:p>
          </table:table-cell>
          <table:table-cell office:value-type="float" office:value="0.0313323" calcext:value-type="float">
            <text:p>0.0313323</text:p>
          </table:table-cell>
          <table:table-cell office:value-type="float" office:value="0.155855" calcext:value-type="float">
            <text:p>0.155855</text:p>
          </table:table-cell>
          <table:table-cell office:value-type="float" office:value="-0.0274223" calcext:value-type="float">
            <text:p>-0.027422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176072" calcext:value-type="float">
            <text:p>-0.0176072</text:p>
          </table:table-cell>
          <table:table-cell office:value-type="float" office:value="1.40503" calcext:value-type="float">
            <text:p>1.40503</text:p>
          </table:table-cell>
          <table:table-cell office:value-type="float" office:value="0.23063" calcext:value-type="float">
            <text:p>0.23063</text:p>
          </table:table-cell>
          <table:table-cell office:value-type="float" office:value="0.139037" calcext:value-type="float">
            <text:p>0.139037</text:p>
          </table:table-cell>
          <table:table-cell office:value-type="float" office:value="0.0303532" calcext:value-type="float">
            <text:p>0.0303532</text:p>
          </table:table-cell>
          <table:table-cell office:value-type="float" office:value="0.103046" calcext:value-type="float">
            <text:p>0.103046</text:p>
          </table:table-cell>
          <table:table-cell office:value-type="float" office:value="-0.0269065" calcext:value-type="float">
            <text:p>-0.026906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155443" calcext:value-type="float">
            <text:p>-0.0155443</text:p>
          </table:table-cell>
          <table:table-cell office:value-type="float" office:value="1.45177" calcext:value-type="float">
            <text:p>1.45177</text:p>
          </table:table-cell>
          <table:table-cell office:value-type="float" office:value="0.233672" calcext:value-type="float">
            <text:p>0.233672</text:p>
          </table:table-cell>
          <table:table-cell office:value-type="float" office:value="0.353467" calcext:value-type="float">
            <text:p>0.353467</text:p>
          </table:table-cell>
          <table:table-cell office:value-type="float" office:value="0.0274158" calcext:value-type="float">
            <text:p>0.0274158</text:p>
          </table:table-cell>
          <table:table-cell office:value-type="float" office:value="-0.103348" calcext:value-type="float">
            <text:p>-0.103348</text:p>
          </table:table-cell>
          <table:table-cell office:value-type="float" office:value="-0.0251614" calcext:value-type="float">
            <text:p>-0.025161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115809" calcext:value-type="float">
            <text:p>-0.0115809</text:p>
          </table:table-cell>
          <table:table-cell office:value-type="float" office:value="1.51376" calcext:value-type="float">
            <text:p>1.51376</text:p>
          </table:table-cell>
          <table:table-cell office:value-type="float" office:value="0.236653" calcext:value-type="float">
            <text:p>0.236653</text:p>
          </table:table-cell>
          <table:table-cell office:value-type="float" office:value="0.386758" calcext:value-type="float">
            <text:p>0.386758</text:p>
          </table:table-cell>
          <table:table-cell office:value-type="float" office:value="0.0215409" calcext:value-type="float">
            <text:p>0.0215409</text:p>
          </table:table-cell>
          <table:table-cell office:value-type="float" office:value="-0.125891" calcext:value-type="float">
            <text:p>-0.125891</text:p>
          </table:table-cell>
          <table:table-cell office:value-type="float" office:value="-0.0200668" calcext:value-type="float">
            <text:p>-0.020066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0648328" calcext:value-type="float">
            <text:p>-0.00648328</text:p>
          </table:table-cell>
          <table:table-cell office:value-type="float" office:value="1.56402" calcext:value-type="float">
            <text:p>1.56402</text:p>
          </table:table-cell>
          <table:table-cell office:value-type="float" office:value="0.239338" calcext:value-type="float">
            <text:p>0.239338</text:p>
          </table:table-cell>
          <table:table-cell office:value-type="float" office:value="0.377946" calcext:value-type="float">
            <text:p>0.377946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-0.108465" calcext:value-type="float">
            <text:p>-0.108465</text:p>
          </table:table-cell>
          <table:table-cell office:value-type="float" office:value="-0.0159821" calcext:value-type="float">
            <text:p>-0.015982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0134742" calcext:value-type="float">
            <text:p>-0.00134742</text:p>
          </table:table-cell>
          <table:table-cell office:value-type="float" office:value="1.57511" calcext:value-type="float">
            <text:p>1.57511</text:p>
          </table:table-cell>
          <table:table-cell office:value-type="float" office:value="0.242048" calcext:value-type="float">
            <text:p>0.242048</text:p>
          </table:table-cell>
          <table:table-cell office:value-type="float" office:value="0.294719" calcext:value-type="float">
            <text:p>0.294719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-0.0233085" calcext:value-type="float">
            <text:p>-0.0233085</text:p>
          </table:table-cell>
          <table:table-cell office:value-type="float" office:value="-0.0145535" calcext:value-type="float">
            <text:p>-0.014553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318464" calcext:value-type="float">
            <text:p>0.00318464</text:p>
          </table:table-cell>
          <table:table-cell office:value-type="float" office:value="1.52773" calcext:value-type="float">
            <text:p>1.52773</text:p>
          </table:table-cell>
          <table:table-cell office:value-type="float" office:value="0.244597" calcext:value-type="float">
            <text:p>0.244597</text:p>
          </table:table-cell>
          <table:table-cell office:value-type="float" office:value="0.162536" calcext:value-type="float">
            <text:p>0.162536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0.100762" calcext:value-type="float">
            <text:p>0.100762</text:p>
          </table:table-cell>
          <table:table-cell office:value-type="float" office:value="-0.0128474" calcext:value-type="float">
            <text:p>-0.01284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717012" calcext:value-type="float">
            <text:p>0.00717012</text:p>
          </table:table-cell>
          <table:table-cell office:value-type="float" office:value="1.42881" calcext:value-type="float">
            <text:p>1.42881</text:p>
          </table:table-cell>
          <table:table-cell office:value-type="float" office:value="0.247013" calcext:value-type="float">
            <text:p>0.247013</text:p>
          </table:table-cell>
          <table:table-cell office:value-type="float" office:value="0.0352488" calcext:value-type="float">
            <text:p>0.0352488</text:p>
          </table:table-cell>
          <table:table-cell office:value-type="float" office:value="0.0107705" calcext:value-type="float">
            <text:p>0.0107705</text:p>
          </table:table-cell>
          <table:table-cell office:value-type="float" office:value="0.210885" calcext:value-type="float">
            <text:p>0.210885</text:p>
          </table:table-cell>
          <table:table-cell office:value-type="float" office:value="-0.0110964" calcext:value-type="float">
            <text:p>-0.011096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551622" calcext:value-type="float">
            <text:p>0.00551622</text:p>
          </table:table-cell>
          <table:table-cell office:value-type="float" office:value="1.30256" calcext:value-type="float">
            <text:p>1.30256</text:p>
          </table:table-cell>
          <table:table-cell office:value-type="float" office:value="0.249677" calcext:value-type="float">
            <text:p>0.249677</text:p>
          </table:table-cell>
          <table:table-cell office:value-type="float" office:value="-0.0264366" calcext:value-type="float">
            <text:p>-0.0264366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0.250821" calcext:value-type="float">
            <text:p>0.250821</text:p>
          </table:table-cell>
          <table:table-cell office:value-type="float" office:value="-0.0174816" calcext:value-type="float">
            <text:p>-0.01748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235822" calcext:value-type="float">
            <text:p>0.00235822</text:p>
          </table:table-cell>
          <table:table-cell office:value-type="float" office:value="1.16584" calcext:value-type="float">
            <text:p>1.16584</text:p>
          </table:table-cell>
          <table:table-cell office:value-type="float" office:value="0.252319" calcext:value-type="float">
            <text:p>0.252319</text:p>
          </table:table-cell>
          <table:table-cell office:value-type="float" office:value="-0.0910595" calcext:value-type="float">
            <text:p>-0.0910595</text:p>
          </table:table-cell>
          <table:table-cell office:value-type="float" office:value="0.0205618" calcext:value-type="float">
            <text:p>0.0205618</text:p>
          </table:table-cell>
          <table:table-cell office:value-type="float" office:value="0.291902" calcext:value-type="float">
            <text:p>0.291902</text:p>
          </table:table-cell>
          <table:table-cell office:value-type="float" office:value="-0.0196827" calcext:value-type="float">
            <text:p>-0.019682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023182" calcext:value-type="float">
            <text:p>-0.002318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0.254988" calcext:value-type="float">
            <text:p>0.254988</text:p>
          </table:table-cell>
          <table:table-cell office:value-type="float" office:value="-0.0969343" calcext:value-type="float">
            <text:p>-0.0969343</text:p>
          </table:table-cell>
          <table:table-cell office:value-type="float" office:value="0.0225201" calcext:value-type="float">
            <text:p>0.0225201</text:p>
          </table:table-cell>
          <table:table-cell office:value-type="float" office:value="0.274042" calcext:value-type="float">
            <text:p>0.274042</text:p>
          </table:table-cell>
          <table:table-cell office:value-type="float" office:value="-0.0209015" calcext:value-type="float">
            <text:p>-0.020901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0801803" calcext:value-type="float">
            <text:p>-0.00801803</text:p>
          </table:table-cell>
          <table:table-cell office:value-type="float" office:value="0.911706" calcext:value-type="float">
            <text:p>0.911706</text:p>
          </table:table-cell>
          <table:table-cell office:value-type="float" office:value="0.257514" calcext:value-type="float">
            <text:p>0.257514</text:p>
          </table:table-cell>
          <table:table-cell office:value-type="float" office:value="-0.0734351" calcext:value-type="float">
            <text:p>-0.0734351</text:p>
          </table:table-cell>
          <table:table-cell office:value-type="float" office:value="0.0244783" calcext:value-type="float">
            <text:p>0.0244783</text:p>
          </table:table-cell>
          <table:table-cell office:value-type="float" office:value="0.230538" calcext:value-type="float">
            <text:p>0.230538</text:p>
          </table:table-cell>
          <table:table-cell office:value-type="float" office:value="-0.0220615" calcext:value-type="float">
            <text:p>-0.022061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134926" calcext:value-type="float">
            <text:p>-0.0134926</text:p>
          </table:table-cell>
          <table:table-cell office:value-type="float" office:value="0.79827" calcext:value-type="float">
            <text:p>0.79827</text:p>
          </table:table-cell>
          <table:table-cell office:value-type="float" office:value="0.259896" calcext:value-type="float">
            <text:p>0.259896</text:p>
          </table:table-cell>
          <table:table-cell office:value-type="float" office:value="-0.102809" calcext:value-type="float">
            <text:p>-0.102809</text:p>
          </table:table-cell>
          <table:table-cell office:value-type="float" office:value="0.0264366" calcext:value-type="float">
            <text:p>0.0264366</text:p>
          </table:table-cell>
          <table:table-cell office:value-type="float" office:value="0.240369" calcext:value-type="float">
            <text:p>0.240369</text:p>
          </table:table-cell>
          <table:table-cell office:value-type="float" office:value="-0.023023" calcext:value-type="float">
            <text:p>-0.02302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170662" calcext:value-type="float">
            <text:p>-0.0170662</text:p>
          </table:table-cell>
          <table:table-cell office:value-type="float" office:value="0.689025" calcext:value-type="float">
            <text:p>0.689025</text:p>
          </table:table-cell>
          <table:table-cell office:value-type="float" office:value="0.262003" calcext:value-type="float">
            <text:p>0.262003</text:p>
          </table:table-cell>
          <table:table-cell office:value-type="float" office:value="-0.110642" calcext:value-type="float">
            <text:p>-0.110642</text:p>
          </table:table-cell>
          <table:table-cell office:value-type="float" office:value="0.0264366" calcext:value-type="float">
            <text:p>0.0264366</text:p>
          </table:table-cell>
          <table:table-cell office:value-type="float" office:value="0.22938" calcext:value-type="float">
            <text:p>0.22938</text:p>
          </table:table-cell>
          <table:table-cell office:value-type="float" office:value="-0.0224493" calcext:value-type="float">
            <text:p>-0.022449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197708" calcext:value-type="float">
            <text:p>-0.0197708</text:p>
          </table:table-cell>
          <table:table-cell office:value-type="float" office:value="0.571948" calcext:value-type="float">
            <text:p>0.571948</text:p>
          </table:table-cell>
          <table:table-cell office:value-type="float" office:value="0.26443" calcext:value-type="float">
            <text:p>0.26443</text:p>
          </table:table-cell>
          <table:table-cell office:value-type="float" office:value="-0.129246" calcext:value-type="float">
            <text:p>-0.129246</text:p>
          </table:table-cell>
          <table:table-cell office:value-type="float" office:value="0.0274158" calcext:value-type="float">
            <text:p>0.0274158</text:p>
          </table:table-cell>
          <table:table-cell office:value-type="float" office:value="0.22782" calcext:value-type="float">
            <text:p>0.22782</text:p>
          </table:table-cell>
          <table:table-cell office:value-type="float" office:value="-0.0229606" calcext:value-type="float">
            <text:p>-0.02296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191525" calcext:value-type="float">
            <text:p>-0.0191525</text:p>
          </table:table-cell>
          <table:table-cell office:value-type="float" office:value="0.413149" calcext:value-type="float">
            <text:p>0.413149</text:p>
          </table:table-cell>
          <table:table-cell office:value-type="float" office:value="0.266734" calcext:value-type="float">
            <text:p>0.266734</text:p>
          </table:table-cell>
          <table:table-cell office:value-type="float" office:value="-0.261429" calcext:value-type="float">
            <text:p>-0.261429</text:p>
          </table:table-cell>
          <table:table-cell office:value-type="float" office:value="0.0254575" calcext:value-type="float">
            <text:p>0.0254575</text:p>
          </table:table-cell>
          <table:table-cell office:value-type="float" office:value="0.332661" calcext:value-type="float">
            <text:p>0.332661</text:p>
          </table:table-cell>
          <table:table-cell office:value-type="float" office:value="-0.0206112" calcext:value-type="float">
            <text:p>-0.020611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153888" calcext:value-type="float">
            <text:p>-0.0153888</text:p>
          </table:table-cell>
          <table:table-cell office:value-type="float" office:value="0.265446" calcext:value-type="float">
            <text:p>0.265446</text:p>
          </table:table-cell>
          <table:table-cell office:value-type="float" office:value="0.268623" calcext:value-type="float">
            <text:p>0.268623</text:p>
          </table:table-cell>
          <table:table-cell office:value-type="float" office:value="-0.261429" calcext:value-type="float">
            <text:p>-0.261429</text:p>
          </table:table-cell>
          <table:table-cell office:value-type="float" office:value="0.0215409" calcext:value-type="float">
            <text:p>0.0215409</text:p>
          </table:table-cell>
          <table:table-cell office:value-type="float" office:value="0.307195" calcext:value-type="float">
            <text:p>0.307195</text:p>
          </table:table-cell>
          <table:table-cell office:value-type="float" office:value="-0.0174524" calcext:value-type="float">
            <text:p>-0.017452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0892862" calcext:value-type="float">
            <text:p>-0.00892862</text:p>
          </table:table-cell>
          <table:table-cell office:value-type="float" office:value="0.148611" calcext:value-type="float">
            <text:p>0.148611</text:p>
          </table:table-cell>
          <table:table-cell office:value-type="float" office:value="0.270187" calcext:value-type="float">
            <text:p>0.270187</text:p>
          </table:table-cell>
          <table:table-cell office:value-type="float" office:value="-0.197785" calcext:value-type="float">
            <text:p>-0.197785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0.223427" calcext:value-type="float">
            <text:p>0.223427</text:p>
          </table:table-cell>
          <table:table-cell office:value-type="float" office:value="-0.0140553" calcext:value-type="float">
            <text:p>-0.014055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0219157" calcext:value-type="float">
            <text:p>-0.00219157</text:p>
          </table:table-cell>
          <table:table-cell office:value-type="float" office:value="0.054154" calcext:value-type="float">
            <text:p>0.054154</text:p>
          </table:table-cell>
          <table:table-cell office:value-type="float" office:value="0.271284" calcext:value-type="float">
            <text:p>0.271284</text:p>
          </table:table-cell>
          <table:table-cell office:value-type="float" office:value="-0.170369" calcext:value-type="float">
            <text:p>-0.170369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0.179761" calcext:value-type="float">
            <text:p>0.179761</text:p>
          </table:table-cell>
          <table:table-cell office:value-type="float" office:value="-0.0154173" calcext:value-type="float">
            <text:p>-0.015417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289059" calcext:value-type="float">
            <text:p>0.00289059</text:p>
          </table:table-cell>
          <table:table-cell office:value-type="float" office:value="0.0196511" calcext:value-type="float">
            <text:p>0.0196511</text:p>
          </table:table-cell>
          <table:table-cell office:value-type="float" office:value="0.271575" calcext:value-type="float">
            <text:p>0.271575</text:p>
          </table:table-cell>
          <table:table-cell office:value-type="float" office:value="-0.0636437" calcext:value-type="float">
            <text:p>-0.0636437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0.0671099" calcext:value-type="float">
            <text:p>0.0671099</text:p>
          </table:table-cell>
          <table:table-cell office:value-type="float" office:value="-0.0178039" calcext:value-type="float">
            <text:p>-0.017803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62413" calcext:value-type="float">
            <text:p>0.0062413</text:p>
          </table:table-cell>
          <table:table-cell office:value-type="float" office:value="0.012236" calcext:value-type="float">
            <text:p>0.012236</text:p>
          </table:table-cell>
          <table:table-cell office:value-type="float" office:value="0.271722" calcext:value-type="float">
            <text:p>0.271722</text:p>
          </table:table-cell>
          <table:table-cell office:value-type="float" office:value="-0.00881221" calcext:value-type="float">
            <text:p>-0.00881221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0.011006" calcext:value-type="float">
            <text:p>0.011006</text:p>
          </table:table-cell>
          <table:table-cell office:value-type="float" office:value="-0.0186463" calcext:value-type="float">
            <text:p>-0.018646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642346" calcext:value-type="float">
            <text:p>0.00642346</text:p>
          </table:table-cell>
          <table:table-cell office:value-type="float" office:value="0.0051055" calcext:value-type="float">
            <text:p>0.0051055</text:p>
          </table:table-cell>
          <table:table-cell office:value-type="float" office:value="0.27188" calcext:value-type="float">
            <text:p>0.27188</text:p>
          </table:table-cell>
          <table:table-cell office:value-type="float" office:value="-0.00979134" calcext:value-type="float">
            <text:p>-0.00979134</text:p>
          </table:table-cell>
          <table:table-cell office:value-type="float" office:value="0.0205618" calcext:value-type="float">
            <text:p>0.0205618</text:p>
          </table:table-cell>
          <table:table-cell office:value-type="float" office:value="0.0107726" calcext:value-type="float">
            <text:p>0.0107726</text:p>
          </table:table-cell>
          <table:table-cell office:value-type="float" office:value="-0.0216163" calcext:value-type="float">
            <text:p>-0.021616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408091" calcext:value-type="float">
            <text:p>0.00408091</text:p>
          </table:table-cell>
          <table:table-cell office:value-type="float" office:value="0.0275405" calcext:value-type="float">
            <text:p>0.0275405</text:p>
          </table:table-cell>
          <table:table-cell office:value-type="float" office:value="0.272038" calcext:value-type="float">
            <text:p>0.272038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0.0225201" calcext:value-type="float">
            <text:p>0.0225201</text:p>
          </table:table-cell>
          <table:table-cell office:value-type="float" office:value="-0.0470439" calcext:value-type="float">
            <text:p>-0.0470439</text:p>
          </table:table-cell>
          <table:table-cell office:value-type="float" office:value="-0.023446" calcext:value-type="float">
            <text:p>-0.02344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00129989" calcext:value-type="float">
            <text:p>-0.000129989</text:p>
          </table:table-cell>
          <table:table-cell office:value-type="float" office:value="0.0589724" calcext:value-type="float">
            <text:p>0.0589724</text:p>
          </table:table-cell>
          <table:table-cell office:value-type="float" office:value="0.272512" calcext:value-type="float">
            <text:p>0.272512</text:p>
          </table:table-cell>
          <table:table-cell office:value-type="float" office:value="0.0744142" calcext:value-type="float">
            <text:p>0.0744142</text:p>
          </table:table-cell>
          <table:table-cell office:value-type="float" office:value="0.0234992" calcext:value-type="float">
            <text:p>0.0234992</text:p>
          </table:table-cell>
          <table:table-cell office:value-type="float" office:value="-0.0641544" calcext:value-type="float">
            <text:p>-0.0641544</text:p>
          </table:table-cell>
          <table:table-cell office:value-type="float" office:value="-0.0237822" calcext:value-type="float">
            <text:p>-0.023782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0405958" calcext:value-type="float">
            <text:p>-0.00405958</text:p>
          </table:table-cell>
          <table:table-cell office:value-type="float" office:value="0.0576396" calcext:value-type="float">
            <text:p>0.0576396</text:p>
          </table:table-cell>
          <table:table-cell office:value-type="float" office:value="0.273401" calcext:value-type="float">
            <text:p>0.273401</text:p>
          </table:table-cell>
          <table:table-cell office:value-type="float" office:value="0.00881221" calcext:value-type="float">
            <text:p>0.00881221</text:p>
          </table:table-cell>
          <table:table-cell office:value-type="float" office:value="0.0234992" calcext:value-type="float">
            <text:p>0.0234992</text:p>
          </table:table-cell>
          <table:table-cell office:value-type="float" office:value="0.00121662" calcext:value-type="float">
            <text:p>0.00121662</text:p>
          </table:table-cell>
          <table:table-cell office:value-type="float" office:value="-0.022795" calcext:value-type="float">
            <text:p>-0.02279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0718966" calcext:value-type="float">
            <text:p>-0.00718966</text:p>
          </table:table-cell>
          <table:table-cell office:value-type="float" office:value="0.0394815" calcext:value-type="float">
            <text:p>0.0394815</text:p>
          </table:table-cell>
          <table:table-cell office:value-type="float" office:value="0.274352" calcext:value-type="float">
            <text:p>0.274352</text:p>
          </table:table-cell>
          <table:table-cell office:value-type="float" office:value="-0.0274158" calcext:value-type="float">
            <text:p>-0.0274158</text:p>
          </table:table-cell>
          <table:table-cell office:value-type="float" office:value="0.0215409" calcext:value-type="float">
            <text:p>0.0215409</text:p>
          </table:table-cell>
          <table:table-cell office:value-type="float" office:value="0.0343055" calcext:value-type="float">
            <text:p>0.0343055</text:p>
          </table:table-cell>
          <table:table-cell office:value-type="float" office:value="-0.0201399" calcext:value-type="float">
            <text:p>-0.020139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0902471" calcext:value-type="float">
            <text:p>-0.00902471</text:p>
          </table:table-cell>
          <table:table-cell office:value-type="float" office:value="0.000441351" calcext:value-type="float">
            <text:p>0.000441351</text:p>
          </table:table-cell>
          <table:table-cell office:value-type="float" office:value="0.275307" calcext:value-type="float">
            <text:p>0.275307</text:p>
          </table:table-cell>
          <table:table-cell office:value-type="float" office:value="-0.0744142" calcext:value-type="float">
            <text:p>-0.0744142</text:p>
          </table:table-cell>
          <table:table-cell office:value-type="float" office:value="0.0186035" calcext:value-type="float">
            <text:p>0.0186035</text:p>
          </table:table-cell>
          <table:table-cell office:value-type="float" office:value="0.0745712" calcext:value-type="float">
            <text:p>0.0745712</text:p>
          </table:table-cell>
          <table:table-cell office:value-type="float" office:value="-0.0166928" calcext:value-type="float">
            <text:p>-0.016692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0945578" calcext:value-type="float">
            <text:p>-0.00945578</text:p>
          </table:table-cell>
          <table:table-cell office:value-type="float" office:value="-0.0372294" calcext:value-type="float">
            <text:p>-0.0372294</text:p>
          </table:table-cell>
          <table:table-cell office:value-type="float" office:value="0.276208" calcext:value-type="float">
            <text:p>0.276208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0.0768944" calcext:value-type="float">
            <text:p>0.0768944</text:p>
          </table:table-cell>
          <table:table-cell office:value-type="float" office:value="-0.0146484" calcext:value-type="float">
            <text:p>-0.014648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0810064" calcext:value-type="float">
            <text:p>-0.00810064</text:p>
          </table:table-cell>
          <table:table-cell office:value-type="float" office:value="-0.072775" calcext:value-type="float">
            <text:p>-0.072775</text:p>
          </table:table-cell>
          <table:table-cell office:value-type="float" office:value="0.277111" calcext:value-type="float">
            <text:p>0.277111</text:p>
          </table:table-cell>
          <table:table-cell office:value-type="float" office:value="-0.0851847" calcext:value-type="float">
            <text:p>-0.0851847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0.0727293" calcext:value-type="float">
            <text:p>0.0727293</text:p>
          </table:table-cell>
          <table:table-cell office:value-type="float" office:value="-0.0129419" calcext:value-type="float">
            <text:p>-0.012941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068241" calcext:value-type="float">
            <text:p>-0.0068241</text:p>
          </table:table-cell>
          <table:table-cell office:value-type="float" office:value="-0.105074" calcext:value-type="float">
            <text:p>-0.105074</text:p>
          </table:table-cell>
          <table:table-cell office:value-type="float" office:value="0.278169" calcext:value-type="float">
            <text:p>0.278169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0.0661984" calcext:value-type="float">
            <text:p>0.0661984</text:p>
          </table:table-cell>
          <table:table-cell office:value-type="float" office:value="-0.0141709" calcext:value-type="float">
            <text:p>-0.014170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0446755" calcext:value-type="float">
            <text:p>-0.00446755</text:p>
          </table:table-cell>
          <table:table-cell office:value-type="float" office:value="-0.136768" calcext:value-type="float">
            <text:p>-0.136768</text:p>
          </table:table-cell>
          <table:table-cell office:value-type="float" office:value="0.27946" calcext:value-type="float">
            <text:p>0.27946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0.0607342" calcext:value-type="float">
            <text:p>0.0607342</text:p>
          </table:table-cell>
          <table:table-cell office:value-type="float" office:value="-0.0136221" calcext:value-type="float">
            <text:p>-0.013622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0291501" calcext:value-type="float">
            <text:p>-0.00291501</text:p>
          </table:table-cell>
          <table:table-cell office:value-type="float" office:value="-0.166537" calcext:value-type="float">
            <text:p>-0.166537</text:p>
          </table:table-cell>
          <table:table-cell office:value-type="float" office:value="0.280916" calcext:value-type="float">
            <text:p>0.280916</text:p>
          </table:table-cell>
          <table:table-cell office:value-type="float" office:value="-0.0851847" calcext:value-type="float">
            <text:p>-0.0851847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0.0565935" calcext:value-type="float">
            <text:p>0.0565935</text:p>
          </table:table-cell>
          <table:table-cell office:value-type="float" office:value="-0.0148871" calcext:value-type="float">
            <text:p>-0.014887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0241988" calcext:value-type="float">
            <text:p>-0.00241988</text:p>
          </table:table-cell>
          <table:table-cell office:value-type="float" office:value="-0.193614" calcext:value-type="float">
            <text:p>-0.193614</text:p>
          </table:table-cell>
          <table:table-cell office:value-type="float" office:value="0.282538" calcext:value-type="float">
            <text:p>0.282538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0.0509462" calcext:value-type="float">
            <text:p>0.0509462</text:p>
          </table:table-cell>
          <table:table-cell office:value-type="float" office:value="-0.0159776" calcext:value-type="float">
            <text:p>-0.015977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0199351" calcext:value-type="float">
            <text:p>-0.00199351</text:p>
          </table:table-cell>
          <table:table-cell office:value-type="float" office:value="-0.216968" calcext:value-type="float">
            <text:p>-0.216968</text:p>
          </table:table-cell>
          <table:table-cell office:value-type="float" office:value="0.284061" calcext:value-type="float">
            <text:p>0.284061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0.0469256" calcext:value-type="float">
            <text:p>0.0469256</text:p>
          </table:table-cell>
          <table:table-cell office:value-type="float" office:value="-0.0160696" calcext:value-type="float">
            <text:p>-0.016069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0264088" calcext:value-type="float">
            <text:p>-0.00264088</text:p>
          </table:table-cell>
          <table:table-cell office:value-type="float" office:value="-0.239683" calcext:value-type="float">
            <text:p>-0.239683</text:p>
          </table:table-cell>
          <table:table-cell office:value-type="float" office:value="0.285534" calcext:value-type="float">
            <text:p>0.285534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186035" calcext:value-type="float">
            <text:p>0.0186035</text:p>
          </table:table-cell>
          <table:table-cell office:value-type="float" office:value="0.0430157" calcext:value-type="float">
            <text:p>0.0430157</text:p>
          </table:table-cell>
          <table:table-cell office:value-type="float" office:value="-0.0179346" calcext:value-type="float">
            <text:p>-0.017934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037763" calcext:value-type="float">
            <text:p>-0.0037763</text:p>
          </table:table-cell>
          <table:table-cell office:value-type="float" office:value="-0.259704" calcext:value-type="float">
            <text:p>-0.259704</text:p>
          </table:table-cell>
          <table:table-cell office:value-type="float" office:value="0.286769" calcext:value-type="float">
            <text:p>0.286769</text:p>
          </table:table-cell>
          <table:table-cell office:value-type="float" office:value="-0.0851847" calcext:value-type="float">
            <text:p>-0.0851847</text:p>
          </table:table-cell>
          <table:table-cell office:value-type="float" office:value="0.0195827" calcext:value-type="float">
            <text:p>0.0195827</text:p>
          </table:table-cell>
          <table:table-cell office:value-type="float" office:value="0.0405553" calcext:value-type="float">
            <text:p>0.0405553</text:p>
          </table:table-cell>
          <table:table-cell office:value-type="float" office:value="-0.0187296" calcext:value-type="float">
            <text:p>-0.018729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0527529" calcext:value-type="float">
            <text:p>-0.00527529</text:p>
          </table:table-cell>
          <table:table-cell office:value-type="float" office:value="-0.278493" calcext:value-type="float">
            <text:p>-0.278493</text:p>
          </table:table-cell>
          <table:table-cell office:value-type="float" office:value="0.288006" calcext:value-type="float">
            <text:p>0.288006</text:p>
          </table:table-cell>
          <table:table-cell office:value-type="float" office:value="-0.0861638" calcext:value-type="float">
            <text:p>-0.0861638</text:p>
          </table:table-cell>
          <table:table-cell office:value-type="float" office:value="0.0195827" calcext:value-type="float">
            <text:p>0.0195827</text:p>
          </table:table-cell>
          <table:table-cell office:value-type="float" office:value="0.0382883" calcext:value-type="float">
            <text:p>0.0382883</text:p>
          </table:table-cell>
          <table:table-cell office:value-type="float" office:value="-0.0184818" calcext:value-type="float">
            <text:p>-0.018481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0782739" calcext:value-type="float">
            <text:p>-0.00782739</text:p>
          </table:table-cell>
          <table:table-cell office:value-type="float" office:value="-0.298117" calcext:value-type="float">
            <text:p>-0.298117</text:p>
          </table:table-cell>
          <table:table-cell office:value-type="float" office:value="0.289174" calcext:value-type="float">
            <text:p>0.289174</text:p>
          </table:table-cell>
          <table:table-cell office:value-type="float" office:value="-0.0881221" calcext:value-type="float">
            <text:p>-0.0881221</text:p>
          </table:table-cell>
          <table:table-cell office:value-type="float" office:value="0.0215409" calcext:value-type="float">
            <text:p>0.0215409</text:p>
          </table:table-cell>
          <table:table-cell office:value-type="float" office:value="0.0368948" calcext:value-type="float">
            <text:p>0.0368948</text:p>
          </table:table-cell>
          <table:table-cell office:value-type="float" office:value="-0.0200073" calcext:value-type="float">
            <text:p>-0.020007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0835762" calcext:value-type="float">
            <text:p>-0.00835762</text:p>
          </table:table-cell>
          <table:table-cell office:value-type="float" office:value="-0.3157" calcext:value-type="float">
            <text:p>-0.3157</text:p>
          </table:table-cell>
          <table:table-cell office:value-type="float" office:value="0.290333" calcext:value-type="float">
            <text:p>0.290333</text:p>
          </table:table-cell>
          <table:table-cell office:value-type="float" office:value="-0.0881221" calcext:value-type="float">
            <text:p>-0.0881221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0.0338584" calcext:value-type="float">
            <text:p>0.0338584</text:p>
          </table:table-cell>
          <table:table-cell office:value-type="float" office:value="-0.0160144" calcext:value-type="float">
            <text:p>-0.016014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0781345" calcext:value-type="float">
            <text:p>-0.00781345</text:p>
          </table:table-cell>
          <table:table-cell office:value-type="float" office:value="-0.330019" calcext:value-type="float">
            <text:p>-0.330019</text:p>
          </table:table-cell>
          <table:table-cell office:value-type="float" office:value="0.291417" calcext:value-type="float">
            <text:p>0.291417</text:p>
          </table:table-cell>
          <table:table-cell office:value-type="float" office:value="-0.0861638" calcext:value-type="float">
            <text:p>-0.0861638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0.0294374" calcext:value-type="float">
            <text:p>0.0294374</text:p>
          </table:table-cell>
          <table:table-cell office:value-type="float" office:value="-0.0141719" calcext:value-type="float">
            <text:p>-0.014171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0673394" calcext:value-type="float">
            <text:p>-0.00673394</text:p>
          </table:table-cell>
          <table:table-cell office:value-type="float" office:value="-0.342257" calcext:value-type="float">
            <text:p>-0.342257</text:p>
          </table:table-cell>
          <table:table-cell office:value-type="float" office:value="0.292651" calcext:value-type="float">
            <text:p>0.292651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0.0253633" calcext:value-type="float">
            <text:p>0.0253633</text:p>
          </table:table-cell>
          <table:table-cell office:value-type="float" office:value="-0.0133986" calcext:value-type="float">
            <text:p>-0.013398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0369029" calcext:value-type="float">
            <text:p>-0.00369029</text:p>
          </table:table-cell>
          <table:table-cell office:value-type="float" office:value="-0.353426" calcext:value-type="float">
            <text:p>-0.353426</text:p>
          </table:table-cell>
          <table:table-cell office:value-type="float" office:value="0.294117" calcext:value-type="float">
            <text:p>0.294117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107705" calcext:value-type="float">
            <text:p>0.0107705</text:p>
          </table:table-cell>
          <table:table-cell office:value-type="float" office:value="0.0214716" calcext:value-type="float">
            <text:p>0.0214716</text:p>
          </table:table-cell>
          <table:table-cell office:value-type="float" office:value="-0.0100253" calcext:value-type="float">
            <text:p>-0.010025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00211117" calcext:value-type="float">
            <text:p>-0.000211117</text:p>
          </table:table-cell>
          <table:table-cell office:value-type="float" office:value="-0.362783" calcext:value-type="float">
            <text:p>-0.362783</text:p>
          </table:table-cell>
          <table:table-cell office:value-type="float" office:value="0.295339" calcext:value-type="float">
            <text:p>0.295339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0881221" calcext:value-type="float">
            <text:p>0.00881221</text:p>
          </table:table-cell>
          <table:table-cell office:value-type="float" office:value="0.0188753" calcext:value-type="float">
            <text:p>0.0188753</text:p>
          </table:table-cell>
          <table:table-cell office:value-type="float" office:value="-0.00867869" calcext:value-type="float">
            <text:p>-0.0086786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338085" calcext:value-type="float">
            <text:p>0.00338085</text:p>
          </table:table-cell>
          <table:table-cell office:value-type="float" office:value="-0.371236" calcext:value-type="float">
            <text:p>-0.371236</text:p>
          </table:table-cell>
          <table:table-cell office:value-type="float" office:value="0.296804" calcext:value-type="float">
            <text:p>0.296804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0881221" calcext:value-type="float">
            <text:p>0.00881221</text:p>
          </table:table-cell>
          <table:table-cell office:value-type="float" office:value="0.0164385" calcext:value-type="float">
            <text:p>0.0164385</text:p>
          </table:table-cell>
          <table:table-cell office:value-type="float" office:value="-0.00930909" calcext:value-type="float">
            <text:p>-0.0093090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647874" calcext:value-type="float">
            <text:p>0.00647874</text:p>
          </table:table-cell>
          <table:table-cell office:value-type="float" office:value="-0.37795" calcext:value-type="float">
            <text:p>-0.37795</text:p>
          </table:table-cell>
          <table:table-cell office:value-type="float" office:value="0.298181" calcext:value-type="float">
            <text:p>0.298181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0881221" calcext:value-type="float">
            <text:p>0.00881221</text:p>
          </table:table-cell>
          <table:table-cell office:value-type="float" office:value="0.0143067" calcext:value-type="float">
            <text:p>0.0143067</text:p>
          </table:table-cell>
          <table:table-cell office:value-type="float" office:value="-0.00985302" calcext:value-type="float">
            <text:p>-0.0098530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953746" calcext:value-type="float">
            <text:p>0.00953746</text:p>
          </table:table-cell>
          <table:table-cell office:value-type="float" office:value="-0.383949" calcext:value-type="float">
            <text:p>-0.383949</text:p>
          </table:table-cell>
          <table:table-cell office:value-type="float" office:value="0.299491" calcext:value-type="float">
            <text:p>0.299491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0.00881221" calcext:value-type="float">
            <text:p>0.00881221</text:p>
          </table:table-cell>
          <table:table-cell office:value-type="float" office:value="0.0122783" calcext:value-type="float">
            <text:p>0.0122783</text:p>
          </table:table-cell>
          <table:table-cell office:value-type="float" office:value="-0.0103903" calcext:value-type="float">
            <text:p>-0.01039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2452" calcext:value-type="float">
            <text:p>0.012452</text:p>
          </table:table-cell>
          <table:table-cell office:value-type="float" office:value="-0.389274" calcext:value-type="float">
            <text:p>-0.389274</text:p>
          </table:table-cell>
          <table:table-cell office:value-type="float" office:value="0.300719" calcext:value-type="float">
            <text:p>0.300719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0.00783307" calcext:value-type="float">
            <text:p>0.00783307</text:p>
          </table:table-cell>
          <table:table-cell office:value-type="float" office:value="0.0113593" calcext:value-type="float">
            <text:p>0.0113593</text:p>
          </table:table-cell>
          <table:table-cell office:value-type="float" office:value="-0.00991748" calcext:value-type="float">
            <text:p>-0.0099174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50061" calcext:value-type="float">
            <text:p>0.0150061</text:p>
          </table:table-cell>
          <table:table-cell office:value-type="float" office:value="-0.395747" calcext:value-type="float">
            <text:p>-0.395747</text:p>
          </table:table-cell>
          <table:table-cell office:value-type="float" office:value="0.30203" calcext:value-type="float">
            <text:p>0.30203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0783307" calcext:value-type="float">
            <text:p>0.00783307</text:p>
          </table:table-cell>
          <table:table-cell office:value-type="float" office:value="0.0132117" calcext:value-type="float">
            <text:p>0.0132117</text:p>
          </table:table-cell>
          <table:table-cell office:value-type="float" office:value="-0.0103462" calcext:value-type="float">
            <text:p>-0.010346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69075" calcext:value-type="float">
            <text:p>0.0169075</text:p>
          </table:table-cell>
          <table:table-cell office:value-type="float" office:value="-0.40161" calcext:value-type="float">
            <text:p>-0.40161</text:p>
          </table:table-cell>
          <table:table-cell office:value-type="float" office:value="0.303411" calcext:value-type="float">
            <text:p>0.303411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0783307" calcext:value-type="float">
            <text:p>0.00783307</text:p>
          </table:table-cell>
          <table:table-cell office:value-type="float" office:value="0.0131905" calcext:value-type="float">
            <text:p>0.0131905</text:p>
          </table:table-cell>
          <table:table-cell office:value-type="float" office:value="-0.0106729" calcext:value-type="float">
            <text:p>-0.010672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83027" calcext:value-type="float">
            <text:p>0.0183027</text:p>
          </table:table-cell>
          <table:table-cell office:value-type="float" office:value="-0.413911" calcext:value-type="float">
            <text:p>-0.413911</text:p>
          </table:table-cell>
          <table:table-cell office:value-type="float" office:value="0.304886" calcext:value-type="float">
            <text:p>0.304886</text:p>
          </table:table-cell>
          <table:table-cell office:value-type="float" office:value="-0.0969343" calcext:value-type="float">
            <text:p>-0.0969343</text:p>
          </table:table-cell>
          <table:table-cell office:value-type="float" office:value="0.00783307" calcext:value-type="float">
            <text:p>0.00783307</text:p>
          </table:table-cell>
          <table:table-cell office:value-type="float" office:value="0.0257758" calcext:value-type="float">
            <text:p>0.0257758</text:p>
          </table:table-cell>
          <table:table-cell office:value-type="float" office:value="-0.0108451" calcext:value-type="float">
            <text:p>-0.010845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92054" calcext:value-type="float">
            <text:p>0.0192054</text:p>
          </table:table-cell>
          <table:table-cell office:value-type="float" office:value="-0.433337" calcext:value-type="float">
            <text:p>-0.433337</text:p>
          </table:table-cell>
          <table:table-cell office:value-type="float" office:value="0.306271" calcext:value-type="float">
            <text:p>0.306271</text:p>
          </table:table-cell>
          <table:table-cell office:value-type="float" office:value="-0.117496" calcext:value-type="float">
            <text:p>-0.117496</text:p>
          </table:table-cell>
          <table:table-cell office:value-type="float" office:value="0.00783307" calcext:value-type="float">
            <text:p>0.00783307</text:p>
          </table:table-cell>
          <table:table-cell office:value-type="float" office:value="0.0430027" calcext:value-type="float">
            <text:p>0.0430027</text:p>
          </table:table-cell>
          <table:table-cell office:value-type="float" office:value="-0.0109074" calcext:value-type="float">
            <text:p>-0.010907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84112" calcext:value-type="float">
            <text:p>0.0184112</text:p>
          </table:table-cell>
          <table:table-cell office:value-type="float" office:value="-0.451123" calcext:value-type="float">
            <text:p>-0.451123</text:p>
          </table:table-cell>
          <table:table-cell office:value-type="float" office:value="0.307761" calcext:value-type="float">
            <text:p>0.307761</text:p>
          </table:table-cell>
          <table:table-cell office:value-type="float" office:value="-0.114559" calcext:value-type="float">
            <text:p>-0.114559</text:p>
          </table:table-cell>
          <table:table-cell office:value-type="float" office:value="0.0107705" calcext:value-type="float">
            <text:p>0.0107705</text:p>
          </table:table-cell>
          <table:table-cell office:value-type="float" office:value="0.0369977" calcext:value-type="float">
            <text:p>0.0369977</text:p>
          </table:table-cell>
          <table:table-cell office:value-type="float" office:value="-0.0137403" calcext:value-type="float">
            <text:p>-0.01374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52912" calcext:value-type="float">
            <text:p>0.0152912</text:p>
          </table:table-cell>
          <table:table-cell office:value-type="float" office:value="-0.470027" calcext:value-type="float">
            <text:p>-0.470027</text:p>
          </table:table-cell>
          <table:table-cell office:value-type="float" office:value="0.309326" calcext:value-type="float">
            <text:p>0.309326</text:p>
          </table:table-cell>
          <table:table-cell office:value-type="float" office:value="-0.122392" calcext:value-type="float">
            <text:p>-0.122392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0.041601" calcext:value-type="float">
            <text:p>0.041601</text:p>
          </table:table-cell>
          <table:table-cell office:value-type="float" office:value="-0.0180732" calcext:value-type="float">
            <text:p>-0.018073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04225" calcext:value-type="float">
            <text:p>0.0104225</text:p>
          </table:table-cell>
          <table:table-cell office:value-type="float" office:value="-0.494212" calcext:value-type="float">
            <text:p>-0.494212</text:p>
          </table:table-cell>
          <table:table-cell office:value-type="float" office:value="0.31076" calcext:value-type="float">
            <text:p>0.31076</text:p>
          </table:table-cell>
          <table:table-cell office:value-type="float" office:value="-0.137079" calcext:value-type="float">
            <text:p>-0.137079</text:p>
          </table:table-cell>
          <table:table-cell office:value-type="float" office:value="0.0205618" calcext:value-type="float">
            <text:p>0.0205618</text:p>
          </table:table-cell>
          <table:table-cell office:value-type="float" office:value="0.0521475" calcext:value-type="float">
            <text:p>0.0521475</text:p>
          </table:table-cell>
          <table:table-cell office:value-type="float" office:value="-0.0220729" calcext:value-type="float">
            <text:p>-0.022072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610247" calcext:value-type="float">
            <text:p>0.00610247</text:p>
          </table:table-cell>
          <table:table-cell office:value-type="float" office:value="-0.500342" calcext:value-type="float">
            <text:p>-0.500342</text:p>
          </table:table-cell>
          <table:table-cell office:value-type="float" office:value="0.31197" calcext:value-type="float">
            <text:p>0.31197</text:p>
          </table:table-cell>
          <table:table-cell office:value-type="float" office:value="-0.0979134" calcext:value-type="float">
            <text:p>-0.0979134</text:p>
          </table:table-cell>
          <table:table-cell office:value-type="float" office:value="0.0205618" calcext:value-type="float">
            <text:p>0.0205618</text:p>
          </table:table-cell>
          <table:table-cell office:value-type="float" office:value="0.0119086" calcext:value-type="float">
            <text:p>0.0119086</text:p>
          </table:table-cell>
          <table:table-cell office:value-type="float" office:value="-0.0215477" calcext:value-type="float">
            <text:p>-0.021547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31298" calcext:value-type="float">
            <text:p>0.0031298</text:p>
          </table:table-cell>
          <table:table-cell office:value-type="float" office:value="-0.503089" calcext:value-type="float">
            <text:p>-0.503089</text:p>
          </table:table-cell>
          <table:table-cell office:value-type="float" office:value="0.312802" calcext:value-type="float">
            <text:p>0.312802</text:p>
          </table:table-cell>
          <table:table-cell office:value-type="float" office:value="-0.0910595" calcext:value-type="float">
            <text:p>-0.0910595</text:p>
          </table:table-cell>
          <table:table-cell office:value-type="float" office:value="0.0205618" calcext:value-type="float">
            <text:p>0.0205618</text:p>
          </table:table-cell>
          <table:table-cell office:value-type="float" office:value="0.00457119" calcext:value-type="float">
            <text:p>0.00457119</text:p>
          </table:table-cell>
          <table:table-cell office:value-type="float" office:value="-0.0210759" calcext:value-type="float">
            <text:p>-0.021075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145076" calcext:value-type="float">
            <text:p>0.00145076</text:p>
          </table:table-cell>
          <table:table-cell office:value-type="float" office:value="-0.497022" calcext:value-type="float">
            <text:p>-0.497022</text:p>
          </table:table-cell>
          <table:table-cell office:value-type="float" office:value="0.313684" calcext:value-type="float">
            <text:p>0.313684</text:p>
          </table:table-cell>
          <table:table-cell office:value-type="float" office:value="-0.0714768" calcext:value-type="float">
            <text:p>-0.0714768</text:p>
          </table:table-cell>
          <table:table-cell office:value-type="float" office:value="0.0195827" calcext:value-type="float">
            <text:p>0.0195827</text:p>
          </table:table-cell>
          <table:table-cell office:value-type="float" office:value="-0.0139643" calcext:value-type="float">
            <text:p>-0.0139643</text:p>
          </table:table-cell>
          <table:table-cell office:value-type="float" office:value="-0.0199091" calcext:value-type="float">
            <text:p>-0.019909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207269" calcext:value-type="float">
            <text:p>0.00207269</text:p>
          </table:table-cell>
          <table:table-cell office:value-type="float" office:value="-0.481455" calcext:value-type="float">
            <text:p>-0.481455</text:p>
          </table:table-cell>
          <table:table-cell office:value-type="float" office:value="0.314393" calcext:value-type="float">
            <text:p>0.314393</text:p>
          </table:table-cell>
          <table:table-cell office:value-type="float" office:value="-0.0489567" calcext:value-type="float">
            <text:p>-0.0489567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-0.0338189" calcext:value-type="float">
            <text:p>-0.0338189</text:p>
          </table:table-cell>
          <table:table-cell office:value-type="float" office:value="-0.0171879" calcext:value-type="float">
            <text:p>-0.017187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391067" calcext:value-type="float">
            <text:p>0.00391067</text:p>
          </table:table-cell>
          <table:table-cell office:value-type="float" office:value="-0.46976" calcext:value-type="float">
            <text:p>-0.46976</text:p>
          </table:table-cell>
          <table:table-cell office:value-type="float" office:value="0.315198" calcext:value-type="float">
            <text:p>0.315198</text:p>
          </table:table-cell>
          <table:table-cell office:value-type="float" office:value="-0.0518941" calcext:value-type="float">
            <text:p>-0.0518941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-0.0288695" calcext:value-type="float">
            <text:p>-0.0288695</text:p>
          </table:table-cell>
          <table:table-cell office:value-type="float" office:value="-0.0155191" calcext:value-type="float">
            <text:p>-0.015519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663398" calcext:value-type="float">
            <text:p>0.00663398</text:p>
          </table:table-cell>
          <table:table-cell office:value-type="float" office:value="-0.459133" calcext:value-type="float">
            <text:p>-0.459133</text:p>
          </table:table-cell>
          <table:table-cell office:value-type="float" office:value="0.316049" calcext:value-type="float">
            <text:p>0.316049</text:p>
          </table:table-cell>
          <table:table-cell office:value-type="float" office:value="-0.0538524" calcext:value-type="float">
            <text:p>-0.0538524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250826" calcext:value-type="float">
            <text:p>-0.0250826</text:p>
          </table:table-cell>
          <table:table-cell office:value-type="float" office:value="-0.0140089" calcext:value-type="float">
            <text:p>-0.014008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868417" calcext:value-type="float">
            <text:p>0.00868417</text:p>
          </table:table-cell>
          <table:table-cell office:value-type="float" office:value="-0.448688" calcext:value-type="float">
            <text:p>-0.448688</text:p>
          </table:table-cell>
          <table:table-cell office:value-type="float" office:value="0.316698" calcext:value-type="float">
            <text:p>0.316698</text:p>
          </table:table-cell>
          <table:table-cell office:value-type="float" office:value="-0.050915" calcext:value-type="float">
            <text:p>-0.050915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262203" calcext:value-type="float">
            <text:p>-0.0262203</text:p>
          </table:table-cell>
          <table:table-cell office:value-type="float" office:value="-0.0143683" calcext:value-type="float">
            <text:p>-0.014368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0092" calcext:value-type="float">
            <text:p>0.010092</text:p>
          </table:table-cell>
          <table:table-cell office:value-type="float" office:value="-0.446723" calcext:value-type="float">
            <text:p>-0.446723</text:p>
          </table:table-cell>
          <table:table-cell office:value-type="float" office:value="0.317073" calcext:value-type="float">
            <text:p>0.317073</text:p>
          </table:table-cell>
          <table:table-cell office:value-type="float" office:value="-0.0695185" calcext:value-type="float">
            <text:p>-0.0695185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-0.007242" calcext:value-type="float">
            <text:p>-0.007242</text:p>
          </table:table-cell>
          <table:table-cell office:value-type="float" office:value="-0.0154842" calcext:value-type="float">
            <text:p>-0.015484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17354" calcext:value-type="float">
            <text:p>0.0117354</text:p>
          </table:table-cell>
          <table:table-cell office:value-type="float" office:value="-0.448286" calcext:value-type="float">
            <text:p>-0.448286</text:p>
          </table:table-cell>
          <table:table-cell office:value-type="float" office:value="0.317272" calcext:value-type="float">
            <text:p>0.317272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0.000302732" calcext:value-type="float">
            <text:p>0.000302732</text:p>
          </table:table-cell>
          <table:table-cell office:value-type="float" office:value="-0.0147464" calcext:value-type="float">
            <text:p>-0.014746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32236" calcext:value-type="float">
            <text:p>0.0132236</text:p>
          </table:table-cell>
          <table:table-cell office:value-type="float" office:value="-0.449504" calcext:value-type="float">
            <text:p>-0.449504</text:p>
          </table:table-cell>
          <table:table-cell office:value-type="float" office:value="0.317329" calcext:value-type="float">
            <text:p>0.317329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0.0000922307" calcext:value-type="float">
            <text:p>9.22307E-05</text:p>
          </table:table-cell>
          <table:table-cell office:value-type="float" office:value="-0.015983" calcext:value-type="float">
            <text:p>-0.01598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33782" calcext:value-type="float">
            <text:p>0.0133782</text:p>
          </table:table-cell>
          <table:table-cell office:value-type="float" office:value="-0.450248" calcext:value-type="float">
            <text:p>-0.450248</text:p>
          </table:table-cell>
          <table:table-cell office:value-type="float" office:value="0.317393" calcext:value-type="float">
            <text:p>0.317393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-0.0000347793" calcext:value-type="float">
            <text:p>-3.47793E-05</text:p>
          </table:table-cell>
          <table:table-cell office:value-type="float" office:value="-0.0189482" calcext:value-type="float">
            <text:p>-0.018948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36702" calcext:value-type="float">
            <text:p>0.0136702</text:p>
          </table:table-cell>
          <table:table-cell office:value-type="float" office:value="-0.45164" calcext:value-type="float">
            <text:p>-0.45164</text:p>
          </table:table-cell>
          <table:table-cell office:value-type="float" office:value="0.317608" calcext:value-type="float">
            <text:p>0.317608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0.0016842" calcext:value-type="float">
            <text:p>0.0016842</text:p>
          </table:table-cell>
          <table:table-cell office:value-type="float" office:value="-0.0189889" calcext:value-type="float">
            <text:p>-0.018988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37916" calcext:value-type="float">
            <text:p>0.0137916</text:p>
          </table:table-cell>
          <table:table-cell office:value-type="float" office:value="-0.453198" calcext:value-type="float">
            <text:p>-0.453198</text:p>
          </table:table-cell>
          <table:table-cell office:value-type="float" office:value="0.317823" calcext:value-type="float">
            <text:p>0.317823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0.00237998" calcext:value-type="float">
            <text:p>0.00237998</text:p>
          </table:table-cell>
          <table:table-cell office:value-type="float" office:value="-0.0190064" calcext:value-type="float">
            <text:p>-0.019006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42031" calcext:value-type="float">
            <text:p>0.0142031</text:p>
          </table:table-cell>
          <table:table-cell office:value-type="float" office:value="-0.45429" calcext:value-type="float">
            <text:p>-0.45429</text:p>
          </table:table-cell>
          <table:table-cell office:value-type="float" office:value="0.318209" calcext:value-type="float">
            <text:p>0.318209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0.00123121" calcext:value-type="float">
            <text:p>0.00123121</text:p>
          </table:table-cell>
          <table:table-cell office:value-type="float" office:value="-0.0181038" calcext:value-type="float">
            <text:p>-0.018103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25294" calcext:value-type="float">
            <text:p>0.0125294</text:p>
          </table:table-cell>
          <table:table-cell office:value-type="float" office:value="-0.455525" calcext:value-type="float">
            <text:p>-0.455525</text:p>
          </table:table-cell>
          <table:table-cell office:value-type="float" office:value="0.318582" calcext:value-type="float">
            <text:p>0.318582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86035" calcext:value-type="float">
            <text:p>0.0186035</text:p>
          </table:table-cell>
          <table:table-cell office:value-type="float" office:value="0.0010179" calcext:value-type="float">
            <text:p>0.0010179</text:p>
          </table:table-cell>
          <table:table-cell office:value-type="float" office:value="-0.0207548" calcext:value-type="float">
            <text:p>-0.020754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00776" calcext:value-type="float">
            <text:p>0.0100776</text:p>
          </table:table-cell>
          <table:table-cell office:value-type="float" office:value="-0.456751" calcext:value-type="float">
            <text:p>-0.456751</text:p>
          </table:table-cell>
          <table:table-cell office:value-type="float" office:value="0.318818" calcext:value-type="float">
            <text:p>0.318818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86035" calcext:value-type="float">
            <text:p>0.0186035</text:p>
          </table:table-cell>
          <table:table-cell office:value-type="float" office:value="0.000820182" calcext:value-type="float">
            <text:p>0.000820182</text:p>
          </table:table-cell>
          <table:table-cell office:value-type="float" office:value="-0.0203335" calcext:value-type="float">
            <text:p>-0.020333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81167" calcext:value-type="float">
            <text:p>0.0081167</text:p>
          </table:table-cell>
          <table:table-cell office:value-type="float" office:value="-0.458047" calcext:value-type="float">
            <text:p>-0.458047</text:p>
          </table:table-cell>
          <table:table-cell office:value-type="float" office:value="0.31889" calcext:value-type="float">
            <text:p>0.31889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0.000605628" calcext:value-type="float">
            <text:p>0.000605628</text:p>
          </table:table-cell>
          <table:table-cell office:value-type="float" office:value="-0.0190178" calcext:value-type="float">
            <text:p>-0.019017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672664" calcext:value-type="float">
            <text:p>0.00672664</text:p>
          </table:table-cell>
          <table:table-cell office:value-type="float" office:value="-0.458887" calcext:value-type="float">
            <text:p>-0.458887</text:p>
          </table:table-cell>
          <table:table-cell office:value-type="float" office:value="0.318806" calcext:value-type="float">
            <text:p>0.318806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-0.00051944" calcext:value-type="float">
            <text:p>-0.00051944</text:p>
          </table:table-cell>
          <table:table-cell office:value-type="float" office:value="-0.0187849" calcext:value-type="float">
            <text:p>-0.018784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57416" calcext:value-type="float">
            <text:p>0.0057416</text:p>
          </table:table-cell>
          <table:table-cell office:value-type="float" office:value="-0.459661" calcext:value-type="float">
            <text:p>-0.459661</text:p>
          </table:table-cell>
          <table:table-cell office:value-type="float" office:value="0.318721" calcext:value-type="float">
            <text:p>0.318721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-0.000661418" calcext:value-type="float">
            <text:p>-0.000661418</text:p>
          </table:table-cell>
          <table:table-cell office:value-type="float" office:value="-0.0186163" calcext:value-type="float">
            <text:p>-0.018616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538028" calcext:value-type="float">
            <text:p>0.00538028</text:p>
          </table:table-cell>
          <table:table-cell office:value-type="float" office:value="-0.460589" calcext:value-type="float">
            <text:p>-0.460589</text:p>
          </table:table-cell>
          <table:table-cell office:value-type="float" office:value="0.319107" calcext:value-type="float">
            <text:p>0.319107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-0.000818826" calcext:value-type="float">
            <text:p>-0.000818826</text:p>
          </table:table-cell>
          <table:table-cell office:value-type="float" office:value="-0.0175758" calcext:value-type="float">
            <text:p>-0.017575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564476" calcext:value-type="float">
            <text:p>0.00564476</text:p>
          </table:table-cell>
          <table:table-cell office:value-type="float" office:value="-0.461519" calcext:value-type="float">
            <text:p>-0.461519</text:p>
          </table:table-cell>
          <table:table-cell office:value-type="float" office:value="0.319465" calcext:value-type="float">
            <text:p>0.319465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0.00000303984" calcext:value-type="float">
            <text:p>3.03984E-06</text:p>
          </table:table-cell>
          <table:table-cell office:value-type="float" office:value="-0.0166375" calcext:value-type="float">
            <text:p>-0.016637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6975" calcext:value-type="float">
            <text:p>0.006975</text:p>
          </table:table-cell>
          <table:table-cell office:value-type="float" office:value="-0.462724" calcext:value-type="float">
            <text:p>-0.462724</text:p>
          </table:table-cell>
          <table:table-cell office:value-type="float" office:value="0.32016" calcext:value-type="float">
            <text:p>0.32016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0.000749469" calcext:value-type="float">
            <text:p>0.000749469</text:p>
          </table:table-cell>
          <table:table-cell office:value-type="float" office:value="-0.0149041" calcext:value-type="float">
            <text:p>-0.014904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75836" calcext:value-type="float">
            <text:p>0.0075836</text:p>
          </table:table-cell>
          <table:table-cell office:value-type="float" office:value="-0.463538" calcext:value-type="float">
            <text:p>-0.463538</text:p>
          </table:table-cell>
          <table:table-cell office:value-type="float" office:value="0.32086" calcext:value-type="float">
            <text:p>0.32086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-0.000363424" calcext:value-type="float">
            <text:p>-0.000363424</text:p>
          </table:table-cell>
          <table:table-cell office:value-type="float" office:value="-0.0159942" calcext:value-type="float">
            <text:p>-0.015994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781169" calcext:value-type="float">
            <text:p>0.00781169</text:p>
          </table:table-cell>
          <table:table-cell office:value-type="float" office:value="-0.464073" calcext:value-type="float">
            <text:p>-0.464073</text:p>
          </table:table-cell>
          <table:table-cell office:value-type="float" office:value="0.321516" calcext:value-type="float">
            <text:p>0.321516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-0.000494719" calcext:value-type="float">
            <text:p>-0.000494719</text:p>
          </table:table-cell>
          <table:table-cell office:value-type="float" office:value="-0.0160349" calcext:value-type="float">
            <text:p>-0.016034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60326" calcext:value-type="float">
            <text:p>0.0060326</text:p>
          </table:table-cell>
          <table:table-cell office:value-type="float" office:value="-0.465027" calcext:value-type="float">
            <text:p>-0.465027</text:p>
          </table:table-cell>
          <table:table-cell office:value-type="float" office:value="0.322227" calcext:value-type="float">
            <text:p>0.322227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0.00130628" calcext:value-type="float">
            <text:p>0.00130628</text:p>
          </table:table-cell>
          <table:table-cell office:value-type="float" office:value="-0.018656" calcext:value-type="float">
            <text:p>-0.01865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434736" calcext:value-type="float">
            <text:p>0.00434736</text:p>
          </table:table-cell>
          <table:table-cell office:value-type="float" office:value="-0.465577" calcext:value-type="float">
            <text:p>-0.465577</text:p>
          </table:table-cell>
          <table:table-cell office:value-type="float" office:value="0.322893" calcext:value-type="float">
            <text:p>0.322893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0.000239089" calcext:value-type="float">
            <text:p>0.000239089</text:p>
          </table:table-cell>
          <table:table-cell office:value-type="float" office:value="-0.0183718" calcext:value-type="float">
            <text:p>-0.018371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329957" calcext:value-type="float">
            <text:p>0.00329957</text:p>
          </table:table-cell>
          <table:table-cell office:value-type="float" office:value="-0.466414" calcext:value-type="float">
            <text:p>-0.466414</text:p>
          </table:table-cell>
          <table:table-cell office:value-type="float" office:value="0.323599" calcext:value-type="float">
            <text:p>0.323599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0.0010677" calcext:value-type="float">
            <text:p>0.0010677</text:p>
          </table:table-cell>
          <table:table-cell office:value-type="float" office:value="-0.0172076" calcext:value-type="float">
            <text:p>-0.017207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367489" calcext:value-type="float">
            <text:p>0.00367489</text:p>
          </table:table-cell>
          <table:table-cell office:value-type="float" office:value="-0.46729" calcext:value-type="float">
            <text:p>-0.46729</text:p>
          </table:table-cell>
          <table:table-cell office:value-type="float" office:value="0.32425" calcext:value-type="float">
            <text:p>0.32425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0.000908837" calcext:value-type="float">
            <text:p>0.000908837</text:p>
          </table:table-cell>
          <table:table-cell office:value-type="float" office:value="-0.0143356" calcext:value-type="float">
            <text:p>-0.014335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429741" calcext:value-type="float">
            <text:p>0.00429741</text:p>
          </table:table-cell>
          <table:table-cell office:value-type="float" office:value="-0.467973" calcext:value-type="float">
            <text:p>-0.467973</text:p>
          </table:table-cell>
          <table:table-cell office:value-type="float" office:value="0.325047" calcext:value-type="float">
            <text:p>0.325047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00192642" calcext:value-type="float">
            <text:p>-0.000192642</text:p>
          </table:table-cell>
          <table:table-cell office:value-type="float" office:value="-0.0134698" calcext:value-type="float">
            <text:p>-0.013469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58225" calcext:value-type="float">
            <text:p>0.0058225</text:p>
          </table:table-cell>
          <table:table-cell office:value-type="float" office:value="-0.469426" calcext:value-type="float">
            <text:p>-0.469426</text:p>
          </table:table-cell>
          <table:table-cell office:value-type="float" office:value="0.325731" calcext:value-type="float">
            <text:p>0.325731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07705" calcext:value-type="float">
            <text:p>0.0107705</text:p>
          </table:table-cell>
          <table:table-cell office:value-type="float" office:value="0.00053487" calcext:value-type="float">
            <text:p>0.00053487</text:p>
          </table:table-cell>
          <table:table-cell office:value-type="float" office:value="-0.0117698" calcext:value-type="float">
            <text:p>-0.011769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686217" calcext:value-type="float">
            <text:p>0.00686217</text:p>
          </table:table-cell>
          <table:table-cell office:value-type="float" office:value="-0.471267" calcext:value-type="float">
            <text:p>-0.471267</text:p>
          </table:table-cell>
          <table:table-cell office:value-type="float" office:value="0.326076" calcext:value-type="float">
            <text:p>0.326076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0.00122795" calcext:value-type="float">
            <text:p>0.00122795</text:p>
          </table:table-cell>
          <table:table-cell office:value-type="float" office:value="-0.0129236" calcext:value-type="float">
            <text:p>-0.012923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805005" calcext:value-type="float">
            <text:p>0.00805005</text:p>
          </table:table-cell>
          <table:table-cell office:value-type="float" office:value="-0.470811" calcext:value-type="float">
            <text:p>-0.470811</text:p>
          </table:table-cell>
          <table:table-cell office:value-type="float" office:value="0.326125" calcext:value-type="float">
            <text:p>0.326125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357974" calcext:value-type="float">
            <text:p>-0.00357974</text:p>
          </table:table-cell>
          <table:table-cell office:value-type="float" office:value="-0.0131552" calcext:value-type="float">
            <text:p>-0.013155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855175" calcext:value-type="float">
            <text:p>0.00855175</text:p>
          </table:table-cell>
          <table:table-cell office:value-type="float" office:value="-0.471145" calcext:value-type="float">
            <text:p>-0.471145</text:p>
          </table:table-cell>
          <table:table-cell office:value-type="float" office:value="0.326183" calcext:value-type="float">
            <text:p>0.326183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-0.00165938" calcext:value-type="float">
            <text:p>-0.00165938</text:p>
          </table:table-cell>
          <table:table-cell office:value-type="float" office:value="-0.0151888" calcext:value-type="float">
            <text:p>-0.015188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826463" calcext:value-type="float">
            <text:p>0.00826463</text:p>
          </table:table-cell>
          <table:table-cell office:value-type="float" office:value="-0.471456" calcext:value-type="float">
            <text:p>-0.471456</text:p>
          </table:table-cell>
          <table:table-cell office:value-type="float" office:value="0.325928" calcext:value-type="float">
            <text:p>0.325928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0169405" calcext:value-type="float">
            <text:p>-0.00169405</text:p>
          </table:table-cell>
          <table:table-cell office:value-type="float" office:value="-0.0170977" calcext:value-type="float">
            <text:p>-0.017097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886834" calcext:value-type="float">
            <text:p>0.00886834</text:p>
          </table:table-cell>
          <table:table-cell office:value-type="float" office:value="-0.472158" calcext:value-type="float">
            <text:p>-0.472158</text:p>
          </table:table-cell>
          <table:table-cell office:value-type="float" office:value="0.325832" calcext:value-type="float">
            <text:p>0.325832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-0.000830211" calcext:value-type="float">
            <text:p>-0.000830211</text:p>
          </table:table-cell>
          <table:table-cell office:value-type="float" office:value="-0.0152381" calcext:value-type="float">
            <text:p>-0.015238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884858" calcext:value-type="float">
            <text:p>0.00884858</text:p>
          </table:table-cell>
          <table:table-cell office:value-type="float" office:value="-0.473085" calcext:value-type="float">
            <text:p>-0.473085</text:p>
          </table:table-cell>
          <table:table-cell office:value-type="float" office:value="0.32589" calcext:value-type="float">
            <text:p>0.32589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-0.00000490248" calcext:value-type="float">
            <text:p>-4.90248E-06</text:p>
          </table:table-cell>
          <table:table-cell office:value-type="float" office:value="-0.0162091" calcext:value-type="float">
            <text:p>-0.016209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896382" calcext:value-type="float">
            <text:p>0.00896382</text:p>
          </table:table-cell>
          <table:table-cell office:value-type="float" office:value="-0.47386" calcext:value-type="float">
            <text:p>-0.47386</text:p>
          </table:table-cell>
          <table:table-cell office:value-type="float" office:value="0.326109" calcext:value-type="float">
            <text:p>0.326109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-0.0011308" calcext:value-type="float">
            <text:p>-0.0011308</text:p>
          </table:table-cell>
          <table:table-cell office:value-type="float" office:value="-0.0152564" calcext:value-type="float">
            <text:p>-0.015256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03428" calcext:value-type="float">
            <text:p>0.0103428</text:p>
          </table:table-cell>
          <table:table-cell office:value-type="float" office:value="-0.474828" calcext:value-type="float">
            <text:p>-0.474828</text:p>
          </table:table-cell>
          <table:table-cell office:value-type="float" office:value="0.326453" calcext:value-type="float">
            <text:p>0.326453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107705" calcext:value-type="float">
            <text:p>0.0107705</text:p>
          </table:table-cell>
          <table:table-cell office:value-type="float" office:value="-0.00131267" calcext:value-type="float">
            <text:p>-0.00131267</text:p>
          </table:table-cell>
          <table:table-cell office:value-type="float" office:value="-0.0125571" calcext:value-type="float">
            <text:p>-0.012557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16163" calcext:value-type="float">
            <text:p>0.0116163</text:p>
          </table:table-cell>
          <table:table-cell office:value-type="float" office:value="-0.475294" calcext:value-type="float">
            <text:p>-0.475294</text:p>
          </table:table-cell>
          <table:table-cell office:value-type="float" office:value="0.327098" calcext:value-type="float">
            <text:p>0.327098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07705" calcext:value-type="float">
            <text:p>0.0107705</text:p>
          </table:table-cell>
          <table:table-cell office:value-type="float" office:value="-0.00237858" calcext:value-type="float">
            <text:p>-0.00237858</text:p>
          </table:table-cell>
          <table:table-cell office:value-type="float" office:value="-0.0127825" calcext:value-type="float">
            <text:p>-0.012782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23686" calcext:value-type="float">
            <text:p>0.0123686</text:p>
          </table:table-cell>
          <table:table-cell office:value-type="float" office:value="-0.476475" calcext:value-type="float">
            <text:p>-0.476475</text:p>
          </table:table-cell>
          <table:table-cell office:value-type="float" office:value="0.327597" calcext:value-type="float">
            <text:p>0.327597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257524" calcext:value-type="float">
            <text:p>-0.00257524</text:p>
          </table:table-cell>
          <table:table-cell office:value-type="float" office:value="-0.0138922" calcext:value-type="float">
            <text:p>-0.013892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28161" calcext:value-type="float">
            <text:p>0.0128161</text:p>
          </table:table-cell>
          <table:table-cell office:value-type="float" office:value="-0.476885" calcext:value-type="float">
            <text:p>-0.476885</text:p>
          </table:table-cell>
          <table:table-cell office:value-type="float" office:value="0.328134" calcext:value-type="float">
            <text:p>0.328134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0460602" calcext:value-type="float">
            <text:p>-0.00460602</text:p>
          </table:table-cell>
          <table:table-cell office:value-type="float" office:value="-0.0149602" calcext:value-type="float">
            <text:p>-0.014960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20728" calcext:value-type="float">
            <text:p>0.0120728</text:p>
          </table:table-cell>
          <table:table-cell office:value-type="float" office:value="-0.47724" calcext:value-type="float">
            <text:p>-0.47724</text:p>
          </table:table-cell>
          <table:table-cell office:value-type="float" office:value="0.328498" calcext:value-type="float">
            <text:p>0.328498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0465074" calcext:value-type="float">
            <text:p>-0.00465074</text:p>
          </table:table-cell>
          <table:table-cell office:value-type="float" office:value="-0.0177701" calcext:value-type="float">
            <text:p>-0.017770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16621" calcext:value-type="float">
            <text:p>0.0116621</text:p>
          </table:table-cell>
          <table:table-cell office:value-type="float" office:value="-0.477269" calcext:value-type="float">
            <text:p>-0.477269</text:p>
          </table:table-cell>
          <table:table-cell office:value-type="float" office:value="0.328567" calcext:value-type="float">
            <text:p>0.328567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046562" calcext:value-type="float">
            <text:p>-0.0046562</text:p>
          </table:table-cell>
          <table:table-cell office:value-type="float" office:value="-0.0176994" calcext:value-type="float">
            <text:p>-0.017699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06064" calcext:value-type="float">
            <text:p>0.0106064</text:p>
          </table:table-cell>
          <table:table-cell office:value-type="float" office:value="-0.476558" calcext:value-type="float">
            <text:p>-0.476558</text:p>
          </table:table-cell>
          <table:table-cell office:value-type="float" office:value="0.328638" calcext:value-type="float">
            <text:p>0.328638</text:p>
          </table:table-cell>
          <table:table-cell office:value-type="float" office:value="-0.0763725" calcext:value-type="float">
            <text:p>-0.0763725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-0.00552711" calcext:value-type="float">
            <text:p>-0.00552711</text:p>
          </table:table-cell>
          <table:table-cell office:value-type="float" office:value="-0.0194817" calcext:value-type="float">
            <text:p>-0.019481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948241" calcext:value-type="float">
            <text:p>0.00948241</text:p>
          </table:table-cell>
          <table:table-cell office:value-type="float" office:value="-0.475426" calcext:value-type="float">
            <text:p>-0.475426</text:p>
          </table:table-cell>
          <table:table-cell office:value-type="float" office:value="0.328408" calcext:value-type="float">
            <text:p>0.328408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-0.00435453" calcext:value-type="float">
            <text:p>-0.00435453</text:p>
          </table:table-cell>
          <table:table-cell office:value-type="float" office:value="-0.0192815" calcext:value-type="float">
            <text:p>-0.019281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-0.47407" calcext:value-type="float">
            <text:p>-0.47407</text:p>
          </table:table-cell>
          <table:table-cell office:value-type="float" office:value="0.328177" calcext:value-type="float">
            <text:p>0.328177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-0.00414676" calcext:value-type="float">
            <text:p>-0.00414676</text:p>
          </table:table-cell>
          <table:table-cell office:value-type="float" office:value="-0.0190505" calcext:value-type="float">
            <text:p>-0.019050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703449" calcext:value-type="float">
            <text:p>0.00703449</text:p>
          </table:table-cell>
          <table:table-cell office:value-type="float" office:value="-0.472792" calcext:value-type="float">
            <text:p>-0.472792</text:p>
          </table:table-cell>
          <table:table-cell office:value-type="float" office:value="0.327942" calcext:value-type="float">
            <text:p>0.327942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-0.00295445" calcext:value-type="float">
            <text:p>-0.00295445</text:p>
          </table:table-cell>
          <table:table-cell office:value-type="float" office:value="-0.0178734" calcext:value-type="float">
            <text:p>-0.017873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516244" calcext:value-type="float">
            <text:p>0.00516244</text:p>
          </table:table-cell>
          <table:table-cell office:value-type="float" office:value="-0.471985" calcext:value-type="float">
            <text:p>-0.471985</text:p>
          </table:table-cell>
          <table:table-cell office:value-type="float" office:value="0.327855" calcext:value-type="float">
            <text:p>0.327855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-0.00183285" calcext:value-type="float">
            <text:p>-0.00183285</text:p>
          </table:table-cell>
          <table:table-cell office:value-type="float" office:value="-0.0185239" calcext:value-type="float">
            <text:p>-0.018523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382315" calcext:value-type="float">
            <text:p>0.00382315</text:p>
          </table:table-cell>
          <table:table-cell office:value-type="float" office:value="-0.47159" calcext:value-type="float">
            <text:p>-0.47159</text:p>
          </table:table-cell>
          <table:table-cell office:value-type="float" office:value="0.327917" calcext:value-type="float">
            <text:p>0.327917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-0.00177173" calcext:value-type="float">
            <text:p>-0.00177173</text:p>
          </table:table-cell>
          <table:table-cell office:value-type="float" office:value="-0.0173138" calcext:value-type="float">
            <text:p>-0.017313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373373" calcext:value-type="float">
            <text:p>0.00373373</text:p>
          </table:table-cell>
          <table:table-cell office:value-type="float" office:value="-0.470678" calcext:value-type="float">
            <text:p>-0.470678</text:p>
          </table:table-cell>
          <table:table-cell office:value-type="float" office:value="0.328272" calcext:value-type="float">
            <text:p>0.328272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-0.00356798" calcext:value-type="float">
            <text:p>-0.00356798</text:p>
          </table:table-cell>
          <table:table-cell office:value-type="float" office:value="-0.0153503" calcext:value-type="float">
            <text:p>-0.015350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383171" calcext:value-type="float">
            <text:p>0.00383171</text:p>
          </table:table-cell>
          <table:table-cell office:value-type="float" office:value="-0.470393" calcext:value-type="float">
            <text:p>-0.470393</text:p>
          </table:table-cell>
          <table:table-cell office:value-type="float" office:value="0.328495" calcext:value-type="float">
            <text:p>0.328495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0253411" calcext:value-type="float">
            <text:p>-0.00253411</text:p>
          </table:table-cell>
          <table:table-cell office:value-type="float" office:value="-0.0163404" calcext:value-type="float">
            <text:p>-0.016340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481811" calcext:value-type="float">
            <text:p>0.00481811</text:p>
          </table:table-cell>
          <table:table-cell office:value-type="float" office:value="-0.470017" calcext:value-type="float">
            <text:p>-0.470017</text:p>
          </table:table-cell>
          <table:table-cell office:value-type="float" office:value="0.328553" calcext:value-type="float">
            <text:p>0.328553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0345556" calcext:value-type="float">
            <text:p>-0.00345556</text:p>
          </table:table-cell>
          <table:table-cell office:value-type="float" office:value="-0.0165155" calcext:value-type="float">
            <text:p>-0.016515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720509" calcext:value-type="float">
            <text:p>0.00720509</text:p>
          </table:table-cell>
          <table:table-cell office:value-type="float" office:value="-0.471179" calcext:value-type="float">
            <text:p>-0.471179</text:p>
          </table:table-cell>
          <table:table-cell office:value-type="float" office:value="0.328612" calcext:value-type="float">
            <text:p>0.328612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-0.000705458" calcext:value-type="float">
            <text:p>-0.000705458</text:p>
          </table:table-cell>
          <table:table-cell office:value-type="float" office:value="-0.0159312" calcext:value-type="float">
            <text:p>-0.015931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913906" calcext:value-type="float">
            <text:p>0.00913906</text:p>
          </table:table-cell>
          <table:table-cell office:value-type="float" office:value="-0.471901" calcext:value-type="float">
            <text:p>-0.471901</text:p>
          </table:table-cell>
          <table:table-cell office:value-type="float" office:value="0.328522" calcext:value-type="float">
            <text:p>0.328522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0180935" calcext:value-type="float">
            <text:p>-0.00180935</text:p>
          </table:table-cell>
          <table:table-cell office:value-type="float" office:value="-0.0172497" calcext:value-type="float">
            <text:p>-0.017249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21214" calcext:value-type="float">
            <text:p>0.0121214</text:p>
          </table:table-cell>
          <table:table-cell office:value-type="float" office:value="-0.472286" calcext:value-type="float">
            <text:p>-0.472286</text:p>
          </table:table-cell>
          <table:table-cell office:value-type="float" office:value="0.328101" calcext:value-type="float">
            <text:p>0.328101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-0.00190014" calcext:value-type="float">
            <text:p>-0.00190014</text:p>
          </table:table-cell>
          <table:table-cell office:value-type="float" office:value="-0.0158056" calcext:value-type="float">
            <text:p>-0.015805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48219" calcext:value-type="float">
            <text:p>0.0148219</text:p>
          </table:table-cell>
          <table:table-cell office:value-type="float" office:value="-0.472584" calcext:value-type="float">
            <text:p>-0.472584</text:p>
          </table:table-cell>
          <table:table-cell office:value-type="float" office:value="0.327704" calcext:value-type="float">
            <text:p>0.327704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00999644" calcext:value-type="float">
            <text:p>-0.000999644</text:p>
          </table:table-cell>
          <table:table-cell office:value-type="float" office:value="-0.0152869" calcext:value-type="float">
            <text:p>-0.015286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68461" calcext:value-type="float">
            <text:p>0.0168461</text:p>
          </table:table-cell>
          <table:table-cell office:value-type="float" office:value="-0.473406" calcext:value-type="float">
            <text:p>-0.473406</text:p>
          </table:table-cell>
          <table:table-cell office:value-type="float" office:value="0.327455" calcext:value-type="float">
            <text:p>0.327455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0.000797205" calcext:value-type="float">
            <text:p>0.000797205</text:p>
          </table:table-cell>
          <table:table-cell office:value-type="float" office:value="-0.0146466" calcext:value-type="float">
            <text:p>-0.014646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84987" calcext:value-type="float">
            <text:p>0.0184987</text:p>
          </table:table-cell>
          <table:table-cell office:value-type="float" office:value="-0.474668" calcext:value-type="float">
            <text:p>-0.474668</text:p>
          </table:table-cell>
          <table:table-cell office:value-type="float" office:value="0.327187" calcext:value-type="float">
            <text:p>0.327187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107705" calcext:value-type="float">
            <text:p>0.0107705</text:p>
          </table:table-cell>
          <table:table-cell office:value-type="float" office:value="0.00154688" calcext:value-type="float">
            <text:p>0.00154688</text:p>
          </table:table-cell>
          <table:table-cell office:value-type="float" office:value="-0.0139481" calcext:value-type="float">
            <text:p>-0.013948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91706" calcext:value-type="float">
            <text:p>0.0191706</text:p>
          </table:table-cell>
          <table:table-cell office:value-type="float" office:value="-0.47506" calcext:value-type="float">
            <text:p>-0.47506</text:p>
          </table:table-cell>
          <table:table-cell office:value-type="float" office:value="0.327237" calcext:value-type="float">
            <text:p>0.327237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07705" calcext:value-type="float">
            <text:p>0.0107705</text:p>
          </table:table-cell>
          <table:table-cell office:value-type="float" office:value="-0.000462003" calcext:value-type="float">
            <text:p>-0.000462003</text:p>
          </table:table-cell>
          <table:table-cell office:value-type="float" office:value="-0.0140746" calcext:value-type="float">
            <text:p>-0.014074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79625" calcext:value-type="float">
            <text:p>0.0179625</text:p>
          </table:table-cell>
          <table:table-cell office:value-type="float" office:value="-0.475608" calcext:value-type="float">
            <text:p>-0.475608</text:p>
          </table:table-cell>
          <table:table-cell office:value-type="float" office:value="0.327459" calcext:value-type="float">
            <text:p>0.327459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00546224" calcext:value-type="float">
            <text:p>-0.000546224</text:p>
          </table:table-cell>
          <table:table-cell office:value-type="float" office:value="-0.0158254" calcext:value-type="float">
            <text:p>-0.015825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63417" calcext:value-type="float">
            <text:p>0.0163417</text:p>
          </table:table-cell>
          <table:table-cell office:value-type="float" office:value="-0.476237" calcext:value-type="float">
            <text:p>-0.476237</text:p>
          </table:table-cell>
          <table:table-cell office:value-type="float" office:value="0.327819" calcext:value-type="float">
            <text:p>0.327819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-0.000634208" calcext:value-type="float">
            <text:p>-0.000634208</text:p>
          </table:table-cell>
          <table:table-cell office:value-type="float" office:value="-0.0165254" calcext:value-type="float">
            <text:p>-0.016525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54183" calcext:value-type="float">
            <text:p>0.0154183</text:p>
          </table:table-cell>
          <table:table-cell office:value-type="float" office:value="-0.476815" calcext:value-type="float">
            <text:p>-0.476815</text:p>
          </table:table-cell>
          <table:table-cell office:value-type="float" office:value="0.328325" calcext:value-type="float">
            <text:p>0.328325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00748336" calcext:value-type="float">
            <text:p>-0.000748336</text:p>
          </table:table-cell>
          <table:table-cell office:value-type="float" office:value="-0.0153882" calcext:value-type="float">
            <text:p>-0.015388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40086" calcext:value-type="float">
            <text:p>0.0140086</text:p>
          </table:table-cell>
          <table:table-cell office:value-type="float" office:value="-0.476655" calcext:value-type="float">
            <text:p>-0.476655</text:p>
          </table:table-cell>
          <table:table-cell office:value-type="float" office:value="0.328988" calcext:value-type="float">
            <text:p>0.328988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-0.0026525" calcext:value-type="float">
            <text:p>-0.0026525</text:p>
          </table:table-cell>
          <table:table-cell office:value-type="float" office:value="-0.0171142" calcext:value-type="float">
            <text:p>-0.017114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30977" calcext:value-type="float">
            <text:p>0.0130977</text:p>
          </table:table-cell>
          <table:table-cell office:value-type="float" office:value="-0.476208" calcext:value-type="float">
            <text:p>-0.476208</text:p>
          </table:table-cell>
          <table:table-cell office:value-type="float" office:value="0.329534" calcext:value-type="float">
            <text:p>0.329534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-0.0035392" calcext:value-type="float">
            <text:p>-0.0035392</text:p>
          </table:table-cell>
          <table:table-cell office:value-type="float" office:value="-0.016962" calcext:value-type="float">
            <text:p>-0.01696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29121" calcext:value-type="float">
            <text:p>0.0129121</text:p>
          </table:table-cell>
          <table:table-cell office:value-type="float" office:value="-0.474513" calcext:value-type="float">
            <text:p>-0.474513</text:p>
          </table:table-cell>
          <table:table-cell office:value-type="float" office:value="0.330195" calcext:value-type="float">
            <text:p>0.330195</text:p>
          </table:table-cell>
          <table:table-cell office:value-type="float" office:value="-0.0763725" calcext:value-type="float">
            <text:p>-0.0763725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-0.00522184" calcext:value-type="float">
            <text:p>-0.00522184</text:p>
          </table:table-cell>
          <table:table-cell office:value-type="float" office:value="-0.0169403" calcext:value-type="float">
            <text:p>-0.016940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41209" calcext:value-type="float">
            <text:p>0.0141209</text:p>
          </table:table-cell>
          <table:table-cell office:value-type="float" office:value="-0.473267" calcext:value-type="float">
            <text:p>-0.473267</text:p>
          </table:table-cell>
          <table:table-cell office:value-type="float" office:value="0.330732" calcext:value-type="float">
            <text:p>0.330732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030672" calcext:value-type="float">
            <text:p>-0.0030672</text:p>
          </table:table-cell>
          <table:table-cell office:value-type="float" office:value="-0.0151779" calcext:value-type="float">
            <text:p>-0.015177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56134" calcext:value-type="float">
            <text:p>0.0156134</text:p>
          </table:table-cell>
          <table:table-cell office:value-type="float" office:value="-0.470463" calcext:value-type="float">
            <text:p>-0.470463</text:p>
          </table:table-cell>
          <table:table-cell office:value-type="float" office:value="0.331237" calcext:value-type="float">
            <text:p>0.331237</text:p>
          </table:table-cell>
          <table:table-cell office:value-type="float" office:value="-0.0753933" calcext:value-type="float">
            <text:p>-0.0753933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0552004" calcext:value-type="float">
            <text:p>-0.00552004</text:p>
          </table:table-cell>
          <table:table-cell office:value-type="float" office:value="-0.0154491" calcext:value-type="float">
            <text:p>-0.015449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60162" calcext:value-type="float">
            <text:p>0.0160162</text:p>
          </table:table-cell>
          <table:table-cell office:value-type="float" office:value="-0.467082" calcext:value-type="float">
            <text:p>-0.467082</text:p>
          </table:table-cell>
          <table:table-cell office:value-type="float" office:value="0.331783" calcext:value-type="float">
            <text:p>0.331783</text:p>
          </table:table-cell>
          <table:table-cell office:value-type="float" office:value="-0.0744142" calcext:value-type="float">
            <text:p>-0.0744142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-0.00590499" calcext:value-type="float">
            <text:p>-0.00590499</text:p>
          </table:table-cell>
          <table:table-cell office:value-type="float" office:value="-0.0174791" calcext:value-type="float">
            <text:p>-0.017479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56373" calcext:value-type="float">
            <text:p>0.0156373</text:p>
          </table:table-cell>
          <table:table-cell office:value-type="float" office:value="-0.464585" calcext:value-type="float">
            <text:p>-0.464585</text:p>
          </table:table-cell>
          <table:table-cell office:value-type="float" office:value="0.332449" calcext:value-type="float">
            <text:p>0.332449</text:p>
          </table:table-cell>
          <table:table-cell office:value-type="float" office:value="-0.0753933" calcext:value-type="float">
            <text:p>-0.0753933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0450643" calcext:value-type="float">
            <text:p>-0.00450643</text:p>
          </table:table-cell>
          <table:table-cell office:value-type="float" office:value="-0.0183855" calcext:value-type="float">
            <text:p>-0.018385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44909" calcext:value-type="float">
            <text:p>0.0144909</text:p>
          </table:table-cell>
          <table:table-cell office:value-type="float" office:value="-0.461951" calcext:value-type="float">
            <text:p>-0.461951</text:p>
          </table:table-cell>
          <table:table-cell office:value-type="float" office:value="0.333162" calcext:value-type="float">
            <text:p>0.333162</text:p>
          </table:table-cell>
          <table:table-cell office:value-type="float" office:value="-0.0753933" calcext:value-type="float">
            <text:p>-0.0753933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-0.00407176" calcext:value-type="float">
            <text:p>-0.00407176</text:p>
          </table:table-cell>
          <table:table-cell office:value-type="float" office:value="-0.0191655" calcext:value-type="float">
            <text:p>-0.019165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29029" calcext:value-type="float">
            <text:p>0.0129029</text:p>
          </table:table-cell>
          <table:table-cell office:value-type="float" office:value="-0.460253" calcext:value-type="float">
            <text:p>-0.460253</text:p>
          </table:table-cell>
          <table:table-cell office:value-type="float" office:value="0.333829" calcext:value-type="float">
            <text:p>0.333829</text:p>
          </table:table-cell>
          <table:table-cell office:value-type="float" office:value="-0.0763725" calcext:value-type="float">
            <text:p>-0.0763725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-0.00280931" calcext:value-type="float">
            <text:p>-0.00280931</text:p>
          </table:table-cell>
          <table:table-cell office:value-type="float" office:value="-0.0188848" calcext:value-type="float">
            <text:p>-0.018884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01059" calcext:value-type="float">
            <text:p>0.0101059</text:p>
          </table:table-cell>
          <table:table-cell office:value-type="float" office:value="-0.459355" calcext:value-type="float">
            <text:p>-0.459355</text:p>
          </table:table-cell>
          <table:table-cell office:value-type="float" office:value="0.334547" calcext:value-type="float">
            <text:p>0.334547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86035" calcext:value-type="float">
            <text:p>0.0186035</text:p>
          </table:table-cell>
          <table:table-cell office:value-type="float" office:value="-0.00165882" calcext:value-type="float">
            <text:p>-0.00165882</text:p>
          </table:table-cell>
          <table:table-cell office:value-type="float" office:value="-0.0203544" calcext:value-type="float">
            <text:p>-0.020354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769311" calcext:value-type="float">
            <text:p>0.00769311</text:p>
          </table:table-cell>
          <table:table-cell office:value-type="float" office:value="-0.459037" calcext:value-type="float">
            <text:p>-0.459037</text:p>
          </table:table-cell>
          <table:table-cell office:value-type="float" office:value="0.335068" calcext:value-type="float">
            <text:p>0.335068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86035" calcext:value-type="float">
            <text:p>0.0186035</text:p>
          </table:table-cell>
          <table:table-cell office:value-type="float" office:value="-0.00159065" calcext:value-type="float">
            <text:p>-0.00159065</text:p>
          </table:table-cell>
          <table:table-cell office:value-type="float" office:value="-0.0199381" calcext:value-type="float">
            <text:p>-0.019938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560938" calcext:value-type="float">
            <text:p>0.00560938</text:p>
          </table:table-cell>
          <table:table-cell office:value-type="float" office:value="-0.460269" calcext:value-type="float">
            <text:p>-0.460269</text:p>
          </table:table-cell>
          <table:table-cell office:value-type="float" office:value="0.335458" calcext:value-type="float">
            <text:p>0.335458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0.000139706" calcext:value-type="float">
            <text:p>0.000139706</text:p>
          </table:table-cell>
          <table:table-cell office:value-type="float" office:value="-0.0185901" calcext:value-type="float">
            <text:p>-0.018590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523919" calcext:value-type="float">
            <text:p>0.00523919</text:p>
          </table:table-cell>
          <table:table-cell office:value-type="float" office:value="-0.462076" calcext:value-type="float">
            <text:p>-0.462076</text:p>
          </table:table-cell>
          <table:table-cell office:value-type="float" office:value="0.335663" calcext:value-type="float">
            <text:p>0.335663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0.0008296" calcext:value-type="float">
            <text:p>0.0008296</text:p>
          </table:table-cell>
          <table:table-cell office:value-type="float" office:value="-0.0155844" calcext:value-type="float">
            <text:p>-0.015584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54864" calcext:value-type="float">
            <text:p>0.0054864</text:p>
          </table:table-cell>
          <table:table-cell office:value-type="float" office:value="-0.465103" calcext:value-type="float">
            <text:p>-0.465103</text:p>
          </table:table-cell>
          <table:table-cell office:value-type="float" office:value="0.335877" calcext:value-type="float">
            <text:p>0.335877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0.00229292" calcext:value-type="float">
            <text:p>0.00229292</text:p>
          </table:table-cell>
          <table:table-cell office:value-type="float" office:value="-0.0146388" calcext:value-type="float">
            <text:p>-0.014638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612245" calcext:value-type="float">
            <text:p>0.00612245</text:p>
          </table:table-cell>
          <table:table-cell office:value-type="float" office:value="-0.467035" calcext:value-type="float">
            <text:p>-0.467035</text:p>
          </table:table-cell>
          <table:table-cell office:value-type="float" office:value="0.336076" calcext:value-type="float">
            <text:p>0.336076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0.0000530556" calcext:value-type="float">
            <text:p>5.30556E-05</text:p>
          </table:table-cell>
          <table:table-cell office:value-type="float" office:value="-0.0137815" calcext:value-type="float">
            <text:p>-0.013781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736311" calcext:value-type="float">
            <text:p>0.00736311</text:p>
          </table:table-cell>
          <table:table-cell office:value-type="float" office:value="-0.469405" calcext:value-type="float">
            <text:p>-0.469405</text:p>
          </table:table-cell>
          <table:table-cell office:value-type="float" office:value="0.336444" calcext:value-type="float">
            <text:p>0.336444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0.000636309" calcext:value-type="float">
            <text:p>0.000636309</text:p>
          </table:table-cell>
          <table:table-cell office:value-type="float" office:value="-0.0130121" calcext:value-type="float">
            <text:p>-0.013012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928901" calcext:value-type="float">
            <text:p>0.00928901</text:p>
          </table:table-cell>
          <table:table-cell office:value-type="float" office:value="-0.471018" calcext:value-type="float">
            <text:p>-0.471018</text:p>
          </table:table-cell>
          <table:table-cell office:value-type="float" office:value="0.336633" calcext:value-type="float">
            <text:p>0.336633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0979134" calcext:value-type="float">
            <text:p>0.00979134</text:p>
          </table:table-cell>
          <table:table-cell office:value-type="float" office:value="-0.000637688" calcext:value-type="float">
            <text:p>-0.000637688</text:p>
          </table:table-cell>
          <table:table-cell office:value-type="float" office:value="-0.0113925" calcext:value-type="float">
            <text:p>-0.011392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13692" calcext:value-type="float">
            <text:p>0.0113692</text:p>
          </table:table-cell>
          <table:table-cell office:value-type="float" office:value="-0.472787" calcext:value-type="float">
            <text:p>-0.472787</text:p>
          </table:table-cell>
          <table:table-cell office:value-type="float" office:value="0.336974" calcext:value-type="float">
            <text:p>0.336974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0979134" calcext:value-type="float">
            <text:p>0.00979134</text:p>
          </table:table-cell>
          <table:table-cell office:value-type="float" office:value="0.000039354" calcext:value-type="float">
            <text:p>3.9354E-05</text:p>
          </table:table-cell>
          <table:table-cell office:value-type="float" office:value="-0.0117463" calcext:value-type="float">
            <text:p>-0.011746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37455" calcext:value-type="float">
            <text:p>0.0137455</text:p>
          </table:table-cell>
          <table:table-cell office:value-type="float" office:value="-0.47542" calcext:value-type="float">
            <text:p>-0.47542</text:p>
          </table:table-cell>
          <table:table-cell office:value-type="float" office:value="0.337166" calcext:value-type="float">
            <text:p>0.337166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0979134" calcext:value-type="float">
            <text:p>0.00979134</text:p>
          </table:table-cell>
          <table:table-cell office:value-type="float" office:value="0.00153092" calcext:value-type="float">
            <text:p>0.00153092</text:p>
          </table:table-cell>
          <table:table-cell office:value-type="float" office:value="-0.0121466" calcext:value-type="float">
            <text:p>-0.012146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63851" calcext:value-type="float">
            <text:p>0.0163851</text:p>
          </table:table-cell>
          <table:table-cell office:value-type="float" office:value="-0.478786" calcext:value-type="float">
            <text:p>-0.478786</text:p>
          </table:table-cell>
          <table:table-cell office:value-type="float" office:value="0.337528" calcext:value-type="float">
            <text:p>0.337528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0881221" calcext:value-type="float">
            <text:p>0.00881221</text:p>
          </table:table-cell>
          <table:table-cell office:value-type="float" office:value="0.00191174" calcext:value-type="float">
            <text:p>0.00191174</text:p>
          </table:table-cell>
          <table:table-cell office:value-type="float" office:value="-0.0116197" calcext:value-type="float">
            <text:p>-0.011619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91356" calcext:value-type="float">
            <text:p>0.0191356</text:p>
          </table:table-cell>
          <table:table-cell office:value-type="float" office:value="-0.48142" calcext:value-type="float">
            <text:p>-0.48142</text:p>
          </table:table-cell>
          <table:table-cell office:value-type="float" office:value="0.337733" calcext:value-type="float">
            <text:p>0.337733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0881221" calcext:value-type="float">
            <text:p>0.00881221</text:p>
          </table:table-cell>
          <table:table-cell office:value-type="float" office:value="0.000466004" calcext:value-type="float">
            <text:p>0.000466004</text:p>
          </table:table-cell>
          <table:table-cell office:value-type="float" office:value="-0.012102" calcext:value-type="float">
            <text:p>-0.01210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2282" calcext:value-type="float">
            <text:p>0.022282</text:p>
          </table:table-cell>
          <table:table-cell office:value-type="float" office:value="-0.4852" calcext:value-type="float">
            <text:p>-0.4852</text:p>
          </table:table-cell>
          <table:table-cell office:value-type="float" office:value="0.337935" calcext:value-type="float">
            <text:p>0.337935</text:p>
          </table:table-cell>
          <table:table-cell office:value-type="float" office:value="-0.0861638" calcext:value-type="float">
            <text:p>-0.0861638</text:p>
          </table:table-cell>
          <table:table-cell office:value-type="float" office:value="0.00783307" calcext:value-type="float">
            <text:p>0.00783307</text:p>
          </table:table-cell>
          <table:table-cell office:value-type="float" office:value="0.00273368" calcext:value-type="float">
            <text:p>0.00273368</text:p>
          </table:table-cell>
          <table:table-cell office:value-type="float" office:value="-0.0116516" calcext:value-type="float">
            <text:p>-0.01165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39949" calcext:value-type="float">
            <text:p>0.0239949</text:p>
          </table:table-cell>
          <table:table-cell office:value-type="float" office:value="-0.487597" calcext:value-type="float">
            <text:p>-0.487597</text:p>
          </table:table-cell>
          <table:table-cell office:value-type="float" office:value="0.337985" calcext:value-type="float">
            <text:p>0.337985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0979134" calcext:value-type="float">
            <text:p>0.00979134</text:p>
          </table:table-cell>
          <table:table-cell office:value-type="float" office:value="0.000351436" calcext:value-type="float">
            <text:p>0.000351436</text:p>
          </table:table-cell>
          <table:table-cell office:value-type="float" office:value="-0.01392" calcext:value-type="float">
            <text:p>-0.0139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55245" calcext:value-type="float">
            <text:p>0.0255245</text:p>
          </table:table-cell>
          <table:table-cell office:value-type="float" office:value="-0.48935" calcext:value-type="float">
            <text:p>-0.48935</text:p>
          </table:table-cell>
          <table:table-cell office:value-type="float" office:value="0.338039" calcext:value-type="float">
            <text:p>0.338039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0979134" calcext:value-type="float">
            <text:p>0.00979134</text:p>
          </table:table-cell>
          <table:table-cell office:value-type="float" office:value="-0.000919536" calcext:value-type="float">
            <text:p>-0.000919536</text:p>
          </table:table-cell>
          <table:table-cell office:value-type="float" office:value="-0.0141903" calcext:value-type="float">
            <text:p>-0.01419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46867" calcext:value-type="float">
            <text:p>0.0246867</text:p>
          </table:table-cell>
          <table:table-cell office:value-type="float" office:value="-0.491142" calcext:value-type="float">
            <text:p>-0.491142</text:p>
          </table:table-cell>
          <table:table-cell office:value-type="float" office:value="0.338105" calcext:value-type="float">
            <text:p>0.338105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-0.000218302" calcext:value-type="float">
            <text:p>-0.000218302</text:p>
          </table:table-cell>
          <table:table-cell office:value-type="float" office:value="-0.0179582" calcext:value-type="float">
            <text:p>-0.017958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31837" calcext:value-type="float">
            <text:p>0.0231837</text:p>
          </table:table-cell>
          <table:table-cell office:value-type="float" office:value="-0.49149" calcext:value-type="float">
            <text:p>-0.49149</text:p>
          </table:table-cell>
          <table:table-cell office:value-type="float" office:value="0.338475" calcext:value-type="float">
            <text:p>0.338475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-0.00224873" calcext:value-type="float">
            <text:p>-0.00224873</text:p>
          </table:table-cell>
          <table:table-cell office:value-type="float" office:value="-0.0186914" calcext:value-type="float">
            <text:p>-0.018691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14028" calcext:value-type="float">
            <text:p>0.0214028</text:p>
          </table:table-cell>
          <table:table-cell office:value-type="float" office:value="-0.490913" calcext:value-type="float">
            <text:p>-0.490913</text:p>
          </table:table-cell>
          <table:table-cell office:value-type="float" office:value="0.338874" calcext:value-type="float">
            <text:p>0.338874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0309086" calcext:value-type="float">
            <text:p>-0.00309086</text:p>
          </table:table-cell>
          <table:table-cell office:value-type="float" office:value="-0.0193675" calcext:value-type="float">
            <text:p>-0.019367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88853" calcext:value-type="float">
            <text:p>0.0188853</text:p>
          </table:table-cell>
          <table:table-cell office:value-type="float" office:value="-0.490116" calcext:value-type="float">
            <text:p>-0.490116</text:p>
          </table:table-cell>
          <table:table-cell office:value-type="float" office:value="0.339407" calcext:value-type="float">
            <text:p>0.339407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86035" calcext:value-type="float">
            <text:p>0.0186035</text:p>
          </table:table-cell>
          <table:table-cell office:value-type="float" office:value="-0.00293861" calcext:value-type="float">
            <text:p>-0.00293861</text:p>
          </table:table-cell>
          <table:table-cell office:value-type="float" office:value="-0.0218709" calcext:value-type="float">
            <text:p>-0.021870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57021" calcext:value-type="float">
            <text:p>0.0157021</text:p>
          </table:table-cell>
          <table:table-cell office:value-type="float" office:value="-0.488528" calcext:value-type="float">
            <text:p>-0.488528</text:p>
          </table:table-cell>
          <table:table-cell office:value-type="float" office:value="0.339945" calcext:value-type="float">
            <text:p>0.339945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205618" calcext:value-type="float">
            <text:p>0.0205618</text:p>
          </table:table-cell>
          <table:table-cell office:value-type="float" office:value="-0.00460666" calcext:value-type="float">
            <text:p>-0.00460666</text:p>
          </table:table-cell>
          <table:table-cell office:value-type="float" office:value="-0.0232911" calcext:value-type="float">
            <text:p>-0.023291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25608" calcext:value-type="float">
            <text:p>0.0125608</text:p>
          </table:table-cell>
          <table:table-cell office:value-type="float" office:value="-0.487904" calcext:value-type="float">
            <text:p>-0.487904</text:p>
          </table:table-cell>
          <table:table-cell office:value-type="float" office:value="0.340357" calcext:value-type="float">
            <text:p>0.340357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205618" calcext:value-type="float">
            <text:p>0.0205618</text:p>
          </table:table-cell>
          <table:table-cell office:value-type="float" office:value="-0.00350659" calcext:value-type="float">
            <text:p>-0.00350659</text:p>
          </table:table-cell>
          <table:table-cell office:value-type="float" office:value="-0.0227437" calcext:value-type="float">
            <text:p>-0.022743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01574" calcext:value-type="float">
            <text:p>0.0101574</text:p>
          </table:table-cell>
          <table:table-cell office:value-type="float" office:value="-0.487475" calcext:value-type="float">
            <text:p>-0.487475</text:p>
          </table:table-cell>
          <table:table-cell office:value-type="float" office:value="0.340447" calcext:value-type="float">
            <text:p>0.340447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205618" calcext:value-type="float">
            <text:p>0.0205618</text:p>
          </table:table-cell>
          <table:table-cell office:value-type="float" office:value="-0.00346852" calcext:value-type="float">
            <text:p>-0.00346852</text:p>
          </table:table-cell>
          <table:table-cell office:value-type="float" office:value="-0.0223308" calcext:value-type="float">
            <text:p>-0.022330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823443" calcext:value-type="float">
            <text:p>0.00823443</text:p>
          </table:table-cell>
          <table:table-cell office:value-type="float" office:value="-0.487555" calcext:value-type="float">
            <text:p>-0.487555</text:p>
          </table:table-cell>
          <table:table-cell office:value-type="float" office:value="0.340529" calcext:value-type="float">
            <text:p>0.340529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205618" calcext:value-type="float">
            <text:p>0.0205618</text:p>
          </table:table-cell>
          <table:table-cell office:value-type="float" office:value="-0.00348423" calcext:value-type="float">
            <text:p>-0.00348423</text:p>
          </table:table-cell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690568" calcext:value-type="float">
            <text:p>0.00690568</text:p>
          </table:table-cell>
          <table:table-cell office:value-type="float" office:value="-0.486926" calcext:value-type="float">
            <text:p>-0.486926</text:p>
          </table:table-cell>
          <table:table-cell office:value-type="float" office:value="0.340611" calcext:value-type="float">
            <text:p>0.340611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0.0205618" calcext:value-type="float">
            <text:p>0.0205618</text:p>
          </table:table-cell>
          <table:table-cell office:value-type="float" office:value="-0.00533544" calcext:value-type="float">
            <text:p>-0.00533544</text:p>
          </table:table-cell>
          <table:table-cell office:value-type="float" office:value="-0.0217823" calcext:value-type="float">
            <text:p>-0.021782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610542" calcext:value-type="float">
            <text:p>0.00610542</text:p>
          </table:table-cell>
          <table:table-cell office:value-type="float" office:value="-0.487043" calcext:value-type="float">
            <text:p>-0.487043</text:p>
          </table:table-cell>
          <table:table-cell office:value-type="float" office:value="0.340537" calcext:value-type="float">
            <text:p>0.340537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195827" calcext:value-type="float">
            <text:p>0.0195827</text:p>
          </table:table-cell>
          <table:table-cell office:value-type="float" office:value="-0.00341251" calcext:value-type="float">
            <text:p>-0.00341251</text:p>
          </table:table-cell>
          <table:table-cell office:value-type="float" office:value="-0.0206541" calcext:value-type="float">
            <text:p>-0.020654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547766" calcext:value-type="float">
            <text:p>0.00547766</text:p>
          </table:table-cell>
          <table:table-cell office:value-type="float" office:value="-0.487287" calcext:value-type="float">
            <text:p>-0.487287</text:p>
          </table:table-cell>
          <table:table-cell office:value-type="float" office:value="0.340458" calcext:value-type="float">
            <text:p>0.340458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95827" calcext:value-type="float">
            <text:p>0.0195827</text:p>
          </table:table-cell>
          <table:table-cell office:value-type="float" office:value="-0.0024927" calcext:value-type="float">
            <text:p>-0.0024927</text:p>
          </table:table-cell>
          <table:table-cell office:value-type="float" office:value="-0.0205408" calcext:value-type="float">
            <text:p>-0.020540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493411" calcext:value-type="float">
            <text:p>0.00493411</text:p>
          </table:table-cell>
          <table:table-cell office:value-type="float" office:value="-0.488331" calcext:value-type="float">
            <text:p>-0.488331</text:p>
          </table:table-cell>
          <table:table-cell office:value-type="float" office:value="0.340534" calcext:value-type="float">
            <text:p>0.340534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195827" calcext:value-type="float">
            <text:p>0.0195827</text:p>
          </table:table-cell>
          <table:table-cell office:value-type="float" office:value="0.000272721" calcext:value-type="float">
            <text:p>0.000272721</text:p>
          </table:table-cell>
          <table:table-cell office:value-type="float" office:value="-0.0204307" calcext:value-type="float">
            <text:p>-0.020430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430253" calcext:value-type="float">
            <text:p>0.00430253</text:p>
          </table:table-cell>
          <table:table-cell office:value-type="float" office:value="-0.489126" calcext:value-type="float">
            <text:p>-0.489126</text:p>
          </table:table-cell>
          <table:table-cell office:value-type="float" office:value="0.340764" calcext:value-type="float">
            <text:p>0.340764</text:p>
          </table:table-cell>
          <table:table-cell office:value-type="float" office:value="-0.0851847" calcext:value-type="float">
            <text:p>-0.0851847</text:p>
          </table:table-cell>
          <table:table-cell office:value-type="float" office:value="0.0205618" calcext:value-type="float">
            <text:p>0.0205618</text:p>
          </table:table-cell>
          <table:table-cell office:value-type="float" office:value="0.00112849" calcext:value-type="float">
            <text:p>0.00112849</text:p>
          </table:table-cell>
          <table:table-cell office:value-type="float" office:value="-0.021296" calcext:value-type="float">
            <text:p>-0.02129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367801" calcext:value-type="float">
            <text:p>0.00367801</text:p>
          </table:table-cell>
          <table:table-cell office:value-type="float" office:value="-0.490661" calcext:value-type="float">
            <text:p>-0.490661</text:p>
          </table:table-cell>
          <table:table-cell office:value-type="float" office:value="0.341168" calcext:value-type="float">
            <text:p>0.341168</text:p>
          </table:table-cell>
          <table:table-cell office:value-type="float" office:value="-0.0871429" calcext:value-type="float">
            <text:p>-0.0871429</text:p>
          </table:table-cell>
          <table:table-cell office:value-type="float" office:value="0.0205618" calcext:value-type="float">
            <text:p>0.0205618</text:p>
          </table:table-cell>
          <table:table-cell office:value-type="float" office:value="0.00282195" calcext:value-type="float">
            <text:p>0.00282195</text:p>
          </table:table-cell>
          <table:table-cell office:value-type="float" office:value="-0.0211784" calcext:value-type="float">
            <text:p>-0.021178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413982" calcext:value-type="float">
            <text:p>0.00413982</text:p>
          </table:table-cell>
          <table:table-cell office:value-type="float" office:value="-0.492546" calcext:value-type="float">
            <text:p>-0.492546</text:p>
          </table:table-cell>
          <table:table-cell office:value-type="float" office:value="0.34169" calcext:value-type="float">
            <text:p>0.34169</text:p>
          </table:table-cell>
          <table:table-cell office:value-type="float" office:value="-0.0891012" calcext:value-type="float">
            <text:p>-0.0891012</text:p>
          </table:table-cell>
          <table:table-cell office:value-type="float" office:value="0.0186035" calcext:value-type="float">
            <text:p>0.0186035</text:p>
          </table:table-cell>
          <table:table-cell office:value-type="float" office:value="0.0044615" calcext:value-type="float">
            <text:p>0.0044615</text:p>
          </table:table-cell>
          <table:table-cell office:value-type="float" office:value="-0.0192896" calcext:value-type="float">
            <text:p>-0.019289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511832" calcext:value-type="float">
            <text:p>0.00511832</text:p>
          </table:table-cell>
          <table:table-cell office:value-type="float" office:value="-0.494025" calcext:value-type="float">
            <text:p>-0.494025</text:p>
          </table:table-cell>
          <table:table-cell office:value-type="float" office:value="0.342205" calcext:value-type="float">
            <text:p>0.342205</text:p>
          </table:table-cell>
          <table:table-cell office:value-type="float" office:value="-0.0881221" calcext:value-type="float">
            <text:p>-0.0881221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0.00324284" calcext:value-type="float">
            <text:p>0.00324284</text:p>
          </table:table-cell>
          <table:table-cell office:value-type="float" office:value="-0.0175067" calcext:value-type="float">
            <text:p>-0.017506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624375" calcext:value-type="float">
            <text:p>0.00624375</text:p>
          </table:table-cell>
          <table:table-cell office:value-type="float" office:value="-0.494573" calcext:value-type="float">
            <text:p>-0.494573</text:p>
          </table:table-cell>
          <table:table-cell office:value-type="float" office:value="0.342756" calcext:value-type="float">
            <text:p>0.342756</text:p>
          </table:table-cell>
          <table:table-cell office:value-type="float" office:value="-0.0861638" calcext:value-type="float">
            <text:p>-0.0861638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0.0011917" calcext:value-type="float">
            <text:p>0.0011917</text:p>
          </table:table-cell>
          <table:table-cell office:value-type="float" office:value="-0.0177125" calcext:value-type="float">
            <text:p>-0.017712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821564" calcext:value-type="float">
            <text:p>0.00821564</text:p>
          </table:table-cell>
          <table:table-cell office:value-type="float" office:value="-0.493502" calcext:value-type="float">
            <text:p>-0.493502</text:p>
          </table:table-cell>
          <table:table-cell office:value-type="float" office:value="0.343265" calcext:value-type="float">
            <text:p>0.343265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-0.00251627" calcext:value-type="float">
            <text:p>-0.00251627</text:p>
          </table:table-cell>
          <table:table-cell office:value-type="float" office:value="-0.0161151" calcext:value-type="float">
            <text:p>-0.016115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970716" calcext:value-type="float">
            <text:p>0.00970716</text:p>
          </table:table-cell>
          <table:table-cell office:value-type="float" office:value="-0.490913" calcext:value-type="float">
            <text:p>-0.490913</text:p>
          </table:table-cell>
          <table:table-cell office:value-type="float" office:value="0.343814" calcext:value-type="float">
            <text:p>0.343814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0501739" calcext:value-type="float">
            <text:p>-0.00501739</text:p>
          </table:table-cell>
          <table:table-cell office:value-type="float" office:value="-0.017366" calcext:value-type="float">
            <text:p>-0.01736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0845" calcext:value-type="float">
            <text:p>0.010845</text:p>
          </table:table-cell>
          <table:table-cell office:value-type="float" office:value="-0.487691" calcext:value-type="float">
            <text:p>-0.487691</text:p>
          </table:table-cell>
          <table:table-cell office:value-type="float" office:value="0.344328" calcext:value-type="float">
            <text:p>0.344328</text:p>
          </table:table-cell>
          <table:table-cell office:value-type="float" office:value="-0.0763725" calcext:value-type="float">
            <text:p>-0.0763725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0741591" calcext:value-type="float">
            <text:p>-0.00741591</text:p>
          </table:table-cell>
          <table:table-cell office:value-type="float" office:value="-0.0175766" calcext:value-type="float">
            <text:p>-0.017576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18091" calcext:value-type="float">
            <text:p>0.0118091</text:p>
          </table:table-cell>
          <table:table-cell office:value-type="float" office:value="-0.484346" calcext:value-type="float">
            <text:p>-0.484346</text:p>
          </table:table-cell>
          <table:table-cell office:value-type="float" office:value="0.344878" calcext:value-type="float">
            <text:p>0.344878</text:p>
          </table:table-cell>
          <table:table-cell office:value-type="float" office:value="-0.0763725" calcext:value-type="float">
            <text:p>-0.0763725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0685582" calcext:value-type="float">
            <text:p>-0.00685582</text:p>
          </table:table-cell>
          <table:table-cell office:value-type="float" office:value="-0.0177395" calcext:value-type="float">
            <text:p>-0.017739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26407" calcext:value-type="float">
            <text:p>0.0126407</text:p>
          </table:table-cell>
          <table:table-cell office:value-type="float" office:value="-0.48161" calcext:value-type="float">
            <text:p>-0.48161</text:p>
          </table:table-cell>
          <table:table-cell office:value-type="float" office:value="0.345393" calcext:value-type="float">
            <text:p>0.345393</text:p>
          </table:table-cell>
          <table:table-cell office:value-type="float" office:value="-0.0763725" calcext:value-type="float">
            <text:p>-0.0763725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0638419" calcext:value-type="float">
            <text:p>-0.00638419</text:p>
          </table:table-cell>
          <table:table-cell office:value-type="float" office:value="-0.0178798" calcext:value-type="float">
            <text:p>-0.017879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28345" calcext:value-type="float">
            <text:p>0.0128345</text:p>
          </table:table-cell>
          <table:table-cell office:value-type="float" office:value="-0.480504" calcext:value-type="float">
            <text:p>-0.480504</text:p>
          </table:table-cell>
          <table:table-cell office:value-type="float" office:value="0.345912" calcext:value-type="float">
            <text:p>0.345912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-0.00326665" calcext:value-type="float">
            <text:p>-0.00326665</text:p>
          </table:table-cell>
          <table:table-cell office:value-type="float" office:value="-0.018874" calcext:value-type="float">
            <text:p>-0.01887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33189" calcext:value-type="float">
            <text:p>0.0133189</text:p>
          </table:table-cell>
          <table:table-cell office:value-type="float" office:value="-0.480333" calcext:value-type="float">
            <text:p>-0.480333</text:p>
          </table:table-cell>
          <table:table-cell office:value-type="float" office:value="0.346461" calcext:value-type="float">
            <text:p>0.346461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0125977" calcext:value-type="float">
            <text:p>-0.00125977</text:p>
          </table:table-cell>
          <table:table-cell office:value-type="float" office:value="-0.0179654" calcext:value-type="float">
            <text:p>-0.017965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39909" calcext:value-type="float">
            <text:p>0.0139909</text:p>
          </table:table-cell>
          <table:table-cell office:value-type="float" office:value="-0.481313" calcext:value-type="float">
            <text:p>-0.481313</text:p>
          </table:table-cell>
          <table:table-cell office:value-type="float" office:value="0.34697" calcext:value-type="float">
            <text:p>0.34697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0.00148969" calcext:value-type="float">
            <text:p>0.00148969</text:p>
          </table:table-cell>
          <table:table-cell office:value-type="float" office:value="-0.0161063" calcext:value-type="float">
            <text:p>-0.016106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54679" calcext:value-type="float">
            <text:p>0.0154679</text:p>
          </table:table-cell>
          <table:table-cell office:value-type="float" office:value="-0.482216" calcext:value-type="float">
            <text:p>-0.482216</text:p>
          </table:table-cell>
          <table:table-cell office:value-type="float" office:value="0.347322" calcext:value-type="float">
            <text:p>0.347322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0.0013159" calcext:value-type="float">
            <text:p>0.0013159</text:p>
          </table:table-cell>
          <table:table-cell office:value-type="float" office:value="-0.0144035" calcext:value-type="float">
            <text:p>-0.014403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76756" calcext:value-type="float">
            <text:p>0.0176756</text:p>
          </table:table-cell>
          <table:table-cell office:value-type="float" office:value="-0.482971" calcext:value-type="float">
            <text:p>-0.482971</text:p>
          </table:table-cell>
          <table:table-cell office:value-type="float" office:value="0.34769" calcext:value-type="float">
            <text:p>0.34769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0979134" calcext:value-type="float">
            <text:p>0.00979134</text:p>
          </table:table-cell>
          <table:table-cell office:value-type="float" office:value="0.000197358" calcext:value-type="float">
            <text:p>0.000197358</text:p>
          </table:table-cell>
          <table:table-cell office:value-type="float" office:value="-0.0128318" calcext:value-type="float">
            <text:p>-0.012831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00072" calcext:value-type="float">
            <text:p>0.0200072</text:p>
          </table:table-cell>
          <table:table-cell office:value-type="float" office:value="-0.483915" calcext:value-type="float">
            <text:p>-0.483915</text:p>
          </table:table-cell>
          <table:table-cell office:value-type="float" office:value="0.348033" calcext:value-type="float">
            <text:p>0.348033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0881221" calcext:value-type="float">
            <text:p>0.00881221</text:p>
          </table:table-cell>
          <table:table-cell office:value-type="float" office:value="0.0000149012" calcext:value-type="float">
            <text:p>1.49012E-05</text:p>
          </table:table-cell>
          <table:table-cell office:value-type="float" office:value="-0.0122557" calcext:value-type="float">
            <text:p>-0.012255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40214" calcext:value-type="float">
            <text:p>0.0240214</text:p>
          </table:table-cell>
          <table:table-cell office:value-type="float" office:value="-0.484952" calcext:value-type="float">
            <text:p>-0.484952</text:p>
          </table:table-cell>
          <table:table-cell office:value-type="float" office:value="0.348363" calcext:value-type="float">
            <text:p>0.348363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0489567" calcext:value-type="float">
            <text:p>0.00489567</text:p>
          </table:table-cell>
          <table:table-cell office:value-type="float" office:value="-0.00118692" calcext:value-type="float">
            <text:p>-0.00118692</text:p>
          </table:table-cell>
          <table:table-cell office:value-type="float" office:value="-0.00903847" calcext:value-type="float">
            <text:p>-0.0090384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79802" calcext:value-type="float">
            <text:p>0.0279802</text:p>
          </table:table-cell>
          <table:table-cell office:value-type="float" office:value="-0.485551" calcext:value-type="float">
            <text:p>-0.485551</text:p>
          </table:table-cell>
          <table:table-cell office:value-type="float" office:value="0.348878" calcext:value-type="float">
            <text:p>0.348878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0489567" calcext:value-type="float">
            <text:p>0.00489567</text:p>
          </table:table-cell>
          <table:table-cell office:value-type="float" office:value="-0.00322752" calcext:value-type="float">
            <text:p>-0.00322752</text:p>
          </table:table-cell>
          <table:table-cell office:value-type="float" office:value="-0.00973149" calcext:value-type="float">
            <text:p>-0.0097314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302315" calcext:value-type="float">
            <text:p>0.0302315</text:p>
          </table:table-cell>
          <table:table-cell office:value-type="float" office:value="-0.486726" calcext:value-type="float">
            <text:p>-0.486726</text:p>
          </table:table-cell>
          <table:table-cell office:value-type="float" office:value="0.349403" calcext:value-type="float">
            <text:p>0.349403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0685394" calcext:value-type="float">
            <text:p>0.00685394</text:p>
          </table:table-cell>
          <table:table-cell office:value-type="float" office:value="-0.00241959" calcext:value-type="float">
            <text:p>-0.00241959</text:p>
          </table:table-cell>
          <table:table-cell office:value-type="float" office:value="-0.0120714" calcext:value-type="float">
            <text:p>-0.012071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314465" calcext:value-type="float">
            <text:p>0.0314465</text:p>
          </table:table-cell>
          <table:table-cell office:value-type="float" office:value="-0.488166" calcext:value-type="float">
            <text:p>-0.488166</text:p>
          </table:table-cell>
          <table:table-cell office:value-type="float" office:value="0.3499" calcext:value-type="float">
            <text:p>0.3499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0783307" calcext:value-type="float">
            <text:p>0.00783307</text:p>
          </table:table-cell>
          <table:table-cell office:value-type="float" office:value="-0.00168092" calcext:value-type="float">
            <text:p>-0.00168092</text:p>
          </table:table-cell>
          <table:table-cell office:value-type="float" office:value="-0.0132551" calcext:value-type="float">
            <text:p>-0.013255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312555" calcext:value-type="float">
            <text:p>0.0312555</text:p>
          </table:table-cell>
          <table:table-cell office:value-type="float" office:value="-0.490493" calcext:value-type="float">
            <text:p>-0.490493</text:p>
          </table:table-cell>
          <table:table-cell office:value-type="float" office:value="0.350439" calcext:value-type="float">
            <text:p>0.350439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0979134" calcext:value-type="float">
            <text:p>0.00979134</text:p>
          </table:table-cell>
          <table:table-cell office:value-type="float" office:value="-0.000119694" calcext:value-type="float">
            <text:p>-0.000119694</text:p>
          </table:table-cell>
          <table:table-cell office:value-type="float" office:value="-0.0151716" calcext:value-type="float">
            <text:p>-0.01517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9209" calcext:value-type="float">
            <text:p>0.029209</text:p>
          </table:table-cell>
          <table:table-cell office:value-type="float" office:value="-0.491634" calcext:value-type="float">
            <text:p>-0.491634</text:p>
          </table:table-cell>
          <table:table-cell office:value-type="float" office:value="0.350956" calcext:value-type="float">
            <text:p>0.350956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0125398" calcext:value-type="float">
            <text:p>-0.00125398</text:p>
          </table:table-cell>
          <table:table-cell office:value-type="float" office:value="-0.0177623" calcext:value-type="float">
            <text:p>-0.017762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65772" calcext:value-type="float">
            <text:p>0.0265772</text:p>
          </table:table-cell>
          <table:table-cell office:value-type="float" office:value="-0.492592" calcext:value-type="float">
            <text:p>-0.492592</text:p>
          </table:table-cell>
          <table:table-cell office:value-type="float" office:value="0.35135" calcext:value-type="float">
            <text:p>0.35135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-0.00143234" calcext:value-type="float">
            <text:p>-0.00143234</text:p>
          </table:table-cell>
          <table:table-cell office:value-type="float" office:value="-0.0182906" calcext:value-type="float">
            <text:p>-0.01829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35818" calcext:value-type="float">
            <text:p>0.0235818</text:p>
          </table:table-cell>
          <table:table-cell office:value-type="float" office:value="-0.492708" calcext:value-type="float">
            <text:p>-0.492708</text:p>
          </table:table-cell>
          <table:table-cell office:value-type="float" office:value="0.351721" calcext:value-type="float">
            <text:p>0.351721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-0.00342432" calcext:value-type="float">
            <text:p>-0.00342432</text:p>
          </table:table-cell>
          <table:table-cell office:value-type="float" office:value="-0.0187673" calcext:value-type="float">
            <text:p>-0.018767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03312" calcext:value-type="float">
            <text:p>0.0203312</text:p>
          </table:table-cell>
          <table:table-cell office:value-type="float" office:value="-0.492688" calcext:value-type="float">
            <text:p>-0.492688</text:p>
          </table:table-cell>
          <table:table-cell office:value-type="float" office:value="0.352119" calcext:value-type="float">
            <text:p>0.352119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0439715" calcext:value-type="float">
            <text:p>-0.00439715</text:p>
          </table:table-cell>
          <table:table-cell office:value-type="float" office:value="-0.019193" calcext:value-type="float">
            <text:p>-0.01919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89839" calcext:value-type="float">
            <text:p>0.0189839</text:p>
          </table:table-cell>
          <table:table-cell office:value-type="float" office:value="-0.493512" calcext:value-type="float">
            <text:p>-0.493512</text:p>
          </table:table-cell>
          <table:table-cell office:value-type="float" office:value="0.352333" calcext:value-type="float">
            <text:p>0.352333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-0.00261964" calcext:value-type="float">
            <text:p>-0.00261964</text:p>
          </table:table-cell>
          <table:table-cell office:value-type="float" office:value="-0.0169928" calcext:value-type="float">
            <text:p>-0.016992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83352" calcext:value-type="float">
            <text:p>0.0183352</text:p>
          </table:table-cell>
          <table:table-cell office:value-type="float" office:value="-0.494282" calcext:value-type="float">
            <text:p>-0.494282</text:p>
          </table:table-cell>
          <table:table-cell office:value-type="float" office:value="0.352696" calcext:value-type="float">
            <text:p>0.352696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-0.00273591" calcext:value-type="float">
            <text:p>-0.00273591</text:p>
          </table:table-cell>
          <table:table-cell office:value-type="float" office:value="-0.0168812" calcext:value-type="float">
            <text:p>-0.016881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92455" calcext:value-type="float">
            <text:p>0.0192455</text:p>
          </table:table-cell>
          <table:table-cell office:value-type="float" office:value="-0.494114" calcext:value-type="float">
            <text:p>-0.494114</text:p>
          </table:table-cell>
          <table:table-cell office:value-type="float" office:value="0.352915" calcext:value-type="float">
            <text:p>0.352915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368024" calcext:value-type="float">
            <text:p>-0.00368024</text:p>
          </table:table-cell>
          <table:table-cell office:value-type="float" office:value="-0.0150848" calcext:value-type="float">
            <text:p>-0.015084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0403" calcext:value-type="float">
            <text:p>0.020403</text:p>
          </table:table-cell>
          <table:table-cell office:value-type="float" office:value="-0.49471" calcext:value-type="float">
            <text:p>-0.49471</text:p>
          </table:table-cell>
          <table:table-cell office:value-type="float" office:value="0.353135" calcext:value-type="float">
            <text:p>0.353135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182337" calcext:value-type="float">
            <text:p>-0.00182337</text:p>
          </table:table-cell>
          <table:table-cell office:value-type="float" office:value="-0.0152726" calcext:value-type="float">
            <text:p>-0.015272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1331" calcext:value-type="float">
            <text:p>0.021331</text:p>
          </table:table-cell>
          <table:table-cell office:value-type="float" office:value="-0.49511" calcext:value-type="float">
            <text:p>-0.49511</text:p>
          </table:table-cell>
          <table:table-cell office:value-type="float" office:value="0.35336" calcext:value-type="float">
            <text:p>0.35336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0185964" calcext:value-type="float">
            <text:p>-0.00185964</text:p>
          </table:table-cell>
          <table:table-cell office:value-type="float" office:value="-0.0164106" calcext:value-type="float">
            <text:p>-0.016410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27964" calcext:value-type="float">
            <text:p>0.0227964</text:p>
          </table:table-cell>
          <table:table-cell office:value-type="float" office:value="-0.494102" calcext:value-type="float">
            <text:p>-0.494102</text:p>
          </table:table-cell>
          <table:table-cell office:value-type="float" office:value="0.353742" calcext:value-type="float">
            <text:p>0.353742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361507" calcext:value-type="float">
            <text:p>-0.00361507</text:p>
          </table:table-cell>
          <table:table-cell office:value-type="float" office:value="-0.0156929" calcext:value-type="float">
            <text:p>-0.015692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3823" calcext:value-type="float">
            <text:p>0.023823</text:p>
          </table:table-cell>
          <table:table-cell office:value-type="float" office:value="-0.4915" calcext:value-type="float">
            <text:p>-0.4915</text:p>
          </table:table-cell>
          <table:table-cell office:value-type="float" office:value="0.354124" calcext:value-type="float">
            <text:p>0.354124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607833" calcext:value-type="float">
            <text:p>-0.00607833</text:p>
          </table:table-cell>
          <table:table-cell office:value-type="float" office:value="-0.0158834" calcext:value-type="float">
            <text:p>-0.015883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41322" calcext:value-type="float">
            <text:p>0.0241322</text:p>
          </table:table-cell>
          <table:table-cell office:value-type="float" office:value="-0.487511" calcext:value-type="float">
            <text:p>-0.487511</text:p>
          </table:table-cell>
          <table:table-cell office:value-type="float" office:value="0.354637" calcext:value-type="float">
            <text:p>0.354637</text:p>
          </table:table-cell>
          <table:table-cell office:value-type="float" office:value="-0.0753933" calcext:value-type="float">
            <text:p>-0.0753933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0835651" calcext:value-type="float">
            <text:p>-0.00835651</text:p>
          </table:table-cell>
          <table:table-cell office:value-type="float" office:value="-0.0169316" calcext:value-type="float">
            <text:p>-0.01693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38205" calcext:value-type="float">
            <text:p>0.0238205</text:p>
          </table:table-cell>
          <table:table-cell office:value-type="float" office:value="-0.483082" calcext:value-type="float">
            <text:p>-0.483082</text:p>
          </table:table-cell>
          <table:table-cell office:value-type="float" office:value="0.35515" calcext:value-type="float">
            <text:p>0.35515</text:p>
          </table:table-cell>
          <table:table-cell office:value-type="float" office:value="-0.0744142" calcext:value-type="float">
            <text:p>-0.0744142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0860691" calcext:value-type="float">
            <text:p>-0.00860691</text:p>
          </table:table-cell>
          <table:table-cell office:value-type="float" office:value="-0.0168812" calcext:value-type="float">
            <text:p>-0.016881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31955" calcext:value-type="float">
            <text:p>0.0231955</text:p>
          </table:table-cell>
          <table:table-cell office:value-type="float" office:value="-0.479319" calcext:value-type="float">
            <text:p>-0.479319</text:p>
          </table:table-cell>
          <table:table-cell office:value-type="float" office:value="0.355536" calcext:value-type="float">
            <text:p>0.355536</text:p>
          </table:table-cell>
          <table:table-cell office:value-type="float" office:value="-0.0753933" calcext:value-type="float">
            <text:p>-0.0753933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069974" calcext:value-type="float">
            <text:p>-0.0069974</text:p>
          </table:table-cell>
          <table:table-cell office:value-type="float" office:value="-0.0167645" calcext:value-type="float">
            <text:p>-0.016764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29311" calcext:value-type="float">
            <text:p>0.0229311</text:p>
          </table:table-cell>
          <table:table-cell office:value-type="float" office:value="-0.476237" calcext:value-type="float">
            <text:p>-0.476237</text:p>
          </table:table-cell>
          <table:table-cell office:value-type="float" office:value="0.355893" calcext:value-type="float">
            <text:p>0.355893</text:p>
          </table:table-cell>
          <table:table-cell office:value-type="float" office:value="-0.0753933" calcext:value-type="float">
            <text:p>-0.0753933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644071" calcext:value-type="float">
            <text:p>-0.00644071</text:p>
          </table:table-cell>
          <table:table-cell office:value-type="float" office:value="-0.0157349" calcext:value-type="float">
            <text:p>-0.015734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26889" calcext:value-type="float">
            <text:p>0.0226889</text:p>
          </table:table-cell>
          <table:table-cell office:value-type="float" office:value="-0.474384" calcext:value-type="float">
            <text:p>-0.474384</text:p>
          </table:table-cell>
          <table:table-cell office:value-type="float" office:value="0.3561" calcext:value-type="float">
            <text:p>0.3561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418004" calcext:value-type="float">
            <text:p>-0.00418004</text:p>
          </table:table-cell>
          <table:table-cell office:value-type="float" office:value="-0.01568" calcext:value-type="float">
            <text:p>-0.0156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38394" calcext:value-type="float">
            <text:p>0.0238394</text:p>
          </table:table-cell>
          <table:table-cell office:value-type="float" office:value="-0.473657" calcext:value-type="float">
            <text:p>-0.473657</text:p>
          </table:table-cell>
          <table:table-cell office:value-type="float" office:value="0.356313" calcext:value-type="float">
            <text:p>0.356313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0.00979134" calcext:value-type="float">
            <text:p>0.00979134</text:p>
          </table:table-cell>
          <table:table-cell office:value-type="float" office:value="-0.0030706" calcext:value-type="float">
            <text:p>-0.0030706</text:p>
          </table:table-cell>
          <table:table-cell office:value-type="float" office:value="-0.0139119" calcext:value-type="float">
            <text:p>-0.013911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53783" calcext:value-type="float">
            <text:p>0.0253783</text:p>
          </table:table-cell>
          <table:table-cell office:value-type="float" office:value="-0.474055" calcext:value-type="float">
            <text:p>-0.474055</text:p>
          </table:table-cell>
          <table:table-cell office:value-type="float" office:value="0.356526" calcext:value-type="float">
            <text:p>0.356526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0979134" calcext:value-type="float">
            <text:p>0.00979134</text:p>
          </table:table-cell>
          <table:table-cell office:value-type="float" office:value="-0.00118734" calcext:value-type="float">
            <text:p>-0.00118734</text:p>
          </table:table-cell>
          <table:table-cell office:value-type="float" office:value="-0.0141654" calcext:value-type="float">
            <text:p>-0.014165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72812" calcext:value-type="float">
            <text:p>0.0272812</text:p>
          </table:table-cell>
          <table:table-cell office:value-type="float" office:value="-0.474559" calcext:value-type="float">
            <text:p>-0.474559</text:p>
          </table:table-cell>
          <table:table-cell office:value-type="float" office:value="0.356723" calcext:value-type="float">
            <text:p>0.356723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0881221" calcext:value-type="float">
            <text:p>0.00881221</text:p>
          </table:table-cell>
          <table:table-cell office:value-type="float" office:value="-0.00125374" calcext:value-type="float">
            <text:p>-0.00125374</text:p>
          </table:table-cell>
          <table:table-cell office:value-type="float" office:value="-0.0135127" calcext:value-type="float">
            <text:p>-0.013512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87645" calcext:value-type="float">
            <text:p>0.0287645</text:p>
          </table:table-cell>
          <table:table-cell office:value-type="float" office:value="-0.474898" calcext:value-type="float">
            <text:p>-0.474898</text:p>
          </table:table-cell>
          <table:table-cell office:value-type="float" office:value="0.356924" calcext:value-type="float">
            <text:p>0.356924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0979134" calcext:value-type="float">
            <text:p>0.00979134</text:p>
          </table:table-cell>
          <table:table-cell office:value-type="float" office:value="-0.00228342" calcext:value-type="float">
            <text:p>-0.00228342</text:p>
          </table:table-cell>
          <table:table-cell office:value-type="float" office:value="-0.0147534" calcext:value-type="float">
            <text:p>-0.014753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9284" calcext:value-type="float">
            <text:p>0.029284</text:p>
          </table:table-cell>
          <table:table-cell office:value-type="float" office:value="-0.475639" calcext:value-type="float">
            <text:p>-0.475639</text:p>
          </table:table-cell>
          <table:table-cell office:value-type="float" office:value="0.356984" calcext:value-type="float">
            <text:p>0.356984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141894" calcext:value-type="float">
            <text:p>-0.00141894</text:p>
          </table:table-cell>
          <table:table-cell office:value-type="float" office:value="-0.0167957" calcext:value-type="float">
            <text:p>-0.016795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96644" calcext:value-type="float">
            <text:p>0.0296644</text:p>
          </table:table-cell>
          <table:table-cell office:value-type="float" office:value="-0.47516" calcext:value-type="float">
            <text:p>-0.47516</text:p>
          </table:table-cell>
          <table:table-cell office:value-type="float" office:value="0.356732" calcext:value-type="float">
            <text:p>0.356732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0427546" calcext:value-type="float">
            <text:p>-0.00427546</text:p>
          </table:table-cell>
          <table:table-cell office:value-type="float" office:value="-0.0178585" calcext:value-type="float">
            <text:p>-0.017858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93989" calcext:value-type="float">
            <text:p>0.0293989</text:p>
          </table:table-cell>
          <table:table-cell office:value-type="float" office:value="-0.474719" calcext:value-type="float">
            <text:p>-0.474719</text:p>
          </table:table-cell>
          <table:table-cell office:value-type="float" office:value="0.356484" calcext:value-type="float">
            <text:p>0.356484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-0.00419395" calcext:value-type="float">
            <text:p>-0.00419395</text:p>
          </table:table-cell>
          <table:table-cell office:value-type="float" office:value="-0.0187915" calcext:value-type="float">
            <text:p>-0.018791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30226" calcext:value-type="float">
            <text:p>0.030226</text:p>
          </table:table-cell>
          <table:table-cell office:value-type="float" office:value="-0.47415" calcext:value-type="float">
            <text:p>-0.47415</text:p>
          </table:table-cell>
          <table:table-cell office:value-type="float" office:value="0.356228" calcext:value-type="float">
            <text:p>0.356228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41155" calcext:value-type="float">
            <text:p>-0.0041155</text:p>
          </table:table-cell>
          <table:table-cell office:value-type="float" office:value="-0.0169755" calcext:value-type="float">
            <text:p>-0.016975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317922" calcext:value-type="float">
            <text:p>0.0317922</text:p>
          </table:table-cell>
          <table:table-cell office:value-type="float" office:value="-0.474093" calcext:value-type="float">
            <text:p>-0.474093</text:p>
          </table:table-cell>
          <table:table-cell office:value-type="float" office:value="0.355981" calcext:value-type="float">
            <text:p>0.355981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0.00979134" calcext:value-type="float">
            <text:p>0.00979134</text:p>
          </table:table-cell>
          <table:table-cell office:value-type="float" office:value="-0.00312094" calcext:value-type="float">
            <text:p>-0.00312094</text:p>
          </table:table-cell>
          <table:table-cell office:value-type="float" office:value="-0.0152793" calcext:value-type="float">
            <text:p>-0.015279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34728" calcext:value-type="float">
            <text:p>0.034728</text:p>
          </table:table-cell>
          <table:table-cell office:value-type="float" office:value="-0.474936" calcext:value-type="float">
            <text:p>-0.474936</text:p>
          </table:table-cell>
          <table:table-cell office:value-type="float" office:value="0.355871" calcext:value-type="float">
            <text:p>0.355871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0783307" calcext:value-type="float">
            <text:p>0.00783307</text:p>
          </table:table-cell>
          <table:table-cell office:value-type="float" office:value="-0.00134122" calcext:value-type="float">
            <text:p>-0.00134122</text:p>
          </table:table-cell>
          <table:table-cell office:value-type="float" office:value="-0.0138167" calcext:value-type="float">
            <text:p>-0.013816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382033" calcext:value-type="float">
            <text:p>0.0382033</text:p>
          </table:table-cell>
          <table:table-cell office:value-type="float" office:value="-0.476003" calcext:value-type="float">
            <text:p>-0.476003</text:p>
          </table:table-cell>
          <table:table-cell office:value-type="float" office:value="0.35592" calcext:value-type="float">
            <text:p>0.35592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0685394" calcext:value-type="float">
            <text:p>0.00685394</text:p>
          </table:table-cell>
          <table:table-cell office:value-type="float" office:value="-0.00055629" calcext:value-type="float">
            <text:p>-0.00055629</text:p>
          </table:table-cell>
          <table:table-cell office:value-type="float" office:value="-0.0134313" calcext:value-type="float">
            <text:p>-0.013431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17779" calcext:value-type="float">
            <text:p>0.0417779</text:p>
          </table:table-cell>
          <table:table-cell office:value-type="float" office:value="-0.476893" calcext:value-type="float">
            <text:p>-0.476893</text:p>
          </table:table-cell>
          <table:table-cell office:value-type="float" office:value="0.355965" calcext:value-type="float">
            <text:p>0.355965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058748" calcext:value-type="float">
            <text:p>0.0058748</text:p>
          </table:table-cell>
          <table:table-cell office:value-type="float" office:value="0.000251092" calcext:value-type="float">
            <text:p>0.000251092</text:p>
          </table:table-cell>
          <table:table-cell office:value-type="float" office:value="-0.0130637" calcext:value-type="float">
            <text:p>-0.013063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45072" calcext:value-type="float">
            <text:p>0.0445072</text:p>
          </table:table-cell>
          <table:table-cell office:value-type="float" office:value="-0.478577" calcext:value-type="float">
            <text:p>-0.478577</text:p>
          </table:table-cell>
          <table:table-cell office:value-type="float" office:value="0.356015" calcext:value-type="float">
            <text:p>0.356015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0685394" calcext:value-type="float">
            <text:p>0.00685394</text:p>
          </table:table-cell>
          <table:table-cell office:value-type="float" office:value="0.00194481" calcext:value-type="float">
            <text:p>0.00194481</text:p>
          </table:table-cell>
          <table:table-cell office:value-type="float" office:value="-0.0145005" calcext:value-type="float">
            <text:p>-0.014500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472005" calcext:value-type="float">
            <text:p>0.0472005</text:p>
          </table:table-cell>
          <table:table-cell office:value-type="float" office:value="-0.48085" calcext:value-type="float">
            <text:p>-0.48085</text:p>
          </table:table-cell>
          <table:table-cell office:value-type="float" office:value="0.35607" calcext:value-type="float">
            <text:p>0.35607</text:p>
          </table:table-cell>
          <table:table-cell office:value-type="float" office:value="-0.0851847" calcext:value-type="float">
            <text:p>-0.0851847</text:p>
          </table:table-cell>
          <table:table-cell office:value-type="float" office:value="0.00685394" calcext:value-type="float">
            <text:p>0.00685394</text:p>
          </table:table-cell>
          <table:table-cell office:value-type="float" office:value="0.00252748" calcext:value-type="float">
            <text:p>0.00252748</text:p>
          </table:table-cell>
          <table:table-cell office:value-type="float" office:value="-0.0149611" calcext:value-type="float">
            <text:p>-0.014961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85204" calcext:value-type="float">
            <text:p>0.0485204</text:p>
          </table:table-cell>
          <table:table-cell office:value-type="float" office:value="-0.482264" calcext:value-type="float">
            <text:p>-0.482264</text:p>
          </table:table-cell>
          <table:table-cell office:value-type="float" office:value="0.355981" calcext:value-type="float">
            <text:p>0.355981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0881221" calcext:value-type="float">
            <text:p>0.00881221</text:p>
          </table:table-cell>
          <table:table-cell office:value-type="float" office:value="0.000356041" calcext:value-type="float">
            <text:p>0.000356041</text:p>
          </table:table-cell>
          <table:table-cell office:value-type="float" office:value="-0.0171584" calcext:value-type="float">
            <text:p>-0.017158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495032" calcext:value-type="float">
            <text:p>0.0495032</text:p>
          </table:table-cell>
          <table:table-cell office:value-type="float" office:value="-0.483815" calcext:value-type="float">
            <text:p>-0.483815</text:p>
          </table:table-cell>
          <table:table-cell office:value-type="float" office:value="0.355887" calcext:value-type="float">
            <text:p>0.355887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0881221" calcext:value-type="float">
            <text:p>0.00881221</text:p>
          </table:table-cell>
          <table:table-cell office:value-type="float" office:value="0.0000818893" calcext:value-type="float">
            <text:p>8.18893E-05</text:p>
          </table:table-cell>
          <table:table-cell office:value-type="float" office:value="-0.0173301" calcext:value-type="float">
            <text:p>-0.017330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89191" calcext:value-type="float">
            <text:p>0.0489191</text:p>
          </table:table-cell>
          <table:table-cell office:value-type="float" office:value="-0.484587" calcext:value-type="float">
            <text:p>-0.484587</text:p>
          </table:table-cell>
          <table:table-cell office:value-type="float" office:value="0.355811" calcext:value-type="float">
            <text:p>0.355811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0987582" calcext:value-type="float">
            <text:p>-0.000987582</text:p>
          </table:table-cell>
          <table:table-cell office:value-type="float" office:value="-0.0201711" calcext:value-type="float">
            <text:p>-0.020171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86552" calcext:value-type="float">
            <text:p>0.0486552</text:p>
          </table:table-cell>
          <table:table-cell office:value-type="float" office:value="-0.485282" calcext:value-type="float">
            <text:p>-0.485282</text:p>
          </table:table-cell>
          <table:table-cell office:value-type="float" office:value="0.355731" calcext:value-type="float">
            <text:p>0.355731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107705" calcext:value-type="float">
            <text:p>0.0107705</text:p>
          </table:table-cell>
          <table:table-cell office:value-type="float" office:value="-0.000126071" calcext:value-type="float">
            <text:p>-0.000126071</text:p>
          </table:table-cell>
          <table:table-cell office:value-type="float" office:value="-0.0191404" calcext:value-type="float">
            <text:p>-0.019140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81351" calcext:value-type="float">
            <text:p>0.0481351</text:p>
          </table:table-cell>
          <table:table-cell office:value-type="float" office:value="-0.484914" calcext:value-type="float">
            <text:p>-0.484914</text:p>
          </table:table-cell>
          <table:table-cell office:value-type="float" office:value="0.355655" calcext:value-type="float">
            <text:p>0.355655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203194" calcext:value-type="float">
            <text:p>-0.00203194</text:p>
          </table:table-cell>
          <table:table-cell office:value-type="float" office:value="-0.0200436" calcext:value-type="float">
            <text:p>-0.020043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47917" calcext:value-type="float">
            <text:p>0.047917</text:p>
          </table:table-cell>
          <table:table-cell office:value-type="float" office:value="-0.484678" calcext:value-type="float">
            <text:p>-0.484678</text:p>
          </table:table-cell>
          <table:table-cell office:value-type="float" office:value="0.355729" calcext:value-type="float">
            <text:p>0.355729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107705" calcext:value-type="float">
            <text:p>0.0107705</text:p>
          </table:table-cell>
          <table:table-cell office:value-type="float" office:value="-0.00103516" calcext:value-type="float">
            <text:p>-0.00103516</text:p>
          </table:table-cell>
          <table:table-cell office:value-type="float" office:value="-0.0190223" calcext:value-type="float">
            <text:p>-0.019022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469408" calcext:value-type="float">
            <text:p>0.0469408</text:p>
          </table:table-cell>
          <table:table-cell office:value-type="float" office:value="-0.483839" calcext:value-type="float">
            <text:p>-0.483839</text:p>
          </table:table-cell>
          <table:table-cell office:value-type="float" office:value="0.355968" calcext:value-type="float">
            <text:p>0.355968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188122" calcext:value-type="float">
            <text:p>-0.00188122</text:p>
          </table:table-cell>
          <table:table-cell office:value-type="float" office:value="-0.0198404" calcext:value-type="float">
            <text:p>-0.019840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63747" calcext:value-type="float">
            <text:p>0.0463747</text:p>
          </table:table-cell>
          <table:table-cell office:value-type="float" office:value="-0.483964" calcext:value-type="float">
            <text:p>-0.483964</text:p>
          </table:table-cell>
          <table:table-cell office:value-type="float" office:value="0.356337" calcext:value-type="float">
            <text:p>0.356337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107705" calcext:value-type="float">
            <text:p>0.0107705</text:p>
          </table:table-cell>
          <table:table-cell office:value-type="float" office:value="0.0000404343" calcext:value-type="float">
            <text:p>4.04343E-05</text:p>
          </table:table-cell>
          <table:table-cell office:value-type="float" office:value="-0.0187527" calcext:value-type="float">
            <text:p>-0.018752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42718" calcext:value-type="float">
            <text:p>0.0442718</text:p>
          </table:table-cell>
          <table:table-cell office:value-type="float" office:value="-0.483801" calcext:value-type="float">
            <text:p>-0.483801</text:p>
          </table:table-cell>
          <table:table-cell office:value-type="float" office:value="0.356717" calcext:value-type="float">
            <text:p>0.356717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-0.000902534" calcext:value-type="float">
            <text:p>-0.000902534</text:p>
          </table:table-cell>
          <table:table-cell office:value-type="float" office:value="-0.0213348" calcext:value-type="float">
            <text:p>-0.021334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28795" calcext:value-type="float">
            <text:p>0.0428795</text:p>
          </table:table-cell>
          <table:table-cell office:value-type="float" office:value="-0.484386" calcext:value-type="float">
            <text:p>-0.484386</text:p>
          </table:table-cell>
          <table:table-cell office:value-type="float" office:value="0.356938" calcext:value-type="float">
            <text:p>0.356938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00130832" calcext:value-type="float">
            <text:p>-1.30832E-05</text:p>
          </table:table-cell>
          <table:table-cell office:value-type="float" office:value="-0.0191291" calcext:value-type="float">
            <text:p>-0.019129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08644" calcext:value-type="float">
            <text:p>0.0408644</text:p>
          </table:table-cell>
          <table:table-cell office:value-type="float" office:value="-0.485659" calcext:value-type="float">
            <text:p>-0.485659</text:p>
          </table:table-cell>
          <table:table-cell office:value-type="float" office:value="0.357161" calcext:value-type="float">
            <text:p>0.357161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0.000759348" calcext:value-type="float">
            <text:p>0.000759348</text:p>
          </table:table-cell>
          <table:table-cell office:value-type="float" office:value="-0.0197559" calcext:value-type="float">
            <text:p>-0.019755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385796" calcext:value-type="float">
            <text:p>0.0385796</text:p>
          </table:table-cell>
          <table:table-cell office:value-type="float" office:value="-0.487857" calcext:value-type="float">
            <text:p>-0.487857</text:p>
          </table:table-cell>
          <table:table-cell office:value-type="float" office:value="0.357402" calcext:value-type="float">
            <text:p>0.357402</text:p>
          </table:table-cell>
          <table:table-cell office:value-type="float" office:value="-0.0851847" calcext:value-type="float">
            <text:p>-0.0851847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0.00138059" calcext:value-type="float">
            <text:p>0.00138059</text:p>
          </table:table-cell>
          <table:table-cell office:value-type="float" office:value="-0.0203367" calcext:value-type="float">
            <text:p>-0.020336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352029" calcext:value-type="float">
            <text:p>0.0352029</text:p>
          </table:table-cell>
          <table:table-cell office:value-type="float" office:value="-0.490179" calcext:value-type="float">
            <text:p>-0.490179</text:p>
          </table:table-cell>
          <table:table-cell office:value-type="float" office:value="0.357491" calcext:value-type="float">
            <text:p>0.357491</text:p>
          </table:table-cell>
          <table:table-cell office:value-type="float" office:value="-0.0861638" calcext:value-type="float">
            <text:p>-0.0861638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0.00198094" calcext:value-type="float">
            <text:p>0.00198094</text:p>
          </table:table-cell>
          <table:table-cell office:value-type="float" office:value="-0.0236687" calcext:value-type="float">
            <text:p>-0.023668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328063" calcext:value-type="float">
            <text:p>0.0328063</text:p>
          </table:table-cell>
          <table:table-cell office:value-type="float" office:value="-0.492328" calcext:value-type="float">
            <text:p>-0.492328</text:p>
          </table:table-cell>
          <table:table-cell office:value-type="float" office:value="0.357575" calcext:value-type="float">
            <text:p>0.357575</text:p>
          </table:table-cell>
          <table:table-cell office:value-type="float" office:value="-0.0861638" calcext:value-type="float">
            <text:p>-0.0861638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0.00160264" calcext:value-type="float">
            <text:p>0.00160264</text:p>
          </table:table-cell>
          <table:table-cell office:value-type="float" office:value="-0.0222796" calcext:value-type="float">
            <text:p>-0.022279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30617" calcext:value-type="float">
            <text:p>0.030617</text:p>
          </table:table-cell>
          <table:table-cell office:value-type="float" office:value="-0.494727" calcext:value-type="float">
            <text:p>-0.494727</text:p>
          </table:table-cell>
          <table:table-cell office:value-type="float" office:value="0.357511" calcext:value-type="float">
            <text:p>0.357511</text:p>
          </table:table-cell>
          <table:table-cell office:value-type="float" office:value="-0.0871429" calcext:value-type="float">
            <text:p>-0.0871429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0.00213893" calcext:value-type="float">
            <text:p>0.00213893</text:p>
          </table:table-cell>
          <table:table-cell office:value-type="float" office:value="-0.0228808" calcext:value-type="float">
            <text:p>-0.022880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83237" calcext:value-type="float">
            <text:p>0.0283237</text:p>
          </table:table-cell>
          <table:table-cell office:value-type="float" office:value="-0.496143" calcext:value-type="float">
            <text:p>-0.496143</text:p>
          </table:table-cell>
          <table:table-cell office:value-type="float" office:value="0.357607" calcext:value-type="float">
            <text:p>0.357607</text:p>
          </table:table-cell>
          <table:table-cell office:value-type="float" office:value="-0.0861638" calcext:value-type="float">
            <text:p>-0.0861638</text:p>
          </table:table-cell>
          <table:table-cell office:value-type="float" office:value="0.0186035" calcext:value-type="float">
            <text:p>0.0186035</text:p>
          </table:table-cell>
          <table:table-cell office:value-type="float" office:value="0.000885904" calcext:value-type="float">
            <text:p>0.000885904</text:p>
          </table:table-cell>
          <table:table-cell office:value-type="float" office:value="-0.023475" calcext:value-type="float">
            <text:p>-0.02347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72244" calcext:value-type="float">
            <text:p>0.0272244</text:p>
          </table:table-cell>
          <table:table-cell office:value-type="float" office:value="-0.497061" calcext:value-type="float">
            <text:p>-0.497061</text:p>
          </table:table-cell>
          <table:table-cell office:value-type="float" office:value="0.357541" calcext:value-type="float">
            <text:p>0.357541</text:p>
          </table:table-cell>
          <table:table-cell office:value-type="float" office:value="-0.0861638" calcext:value-type="float">
            <text:p>-0.0861638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0.000712104" calcext:value-type="float">
            <text:p>0.000712104</text:p>
          </table:table-cell>
          <table:table-cell office:value-type="float" office:value="-0.0223082" calcext:value-type="float">
            <text:p>-0.022308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62097" calcext:value-type="float">
            <text:p>0.0262097</text:p>
          </table:table-cell>
          <table:table-cell office:value-type="float" office:value="-0.497046" calcext:value-type="float">
            <text:p>-0.497046</text:p>
          </table:table-cell>
          <table:table-cell office:value-type="float" office:value="0.357475" calcext:value-type="float">
            <text:p>0.357475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-0.00127006" calcext:value-type="float">
            <text:p>-0.00127006</text:p>
          </table:table-cell>
          <table:table-cell office:value-type="float" office:value="-0.0221472" calcext:value-type="float">
            <text:p>-0.022147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4887" calcext:value-type="float">
            <text:p>0.024887</text:p>
          </table:table-cell>
          <table:table-cell office:value-type="float" office:value="-0.496584" calcext:value-type="float">
            <text:p>-0.496584</text:p>
          </table:table-cell>
          <table:table-cell office:value-type="float" office:value="0.357404" calcext:value-type="float">
            <text:p>0.357404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176244" calcext:value-type="float">
            <text:p>0.0176244</text:p>
          </table:table-cell>
          <table:table-cell office:value-type="float" office:value="-0.00215411" calcext:value-type="float">
            <text:p>-0.00215411</text:p>
          </table:table-cell>
          <table:table-cell office:value-type="float" office:value="-0.021924" calcext:value-type="float">
            <text:p>-0.02192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34849" calcext:value-type="float">
            <text:p>0.0234849</text:p>
          </table:table-cell>
          <table:table-cell office:value-type="float" office:value="-0.495864" calcext:value-type="float">
            <text:p>-0.495864</text:p>
          </table:table-cell>
          <table:table-cell office:value-type="float" office:value="0.357328" calcext:value-type="float">
            <text:p>0.357328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-0.00301687" calcext:value-type="float">
            <text:p>-0.00301687</text:p>
          </table:table-cell>
          <table:table-cell office:value-type="float" office:value="-0.0207088" calcext:value-type="float">
            <text:p>-0.020708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23284" calcext:value-type="float">
            <text:p>0.0223284</text:p>
          </table:table-cell>
          <table:table-cell office:value-type="float" office:value="-0.495984" calcext:value-type="float">
            <text:p>-0.495984</text:p>
          </table:table-cell>
          <table:table-cell office:value-type="float" office:value="0.357247" calcext:value-type="float">
            <text:p>0.357247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0204895" calcext:value-type="float">
            <text:p>-0.00204895</text:p>
          </table:table-cell>
          <table:table-cell office:value-type="float" office:value="-0.0195236" calcext:value-type="float">
            <text:p>-0.019523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17333" calcext:value-type="float">
            <text:p>0.0217333</text:p>
          </table:table-cell>
          <table:table-cell office:value-type="float" office:value="-0.494536" calcext:value-type="float">
            <text:p>-0.494536</text:p>
          </table:table-cell>
          <table:table-cell office:value-type="float" office:value="0.357163" calcext:value-type="float">
            <text:p>0.357163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-0.00572028" calcext:value-type="float">
            <text:p>-0.00572028</text:p>
          </table:table-cell>
          <table:table-cell office:value-type="float" office:value="-0.0174854" calcext:value-type="float">
            <text:p>-0.017485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15854" calcext:value-type="float">
            <text:p>0.0215854</text:p>
          </table:table-cell>
          <table:table-cell office:value-type="float" office:value="-0.493073" calcext:value-type="float">
            <text:p>-0.493073</text:p>
          </table:table-cell>
          <table:table-cell office:value-type="float" office:value="0.35707" calcext:value-type="float">
            <text:p>0.35707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645143" calcext:value-type="float">
            <text:p>-0.00645143</text:p>
          </table:table-cell>
          <table:table-cell office:value-type="float" office:value="-0.0155058" calcext:value-type="float">
            <text:p>-0.015505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14492" calcext:value-type="float">
            <text:p>0.0214492</text:p>
          </table:table-cell>
          <table:table-cell office:value-type="float" office:value="-0.491566" calcext:value-type="float">
            <text:p>-0.491566</text:p>
          </table:table-cell>
          <table:table-cell office:value-type="float" office:value="0.356978" calcext:value-type="float">
            <text:p>0.356978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620061" calcext:value-type="float">
            <text:p>-0.00620061</text:p>
          </table:table-cell>
          <table:table-cell office:value-type="float" office:value="-0.0154811" calcext:value-type="float">
            <text:p>-0.015481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08554" calcext:value-type="float">
            <text:p>0.0208554</text:p>
          </table:table-cell>
          <table:table-cell office:value-type="float" office:value="-0.489617" calcext:value-type="float">
            <text:p>-0.489617</text:p>
          </table:table-cell>
          <table:table-cell office:value-type="float" office:value="0.357043" calcext:value-type="float">
            <text:p>0.357043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0581784" calcext:value-type="float">
            <text:p>-0.00581784</text:p>
          </table:table-cell>
          <table:table-cell office:value-type="float" office:value="-0.0163539" calcext:value-type="float">
            <text:p>-0.016353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04933" calcext:value-type="float">
            <text:p>0.0204933</text:p>
          </table:table-cell>
          <table:table-cell office:value-type="float" office:value="-0.48691" calcext:value-type="float">
            <text:p>-0.48691</text:p>
          </table:table-cell>
          <table:table-cell office:value-type="float" office:value="0.357103" calcext:value-type="float">
            <text:p>0.357103</text:p>
          </table:table-cell>
          <table:table-cell office:value-type="float" office:value="-0.0773516" calcext:value-type="float">
            <text:p>-0.0773516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0633143" calcext:value-type="float">
            <text:p>-0.00633143</text:p>
          </table:table-cell>
          <table:table-cell office:value-type="float" office:value="-0.0162948" calcext:value-type="float">
            <text:p>-0.016294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03071" calcext:value-type="float">
            <text:p>0.0203071</text:p>
          </table:table-cell>
          <table:table-cell office:value-type="float" office:value="-0.485686" calcext:value-type="float">
            <text:p>-0.485686</text:p>
          </table:table-cell>
          <table:table-cell office:value-type="float" office:value="0.357314" calcext:value-type="float">
            <text:p>0.357314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-0.00318369" calcext:value-type="float">
            <text:p>-0.00318369</text:p>
          </table:table-cell>
          <table:table-cell office:value-type="float" office:value="-0.0162432" calcext:value-type="float">
            <text:p>-0.016243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88895" calcext:value-type="float">
            <text:p>0.0188895</text:p>
          </table:table-cell>
          <table:table-cell office:value-type="float" office:value="-0.484322" calcext:value-type="float">
            <text:p>-0.484322</text:p>
          </table:table-cell>
          <table:table-cell office:value-type="float" office:value="0.357865" calcext:value-type="float">
            <text:p>0.357865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-0.00292983" calcext:value-type="float">
            <text:p>-0.00292983</text:p>
          </table:table-cell>
          <table:table-cell office:value-type="float" office:value="-0.0179557" calcext:value-type="float">
            <text:p>-0.017955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77931" calcext:value-type="float">
            <text:p>0.0177931</text:p>
          </table:table-cell>
          <table:table-cell office:value-type="float" office:value="-0.484706" calcext:value-type="float">
            <text:p>-0.484706</text:p>
          </table:table-cell>
          <table:table-cell office:value-type="float" office:value="0.358378" calcext:value-type="float">
            <text:p>0.358378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0.00092148" calcext:value-type="float">
            <text:p>0.00092148</text:p>
          </table:table-cell>
          <table:table-cell office:value-type="float" office:value="-0.0167635" calcext:value-type="float">
            <text:p>-0.016763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63933" calcext:value-type="float">
            <text:p>0.0163933</text:p>
          </table:table-cell>
          <table:table-cell office:value-type="float" office:value="-0.485529" calcext:value-type="float">
            <text:p>-0.485529</text:p>
          </table:table-cell>
          <table:table-cell office:value-type="float" office:value="0.358924" calcext:value-type="float">
            <text:p>0.358924</text:p>
          </table:table-cell>
          <table:table-cell office:value-type="float" office:value="-0.0851847" calcext:value-type="float">
            <text:p>-0.0851847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0.00173279" calcext:value-type="float">
            <text:p>0.00173279</text:p>
          </table:table-cell>
          <table:table-cell office:value-type="float" office:value="-0.0165184" calcext:value-type="float">
            <text:p>-0.016518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47359" calcext:value-type="float">
            <text:p>0.0147359</text:p>
          </table:table-cell>
          <table:table-cell office:value-type="float" office:value="-0.486815" calcext:value-type="float">
            <text:p>-0.486815</text:p>
          </table:table-cell>
          <table:table-cell office:value-type="float" office:value="0.359435" calcext:value-type="float">
            <text:p>0.359435</text:p>
          </table:table-cell>
          <table:table-cell office:value-type="float" office:value="-0.0861638" calcext:value-type="float">
            <text:p>-0.0861638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0.00248888" calcext:value-type="float">
            <text:p>0.00248888</text:p>
          </table:table-cell>
          <table:table-cell office:value-type="float" office:value="-0.0162284" calcext:value-type="float">
            <text:p>-0.016228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23268" calcext:value-type="float">
            <text:p>0.0123268</text:p>
          </table:table-cell>
          <table:table-cell office:value-type="float" office:value="-0.489474" calcext:value-type="float">
            <text:p>-0.489474</text:p>
          </table:table-cell>
          <table:table-cell office:value-type="float" office:value="0.359823" calcext:value-type="float">
            <text:p>0.359823</text:p>
          </table:table-cell>
          <table:table-cell office:value-type="float" office:value="-0.0881221" calcext:value-type="float">
            <text:p>-0.0881221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0.00399304" calcext:value-type="float">
            <text:p>0.00399304</text:p>
          </table:table-cell>
          <table:table-cell office:value-type="float" office:value="-0.0167836" calcext:value-type="float">
            <text:p>-0.016783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07008" calcext:value-type="float">
            <text:p>0.0107008</text:p>
          </table:table-cell>
          <table:table-cell office:value-type="float" office:value="-0.491511" calcext:value-type="float">
            <text:p>-0.491511</text:p>
          </table:table-cell>
          <table:table-cell office:value-type="float" office:value="0.360035" calcext:value-type="float">
            <text:p>0.360035</text:p>
          </table:table-cell>
          <table:table-cell office:value-type="float" office:value="-0.0861638" calcext:value-type="float">
            <text:p>-0.0861638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0.00167434" calcext:value-type="float">
            <text:p>0.00167434</text:p>
          </table:table-cell>
          <table:table-cell office:value-type="float" office:value="-0.0165185" calcext:value-type="float">
            <text:p>-0.016518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937143" calcext:value-type="float">
            <text:p>0.00937143</text:p>
          </table:table-cell>
          <table:table-cell office:value-type="float" office:value="-0.493418" calcext:value-type="float">
            <text:p>-0.493418</text:p>
          </table:table-cell>
          <table:table-cell office:value-type="float" office:value="0.3601" calcext:value-type="float">
            <text:p>0.3601</text:p>
          </table:table-cell>
          <table:table-cell office:value-type="float" office:value="-0.0851847" calcext:value-type="float">
            <text:p>-0.0851847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0.000371769" calcext:value-type="float">
            <text:p>0.000371769</text:p>
          </table:table-cell>
          <table:table-cell office:value-type="float" office:value="-0.017277" calcext:value-type="float">
            <text:p>-0.01727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946773" calcext:value-type="float">
            <text:p>0.00946773</text:p>
          </table:table-cell>
          <table:table-cell office:value-type="float" office:value="-0.495328" calcext:value-type="float">
            <text:p>-0.495328</text:p>
          </table:table-cell>
          <table:table-cell office:value-type="float" office:value="0.360311" calcext:value-type="float">
            <text:p>0.360311</text:p>
          </table:table-cell>
          <table:table-cell office:value-type="float" office:value="-0.0851847" calcext:value-type="float">
            <text:p>-0.0851847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0.0000285283" calcext:value-type="float">
            <text:p>2.85283E-05</text:p>
          </table:table-cell>
          <table:table-cell office:value-type="float" office:value="-0.0163168" calcext:value-type="float">
            <text:p>-0.016316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977195" calcext:value-type="float">
            <text:p>0.00977195</text:p>
          </table:table-cell>
          <table:table-cell office:value-type="float" office:value="-0.496914" calcext:value-type="float">
            <text:p>-0.496914</text:p>
          </table:table-cell>
          <table:table-cell office:value-type="float" office:value="0.360704" calcext:value-type="float">
            <text:p>0.360704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-0.00121925" calcext:value-type="float">
            <text:p>-0.00121925</text:p>
          </table:table-cell>
          <table:table-cell office:value-type="float" office:value="-0.0183354" calcext:value-type="float">
            <text:p>-0.018335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10836" calcext:value-type="float">
            <text:p>0.0110836</text:p>
          </table:table-cell>
          <table:table-cell office:value-type="float" office:value="-0.497709" calcext:value-type="float">
            <text:p>-0.497709</text:p>
          </table:table-cell>
          <table:table-cell office:value-type="float" office:value="0.361073" calcext:value-type="float">
            <text:p>0.361073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-0.0023251" calcext:value-type="float">
            <text:p>-0.0023251</text:p>
          </table:table-cell>
          <table:table-cell office:value-type="float" office:value="-0.018568" calcext:value-type="float">
            <text:p>-0.01856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33255" calcext:value-type="float">
            <text:p>0.0133255</text:p>
          </table:table-cell>
          <table:table-cell office:value-type="float" office:value="-0.499017" calcext:value-type="float">
            <text:p>-0.499017</text:p>
          </table:table-cell>
          <table:table-cell office:value-type="float" office:value="0.361289" calcext:value-type="float">
            <text:p>0.361289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0158342" calcext:value-type="float">
            <text:p>-0.00158342</text:p>
          </table:table-cell>
          <table:table-cell office:value-type="float" office:value="-0.0179703" calcext:value-type="float">
            <text:p>-0.01797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-0.500378" calcext:value-type="float">
            <text:p>-0.500378</text:p>
          </table:table-cell>
          <table:table-cell office:value-type="float" office:value="0.361507" calcext:value-type="float">
            <text:p>0.361507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0181524" calcext:value-type="float">
            <text:p>-0.00181524</text:p>
          </table:table-cell>
          <table:table-cell office:value-type="float" office:value="-0.0183288" calcext:value-type="float">
            <text:p>-0.018328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91071" calcext:value-type="float">
            <text:p>0.0191071</text:p>
          </table:table-cell>
          <table:table-cell office:value-type="float" office:value="-0.501413" calcext:value-type="float">
            <text:p>-0.501413</text:p>
          </table:table-cell>
          <table:table-cell office:value-type="float" office:value="0.361724" calcext:value-type="float">
            <text:p>0.361724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30189" calcext:value-type="float">
            <text:p>-0.0030189</text:p>
          </table:table-cell>
          <table:table-cell office:value-type="float" office:value="-0.015059" calcext:value-type="float">
            <text:p>-0.01505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3589" calcext:value-type="float">
            <text:p>0.023589</text:p>
          </table:table-cell>
          <table:table-cell office:value-type="float" office:value="-0.501755" calcext:value-type="float">
            <text:p>-0.501755</text:p>
          </table:table-cell>
          <table:table-cell office:value-type="float" office:value="0.361777" calcext:value-type="float">
            <text:p>0.361777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0979134" calcext:value-type="float">
            <text:p>0.00979134</text:p>
          </table:table-cell>
          <table:table-cell office:value-type="float" office:value="-0.0040557" calcext:value-type="float">
            <text:p>-0.0040557</text:p>
          </table:table-cell>
          <table:table-cell office:value-type="float" office:value="-0.0138786" calcext:value-type="float">
            <text:p>-0.013878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81821" calcext:value-type="float">
            <text:p>0.0281821</text:p>
          </table:table-cell>
          <table:table-cell office:value-type="float" office:value="-0.503056" calcext:value-type="float">
            <text:p>-0.503056</text:p>
          </table:table-cell>
          <table:table-cell office:value-type="float" office:value="0.361675" calcext:value-type="float">
            <text:p>0.361675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0881221" calcext:value-type="float">
            <text:p>0.00881221</text:p>
          </table:table-cell>
          <table:table-cell office:value-type="float" office:value="-0.0023142" calcext:value-type="float">
            <text:p>-0.0023142</text:p>
          </table:table-cell>
          <table:table-cell office:value-type="float" office:value="-0.0136788" calcext:value-type="float">
            <text:p>-0.013678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335836" calcext:value-type="float">
            <text:p>0.0335836</text:p>
          </table:table-cell>
          <table:table-cell office:value-type="float" office:value="-0.50326" calcext:value-type="float">
            <text:p>-0.50326</text:p>
          </table:table-cell>
          <table:table-cell office:value-type="float" office:value="0.361569" calcext:value-type="float">
            <text:p>0.361569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0685394" calcext:value-type="float">
            <text:p>0.00685394</text:p>
          </table:table-cell>
          <table:table-cell office:value-type="float" office:value="-0.00430538" calcext:value-type="float">
            <text:p>-0.00430538</text:p>
          </table:table-cell>
          <table:table-cell office:value-type="float" office:value="-0.0126624" calcext:value-type="float">
            <text:p>-0.012662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39071" calcext:value-type="float">
            <text:p>0.039071</text:p>
          </table:table-cell>
          <table:table-cell office:value-type="float" office:value="-0.504059" calcext:value-type="float">
            <text:p>-0.504059</text:p>
          </table:table-cell>
          <table:table-cell office:value-type="float" office:value="0.361619" calcext:value-type="float">
            <text:p>0.361619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0.00685394" calcext:value-type="float">
            <text:p>0.00685394</text:p>
          </table:table-cell>
          <table:table-cell office:value-type="float" office:value="-0.00246162" calcext:value-type="float">
            <text:p>-0.00246162</text:p>
          </table:table-cell>
          <table:table-cell office:value-type="float" office:value="-0.013594" calcext:value-type="float">
            <text:p>-0.01359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16725" calcext:value-type="float">
            <text:p>0.0416725</text:p>
          </table:table-cell>
          <table:table-cell office:value-type="float" office:value="-0.50486" calcext:value-type="float">
            <text:p>-0.50486</text:p>
          </table:table-cell>
          <table:table-cell office:value-type="float" office:value="0.361689" calcext:value-type="float">
            <text:p>0.361689</text:p>
          </table:table-cell>
          <table:table-cell office:value-type="float" office:value="-0.0851847" calcext:value-type="float">
            <text:p>-0.0851847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162113" calcext:value-type="float">
            <text:p>-0.00162113</text:p>
          </table:table-cell>
          <table:table-cell office:value-type="float" office:value="-0.0189351" calcext:value-type="float">
            <text:p>-0.018935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450108" calcext:value-type="float">
            <text:p>0.0450108</text:p>
          </table:table-cell>
          <table:table-cell office:value-type="float" office:value="-0.505678" calcext:value-type="float">
            <text:p>-0.505678</text:p>
          </table:table-cell>
          <table:table-cell office:value-type="float" office:value="0.361761" calcext:value-type="float">
            <text:p>0.361761</text:p>
          </table:table-cell>
          <table:table-cell office:value-type="float" office:value="-0.0851847" calcext:value-type="float">
            <text:p>-0.0851847</text:p>
          </table:table-cell>
          <table:table-cell office:value-type="float" office:value="0.0107705" calcext:value-type="float">
            <text:p>0.0107705</text:p>
          </table:table-cell>
          <table:table-cell office:value-type="float" office:value="-0.00170407" calcext:value-type="float">
            <text:p>-0.00170407</text:p>
          </table:table-cell>
          <table:table-cell office:value-type="float" office:value="-0.0185259" calcext:value-type="float">
            <text:p>-0.018525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73395" calcext:value-type="float">
            <text:p>0.0473395</text:p>
          </table:table-cell>
          <table:table-cell office:value-type="float" office:value="-0.506926" calcext:value-type="float">
            <text:p>-0.506926</text:p>
          </table:table-cell>
          <table:table-cell office:value-type="float" office:value="0.361689" calcext:value-type="float">
            <text:p>0.361689</text:p>
          </table:table-cell>
          <table:table-cell office:value-type="float" office:value="-0.0871429" calcext:value-type="float">
            <text:p>-0.0871429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0.0000283346" calcext:value-type="float">
            <text:p>2.83346E-05</text:p>
          </table:table-cell>
          <table:table-cell office:value-type="float" office:value="-0.0208763" calcext:value-type="float">
            <text:p>-0.020876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502187" calcext:value-type="float">
            <text:p>0.0502187</text:p>
          </table:table-cell>
          <table:table-cell office:value-type="float" office:value="-0.507665" calcext:value-type="float">
            <text:p>-0.507665</text:p>
          </table:table-cell>
          <table:table-cell office:value-type="float" office:value="0.361615" calcext:value-type="float">
            <text:p>0.361615</text:p>
          </table:table-cell>
          <table:table-cell office:value-type="float" office:value="-0.0861638" calcext:value-type="float">
            <text:p>-0.0861638</text:p>
          </table:table-cell>
          <table:table-cell office:value-type="float" office:value="0.0117496" calcext:value-type="float">
            <text:p>0.0117496</text:p>
          </table:table-cell>
          <table:table-cell office:value-type="float" office:value="-0.00105495" calcext:value-type="float">
            <text:p>-0.00105495</text:p>
          </table:table-cell>
          <table:table-cell office:value-type="float" office:value="-0.020397" calcext:value-type="float">
            <text:p>-0.02039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548805" calcext:value-type="float">
            <text:p>0.0548805</text:p>
          </table:table-cell>
          <table:table-cell office:value-type="float" office:value="-0.507188" calcext:value-type="float">
            <text:p>-0.507188</text:p>
          </table:table-cell>
          <table:table-cell office:value-type="float" office:value="0.361521" calcext:value-type="float">
            <text:p>0.361521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0.00783307" calcext:value-type="float">
            <text:p>0.00783307</text:p>
          </table:table-cell>
          <table:table-cell office:value-type="float" office:value="-0.00392983" calcext:value-type="float">
            <text:p>-0.00392983</text:p>
          </table:table-cell>
          <table:table-cell office:value-type="float" office:value="-0.0173006" calcext:value-type="float">
            <text:p>-0.01730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599272" calcext:value-type="float">
            <text:p>0.0599272</text:p>
          </table:table-cell>
          <table:table-cell office:value-type="float" office:value="-0.50621" calcext:value-type="float">
            <text:p>-0.50621</text:p>
          </table:table-cell>
          <table:table-cell office:value-type="float" office:value="0.361433" calcext:value-type="float">
            <text:p>0.361433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0.00685394" calcext:value-type="float">
            <text:p>0.00685394</text:p>
          </table:table-cell>
          <table:table-cell office:value-type="float" office:value="-0.00471552" calcext:value-type="float">
            <text:p>-0.00471552</text:p>
          </table:table-cell>
          <table:table-cell office:value-type="float" office:value="-0.0171916" calcext:value-type="float">
            <text:p>-0.017191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667788" calcext:value-type="float">
            <text:p>0.0667788</text:p>
          </table:table-cell>
          <table:table-cell office:value-type="float" office:value="-0.504335" calcext:value-type="float">
            <text:p>-0.504335</text:p>
          </table:table-cell>
          <table:table-cell office:value-type="float" office:value="0.361174" calcext:value-type="float">
            <text:p>0.361174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0489567" calcext:value-type="float">
            <text:p>0.00489567</text:p>
          </table:table-cell>
          <table:table-cell office:value-type="float" office:value="-0.00635611" calcext:value-type="float">
            <text:p>-0.00635611</text:p>
          </table:table-cell>
          <table:table-cell office:value-type="float" office:value="-0.0164221" calcext:value-type="float">
            <text:p>-0.016422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748217" calcext:value-type="float">
            <text:p>0.0748217</text:p>
          </table:table-cell>
          <table:table-cell office:value-type="float" office:value="-0.501721" calcext:value-type="float">
            <text:p>-0.501721</text:p>
          </table:table-cell>
          <table:table-cell office:value-type="float" office:value="0.361068" calcext:value-type="float">
            <text:p>0.361068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-0" calcext:value-type="float">
            <text:p>0</text:p>
          </table:table-cell>
          <table:table-cell office:value-type="float" office:value="-0.00786968" calcext:value-type="float">
            <text:p>-0.00786968</text:p>
          </table:table-cell>
          <table:table-cell office:value-type="float" office:value="-0.0129168" calcext:value-type="float">
            <text:p>-0.012916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823867" calcext:value-type="float">
            <text:p>0.0823867</text:p>
          </table:table-cell>
          <table:table-cell office:value-type="float" office:value="-0.499986" calcext:value-type="float">
            <text:p>-0.499986</text:p>
          </table:table-cell>
          <table:table-cell office:value-type="float" office:value="0.361112" calcext:value-type="float">
            <text:p>0.361112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-0.000979134" calcext:value-type="float">
            <text:p>-0.000979134</text:p>
          </table:table-cell>
          <table:table-cell office:value-type="float" office:value="-0.00566231" calcext:value-type="float">
            <text:p>-0.00566231</text:p>
          </table:table-cell>
          <table:table-cell office:value-type="float" office:value="-0.0132331" calcext:value-type="float">
            <text:p>-0.013233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893711" calcext:value-type="float">
            <text:p>0.0893711</text:p>
          </table:table-cell>
          <table:table-cell office:value-type="float" office:value="-0.498129" calcext:value-type="float">
            <text:p>-0.498129</text:p>
          </table:table-cell>
          <table:table-cell office:value-type="float" office:value="0.361164" calcext:value-type="float">
            <text:p>0.361164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-0.000979134" calcext:value-type="float">
            <text:p>-0.000979134</text:p>
          </table:table-cell>
          <table:table-cell office:value-type="float" office:value="-0.00530116" calcext:value-type="float">
            <text:p>-0.00530116</text:p>
          </table:table-cell>
          <table:table-cell office:value-type="float" office:value="-0.0144266" calcext:value-type="float">
            <text:p>-0.014426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956463" calcext:value-type="float">
            <text:p>0.0956463</text:p>
          </table:table-cell>
          <table:table-cell office:value-type="float" office:value="-0.496801" calcext:value-type="float">
            <text:p>-0.496801</text:p>
          </table:table-cell>
          <table:table-cell office:value-type="float" office:value="0.361511" calcext:value-type="float">
            <text:p>0.361511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-0.0029374" calcext:value-type="float">
            <text:p>-0.0029374</text:p>
          </table:table-cell>
          <table:table-cell office:value-type="float" office:value="-0.00410767" calcext:value-type="float">
            <text:p>-0.00410767</text:p>
          </table:table-cell>
          <table:table-cell office:value-type="float" office:value="-0.0135418" calcext:value-type="float">
            <text:p>-0.013541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02538" calcext:value-type="float">
            <text:p>0.102538</text:p>
          </table:table-cell>
          <table:table-cell office:value-type="float" office:value="-0.496062" calcext:value-type="float">
            <text:p>-0.496062</text:p>
          </table:table-cell>
          <table:table-cell office:value-type="float" office:value="0.361869" calcext:value-type="float">
            <text:p>0.361869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-0.00685394" calcext:value-type="float">
            <text:p>-0.00685394</text:p>
          </table:table-cell>
          <table:table-cell office:value-type="float" office:value="-0.00208197" calcext:value-type="float">
            <text:p>-0.00208197</text:p>
          </table:table-cell>
          <table:table-cell office:value-type="float" office:value="-0.0108066" calcext:value-type="float">
            <text:p>-0.010806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07662" calcext:value-type="float">
            <text:p>0.107662</text:p>
          </table:table-cell>
          <table:table-cell office:value-type="float" office:value="-0.495706" calcext:value-type="float">
            <text:p>-0.495706</text:p>
          </table:table-cell>
          <table:table-cell office:value-type="float" office:value="0.362198" calcext:value-type="float">
            <text:p>0.362198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-0.00979134" calcext:value-type="float">
            <text:p>-0.00979134</text:p>
          </table:table-cell>
          <table:table-cell office:value-type="float" office:value="-0.00104603" calcext:value-type="float">
            <text:p>-0.00104603</text:p>
          </table:table-cell>
          <table:table-cell office:value-type="float" office:value="-0.00874272" calcext:value-type="float">
            <text:p>-0.0087427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11606" calcext:value-type="float">
            <text:p>0.111606</text:p>
          </table:table-cell>
          <table:table-cell office:value-type="float" office:value="-0.494956" calcext:value-type="float">
            <text:p>-0.494956</text:p>
          </table:table-cell>
          <table:table-cell office:value-type="float" office:value="0.362524" calcext:value-type="float">
            <text:p>0.362524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-0.0117496" calcext:value-type="float">
            <text:p>-0.0117496</text:p>
          </table:table-cell>
          <table:table-cell office:value-type="float" office:value="-0.0018873" calcext:value-type="float">
            <text:p>-0.0018873</text:p>
          </table:table-cell>
          <table:table-cell office:value-type="float" office:value="-0.00746473" calcext:value-type="float">
            <text:p>-0.0074647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13776" calcext:value-type="float">
            <text:p>0.113776</text:p>
          </table:table-cell>
          <table:table-cell office:value-type="float" office:value="-0.49426" calcext:value-type="float">
            <text:p>-0.49426</text:p>
          </table:table-cell>
          <table:table-cell office:value-type="float" office:value="0.363005" calcext:value-type="float">
            <text:p>0.363005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-0.0107705" calcext:value-type="float">
            <text:p>-0.0107705</text:p>
          </table:table-cell>
          <table:table-cell office:value-type="float" office:value="-0.00176721" calcext:value-type="float">
            <text:p>-0.00176721</text:p>
          </table:table-cell>
          <table:table-cell office:value-type="float" office:value="-0.00881845" calcext:value-type="float">
            <text:p>-0.0088184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13137" calcext:value-type="float">
            <text:p>0.113137</text:p>
          </table:table-cell>
          <table:table-cell office:value-type="float" office:value="-0.492989" calcext:value-type="float">
            <text:p>-0.492989</text:p>
          </table:table-cell>
          <table:table-cell office:value-type="float" office:value="0.363535" calcext:value-type="float">
            <text:p>0.363535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-0.00685394" calcext:value-type="float">
            <text:p>-0.00685394</text:p>
          </table:table-cell>
          <table:table-cell office:value-type="float" office:value="-0.00346569" calcext:value-type="float">
            <text:p>-0.00346569</text:p>
          </table:table-cell>
          <table:table-cell office:value-type="float" office:value="-0.012632" calcext:value-type="float">
            <text:p>-0.01263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09927" calcext:value-type="float">
            <text:p>0.109927</text:p>
          </table:table-cell>
          <table:table-cell office:value-type="float" office:value="-0.492141" calcext:value-type="float">
            <text:p>-0.492141</text:p>
          </table:table-cell>
          <table:table-cell office:value-type="float" office:value="0.36424" calcext:value-type="float">
            <text:p>0.36424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-0.0029374" calcext:value-type="float">
            <text:p>-0.0029374</text:p>
          </table:table-cell>
          <table:table-cell office:value-type="float" office:value="-0.00329819" calcext:value-type="float">
            <text:p>-0.00329819</text:p>
          </table:table-cell>
          <table:table-cell office:value-type="float" office:value="-0.0159953" calcext:value-type="float">
            <text:p>-0.015995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04849" calcext:value-type="float">
            <text:p>0.104849</text:p>
          </table:table-cell>
          <table:table-cell office:value-type="float" office:value="-0.491714" calcext:value-type="float">
            <text:p>-0.491714</text:p>
          </table:table-cell>
          <table:table-cell office:value-type="float" office:value="0.365062" calcext:value-type="float">
            <text:p>0.365062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00979134" calcext:value-type="float">
            <text:p>0.000979134</text:p>
          </table:table-cell>
          <table:table-cell office:value-type="float" office:value="-0.00319653" calcext:value-type="float">
            <text:p>-0.00319653</text:p>
          </table:table-cell>
          <table:table-cell office:value-type="float" office:value="-0.0190359" calcext:value-type="float">
            <text:p>-0.019035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978892" calcext:value-type="float">
            <text:p>0.0978892</text:p>
          </table:table-cell>
          <table:table-cell office:value-type="float" office:value="-0.491495" calcext:value-type="float">
            <text:p>-0.491495</text:p>
          </table:table-cell>
          <table:table-cell office:value-type="float" office:value="0.366052" calcext:value-type="float">
            <text:p>0.366052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0685394" calcext:value-type="float">
            <text:p>0.00685394</text:p>
          </table:table-cell>
          <table:table-cell office:value-type="float" office:value="-0.00409929" calcext:value-type="float">
            <text:p>-0.00409929</text:p>
          </table:table-cell>
          <table:table-cell office:value-type="float" office:value="-0.0237177" calcext:value-type="float">
            <text:p>-0.023717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92051" calcext:value-type="float">
            <text:p>0.092051</text:p>
          </table:table-cell>
          <table:table-cell office:value-type="float" office:value="-0.491873" calcext:value-type="float">
            <text:p>-0.491873</text:p>
          </table:table-cell>
          <table:table-cell office:value-type="float" office:value="0.367038" calcext:value-type="float">
            <text:p>0.367038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0685394" calcext:value-type="float">
            <text:p>0.00685394</text:p>
          </table:table-cell>
          <table:table-cell office:value-type="float" office:value="-0.00318284" calcext:value-type="float">
            <text:p>-0.00318284</text:p>
          </table:table-cell>
          <table:table-cell office:value-type="float" office:value="-0.0227062" calcext:value-type="float">
            <text:p>-0.022706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884829" calcext:value-type="float">
            <text:p>0.0884829</text:p>
          </table:table-cell>
          <table:table-cell office:value-type="float" office:value="-0.492565" calcext:value-type="float">
            <text:p>-0.492565</text:p>
          </table:table-cell>
          <table:table-cell office:value-type="float" office:value="0.367917" calcext:value-type="float">
            <text:p>0.367917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0489567" calcext:value-type="float">
            <text:p>0.00489567</text:p>
          </table:table-cell>
          <table:table-cell office:value-type="float" office:value="-0.00331817" calcext:value-type="float">
            <text:p>-0.00331817</text:p>
          </table:table-cell>
          <table:table-cell office:value-type="float" office:value="-0.0201351" calcext:value-type="float">
            <text:p>-0.020135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871844" calcext:value-type="float">
            <text:p>0.0871844</text:p>
          </table:table-cell>
          <table:table-cell office:value-type="float" office:value="-0.493148" calcext:value-type="float">
            <text:p>-0.493148</text:p>
          </table:table-cell>
          <table:table-cell office:value-type="float" office:value="0.368586" calcext:value-type="float">
            <text:p>0.368586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0.00391654" calcext:value-type="float">
            <text:p>0.00391654</text:p>
          </table:table-cell>
          <table:table-cell office:value-type="float" office:value="-0.0034596" calcext:value-type="float">
            <text:p>-0.0034596</text:p>
          </table:table-cell>
          <table:table-cell office:value-type="float" office:value="-0.0189395" calcext:value-type="float">
            <text:p>-0.018939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875882" calcext:value-type="float">
            <text:p>0.0875882</text:p>
          </table:table-cell>
          <table:table-cell office:value-type="float" office:value="-0.493257" calcext:value-type="float">
            <text:p>-0.493257</text:p>
          </table:table-cell>
          <table:table-cell office:value-type="float" office:value="0.369096" calcext:value-type="float">
            <text:p>0.369096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0.00195827" calcext:value-type="float">
            <text:p>0.00195827</text:p>
          </table:table-cell>
          <table:table-cell office:value-type="float" office:value="-0.00447781" calcext:value-type="float">
            <text:p>-0.00447781</text:p>
          </table:table-cell>
          <table:table-cell office:value-type="float" office:value="-0.0170588" calcext:value-type="float">
            <text:p>-0.017058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90337" calcext:value-type="float">
            <text:p>0.090337</text:p>
          </table:table-cell>
          <table:table-cell office:value-type="float" office:value="-0.493627" calcext:value-type="float">
            <text:p>-0.493627</text:p>
          </table:table-cell>
          <table:table-cell office:value-type="float" office:value="0.369634" calcext:value-type="float">
            <text:p>0.369634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-0" calcext:value-type="float">
            <text:p>0</text:p>
          </table:table-cell>
          <table:table-cell office:value-type="float" office:value="-0.00260963" calcext:value-type="float">
            <text:p>-0.00260963</text:p>
          </table:table-cell>
          <table:table-cell office:value-type="float" office:value="-0.0155646" calcext:value-type="float">
            <text:p>-0.015564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933078" calcext:value-type="float">
            <text:p>0.0933078</text:p>
          </table:table-cell>
          <table:table-cell office:value-type="float" office:value="-0.493785" calcext:value-type="float">
            <text:p>-0.493785</text:p>
          </table:table-cell>
          <table:table-cell office:value-type="float" office:value="0.37014" calcext:value-type="float">
            <text:p>0.37014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-0" calcext:value-type="float">
            <text:p>0</text:p>
          </table:table-cell>
          <table:table-cell office:value-type="float" office:value="-0.00265875" calcext:value-type="float">
            <text:p>-0.00265875</text:p>
          </table:table-cell>
          <table:table-cell office:value-type="float" office:value="-0.016081" calcext:value-type="float">
            <text:p>-0.01608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963559" calcext:value-type="float">
            <text:p>0.0963559</text:p>
          </table:table-cell>
          <table:table-cell office:value-type="float" office:value="-0.494489" calcext:value-type="float">
            <text:p>-0.494489</text:p>
          </table:table-cell>
          <table:table-cell office:value-type="float" office:value="0.370649" calcext:value-type="float">
            <text:p>0.370649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-0" calcext:value-type="float">
            <text:p>0</text:p>
          </table:table-cell>
          <table:table-cell office:value-type="float" office:value="-0.000809692" calcext:value-type="float">
            <text:p>-0.000809692</text:p>
          </table:table-cell>
          <table:table-cell office:value-type="float" office:value="-0.0165921" calcext:value-type="float">
            <text:p>-0.016592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998759" calcext:value-type="float">
            <text:p>0.0998759</text:p>
          </table:table-cell>
          <table:table-cell office:value-type="float" office:value="-0.49499" calcext:value-type="float">
            <text:p>-0.49499</text:p>
          </table:table-cell>
          <table:table-cell office:value-type="float" office:value="0.371452" calcext:value-type="float">
            <text:p>0.371452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-0.00195827" calcext:value-type="float">
            <text:p>-0.00195827</text:p>
          </table:table-cell>
          <table:table-cell office:value-type="float" office:value="-0.000904508" calcext:value-type="float">
            <text:p>-0.000904508</text:p>
          </table:table-cell>
          <table:table-cell office:value-type="float" office:value="-0.0152404" calcext:value-type="float">
            <text:p>-0.015240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02278" calcext:value-type="float">
            <text:p>0.102278</text:p>
          </table:table-cell>
          <table:table-cell office:value-type="float" office:value="-0.496857" calcext:value-type="float">
            <text:p>-0.496857</text:p>
          </table:table-cell>
          <table:table-cell office:value-type="float" office:value="0.37248" calcext:value-type="float">
            <text:p>0.37248</text:p>
          </table:table-cell>
          <table:table-cell office:value-type="float" office:value="-0.0871429" calcext:value-type="float">
            <text:p>-0.0871429</text:p>
          </table:table-cell>
          <table:table-cell office:value-type="float" office:value="-0" calcext:value-type="float">
            <text:p>0</text:p>
          </table:table-cell>
          <table:table-cell office:value-type="float" office:value="0.00174388" calcext:value-type="float">
            <text:p>0.00174388</text:p>
          </table:table-cell>
          <table:table-cell office:value-type="float" office:value="-0.0175915" calcext:value-type="float">
            <text:p>-0.017591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04754" calcext:value-type="float">
            <text:p>0.104754</text:p>
          </table:table-cell>
          <table:table-cell office:value-type="float" office:value="-0.498902" calcext:value-type="float">
            <text:p>-0.498902</text:p>
          </table:table-cell>
          <table:table-cell office:value-type="float" office:value="0.373287" calcext:value-type="float">
            <text:p>0.373287</text:p>
          </table:table-cell>
          <table:table-cell office:value-type="float" office:value="-0.0881221" calcext:value-type="float">
            <text:p>-0.0881221</text:p>
          </table:table-cell>
          <table:table-cell office:value-type="float" office:value="-0.00195827" calcext:value-type="float">
            <text:p>-0.00195827</text:p>
          </table:table-cell>
          <table:table-cell office:value-type="float" office:value="0.00237827" calcext:value-type="float">
            <text:p>0.00237827</text:p>
          </table:table-cell>
          <table:table-cell office:value-type="float" office:value="-0.0160516" calcext:value-type="float">
            <text:p>-0.01605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07449" calcext:value-type="float">
            <text:p>0.107449</text:p>
          </table:table-cell>
          <table:table-cell office:value-type="float" office:value="-0.501655" calcext:value-type="float">
            <text:p>-0.501655</text:p>
          </table:table-cell>
          <table:table-cell office:value-type="float" office:value="0.373939" calcext:value-type="float">
            <text:p>0.373939</text:p>
          </table:table-cell>
          <table:table-cell office:value-type="float" office:value="-0.0900803" calcext:value-type="float">
            <text:p>-0.0900803</text:p>
          </table:table-cell>
          <table:table-cell office:value-type="float" office:value="-0.00391654" calcext:value-type="float">
            <text:p>-0.00391654</text:p>
          </table:table-cell>
          <table:table-cell office:value-type="float" office:value="0.0038703" calcext:value-type="float">
            <text:p>0.0038703</text:p>
          </table:table-cell>
          <table:table-cell office:value-type="float" office:value="-0.0145437" calcext:value-type="float">
            <text:p>-0.014543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10701" calcext:value-type="float">
            <text:p>0.110701</text:p>
          </table:table-cell>
          <table:table-cell office:value-type="float" office:value="-0.503932" calcext:value-type="float">
            <text:p>-0.503932</text:p>
          </table:table-cell>
          <table:table-cell office:value-type="float" office:value="0.374467" calcext:value-type="float">
            <text:p>0.374467</text:p>
          </table:table-cell>
          <table:table-cell office:value-type="float" office:value="-0.0881221" calcext:value-type="float">
            <text:p>-0.0881221</text:p>
          </table:table-cell>
          <table:table-cell office:value-type="float" office:value="-0.0058748" calcext:value-type="float">
            <text:p>-0.0058748</text:p>
          </table:table-cell>
          <table:table-cell office:value-type="float" office:value="0.00149419" calcext:value-type="float">
            <text:p>0.00149419</text:p>
          </table:table-cell>
          <table:table-cell office:value-type="float" office:value="-0.013164" calcext:value-type="float">
            <text:p>-0.01316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12779" calcext:value-type="float">
            <text:p>0.112779</text:p>
          </table:table-cell>
          <table:table-cell office:value-type="float" office:value="-0.505738" calcext:value-type="float">
            <text:p>-0.505738</text:p>
          </table:table-cell>
          <table:table-cell office:value-type="float" office:value="0.37482" calcext:value-type="float">
            <text:p>0.37482</text:p>
          </table:table-cell>
          <table:table-cell office:value-type="float" office:value="-0.0881221" calcext:value-type="float">
            <text:p>-0.0881221</text:p>
          </table:table-cell>
          <table:table-cell office:value-type="float" office:value="-0.00489567" calcext:value-type="float">
            <text:p>-0.00489567</text:p>
          </table:table-cell>
          <table:table-cell office:value-type="float" office:value="0.00117499" calcext:value-type="float">
            <text:p>0.00117499</text:p>
          </table:table-cell>
          <table:table-cell office:value-type="float" office:value="-0.0145067" calcext:value-type="float">
            <text:p>-0.014506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15741" calcext:value-type="float">
            <text:p>0.115741</text:p>
          </table:table-cell>
          <table:table-cell office:value-type="float" office:value="-0.505678" calcext:value-type="float">
            <text:p>-0.505678</text:p>
          </table:table-cell>
          <table:table-cell office:value-type="float" office:value="0.375029" calcext:value-type="float">
            <text:p>0.375029</text:p>
          </table:table-cell>
          <table:table-cell office:value-type="float" office:value="-0.0851847" calcext:value-type="float">
            <text:p>-0.0851847</text:p>
          </table:table-cell>
          <table:table-cell office:value-type="float" office:value="-0.00685394" calcext:value-type="float">
            <text:p>-0.00685394</text:p>
          </table:table-cell>
          <table:table-cell office:value-type="float" office:value="-0.00175278" calcext:value-type="float">
            <text:p>-0.00175278</text:p>
          </table:table-cell>
          <table:table-cell office:value-type="float" office:value="-0.0130754" calcext:value-type="float">
            <text:p>-0.013075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16782" calcext:value-type="float">
            <text:p>0.116782</text:p>
          </table:table-cell>
          <table:table-cell office:value-type="float" office:value="-0.50361" calcext:value-type="float">
            <text:p>-0.50361</text:p>
          </table:table-cell>
          <table:table-cell office:value-type="float" office:value="0.375095" calcext:value-type="float">
            <text:p>0.375095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-0.00391654" calcext:value-type="float">
            <text:p>-0.00391654</text:p>
          </table:table-cell>
          <table:table-cell office:value-type="float" office:value="-0.00433078" calcext:value-type="float">
            <text:p>-0.00433078</text:p>
          </table:table-cell>
          <table:table-cell office:value-type="float" office:value="-0.0162129" calcext:value-type="float">
            <text:p>-0.016212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17877" calcext:value-type="float">
            <text:p>0.117877</text:p>
          </table:table-cell>
          <table:table-cell office:value-type="float" office:value="-0.500797" calcext:value-type="float">
            <text:p>-0.500797</text:p>
          </table:table-cell>
          <table:table-cell office:value-type="float" office:value="0.374997" calcext:value-type="float">
            <text:p>0.374997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-0.00489567" calcext:value-type="float">
            <text:p>-0.00489567</text:p>
          </table:table-cell>
          <table:table-cell office:value-type="float" office:value="-0.00580992" calcext:value-type="float">
            <text:p>-0.00580992</text:p>
          </table:table-cell>
          <table:table-cell office:value-type="float" office:value="-0.0154318" calcext:value-type="float">
            <text:p>-0.015431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18946" calcext:value-type="float">
            <text:p>0.118946</text:p>
          </table:table-cell>
          <table:table-cell office:value-type="float" office:value="-0.49851" calcext:value-type="float">
            <text:p>-0.49851</text:p>
          </table:table-cell>
          <table:table-cell office:value-type="float" office:value="0.374901" calcext:value-type="float">
            <text:p>0.374901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-0.0058748" calcext:value-type="float">
            <text:p>-0.0058748</text:p>
          </table:table-cell>
          <table:table-cell office:value-type="float" office:value="-0.00544708" calcext:value-type="float">
            <text:p>-0.00544708</text:p>
          </table:table-cell>
          <table:table-cell office:value-type="float" office:value="-0.0146405" calcext:value-type="float">
            <text:p>-0.014640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19682" calcext:value-type="float">
            <text:p>0.119682</text:p>
          </table:table-cell>
          <table:table-cell office:value-type="float" office:value="-0.496439" calcext:value-type="float">
            <text:p>-0.496439</text:p>
          </table:table-cell>
          <table:table-cell office:value-type="float" office:value="0.374798" calcext:value-type="float">
            <text:p>0.374798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-0.0058748" calcext:value-type="float">
            <text:p>-0.0058748</text:p>
          </table:table-cell>
          <table:table-cell office:value-type="float" office:value="-0.00606876" calcext:value-type="float">
            <text:p>-0.00606876</text:p>
          </table:table-cell>
          <table:table-cell office:value-type="float" office:value="-0.0147711" calcext:value-type="float">
            <text:p>-0.014771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20993" calcext:value-type="float">
            <text:p>0.120993</text:p>
          </table:table-cell>
          <table:table-cell office:value-type="float" office:value="-0.495369" calcext:value-type="float">
            <text:p>-0.495369</text:p>
          </table:table-cell>
          <table:table-cell office:value-type="float" office:value="0.37484" calcext:value-type="float">
            <text:p>0.37484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-0.00881221" calcext:value-type="float">
            <text:p>-0.00881221</text:p>
          </table:table-cell>
          <table:table-cell office:value-type="float" office:value="-0.00494855" calcext:value-type="float">
            <text:p>-0.00494855</text:p>
          </table:table-cell>
          <table:table-cell office:value-type="float" office:value="-0.0120583" calcext:value-type="float">
            <text:p>-0.012058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22634" calcext:value-type="float">
            <text:p>0.122634</text:p>
          </table:table-cell>
          <table:table-cell office:value-type="float" office:value="-0.495549" calcext:value-type="float">
            <text:p>-0.495549</text:p>
          </table:table-cell>
          <table:table-cell office:value-type="float" office:value="0.374878" calcext:value-type="float">
            <text:p>0.374878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-0.00979134" calcext:value-type="float">
            <text:p>-0.00979134</text:p>
          </table:table-cell>
          <table:table-cell office:value-type="float" office:value="-0.00298381" calcext:value-type="float">
            <text:p>-0.00298381</text:p>
          </table:table-cell>
          <table:table-cell office:value-type="float" office:value="-0.0113386" calcext:value-type="float">
            <text:p>-0.011338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23957" calcext:value-type="float">
            <text:p>0.123957</text:p>
          </table:table-cell>
          <table:table-cell office:value-type="float" office:value="-0.495441" calcext:value-type="float">
            <text:p>-0.495441</text:p>
          </table:table-cell>
          <table:table-cell office:value-type="float" office:value="0.375244" calcext:value-type="float">
            <text:p>0.375244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-0.00881221" calcext:value-type="float">
            <text:p>-0.00881221</text:p>
          </table:table-cell>
          <table:table-cell office:value-type="float" office:value="-0.0039193" calcext:value-type="float">
            <text:p>-0.0039193</text:p>
          </table:table-cell>
          <table:table-cell office:value-type="float" office:value="-0.0125473" calcext:value-type="float">
            <text:p>-0.012547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26107" calcext:value-type="float">
            <text:p>0.126107</text:p>
          </table:table-cell>
          <table:table-cell office:value-type="float" office:value="-0.495789" calcext:value-type="float">
            <text:p>-0.495789</text:p>
          </table:table-cell>
          <table:table-cell office:value-type="float" office:value="0.375767" calcext:value-type="float">
            <text:p>0.375767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-0.00979134" calcext:value-type="float">
            <text:p>-0.00979134</text:p>
          </table:table-cell>
          <table:table-cell office:value-type="float" office:value="-0.00302092" calcext:value-type="float">
            <text:p>-0.00302092</text:p>
          </table:table-cell>
          <table:table-cell office:value-type="float" office:value="-0.0119366" calcext:value-type="float">
            <text:p>-0.011936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27709" calcext:value-type="float">
            <text:p>0.127709</text:p>
          </table:table-cell>
          <table:table-cell office:value-type="float" office:value="-0.495957" calcext:value-type="float">
            <text:p>-0.495957</text:p>
          </table:table-cell>
          <table:table-cell office:value-type="float" office:value="0.376266" calcext:value-type="float">
            <text:p>0.376266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-0.00783307" calcext:value-type="float">
            <text:p>-0.00783307</text:p>
          </table:table-cell>
          <table:table-cell office:value-type="float" office:value="-0.0029927" calcext:value-type="float">
            <text:p>-0.0029927</text:p>
          </table:table-cell>
          <table:table-cell office:value-type="float" office:value="-0.0141597" calcext:value-type="float">
            <text:p>-0.014159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29612" calcext:value-type="float">
            <text:p>0.129612</text:p>
          </table:table-cell>
          <table:table-cell office:value-type="float" office:value="-0.495511" calcext:value-type="float">
            <text:p>-0.495511</text:p>
          </table:table-cell>
          <table:table-cell office:value-type="float" office:value="0.376639" calcext:value-type="float">
            <text:p>0.376639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-0.00783307" calcext:value-type="float">
            <text:p>-0.00783307</text:p>
          </table:table-cell>
          <table:table-cell office:value-type="float" office:value="-0.00388434" calcext:value-type="float">
            <text:p>-0.00388434</text:p>
          </table:table-cell>
          <table:table-cell office:value-type="float" office:value="-0.0144908" calcext:value-type="float">
            <text:p>-0.014490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30454" calcext:value-type="float">
            <text:p>0.130454</text:p>
          </table:table-cell>
          <table:table-cell office:value-type="float" office:value="-0.494189" calcext:value-type="float">
            <text:p>-0.494189</text:p>
          </table:table-cell>
          <table:table-cell office:value-type="float" office:value="0.376862" calcext:value-type="float">
            <text:p>0.376862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-0.0058748" calcext:value-type="float">
            <text:p>-0.0058748</text:p>
          </table:table-cell>
          <table:table-cell office:value-type="float" office:value="-0.00560124" calcext:value-type="float">
            <text:p>-0.00560124</text:p>
          </table:table-cell>
          <table:table-cell office:value-type="float" office:value="-0.0166052" calcext:value-type="float">
            <text:p>-0.016605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31031" calcext:value-type="float">
            <text:p>0.131031</text:p>
          </table:table-cell>
          <table:table-cell office:value-type="float" office:value="-0.493626" calcext:value-type="float">
            <text:p>-0.493626</text:p>
          </table:table-cell>
          <table:table-cell office:value-type="float" office:value="0.376921" calcext:value-type="float">
            <text:p>0.376921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-0.0058748" calcext:value-type="float">
            <text:p>-0.0058748</text:p>
          </table:table-cell>
          <table:table-cell office:value-type="float" office:value="-0.0045246" calcext:value-type="float">
            <text:p>-0.0045246</text:p>
          </table:table-cell>
          <table:table-cell office:value-type="float" office:value="-0.0166974" calcext:value-type="float">
            <text:p>-0.016697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30825" calcext:value-type="float">
            <text:p>0.130825</text:p>
          </table:table-cell>
          <table:table-cell office:value-type="float" office:value="-0.492156" calcext:value-type="float">
            <text:p>-0.492156</text:p>
          </table:table-cell>
          <table:table-cell office:value-type="float" office:value="0.376988" calcext:value-type="float">
            <text:p>0.376988</text:p>
          </table:table-cell>
          <table:table-cell office:value-type="float" office:value="-0.0783307" calcext:value-type="float">
            <text:p>-0.0783307</text:p>
          </table:table-cell>
          <table:table-cell office:value-type="float" office:value="-0.00489567" calcext:value-type="float">
            <text:p>-0.00489567</text:p>
          </table:table-cell>
          <table:table-cell office:value-type="float" office:value="-0.00623205" calcext:value-type="float">
            <text:p>-0.00623205</text:p>
          </table:table-cell>
          <table:table-cell office:value-type="float" office:value="-0.0176545" calcext:value-type="float">
            <text:p>-0.017654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29894" calcext:value-type="float">
            <text:p>0.129894</text:p>
          </table:table-cell>
          <table:table-cell office:value-type="float" office:value="-0.491009" calcext:value-type="float">
            <text:p>-0.491009</text:p>
          </table:table-cell>
          <table:table-cell office:value-type="float" office:value="0.377351" calcext:value-type="float">
            <text:p>0.377351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-0.00489567" calcext:value-type="float">
            <text:p>-0.00489567</text:p>
          </table:table-cell>
          <table:table-cell office:value-type="float" office:value="-0.00507332" calcext:value-type="float">
            <text:p>-0.00507332</text:p>
          </table:table-cell>
          <table:table-cell office:value-type="float" office:value="-0.0174912" calcext:value-type="float">
            <text:p>-0.017491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27745" calcext:value-type="float">
            <text:p>0.127745</text:p>
          </table:table-cell>
          <table:table-cell office:value-type="float" office:value="-0.48939" calcext:value-type="float">
            <text:p>-0.48939</text:p>
          </table:table-cell>
          <table:table-cell office:value-type="float" office:value="0.377747" calcext:value-type="float">
            <text:p>0.377747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-0.0029374" calcext:value-type="float">
            <text:p>-0.0029374</text:p>
          </table:table-cell>
          <table:table-cell office:value-type="float" office:value="-0.00480077" calcext:value-type="float">
            <text:p>-0.00480077</text:p>
          </table:table-cell>
          <table:table-cell office:value-type="float" office:value="-0.0190823" calcext:value-type="float">
            <text:p>-0.019082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24886" calcext:value-type="float">
            <text:p>0.124886</text:p>
          </table:table-cell>
          <table:table-cell office:value-type="float" office:value="-0.488667" calcext:value-type="float">
            <text:p>-0.488667</text:p>
          </table:table-cell>
          <table:table-cell office:value-type="float" office:value="0.378425" calcext:value-type="float">
            <text:p>0.378425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-0.000979134" calcext:value-type="float">
            <text:p>-0.000979134</text:p>
          </table:table-cell>
          <table:table-cell office:value-type="float" office:value="-0.00174578" calcext:value-type="float">
            <text:p>-0.00174578</text:p>
          </table:table-cell>
          <table:table-cell office:value-type="float" office:value="-0.0205326" calcext:value-type="float">
            <text:p>-0.020532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21449" calcext:value-type="float">
            <text:p>0.121449</text:p>
          </table:table-cell>
          <table:table-cell office:value-type="float" office:value="-0.487782" calcext:value-type="float">
            <text:p>-0.487782</text:p>
          </table:table-cell>
          <table:table-cell office:value-type="float" office:value="0.37915" calcext:value-type="float">
            <text:p>0.37915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-0" calcext:value-type="float">
            <text:p>0</text:p>
          </table:table-cell>
          <table:table-cell office:value-type="float" office:value="-0.00161558" calcext:value-type="float">
            <text:p>-0.00161558</text:p>
          </table:table-cell>
          <table:table-cell office:value-type="float" office:value="-0.0209256" calcext:value-type="float">
            <text:p>-0.020925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18786" calcext:value-type="float">
            <text:p>0.118786</text:p>
          </table:table-cell>
          <table:table-cell office:value-type="float" office:value="-0.487015" calcext:value-type="float">
            <text:p>-0.487015</text:p>
          </table:table-cell>
          <table:table-cell office:value-type="float" office:value="0.379827" calcext:value-type="float">
            <text:p>0.379827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-0" calcext:value-type="float">
            <text:p>0</text:p>
          </table:table-cell>
          <table:table-cell office:value-type="float" office:value="-0.00149464" calcext:value-type="float">
            <text:p>-0.00149464</text:p>
          </table:table-cell>
          <table:table-cell office:value-type="float" office:value="-0.0204681" calcext:value-type="float">
            <text:p>-0.020468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17326" calcext:value-type="float">
            <text:p>0.117326</text:p>
          </table:table-cell>
          <table:table-cell office:value-type="float" office:value="-0.487186" calcext:value-type="float">
            <text:p>-0.487186</text:p>
          </table:table-cell>
          <table:table-cell office:value-type="float" office:value="0.380345" calcext:value-type="float">
            <text:p>0.380345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-0.00195827" calcext:value-type="float">
            <text:p>-0.00195827</text:p>
          </table:table-cell>
          <table:table-cell office:value-type="float" office:value="-0.00055109" calcext:value-type="float">
            <text:p>-0.00055109</text:p>
          </table:table-cell>
          <table:table-cell office:value-type="float" office:value="-0.0182501" calcext:value-type="float">
            <text:p>-0.018250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15377" calcext:value-type="float">
            <text:p>0.115377</text:p>
          </table:table-cell>
          <table:table-cell office:value-type="float" office:value="-0.487796" calcext:value-type="float">
            <text:p>-0.487796</text:p>
          </table:table-cell>
          <table:table-cell office:value-type="float" office:value="0.380711" calcext:value-type="float">
            <text:p>0.380711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-0.00195827" calcext:value-type="float">
            <text:p>-0.00195827</text:p>
          </table:table-cell>
          <table:table-cell office:value-type="float" office:value="-0.000650071" calcext:value-type="float">
            <text:p>-0.000650071</text:p>
          </table:table-cell>
          <table:table-cell office:value-type="float" office:value="-0.0179132" calcext:value-type="float">
            <text:p>-0.017913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137" calcext:value-type="float">
            <text:p>0.1137</text:p>
          </table:table-cell>
          <table:table-cell office:value-type="float" office:value="-0.48842" calcext:value-type="float">
            <text:p>-0.48842</text:p>
          </table:table-cell>
          <table:table-cell office:value-type="float" office:value="0.380927" calcext:value-type="float">
            <text:p>0.380927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-0.00489567" calcext:value-type="float">
            <text:p>-0.00489567</text:p>
          </table:table-cell>
          <table:table-cell office:value-type="float" office:value="-0.00176631" calcext:value-type="float">
            <text:p>-0.00176631</text:p>
          </table:table-cell>
          <table:table-cell office:value-type="float" office:value="-0.0146963" calcext:value-type="float">
            <text:p>-0.014696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12356" calcext:value-type="float">
            <text:p>0.112356</text:p>
          </table:table-cell>
          <table:table-cell office:value-type="float" office:value="-0.489388" calcext:value-type="float">
            <text:p>-0.489388</text:p>
          </table:table-cell>
          <table:table-cell office:value-type="float" office:value="0.381121" calcext:value-type="float">
            <text:p>0.381121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-0.00685394" calcext:value-type="float">
            <text:p>-0.00685394</text:p>
          </table:table-cell>
          <table:table-cell office:value-type="float" office:value="-0.000960097" calcext:value-type="float">
            <text:p>-0.000960097</text:p>
          </table:table-cell>
          <table:table-cell office:value-type="float" office:value="-0.0124993" calcext:value-type="float">
            <text:p>-0.012499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09161" calcext:value-type="float">
            <text:p>0.109161</text:p>
          </table:table-cell>
          <table:table-cell office:value-type="float" office:value="-0.491253" calcext:value-type="float">
            <text:p>-0.491253</text:p>
          </table:table-cell>
          <table:table-cell office:value-type="float" office:value="0.381336" calcext:value-type="float">
            <text:p>0.381336</text:p>
          </table:table-cell>
          <table:table-cell office:value-type="float" office:value="-0.0851847" calcext:value-type="float">
            <text:p>-0.0851847</text:p>
          </table:table-cell>
          <table:table-cell office:value-type="float" office:value="-0.00489567" calcext:value-type="float">
            <text:p>-0.00489567</text:p>
          </table:table-cell>
          <table:table-cell office:value-type="float" office:value="0.000686415" calcext:value-type="float">
            <text:p>0.000686415</text:p>
          </table:table-cell>
          <table:table-cell office:value-type="float" office:value="-0.0138965" calcext:value-type="float">
            <text:p>-0.013896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05251" calcext:value-type="float">
            <text:p>0.105251</text:p>
          </table:table-cell>
          <table:table-cell office:value-type="float" office:value="-0.491566" calcext:value-type="float">
            <text:p>-0.491566</text:p>
          </table:table-cell>
          <table:table-cell office:value-type="float" office:value="0.381694" calcext:value-type="float">
            <text:p>0.381694</text:p>
          </table:table-cell>
          <table:table-cell office:value-type="float" office:value="-0.0832264" calcext:value-type="float">
            <text:p>-0.0832264</text:p>
          </table:table-cell>
          <table:table-cell office:value-type="float" office:value="-0.0029374" calcext:value-type="float">
            <text:p>-0.0029374</text:p>
          </table:table-cell>
          <table:table-cell office:value-type="float" office:value="-0.00130019" calcext:value-type="float">
            <text:p>-0.00130019</text:p>
          </table:table-cell>
          <table:table-cell office:value-type="float" office:value="-0.0151912" calcext:value-type="float">
            <text:p>-0.015191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01553" calcext:value-type="float">
            <text:p>0.101553</text:p>
          </table:table-cell>
          <table:table-cell office:value-type="float" office:value="-0.492013" calcext:value-type="float">
            <text:p>-0.492013</text:p>
          </table:table-cell>
          <table:table-cell office:value-type="float" office:value="0.382073" calcext:value-type="float">
            <text:p>0.382073</text:p>
          </table:table-cell>
          <table:table-cell office:value-type="float" office:value="-0.0842055" calcext:value-type="float">
            <text:p>-0.0842055</text:p>
          </table:table-cell>
          <table:table-cell office:value-type="float" office:value="-0.0029374" calcext:value-type="float">
            <text:p>-0.0029374</text:p>
          </table:table-cell>
          <table:table-cell office:value-type="float" office:value="-0.000393912" calcext:value-type="float">
            <text:p>-0.000393912</text:p>
          </table:table-cell>
          <table:table-cell office:value-type="float" office:value="-0.0145468" calcext:value-type="float">
            <text:p>-0.014546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998392" calcext:value-type="float">
            <text:p>0.0998392</text:p>
          </table:table-cell>
          <table:table-cell office:value-type="float" office:value="-0.491093" calcext:value-type="float">
            <text:p>-0.491093</text:p>
          </table:table-cell>
          <table:table-cell office:value-type="float" office:value="0.382573" calcext:value-type="float">
            <text:p>0.382573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-0.00391654" calcext:value-type="float">
            <text:p>-0.00391654</text:p>
          </table:table-cell>
          <table:table-cell office:value-type="float" office:value="-0.0022104" calcext:value-type="float">
            <text:p>-0.0022104</text:p>
          </table:table-cell>
          <table:table-cell office:value-type="float" office:value="-0.0132864" calcext:value-type="float">
            <text:p>-0.013286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998552" calcext:value-type="float">
            <text:p>0.0998552</text:p>
          </table:table-cell>
          <table:table-cell office:value-type="float" office:value="-0.489085" calcext:value-type="float">
            <text:p>-0.489085</text:p>
          </table:table-cell>
          <table:table-cell office:value-type="float" office:value="0.383216" calcext:value-type="float">
            <text:p>0.383216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-0.0058748" calcext:value-type="float">
            <text:p>-0.0058748</text:p>
          </table:table-cell>
          <table:table-cell office:value-type="float" office:value="-0.00384422" calcext:value-type="float">
            <text:p>-0.00384422</text:p>
          </table:table-cell>
          <table:table-cell office:value-type="float" office:value="-0.0113435" calcext:value-type="float">
            <text:p>-0.011343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00471" calcext:value-type="float">
            <text:p>0.100471</text:p>
          </table:table-cell>
          <table:table-cell office:value-type="float" office:value="-0.488388" calcext:value-type="float">
            <text:p>-0.488388</text:p>
          </table:table-cell>
          <table:table-cell office:value-type="float" office:value="0.383858" calcext:value-type="float">
            <text:p>0.383858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-0.0058748" calcext:value-type="float">
            <text:p>-0.0058748</text:p>
          </table:table-cell>
          <table:table-cell office:value-type="float" office:value="-0.00174856" calcext:value-type="float">
            <text:p>-0.00174856</text:p>
          </table:table-cell>
          <table:table-cell office:value-type="float" office:value="-0.011432" calcext:value-type="float">
            <text:p>-0.01143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00788" calcext:value-type="float">
            <text:p>0.100788</text:p>
          </table:table-cell>
          <table:table-cell office:value-type="float" office:value="-0.48734" calcext:value-type="float">
            <text:p>-0.48734</text:p>
          </table:table-cell>
          <table:table-cell office:value-type="float" office:value="0.384357" calcext:value-type="float">
            <text:p>0.384357</text:p>
          </table:table-cell>
          <table:table-cell office:value-type="float" office:value="-0.080289" calcext:value-type="float">
            <text:p>-0.080289</text:p>
          </table:table-cell>
          <table:table-cell office:value-type="float" office:value="-0.00391654" calcext:value-type="float">
            <text:p>-0.00391654</text:p>
          </table:table-cell>
          <table:table-cell office:value-type="float" office:value="-0.00351268" calcext:value-type="float">
            <text:p>-0.00351268</text:p>
          </table:table-cell>
          <table:table-cell office:value-type="float" office:value="-0.0134568" calcext:value-type="float">
            <text:p>-0.013456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01834" calcext:value-type="float">
            <text:p>0.101834</text:p>
          </table:table-cell>
          <table:table-cell office:value-type="float" office:value="-0.487689" calcext:value-type="float">
            <text:p>-0.487689</text:p>
          </table:table-cell>
          <table:table-cell office:value-type="float" office:value="0.384554" calcext:value-type="float">
            <text:p>0.384554</text:p>
          </table:table-cell>
          <table:table-cell office:value-type="float" office:value="-0.0812681" calcext:value-type="float">
            <text:p>-0.0812681</text:p>
          </table:table-cell>
          <table:table-cell office:value-type="float" office:value="-0.00391654" calcext:value-type="float">
            <text:p>-0.00391654</text:p>
          </table:table-cell>
          <table:table-cell office:value-type="float" office:value="-0.00260914" calcext:value-type="float">
            <text:p>-0.00260914</text:p>
          </table:table-cell>
          <table:table-cell office:value-type="float" office:value="-0.0136342" calcext:value-type="float">
            <text:p>-0.013634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03127" calcext:value-type="float">
            <text:p>0.103127</text:p>
          </table:table-cell>
          <table:table-cell office:value-type="float" office:value="-0.489046" calcext:value-type="float">
            <text:p>-0.489046</text:p>
          </table:table-cell>
          <table:table-cell office:value-type="float" office:value="0.384454" calcext:value-type="float">
            <text:p>0.384454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-0.0029374" calcext:value-type="float">
            <text:p>-0.0029374</text:p>
          </table:table-cell>
          <table:table-cell office:value-type="float" office:value="-0.00183884" calcext:value-type="float">
            <text:p>-0.00183884</text:p>
          </table:table-cell>
          <table:table-cell office:value-type="float" office:value="-0.0148274" calcext:value-type="float">
            <text:p>-0.01482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04348" calcext:value-type="float">
            <text:p>0.104348</text:p>
          </table:table-cell>
          <table:table-cell office:value-type="float" office:value="-0.4909" calcext:value-type="float">
            <text:p>-0.4909</text:p>
          </table:table-cell>
          <table:table-cell office:value-type="float" office:value="0.384208" calcext:value-type="float">
            <text:p>0.384208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-0.00195827" calcext:value-type="float">
            <text:p>-0.00195827</text:p>
          </table:table-cell>
          <table:table-cell office:value-type="float" office:value="-0.00215013" calcext:value-type="float">
            <text:p>-0.00215013</text:p>
          </table:table-cell>
          <table:table-cell office:value-type="float" office:value="-0.0160189" calcext:value-type="float">
            <text:p>-0.016018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05417" calcext:value-type="float">
            <text:p>0.105417</text:p>
          </table:table-cell>
          <table:table-cell office:value-type="float" office:value="-0.493225" calcext:value-type="float">
            <text:p>-0.493225</text:p>
          </table:table-cell>
          <table:table-cell office:value-type="float" office:value="0.384109" calcext:value-type="float">
            <text:p>0.384109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-0.000979134" calcext:value-type="float">
            <text:p>-0.000979134</text:p>
          </table:table-cell>
          <table:table-cell office:value-type="float" office:value="-0.0025089" calcext:value-type="float">
            <text:p>-0.0025089</text:p>
          </table:table-cell>
          <table:table-cell office:value-type="float" office:value="-0.0171772" calcext:value-type="float">
            <text:p>-0.017177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06856" calcext:value-type="float">
            <text:p>0.106856</text:p>
          </table:table-cell>
          <table:table-cell office:value-type="float" office:value="-0.495684" calcext:value-type="float">
            <text:p>-0.495684</text:p>
          </table:table-cell>
          <table:table-cell office:value-type="float" office:value="0.384007" calcext:value-type="float">
            <text:p>0.384007</text:p>
          </table:table-cell>
          <table:table-cell office:value-type="float" office:value="-0.0822473" calcext:value-type="float">
            <text:p>-0.0822473</text:p>
          </table:table-cell>
          <table:table-cell office:value-type="float" office:value="-0.00195827" calcext:value-type="float">
            <text:p>-0.00195827</text:p>
          </table:table-cell>
          <table:table-cell office:value-type="float" office:value="-0.00293701" calcext:value-type="float">
            <text:p>-0.00293701</text:p>
          </table:table-cell>
          <table:table-cell office:value-type="float" office:value="-0.0164485" calcext:value-type="float">
            <text:p>-0.016448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08219" calcext:value-type="float">
            <text:p>0.108219</text:p>
          </table:table-cell>
          <table:table-cell office:value-type="float" office:value="-0.496529" calcext:value-type="float">
            <text:p>-0.496529</text:p>
          </table:table-cell>
          <table:table-cell office:value-type="float" office:value="0.384359" calcext:value-type="float">
            <text:p>0.384359</text:p>
          </table:table-cell>
          <table:table-cell office:value-type="float" office:value="-0.0793099" calcext:value-type="float">
            <text:p>-0.0793099</text:p>
          </table:table-cell>
          <table:table-cell office:value-type="float" office:value="-0.0029374" calcext:value-type="float">
            <text:p>-0.0029374</text:p>
          </table:table-cell>
          <table:table-cell office:value-type="float" office:value="-0.00601605" calcext:value-type="float">
            <text:p>-0.00601605</text:p>
          </table:table-cell>
          <table:table-cell office:value-type="float" office:value="-0.0157228" calcext:value-type="float">
            <text:p>-0.015722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0815" calcext:value-type="float">
            <text:p>0.10815</text:p>
          </table:table-cell>
          <table:table-cell office:value-type="float" office:value="-0.494598" calcext:value-type="float">
            <text:p>-0.494598</text:p>
          </table:table-cell>
          <table:table-cell office:value-type="float" office:value="0.385166" calcext:value-type="float">
            <text:p>0.385166</text:p>
          </table:table-cell>
          <table:table-cell office:value-type="float" office:value="-0.0734351" calcext:value-type="float">
            <text:p>-0.0734351</text:p>
          </table:table-cell>
          <table:table-cell office:value-type="float" office:value="-0.00195827" calcext:value-type="float">
            <text:p>-0.00195827</text:p>
          </table:table-cell>
          <table:table-cell office:value-type="float" office:value="-0.0115599" calcext:value-type="float">
            <text:p>-0.0115599</text:p>
          </table:table-cell>
          <table:table-cell office:value-type="float" office:value="-0.0167292" calcext:value-type="float">
            <text:p>-0.016729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04349" calcext:value-type="float">
            <text:p>0.104349</text:p>
          </table:table-cell>
          <table:table-cell office:value-type="float" office:value="-0.402627" calcext:value-type="float">
            <text:p>-0.402627</text:p>
          </table:table-cell>
          <table:table-cell office:value-type="float" office:value="0.386145" calcext:value-type="float">
            <text:p>0.386145</text:p>
          </table:table-cell>
          <table:table-cell office:value-type="float" office:value="0.133162" calcext:value-type="float">
            <text:p>0.133162</text:p>
          </table:table-cell>
          <table:table-cell office:value-type="float" office:value="0.00489567" calcext:value-type="float">
            <text:p>0.00489567</text:p>
          </table:table-cell>
          <table:table-cell office:value-type="float" office:value="-0.20228" calcext:value-type="float">
            <text:p>-0.20228</text:p>
          </table:table-cell>
          <table:table-cell office:value-type="float" office:value="-0.0242148" calcext:value-type="float">
            <text:p>-0.024214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00872" calcext:value-type="float">
            <text:p>0.100872</text:p>
          </table:table-cell>
          <table:table-cell office:value-type="float" office:value="-0.281392" calcext:value-type="float">
            <text:p>-0.281392</text:p>
          </table:table-cell>
          <table:table-cell office:value-type="float" office:value="0.387005" calcext:value-type="float">
            <text:p>0.387005</text:p>
          </table:table-cell>
          <table:table-cell office:value-type="float" office:value="0.197785" calcext:value-type="float">
            <text:p>0.197785</text:p>
          </table:table-cell>
          <table:table-cell office:value-type="float" office:value="0.0029374" calcext:value-type="float">
            <text:p>0.0029374</text:p>
          </table:table-cell>
          <table:table-cell office:value-type="float" office:value="-0.246068" calcext:value-type="float">
            <text:p>-0.246068</text:p>
          </table:table-cell>
          <table:table-cell office:value-type="float" office:value="-0.0219606" calcext:value-type="float">
            <text:p>-0.021960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975167" calcext:value-type="float">
            <text:p>0.0975167</text:p>
          </table:table-cell>
          <table:table-cell office:value-type="float" office:value="-0.143489" calcext:value-type="float">
            <text:p>-0.143489</text:p>
          </table:table-cell>
          <table:table-cell office:value-type="float" office:value="0.388163" calcext:value-type="float">
            <text:p>0.388163</text:p>
          </table:table-cell>
          <table:table-cell office:value-type="float" office:value="0.253596" calcext:value-type="float">
            <text:p>0.253596</text:p>
          </table:table-cell>
          <table:table-cell office:value-type="float" office:value="0.0029374" calcext:value-type="float">
            <text:p>0.0029374</text:p>
          </table:table-cell>
          <table:table-cell office:value-type="float" office:value="-0.278157" calcext:value-type="float">
            <text:p>-0.278157</text:p>
          </table:table-cell>
          <table:table-cell office:value-type="float" office:value="-0.0216104" calcext:value-type="float">
            <text:p>-0.021610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943304" calcext:value-type="float">
            <text:p>0.0943304</text:p>
          </table:table-cell>
          <table:table-cell office:value-type="float" office:value="0.0484158" calcext:value-type="float">
            <text:p>0.0484158</text:p>
          </table:table-cell>
          <table:table-cell office:value-type="float" office:value="0.389226" calcext:value-type="float">
            <text:p>0.389226</text:p>
          </table:table-cell>
          <table:table-cell office:value-type="float" office:value="0.420048" calcext:value-type="float">
            <text:p>0.420048</text:p>
          </table:table-cell>
          <table:table-cell office:value-type="float" office:value="0.0029374" calcext:value-type="float">
            <text:p>0.0029374</text:p>
          </table:table-cell>
          <table:table-cell office:value-type="float" office:value="-0.411573" calcext:value-type="float">
            <text:p>-0.411573</text:p>
          </table:table-cell>
          <table:table-cell office:value-type="float" office:value="-0.0219749" calcext:value-type="float">
            <text:p>-0.021974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919851" calcext:value-type="float">
            <text:p>0.0919851</text:p>
          </table:table-cell>
          <table:table-cell office:value-type="float" office:value="0.212811" calcext:value-type="float">
            <text:p>0.212811</text:p>
          </table:table-cell>
          <table:table-cell office:value-type="float" office:value="0.390414" calcext:value-type="float">
            <text:p>0.390414</text:p>
          </table:table-cell>
          <table:table-cell office:value-type="float" office:value="0.388716" calcext:value-type="float">
            <text:p>0.388716</text:p>
          </table:table-cell>
          <table:table-cell office:value-type="float" office:value="0.0029374" calcext:value-type="float">
            <text:p>0.0029374</text:p>
          </table:table-cell>
          <table:table-cell office:value-type="float" office:value="-0.351945" calcext:value-type="float">
            <text:p>-0.351945</text:p>
          </table:table-cell>
          <table:table-cell office:value-type="float" office:value="-0.0211702" calcext:value-type="float">
            <text:p>-0.021170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933372" calcext:value-type="float">
            <text:p>0.0933372</text:p>
          </table:table-cell>
          <table:table-cell office:value-type="float" office:value="0.358622" calcext:value-type="float">
            <text:p>0.358622</text:p>
          </table:table-cell>
          <table:table-cell office:value-type="float" office:value="0.391673" calcext:value-type="float">
            <text:p>0.391673</text:p>
          </table:table-cell>
          <table:table-cell office:value-type="float" office:value="0.352488" calcext:value-type="float">
            <text:p>0.352488</text:p>
          </table:table-cell>
          <table:table-cell office:value-type="float" office:value="-0.00391654" calcext:value-type="float">
            <text:p>-0.00391654</text:p>
          </table:table-cell>
          <table:table-cell office:value-type="float" office:value="-0.29069" calcext:value-type="float">
            <text:p>-0.29069</text:p>
          </table:table-cell>
          <table:table-cell office:value-type="float" office:value="-0.0141299" calcext:value-type="float">
            <text:p>-0.014129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954067" calcext:value-type="float">
            <text:p>0.0954067</text:p>
          </table:table-cell>
          <table:table-cell office:value-type="float" office:value="0.441092" calcext:value-type="float">
            <text:p>0.441092</text:p>
          </table:table-cell>
          <table:table-cell office:value-type="float" office:value="0.39314" calcext:value-type="float">
            <text:p>0.39314</text:p>
          </table:table-cell>
          <table:table-cell office:value-type="float" office:value="0.252617" calcext:value-type="float">
            <text:p>0.252617</text:p>
          </table:table-cell>
          <table:table-cell office:value-type="float" office:value="-0.00391654" calcext:value-type="float">
            <text:p>-0.00391654</text:p>
          </table:table-cell>
          <table:table-cell office:value-type="float" office:value="-0.176651" calcext:value-type="float">
            <text:p>-0.176651</text:p>
          </table:table-cell>
          <table:table-cell office:value-type="float" office:value="-0.013706" calcext:value-type="float">
            <text:p>-0.01370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100232" calcext:value-type="float">
            <text:p>0.100232</text:p>
          </table:table-cell>
          <table:table-cell office:value-type="float" office:value="0.514433" calcext:value-type="float">
            <text:p>0.514433</text:p>
          </table:table-cell>
          <table:table-cell office:value-type="float" office:value="0.394712" calcext:value-type="float">
            <text:p>0.394712</text:p>
          </table:table-cell>
          <table:table-cell office:value-type="float" office:value="0.234992" calcext:value-type="float">
            <text:p>0.234992</text:p>
          </table:table-cell>
          <table:table-cell office:value-type="float" office:value="-0.00783307" calcext:value-type="float">
            <text:p>-0.00783307</text:p>
          </table:table-cell>
          <table:table-cell office:value-type="float" office:value="-0.146432" calcext:value-type="float">
            <text:p>-0.146432</text:p>
          </table:table-cell>
          <table:table-cell office:value-type="float" office:value="-0.010416" calcext:value-type="float">
            <text:p>-0.0104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0472" calcext:value-type="float">
            <text:p>0.10472</text:p>
          </table:table-cell>
          <table:table-cell office:value-type="float" office:value="0.581421" calcext:value-type="float">
            <text:p>0.581421</text:p>
          </table:table-cell>
          <table:table-cell office:value-type="float" office:value="0.396172" calcext:value-type="float">
            <text:p>0.396172</text:p>
          </table:table-cell>
          <table:table-cell office:value-type="float" office:value="0.243804" calcext:value-type="float">
            <text:p>0.243804</text:p>
          </table:table-cell>
          <table:table-cell office:value-type="float" office:value="-0.00685394" calcext:value-type="float">
            <text:p>-0.00685394</text:p>
          </table:table-cell>
          <table:table-cell office:value-type="float" office:value="-0.143747" calcext:value-type="float">
            <text:p>-0.143747</text:p>
          </table:table-cell>
          <table:table-cell office:value-type="float" office:value="-0.0121451" calcext:value-type="float">
            <text:p>-0.012145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04327" calcext:value-type="float">
            <text:p>0.104327</text:p>
          </table:table-cell>
          <table:table-cell office:value-type="float" office:value="0.723431" calcext:value-type="float">
            <text:p>0.723431</text:p>
          </table:table-cell>
          <table:table-cell office:value-type="float" office:value="0.397123" calcext:value-type="float">
            <text:p>0.397123</text:p>
          </table:table-cell>
          <table:table-cell office:value-type="float" office:value="0.427882" calcext:value-type="float">
            <text:p>0.427882</text:p>
          </table:table-cell>
          <table:table-cell office:value-type="float" office:value="0.00391654" calcext:value-type="float">
            <text:p>0.00391654</text:p>
          </table:table-cell>
          <table:table-cell office:value-type="float" office:value="-0.303323" calcext:value-type="float">
            <text:p>-0.303323</text:p>
          </table:table-cell>
          <table:table-cell office:value-type="float" office:value="-0.023955" calcext:value-type="float">
            <text:p>-0.02395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00689" calcext:value-type="float">
            <text:p>0.100689</text:p>
          </table:table-cell>
          <table:table-cell office:value-type="float" office:value="0.92273" calcext:value-type="float">
            <text:p>0.92273</text:p>
          </table:table-cell>
          <table:table-cell office:value-type="float" office:value="0.397858" calcext:value-type="float">
            <text:p>0.397858</text:p>
          </table:table-cell>
          <table:table-cell office:value-type="float" office:value="0.583564" calcext:value-type="float">
            <text:p>0.583564</text:p>
          </table:table-cell>
          <table:table-cell office:value-type="float" office:value="0.0107705" calcext:value-type="float">
            <text:p>0.0107705</text:p>
          </table:table-cell>
          <table:table-cell office:value-type="float" office:value="-0.424626" calcext:value-type="float">
            <text:p>-0.424626</text:p>
          </table:table-cell>
          <table:table-cell office:value-type="float" office:value="-0.0310332" calcext:value-type="float">
            <text:p>-0.031033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958301" calcext:value-type="float">
            <text:p>0.0958301</text:p>
          </table:table-cell>
          <table:table-cell office:value-type="float" office:value="1.17669" calcext:value-type="float">
            <text:p>1.17669</text:p>
          </table:table-cell>
          <table:table-cell office:value-type="float" office:value="0.398437" calcext:value-type="float">
            <text:p>0.398437</text:p>
          </table:table-cell>
          <table:table-cell office:value-type="float" office:value="0.706935" calcext:value-type="float">
            <text:p>0.706935</text:p>
          </table:table-cell>
          <table:table-cell office:value-type="float" office:value="0.0107705" calcext:value-type="float">
            <text:p>0.0107705</text:p>
          </table:table-cell>
          <table:table-cell office:value-type="float" office:value="-0.504206" calcext:value-type="float">
            <text:p>-0.504206</text:p>
          </table:table-cell>
          <table:table-cell office:value-type="float" office:value="-0.0307604" calcext:value-type="float">
            <text:p>-0.030760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840148" calcext:value-type="float">
            <text:p>0.0840148</text:p>
          </table:table-cell>
          <table:table-cell office:value-type="float" office:value="1.4366" calcext:value-type="float">
            <text:p>1.4366</text:p>
          </table:table-cell>
          <table:table-cell office:value-type="float" office:value="0.39867" calcext:value-type="float">
            <text:p>0.39867</text:p>
          </table:table-cell>
          <table:table-cell office:value-type="float" office:value="0.762745" calcext:value-type="float">
            <text:p>0.762745</text:p>
          </table:table-cell>
          <table:table-cell office:value-type="float" office:value="0.0234992" calcext:value-type="float">
            <text:p>0.0234992</text:p>
          </table:table-cell>
          <table:table-cell office:value-type="float" office:value="-0.515256" calcext:value-type="float">
            <text:p>-0.515256</text:p>
          </table:table-cell>
          <table:table-cell office:value-type="float" office:value="-0.0415303" calcext:value-type="float">
            <text:p>-0.04153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689142" calcext:value-type="float">
            <text:p>0.0689142</text:p>
          </table:table-cell>
          <table:table-cell office:value-type="float" office:value="1.65289" calcext:value-type="float">
            <text:p>1.65289</text:p>
          </table:table-cell>
          <table:table-cell office:value-type="float" office:value="0.398592" calcext:value-type="float">
            <text:p>0.398592</text:p>
          </table:table-cell>
          <table:table-cell office:value-type="float" office:value="0.744142" calcext:value-type="float">
            <text:p>0.744142</text:p>
          </table:table-cell>
          <table:table-cell office:value-type="float" office:value="0.0313323" calcext:value-type="float">
            <text:p>0.0313323</text:p>
          </table:table-cell>
          <table:table-cell office:value-type="float" office:value="-0.459233" calcext:value-type="float">
            <text:p>-0.459233</text:p>
          </table:table-cell>
          <table:table-cell office:value-type="float" office:value="-0.0463827" calcext:value-type="float">
            <text:p>-0.046382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592599" calcext:value-type="float">
            <text:p>0.0592599</text:p>
          </table:table-cell>
          <table:table-cell office:value-type="float" office:value="1.79858" calcext:value-type="float">
            <text:p>1.79858</text:p>
          </table:table-cell>
          <table:table-cell office:value-type="float" office:value="0.398348" calcext:value-type="float">
            <text:p>0.398348</text:p>
          </table:table-cell>
          <table:table-cell office:value-type="float" office:value="0.619792" calcext:value-type="float">
            <text:p>0.619792</text:p>
          </table:table-cell>
          <table:table-cell office:value-type="float" office:value="0.0186035" calcext:value-type="float">
            <text:p>0.0186035</text:p>
          </table:table-cell>
          <table:table-cell office:value-type="float" office:value="-0.309909" calcext:value-type="float">
            <text:p>-0.309909</text:p>
          </table:table-cell>
          <table:table-cell office:value-type="float" office:value="-0.0309538" calcext:value-type="float">
            <text:p>-0.030953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486266" calcext:value-type="float">
            <text:p>0.0486266</text:p>
          </table:table-cell>
          <table:table-cell office:value-type="float" office:value="1.87833" calcext:value-type="float">
            <text:p>1.87833</text:p>
          </table:table-cell>
          <table:table-cell office:value-type="float" office:value="0.398065" calcext:value-type="float">
            <text:p>0.398065</text:p>
          </table:table-cell>
          <table:table-cell office:value-type="float" office:value="0.483692" calcext:value-type="float">
            <text:p>0.483692</text:p>
          </table:table-cell>
          <table:table-cell office:value-type="float" office:value="0.0195827" calcext:value-type="float">
            <text:p>0.0195827</text:p>
          </table:table-cell>
          <table:table-cell office:value-type="float" office:value="-0.160184" calcext:value-type="float">
            <text:p>-0.160184</text:p>
          </table:table-cell>
          <table:table-cell office:value-type="float" office:value="-0.029061" calcext:value-type="float">
            <text:p>-0.02906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427547" calcext:value-type="float">
            <text:p>0.0427547</text:p>
          </table:table-cell>
          <table:table-cell office:value-type="float" office:value="1.95692" calcext:value-type="float">
            <text:p>1.95692</text:p>
          </table:table-cell>
          <table:table-cell office:value-type="float" office:value="0.397942" calcext:value-type="float">
            <text:p>0.397942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00979134" calcext:value-type="float">
            <text:p>0.00979134</text:p>
          </table:table-cell>
          <table:table-cell office:value-type="float" office:value="-0.160392" calcext:value-type="float">
            <text:p>-0.160392</text:p>
          </table:table-cell>
          <table:table-cell office:value-type="float" office:value="-0.0182611" calcext:value-type="float">
            <text:p>-0.018261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3483" calcext:value-type="float">
            <text:p>0.043483</text:p>
          </table:table-cell>
          <table:table-cell office:value-type="float" office:value="2.0102" calcext:value-type="float">
            <text:p>2.0102</text:p>
          </table:table-cell>
          <table:table-cell office:value-type="float" office:value="0.397904" calcext:value-type="float">
            <text:p>0.397904</text:p>
          </table:table-cell>
          <table:table-cell office:value-type="float" office:value="0.466068" calcext:value-type="float">
            <text:p>0.466068</text:p>
          </table:table-cell>
          <table:table-cell office:value-type="float" office:value="-0.00489567" calcext:value-type="float">
            <text:p>-0.00489567</text:p>
          </table:table-cell>
          <table:table-cell office:value-type="float" office:value="-0.120038" calcext:value-type="float">
            <text:p>-0.120038</text:p>
          </table:table-cell>
          <table:table-cell office:value-type="float" office:value="-0.00341795" calcext:value-type="float">
            <text:p>-0.0034179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46921" calcext:value-type="float">
            <text:p>0.0446921</text:p>
          </table:table-cell>
          <table:table-cell office:value-type="float" office:value="2.07692" calcext:value-type="float">
            <text:p>2.07692</text:p>
          </table:table-cell>
          <table:table-cell office:value-type="float" office:value="0.398057" calcext:value-type="float">
            <text:p>0.398057</text:p>
          </table:table-cell>
          <table:table-cell office:value-type="float" office:value="0.507191" calcext:value-type="float">
            <text:p>0.507191</text:p>
          </table:table-cell>
          <table:table-cell office:value-type="float" office:value="-0.00783307" calcext:value-type="float">
            <text:p>-0.00783307</text:p>
          </table:table-cell>
          <table:table-cell office:value-type="float" office:value="-0.149664" calcext:value-type="float">
            <text:p>-0.149664</text:p>
          </table:table-cell>
          <table:table-cell office:value-type="float" office:value="-0.000894615" calcext:value-type="float">
            <text:p>-0.00089461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501553" calcext:value-type="float">
            <text:p>0.0501553</text:p>
          </table:table-cell>
          <table:table-cell office:value-type="float" office:value="2.14957" calcext:value-type="float">
            <text:p>2.14957</text:p>
          </table:table-cell>
          <table:table-cell office:value-type="float" office:value="0.398412" calcext:value-type="float">
            <text:p>0.398412</text:p>
          </table:table-cell>
          <table:table-cell office:value-type="float" office:value="0.530691" calcext:value-type="float">
            <text:p>0.530691</text:p>
          </table:table-cell>
          <table:table-cell office:value-type="float" office:value="-0.0205618" calcext:value-type="float">
            <text:p>-0.0205618</text:p>
          </table:table-cell>
          <table:table-cell office:value-type="float" office:value="-0.160678" calcext:value-type="float">
            <text:p>-0.160678</text:p>
          </table:table-cell>
          <table:table-cell office:value-type="float" office:value="0.0108163" calcext:value-type="float">
            <text:p>0.010816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375422" calcext:value-type="float">
            <text:p>0.0375422</text:p>
          </table:table-cell>
          <table:table-cell office:value-type="float" office:value="2.19591" calcext:value-type="float">
            <text:p>2.19591</text:p>
          </table:table-cell>
          <table:table-cell office:value-type="float" office:value="0.398111" calcext:value-type="float">
            <text:p>0.398111</text:p>
          </table:table-cell>
          <table:table-cell office:value-type="float" office:value="0.479776" calcext:value-type="float">
            <text:p>0.479776</text:p>
          </table:table-cell>
          <table:table-cell office:value-type="float" office:value="0.0186035" calcext:value-type="float">
            <text:p>0.0186035</text:p>
          </table:table-cell>
          <table:table-cell office:value-type="float" office:value="-0.101677" calcext:value-type="float">
            <text:p>-0.101677</text:p>
          </table:table-cell>
          <table:table-cell office:value-type="float" office:value="-0.0257673" calcext:value-type="float">
            <text:p>-0.025767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305793" calcext:value-type="float">
            <text:p>0.0305793</text:p>
          </table:table-cell>
          <table:table-cell office:value-type="float" office:value="2.23797" calcext:value-type="float">
            <text:p>2.23797</text:p>
          </table:table-cell>
          <table:table-cell office:value-type="float" office:value="0.39832" calcext:value-type="float">
            <text:p>0.39832</text:p>
          </table:table-cell>
          <table:table-cell office:value-type="float" office:value="0.472922" calcext:value-type="float">
            <text:p>0.472922</text:p>
          </table:table-cell>
          <table:table-cell office:value-type="float" office:value="0.00783307" calcext:value-type="float">
            <text:p>0.00783307</text:p>
          </table:table-cell>
          <table:table-cell office:value-type="float" office:value="-0.0878224" calcext:value-type="float">
            <text:p>-0.0878224</text:p>
          </table:table-cell>
          <table:table-cell office:value-type="float" office:value="-0.013701" calcext:value-type="float">
            <text:p>-0.01370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00872" calcext:value-type="float">
            <text:p>0.0200872</text:p>
          </table:table-cell>
          <table:table-cell office:value-type="float" office:value="2.25204" calcext:value-type="float">
            <text:p>2.25204</text:p>
          </table:table-cell>
          <table:table-cell office:value-type="float" office:value="0.398403" calcext:value-type="float">
            <text:p>0.398403</text:p>
          </table:table-cell>
          <table:table-cell office:value-type="float" office:value="0.40732" calcext:value-type="float">
            <text:p>0.40732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-0.0198017" calcext:value-type="float">
            <text:p>-0.0198017</text:p>
          </table:table-cell>
          <table:table-cell office:value-type="float" office:value="-0.0202368" calcext:value-type="float">
            <text:p>-0.020236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53559" calcext:value-type="float">
            <text:p>0.0253559</text:p>
          </table:table-cell>
          <table:table-cell office:value-type="float" office:value="2.24466" calcext:value-type="float">
            <text:p>2.24466</text:p>
          </table:table-cell>
          <table:table-cell office:value-type="float" office:value="0.399164" calcext:value-type="float">
            <text:p>0.399164</text:p>
          </table:table-cell>
          <table:table-cell office:value-type="float" office:value="0.356405" calcext:value-type="float">
            <text:p>0.356405</text:p>
          </table:table-cell>
          <table:table-cell office:value-type="float" office:value="-0.0127287" calcext:value-type="float">
            <text:p>-0.0127287</text:p>
          </table:table-cell>
          <table:table-cell office:value-type="float" office:value="0.0297196" calcext:value-type="float">
            <text:p>0.0297196</text:p>
          </table:table-cell>
          <table:table-cell office:value-type="float" office:value="0.00857559" calcext:value-type="float">
            <text:p>0.0085755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333925" calcext:value-type="float">
            <text:p>0.0333925</text:p>
          </table:table-cell>
          <table:table-cell office:value-type="float" office:value="2.23031" calcext:value-type="float">
            <text:p>2.23031</text:p>
          </table:table-cell>
          <table:table-cell office:value-type="float" office:value="0.400161" calcext:value-type="float">
            <text:p>0.400161</text:p>
          </table:table-cell>
          <table:table-cell office:value-type="float" office:value="0.333885" calcext:value-type="float">
            <text:p>0.333885</text:p>
          </table:table-cell>
          <table:table-cell office:value-type="float" office:value="-0.0186035" calcext:value-type="float">
            <text:p>-0.0186035</text:p>
          </table:table-cell>
          <table:table-cell office:value-type="float" office:value="0.0499896" calcext:value-type="float">
            <text:p>0.0499896</text:p>
          </table:table-cell>
          <table:table-cell office:value-type="float" office:value="0.0132066" calcext:value-type="float">
            <text:p>0.013206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406871" calcext:value-type="float">
            <text:p>0.0406871</text:p>
          </table:table-cell>
          <table:table-cell office:value-type="float" office:value="2.21133" calcext:value-type="float">
            <text:p>2.21133</text:p>
          </table:table-cell>
          <table:table-cell office:value-type="float" office:value="0.401359" calcext:value-type="float">
            <text:p>0.401359</text:p>
          </table:table-cell>
          <table:table-cell office:value-type="float" office:value="0.322135" calcext:value-type="float">
            <text:p>0.322135</text:p>
          </table:table-cell>
          <table:table-cell office:value-type="float" office:value="-0.0186035" calcext:value-type="float">
            <text:p>-0.0186035</text:p>
          </table:table-cell>
          <table:table-cell office:value-type="float" office:value="0.0585082" calcext:value-type="float">
            <text:p>0.0585082</text:p>
          </table:table-cell>
          <table:table-cell office:value-type="float" office:value="0.0120113" calcext:value-type="float">
            <text:p>0.012011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53503" calcext:value-type="float">
            <text:p>0.053503</text:p>
          </table:table-cell>
          <table:table-cell office:value-type="float" office:value="2.19826" calcext:value-type="float">
            <text:p>2.19826</text:p>
          </table:table-cell>
          <table:table-cell office:value-type="float" office:value="0.402872" calcext:value-type="float">
            <text:p>0.402872</text:p>
          </table:table-cell>
          <table:table-cell office:value-type="float" office:value="0.330947" calcext:value-type="float">
            <text:p>0.330947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75828" calcext:value-type="float">
            <text:p>0.0475828</text:p>
          </table:table-cell>
          <table:table-cell office:value-type="float" office:value="0.0253913" calcext:value-type="float">
            <text:p>0.025391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630503" calcext:value-type="float">
            <text:p>0.0630503</text:p>
          </table:table-cell>
          <table:table-cell office:value-type="float" office:value="2.188" calcext:value-type="float">
            <text:p>2.188</text:p>
          </table:table-cell>
          <table:table-cell office:value-type="float" office:value="0.404432" calcext:value-type="float">
            <text:p>0.404432</text:p>
          </table:table-cell>
          <table:table-cell office:value-type="float" office:value="0.33878" calcext:value-type="float">
            <text:p>0.33878</text:p>
          </table:table-cell>
          <table:table-cell office:value-type="float" office:value="-0.0303532" calcext:value-type="float">
            <text:p>-0.0303532</text:p>
          </table:table-cell>
          <table:table-cell office:value-type="float" office:value="0.0382136" calcext:value-type="float">
            <text:p>0.0382136</text:p>
          </table:table-cell>
          <table:table-cell office:value-type="float" office:value="0.0197603" calcext:value-type="float">
            <text:p>0.019760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528831" calcext:value-type="float">
            <text:p>0.0528831</text:p>
          </table:table-cell>
          <table:table-cell office:value-type="float" office:value="2.222" calcext:value-type="float">
            <text:p>2.222</text:p>
          </table:table-cell>
          <table:table-cell office:value-type="float" office:value="0.405012" calcext:value-type="float">
            <text:p>0.405012</text:p>
          </table:table-cell>
          <table:table-cell office:value-type="float" office:value="0.439631" calcext:value-type="float">
            <text:p>0.439631</text:p>
          </table:table-cell>
          <table:table-cell office:value-type="float" office:value="0.0107705" calcext:value-type="float">
            <text:p>0.0107705</text:p>
          </table:table-cell>
          <table:table-cell office:value-type="float" office:value="-0.056574" calcext:value-type="float">
            <text:p>-0.056574</text:p>
          </table:table-cell>
          <table:table-cell office:value-type="float" office:value="-0.0202786" calcext:value-type="float">
            <text:p>-0.020278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46541" calcext:value-type="float">
            <text:p>0.046541</text:p>
          </table:table-cell>
          <table:table-cell office:value-type="float" office:value="2.27774" calcext:value-type="float">
            <text:p>2.27774</text:p>
          </table:table-cell>
          <table:table-cell office:value-type="float" office:value="0.405418" calcext:value-type="float">
            <text:p>0.405418</text:p>
          </table:table-cell>
          <table:table-cell office:value-type="float" office:value="0.495442" calcext:value-type="float">
            <text:p>0.495442</text:p>
          </table:table-cell>
          <table:table-cell office:value-type="float" office:value="0.00391654" calcext:value-type="float">
            <text:p>0.00391654</text:p>
          </table:table-cell>
          <table:table-cell office:value-type="float" office:value="-0.102863" calcext:value-type="float">
            <text:p>-0.102863</text:p>
          </table:table-cell>
          <table:table-cell office:value-type="float" office:value="-0.0126586" calcext:value-type="float">
            <text:p>-0.012658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303617" calcext:value-type="float">
            <text:p>0.0303617</text:p>
          </table:table-cell>
          <table:table-cell office:value-type="float" office:value="2.36397" calcext:value-type="float">
            <text:p>2.36397</text:p>
          </table:table-cell>
          <table:table-cell office:value-type="float" office:value="0.404951" calcext:value-type="float">
            <text:p>0.404951</text:p>
          </table:table-cell>
          <table:table-cell office:value-type="float" office:value="0.570835" calcext:value-type="float">
            <text:p>0.570835</text:p>
          </table:table-cell>
          <table:table-cell office:value-type="float" office:value="0.0254575" calcext:value-type="float">
            <text:p>0.0254575</text:p>
          </table:table-cell>
          <table:table-cell office:value-type="float" office:value="-0.163475" calcext:value-type="float">
            <text:p>-0.163475</text:p>
          </table:table-cell>
          <table:table-cell office:value-type="float" office:value="-0.031838" calcext:value-type="float">
            <text:p>-0.03183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10353" calcext:value-type="float">
            <text:p>0.0110353</text:p>
          </table:table-cell>
          <table:table-cell office:value-type="float" office:value="2.43858" calcext:value-type="float">
            <text:p>2.43858</text:p>
          </table:table-cell>
          <table:table-cell office:value-type="float" office:value="0.403863" calcext:value-type="float">
            <text:p>0.403863</text:p>
          </table:table-cell>
          <table:table-cell office:value-type="float" office:value="0.559085" calcext:value-type="float">
            <text:p>0.559085</text:p>
          </table:table-cell>
          <table:table-cell office:value-type="float" office:value="0.0342697" calcext:value-type="float">
            <text:p>0.0342697</text:p>
          </table:table-cell>
          <table:table-cell office:value-type="float" office:value="-0.138966" calcext:value-type="float">
            <text:p>-0.138966</text:p>
          </table:table-cell>
          <table:table-cell office:value-type="float" office:value="-0.0371484" calcext:value-type="float">
            <text:p>-0.037148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129316" calcext:value-type="float">
            <text:p>-0.0129316</text:p>
          </table:table-cell>
          <table:table-cell office:value-type="float" office:value="2.50931" calcext:value-type="float">
            <text:p>2.50931</text:p>
          </table:table-cell>
          <table:table-cell office:value-type="float" office:value="0.402287" calcext:value-type="float">
            <text:p>0.402287</text:p>
          </table:table-cell>
          <table:table-cell office:value-type="float" office:value="0.571814" calcext:value-type="float">
            <text:p>0.571814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139588" calcext:value-type="float">
            <text:p>-0.139588</text:p>
          </table:table-cell>
          <table:table-cell office:value-type="float" office:value="-0.0486935" calcext:value-type="float">
            <text:p>-0.048693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342075" calcext:value-type="float">
            <text:p>-0.0342075</text:p>
          </table:table-cell>
          <table:table-cell office:value-type="float" office:value="2.53964" calcext:value-type="float">
            <text:p>2.53964</text:p>
          </table:table-cell>
          <table:table-cell office:value-type="float" office:value="0.400412" calcext:value-type="float">
            <text:p>0.400412</text:p>
          </table:table-cell>
          <table:table-cell office:value-type="float" office:value="0.490546" calcext:value-type="float">
            <text:p>0.490546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534546" calcext:value-type="float">
            <text:p>-0.0534546</text:p>
          </table:table-cell>
          <table:table-cell office:value-type="float" office:value="-0.0395356" calcext:value-type="float">
            <text:p>-0.039535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598756" calcext:value-type="float">
            <text:p>-0.0598756</text:p>
          </table:table-cell>
          <table:table-cell office:value-type="float" office:value="2.47809" calcext:value-type="float">
            <text:p>2.47809</text:p>
          </table:table-cell>
          <table:table-cell office:value-type="float" office:value="0.397712" calcext:value-type="float">
            <text:p>0.397712</text:p>
          </table:table-cell>
          <table:table-cell office:value-type="float" office:value="0.295698" calcext:value-type="float">
            <text:p>0.295698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0.130588" calcext:value-type="float">
            <text:p>0.130588</text:p>
          </table:table-cell>
          <table:table-cell office:value-type="float" office:value="-0.0406991" calcext:value-type="float">
            <text:p>-0.040699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589136" calcext:value-type="float">
            <text:p>-0.0589136</text:p>
          </table:table-cell>
          <table:table-cell office:value-type="float" office:value="2.34905" calcext:value-type="float">
            <text:p>2.34905</text:p>
          </table:table-cell>
          <table:table-cell office:value-type="float" office:value="0.395951" calcext:value-type="float">
            <text:p>0.395951</text:p>
          </table:table-cell>
          <table:table-cell office:value-type="float" office:value="0.126308" calcext:value-type="float">
            <text:p>0.126308</text:p>
          </table:table-cell>
          <table:table-cell office:value-type="float" office:value="-0" calcext:value-type="float">
            <text:p>0</text:p>
          </table:table-cell>
          <table:table-cell office:value-type="float" office:value="0.277087" calcext:value-type="float">
            <text:p>0.277087</text:p>
          </table:table-cell>
          <table:table-cell office:value-type="float" office:value="0.0120343" calcext:value-type="float">
            <text:p>0.012034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45546" calcext:value-type="float">
            <text:p>-0.045546</text:p>
          </table:table-cell>
          <table:table-cell office:value-type="float" office:value="2.15682" calcext:value-type="float">
            <text:p>2.15682</text:p>
          </table:table-cell>
          <table:table-cell office:value-type="float" office:value="0.394473" calcext:value-type="float">
            <text:p>0.394473</text:p>
          </table:table-cell>
          <table:table-cell office:value-type="float" office:value="-0.00489567" calcext:value-type="float">
            <text:p>-0.00489567</text:p>
          </table:table-cell>
          <table:table-cell office:value-type="float" office:value="-0.0225201" calcext:value-type="float">
            <text:p>-0.0225201</text:p>
          </table:table-cell>
          <table:table-cell office:value-type="float" office:value="0.375158" calcext:value-type="float">
            <text:p>0.375158</text:p>
          </table:table-cell>
          <table:table-cell office:value-type="float" office:value="0.0329292" calcext:value-type="float">
            <text:p>0.032929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202329" calcext:value-type="float">
            <text:p>-0.0202329</text:p>
          </table:table-cell>
          <table:table-cell office:value-type="float" office:value="1.92251" calcext:value-type="float">
            <text:p>1.92251</text:p>
          </table:table-cell>
          <table:table-cell office:value-type="float" office:value="0.393724" calcext:value-type="float">
            <text:p>0.393724</text:p>
          </table:table-cell>
          <table:table-cell office:value-type="float" office:value="-0.152745" calcext:value-type="float">
            <text:p>-0.152745</text:p>
          </table:table-cell>
          <table:table-cell office:value-type="float" office:value="-0.0499358" calcext:value-type="float">
            <text:p>-0.0499358</text:p>
          </table:table-cell>
          <table:table-cell office:value-type="float" office:value="0.482565" calcext:value-type="float">
            <text:p>0.482565</text:p>
          </table:table-cell>
          <table:table-cell office:value-type="float" office:value="0.0567299" calcext:value-type="float">
            <text:p>0.056729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06092" calcext:value-type="float">
            <text:p>0.0106092</text:p>
          </table:table-cell>
          <table:table-cell office:value-type="float" office:value="1.64635" calcext:value-type="float">
            <text:p>1.64635</text:p>
          </table:table-cell>
          <table:table-cell office:value-type="float" office:value="0.393025" calcext:value-type="float">
            <text:p>0.393025</text:p>
          </table:table-cell>
          <table:table-cell office:value-type="float" office:value="-0.240867" calcext:value-type="float">
            <text:p>-0.240867</text:p>
          </table:table-cell>
          <table:table-cell office:value-type="float" office:value="-0.058748" calcext:value-type="float">
            <text:p>-0.058748</text:p>
          </table:table-cell>
          <table:table-cell office:value-type="float" office:value="0.52322" calcext:value-type="float">
            <text:p>0.52322</text:p>
          </table:table-cell>
          <table:table-cell office:value-type="float" office:value="0.0605155" calcext:value-type="float">
            <text:p>0.060515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308115" calcext:value-type="float">
            <text:p>0.0308115</text:p>
          </table:table-cell>
          <table:table-cell office:value-type="float" office:value="1.38809" calcext:value-type="float">
            <text:p>1.38809</text:p>
          </table:table-cell>
          <table:table-cell office:value-type="float" office:value="0.39267" calcext:value-type="float">
            <text:p>0.39267</text:p>
          </table:table-cell>
          <table:table-cell office:value-type="float" office:value="-0.281011" calcext:value-type="float">
            <text:p>-0.281011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519477" calcext:value-type="float">
            <text:p>0.519477</text:p>
          </table:table-cell>
          <table:table-cell office:value-type="float" office:value="0.0354674" calcext:value-type="float">
            <text:p>0.03546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8646" calcext:value-type="float">
            <text:p>0.048646</text:p>
          </table:table-cell>
          <table:table-cell office:value-type="float" office:value="1.15798" calcext:value-type="float">
            <text:p>1.15798</text:p>
          </table:table-cell>
          <table:table-cell office:value-type="float" office:value="0.392581" calcext:value-type="float">
            <text:p>0.392581</text:p>
          </table:table-cell>
          <table:table-cell office:value-type="float" office:value="-0.26045" calcext:value-type="float">
            <text:p>-0.26045</text:p>
          </table:table-cell>
          <table:table-cell office:value-type="float" office:value="-0.029374" calcext:value-type="float">
            <text:p>-0.029374</text:p>
          </table:table-cell>
          <table:table-cell office:value-type="float" office:value="0.459462" calcext:value-type="float">
            <text:p>0.459462</text:p>
          </table:table-cell>
          <table:table-cell office:value-type="float" office:value="0.024153" calcext:value-type="float">
            <text:p>0.02415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86058" calcext:value-type="float">
            <text:p>0.0486058</text:p>
          </table:table-cell>
          <table:table-cell office:value-type="float" office:value="0.960695" calcext:value-type="float">
            <text:p>0.960695</text:p>
          </table:table-cell>
          <table:table-cell office:value-type="float" office:value="0.392536" calcext:value-type="float">
            <text:p>0.392536</text:p>
          </table:table-cell>
          <table:table-cell office:value-type="float" office:value="-0.227159" calcext:value-type="float">
            <text:p>-0.227159</text:p>
          </table:table-cell>
          <table:table-cell office:value-type="float" office:value="0.0127287" calcext:value-type="float">
            <text:p>0.0127287</text:p>
          </table:table-cell>
          <table:table-cell office:value-type="float" office:value="0.392644" calcext:value-type="float">
            <text:p>0.392644</text:p>
          </table:table-cell>
          <table:table-cell office:value-type="float" office:value="-0.0184069" calcext:value-type="float">
            <text:p>-0.018406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373634" calcext:value-type="float">
            <text:p>0.0373634</text:p>
          </table:table-cell>
          <table:table-cell office:value-type="float" office:value="0.765129" calcext:value-type="float">
            <text:p>0.765129</text:p>
          </table:table-cell>
          <table:table-cell office:value-type="float" office:value="0.392343" calcext:value-type="float">
            <text:p>0.392343</text:p>
          </table:table-cell>
          <table:table-cell office:value-type="float" office:value="-0.233034" calcext:value-type="float">
            <text:p>-0.233034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0.364909" calcext:value-type="float">
            <text:p>0.364909</text:p>
          </table:table-cell>
          <table:table-cell office:value-type="float" office:value="-0.042115" calcext:value-type="float">
            <text:p>-0.04211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59699" calcext:value-type="float">
            <text:p>0.0159699</text:p>
          </table:table-cell>
          <table:table-cell office:value-type="float" office:value="0.575433" calcext:value-type="float">
            <text:p>0.575433</text:p>
          </table:table-cell>
          <table:table-cell office:value-type="float" office:value="0.391967" calcext:value-type="float">
            <text:p>0.391967</text:p>
          </table:table-cell>
          <table:table-cell office:value-type="float" office:value="-0.288845" calcext:value-type="float">
            <text:p>-0.288845</text:p>
          </table:table-cell>
          <table:table-cell office:value-type="float" office:value="0.0636437" calcext:value-type="float">
            <text:p>0.0636437</text:p>
          </table:table-cell>
          <table:table-cell office:value-type="float" office:value="0.388239" calcext:value-type="float">
            <text:p>0.388239</text:p>
          </table:table-cell>
          <table:table-cell office:value-type="float" office:value="-0.0637358" calcext:value-type="float">
            <text:p>-0.063735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00941773" calcext:value-type="float">
            <text:p>-0.000941773</text:p>
          </table:table-cell>
          <table:table-cell office:value-type="float" office:value="0.339951" calcext:value-type="float">
            <text:p>0.339951</text:p>
          </table:table-cell>
          <table:table-cell office:value-type="float" office:value="0.391421" calcext:value-type="float">
            <text:p>0.391421</text:p>
          </table:table-cell>
          <table:table-cell office:value-type="float" office:value="-0.405361" calcext:value-type="float">
            <text:p>-0.405361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0.464123" calcext:value-type="float">
            <text:p>0.464123</text:p>
          </table:table-cell>
          <table:table-cell office:value-type="float" office:value="-0.0495419" calcext:value-type="float">
            <text:p>-0.049541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0957542" calcext:value-type="float">
            <text:p>-0.00957542</text:p>
          </table:table-cell>
          <table:table-cell office:value-type="float" office:value="0.0913635" calcext:value-type="float">
            <text:p>0.0913635</text:p>
          </table:table-cell>
          <table:table-cell office:value-type="float" office:value="0.390894" calcext:value-type="float">
            <text:p>0.390894</text:p>
          </table:table-cell>
          <table:table-cell office:value-type="float" office:value="-0.518941" calcext:value-type="float">
            <text:p>-0.518941</text:p>
          </table:table-cell>
          <table:table-cell office:value-type="float" office:value="0.0372071" calcext:value-type="float">
            <text:p>0.0372071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-0.0319118" calcext:value-type="float">
            <text:p>-0.031911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0588502" calcext:value-type="float">
            <text:p>-0.00588502</text:p>
          </table:table-cell>
          <table:table-cell office:value-type="float" office:value="-0.221263" calcext:value-type="float">
            <text:p>-0.221263</text:p>
          </table:table-cell>
          <table:table-cell office:value-type="float" office:value="0.389759" calcext:value-type="float">
            <text:p>0.389759</text:p>
          </table:table-cell>
          <table:table-cell office:value-type="float" office:value="-0.670707" calcext:value-type="float">
            <text:p>-0.670707</text:p>
          </table:table-cell>
          <table:table-cell office:value-type="float" office:value="0.00783307" calcext:value-type="float">
            <text:p>0.00783307</text:p>
          </table:table-cell>
          <table:table-cell office:value-type="float" office:value="0.63268" calcext:value-type="float">
            <text:p>0.63268</text:p>
          </table:table-cell>
          <table:table-cell office:value-type="float" office:value="-0.00251718" calcext:value-type="float">
            <text:p>-0.0025171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811941" calcext:value-type="float">
            <text:p>0.00811941</text:p>
          </table:table-cell>
          <table:table-cell office:value-type="float" office:value="-0.557101" calcext:value-type="float">
            <text:p>-0.557101</text:p>
          </table:table-cell>
          <table:table-cell office:value-type="float" office:value="0.388179" calcext:value-type="float">
            <text:p>0.388179</text:p>
          </table:table-cell>
          <table:table-cell office:value-type="float" office:value="-0.827368" calcext:value-type="float">
            <text:p>-0.827368</text:p>
          </table:table-cell>
          <table:table-cell office:value-type="float" office:value="-0.0215409" calcext:value-type="float">
            <text:p>-0.0215409</text:p>
          </table:table-cell>
          <table:table-cell office:value-type="float" office:value="0.731298" calcext:value-type="float">
            <text:p>0.731298</text:p>
          </table:table-cell>
          <table:table-cell office:value-type="float" office:value="0.0250986" calcext:value-type="float">
            <text:p>0.025098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322814" calcext:value-type="float">
            <text:p>0.0322814</text:p>
          </table:table-cell>
          <table:table-cell office:value-type="float" office:value="-0.911978" calcext:value-type="float">
            <text:p>-0.911978</text:p>
          </table:table-cell>
          <table:table-cell office:value-type="float" office:value="0.38566" calcext:value-type="float">
            <text:p>0.38566</text:p>
          </table:table-cell>
          <table:table-cell office:value-type="float" office:value="-0.880241" calcext:value-type="float">
            <text:p>-0.880241</text:p>
          </table:table-cell>
          <table:table-cell office:value-type="float" office:value="-0.0469984" calcext:value-type="float">
            <text:p>-0.0469984</text:p>
          </table:table-cell>
          <table:table-cell office:value-type="float" office:value="0.72273" calcext:value-type="float">
            <text:p>0.72273</text:p>
          </table:table-cell>
          <table:table-cell office:value-type="float" office:value="0.0463029" calcext:value-type="float">
            <text:p>0.046302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500397" calcext:value-type="float">
            <text:p>0.0500397</text:p>
          </table:table-cell>
          <table:table-cell office:value-type="float" office:value="-1.2275" calcext:value-type="float">
            <text:p>-1.2275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-0.903741" calcext:value-type="float">
            <text:p>-0.903741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691694" calcext:value-type="float">
            <text:p>0.691694</text:p>
          </table:table-cell>
          <table:table-cell office:value-type="float" office:value="0.0351585" calcext:value-type="float">
            <text:p>0.035158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579728" calcext:value-type="float">
            <text:p>0.0579728</text:p>
          </table:table-cell>
          <table:table-cell office:value-type="float" office:value="-1.47731" calcext:value-type="float">
            <text:p>-1.47731</text:p>
          </table:table-cell>
          <table:table-cell office:value-type="float" office:value="0.379307" calcext:value-type="float">
            <text:p>0.379307</text:p>
          </table:table-cell>
          <table:table-cell office:value-type="float" office:value="-0.807786" calcext:value-type="float">
            <text:p>-0.807786</text:p>
          </table:table-cell>
          <table:table-cell office:value-type="float" office:value="-0.0156661" calcext:value-type="float">
            <text:p>-0.0156661</text:p>
          </table:table-cell>
          <table:table-cell office:value-type="float" office:value="0.55289" calcext:value-type="float">
            <text:p>0.55289</text:p>
          </table:table-cell>
          <table:table-cell office:value-type="float" office:value="0.00933528" calcext:value-type="float">
            <text:p>0.0093352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684056" calcext:value-type="float">
            <text:p>0.0684056</text:p>
          </table:table-cell>
          <table:table-cell office:value-type="float" office:value="-1.66093" calcext:value-type="float">
            <text:p>-1.66093</text:p>
          </table:table-cell>
          <table:table-cell office:value-type="float" office:value="0.375753" calcext:value-type="float">
            <text:p>0.375753</text:p>
          </table:table-cell>
          <table:table-cell office:value-type="float" office:value="-0.700081" calcext:value-type="float">
            <text:p>-0.700081</text:p>
          </table:table-cell>
          <table:table-cell office:value-type="float" office:value="-0.0186035" calcext:value-type="float">
            <text:p>-0.0186035</text:p>
          </table:table-cell>
          <table:table-cell office:value-type="float" office:value="0.413465" calcext:value-type="float">
            <text:p>0.413465</text:p>
          </table:table-cell>
          <table:table-cell office:value-type="float" office:value="0.00952367" calcext:value-type="float">
            <text:p>0.0095236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654954" calcext:value-type="float">
            <text:p>0.0654954</text:p>
          </table:table-cell>
          <table:table-cell office:value-type="float" office:value="-1.7993" calcext:value-type="float">
            <text:p>-1.7993</text:p>
          </table:table-cell>
          <table:table-cell office:value-type="float" office:value="0.37243" calcext:value-type="float">
            <text:p>0.37243</text:p>
          </table:table-cell>
          <table:table-cell office:value-type="float" office:value="-0.608042" calcext:value-type="float">
            <text:p>-0.608042</text:p>
          </table:table-cell>
          <table:table-cell office:value-type="float" office:value="0.0137079" calcext:value-type="float">
            <text:p>0.0137079</text:p>
          </table:table-cell>
          <table:table-cell office:value-type="float" office:value="0.297975" calcext:value-type="float">
            <text:p>0.297975</text:p>
          </table:table-cell>
          <table:table-cell office:value-type="float" office:value="-0.0230547" calcext:value-type="float">
            <text:p>-0.023054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55965" calcext:value-type="float">
            <text:p>0.055965</text:p>
          </table:table-cell>
          <table:table-cell office:value-type="float" office:value="-1.90519" calcext:value-type="float">
            <text:p>-1.90519</text:p>
          </table:table-cell>
          <table:table-cell office:value-type="float" office:value="0.369908" calcext:value-type="float">
            <text:p>0.369908</text:p>
          </table:table-cell>
          <table:table-cell office:value-type="float" office:value="-0.577689" calcext:value-type="float">
            <text:p>-0.577689</text:p>
          </table:table-cell>
          <table:table-cell office:value-type="float" office:value="0.0332906" calcext:value-type="float">
            <text:p>0.0332906</text:p>
          </table:table-cell>
          <table:table-cell office:value-type="float" office:value="0.249486" calcext:value-type="float">
            <text:p>0.249486</text:p>
          </table:table-cell>
          <table:table-cell office:value-type="float" office:value="-0.0413221" calcext:value-type="float">
            <text:p>-0.041322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59326" calcext:value-type="float">
            <text:p>0.059326</text:p>
          </table:table-cell>
          <table:table-cell office:value-type="float" office:value="-1.95503" calcext:value-type="float">
            <text:p>-1.95503</text:p>
          </table:table-cell>
          <table:table-cell office:value-type="float" office:value="0.367639" calcext:value-type="float">
            <text:p>0.367639</text:p>
          </table:table-cell>
          <table:table-cell office:value-type="float" office:value="-0.457256" calcext:value-type="float">
            <text:p>-0.457256</text:p>
          </table:table-cell>
          <table:table-cell office:value-type="float" office:value="0.00881221" calcext:value-type="float">
            <text:p>0.00881221</text:p>
          </table:table-cell>
          <table:table-cell office:value-type="float" office:value="0.120371" calcext:value-type="float">
            <text:p>0.120371</text:p>
          </table:table-cell>
          <table:table-cell office:value-type="float" office:value="-0.0182606" calcext:value-type="float">
            <text:p>-0.01826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537106" calcext:value-type="float">
            <text:p>0.0537106</text:p>
          </table:table-cell>
          <table:table-cell office:value-type="float" office:value="-1.9796" calcext:value-type="float">
            <text:p>-1.9796</text:p>
          </table:table-cell>
          <table:table-cell office:value-type="float" office:value="0.366135" calcext:value-type="float">
            <text:p>0.366135</text:p>
          </table:table-cell>
          <table:table-cell office:value-type="float" office:value="-0.411236" calcext:value-type="float">
            <text:p>-0.411236</text:p>
          </table:table-cell>
          <table:table-cell office:value-type="float" office:value="0.029374" calcext:value-type="float">
            <text:p>0.029374</text:p>
          </table:table-cell>
          <table:table-cell office:value-type="float" office:value="0.0704047" calcext:value-type="float">
            <text:p>0.0704047</text:p>
          </table:table-cell>
          <table:table-cell office:value-type="float" office:value="-0.0381742" calcext:value-type="float">
            <text:p>-0.038174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77533" calcext:value-type="float">
            <text:p>0.0477533</text:p>
          </table:table-cell>
          <table:table-cell office:value-type="float" office:value="-1.97564" calcext:value-type="float">
            <text:p>-1.97564</text:p>
          </table:table-cell>
          <table:table-cell office:value-type="float" office:value="0.364771" calcext:value-type="float">
            <text:p>0.364771</text:p>
          </table:table-cell>
          <table:table-cell office:value-type="float" office:value="-0.345634" calcext:value-type="float">
            <text:p>-0.345634</text:p>
          </table:table-cell>
          <table:table-cell office:value-type="float" office:value="0.029374" calcext:value-type="float">
            <text:p>0.029374</text:p>
          </table:table-cell>
          <table:table-cell office:value-type="float" office:value="0.00561905" calcext:value-type="float">
            <text:p>0.00561905</text:p>
          </table:table-cell>
          <table:table-cell office:value-type="float" office:value="-0.03756" calcext:value-type="float">
            <text:p>-0.0375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446606" calcext:value-type="float">
            <text:p>0.0446606</text:p>
          </table:table-cell>
          <table:table-cell office:value-type="float" office:value="-1.94702" calcext:value-type="float">
            <text:p>-1.94702</text:p>
          </table:table-cell>
          <table:table-cell office:value-type="float" office:value="0.363138" calcext:value-type="float">
            <text:p>0.363138</text:p>
          </table:table-cell>
          <table:table-cell office:value-type="float" office:value="-0.287865" calcext:value-type="float">
            <text:p>-0.287865</text:p>
          </table:table-cell>
          <table:table-cell office:value-type="float" office:value="0.0195827" calcext:value-type="float">
            <text:p>0.0195827</text:p>
          </table:table-cell>
          <table:table-cell office:value-type="float" office:value="-0.0471863" calcext:value-type="float">
            <text:p>-0.0471863</text:p>
          </table:table-cell>
          <table:table-cell office:value-type="float" office:value="-0.0275693" calcext:value-type="float">
            <text:p>-0.027569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362995" calcext:value-type="float">
            <text:p>0.0362995</text:p>
          </table:table-cell>
          <table:table-cell office:value-type="float" office:value="-1.89078" calcext:value-type="float">
            <text:p>-1.89078</text:p>
          </table:table-cell>
          <table:table-cell office:value-type="float" office:value="0.36154" calcext:value-type="float">
            <text:p>0.36154</text:p>
          </table:table-cell>
          <table:table-cell office:value-type="float" office:value="-0.212472" calcext:value-type="float">
            <text:p>-0.212472</text:p>
          </table:table-cell>
          <table:table-cell office:value-type="float" office:value="0.0264366" calcext:value-type="float">
            <text:p>0.0264366</text:p>
          </table:table-cell>
          <table:table-cell office:value-type="float" office:value="-0.112593" calcext:value-type="float">
            <text:p>-0.112593</text:p>
          </table:table-cell>
          <table:table-cell office:value-type="float" office:value="-0.0333913" calcext:value-type="float">
            <text:p>-0.033391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233539" calcext:value-type="float">
            <text:p>0.0233539</text:p>
          </table:table-cell>
          <table:table-cell office:value-type="float" office:value="-1.83487" calcext:value-type="float">
            <text:p>-1.83487</text:p>
          </table:table-cell>
          <table:table-cell office:value-type="float" office:value="0.359536" calcext:value-type="float">
            <text:p>0.359536</text:p>
          </table:table-cell>
          <table:table-cell office:value-type="float" office:value="-0.210514" calcext:value-type="float">
            <text:p>-0.210514</text:p>
          </table:table-cell>
          <table:table-cell office:value-type="float" office:value="0.0303532" calcext:value-type="float">
            <text:p>0.0303532</text:p>
          </table:table-cell>
          <table:table-cell office:value-type="float" office:value="-0.104861" calcext:value-type="float">
            <text:p>-0.104861</text:p>
          </table:table-cell>
          <table:table-cell office:value-type="float" office:value="-0.035028" calcext:value-type="float">
            <text:p>-0.03502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8574" calcext:value-type="float">
            <text:p>0.018574</text:p>
          </table:table-cell>
          <table:table-cell office:value-type="float" office:value="-1.78065" calcext:value-type="float">
            <text:p>-1.78065</text:p>
          </table:table-cell>
          <table:table-cell office:value-type="float" office:value="0.35685" calcext:value-type="float">
            <text:p>0.35685</text:p>
          </table:table-cell>
          <table:table-cell office:value-type="float" office:value="-0.198764" calcext:value-type="float">
            <text:p>-0.198764</text:p>
          </table:table-cell>
          <table:table-cell office:value-type="float" office:value="0.00783307" calcext:value-type="float">
            <text:p>0.00783307</text:p>
          </table:table-cell>
          <table:table-cell office:value-type="float" office:value="-0.107365" calcext:value-type="float">
            <text:p>-0.107365</text:p>
          </table:table-cell>
          <table:table-cell office:value-type="float" office:value="-0.0116955" calcext:value-type="float">
            <text:p>-0.011695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781182" calcext:value-type="float">
            <text:p>0.00781182</text:p>
          </table:table-cell>
          <table:table-cell office:value-type="float" office:value="-1.74557" calcext:value-type="float">
            <text:p>-1.74557</text:p>
          </table:table-cell>
          <table:table-cell office:value-type="float" office:value="0.354079" calcext:value-type="float">
            <text:p>0.354079</text:p>
          </table:table-cell>
          <table:table-cell office:value-type="float" office:value="-0.241846" calcext:value-type="float">
            <text:p>-0.241846</text:p>
          </table:table-cell>
          <table:table-cell office:value-type="float" office:value="0.0156661" calcext:value-type="float">
            <text:p>0.0156661</text:p>
          </table:table-cell>
          <table:table-cell office:value-type="float" office:value="-0.0582653" calcext:value-type="float">
            <text:p>-0.0582653</text:p>
          </table:table-cell>
          <table:table-cell office:value-type="float" office:value="-0.0173698" calcext:value-type="float">
            <text:p>-0.017369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102222" calcext:value-type="float">
            <text:p>-0.0102222</text:p>
          </table:table-cell>
          <table:table-cell office:value-type="float" office:value="-1.72918" calcext:value-type="float">
            <text:p>-1.72918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-0.277095" calcext:value-type="float">
            <text:p>-0.277095</text:p>
          </table:table-cell>
          <table:table-cell office:value-type="float" office:value="0.0323114" calcext:value-type="float">
            <text:p>0.0323114</text:p>
          </table:table-cell>
          <table:table-cell office:value-type="float" office:value="-0.0201321" calcext:value-type="float">
            <text:p>-0.0201321</text:p>
          </table:table-cell>
          <table:table-cell office:value-type="float" office:value="-0.0306777" calcext:value-type="float">
            <text:p>-0.030677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309153" calcext:value-type="float">
            <text:p>-0.0309153</text:p>
          </table:table-cell>
          <table:table-cell office:value-type="float" office:value="-1.72843" calcext:value-type="float">
            <text:p>-1.72843</text:p>
          </table:table-cell>
          <table:table-cell office:value-type="float" office:value="0.348725" calcext:value-type="float">
            <text:p>0.348725</text:p>
          </table:table-cell>
          <table:table-cell office:value-type="float" office:value="-0.313323" calcext:value-type="float">
            <text:p>-0.313323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0.0161729" calcext:value-type="float">
            <text:p>0.0161729</text:p>
          </table:table-cell>
          <table:table-cell office:value-type="float" office:value="-0.0347297" calcext:value-type="float">
            <text:p>-0.034729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552321" calcext:value-type="float">
            <text:p>-0.0552321</text:p>
          </table:table-cell>
          <table:table-cell office:value-type="float" office:value="-1.69708" calcext:value-type="float">
            <text:p>-1.69708</text:p>
          </table:table-cell>
          <table:table-cell office:value-type="float" office:value="0.345658" calcext:value-type="float">
            <text:p>0.345658</text:p>
          </table:table-cell>
          <table:table-cell office:value-type="float" office:value="-0.250658" calcext:value-type="float">
            <text:p>-0.250658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411535" calcext:value-type="float">
            <text:p>-0.0411535</text:p>
          </table:table-cell>
          <table:table-cell office:value-type="float" office:value="-0.040682" calcext:value-type="float">
            <text:p>-0.04068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727154" calcext:value-type="float">
            <text:p>-0.0727154</text:p>
          </table:table-cell>
          <table:table-cell office:value-type="float" office:value="-1.638" calcext:value-type="float">
            <text:p>-1.638</text:p>
          </table:table-cell>
          <table:table-cell office:value-type="float" office:value="0.342497" calcext:value-type="float">
            <text:p>0.342497</text:p>
          </table:table-cell>
          <table:table-cell office:value-type="float" office:value="-0.178202" calcext:value-type="float">
            <text:p>-0.178202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103545" calcext:value-type="float">
            <text:p>-0.103545</text:p>
          </table:table-cell>
          <table:table-cell office:value-type="float" office:value="-0.033145" calcext:value-type="float">
            <text:p>-0.03314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0944176" calcext:value-type="float">
            <text:p>-0.0944176</text:p>
          </table:table-cell>
          <table:table-cell office:value-type="float" office:value="-1.56514" calcext:value-type="float">
            <text:p>-1.56514</text:p>
          </table:table-cell>
          <table:table-cell office:value-type="float" office:value="0.339243" calcext:value-type="float">
            <text:p>0.339243</text:p>
          </table:table-cell>
          <table:table-cell office:value-type="float" office:value="-0.14687" calcext:value-type="float">
            <text:p>-0.14687</text:p>
          </table:table-cell>
          <table:table-cell office:value-type="float" office:value="0.058748" calcext:value-type="float">
            <text:p>0.058748</text:p>
          </table:table-cell>
          <table:table-cell office:value-type="float" office:value="-0.122321" calcext:value-type="float">
            <text:p>-0.122321</text:p>
          </table:table-cell>
          <table:table-cell office:value-type="float" office:value="-0.0432201" calcext:value-type="float">
            <text:p>-0.043220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1352" calcext:value-type="float">
            <text:p>-0.11352</text:p>
          </table:table-cell>
          <table:table-cell office:value-type="float" office:value="-1.50937" calcext:value-type="float">
            <text:p>-1.50937</text:p>
          </table:table-cell>
          <table:table-cell office:value-type="float" office:value="0.335953" calcext:value-type="float">
            <text:p>0.335953</text:p>
          </table:table-cell>
          <table:table-cell office:value-type="float" office:value="-0.170369" calcext:value-type="float">
            <text:p>-0.170369</text:p>
          </table:table-cell>
          <table:table-cell office:value-type="float" office:value="0.0616854" calcext:value-type="float">
            <text:p>0.0616854</text:p>
          </table:table-cell>
          <table:table-cell office:value-type="float" office:value="-0.0891572" calcext:value-type="float">
            <text:p>-0.0891572</text:p>
          </table:table-cell>
          <table:table-cell office:value-type="float" office:value="-0.0426735" calcext:value-type="float">
            <text:p>-0.042673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23354" calcext:value-type="float">
            <text:p>-0.123354</text:p>
          </table:table-cell>
          <table:table-cell office:value-type="float" office:value="-1.49614" calcext:value-type="float">
            <text:p>-1.49614</text:p>
          </table:table-cell>
          <table:table-cell office:value-type="float" office:value="0.332996" calcext:value-type="float">
            <text:p>0.332996</text:p>
          </table:table-cell>
          <table:table-cell office:value-type="float" office:value="-0.247721" calcext:value-type="float">
            <text:p>-0.247721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968182" calcext:value-type="float">
            <text:p>-0.00968182</text:p>
          </table:table-cell>
          <table:table-cell office:value-type="float" office:value="-0.0297397" calcext:value-type="float">
            <text:p>-0.029739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28778" calcext:value-type="float">
            <text:p>-0.128778</text:p>
          </table:table-cell>
          <table:table-cell office:value-type="float" office:value="-1.50284" calcext:value-type="float">
            <text:p>-1.50284</text:p>
          </table:table-cell>
          <table:table-cell office:value-type="float" office:value="0.329723" calcext:value-type="float">
            <text:p>0.329723</text:p>
          </table:table-cell>
          <table:table-cell office:value-type="float" office:value="-0.288845" calcext:value-type="float">
            <text:p>-0.288845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0.0302475" calcext:value-type="float">
            <text:p>0.0302475</text:p>
          </table:table-cell>
          <table:table-cell office:value-type="float" office:value="-0.0207448" calcext:value-type="float">
            <text:p>-0.020744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32999" calcext:value-type="float">
            <text:p>-0.132999</text:p>
          </table:table-cell>
          <table:table-cell office:value-type="float" office:value="-1.49333" calcext:value-type="float">
            <text:p>-1.49333</text:p>
          </table:table-cell>
          <table:table-cell office:value-type="float" office:value="0.32643" calcext:value-type="float">
            <text:p>0.32643</text:p>
          </table:table-cell>
          <table:table-cell office:value-type="float" office:value="-0.252617" calcext:value-type="float">
            <text:p>-0.252617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426483" calcext:value-type="float">
            <text:p>-0.00426483</text:p>
          </table:table-cell>
          <table:table-cell office:value-type="float" office:value="-0.0192443" calcext:value-type="float">
            <text:p>-0.019244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8936" calcext:value-type="float">
            <text:p>-0.138936</text:p>
          </table:table-cell>
          <table:table-cell office:value-type="float" office:value="-1.46837" calcext:value-type="float">
            <text:p>-1.46837</text:p>
          </table:table-cell>
          <table:table-cell office:value-type="float" office:value="0.323077" calcext:value-type="float">
            <text:p>0.323077</text:p>
          </table:table-cell>
          <table:table-cell office:value-type="float" office:value="-0.212472" calcext:value-type="float">
            <text:p>-0.212472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401591" calcext:value-type="float">
            <text:p>-0.0401591</text:p>
          </table:table-cell>
          <table:table-cell office:value-type="float" office:value="-0.0223345" calcext:value-type="float">
            <text:p>-0.022334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9436" calcext:value-type="float">
            <text:p>-0.149436</text:p>
          </table:table-cell>
          <table:table-cell office:value-type="float" office:value="-1.42781" calcext:value-type="float">
            <text:p>-1.42781</text:p>
          </table:table-cell>
          <table:table-cell office:value-type="float" office:value="0.319366" calcext:value-type="float">
            <text:p>0.319366</text:p>
          </table:table-cell>
          <table:table-cell office:value-type="float" office:value="-0.171348" calcext:value-type="float">
            <text:p>-0.171348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742457" calcext:value-type="float">
            <text:p>-0.0742457</text:p>
          </table:table-cell>
          <table:table-cell office:value-type="float" office:value="-0.0305063" calcext:value-type="float">
            <text:p>-0.030506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7296" calcext:value-type="float">
            <text:p>-0.157296</text:p>
          </table:table-cell>
          <table:table-cell office:value-type="float" office:value="-1.36883" calcext:value-type="float">
            <text:p>-1.36883</text:p>
          </table:table-cell>
          <table:table-cell office:value-type="float" office:value="0.315431" calcext:value-type="float">
            <text:p>0.315431</text:p>
          </table:table-cell>
          <table:table-cell office:value-type="float" office:value="-0.122392" calcext:value-type="float">
            <text:p>-0.122392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11302" calcext:value-type="float">
            <text:p>-0.11302</text:p>
          </table:table-cell>
          <table:table-cell office:value-type="float" office:value="-0.0254506" calcext:value-type="float">
            <text:p>-0.025450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2161" calcext:value-type="float">
            <text:p>-0.162161</text:p>
          </table:table-cell>
          <table:table-cell office:value-type="float" office:value="-1.28908" calcext:value-type="float">
            <text:p>-1.28908</text:p>
          </table:table-cell>
          <table:table-cell office:value-type="float" office:value="0.311141" calcext:value-type="float">
            <text:p>0.311141</text:p>
          </table:table-cell>
          <table:table-cell office:value-type="float" office:value="-0.0763725" calcext:value-type="float">
            <text:p>-0.0763725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145386" calcext:value-type="float">
            <text:p>-0.145386</text:p>
          </table:table-cell>
          <table:table-cell office:value-type="float" office:value="-0.0189004" calcext:value-type="float">
            <text:p>-0.018900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4054" calcext:value-type="float">
            <text:p>-0.164054</text:p>
          </table:table-cell>
          <table:table-cell office:value-type="float" office:value="-1.26465" calcext:value-type="float">
            <text:p>-1.26465</text:p>
          </table:table-cell>
          <table:table-cell office:value-type="float" office:value="0.307214" calcext:value-type="float">
            <text:p>0.307214</text:p>
          </table:table-cell>
          <table:table-cell office:value-type="float" office:value="-0.178202" calcext:value-type="float">
            <text:p>-0.178202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394237" calcext:value-type="float">
            <text:p>-0.0394237</text:p>
          </table:table-cell>
          <table:table-cell office:value-type="float" office:value="-0.014077" calcext:value-type="float">
            <text:p>-0.01407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8116" calcext:value-type="float">
            <text:p>-0.158116</text:p>
          </table:table-cell>
          <table:table-cell office:value-type="float" office:value="-1.30167" calcext:value-type="float">
            <text:p>-1.30167</text:p>
          </table:table-cell>
          <table:table-cell office:value-type="float" office:value="0.303037" calcext:value-type="float">
            <text:p>0.303037</text:p>
          </table:table-cell>
          <table:table-cell office:value-type="float" office:value="-0.309406" calcext:value-type="float">
            <text:p>-0.309406</text:p>
          </table:table-cell>
          <table:table-cell office:value-type="float" office:value="0.0283949" calcext:value-type="float">
            <text:p>0.0283949</text:p>
          </table:table-cell>
          <table:table-cell office:value-type="float" office:value="0.0853481" calcext:value-type="float">
            <text:p>0.0853481</text:p>
          </table:table-cell>
          <table:table-cell office:value-type="float" office:value="-0.000733672" calcext:value-type="float">
            <text:p>-0.00073367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0093" calcext:value-type="float">
            <text:p>-0.150093</text:p>
          </table:table-cell>
          <table:table-cell office:value-type="float" office:value="-1.38522" calcext:value-type="float">
            <text:p>-1.38522</text:p>
          </table:table-cell>
          <table:table-cell office:value-type="float" office:value="0.29939" calcext:value-type="float">
            <text:p>0.29939</text:p>
          </table:table-cell>
          <table:table-cell office:value-type="float" office:value="-0.426902" calcext:value-type="float">
            <text:p>-0.426902</text:p>
          </table:table-cell>
          <table:table-cell office:value-type="float" office:value="0.0244783" calcext:value-type="float">
            <text:p>0.0244783</text:p>
          </table:table-cell>
          <table:table-cell office:value-type="float" office:value="0.188458" calcext:value-type="float">
            <text:p>0.188458</text:p>
          </table:table-cell>
          <table:table-cell office:value-type="float" office:value="0.00233053" calcext:value-type="float">
            <text:p>0.0023305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8369" calcext:value-type="float">
            <text:p>-0.138369</text:p>
          </table:table-cell>
          <table:table-cell office:value-type="float" office:value="-1.51045" calcext:value-type="float">
            <text:p>-1.51045</text:p>
          </table:table-cell>
          <table:table-cell office:value-type="float" office:value="0.296119" calcext:value-type="float">
            <text:p>0.296119</text:p>
          </table:table-cell>
          <table:table-cell office:value-type="float" office:value="-0.534607" calcext:value-type="float">
            <text:p>-0.534607</text:p>
          </table:table-cell>
          <table:table-cell office:value-type="float" office:value="0.0166453" calcext:value-type="float">
            <text:p>0.0166453</text:p>
          </table:table-cell>
          <table:table-cell office:value-type="float" office:value="0.274611" calcext:value-type="float">
            <text:p>0.274611</text:p>
          </table:table-cell>
          <table:table-cell office:value-type="float" office:value="0.00857381" calcext:value-type="float">
            <text:p>0.0085738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32369" calcext:value-type="float">
            <text:p>-0.132369</text:p>
          </table:table-cell>
          <table:table-cell office:value-type="float" office:value="-1.63739" calcext:value-type="float">
            <text:p>-1.63739</text:p>
          </table:table-cell>
          <table:table-cell office:value-type="float" office:value="0.293145" calcext:value-type="float">
            <text:p>0.293145</text:p>
          </table:table-cell>
          <table:table-cell office:value-type="float" office:value="-0.539503" calcext:value-type="float">
            <text:p>-0.539503</text:p>
          </table:table-cell>
          <table:table-cell office:value-type="float" office:value="0.0303532" calcext:value-type="float">
            <text:p>0.0303532</text:p>
          </table:table-cell>
          <table:table-cell office:value-type="float" office:value="0.25772" calcext:value-type="float">
            <text:p>0.25772</text:p>
          </table:table-cell>
          <table:table-cell office:value-type="float" office:value="-0.00626682" calcext:value-type="float">
            <text:p>-0.0062668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28307" calcext:value-type="float">
            <text:p>-0.128307</text:p>
          </table:table-cell>
          <table:table-cell office:value-type="float" office:value="-1.71402" calcext:value-type="float">
            <text:p>-1.71402</text:p>
          </table:table-cell>
          <table:table-cell office:value-type="float" office:value="0.290103" calcext:value-type="float">
            <text:p>0.290103</text:p>
          </table:table-cell>
          <table:table-cell office:value-type="float" office:value="-0.450402" calcext:value-type="float">
            <text:p>-0.450402</text:p>
          </table:table-cell>
          <table:table-cell office:value-type="float" office:value="0.0352488" calcext:value-type="float">
            <text:p>0.0352488</text:p>
          </table:table-cell>
          <table:table-cell office:value-type="float" office:value="0.155317" calcext:value-type="float">
            <text:p>0.155317</text:p>
          </table:table-cell>
          <table:table-cell office:value-type="float" office:value="-0.0123803" calcext:value-type="float">
            <text:p>-0.01238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2889" calcext:value-type="float">
            <text:p>-0.12889</text:p>
          </table:table-cell>
          <table:table-cell office:value-type="float" office:value="-1.76873" calcext:value-type="float">
            <text:p>-1.76873</text:p>
          </table:table-cell>
          <table:table-cell office:value-type="float" office:value="0.287561" calcext:value-type="float">
            <text:p>0.287561</text:p>
          </table:table-cell>
          <table:table-cell office:value-type="float" office:value="-0.422986" calcext:value-type="float">
            <text:p>-0.422986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0.118452" calcext:value-type="float">
            <text:p>0.118452</text:p>
          </table:table-cell>
          <table:table-cell office:value-type="float" office:value="-0.0232358" calcext:value-type="float">
            <text:p>-0.023235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31542" calcext:value-type="float">
            <text:p>-0.131542</text:p>
          </table:table-cell>
          <table:table-cell office:value-type="float" office:value="-1.80976" calcext:value-type="float">
            <text:p>-1.80976</text:p>
          </table:table-cell>
          <table:table-cell office:value-type="float" office:value="0.284945" calcext:value-type="float">
            <text:p>0.284945</text:p>
          </table:table-cell>
          <table:table-cell office:value-type="float" office:value="-0.394591" calcext:value-type="float">
            <text:p>-0.394591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0.0828715" calcext:value-type="float">
            <text:p>0.0828715</text:p>
          </table:table-cell>
          <table:table-cell office:value-type="float" office:value="-0.0288252" calcext:value-type="float">
            <text:p>-0.028825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29987" calcext:value-type="float">
            <text:p>-0.129987</text:p>
          </table:table-cell>
          <table:table-cell office:value-type="float" office:value="-1.83811" calcext:value-type="float">
            <text:p>-1.83811</text:p>
          </table:table-cell>
          <table:table-cell office:value-type="float" office:value="0.282837" calcext:value-type="float">
            <text:p>0.282837</text:p>
          </table:table-cell>
          <table:table-cell office:value-type="float" office:value="-0.377946" calcext:value-type="float">
            <text:p>-0.377946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0.0613747" calcext:value-type="float">
            <text:p>0.0613747</text:p>
          </table:table-cell>
          <table:table-cell office:value-type="float" office:value="-0.0213736" calcext:value-type="float">
            <text:p>-0.021373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24808" calcext:value-type="float">
            <text:p>-0.124808</text:p>
          </table:table-cell>
          <table:table-cell office:value-type="float" office:value="-1.87451" calcext:value-type="float">
            <text:p>-1.87451</text:p>
          </table:table-cell>
          <table:table-cell office:value-type="float" office:value="0.280479" calcext:value-type="float">
            <text:p>0.280479</text:p>
          </table:table-cell>
          <table:table-cell office:value-type="float" office:value="-0.39557" calcext:value-type="float">
            <text:p>-0.39557</text:p>
          </table:table-cell>
          <table:table-cell office:value-type="float" office:value="0.036228" calcext:value-type="float">
            <text:p>0.036228</text:p>
          </table:table-cell>
          <table:table-cell office:value-type="float" office:value="0.0725855" calcext:value-type="float">
            <text:p>0.0725855</text:p>
          </table:table-cell>
          <table:table-cell office:value-type="float" office:value="-0.0143736" calcext:value-type="float">
            <text:p>-0.014373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22801" calcext:value-type="float">
            <text:p>-0.122801</text:p>
          </table:table-cell>
          <table:table-cell office:value-type="float" office:value="-1.93957" calcext:value-type="float">
            <text:p>-1.93957</text:p>
          </table:table-cell>
          <table:table-cell office:value-type="float" office:value="0.278695" calcext:value-type="float">
            <text:p>0.278695</text:p>
          </table:table-cell>
          <table:table-cell office:value-type="float" office:value="-0.46313" calcext:value-type="float">
            <text:p>-0.46313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0.128816" calcext:value-type="float">
            <text:p>0.128816</text:p>
          </table:table-cell>
          <table:table-cell office:value-type="float" office:value="-0.0193374" calcext:value-type="float">
            <text:p>-0.01933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17433" calcext:value-type="float">
            <text:p>-0.117433</text:p>
          </table:table-cell>
          <table:table-cell office:value-type="float" office:value="-1.93439" calcext:value-type="float">
            <text:p>-1.93439</text:p>
          </table:table-cell>
          <table:table-cell office:value-type="float" office:value="0.277196" calcext:value-type="float">
            <text:p>0.277196</text:p>
          </table:table-cell>
          <table:table-cell office:value-type="float" office:value="-0.321156" calcext:value-type="float">
            <text:p>-0.321156</text:p>
          </table:table-cell>
          <table:table-cell office:value-type="float" office:value="0.0313323" calcext:value-type="float">
            <text:p>0.0313323</text:p>
          </table:table-cell>
          <table:table-cell office:value-type="float" office:value="-0.0119936" calcext:value-type="float">
            <text:p>-0.0119936</text:p>
          </table:table-cell>
          <table:table-cell office:value-type="float" office:value="-0.0111697" calcext:value-type="float">
            <text:p>-0.011169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12649" calcext:value-type="float">
            <text:p>-0.112649</text:p>
          </table:table-cell>
          <table:table-cell office:value-type="float" office:value="-1.89718" calcext:value-type="float">
            <text:p>-1.89718</text:p>
          </table:table-cell>
          <table:table-cell office:value-type="float" office:value="0.275757" calcext:value-type="float">
            <text:p>0.275757</text:p>
          </table:table-cell>
          <table:table-cell office:value-type="float" office:value="-0.251637" calcext:value-type="float">
            <text:p>-0.251637</text:p>
          </table:table-cell>
          <table:table-cell office:value-type="float" office:value="0.0303532" calcext:value-type="float">
            <text:p>0.0303532</text:p>
          </table:table-cell>
          <table:table-cell office:value-type="float" office:value="-0.0750309" calcext:value-type="float">
            <text:p>-0.0750309</text:p>
          </table:table-cell>
          <table:table-cell office:value-type="float" office:value="-0.0113193" calcext:value-type="float">
            <text:p>-0.011319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11556" calcext:value-type="float">
            <text:p>-0.111556</text:p>
          </table:table-cell>
          <table:table-cell office:value-type="float" office:value="-1.79291" calcext:value-type="float">
            <text:p>-1.79291</text:p>
          </table:table-cell>
          <table:table-cell office:value-type="float" office:value="0.274337" calcext:value-type="float">
            <text:p>0.274337</text:p>
          </table:table-cell>
          <table:table-cell office:value-type="float" office:value="-0.0851847" calcext:value-type="float">
            <text:p>-0.0851847</text:p>
          </table:table-cell>
          <table:table-cell office:value-type="float" office:value="0.0352488" calcext:value-type="float">
            <text:p>0.0352488</text:p>
          </table:table-cell>
          <table:table-cell office:value-type="float" office:value="-0.223389" calcext:value-type="float">
            <text:p>-0.223389</text:p>
          </table:table-cell>
          <table:table-cell office:value-type="float" office:value="-0.0171135" calcext:value-type="float">
            <text:p>-0.017113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1058" calcext:value-type="float">
            <text:p>-0.11058</text:p>
          </table:table-cell>
          <table:table-cell office:value-type="float" office:value="-1.64161" calcext:value-type="float">
            <text:p>-1.64161</text:p>
          </table:table-cell>
          <table:table-cell office:value-type="float" office:value="0.273045" calcext:value-type="float">
            <text:p>0.273045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0.0342697" calcext:value-type="float">
            <text:p>0.0342697</text:p>
          </table:table-cell>
          <table:table-cell office:value-type="float" office:value="-0.32355" calcext:value-type="float">
            <text:p>-0.32355</text:p>
          </table:table-cell>
          <table:table-cell office:value-type="float" office:value="-0.0167785" calcext:value-type="float">
            <text:p>-0.016778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11772" calcext:value-type="float">
            <text:p>-0.111772</text:p>
          </table:table-cell>
          <table:table-cell office:value-type="float" office:value="-1.47049" calcext:value-type="float">
            <text:p>-1.47049</text:p>
          </table:table-cell>
          <table:table-cell office:value-type="float" office:value="0.272021" calcext:value-type="float">
            <text:p>0.272021</text:p>
          </table:table-cell>
          <table:table-cell office:value-type="float" office:value="0.0881221" calcext:value-type="float">
            <text:p>0.0881221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-0.341051" calcext:value-type="float">
            <text:p>-0.341051</text:p>
          </table:table-cell>
          <table:table-cell office:value-type="float" office:value="-0.0205692" calcext:value-type="float">
            <text:p>-0.020569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12585" calcext:value-type="float">
            <text:p>-0.112585</text:p>
          </table:table-cell>
          <table:table-cell office:value-type="float" office:value="-1.35715" calcext:value-type="float">
            <text:p>-1.35715</text:p>
          </table:table-cell>
          <table:table-cell office:value-type="float" office:value="0.271115" calcext:value-type="float">
            <text:p>0.271115</text:p>
          </table:table-cell>
          <table:table-cell office:value-type="float" office:value="-0.00783307" calcext:value-type="float">
            <text:p>-0.00783307</text:p>
          </table:table-cell>
          <table:table-cell office:value-type="float" office:value="0.0372071" calcext:value-type="float">
            <text:p>0.0372071</text:p>
          </table:table-cell>
          <table:table-cell office:value-type="float" office:value="-0.225563" calcext:value-type="float">
            <text:p>-0.225563</text:p>
          </table:table-cell>
          <table:table-cell office:value-type="float" office:value="-0.018904" calcext:value-type="float">
            <text:p>-0.01890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15276" calcext:value-type="float">
            <text:p>-0.115276</text:p>
          </table:table-cell>
          <table:table-cell office:value-type="float" office:value="-1.26607" calcext:value-type="float">
            <text:p>-1.26607</text:p>
          </table:table-cell>
          <table:table-cell office:value-type="float" office:value="0.270299" calcext:value-type="float">
            <text:p>0.270299</text:p>
          </table:table-cell>
          <table:table-cell office:value-type="float" office:value="-0.0234992" calcext:value-type="float">
            <text:p>-0.0234992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194171" calcext:value-type="float">
            <text:p>-0.194171</text:p>
          </table:table-cell>
          <table:table-cell office:value-type="float" office:value="-0.0231894" calcext:value-type="float">
            <text:p>-0.023189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17338" calcext:value-type="float">
            <text:p>-0.117338</text:p>
          </table:table-cell>
          <table:table-cell office:value-type="float" office:value="-1.2518" calcext:value-type="float">
            <text:p>-1.2518</text:p>
          </table:table-cell>
          <table:table-cell office:value-type="float" office:value="0.269604" calcext:value-type="float">
            <text:p>0.269604</text:p>
          </table:table-cell>
          <table:table-cell office:value-type="float" office:value="-0.184077" calcext:value-type="float">
            <text:p>-0.184077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312073" calcext:value-type="float">
            <text:p>-0.0312073</text:p>
          </table:table-cell>
          <table:table-cell office:value-type="float" office:value="-0.0210842" calcext:value-type="float">
            <text:p>-0.021084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22121" calcext:value-type="float">
            <text:p>-0.122121</text:p>
          </table:table-cell>
          <table:table-cell office:value-type="float" office:value="-1.26033" calcext:value-type="float">
            <text:p>-1.26033</text:p>
          </table:table-cell>
          <table:table-cell office:value-type="float" office:value="0.268748" calcext:value-type="float">
            <text:p>0.268748</text:p>
          </table:table-cell>
          <table:table-cell office:value-type="float" office:value="-0.232055" calcext:value-type="float">
            <text:p>-0.232055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0.0152669" calcext:value-type="float">
            <text:p>0.0152669</text:p>
          </table:table-cell>
          <table:table-cell office:value-type="float" office:value="-0.0249344" calcext:value-type="float">
            <text:p>-0.024934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25622" calcext:value-type="float">
            <text:p>-0.125622</text:p>
          </table:table-cell>
          <table:table-cell office:value-type="float" office:value="-1.25512" calcext:value-type="float">
            <text:p>-1.25512</text:p>
          </table:table-cell>
          <table:table-cell office:value-type="float" office:value="0.267375" calcext:value-type="float">
            <text:p>0.267375</text:p>
          </table:table-cell>
          <table:table-cell office:value-type="float" office:value="-0.20366" calcext:value-type="float">
            <text:p>-0.20366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12284" calcext:value-type="float">
            <text:p>-0.012284</text:p>
          </table:table-cell>
          <table:table-cell office:value-type="float" office:value="-0.0215192" calcext:value-type="float">
            <text:p>-0.021519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0068" calcext:value-type="float">
            <text:p>-0.130068</text:p>
          </table:table-cell>
          <table:table-cell office:value-type="float" office:value="-1.21436" calcext:value-type="float">
            <text:p>-1.21436</text:p>
          </table:table-cell>
          <table:table-cell office:value-type="float" office:value="0.265958" calcext:value-type="float">
            <text:p>0.265958</text:p>
          </table:table-cell>
          <table:table-cell office:value-type="float" office:value="-0.120433" calcext:value-type="float">
            <text:p>-0.120433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884866" calcext:value-type="float">
            <text:p>-0.0884866</text:p>
          </table:table-cell>
          <table:table-cell office:value-type="float" office:value="-0.0240426" calcext:value-type="float">
            <text:p>-0.024042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30778" calcext:value-type="float">
            <text:p>-0.130778</text:p>
          </table:table-cell>
          <table:table-cell office:value-type="float" office:value="-1.13121" calcext:value-type="float">
            <text:p>-1.13121</text:p>
          </table:table-cell>
          <table:table-cell office:value-type="float" office:value="0.264044" calcext:value-type="float">
            <text:p>0.264044</text:p>
          </table:table-cell>
          <table:table-cell office:value-type="float" office:value="-0.0283949" calcext:value-type="float">
            <text:p>-0.0283949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-0.166304" calcext:value-type="float">
            <text:p>-0.166304</text:p>
          </table:table-cell>
          <table:table-cell office:value-type="float" office:value="-0.0174132" calcext:value-type="float">
            <text:p>-0.017413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2826" calcext:value-type="float">
            <text:p>-0.12826</text:p>
          </table:table-cell>
          <table:table-cell office:value-type="float" office:value="-1.04997" calcext:value-type="float">
            <text:p>-1.04997</text:p>
          </table:table-cell>
          <table:table-cell office:value-type="float" office:value="0.262631" calcext:value-type="float">
            <text:p>0.262631</text:p>
          </table:table-cell>
          <table:table-cell office:value-type="float" office:value="-0.00685394" calcext:value-type="float">
            <text:p>-0.00685394</text:p>
          </table:table-cell>
          <table:table-cell office:value-type="float" office:value="0.0323114" calcext:value-type="float">
            <text:p>0.0323114</text:p>
          </table:table-cell>
          <table:table-cell office:value-type="float" office:value="-0.173955" calcext:value-type="float">
            <text:p>-0.173955</text:p>
          </table:table-cell>
          <table:table-cell office:value-type="float" office:value="-0.0110151" calcext:value-type="float">
            <text:p>-0.011015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25172" calcext:value-type="float">
            <text:p>-0.125172</text:p>
          </table:table-cell>
          <table:table-cell office:value-type="float" office:value="-1.00194" calcext:value-type="float">
            <text:p>-1.00194</text:p>
          </table:table-cell>
          <table:table-cell office:value-type="float" office:value="0.261272" calcext:value-type="float">
            <text:p>0.261272</text:p>
          </table:table-cell>
          <table:table-cell office:value-type="float" office:value="-0.0763725" calcext:value-type="float">
            <text:p>-0.0763725</text:p>
          </table:table-cell>
          <table:table-cell office:value-type="float" office:value="0.0313323" calcext:value-type="float">
            <text:p>0.0313323</text:p>
          </table:table-cell>
          <table:table-cell office:value-type="float" office:value="-0.0960923" calcext:value-type="float">
            <text:p>-0.0960923</text:p>
          </table:table-cell>
          <table:table-cell office:value-type="float" office:value="-0.0102193" calcext:value-type="float">
            <text:p>-0.010219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22965" calcext:value-type="float">
            <text:p>-0.122965</text:p>
          </table:table-cell>
          <table:table-cell office:value-type="float" office:value="-1.01065" calcext:value-type="float">
            <text:p>-1.01065</text:p>
          </table:table-cell>
          <table:table-cell office:value-type="float" office:value="0.260446" calcext:value-type="float">
            <text:p>0.260446</text:p>
          </table:table-cell>
          <table:table-cell office:value-type="float" office:value="-0.192889" calcext:value-type="float">
            <text:p>-0.192889</text:p>
          </table:table-cell>
          <table:table-cell office:value-type="float" office:value="0.0313323" calcext:value-type="float">
            <text:p>0.0313323</text:p>
          </table:table-cell>
          <table:table-cell office:value-type="float" office:value="0.0188901" calcext:value-type="float">
            <text:p>0.0188901</text:p>
          </table:table-cell>
          <table:table-cell office:value-type="float" office:value="-0.0100731" calcext:value-type="float">
            <text:p>-0.010073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22968" calcext:value-type="float">
            <text:p>-0.122968</text:p>
          </table:table-cell>
          <table:table-cell office:value-type="float" office:value="-1.03264" calcext:value-type="float">
            <text:p>-1.03264</text:p>
          </table:table-cell>
          <table:table-cell office:value-type="float" office:value="0.260073" calcext:value-type="float">
            <text:p>0.260073</text:p>
          </table:table-cell>
          <table:table-cell office:value-type="float" office:value="-0.221284" calcext:value-type="float">
            <text:p>-0.221284</text:p>
          </table:table-cell>
          <table:table-cell office:value-type="float" office:value="0.0342697" calcext:value-type="float">
            <text:p>0.0342697</text:p>
          </table:table-cell>
          <table:table-cell office:value-type="float" office:value="0.0435944" calcext:value-type="float">
            <text:p>0.0435944</text:p>
          </table:table-cell>
          <table:table-cell office:value-type="float" office:value="-0.0129085" calcext:value-type="float">
            <text:p>-0.012908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26202" calcext:value-type="float">
            <text:p>-0.126202</text:p>
          </table:table-cell>
          <table:table-cell office:value-type="float" office:value="-1.08985" calcext:value-type="float">
            <text:p>-1.08985</text:p>
          </table:table-cell>
          <table:table-cell office:value-type="float" office:value="0.259746" calcext:value-type="float">
            <text:p>0.259746</text:p>
          </table:table-cell>
          <table:table-cell office:value-type="float" office:value="-0.300594" calcext:value-type="float">
            <text:p>-0.300594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0.113041" calcext:value-type="float">
            <text:p>0.113041</text:p>
          </table:table-cell>
          <table:table-cell office:value-type="float" office:value="-0.0169308" calcext:value-type="float">
            <text:p>-0.016930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1331" calcext:value-type="float">
            <text:p>-0.131331</text:p>
          </table:table-cell>
          <table:table-cell office:value-type="float" office:value="-1.08238" calcext:value-type="float">
            <text:p>-1.08238</text:p>
          </table:table-cell>
          <table:table-cell office:value-type="float" office:value="0.259615" calcext:value-type="float">
            <text:p>0.259615</text:p>
          </table:table-cell>
          <table:table-cell office:value-type="float" office:value="-0.16939" calcext:value-type="float">
            <text:p>-0.16939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168056" calcext:value-type="float">
            <text:p>-0.0168056</text:p>
          </table:table-cell>
          <table:table-cell office:value-type="float" office:value="-0.0195787" calcext:value-type="float">
            <text:p>-0.019578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2371" calcext:value-type="float">
            <text:p>-0.142371</text:p>
          </table:table-cell>
          <table:table-cell office:value-type="float" office:value="-1.04662" calcext:value-type="float">
            <text:p>-1.04662</text:p>
          </table:table-cell>
          <table:table-cell office:value-type="float" office:value="0.25973" calcext:value-type="float">
            <text:p>0.25973</text:p>
          </table:table-cell>
          <table:table-cell office:value-type="float" office:value="-0.10183" calcext:value-type="float">
            <text:p>-0.10183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781866" calcext:value-type="float">
            <text:p>-0.0781866</text:p>
          </table:table-cell>
          <table:table-cell office:value-type="float" office:value="-0.030681" calcext:value-type="float">
            <text:p>-0.03068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3361" calcext:value-type="float">
            <text:p>-0.153361</text:p>
          </table:table-cell>
          <table:table-cell office:value-type="float" office:value="-0.995134" calcext:value-type="float">
            <text:p>-0.995134</text:p>
          </table:table-cell>
          <table:table-cell office:value-type="float" office:value="0.259691" calcext:value-type="float">
            <text:p>0.259691</text:p>
          </table:table-cell>
          <table:table-cell office:value-type="float" office:value="-0.0665811" calcext:value-type="float">
            <text:p>-0.0665811</text:p>
          </table:table-cell>
          <table:table-cell office:value-type="float" office:value="0.0577689" calcext:value-type="float">
            <text:p>0.0577689</text:p>
          </table:table-cell>
          <table:table-cell office:value-type="float" office:value="-0.104478" calcext:value-type="float">
            <text:p>-0.104478</text:p>
          </table:table-cell>
          <table:table-cell office:value-type="float" office:value="-0.031859" calcext:value-type="float">
            <text:p>-0.03185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2182" calcext:value-type="float">
            <text:p>-0.162182</text:p>
          </table:table-cell>
          <table:table-cell office:value-type="float" office:value="-0.942759" calcext:value-type="float">
            <text:p>-0.942759</text:p>
          </table:table-cell>
          <table:table-cell office:value-type="float" office:value="0.259642" calcext:value-type="float">
            <text:p>0.259642</text:p>
          </table:table-cell>
          <table:table-cell office:value-type="float" office:value="-0.0479776" calcext:value-type="float">
            <text:p>-0.0479776</text:p>
          </table:table-cell>
          <table:table-cell office:value-type="float" office:value="0.0597272" calcext:value-type="float">
            <text:p>0.0597272</text:p>
          </table:table-cell>
          <table:table-cell office:value-type="float" office:value="-0.114131" calcext:value-type="float">
            <text:p>-0.114131</text:p>
          </table:table-cell>
          <table:table-cell office:value-type="float" office:value="-0.0323322" calcext:value-type="float">
            <text:p>-0.032332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9452" calcext:value-type="float">
            <text:p>-0.169452</text:p>
          </table:table-cell>
          <table:table-cell office:value-type="float" office:value="-0.91492" calcext:value-type="float">
            <text:p>-0.91492</text:p>
          </table:table-cell>
          <table:table-cell office:value-type="float" office:value="0.259409" calcext:value-type="float">
            <text:p>0.259409</text:p>
          </table:table-cell>
          <table:table-cell office:value-type="float" office:value="-0.0988925" calcext:value-type="float">
            <text:p>-0.0988925</text:p>
          </table:table-cell>
          <table:table-cell office:value-type="float" office:value="0.0597272" calcext:value-type="float">
            <text:p>0.0597272</text:p>
          </table:table-cell>
          <table:table-cell office:value-type="float" office:value="-0.0583914" calcext:value-type="float">
            <text:p>-0.0583914</text:p>
          </table:table-cell>
          <table:table-cell office:value-type="float" office:value="-0.0308369" calcext:value-type="float">
            <text:p>-0.030836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2253" calcext:value-type="float">
            <text:p>-0.172253</text:p>
          </table:table-cell>
          <table:table-cell office:value-type="float" office:value="-0.923174" calcext:value-type="float">
            <text:p>-0.923174</text:p>
          </table:table-cell>
          <table:table-cell office:value-type="float" office:value="0.258985" calcext:value-type="float">
            <text:p>0.258985</text:p>
          </table:table-cell>
          <table:table-cell office:value-type="float" office:value="-0.173307" calcext:value-type="float">
            <text:p>-0.173307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0.0145319" calcext:value-type="float">
            <text:p>0.0145319</text:p>
          </table:table-cell>
          <table:table-cell office:value-type="float" office:value="-0.0241442" calcext:value-type="float">
            <text:p>-0.024144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4238" calcext:value-type="float">
            <text:p>-0.174238</text:p>
          </table:table-cell>
          <table:table-cell office:value-type="float" office:value="-0.934799" calcext:value-type="float">
            <text:p>-0.934799</text:p>
          </table:table-cell>
          <table:table-cell office:value-type="float" office:value="0.258363" calcext:value-type="float">
            <text:p>0.258363</text:p>
          </table:table-cell>
          <table:table-cell office:value-type="float" office:value="-0.18114" calcext:value-type="float">
            <text:p>-0.18114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0.0203569" calcext:value-type="float">
            <text:p>0.0203569</text:p>
          </table:table-cell>
          <table:table-cell office:value-type="float" office:value="-0.0227973" calcext:value-type="float">
            <text:p>-0.022797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4577" calcext:value-type="float">
            <text:p>-0.174577</text:p>
          </table:table-cell>
          <table:table-cell office:value-type="float" office:value="-0.955921" calcext:value-type="float">
            <text:p>-0.955921</text:p>
          </table:table-cell>
          <table:table-cell office:value-type="float" office:value="0.257543" calcext:value-type="float">
            <text:p>0.257543</text:p>
          </table:table-cell>
          <table:table-cell office:value-type="float" office:value="-0.20366" calcext:value-type="float">
            <text:p>-0.20366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391504" calcext:value-type="float">
            <text:p>0.0391504</text:p>
          </table:table-cell>
          <table:table-cell office:value-type="float" office:value="-0.0177472" calcext:value-type="float">
            <text:p>-0.017747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346" calcext:value-type="float">
            <text:p>-0.17346</text:p>
          </table:table-cell>
          <table:table-cell office:value-type="float" office:value="-0.873494" calcext:value-type="float">
            <text:p>-0.873494</text:p>
          </table:table-cell>
          <table:table-cell office:value-type="float" office:value="0.256449" calcext:value-type="float">
            <text:p>0.256449</text:p>
          </table:table-cell>
          <table:table-cell office:value-type="float" office:value="0.0274158" calcext:value-type="float">
            <text:p>0.0274158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17772" calcext:value-type="float">
            <text:p>-0.17772</text:p>
          </table:table-cell>
          <table:table-cell office:value-type="float" office:value="-0.0149943" calcext:value-type="float">
            <text:p>-0.014994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5432" calcext:value-type="float">
            <text:p>-0.175432</text:p>
          </table:table-cell>
          <table:table-cell office:value-type="float" office:value="-0.780472" calcext:value-type="float">
            <text:p>-0.780472</text:p>
          </table:table-cell>
          <table:table-cell office:value-type="float" office:value="0.255233" calcext:value-type="float">
            <text:p>0.255233</text:p>
          </table:table-cell>
          <table:table-cell office:value-type="float" office:value="0.065602" calcext:value-type="float">
            <text:p>0.065602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199893" calcext:value-type="float">
            <text:p>-0.199893</text:p>
          </table:table-cell>
          <table:table-cell office:value-type="float" office:value="-0.0206187" calcext:value-type="float">
            <text:p>-0.020618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8929" calcext:value-type="float">
            <text:p>-0.178929</text:p>
          </table:table-cell>
          <table:table-cell office:value-type="float" office:value="-0.608683" calcext:value-type="float">
            <text:p>-0.608683</text:p>
          </table:table-cell>
          <table:table-cell office:value-type="float" office:value="0.254089" calcext:value-type="float">
            <text:p>0.254089</text:p>
          </table:table-cell>
          <table:table-cell office:value-type="float" office:value="0.23793" calcext:value-type="float">
            <text:p>0.23793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342628" calcext:value-type="float">
            <text:p>-0.342628</text:p>
          </table:table-cell>
          <table:table-cell office:value-type="float" office:value="-0.0226038" calcext:value-type="float">
            <text:p>-0.022603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9741" calcext:value-type="float">
            <text:p>-0.179741</text:p>
          </table:table-cell>
          <table:table-cell office:value-type="float" office:value="-0.440794" calcext:value-type="float">
            <text:p>-0.440794</text:p>
          </table:table-cell>
          <table:table-cell office:value-type="float" office:value="0.252887" calcext:value-type="float">
            <text:p>0.252887</text:p>
          </table:table-cell>
          <table:table-cell office:value-type="float" office:value="0.259471" calcext:value-type="float">
            <text:p>0.259471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335293" calcext:value-type="float">
            <text:p>-0.335293</text:p>
          </table:table-cell>
          <table:table-cell office:value-type="float" office:value="-0.0165496" calcext:value-type="float">
            <text:p>-0.016549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1482" calcext:value-type="float">
            <text:p>-0.181482</text:p>
          </table:table-cell>
          <table:table-cell office:value-type="float" office:value="-0.324206" calcext:value-type="float">
            <text:p>-0.324206</text:p>
          </table:table-cell>
          <table:table-cell office:value-type="float" office:value="0.251743" calcext:value-type="float">
            <text:p>0.251743</text:p>
          </table:table-cell>
          <table:table-cell office:value-type="float" office:value="0.194848" calcext:value-type="float">
            <text:p>0.194848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250571" calcext:value-type="float">
            <text:p>-0.250571</text:p>
          </table:table-cell>
          <table:table-cell office:value-type="float" office:value="-0.0168656" calcext:value-type="float">
            <text:p>-0.016865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2478" calcext:value-type="float">
            <text:p>-0.182478</text:p>
          </table:table-cell>
          <table:table-cell office:value-type="float" office:value="-0.280895" calcext:value-type="float">
            <text:p>-0.280895</text:p>
          </table:table-cell>
          <table:table-cell office:value-type="float" office:value="0.25114" calcext:value-type="float">
            <text:p>0.25114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884361" calcext:value-type="float">
            <text:p>-0.0884361</text:p>
          </table:table-cell>
          <table:table-cell office:value-type="float" office:value="-0.0130402" calcext:value-type="float">
            <text:p>-0.013040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5097" calcext:value-type="float">
            <text:p>-0.185097</text:p>
          </table:table-cell>
          <table:table-cell office:value-type="float" office:value="-0.318908" calcext:value-type="float">
            <text:p>-0.318908</text:p>
          </table:table-cell>
          <table:table-cell office:value-type="float" office:value="0.251026" calcext:value-type="float">
            <text:p>0.251026</text:p>
          </table:table-cell>
          <table:table-cell office:value-type="float" office:value="-0.133162" calcext:value-type="float">
            <text:p>-0.133162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0.0783412" calcext:value-type="float">
            <text:p>0.0783412</text:p>
          </table:table-cell>
          <table:table-cell office:value-type="float" office:value="-0.0138232" calcext:value-type="float">
            <text:p>-0.013823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8484" calcext:value-type="float">
            <text:p>-0.188484</text:p>
          </table:table-cell>
          <table:table-cell office:value-type="float" office:value="-0.465131" calcext:value-type="float">
            <text:p>-0.465131</text:p>
          </table:table-cell>
          <table:table-cell office:value-type="float" office:value="0.25139" calcext:value-type="float">
            <text:p>0.25139</text:p>
          </table:table-cell>
          <table:table-cell office:value-type="float" office:value="-0.367175" calcext:value-type="float">
            <text:p>-0.367175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0.287193" calcext:value-type="float">
            <text:p>0.287193</text:p>
          </table:table-cell>
          <table:table-cell office:value-type="float" office:value="-0.0123299" calcext:value-type="float">
            <text:p>-0.012329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1589" calcext:value-type="float">
            <text:p>-0.191589</text:p>
          </table:table-cell>
          <table:table-cell office:value-type="float" office:value="-0.645537" calcext:value-type="float">
            <text:p>-0.645537</text:p>
          </table:table-cell>
          <table:table-cell office:value-type="float" office:value="0.252089" calcext:value-type="float">
            <text:p>0.252089</text:p>
          </table:table-cell>
          <table:table-cell office:value-type="float" office:value="-0.467047" calcext:value-type="float">
            <text:p>-0.467047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0.35594" calcext:value-type="float">
            <text:p>0.35594</text:p>
          </table:table-cell>
          <table:table-cell office:value-type="float" office:value="-0.01147" calcext:value-type="float">
            <text:p>-0.0114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9926" calcext:value-type="float">
            <text:p>-0.189926</text:p>
          </table:table-cell>
          <table:table-cell office:value-type="float" office:value="-0.775112" calcext:value-type="float">
            <text:p>-0.775112</text:p>
          </table:table-cell>
          <table:table-cell office:value-type="float" office:value="0.253174" calcext:value-type="float">
            <text:p>0.253174</text:p>
          </table:table-cell>
          <table:table-cell office:value-type="float" office:value="-0.40732" calcext:value-type="float">
            <text:p>-0.40732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0.273929" calcext:value-type="float">
            <text:p>0.273929</text:p>
          </table:table-cell>
          <table:table-cell office:value-type="float" office:value="-0.00625006" calcext:value-type="float">
            <text:p>-0.006250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7141" calcext:value-type="float">
            <text:p>-0.187141</text:p>
          </table:table-cell>
          <table:table-cell office:value-type="float" office:value="-0.826768" calcext:value-type="float">
            <text:p>-0.826768</text:p>
          </table:table-cell>
          <table:table-cell office:value-type="float" office:value="0.254281" calcext:value-type="float">
            <text:p>0.254281</text:p>
          </table:table-cell>
          <table:table-cell office:value-type="float" office:value="-0.250658" calcext:value-type="float">
            <text:p>-0.250658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0.108374" calcext:value-type="float">
            <text:p>0.108374</text:p>
          </table:table-cell>
          <table:table-cell office:value-type="float" office:value="-0.00941074" calcext:value-type="float">
            <text:p>-0.009410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3019" calcext:value-type="float">
            <text:p>-0.183019</text:p>
          </table:table-cell>
          <table:table-cell office:value-type="float" office:value="-0.830754" calcext:value-type="float">
            <text:p>-0.830754</text:p>
          </table:table-cell>
          <table:table-cell office:value-type="float" office:value="0.255406" calcext:value-type="float">
            <text:p>0.255406</text:p>
          </table:table-cell>
          <table:table-cell office:value-type="float" office:value="-0.150787" calcext:value-type="float">
            <text:p>-0.150787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0.00783975" calcext:value-type="float">
            <text:p>0.00783975</text:p>
          </table:table-cell>
          <table:table-cell office:value-type="float" office:value="-0.0125245" calcext:value-type="float">
            <text:p>-0.012524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6122" calcext:value-type="float">
            <text:p>-0.176122</text:p>
          </table:table-cell>
          <table:table-cell office:value-type="float" office:value="-0.792669" calcext:value-type="float">
            <text:p>-0.792669</text:p>
          </table:table-cell>
          <table:table-cell office:value-type="float" office:value="0.25644" calcext:value-type="float">
            <text:p>0.25644</text:p>
          </table:table-cell>
          <table:table-cell office:value-type="float" office:value="-0.0607063" calcext:value-type="float">
            <text:p>-0.0607063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756646" calcext:value-type="float">
            <text:p>-0.0756646</text:p>
          </table:table-cell>
          <table:table-cell office:value-type="float" office:value="-0.01213" calcext:value-type="float">
            <text:p>-0.0121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8667" calcext:value-type="float">
            <text:p>-0.168667</text:p>
          </table:table-cell>
          <table:table-cell office:value-type="float" office:value="-0.749707" calcext:value-type="float">
            <text:p>-0.749707</text:p>
          </table:table-cell>
          <table:table-cell office:value-type="float" office:value="0.257114" calcext:value-type="float">
            <text:p>0.257114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907955" calcext:value-type="float">
            <text:p>-0.0907955</text:p>
          </table:table-cell>
          <table:table-cell office:value-type="float" office:value="-0.013479" calcext:value-type="float">
            <text:p>-0.01347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0895" calcext:value-type="float">
            <text:p>-0.160895</text:p>
          </table:table-cell>
          <table:table-cell office:value-type="float" office:value="-0.708388" calcext:value-type="float">
            <text:p>-0.708388</text:p>
          </table:table-cell>
          <table:table-cell office:value-type="float" office:value="0.257784" calcext:value-type="float">
            <text:p>0.257784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866072" calcext:value-type="float">
            <text:p>-0.0866072</text:p>
          </table:table-cell>
          <table:table-cell office:value-type="float" office:value="-0.0138225" calcext:value-type="float">
            <text:p>-0.013822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4027" calcext:value-type="float">
            <text:p>-0.154027</text:p>
          </table:table-cell>
          <table:table-cell office:value-type="float" office:value="-0.668209" calcext:value-type="float">
            <text:p>-0.668209</text:p>
          </table:table-cell>
          <table:table-cell office:value-type="float" office:value="0.258662" calcext:value-type="float">
            <text:p>0.258662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777401" calcext:value-type="float">
            <text:p>-0.0777401</text:p>
          </table:table-cell>
          <table:table-cell office:value-type="float" office:value="-0.0149632" calcext:value-type="float">
            <text:p>-0.014963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9144" calcext:value-type="float">
            <text:p>-0.149144</text:p>
          </table:table-cell>
          <table:table-cell office:value-type="float" office:value="-0.630786" calcext:value-type="float">
            <text:p>-0.630786</text:p>
          </table:table-cell>
          <table:table-cell office:value-type="float" office:value="0.25954" calcext:value-type="float">
            <text:p>0.25954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722955" calcext:value-type="float">
            <text:p>-0.0722955</text:p>
          </table:table-cell>
          <table:table-cell office:value-type="float" office:value="-0.0157752" calcext:value-type="float">
            <text:p>-0.015775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7936" calcext:value-type="float">
            <text:p>-0.147936</text:p>
          </table:table-cell>
          <table:table-cell office:value-type="float" office:value="-0.596813" calcext:value-type="float">
            <text:p>-0.596813</text:p>
          </table:table-cell>
          <table:table-cell office:value-type="float" office:value="0.260273" calcext:value-type="float">
            <text:p>0.260273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654433" calcext:value-type="float">
            <text:p>-0.0654433</text:p>
          </table:table-cell>
          <table:table-cell office:value-type="float" office:value="-0.0188929" calcext:value-type="float">
            <text:p>-0.018892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8223" calcext:value-type="float">
            <text:p>-0.148223</text:p>
          </table:table-cell>
          <table:table-cell office:value-type="float" office:value="-0.567963" calcext:value-type="float">
            <text:p>-0.567963</text:p>
          </table:table-cell>
          <table:table-cell office:value-type="float" office:value="0.260961" calcext:value-type="float">
            <text:p>0.260961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604631" calcext:value-type="float">
            <text:p>-0.0604631</text:p>
          </table:table-cell>
          <table:table-cell office:value-type="float" office:value="-0.0198033" calcext:value-type="float">
            <text:p>-0.019803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9365" calcext:value-type="float">
            <text:p>-0.149365</text:p>
          </table:table-cell>
          <table:table-cell office:value-type="float" office:value="-0.541152" calcext:value-type="float">
            <text:p>-0.541152</text:p>
          </table:table-cell>
          <table:table-cell office:value-type="float" office:value="0.261499" calcext:value-type="float">
            <text:p>0.261499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568145" calcext:value-type="float">
            <text:p>-0.0568145</text:p>
          </table:table-cell>
          <table:table-cell office:value-type="float" office:value="-0.0205724" calcext:value-type="float">
            <text:p>-0.020572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0196" calcext:value-type="float">
            <text:p>-0.150196</text:p>
          </table:table-cell>
          <table:table-cell office:value-type="float" office:value="-0.514406" calcext:value-type="float">
            <text:p>-0.514406</text:p>
          </table:table-cell>
          <table:table-cell office:value-type="float" office:value="0.261904" calcext:value-type="float">
            <text:p>0.261904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531866" calcext:value-type="float">
            <text:p>-0.0531866</text:p>
          </table:table-cell>
          <table:table-cell office:value-type="float" office:value="-0.0194365" calcext:value-type="float">
            <text:p>-0.019436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1494" calcext:value-type="float">
            <text:p>-0.151494</text:p>
          </table:table-cell>
          <table:table-cell office:value-type="float" office:value="-0.491615" calcext:value-type="float">
            <text:p>-0.491615</text:p>
          </table:table-cell>
          <table:table-cell office:value-type="float" office:value="0.262433" calcext:value-type="float">
            <text:p>0.262433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482735" calcext:value-type="float">
            <text:p>-0.0482735</text:p>
          </table:table-cell>
          <table:table-cell office:value-type="float" office:value="-0.0201729" calcext:value-type="float">
            <text:p>-0.020172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2663" calcext:value-type="float">
            <text:p>-0.152663</text:p>
          </table:table-cell>
          <table:table-cell office:value-type="float" office:value="-0.467602" calcext:value-type="float">
            <text:p>-0.467602</text:p>
          </table:table-cell>
          <table:table-cell office:value-type="float" office:value="0.262984" calcext:value-type="float">
            <text:p>0.262984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470885" calcext:value-type="float">
            <text:p>-0.0470885</text:p>
          </table:table-cell>
          <table:table-cell office:value-type="float" office:value="-0.0180085" calcext:value-type="float">
            <text:p>-0.018008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5423" calcext:value-type="float">
            <text:p>-0.155423</text:p>
          </table:table-cell>
          <table:table-cell office:value-type="float" office:value="-0.447166" calcext:value-type="float">
            <text:p>-0.447166</text:p>
          </table:table-cell>
          <table:table-cell office:value-type="float" office:value="0.263503" calcext:value-type="float">
            <text:p>0.263503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425938" calcext:value-type="float">
            <text:p>-0.0425938</text:p>
          </table:table-cell>
          <table:table-cell office:value-type="float" office:value="-0.0194689" calcext:value-type="float">
            <text:p>-0.019468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877" calcext:value-type="float">
            <text:p>-0.15877</text:p>
          </table:table-cell>
          <table:table-cell office:value-type="float" office:value="-0.428388" calcext:value-type="float">
            <text:p>-0.428388</text:p>
          </table:table-cell>
          <table:table-cell office:value-type="float" office:value="0.26401" calcext:value-type="float">
            <text:p>0.26401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384021" calcext:value-type="float">
            <text:p>-0.0384021</text:p>
          </table:table-cell>
          <table:table-cell office:value-type="float" office:value="-0.016913" calcext:value-type="float">
            <text:p>-0.01691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3646" calcext:value-type="float">
            <text:p>-0.163646</text:p>
          </table:table-cell>
          <table:table-cell office:value-type="float" office:value="-0.409994" calcext:value-type="float">
            <text:p>-0.409994</text:p>
          </table:table-cell>
          <table:table-cell office:value-type="float" office:value="0.264548" calcext:value-type="float">
            <text:p>0.264548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342635" calcext:value-type="float">
            <text:p>-0.0342635</text:p>
          </table:table-cell>
          <table:table-cell office:value-type="float" office:value="-0.0170314" calcext:value-type="float">
            <text:p>-0.017031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8902" calcext:value-type="float">
            <text:p>-0.168902</text:p>
          </table:table-cell>
          <table:table-cell office:value-type="float" office:value="-0.394407" calcext:value-type="float">
            <text:p>-0.394407</text:p>
          </table:table-cell>
          <table:table-cell office:value-type="float" office:value="0.264897" calcext:value-type="float">
            <text:p>0.264897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305989" calcext:value-type="float">
            <text:p>-0.0305989</text:p>
          </table:table-cell>
          <table:table-cell office:value-type="float" office:value="-0.0161129" calcext:value-type="float">
            <text:p>-0.016112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4492" calcext:value-type="float">
            <text:p>-0.174492</text:p>
          </table:table-cell>
          <table:table-cell office:value-type="float" office:value="-0.380847" calcext:value-type="float">
            <text:p>-0.380847</text:p>
          </table:table-cell>
          <table:table-cell office:value-type="float" office:value="0.264944" calcext:value-type="float">
            <text:p>0.264944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262939" calcext:value-type="float">
            <text:p>-0.0262939</text:p>
          </table:table-cell>
          <table:table-cell office:value-type="float" office:value="-0.016116" calcext:value-type="float">
            <text:p>-0.01611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0303" calcext:value-type="float">
            <text:p>-0.180303</text:p>
          </table:table-cell>
          <table:table-cell office:value-type="float" office:value="-0.367788" calcext:value-type="float">
            <text:p>-0.367788</text:p>
          </table:table-cell>
          <table:table-cell office:value-type="float" office:value="0.264993" calcext:value-type="float">
            <text:p>0.264993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240469" calcext:value-type="float">
            <text:p>-0.0240469</text:p>
          </table:table-cell>
          <table:table-cell office:value-type="float" office:value="-0.0160849" calcext:value-type="float">
            <text:p>-0.016084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4867" calcext:value-type="float">
            <text:p>-0.184867</text:p>
          </table:table-cell>
          <table:table-cell office:value-type="float" office:value="-0.356953" calcext:value-type="float">
            <text:p>-0.356953</text:p>
          </table:table-cell>
          <table:table-cell office:value-type="float" office:value="0.265035" calcext:value-type="float">
            <text:p>0.265035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212009" calcext:value-type="float">
            <text:p>-0.0212009</text:p>
          </table:table-cell>
          <table:table-cell office:value-type="float" office:value="-0.0152895" calcext:value-type="float">
            <text:p>-0.015289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8144" calcext:value-type="float">
            <text:p>-0.188144</text:p>
          </table:table-cell>
          <table:table-cell office:value-type="float" office:value="-0.345971" calcext:value-type="float">
            <text:p>-0.345971</text:p>
          </table:table-cell>
          <table:table-cell office:value-type="float" office:value="0.265071" calcext:value-type="float">
            <text:p>0.265071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202902" calcext:value-type="float">
            <text:p>-0.0202902</text:p>
          </table:table-cell>
          <table:table-cell office:value-type="float" office:value="-0.0127697" calcext:value-type="float">
            <text:p>-0.012769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0971" calcext:value-type="float">
            <text:p>-0.190971</text:p>
          </table:table-cell>
          <table:table-cell office:value-type="float" office:value="-0.336071" calcext:value-type="float">
            <text:p>-0.336071</text:p>
          </table:table-cell>
          <table:table-cell office:value-type="float" office:value="0.265252" calcext:value-type="float">
            <text:p>0.265252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195686" calcext:value-type="float">
            <text:p>-0.0195686</text:p>
          </table:table-cell>
          <table:table-cell office:value-type="float" office:value="-0.0122801" calcext:value-type="float">
            <text:p>-0.012280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3621" calcext:value-type="float">
            <text:p>-0.193621</text:p>
          </table:table-cell>
          <table:table-cell office:value-type="float" office:value="-0.3263" calcext:value-type="float">
            <text:p>-0.3263</text:p>
          </table:table-cell>
          <table:table-cell office:value-type="float" office:value="0.26544" calcext:value-type="float">
            <text:p>0.26544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179056" calcext:value-type="float">
            <text:p>-0.0179056</text:p>
          </table:table-cell>
          <table:table-cell office:value-type="float" office:value="-0.0108309" calcext:value-type="float">
            <text:p>-0.010830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691" calcext:value-type="float">
            <text:p>-0.19691</text:p>
          </table:table-cell>
          <table:table-cell office:value-type="float" office:value="-0.317169" calcext:value-type="float">
            <text:p>-0.317169</text:p>
          </table:table-cell>
          <table:table-cell office:value-type="float" office:value="0.26562" calcext:value-type="float">
            <text:p>0.26562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182863" calcext:value-type="float">
            <text:p>-0.0182863</text:p>
          </table:table-cell>
          <table:table-cell office:value-type="float" office:value="-0.0122251" calcext:value-type="float">
            <text:p>-0.012225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0525" calcext:value-type="float">
            <text:p>-0.200525</text:p>
          </table:table-cell>
          <table:table-cell office:value-type="float" office:value="-0.308867" calcext:value-type="float">
            <text:p>-0.308867</text:p>
          </table:table-cell>
          <table:table-cell office:value-type="float" office:value="0.266101" calcext:value-type="float">
            <text:p>0.266101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16872" calcext:value-type="float">
            <text:p>-0.016872</text:p>
          </table:table-cell>
          <table:table-cell office:value-type="float" office:value="-0.0125655" calcext:value-type="float">
            <text:p>-0.012565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4844" calcext:value-type="float">
            <text:p>-0.204844</text:p>
          </table:table-cell>
          <table:table-cell office:value-type="float" office:value="-0.300516" calcext:value-type="float">
            <text:p>-0.300516</text:p>
          </table:table-cell>
          <table:table-cell office:value-type="float" office:value="0.266775" calcext:value-type="float">
            <text:p>0.266775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15424" calcext:value-type="float">
            <text:p>-0.015424</text:p>
          </table:table-cell>
          <table:table-cell office:value-type="float" office:value="-0.0137773" calcext:value-type="float">
            <text:p>-0.013777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8117" calcext:value-type="float">
            <text:p>-0.208117</text:p>
          </table:table-cell>
          <table:table-cell office:value-type="float" office:value="-0.293887" calcext:value-type="float">
            <text:p>-0.293887</text:p>
          </table:table-cell>
          <table:table-cell office:value-type="float" office:value="0.267555" calcext:value-type="float">
            <text:p>0.267555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133166" calcext:value-type="float">
            <text:p>-0.0133166</text:p>
          </table:table-cell>
          <table:table-cell office:value-type="float" office:value="-0.0131974" calcext:value-type="float">
            <text:p>-0.01319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1574" calcext:value-type="float">
            <text:p>-0.211574</text:p>
          </table:table-cell>
          <table:table-cell office:value-type="float" office:value="-0.287629" calcext:value-type="float">
            <text:p>-0.287629</text:p>
          </table:table-cell>
          <table:table-cell office:value-type="float" office:value="0.268636" calcext:value-type="float">
            <text:p>0.268636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132115" calcext:value-type="float">
            <text:p>-0.0132115</text:p>
          </table:table-cell>
          <table:table-cell office:value-type="float" office:value="-0.0135849" calcext:value-type="float">
            <text:p>-0.013584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5888" calcext:value-type="float">
            <text:p>-0.215888</text:p>
          </table:table-cell>
          <table:table-cell office:value-type="float" office:value="-0.280699" calcext:value-type="float">
            <text:p>-0.280699</text:p>
          </table:table-cell>
          <table:table-cell office:value-type="float" office:value="0.269792" calcext:value-type="float">
            <text:p>0.269792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139855" calcext:value-type="float">
            <text:p>-0.0139855</text:p>
          </table:table-cell>
          <table:table-cell office:value-type="float" office:value="-0.0147935" calcext:value-type="float">
            <text:p>-0.014793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8706" calcext:value-type="float">
            <text:p>-0.218706</text:p>
          </table:table-cell>
          <table:table-cell office:value-type="float" office:value="-0.274294" calcext:value-type="float">
            <text:p>-0.274294</text:p>
          </table:table-cell>
          <table:table-cell office:value-type="float" office:value="0.270874" calcext:value-type="float">
            <text:p>0.270874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138687" calcext:value-type="float">
            <text:p>-0.0138687</text:p>
          </table:table-cell>
          <table:table-cell office:value-type="float" office:value="-0.0143043" calcext:value-type="float">
            <text:p>-0.014304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9909" calcext:value-type="float">
            <text:p>-0.219909</text:p>
          </table:table-cell>
          <table:table-cell office:value-type="float" office:value="-0.268428" calcext:value-type="float">
            <text:p>-0.268428</text:p>
          </table:table-cell>
          <table:table-cell office:value-type="float" office:value="0.271864" calcext:value-type="float">
            <text:p>0.271864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118896" calcext:value-type="float">
            <text:p>-0.0118896</text:p>
          </table:table-cell>
          <table:table-cell office:value-type="float" office:value="-0.0131052" calcext:value-type="float">
            <text:p>-0.013105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9017" calcext:value-type="float">
            <text:p>-0.219017</text:p>
          </table:table-cell>
          <table:table-cell office:value-type="float" office:value="-0.263218" calcext:value-type="float">
            <text:p>-0.263218</text:p>
          </table:table-cell>
          <table:table-cell office:value-type="float" office:value="0.272639" calcext:value-type="float">
            <text:p>0.272639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110007" calcext:value-type="float">
            <text:p>-0.0110007</text:p>
          </table:table-cell>
          <table:table-cell office:value-type="float" office:value="-0.0122718" calcext:value-type="float">
            <text:p>-0.012271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6137" calcext:value-type="float">
            <text:p>-0.216137</text:p>
          </table:table-cell>
          <table:table-cell office:value-type="float" office:value="-0.258676" calcext:value-type="float">
            <text:p>-0.258676</text:p>
          </table:table-cell>
          <table:table-cell office:value-type="float" office:value="0.273109" calcext:value-type="float">
            <text:p>0.273109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924628" calcext:value-type="float">
            <text:p>-0.00924628</text:p>
          </table:table-cell>
          <table:table-cell office:value-type="float" office:value="-0.0108011" calcext:value-type="float">
            <text:p>-0.010801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4154" calcext:value-type="float">
            <text:p>-0.214154</text:p>
          </table:table-cell>
          <table:table-cell office:value-type="float" office:value="-0.254811" calcext:value-type="float">
            <text:p>-0.254811</text:p>
          </table:table-cell>
          <table:table-cell office:value-type="float" office:value="0.2733" calcext:value-type="float">
            <text:p>0.2733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758126" calcext:value-type="float">
            <text:p>-0.00758126</text:p>
          </table:table-cell>
          <table:table-cell office:value-type="float" office:value="-0.0150513" calcext:value-type="float">
            <text:p>-0.015051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2471" calcext:value-type="float">
            <text:p>-0.212471</text:p>
          </table:table-cell>
          <table:table-cell office:value-type="float" office:value="-0.252785" calcext:value-type="float">
            <text:p>-0.252785</text:p>
          </table:table-cell>
          <table:table-cell office:value-type="float" office:value="0.273334" calcext:value-type="float">
            <text:p>0.273334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427605" calcext:value-type="float">
            <text:p>-0.00427605</text:p>
          </table:table-cell>
          <table:table-cell office:value-type="float" office:value="-0.0163154" calcext:value-type="float">
            <text:p>-0.016315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2173" calcext:value-type="float">
            <text:p>-0.212173</text:p>
          </table:table-cell>
          <table:table-cell office:value-type="float" office:value="-0.251488" calcext:value-type="float">
            <text:p>-0.251488</text:p>
          </table:table-cell>
          <table:table-cell office:value-type="float" office:value="0.273371" calcext:value-type="float">
            <text:p>0.273371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404321" calcext:value-type="float">
            <text:p>-0.00404321</text:p>
          </table:table-cell>
          <table:table-cell office:value-type="float" office:value="-0.018324" calcext:value-type="float">
            <text:p>-0.01832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2477" calcext:value-type="float">
            <text:p>-0.212477</text:p>
          </table:table-cell>
          <table:table-cell office:value-type="float" office:value="-0.249866" calcext:value-type="float">
            <text:p>-0.249866</text:p>
          </table:table-cell>
          <table:table-cell office:value-type="float" office:value="0.27326" calcext:value-type="float">
            <text:p>0.27326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473005" calcext:value-type="float">
            <text:p>-0.00473005</text:p>
          </table:table-cell>
          <table:table-cell office:value-type="float" office:value="-0.0192612" calcext:value-type="float">
            <text:p>-0.019261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2028" calcext:value-type="float">
            <text:p>-0.212028</text:p>
          </table:table-cell>
          <table:table-cell office:value-type="float" office:value="-0.247354" calcext:value-type="float">
            <text:p>-0.247354</text:p>
          </table:table-cell>
          <table:table-cell office:value-type="float" office:value="0.273297" calcext:value-type="float">
            <text:p>0.273297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626492" calcext:value-type="float">
            <text:p>-0.00626492</text:p>
          </table:table-cell>
          <table:table-cell office:value-type="float" office:value="-0.0173875" calcext:value-type="float">
            <text:p>-0.017387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2797" calcext:value-type="float">
            <text:p>-0.212797</text:p>
          </table:table-cell>
          <table:table-cell office:value-type="float" office:value="-0.244486" calcext:value-type="float">
            <text:p>-0.244486</text:p>
          </table:table-cell>
          <table:table-cell office:value-type="float" office:value="0.273336" calcext:value-type="float">
            <text:p>0.273336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771662" calcext:value-type="float">
            <text:p>-0.00771662</text:p>
          </table:table-cell>
          <table:table-cell office:value-type="float" office:value="-0.0192241" calcext:value-type="float">
            <text:p>-0.019224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3423" calcext:value-type="float">
            <text:p>-0.213423</text:p>
          </table:table-cell>
          <table:table-cell office:value-type="float" office:value="-0.240427" calcext:value-type="float">
            <text:p>-0.240427</text:p>
          </table:table-cell>
          <table:table-cell office:value-type="float" office:value="0.273534" calcext:value-type="float">
            <text:p>0.273534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897725" calcext:value-type="float">
            <text:p>-0.00897725</text:p>
          </table:table-cell>
          <table:table-cell office:value-type="float" office:value="-0.0181469" calcext:value-type="float">
            <text:p>-0.018146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341" calcext:value-type="float">
            <text:p>-0.21341</text:p>
          </table:table-cell>
          <table:table-cell office:value-type="float" office:value="-0.235917" calcext:value-type="float">
            <text:p>-0.235917</text:p>
          </table:table-cell>
          <table:table-cell office:value-type="float" office:value="0.273886" calcext:value-type="float">
            <text:p>0.273886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918944" calcext:value-type="float">
            <text:p>-0.00918944</text:p>
          </table:table-cell>
          <table:table-cell office:value-type="float" office:value="-0.016192" calcext:value-type="float">
            <text:p>-0.01619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2965" calcext:value-type="float">
            <text:p>-0.212965</text:p>
          </table:table-cell>
          <table:table-cell office:value-type="float" office:value="-0.231296" calcext:value-type="float">
            <text:p>-0.231296</text:p>
          </table:table-cell>
          <table:table-cell office:value-type="float" office:value="0.274363" calcext:value-type="float">
            <text:p>0.274363</text:p>
          </table:table-cell>
          <table:table-cell office:value-type="float" office:value="-0.0303532" calcext:value-type="float">
            <text:p>-0.0303532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938941" calcext:value-type="float">
            <text:p>-0.00938941</text:p>
          </table:table-cell>
          <table:table-cell office:value-type="float" office:value="-0.0152794" calcext:value-type="float">
            <text:p>-0.015279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2797" calcext:value-type="float">
            <text:p>-0.212797</text:p>
          </table:table-cell>
          <table:table-cell office:value-type="float" office:value="-0.226576" calcext:value-type="float">
            <text:p>-0.226576</text:p>
          </table:table-cell>
          <table:table-cell office:value-type="float" office:value="0.275034" calcext:value-type="float">
            <text:p>0.275034</text:p>
          </table:table-cell>
          <table:table-cell office:value-type="float" office:value="-0.0303532" calcext:value-type="float">
            <text:p>-0.0303532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85672" calcext:value-type="float">
            <text:p>-0.0085672</text:p>
          </table:table-cell>
          <table:table-cell office:value-type="float" office:value="-0.0172628" calcext:value-type="float">
            <text:p>-0.017262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2203" calcext:value-type="float">
            <text:p>-0.212203</text:p>
          </table:table-cell>
          <table:table-cell office:value-type="float" office:value="-0.222954" calcext:value-type="float">
            <text:p>-0.222954</text:p>
          </table:table-cell>
          <table:table-cell office:value-type="float" office:value="0.275814" calcext:value-type="float">
            <text:p>0.275814</text:p>
          </table:table-cell>
          <table:table-cell office:value-type="float" office:value="-0.0303532" calcext:value-type="float">
            <text:p>-0.0303532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794305" calcext:value-type="float">
            <text:p>-0.00794305</text:p>
          </table:table-cell>
          <table:table-cell office:value-type="float" office:value="-0.0173622" calcext:value-type="float">
            <text:p>-0.017362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1885" calcext:value-type="float">
            <text:p>-0.211885</text:p>
          </table:table-cell>
          <table:table-cell office:value-type="float" office:value="-0.219564" calcext:value-type="float">
            <text:p>-0.219564</text:p>
          </table:table-cell>
          <table:table-cell office:value-type="float" office:value="0.276812" calcext:value-type="float">
            <text:p>0.276812</text:p>
          </table:table-cell>
          <table:table-cell office:value-type="float" office:value="-0.029374" calcext:value-type="float">
            <text:p>-0.029374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833232" calcext:value-type="float">
            <text:p>-0.00833232</text:p>
          </table:table-cell>
          <table:table-cell office:value-type="float" office:value="-0.0193737" calcext:value-type="float">
            <text:p>-0.019373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1007" calcext:value-type="float">
            <text:p>-0.211007</text:p>
          </table:table-cell>
          <table:table-cell office:value-type="float" office:value="-0.217366" calcext:value-type="float">
            <text:p>-0.217366</text:p>
          </table:table-cell>
          <table:table-cell office:value-type="float" office:value="0.277598" calcext:value-type="float">
            <text:p>0.277598</text:p>
          </table:table-cell>
          <table:table-cell office:value-type="float" office:value="-0.0303532" calcext:value-type="float">
            <text:p>-0.0303532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697747" calcext:value-type="float">
            <text:p>-0.00697747</text:p>
          </table:table-cell>
          <table:table-cell office:value-type="float" office:value="-0.0195147" calcext:value-type="float">
            <text:p>-0.019514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0472" calcext:value-type="float">
            <text:p>-0.210472</text:p>
          </table:table-cell>
          <table:table-cell office:value-type="float" office:value="-0.216209" calcext:value-type="float">
            <text:p>-0.216209</text:p>
          </table:table-cell>
          <table:table-cell office:value-type="float" office:value="0.278388" calcext:value-type="float">
            <text:p>0.278388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-0.00579369" calcext:value-type="float">
            <text:p>-0.00579369</text:p>
          </table:table-cell>
          <table:table-cell office:value-type="float" office:value="-0.0205803" calcext:value-type="float">
            <text:p>-0.02058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9826" calcext:value-type="float">
            <text:p>-0.209826</text:p>
          </table:table-cell>
          <table:table-cell office:value-type="float" office:value="-0.216165" calcext:value-type="float">
            <text:p>-0.216165</text:p>
          </table:table-cell>
          <table:table-cell office:value-type="float" office:value="0.279029" calcext:value-type="float">
            <text:p>0.279029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-0.00480636" calcext:value-type="float">
            <text:p>-0.00480636</text:p>
          </table:table-cell>
          <table:table-cell office:value-type="float" office:value="-0.0206868" calcext:value-type="float">
            <text:p>-0.020686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9249" calcext:value-type="float">
            <text:p>-0.209249</text:p>
          </table:table-cell>
          <table:table-cell office:value-type="float" office:value="-0.216725" calcext:value-type="float">
            <text:p>-0.216725</text:p>
          </table:table-cell>
          <table:table-cell office:value-type="float" office:value="0.279521" calcext:value-type="float">
            <text:p>0.279521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491045" calcext:value-type="float">
            <text:p>-0.00491045</text:p>
          </table:table-cell>
          <table:table-cell office:value-type="float" office:value="-0.0198039" calcext:value-type="float">
            <text:p>-0.019803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9192" calcext:value-type="float">
            <text:p>-0.209192</text:p>
          </table:table-cell>
          <table:table-cell office:value-type="float" office:value="-0.21797" calcext:value-type="float">
            <text:p>-0.21797</text:p>
          </table:table-cell>
          <table:table-cell office:value-type="float" office:value="0.280013" calcext:value-type="float">
            <text:p>0.280013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414656" calcext:value-type="float">
            <text:p>-0.00414656</text:p>
          </table:table-cell>
          <table:table-cell office:value-type="float" office:value="-0.0188345" calcext:value-type="float">
            <text:p>-0.018834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0168" calcext:value-type="float">
            <text:p>-0.210168</text:p>
          </table:table-cell>
          <table:table-cell office:value-type="float" office:value="-0.219826" calcext:value-type="float">
            <text:p>-0.219826</text:p>
          </table:table-cell>
          <table:table-cell office:value-type="float" office:value="0.280507" calcext:value-type="float">
            <text:p>0.280507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250004" calcext:value-type="float">
            <text:p>-0.00250004</text:p>
          </table:table-cell>
          <table:table-cell office:value-type="float" office:value="-0.0196413" calcext:value-type="float">
            <text:p>-0.019641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0826" calcext:value-type="float">
            <text:p>-0.210826</text:p>
          </table:table-cell>
          <table:table-cell office:value-type="float" office:value="-0.221099" calcext:value-type="float">
            <text:p>-0.221099</text:p>
          </table:table-cell>
          <table:table-cell office:value-type="float" office:value="0.280995" calcext:value-type="float">
            <text:p>0.280995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271401" calcext:value-type="float">
            <text:p>-0.00271401</text:p>
          </table:table-cell>
          <table:table-cell office:value-type="float" office:value="-0.0175851" calcext:value-type="float">
            <text:p>-0.017585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1955" calcext:value-type="float">
            <text:p>-0.211955</text:p>
          </table:table-cell>
          <table:table-cell office:value-type="float" office:value="-0.222783" calcext:value-type="float">
            <text:p>-0.222783</text:p>
          </table:table-cell>
          <table:table-cell office:value-type="float" office:value="0.281834" calcext:value-type="float">
            <text:p>0.281834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105003" calcext:value-type="float">
            <text:p>-0.00105003</text:p>
          </table:table-cell>
          <table:table-cell office:value-type="float" office:value="-0.0173791" calcext:value-type="float">
            <text:p>-0.017379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2701" calcext:value-type="float">
            <text:p>-0.212701</text:p>
          </table:table-cell>
          <table:table-cell office:value-type="float" office:value="-0.224469" calcext:value-type="float">
            <text:p>-0.224469</text:p>
          </table:table-cell>
          <table:table-cell office:value-type="float" office:value="0.28267" calcext:value-type="float">
            <text:p>0.28267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0362396" calcext:value-type="float">
            <text:p>-0.000362396</text:p>
          </table:table-cell>
          <table:table-cell office:value-type="float" office:value="-0.0162718" calcext:value-type="float">
            <text:p>-0.016271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334" calcext:value-type="float">
            <text:p>-0.21334</text:p>
          </table:table-cell>
          <table:table-cell office:value-type="float" office:value="-0.226045" calcext:value-type="float">
            <text:p>-0.226045</text:p>
          </table:table-cell>
          <table:table-cell office:value-type="float" office:value="0.283603" calcext:value-type="float">
            <text:p>0.283603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0.000337336" calcext:value-type="float">
            <text:p>0.000337336</text:p>
          </table:table-cell>
          <table:table-cell office:value-type="float" office:value="-0.0161511" calcext:value-type="float">
            <text:p>-0.016151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3782" calcext:value-type="float">
            <text:p>-0.213782</text:p>
          </table:table-cell>
          <table:table-cell office:value-type="float" office:value="-0.228206" calcext:value-type="float">
            <text:p>-0.228206</text:p>
          </table:table-cell>
          <table:table-cell office:value-type="float" office:value="0.284685" calcext:value-type="float">
            <text:p>0.284685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0.00192351" calcext:value-type="float">
            <text:p>0.00192351</text:p>
          </table:table-cell>
          <table:table-cell office:value-type="float" office:value="-0.0160671" calcext:value-type="float">
            <text:p>-0.016067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435" calcext:value-type="float">
            <text:p>-0.21435</text:p>
          </table:table-cell>
          <table:table-cell office:value-type="float" office:value="-0.229587" calcext:value-type="float">
            <text:p>-0.229587</text:p>
          </table:table-cell>
          <table:table-cell office:value-type="float" office:value="0.285682" calcext:value-type="float">
            <text:p>0.285682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02717" calcext:value-type="float">
            <text:p>-0.0002717</text:p>
          </table:table-cell>
          <table:table-cell office:value-type="float" office:value="-0.0169557" calcext:value-type="float">
            <text:p>-0.016955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471" calcext:value-type="float">
            <text:p>-0.21471</text:p>
          </table:table-cell>
          <table:table-cell office:value-type="float" office:value="-0.230696" calcext:value-type="float">
            <text:p>-0.230696</text:p>
          </table:table-cell>
          <table:table-cell office:value-type="float" office:value="0.286679" calcext:value-type="float">
            <text:p>0.286679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0466529" calcext:value-type="float">
            <text:p>-0.000466529</text:p>
          </table:table-cell>
          <table:table-cell office:value-type="float" office:value="-0.016891" calcext:value-type="float">
            <text:p>-0.01689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5171" calcext:value-type="float">
            <text:p>-0.215171</text:p>
          </table:table-cell>
          <table:table-cell office:value-type="float" office:value="-0.231258" calcext:value-type="float">
            <text:p>-0.231258</text:p>
          </table:table-cell>
          <table:table-cell office:value-type="float" office:value="0.287677" calcext:value-type="float">
            <text:p>0.287677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154547" calcext:value-type="float">
            <text:p>-0.00154547</text:p>
          </table:table-cell>
          <table:table-cell office:value-type="float" office:value="-0.0177888" calcext:value-type="float">
            <text:p>-0.017788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5149" calcext:value-type="float">
            <text:p>-0.215149</text:p>
          </table:table-cell>
          <table:table-cell office:value-type="float" office:value="-0.230871" calcext:value-type="float">
            <text:p>-0.230871</text:p>
          </table:table-cell>
          <table:table-cell office:value-type="float" office:value="0.288309" calcext:value-type="float">
            <text:p>0.288309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245088" calcext:value-type="float">
            <text:p>-0.00245088</text:p>
          </table:table-cell>
          <table:table-cell office:value-type="float" office:value="-0.0168293" calcext:value-type="float">
            <text:p>-0.016829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4966" calcext:value-type="float">
            <text:p>-0.214966</text:p>
          </table:table-cell>
          <table:table-cell office:value-type="float" office:value="-0.230305" calcext:value-type="float">
            <text:p>-0.230305</text:p>
          </table:table-cell>
          <table:table-cell office:value-type="float" office:value="0.288981" calcext:value-type="float">
            <text:p>0.288981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137398" calcext:value-type="float">
            <text:p>-0.00137398</text:p>
          </table:table-cell>
          <table:table-cell office:value-type="float" office:value="-0.0168553" calcext:value-type="float">
            <text:p>-0.016855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4539" calcext:value-type="float">
            <text:p>-0.214539</text:p>
          </table:table-cell>
          <table:table-cell office:value-type="float" office:value="-0.228369" calcext:value-type="float">
            <text:p>-0.228369</text:p>
          </table:table-cell>
          <table:table-cell office:value-type="float" office:value="0.289607" calcext:value-type="float">
            <text:p>0.289607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299145" calcext:value-type="float">
            <text:p>-0.00299145</text:p>
          </table:table-cell>
          <table:table-cell office:value-type="float" office:value="-0.0159689" calcext:value-type="float">
            <text:p>-0.015968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2754" calcext:value-type="float">
            <text:p>-0.212754</text:p>
          </table:table-cell>
          <table:table-cell office:value-type="float" office:value="-0.2263" calcext:value-type="float">
            <text:p>-0.2263</text:p>
          </table:table-cell>
          <table:table-cell office:value-type="float" office:value="0.290269" calcext:value-type="float">
            <text:p>0.290269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264459" calcext:value-type="float">
            <text:p>-0.00264459</text:p>
          </table:table-cell>
          <table:table-cell office:value-type="float" office:value="-0.0133405" calcext:value-type="float">
            <text:p>-0.013340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1792" calcext:value-type="float">
            <text:p>-0.211792</text:p>
          </table:table-cell>
          <table:table-cell office:value-type="float" office:value="-0.224641" calcext:value-type="float">
            <text:p>-0.224641</text:p>
          </table:table-cell>
          <table:table-cell office:value-type="float" office:value="0.29104" calcext:value-type="float">
            <text:p>0.29104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137414" calcext:value-type="float">
            <text:p>-0.00137414</text:p>
          </table:table-cell>
          <table:table-cell office:value-type="float" office:value="-0.0144788" calcext:value-type="float">
            <text:p>-0.014478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1479" calcext:value-type="float">
            <text:p>-0.211479</text:p>
          </table:table-cell>
          <table:table-cell office:value-type="float" office:value="-0.221827" calcext:value-type="float">
            <text:p>-0.221827</text:p>
          </table:table-cell>
          <table:table-cell office:value-type="float" office:value="0.291813" calcext:value-type="float">
            <text:p>0.291813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382178" calcext:value-type="float">
            <text:p>-0.00382178</text:p>
          </table:table-cell>
          <table:table-cell office:value-type="float" office:value="-0.0155243" calcext:value-type="float">
            <text:p>-0.015524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2378" calcext:value-type="float">
            <text:p>-0.212378</text:p>
          </table:table-cell>
          <table:table-cell office:value-type="float" office:value="-0.218462" calcext:value-type="float">
            <text:p>-0.218462</text:p>
          </table:table-cell>
          <table:table-cell office:value-type="float" office:value="0.292484" calcext:value-type="float">
            <text:p>0.292484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518289" calcext:value-type="float">
            <text:p>-0.00518289</text:p>
          </table:table-cell>
          <table:table-cell office:value-type="float" office:value="-0.0183177" calcext:value-type="float">
            <text:p>-0.018317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3427" calcext:value-type="float">
            <text:p>-0.213427</text:p>
          </table:table-cell>
          <table:table-cell office:value-type="float" office:value="-0.215835" calcext:value-type="float">
            <text:p>-0.215835</text:p>
          </table:table-cell>
          <table:table-cell office:value-type="float" office:value="0.293113" calcext:value-type="float">
            <text:p>0.293113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375121" calcext:value-type="float">
            <text:p>-0.00375121</text:p>
          </table:table-cell>
          <table:table-cell office:value-type="float" office:value="-0.0191054" calcext:value-type="float">
            <text:p>-0.019105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4516" calcext:value-type="float">
            <text:p>-0.214516</text:p>
          </table:table-cell>
          <table:table-cell office:value-type="float" office:value="-0.213551" calcext:value-type="float">
            <text:p>-0.213551</text:p>
          </table:table-cell>
          <table:table-cell office:value-type="float" office:value="0.293594" calcext:value-type="float">
            <text:p>0.293594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67898" calcext:value-type="float">
            <text:p>0.0567898</text:p>
          </table:table-cell>
          <table:table-cell office:value-type="float" office:value="-0.00336504" calcext:value-type="float">
            <text:p>-0.00336504</text:p>
          </table:table-cell>
          <table:table-cell office:value-type="float" office:value="-0.0198841" calcext:value-type="float">
            <text:p>-0.019884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5146" calcext:value-type="float">
            <text:p>-0.215146</text:p>
          </table:table-cell>
          <table:table-cell office:value-type="float" office:value="-0.212534" calcext:value-type="float">
            <text:p>-0.212534</text:p>
          </table:table-cell>
          <table:table-cell office:value-type="float" office:value="0.294106" calcext:value-type="float">
            <text:p>0.294106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558106" calcext:value-type="float">
            <text:p>0.0558106</text:p>
          </table:table-cell>
          <table:table-cell office:value-type="float" office:value="-0.00122259" calcext:value-type="float">
            <text:p>-0.00122259</text:p>
          </table:table-cell>
          <table:table-cell office:value-type="float" office:value="-0.0188002" calcext:value-type="float">
            <text:p>-0.018800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1543" calcext:value-type="float">
            <text:p>-0.21543</text:p>
          </table:table-cell>
          <table:table-cell office:value-type="float" office:value="-0.212966" calcext:value-type="float">
            <text:p>-0.212966</text:p>
          </table:table-cell>
          <table:table-cell office:value-type="float" office:value="0.294295" calcext:value-type="float">
            <text:p>0.294295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0.0016353" calcext:value-type="float">
            <text:p>0.0016353</text:p>
          </table:table-cell>
          <table:table-cell office:value-type="float" office:value="-0.0177577" calcext:value-type="float">
            <text:p>-0.017757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3817" calcext:value-type="float">
            <text:p>-0.213817</text:p>
          </table:table-cell>
          <table:table-cell office:value-type="float" office:value="-0.214192" calcext:value-type="float">
            <text:p>-0.214192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0.00336403" calcext:value-type="float">
            <text:p>0.00336403</text:p>
          </table:table-cell>
          <table:table-cell office:value-type="float" office:value="-0.0141097" calcext:value-type="float">
            <text:p>-0.014109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2606" calcext:value-type="float">
            <text:p>-0.212606</text:p>
          </table:table-cell>
          <table:table-cell office:value-type="float" office:value="-0.216507" calcext:value-type="float">
            <text:p>-0.216507</text:p>
          </table:table-cell>
          <table:table-cell office:value-type="float" office:value="0.294493" calcext:value-type="float">
            <text:p>0.294493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0.00395841" calcext:value-type="float">
            <text:p>0.00395841</text:p>
          </table:table-cell>
          <table:table-cell office:value-type="float" office:value="-0.0153015" calcext:value-type="float">
            <text:p>-0.015301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10759" calcext:value-type="float">
            <text:p>-0.210759</text:p>
          </table:table-cell>
          <table:table-cell office:value-type="float" office:value="-0.218371" calcext:value-type="float">
            <text:p>-0.218371</text:p>
          </table:table-cell>
          <table:table-cell office:value-type="float" office:value="0.294519" calcext:value-type="float">
            <text:p>0.294519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0.00265522" calcext:value-type="float">
            <text:p>0.00265522</text:p>
          </table:table-cell>
          <table:table-cell office:value-type="float" office:value="-0.0146468" calcext:value-type="float">
            <text:p>-0.014646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8893" calcext:value-type="float">
            <text:p>-0.208893</text:p>
          </table:table-cell>
          <table:table-cell office:value-type="float" office:value="-0.21941" calcext:value-type="float">
            <text:p>-0.21941</text:p>
          </table:table-cell>
          <table:table-cell office:value-type="float" office:value="0.294397" calcext:value-type="float">
            <text:p>0.294397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0470635" calcext:value-type="float">
            <text:p>-0.000470635</text:p>
          </table:table-cell>
          <table:table-cell office:value-type="float" office:value="-0.0149731" calcext:value-type="float">
            <text:p>-0.014973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6744" calcext:value-type="float">
            <text:p>-0.206744</text:p>
          </table:table-cell>
          <table:table-cell office:value-type="float" office:value="-0.220952" calcext:value-type="float">
            <text:p>-0.220952</text:p>
          </table:table-cell>
          <table:table-cell office:value-type="float" office:value="0.294276" calcext:value-type="float">
            <text:p>0.294276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0.000247654" calcext:value-type="float">
            <text:p>0.000247654</text:p>
          </table:table-cell>
          <table:table-cell office:value-type="float" office:value="-0.014367" calcext:value-type="float">
            <text:p>-0.01436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4298" calcext:value-type="float">
            <text:p>-0.204298</text:p>
          </table:table-cell>
          <table:table-cell office:value-type="float" office:value="-0.221262" calcext:value-type="float">
            <text:p>-0.221262</text:p>
          </table:table-cell>
          <table:table-cell office:value-type="float" office:value="0.294147" calcext:value-type="float">
            <text:p>0.294147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275235" calcext:value-type="float">
            <text:p>-0.00275235</text:p>
          </table:table-cell>
          <table:table-cell office:value-type="float" office:value="-0.0147928" calcext:value-type="float">
            <text:p>-0.014792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201885" calcext:value-type="float">
            <text:p>-0.201885</text:p>
          </table:table-cell>
          <table:table-cell office:value-type="float" office:value="-0.220956" calcext:value-type="float">
            <text:p>-0.220956</text:p>
          </table:table-cell>
          <table:table-cell office:value-type="float" office:value="0.29402" calcext:value-type="float">
            <text:p>0.29402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465954" calcext:value-type="float">
            <text:p>-0.00465954</text:p>
          </table:table-cell>
          <table:table-cell office:value-type="float" office:value="-0.0152145" calcext:value-type="float">
            <text:p>-0.015214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200362" calcext:value-type="float">
            <text:p>-0.200362</text:p>
          </table:table-cell>
          <table:table-cell office:value-type="float" office:value="-0.220267" calcext:value-type="float">
            <text:p>-0.220267</text:p>
          </table:table-cell>
          <table:table-cell office:value-type="float" office:value="0.294056" calcext:value-type="float">
            <text:p>0.294056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55012" calcext:value-type="float">
            <text:p>-0.0055012</text:p>
          </table:table-cell>
          <table:table-cell office:value-type="float" office:value="-0.017446" calcext:value-type="float">
            <text:p>-0.01744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8539" calcext:value-type="float">
            <text:p>-0.198539</text:p>
          </table:table-cell>
          <table:table-cell office:value-type="float" office:value="-0.220043" calcext:value-type="float">
            <text:p>-0.220043</text:p>
          </table:table-cell>
          <table:table-cell office:value-type="float" office:value="0.294093" calcext:value-type="float">
            <text:p>0.294093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18941" calcext:value-type="float">
            <text:p>0.0518941</text:p>
          </table:table-cell>
          <table:table-cell office:value-type="float" office:value="-0.00448187" calcext:value-type="float">
            <text:p>-0.00448187</text:p>
          </table:table-cell>
          <table:table-cell office:value-type="float" office:value="-0.0177544" calcext:value-type="float">
            <text:p>-0.017754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8399" calcext:value-type="float">
            <text:p>-0.198399</text:p>
          </table:table-cell>
          <table:table-cell office:value-type="float" office:value="-0.219825" calcext:value-type="float">
            <text:p>-0.219825</text:p>
          </table:table-cell>
          <table:table-cell office:value-type="float" office:value="0.294433" calcext:value-type="float">
            <text:p>0.294433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345001" calcext:value-type="float">
            <text:p>-0.00345001</text:p>
          </table:table-cell>
          <table:table-cell office:value-type="float" office:value="-0.0207108" calcext:value-type="float">
            <text:p>-0.020710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8119" calcext:value-type="float">
            <text:p>-0.198119</text:p>
          </table:table-cell>
          <table:table-cell office:value-type="float" office:value="-0.219474" calcext:value-type="float">
            <text:p>-0.219474</text:p>
          </table:table-cell>
          <table:table-cell office:value-type="float" office:value="0.294921" calcext:value-type="float">
            <text:p>0.294921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48315" calcext:value-type="float">
            <text:p>0.0548315</text:p>
          </table:table-cell>
          <table:table-cell office:value-type="float" office:value="-0.00338903" calcext:value-type="float">
            <text:p>-0.00338903</text:p>
          </table:table-cell>
          <table:table-cell office:value-type="float" office:value="-0.0207586" calcext:value-type="float">
            <text:p>-0.020758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7066" calcext:value-type="float">
            <text:p>-0.197066</text:p>
          </table:table-cell>
          <table:table-cell office:value-type="float" office:value="-0.22017" calcext:value-type="float">
            <text:p>-0.22017</text:p>
          </table:table-cell>
          <table:table-cell office:value-type="float" office:value="0.29544" calcext:value-type="float">
            <text:p>0.29544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38524" calcext:value-type="float">
            <text:p>0.0538524</text:p>
          </table:table-cell>
          <table:table-cell office:value-type="float" office:value="-0.000579271" calcext:value-type="float">
            <text:p>-0.000579271</text:p>
          </table:table-cell>
          <table:table-cell office:value-type="float" office:value="-0.0199429" calcext:value-type="float">
            <text:p>-0.019942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5883" calcext:value-type="float">
            <text:p>-0.195883</text:p>
          </table:table-cell>
          <table:table-cell office:value-type="float" office:value="-0.221049" calcext:value-type="float">
            <text:p>-0.221049</text:p>
          </table:table-cell>
          <table:table-cell office:value-type="float" office:value="0.296074" calcext:value-type="float">
            <text:p>0.296074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0.000248652" calcext:value-type="float">
            <text:p>0.000248652</text:p>
          </table:table-cell>
          <table:table-cell office:value-type="float" office:value="-0.0191663" calcext:value-type="float">
            <text:p>-0.019166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4717" calcext:value-type="float">
            <text:p>-0.194717</text:p>
          </table:table-cell>
          <table:table-cell office:value-type="float" office:value="-0.222826" calcext:value-type="float">
            <text:p>-0.222826</text:p>
          </table:table-cell>
          <table:table-cell office:value-type="float" office:value="0.296911" calcext:value-type="float">
            <text:p>0.296911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0.00190244" calcext:value-type="float">
            <text:p>0.00190244</text:p>
          </table:table-cell>
          <table:table-cell office:value-type="float" office:value="-0.0193584" calcext:value-type="float">
            <text:p>-0.019358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92879" calcext:value-type="float">
            <text:p>-0.192879</text:p>
          </table:table-cell>
          <table:table-cell office:value-type="float" office:value="-0.22408" calcext:value-type="float">
            <text:p>-0.22408</text:p>
          </table:table-cell>
          <table:table-cell office:value-type="float" office:value="0.297842" calcext:value-type="float">
            <text:p>0.297842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0.000690494" calcext:value-type="float">
            <text:p>0.000690494</text:p>
          </table:table-cell>
          <table:table-cell office:value-type="float" office:value="-0.0167401" calcext:value-type="float">
            <text:p>-0.016740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91091" calcext:value-type="float">
            <text:p>-0.191091</text:p>
          </table:table-cell>
          <table:table-cell office:value-type="float" office:value="-0.223951" calcext:value-type="float">
            <text:p>-0.223951</text:p>
          </table:table-cell>
          <table:table-cell office:value-type="float" office:value="0.298834" calcext:value-type="float">
            <text:p>0.298834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222794" calcext:value-type="float">
            <text:p>-0.00222794</text:p>
          </table:table-cell>
          <table:table-cell office:value-type="float" office:value="-0.0160839" calcext:value-type="float">
            <text:p>-0.016083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9176" calcext:value-type="float">
            <text:p>-0.189176</text:p>
          </table:table-cell>
          <table:table-cell office:value-type="float" office:value="-0.223403" calcext:value-type="float">
            <text:p>-0.223403</text:p>
          </table:table-cell>
          <table:table-cell office:value-type="float" office:value="0.299825" calcext:value-type="float">
            <text:p>0.299825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409999" calcext:value-type="float">
            <text:p>-0.00409999</text:p>
          </table:table-cell>
          <table:table-cell office:value-type="float" office:value="-0.0144651" calcext:value-type="float">
            <text:p>-0.014465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7829" calcext:value-type="float">
            <text:p>-0.187829</text:p>
          </table:table-cell>
          <table:table-cell office:value-type="float" office:value="-0.222381" calcext:value-type="float">
            <text:p>-0.222381</text:p>
          </table:table-cell>
          <table:table-cell office:value-type="float" office:value="0.300605" calcext:value-type="float">
            <text:p>0.300605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586954" calcext:value-type="float">
            <text:p>-0.00586954</text:p>
          </table:table-cell>
          <table:table-cell office:value-type="float" office:value="-0.0147158" calcext:value-type="float">
            <text:p>-0.014715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7463" calcext:value-type="float">
            <text:p>-0.187463</text:p>
          </table:table-cell>
          <table:table-cell office:value-type="float" office:value="-0.220583" calcext:value-type="float">
            <text:p>-0.220583</text:p>
          </table:table-cell>
          <table:table-cell office:value-type="float" office:value="0.301386" calcext:value-type="float">
            <text:p>0.301386</text:p>
          </table:table-cell>
          <table:table-cell office:value-type="float" office:value="-0.0303532" calcext:value-type="float">
            <text:p>-0.0303532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750906" calcext:value-type="float">
            <text:p>-0.00750906</text:p>
          </table:table-cell>
          <table:table-cell office:value-type="float" office:value="-0.01577" calcext:value-type="float">
            <text:p>-0.0157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7698" calcext:value-type="float">
            <text:p>-0.187698</text:p>
          </table:table-cell>
          <table:table-cell office:value-type="float" office:value="-0.21892" calcext:value-type="float">
            <text:p>-0.21892</text:p>
          </table:table-cell>
          <table:table-cell office:value-type="float" office:value="0.30202" calcext:value-type="float">
            <text:p>0.30202</text:p>
          </table:table-cell>
          <table:table-cell office:value-type="float" office:value="-0.0303532" calcext:value-type="float">
            <text:p>-0.0303532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722156" calcext:value-type="float">
            <text:p>-0.00722156</text:p>
          </table:table-cell>
          <table:table-cell office:value-type="float" office:value="-0.016704" calcext:value-type="float">
            <text:p>-0.01670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8339" calcext:value-type="float">
            <text:p>-0.188339</text:p>
          </table:table-cell>
          <table:table-cell office:value-type="float" office:value="-0.217657" calcext:value-type="float">
            <text:p>-0.217657</text:p>
          </table:table-cell>
          <table:table-cell office:value-type="float" office:value="0.302504" calcext:value-type="float">
            <text:p>0.302504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602422" calcext:value-type="float">
            <text:p>-0.00602422</text:p>
          </table:table-cell>
          <table:table-cell office:value-type="float" office:value="-0.0175633" calcext:value-type="float">
            <text:p>-0.017563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9255" calcext:value-type="float">
            <text:p>-0.189255</text:p>
          </table:table-cell>
          <table:table-cell office:value-type="float" office:value="-0.217474" calcext:value-type="float">
            <text:p>-0.217474</text:p>
          </table:table-cell>
          <table:table-cell office:value-type="float" office:value="0.302863" calcext:value-type="float">
            <text:p>0.302863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40488" calcext:value-type="float">
            <text:p>-0.0040488</text:p>
          </table:table-cell>
          <table:table-cell office:value-type="float" office:value="-0.0183583" calcext:value-type="float">
            <text:p>-0.018358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8763" calcext:value-type="float">
            <text:p>-0.188763</text:p>
          </table:table-cell>
          <table:table-cell office:value-type="float" office:value="-0.218019" calcext:value-type="float">
            <text:p>-0.218019</text:p>
          </table:table-cell>
          <table:table-cell office:value-type="float" office:value="0.303193" calcext:value-type="float">
            <text:p>0.303193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220294" calcext:value-type="float">
            <text:p>-0.00220294</text:p>
          </table:table-cell>
          <table:table-cell office:value-type="float" office:value="-0.0154926" calcext:value-type="float">
            <text:p>-0.015492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8406" calcext:value-type="float">
            <text:p>-0.188406</text:p>
          </table:table-cell>
          <table:table-cell office:value-type="float" office:value="-0.21946" calcext:value-type="float">
            <text:p>-0.21946</text:p>
          </table:table-cell>
          <table:table-cell office:value-type="float" office:value="0.303547" calcext:value-type="float">
            <text:p>0.303547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-0.000498615" calcext:value-type="float">
            <text:p>-0.000498615</text:p>
          </table:table-cell>
          <table:table-cell office:value-type="float" office:value="-0.0165146" calcext:value-type="float">
            <text:p>-0.016514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737" calcext:value-type="float">
            <text:p>-0.18737</text:p>
          </table:table-cell>
          <table:table-cell office:value-type="float" office:value="-0.220828" calcext:value-type="float">
            <text:p>-0.220828</text:p>
          </table:table-cell>
          <table:table-cell office:value-type="float" office:value="0.304027" calcext:value-type="float">
            <text:p>0.304027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0237081" calcext:value-type="float">
            <text:p>0.000237081</text:p>
          </table:table-cell>
          <table:table-cell office:value-type="float" office:value="-0.0157068" calcext:value-type="float">
            <text:p>-0.015706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5092" calcext:value-type="float">
            <text:p>-0.185092</text:p>
          </table:table-cell>
          <table:table-cell office:value-type="float" office:value="-0.221723" calcext:value-type="float">
            <text:p>-0.221723</text:p>
          </table:table-cell>
          <table:table-cell office:value-type="float" office:value="0.304378" calcext:value-type="float">
            <text:p>0.304378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0899229" calcext:value-type="float">
            <text:p>-0.000899229</text:p>
          </table:table-cell>
          <table:table-cell office:value-type="float" office:value="-0.0151259" calcext:value-type="float">
            <text:p>-0.015125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2403" calcext:value-type="float">
            <text:p>-0.182403</text:p>
          </table:table-cell>
          <table:table-cell office:value-type="float" office:value="-0.222774" calcext:value-type="float">
            <text:p>-0.222774</text:p>
          </table:table-cell>
          <table:table-cell office:value-type="float" office:value="0.304705" calcext:value-type="float">
            <text:p>0.304705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00998043" calcext:value-type="float">
            <text:p>-9.98043E-05</text:p>
          </table:table-cell>
          <table:table-cell office:value-type="float" office:value="-0.0146087" calcext:value-type="float">
            <text:p>-0.014608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9896" calcext:value-type="float">
            <text:p>-0.179896</text:p>
          </table:table-cell>
          <table:table-cell office:value-type="float" office:value="-0.223472" calcext:value-type="float">
            <text:p>-0.223472</text:p>
          </table:table-cell>
          <table:table-cell office:value-type="float" office:value="0.304885" calcext:value-type="float">
            <text:p>0.304885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118403" calcext:value-type="float">
            <text:p>-0.00118403</text:p>
          </table:table-cell>
          <table:table-cell office:value-type="float" office:value="-0.0160316" calcext:value-type="float">
            <text:p>-0.016031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6807" calcext:value-type="float">
            <text:p>-0.176807</text:p>
          </table:table-cell>
          <table:table-cell office:value-type="float" office:value="-0.223092" calcext:value-type="float">
            <text:p>-0.223092</text:p>
          </table:table-cell>
          <table:table-cell office:value-type="float" office:value="0.304916" calcext:value-type="float">
            <text:p>0.304916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307919" calcext:value-type="float">
            <text:p>-0.00307919</text:p>
          </table:table-cell>
          <table:table-cell office:value-type="float" office:value="-0.0155944" calcext:value-type="float">
            <text:p>-0.015594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3846" calcext:value-type="float">
            <text:p>-0.173846</text:p>
          </table:table-cell>
          <table:table-cell office:value-type="float" office:value="-0.223044" calcext:value-type="float">
            <text:p>-0.223044</text:p>
          </table:table-cell>
          <table:table-cell office:value-type="float" office:value="0.304945" calcext:value-type="float">
            <text:p>0.304945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208143" calcext:value-type="float">
            <text:p>-0.00208143</text:p>
          </table:table-cell>
          <table:table-cell office:value-type="float" office:value="-0.0161048" calcext:value-type="float">
            <text:p>-0.016104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0151" calcext:value-type="float">
            <text:p>-0.170151</text:p>
          </table:table-cell>
          <table:table-cell office:value-type="float" office:value="-0.223454" calcext:value-type="float">
            <text:p>-0.223454</text:p>
          </table:table-cell>
          <table:table-cell office:value-type="float" office:value="0.304815" calcext:value-type="float">
            <text:p>0.304815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117086" calcext:value-type="float">
            <text:p>-0.00117086</text:p>
          </table:table-cell>
          <table:table-cell office:value-type="float" office:value="-0.0157597" calcext:value-type="float">
            <text:p>-0.015759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626" calcext:value-type="float">
            <text:p>-0.16626</text:p>
          </table:table-cell>
          <table:table-cell office:value-type="float" office:value="-0.223379" calcext:value-type="float">
            <text:p>-0.223379</text:p>
          </table:table-cell>
          <table:table-cell office:value-type="float" office:value="0.304691" calcext:value-type="float">
            <text:p>0.304691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214781" calcext:value-type="float">
            <text:p>-0.00214781</text:p>
          </table:table-cell>
          <table:table-cell office:value-type="float" office:value="-0.0144737" calcext:value-type="float">
            <text:p>-0.014473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2582" calcext:value-type="float">
            <text:p>-0.162582</text:p>
          </table:table-cell>
          <table:table-cell office:value-type="float" office:value="-0.222692" calcext:value-type="float">
            <text:p>-0.222692</text:p>
          </table:table-cell>
          <table:table-cell office:value-type="float" office:value="0.30456" calcext:value-type="float">
            <text:p>0.30456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300148" calcext:value-type="float">
            <text:p>-0.00300148</text:p>
          </table:table-cell>
          <table:table-cell office:value-type="float" office:value="-0.0151141" calcext:value-type="float">
            <text:p>-0.015114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0563" calcext:value-type="float">
            <text:p>-0.160563</text:p>
          </table:table-cell>
          <table:table-cell office:value-type="float" office:value="-0.222099" calcext:value-type="float">
            <text:p>-0.222099</text:p>
          </table:table-cell>
          <table:table-cell office:value-type="float" office:value="0.304441" calcext:value-type="float">
            <text:p>0.304441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288727" calcext:value-type="float">
            <text:p>-0.00288727</text:p>
          </table:table-cell>
          <table:table-cell office:value-type="float" office:value="-0.0174193" calcext:value-type="float">
            <text:p>-0.017419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8888" calcext:value-type="float">
            <text:p>-0.158888</text:p>
          </table:table-cell>
          <table:table-cell office:value-type="float" office:value="-0.221994" calcext:value-type="float">
            <text:p>-0.221994</text:p>
          </table:table-cell>
          <table:table-cell office:value-type="float" office:value="0.304156" calcext:value-type="float">
            <text:p>0.304156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28714" calcext:value-type="float">
            <text:p>-0.0028714</text:p>
          </table:table-cell>
          <table:table-cell office:value-type="float" office:value="-0.0177047" calcext:value-type="float">
            <text:p>-0.017704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7291" calcext:value-type="float">
            <text:p>-0.157291</text:p>
          </table:table-cell>
          <table:table-cell office:value-type="float" office:value="-0.222051" calcext:value-type="float">
            <text:p>-0.222051</text:p>
          </table:table-cell>
          <table:table-cell office:value-type="float" office:value="0.303739" calcext:value-type="float">
            <text:p>0.303739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288377" calcext:value-type="float">
            <text:p>-0.00288377</text:p>
          </table:table-cell>
          <table:table-cell office:value-type="float" office:value="-0.017977" calcext:value-type="float">
            <text:p>-0.01797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569" calcext:value-type="float">
            <text:p>-0.15569</text:p>
          </table:table-cell>
          <table:table-cell office:value-type="float" office:value="-0.222428" calcext:value-type="float">
            <text:p>-0.222428</text:p>
          </table:table-cell>
          <table:table-cell office:value-type="float" office:value="0.303299" calcext:value-type="float">
            <text:p>0.303299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294213" calcext:value-type="float">
            <text:p>-0.00294213</text:p>
          </table:table-cell>
          <table:table-cell office:value-type="float" office:value="-0.019232" calcext:value-type="float">
            <text:p>-0.01923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3279" calcext:value-type="float">
            <text:p>-0.153279</text:p>
          </table:table-cell>
          <table:table-cell office:value-type="float" office:value="-0.2229" calcext:value-type="float">
            <text:p>-0.2229</text:p>
          </table:table-cell>
          <table:table-cell office:value-type="float" office:value="0.302734" calcext:value-type="float">
            <text:p>0.302734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303422" calcext:value-type="float">
            <text:p>-0.00303422</text:p>
          </table:table-cell>
          <table:table-cell office:value-type="float" office:value="-0.0186633" calcext:value-type="float">
            <text:p>-0.018663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1175" calcext:value-type="float">
            <text:p>-0.151175</text:p>
          </table:table-cell>
          <table:table-cell office:value-type="float" office:value="-0.223763" calcext:value-type="float">
            <text:p>-0.223763</text:p>
          </table:table-cell>
          <table:table-cell office:value-type="float" office:value="0.302172" calcext:value-type="float">
            <text:p>0.302172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219688" calcext:value-type="float">
            <text:p>-0.00219688</text:p>
          </table:table-cell>
          <table:table-cell office:value-type="float" office:value="-0.0200003" calcext:value-type="float">
            <text:p>-0.02000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9653" calcext:value-type="float">
            <text:p>-0.149653</text:p>
          </table:table-cell>
          <table:table-cell office:value-type="float" office:value="-0.225263" calcext:value-type="float">
            <text:p>-0.225263</text:p>
          </table:table-cell>
          <table:table-cell office:value-type="float" office:value="0.301762" calcext:value-type="float">
            <text:p>0.301762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0494305" calcext:value-type="float">
            <text:p>-0.000494305</text:p>
          </table:table-cell>
          <table:table-cell office:value-type="float" office:value="-0.0212299" calcext:value-type="float">
            <text:p>-0.021229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8339" calcext:value-type="float">
            <text:p>-0.148339</text:p>
          </table:table-cell>
          <table:table-cell office:value-type="float" office:value="-0.227493" calcext:value-type="float">
            <text:p>-0.227493</text:p>
          </table:table-cell>
          <table:table-cell office:value-type="float" office:value="0.301323" calcext:value-type="float">
            <text:p>0.301323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0.00107955" calcext:value-type="float">
            <text:p>0.00107955</text:p>
          </table:table-cell>
          <table:table-cell office:value-type="float" office:value="-0.0204713" calcext:value-type="float">
            <text:p>-0.020471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708" calcext:value-type="float">
            <text:p>-0.14708</text:p>
          </table:table-cell>
          <table:table-cell office:value-type="float" office:value="-0.229394" calcext:value-type="float">
            <text:p>-0.229394</text:p>
          </table:table-cell>
          <table:table-cell office:value-type="float" office:value="0.30106" calcext:value-type="float">
            <text:p>0.30106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172737" calcext:value-type="float">
            <text:p>0.00172737</text:p>
          </table:table-cell>
          <table:table-cell office:value-type="float" office:value="-0.0197056" calcext:value-type="float">
            <text:p>-0.019705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722" calcext:value-type="float">
            <text:p>-0.14722</text:p>
          </table:table-cell>
          <table:table-cell office:value-type="float" office:value="-0.232283" calcext:value-type="float">
            <text:p>-0.232283</text:p>
          </table:table-cell>
          <table:table-cell office:value-type="float" office:value="0.3008" calcext:value-type="float">
            <text:p>0.3008</text:p>
          </table:table-cell>
          <table:table-cell office:value-type="float" office:value="-0.044061" calcext:value-type="float">
            <text:p>-0.044061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0.00418127" calcext:value-type="float">
            <text:p>0.00418127</text:p>
          </table:table-cell>
          <table:table-cell office:value-type="float" office:value="-0.0216294" calcext:value-type="float">
            <text:p>-0.021629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6635" calcext:value-type="float">
            <text:p>-0.146635</text:p>
          </table:table-cell>
          <table:table-cell office:value-type="float" office:value="-0.235161" calcext:value-type="float">
            <text:p>-0.235161</text:p>
          </table:table-cell>
          <table:table-cell office:value-type="float" office:value="0.300359" calcext:value-type="float">
            <text:p>0.300359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0.00269569" calcext:value-type="float">
            <text:p>0.00269569</text:p>
          </table:table-cell>
          <table:table-cell office:value-type="float" office:value="-0.018803" calcext:value-type="float">
            <text:p>-0.0188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6557" calcext:value-type="float">
            <text:p>-0.146557</text:p>
          </table:table-cell>
          <table:table-cell office:value-type="float" office:value="-0.237792" calcext:value-type="float">
            <text:p>-0.237792</text:p>
          </table:table-cell>
          <table:table-cell office:value-type="float" office:value="0.300098" calcext:value-type="float">
            <text:p>0.300098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224771" calcext:value-type="float">
            <text:p>0.00224771</text:p>
          </table:table-cell>
          <table:table-cell office:value-type="float" office:value="-0.0197978" calcext:value-type="float">
            <text:p>-0.019797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589" calcext:value-type="float">
            <text:p>-0.14589</text:p>
          </table:table-cell>
          <table:table-cell office:value-type="float" office:value="-0.24055" calcext:value-type="float">
            <text:p>-0.24055</text:p>
          </table:table-cell>
          <table:table-cell office:value-type="float" office:value="0.299657" calcext:value-type="float">
            <text:p>0.299657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0.00176327" calcext:value-type="float">
            <text:p>0.00176327</text:p>
          </table:table-cell>
          <table:table-cell office:value-type="float" office:value="-0.017957" calcext:value-type="float">
            <text:p>-0.01795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5017" calcext:value-type="float">
            <text:p>-0.145017</text:p>
          </table:table-cell>
          <table:table-cell office:value-type="float" office:value="-0.24165" calcext:value-type="float">
            <text:p>-0.24165</text:p>
          </table:table-cell>
          <table:table-cell office:value-type="float" office:value="0.299244" calcext:value-type="float">
            <text:p>0.299244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135865" calcext:value-type="float">
            <text:p>-0.00135865</text:p>
          </table:table-cell>
          <table:table-cell office:value-type="float" office:value="-0.0181261" calcext:value-type="float">
            <text:p>-0.018126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3058" calcext:value-type="float">
            <text:p>-0.143058</text:p>
          </table:table-cell>
          <table:table-cell office:value-type="float" office:value="-0.242094" calcext:value-type="float">
            <text:p>-0.242094</text:p>
          </table:table-cell>
          <table:table-cell office:value-type="float" office:value="0.298678" calcext:value-type="float">
            <text:p>0.298678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241465" calcext:value-type="float">
            <text:p>-0.00241465</text:p>
          </table:table-cell>
          <table:table-cell office:value-type="float" office:value="-0.0165153" calcext:value-type="float">
            <text:p>-0.016515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0669" calcext:value-type="float">
            <text:p>-0.140669</text:p>
          </table:table-cell>
          <table:table-cell office:value-type="float" office:value="-0.241224" calcext:value-type="float">
            <text:p>-0.241224</text:p>
          </table:table-cell>
          <table:table-cell office:value-type="float" office:value="0.29826" calcext:value-type="float">
            <text:p>0.29826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520936" calcext:value-type="float">
            <text:p>-0.00520936</text:p>
          </table:table-cell>
          <table:table-cell office:value-type="float" office:value="-0.0159595" calcext:value-type="float">
            <text:p>-0.015959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8334" calcext:value-type="float">
            <text:p>-0.138334</text:p>
          </table:table-cell>
          <table:table-cell office:value-type="float" office:value="-0.238688" calcext:value-type="float">
            <text:p>-0.238688</text:p>
          </table:table-cell>
          <table:table-cell office:value-type="float" office:value="0.29814" calcext:value-type="float">
            <text:p>0.29814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-0.00771325" calcext:value-type="float">
            <text:p>-0.00771325</text:p>
          </table:table-cell>
          <table:table-cell office:value-type="float" office:value="-0.0153954" calcext:value-type="float">
            <text:p>-0.015395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36485" calcext:value-type="float">
            <text:p>-0.136485</text:p>
          </table:table-cell>
          <table:table-cell office:value-type="float" office:value="-0.235891" calcext:value-type="float">
            <text:p>-0.235891</text:p>
          </table:table-cell>
          <table:table-cell office:value-type="float" office:value="0.298015" calcext:value-type="float">
            <text:p>0.298015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820422" calcext:value-type="float">
            <text:p>-0.00820422</text:p>
          </table:table-cell>
          <table:table-cell office:value-type="float" office:value="-0.0166953" calcext:value-type="float">
            <text:p>-0.016695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477" calcext:value-type="float">
            <text:p>-0.13477</text:p>
          </table:table-cell>
          <table:table-cell office:value-type="float" office:value="-0.233057" calcext:value-type="float">
            <text:p>-0.233057</text:p>
          </table:table-cell>
          <table:table-cell office:value-type="float" office:value="0.297896" calcext:value-type="float">
            <text:p>0.297896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-0.00868319" calcext:value-type="float">
            <text:p>-0.00868319</text:p>
          </table:table-cell>
          <table:table-cell office:value-type="float" office:value="-0.016023" calcext:value-type="float">
            <text:p>-0.01602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33086" calcext:value-type="float">
            <text:p>-0.133086</text:p>
          </table:table-cell>
          <table:table-cell office:value-type="float" office:value="-0.229356" calcext:value-type="float">
            <text:p>-0.229356</text:p>
          </table:table-cell>
          <table:table-cell office:value-type="float" office:value="0.297769" calcext:value-type="float">
            <text:p>0.297769</text:p>
          </table:table-cell>
          <table:table-cell office:value-type="float" office:value="-0.029374" calcext:value-type="float">
            <text:p>-0.029374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-0.00998746" calcext:value-type="float">
            <text:p>-0.00998746</text:p>
          </table:table-cell>
          <table:table-cell office:value-type="float" office:value="-0.0163287" calcext:value-type="float">
            <text:p>-0.016328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31245" calcext:value-type="float">
            <text:p>-0.131245</text:p>
          </table:table-cell>
          <table:table-cell office:value-type="float" office:value="-0.227027" calcext:value-type="float">
            <text:p>-0.227027</text:p>
          </table:table-cell>
          <table:table-cell office:value-type="float" office:value="0.297481" calcext:value-type="float">
            <text:p>0.297481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-0.00762045" calcext:value-type="float">
            <text:p>-0.00762045</text:p>
          </table:table-cell>
          <table:table-cell office:value-type="float" office:value="-0.0156605" calcext:value-type="float">
            <text:p>-0.015660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3019" calcext:value-type="float">
            <text:p>-0.13019</text:p>
          </table:table-cell>
          <table:table-cell office:value-type="float" office:value="-0.225018" calcext:value-type="float">
            <text:p>-0.225018</text:p>
          </table:table-cell>
          <table:table-cell office:value-type="float" office:value="0.297192" calcext:value-type="float">
            <text:p>0.297192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-0.00629894" calcext:value-type="float">
            <text:p>-0.00629894</text:p>
          </table:table-cell>
          <table:table-cell office:value-type="float" office:value="-0.0158328" calcext:value-type="float">
            <text:p>-0.015832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29607" calcext:value-type="float">
            <text:p>-0.129607</text:p>
          </table:table-cell>
          <table:table-cell office:value-type="float" office:value="-0.223138" calcext:value-type="float">
            <text:p>-0.223138</text:p>
          </table:table-cell>
          <table:table-cell office:value-type="float" office:value="0.29707" calcext:value-type="float">
            <text:p>0.29707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372071" calcext:value-type="float">
            <text:p>0.0372071</text:p>
          </table:table-cell>
          <table:table-cell office:value-type="float" office:value="-0.00597255" calcext:value-type="float">
            <text:p>-0.00597255</text:p>
          </table:table-cell>
          <table:table-cell office:value-type="float" office:value="-0.0149567" calcext:value-type="float">
            <text:p>-0.014956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31192" calcext:value-type="float">
            <text:p>-0.131192</text:p>
          </table:table-cell>
          <table:table-cell office:value-type="float" office:value="-0.221734" calcext:value-type="float">
            <text:p>-0.221734</text:p>
          </table:table-cell>
          <table:table-cell office:value-type="float" office:value="0.296944" calcext:value-type="float">
            <text:p>0.296944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47497" calcext:value-type="float">
            <text:p>-0.0047497</text:p>
          </table:table-cell>
          <table:table-cell office:value-type="float" office:value="-0.0176084" calcext:value-type="float">
            <text:p>-0.017608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2577" calcext:value-type="float">
            <text:p>-0.132577</text:p>
          </table:table-cell>
          <table:table-cell office:value-type="float" office:value="-0.219362" calcext:value-type="float">
            <text:p>-0.219362</text:p>
          </table:table-cell>
          <table:table-cell office:value-type="float" office:value="0.297124" calcext:value-type="float">
            <text:p>0.297124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-0.00632143" calcext:value-type="float">
            <text:p>-0.00632143</text:p>
          </table:table-cell>
          <table:table-cell office:value-type="float" office:value="-0.0163902" calcext:value-type="float">
            <text:p>-0.016390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4732" calcext:value-type="float">
            <text:p>-0.134732</text:p>
          </table:table-cell>
          <table:table-cell office:value-type="float" office:value="-0.217016" calcext:value-type="float">
            <text:p>-0.217016</text:p>
          </table:table-cell>
          <table:table-cell office:value-type="float" office:value="0.297304" calcext:value-type="float">
            <text:p>0.297304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592206" calcext:value-type="float">
            <text:p>-0.00592206</text:p>
          </table:table-cell>
          <table:table-cell office:value-type="float" office:value="-0.016992" calcext:value-type="float">
            <text:p>-0.01699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6873" calcext:value-type="float">
            <text:p>-0.136873</text:p>
          </table:table-cell>
          <table:table-cell office:value-type="float" office:value="-0.214995" calcext:value-type="float">
            <text:p>-0.214995</text:p>
          </table:table-cell>
          <table:table-cell office:value-type="float" office:value="0.297333" calcext:value-type="float">
            <text:p>0.297333</text:p>
          </table:table-cell>
          <table:table-cell office:value-type="float" office:value="-0.0313323" calcext:value-type="float">
            <text:p>-0.0313323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557987" calcext:value-type="float">
            <text:p>-0.00557987</text:p>
          </table:table-cell>
          <table:table-cell office:value-type="float" office:value="-0.0166195" calcext:value-type="float">
            <text:p>-0.016619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39436" calcext:value-type="float">
            <text:p>-0.139436</text:p>
          </table:table-cell>
          <table:table-cell office:value-type="float" office:value="-0.213453" calcext:value-type="float">
            <text:p>-0.213453</text:p>
          </table:table-cell>
          <table:table-cell office:value-type="float" office:value="0.297365" calcext:value-type="float">
            <text:p>0.297365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433992" calcext:value-type="float">
            <text:p>-0.00433992</text:p>
          </table:table-cell>
          <table:table-cell office:value-type="float" office:value="-0.0171463" calcext:value-type="float">
            <text:p>-0.017146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1451" calcext:value-type="float">
            <text:p>-0.141451</text:p>
          </table:table-cell>
          <table:table-cell office:value-type="float" office:value="-0.212651" calcext:value-type="float">
            <text:p>-0.212651</text:p>
          </table:table-cell>
          <table:table-cell office:value-type="float" office:value="0.297238" calcext:value-type="float">
            <text:p>0.297238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321594" calcext:value-type="float">
            <text:p>-0.00321594</text:p>
          </table:table-cell>
          <table:table-cell office:value-type="float" office:value="-0.0177752" calcext:value-type="float">
            <text:p>-0.017775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2344" calcext:value-type="float">
            <text:p>-0.142344</text:p>
          </table:table-cell>
          <table:table-cell office:value-type="float" office:value="-0.212209" calcext:value-type="float">
            <text:p>-0.212209</text:p>
          </table:table-cell>
          <table:table-cell office:value-type="float" office:value="0.29695" calcext:value-type="float">
            <text:p>0.29695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216163" calcext:value-type="float">
            <text:p>-0.00216163</text:p>
          </table:table-cell>
          <table:table-cell office:value-type="float" office:value="-0.0176161" calcext:value-type="float">
            <text:p>-0.017616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2092" calcext:value-type="float">
            <text:p>-0.142092</text:p>
          </table:table-cell>
          <table:table-cell office:value-type="float" office:value="-0.212257" calcext:value-type="float">
            <text:p>-0.212257</text:p>
          </table:table-cell>
          <table:table-cell office:value-type="float" office:value="0.296829" calcext:value-type="float">
            <text:p>0.296829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118839" calcext:value-type="float">
            <text:p>-0.00118839</text:p>
          </table:table-cell>
          <table:table-cell office:value-type="float" office:value="-0.0166802" calcext:value-type="float">
            <text:p>-0.016680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1527" calcext:value-type="float">
            <text:p>-0.141527</text:p>
          </table:table-cell>
          <table:table-cell office:value-type="float" office:value="-0.212148" calcext:value-type="float">
            <text:p>-0.212148</text:p>
          </table:table-cell>
          <table:table-cell office:value-type="float" office:value="0.296699" calcext:value-type="float">
            <text:p>0.296699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116185" calcext:value-type="float">
            <text:p>-0.00116185</text:p>
          </table:table-cell>
          <table:table-cell office:value-type="float" office:value="-0.0167821" calcext:value-type="float">
            <text:p>-0.016782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9754" calcext:value-type="float">
            <text:p>-0.139754</text:p>
          </table:table-cell>
          <table:table-cell office:value-type="float" office:value="-0.212902" calcext:value-type="float">
            <text:p>-0.212902</text:p>
          </table:table-cell>
          <table:table-cell office:value-type="float" office:value="0.296722" calcext:value-type="float">
            <text:p>0.296722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0.000642087" calcext:value-type="float">
            <text:p>0.000642087</text:p>
          </table:table-cell>
          <table:table-cell office:value-type="float" office:value="-0.0141331" calcext:value-type="float">
            <text:p>-0.014133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38621" calcext:value-type="float">
            <text:p>-0.138621</text:p>
          </table:table-cell>
          <table:table-cell office:value-type="float" office:value="-0.213806" calcext:value-type="float">
            <text:p>-0.213806</text:p>
          </table:table-cell>
          <table:table-cell office:value-type="float" office:value="0.29675" calcext:value-type="float">
            <text:p>0.29675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0.000492573" calcext:value-type="float">
            <text:p>0.000492573</text:p>
          </table:table-cell>
          <table:table-cell office:value-type="float" office:value="-0.0153081" calcext:value-type="float">
            <text:p>-0.015308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37121" calcext:value-type="float">
            <text:p>-0.137121</text:p>
          </table:table-cell>
          <table:table-cell office:value-type="float" office:value="-0.214341" calcext:value-type="float">
            <text:p>-0.214341</text:p>
          </table:table-cell>
          <table:table-cell office:value-type="float" office:value="0.296777" calcext:value-type="float">
            <text:p>0.296777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-0.000585999" calcext:value-type="float">
            <text:p>-0.000585999</text:p>
          </table:table-cell>
          <table:table-cell office:value-type="float" office:value="-0.0145903" calcext:value-type="float">
            <text:p>-0.01459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5703" calcext:value-type="float">
            <text:p>-0.135703</text:p>
          </table:table-cell>
          <table:table-cell office:value-type="float" office:value="-0.214804" calcext:value-type="float">
            <text:p>-0.214804</text:p>
          </table:table-cell>
          <table:table-cell office:value-type="float" office:value="0.296951" calcext:value-type="float">
            <text:p>0.296951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372071" calcext:value-type="float">
            <text:p>0.0372071</text:p>
          </table:table-cell>
          <table:table-cell office:value-type="float" office:value="-0.000665698" calcext:value-type="float">
            <text:p>-0.000665698</text:p>
          </table:table-cell>
          <table:table-cell office:value-type="float" office:value="-0.0138579" calcext:value-type="float">
            <text:p>-0.013857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5264" calcext:value-type="float">
            <text:p>-0.135264</text:p>
          </table:table-cell>
          <table:table-cell office:value-type="float" office:value="-0.214803" calcext:value-type="float">
            <text:p>-0.214803</text:p>
          </table:table-cell>
          <table:table-cell office:value-type="float" office:value="0.296977" calcext:value-type="float">
            <text:p>0.296977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-0.00164646" calcext:value-type="float">
            <text:p>-0.00164646</text:p>
          </table:table-cell>
          <table:table-cell office:value-type="float" office:value="-0.014913" calcext:value-type="float">
            <text:p>-0.01491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36079" calcext:value-type="float">
            <text:p>-0.136079</text:p>
          </table:table-cell>
          <table:table-cell office:value-type="float" office:value="-0.214499" calcext:value-type="float">
            <text:p>-0.214499</text:p>
          </table:table-cell>
          <table:table-cell office:value-type="float" office:value="0.297166" calcext:value-type="float">
            <text:p>0.297166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-0.0025837" calcext:value-type="float">
            <text:p>-0.0025837</text:p>
          </table:table-cell>
          <table:table-cell office:value-type="float" office:value="-0.0157474" calcext:value-type="float">
            <text:p>-0.015747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38051" calcext:value-type="float">
            <text:p>-0.138051</text:p>
          </table:table-cell>
          <table:table-cell office:value-type="float" office:value="-0.214375" calcext:value-type="float">
            <text:p>-0.214375</text:p>
          </table:table-cell>
          <table:table-cell office:value-type="float" office:value="0.2972" calcext:value-type="float">
            <text:p>0.2972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256851" calcext:value-type="float">
            <text:p>-0.00256851</text:p>
          </table:table-cell>
          <table:table-cell office:value-type="float" office:value="-0.0173567" calcext:value-type="float">
            <text:p>-0.017356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-0.214145" calcext:value-type="float">
            <text:p>-0.214145</text:p>
          </table:table-cell>
          <table:table-cell office:value-type="float" office:value="0.29708" calcext:value-type="float">
            <text:p>0.29708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350349" calcext:value-type="float">
            <text:p>-0.00350349</text:p>
          </table:table-cell>
          <table:table-cell office:value-type="float" office:value="-0.0161433" calcext:value-type="float">
            <text:p>-0.016143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1651" calcext:value-type="float">
            <text:p>-0.141651</text:p>
          </table:table-cell>
          <table:table-cell office:value-type="float" office:value="-0.214081" calcext:value-type="float">
            <text:p>-0.214081</text:p>
          </table:table-cell>
          <table:table-cell office:value-type="float" office:value="0.296813" calcext:value-type="float">
            <text:p>0.296813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349158" calcext:value-type="float">
            <text:p>-0.00349158</text:p>
          </table:table-cell>
          <table:table-cell office:value-type="float" office:value="-0.0177229" calcext:value-type="float">
            <text:p>-0.017722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2938" calcext:value-type="float">
            <text:p>-0.142938</text:p>
          </table:table-cell>
          <table:table-cell office:value-type="float" office:value="-0.214325" calcext:value-type="float">
            <text:p>-0.214325</text:p>
          </table:table-cell>
          <table:table-cell office:value-type="float" office:value="0.296695" calcext:value-type="float">
            <text:p>0.296695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352885" calcext:value-type="float">
            <text:p>-0.00352885</text:p>
          </table:table-cell>
          <table:table-cell office:value-type="float" office:value="-0.0165296" calcext:value-type="float">
            <text:p>-0.016529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4257" calcext:value-type="float">
            <text:p>-0.144257</text:p>
          </table:table-cell>
          <table:table-cell office:value-type="float" office:value="-0.216281" calcext:value-type="float">
            <text:p>-0.216281</text:p>
          </table:table-cell>
          <table:table-cell office:value-type="float" office:value="0.296729" calcext:value-type="float">
            <text:p>0.296729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0920784" calcext:value-type="float">
            <text:p>-0.000920784</text:p>
          </table:table-cell>
          <table:table-cell office:value-type="float" office:value="-0.0172705" calcext:value-type="float">
            <text:p>-0.017270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4623" calcext:value-type="float">
            <text:p>-0.144623</text:p>
          </table:table-cell>
          <table:table-cell office:value-type="float" office:value="-0.218529" calcext:value-type="float">
            <text:p>-0.218529</text:p>
          </table:table-cell>
          <table:table-cell office:value-type="float" office:value="0.296924" calcext:value-type="float">
            <text:p>0.296924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131695" calcext:value-type="float">
            <text:p>-0.00131695</text:p>
          </table:table-cell>
          <table:table-cell office:value-type="float" office:value="-0.0162279" calcext:value-type="float">
            <text:p>-0.016227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5098" calcext:value-type="float">
            <text:p>-0.145098</text:p>
          </table:table-cell>
          <table:table-cell office:value-type="float" office:value="-0.220601" calcext:value-type="float">
            <text:p>-0.220601</text:p>
          </table:table-cell>
          <table:table-cell office:value-type="float" office:value="0.297121" calcext:value-type="float">
            <text:p>0.297121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166141" calcext:value-type="float">
            <text:p>-0.00166141</text:p>
          </table:table-cell>
          <table:table-cell office:value-type="float" office:value="-0.017132" calcext:value-type="float">
            <text:p>-0.01713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5234" calcext:value-type="float">
            <text:p>-0.145234</text:p>
          </table:table-cell>
          <table:table-cell office:value-type="float" office:value="-0.222666" calcext:value-type="float">
            <text:p>-0.222666</text:p>
          </table:table-cell>
          <table:table-cell office:value-type="float" office:value="0.297455" calcext:value-type="float">
            <text:p>0.297455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0161287" calcext:value-type="float">
            <text:p>-0.016128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6763" calcext:value-type="float">
            <text:p>-0.146763</text:p>
          </table:table-cell>
          <table:table-cell office:value-type="float" office:value="-0.225161" calcext:value-type="float">
            <text:p>-0.225161</text:p>
          </table:table-cell>
          <table:table-cell office:value-type="float" office:value="0.297974" calcext:value-type="float">
            <text:p>0.297974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0472762" calcext:value-type="float">
            <text:p>-0.000472762</text:p>
          </table:table-cell>
          <table:table-cell office:value-type="float" office:value="-0.017826" calcext:value-type="float">
            <text:p>-0.01782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969" calcext:value-type="float">
            <text:p>-0.14969</text:p>
          </table:table-cell>
          <table:table-cell office:value-type="float" office:value="-0.227745" calcext:value-type="float">
            <text:p>-0.227745</text:p>
          </table:table-cell>
          <table:table-cell office:value-type="float" office:value="0.298314" calcext:value-type="float">
            <text:p>0.298314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00809655" calcext:value-type="float">
            <text:p>8.09655E-05</text:p>
          </table:table-cell>
          <table:table-cell office:value-type="float" office:value="-0.0192853" calcext:value-type="float">
            <text:p>-0.019285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4421" calcext:value-type="float">
            <text:p>-0.154421</text:p>
          </table:table-cell>
          <table:table-cell office:value-type="float" office:value="-0.230269" calcext:value-type="float">
            <text:p>-0.230269</text:p>
          </table:table-cell>
          <table:table-cell office:value-type="float" office:value="0.298521" calcext:value-type="float">
            <text:p>0.298521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0633039" calcext:value-type="float">
            <text:p>0.000633039</text:p>
          </table:table-cell>
          <table:table-cell office:value-type="float" office:value="-0.0214032" calcext:value-type="float">
            <text:p>-0.021403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9354" calcext:value-type="float">
            <text:p>-0.159354</text:p>
          </table:table-cell>
          <table:table-cell office:value-type="float" office:value="-0.232272" calcext:value-type="float">
            <text:p>-0.232272</text:p>
          </table:table-cell>
          <table:table-cell office:value-type="float" office:value="0.298715" calcext:value-type="float">
            <text:p>0.298715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0.00127326" calcext:value-type="float">
            <text:p>0.00127326</text:p>
          </table:table-cell>
          <table:table-cell office:value-type="float" office:value="-0.0225092" calcext:value-type="float">
            <text:p>-0.022509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4344" calcext:value-type="float">
            <text:p>-0.164344</text:p>
          </table:table-cell>
          <table:table-cell office:value-type="float" office:value="-0.234552" calcext:value-type="float">
            <text:p>-0.234552</text:p>
          </table:table-cell>
          <table:table-cell office:value-type="float" office:value="0.298761" calcext:value-type="float">
            <text:p>0.298761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0.00186064" calcext:value-type="float">
            <text:p>0.00186064</text:p>
          </table:table-cell>
          <table:table-cell office:value-type="float" office:value="-0.0226266" calcext:value-type="float">
            <text:p>-0.022626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7875" calcext:value-type="float">
            <text:p>-0.167875</text:p>
          </table:table-cell>
          <table:table-cell office:value-type="float" office:value="-0.236185" calcext:value-type="float">
            <text:p>-0.236185</text:p>
          </table:table-cell>
          <table:table-cell office:value-type="float" office:value="0.298644" calcext:value-type="float">
            <text:p>0.298644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89567" calcext:value-type="float">
            <text:p>0.0489567</text:p>
          </table:table-cell>
          <table:table-cell office:value-type="float" office:value="0.000583064" calcext:value-type="float">
            <text:p>0.000583064</text:p>
          </table:table-cell>
          <table:table-cell office:value-type="float" office:value="-0.0200647" calcext:value-type="float">
            <text:p>-0.020064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034" calcext:value-type="float">
            <text:p>-0.17034</text:p>
          </table:table-cell>
          <table:table-cell office:value-type="float" office:value="-0.237228" calcext:value-type="float">
            <text:p>-0.237228</text:p>
          </table:table-cell>
          <table:table-cell office:value-type="float" office:value="0.298364" calcext:value-type="float">
            <text:p>0.298364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0595029" calcext:value-type="float">
            <text:p>-0.000595029</text:p>
          </table:table-cell>
          <table:table-cell office:value-type="float" office:value="-0.0186587" calcext:value-type="float">
            <text:p>-0.018658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088" calcext:value-type="float">
            <text:p>-0.17088</text:p>
          </table:table-cell>
          <table:table-cell office:value-type="float" office:value="-0.237845" calcext:value-type="float">
            <text:p>-0.237845</text:p>
          </table:table-cell>
          <table:table-cell office:value-type="float" office:value="0.297946" calcext:value-type="float">
            <text:p>0.297946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170858" calcext:value-type="float">
            <text:p>-0.00170858</text:p>
          </table:table-cell>
          <table:table-cell office:value-type="float" office:value="-0.0156253" calcext:value-type="float">
            <text:p>-0.015625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0048" calcext:value-type="float">
            <text:p>-0.170048</text:p>
          </table:table-cell>
          <table:table-cell office:value-type="float" office:value="-0.238295" calcext:value-type="float">
            <text:p>-0.238295</text:p>
          </table:table-cell>
          <table:table-cell office:value-type="float" office:value="0.297495" calcext:value-type="float">
            <text:p>0.297495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180059" calcext:value-type="float">
            <text:p>-0.00180059</text:p>
          </table:table-cell>
          <table:table-cell office:value-type="float" office:value="-0.0128316" calcext:value-type="float">
            <text:p>-0.01283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9177" calcext:value-type="float">
            <text:p>-0.169177</text:p>
          </table:table-cell>
          <table:table-cell office:value-type="float" office:value="-0.238103" calcext:value-type="float">
            <text:p>-0.238103</text:p>
          </table:table-cell>
          <table:table-cell office:value-type="float" office:value="0.297071" calcext:value-type="float">
            <text:p>0.297071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275414" calcext:value-type="float">
            <text:p>-0.00275414</text:p>
          </table:table-cell>
          <table:table-cell office:value-type="float" office:value="-0.0129807" calcext:value-type="float">
            <text:p>-0.012980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7823" calcext:value-type="float">
            <text:p>-0.167823</text:p>
          </table:table-cell>
          <table:table-cell office:value-type="float" office:value="-0.236775" calcext:value-type="float">
            <text:p>-0.236775</text:p>
          </table:table-cell>
          <table:table-cell office:value-type="float" office:value="0.296793" calcext:value-type="float">
            <text:p>0.296793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448456" calcext:value-type="float">
            <text:p>-0.00448456</text:p>
          </table:table-cell>
          <table:table-cell office:value-type="float" office:value="-0.0112703" calcext:value-type="float">
            <text:p>-0.01127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6871" calcext:value-type="float">
            <text:p>-0.166871</text:p>
          </table:table-cell>
          <table:table-cell office:value-type="float" office:value="-0.23452" calcext:value-type="float">
            <text:p>-0.23452</text:p>
          </table:table-cell>
          <table:table-cell office:value-type="float" office:value="0.296664" calcext:value-type="float">
            <text:p>0.296664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507456" calcext:value-type="float">
            <text:p>-0.00507456</text:p>
          </table:table-cell>
          <table:table-cell office:value-type="float" office:value="-0.0114373" calcext:value-type="float">
            <text:p>-0.011437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6254" calcext:value-type="float">
            <text:p>-0.166254</text:p>
          </table:table-cell>
          <table:table-cell office:value-type="float" office:value="-0.231067" calcext:value-type="float">
            <text:p>-0.231067</text:p>
          </table:table-cell>
          <table:table-cell office:value-type="float" office:value="0.296685" calcext:value-type="float">
            <text:p>0.296685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643359" calcext:value-type="float">
            <text:p>-0.00643359</text:p>
          </table:table-cell>
          <table:table-cell office:value-type="float" office:value="-0.0115535" calcext:value-type="float">
            <text:p>-0.011553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6149" calcext:value-type="float">
            <text:p>-0.166149</text:p>
          </table:table-cell>
          <table:table-cell office:value-type="float" office:value="-0.227661" calcext:value-type="float">
            <text:p>-0.227661</text:p>
          </table:table-cell>
          <table:table-cell office:value-type="float" office:value="0.296857" calcext:value-type="float">
            <text:p>0.296857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682116" calcext:value-type="float">
            <text:p>-0.00682116</text:p>
          </table:table-cell>
          <table:table-cell office:value-type="float" office:value="-0.0125527" calcext:value-type="float">
            <text:p>-0.012552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576" calcext:value-type="float">
            <text:p>-0.16576</text:p>
          </table:table-cell>
          <table:table-cell office:value-type="float" office:value="-0.224518" calcext:value-type="float">
            <text:p>-0.224518</text:p>
          </table:table-cell>
          <table:table-cell office:value-type="float" office:value="0.297028" calcext:value-type="float">
            <text:p>0.297028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626032" calcext:value-type="float">
            <text:p>-0.00626032</text:p>
          </table:table-cell>
          <table:table-cell office:value-type="float" office:value="-0.0126309" calcext:value-type="float">
            <text:p>-0.012630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5165" calcext:value-type="float">
            <text:p>-0.165165</text:p>
          </table:table-cell>
          <table:table-cell office:value-type="float" office:value="-0.221871" calcext:value-type="float">
            <text:p>-0.221871</text:p>
          </table:table-cell>
          <table:table-cell office:value-type="float" office:value="0.297054" calcext:value-type="float">
            <text:p>0.297054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481879" calcext:value-type="float">
            <text:p>-0.00481879</text:p>
          </table:table-cell>
          <table:table-cell office:value-type="float" office:value="-0.0146813" calcext:value-type="float">
            <text:p>-0.014681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3477" calcext:value-type="float">
            <text:p>-0.163477</text:p>
          </table:table-cell>
          <table:table-cell office:value-type="float" office:value="-0.220742" calcext:value-type="float">
            <text:p>-0.220742</text:p>
          </table:table-cell>
          <table:table-cell office:value-type="float" office:value="0.297077" calcext:value-type="float">
            <text:p>0.297077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266612" calcext:value-type="float">
            <text:p>-0.00266612</text:p>
          </table:table-cell>
          <table:table-cell office:value-type="float" office:value="-0.0139844" calcext:value-type="float">
            <text:p>-0.013984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2696" calcext:value-type="float">
            <text:p>-0.162696</text:p>
          </table:table-cell>
          <table:table-cell office:value-type="float" office:value="-0.219949" calcext:value-type="float">
            <text:p>-0.219949</text:p>
          </table:table-cell>
          <table:table-cell office:value-type="float" office:value="0.296949" calcext:value-type="float">
            <text:p>0.296949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251381" calcext:value-type="float">
            <text:p>-0.00251381</text:p>
          </table:table-cell>
          <table:table-cell office:value-type="float" office:value="-0.0170554" calcext:value-type="float">
            <text:p>-0.017055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334" calcext:value-type="float">
            <text:p>-0.16334</text:p>
          </table:table-cell>
          <table:table-cell office:value-type="float" office:value="-0.219993" calcext:value-type="float">
            <text:p>-0.219993</text:p>
          </table:table-cell>
          <table:table-cell office:value-type="float" office:value="0.296827" calcext:value-type="float">
            <text:p>0.296827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153147" calcext:value-type="float">
            <text:p>-0.00153147</text:p>
          </table:table-cell>
          <table:table-cell office:value-type="float" office:value="-0.019874" calcext:value-type="float">
            <text:p>-0.0198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5198" calcext:value-type="float">
            <text:p>-0.165198</text:p>
          </table:table-cell>
          <table:table-cell office:value-type="float" office:value="-0.220606" calcext:value-type="float">
            <text:p>-0.220606</text:p>
          </table:table-cell>
          <table:table-cell office:value-type="float" office:value="0.296866" calcext:value-type="float">
            <text:p>0.296866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99358" calcext:value-type="float">
            <text:p>0.0499358</text:p>
          </table:table-cell>
          <table:table-cell office:value-type="float" office:value="-0.000653084" calcext:value-type="float">
            <text:p>-0.000653084</text:p>
          </table:table-cell>
          <table:table-cell office:value-type="float" office:value="-0.0215052" calcext:value-type="float">
            <text:p>-0.021505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894" calcext:value-type="float">
            <text:p>-0.16894</text:p>
          </table:table-cell>
          <table:table-cell office:value-type="float" office:value="-0.220867" calcext:value-type="float">
            <text:p>-0.220867</text:p>
          </table:table-cell>
          <table:table-cell office:value-type="float" office:value="0.297059" calcext:value-type="float">
            <text:p>0.297059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0697501" calcext:value-type="float">
            <text:p>-0.000697501</text:p>
          </table:table-cell>
          <table:table-cell office:value-type="float" office:value="-0.0237901" calcext:value-type="float">
            <text:p>-0.023790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3428" calcext:value-type="float">
            <text:p>-0.173428</text:p>
          </table:table-cell>
          <table:table-cell office:value-type="float" office:value="-0.220802" calcext:value-type="float">
            <text:p>-0.220802</text:p>
          </table:table-cell>
          <table:table-cell office:value-type="float" office:value="0.297262" calcext:value-type="float">
            <text:p>0.297262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0697713" calcext:value-type="float">
            <text:p>-0.000697713</text:p>
          </table:table-cell>
          <table:table-cell office:value-type="float" office:value="-0.0230115" calcext:value-type="float">
            <text:p>-0.023011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7879" calcext:value-type="float">
            <text:p>-0.177879</text:p>
          </table:table-cell>
          <table:table-cell office:value-type="float" office:value="-0.220128" calcext:value-type="float">
            <text:p>-0.220128</text:p>
          </table:table-cell>
          <table:table-cell office:value-type="float" office:value="0.297624" calcext:value-type="float">
            <text:p>0.297624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156083" calcext:value-type="float">
            <text:p>-0.00156083</text:p>
          </table:table-cell>
          <table:table-cell office:value-type="float" office:value="-0.0222525" calcext:value-type="float">
            <text:p>-0.022252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1571" calcext:value-type="float">
            <text:p>-0.181571</text:p>
          </table:table-cell>
          <table:table-cell office:value-type="float" office:value="-0.219398" calcext:value-type="float">
            <text:p>-0.219398</text:p>
          </table:table-cell>
          <table:table-cell office:value-type="float" office:value="0.297961" calcext:value-type="float">
            <text:p>0.297961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528732" calcext:value-type="float">
            <text:p>0.0528732</text:p>
          </table:table-cell>
          <table:table-cell office:value-type="float" office:value="-0.00143458" calcext:value-type="float">
            <text:p>-0.00143458</text:p>
          </table:table-cell>
          <table:table-cell office:value-type="float" office:value="-0.0216193" calcext:value-type="float">
            <text:p>-0.021619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3537" calcext:value-type="float">
            <text:p>-0.183537</text:p>
          </table:table-cell>
          <table:table-cell office:value-type="float" office:value="-0.218023" calcext:value-type="float">
            <text:p>-0.218023</text:p>
          </table:table-cell>
          <table:table-cell office:value-type="float" office:value="0.298294" calcext:value-type="float">
            <text:p>0.298294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-0.00316037" calcext:value-type="float">
            <text:p>-0.00316037</text:p>
          </table:table-cell>
          <table:table-cell office:value-type="float" office:value="-0.0193377" calcext:value-type="float">
            <text:p>-0.019337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3" calcext:value-type="float">
            <text:p>-0.183</text:p>
          </table:table-cell>
          <table:table-cell office:value-type="float" office:value="-0.216537" calcext:value-type="float">
            <text:p>-0.216537</text:p>
          </table:table-cell>
          <table:table-cell office:value-type="float" office:value="0.298485" calcext:value-type="float">
            <text:p>0.298485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388369" calcext:value-type="float">
            <text:p>-0.00388369</text:p>
          </table:table-cell>
          <table:table-cell office:value-type="float" office:value="-0.016509" calcext:value-type="float">
            <text:p>-0.01650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1937" calcext:value-type="float">
            <text:p>-0.181937</text:p>
          </table:table-cell>
          <table:table-cell office:value-type="float" office:value="-0.215557" calcext:value-type="float">
            <text:p>-0.215557</text:p>
          </table:table-cell>
          <table:table-cell office:value-type="float" office:value="0.298664" calcext:value-type="float">
            <text:p>0.298664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371389" calcext:value-type="float">
            <text:p>-0.00371389</text:p>
          </table:table-cell>
          <table:table-cell office:value-type="float" office:value="-0.0166911" calcext:value-type="float">
            <text:p>-0.016691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80437" calcext:value-type="float">
            <text:p>-0.180437</text:p>
          </table:table-cell>
          <table:table-cell office:value-type="float" office:value="-0.214456" calcext:value-type="float">
            <text:p>-0.214456</text:p>
          </table:table-cell>
          <table:table-cell office:value-type="float" office:value="0.298855" calcext:value-type="float">
            <text:p>0.298855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450005" calcext:value-type="float">
            <text:p>-0.00450005</text:p>
          </table:table-cell>
          <table:table-cell office:value-type="float" office:value="-0.0159803" calcext:value-type="float">
            <text:p>-0.01598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8996" calcext:value-type="float">
            <text:p>-0.178996</text:p>
          </table:table-cell>
          <table:table-cell office:value-type="float" office:value="-0.213809" calcext:value-type="float">
            <text:p>-0.213809</text:p>
          </table:table-cell>
          <table:table-cell office:value-type="float" office:value="0.299186" calcext:value-type="float">
            <text:p>0.299186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438354" calcext:value-type="float">
            <text:p>-0.00438354</text:p>
          </table:table-cell>
          <table:table-cell office:value-type="float" office:value="-0.0162306" calcext:value-type="float">
            <text:p>-0.01623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8392" calcext:value-type="float">
            <text:p>-0.178392</text:p>
          </table:table-cell>
          <table:table-cell office:value-type="float" office:value="-0.213788" calcext:value-type="float">
            <text:p>-0.213788</text:p>
          </table:table-cell>
          <table:table-cell office:value-type="float" office:value="0.299518" calcext:value-type="float">
            <text:p>0.299518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33914" calcext:value-type="float">
            <text:p>-0.0033914</text:p>
          </table:table-cell>
          <table:table-cell office:value-type="float" office:value="-0.0173115" calcext:value-type="float">
            <text:p>-0.017311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7951" calcext:value-type="float">
            <text:p>-0.177951</text:p>
          </table:table-cell>
          <table:table-cell office:value-type="float" office:value="-0.213924" calcext:value-type="float">
            <text:p>-0.213924</text:p>
          </table:table-cell>
          <table:table-cell office:value-type="float" office:value="0.299714" calcext:value-type="float">
            <text:p>0.299714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34218" calcext:value-type="float">
            <text:p>-0.0034218</text:p>
          </table:table-cell>
          <table:table-cell office:value-type="float" office:value="-0.0173815" calcext:value-type="float">
            <text:p>-0.017381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601" calcext:value-type="float">
            <text:p>-0.17601</text:p>
          </table:table-cell>
          <table:table-cell office:value-type="float" office:value="-0.215113" calcext:value-type="float">
            <text:p>-0.215113</text:p>
          </table:table-cell>
          <table:table-cell office:value-type="float" office:value="0.299905" calcext:value-type="float">
            <text:p>0.299905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-0.0147541" calcext:value-type="float">
            <text:p>-0.014754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5488" calcext:value-type="float">
            <text:p>-0.175488</text:p>
          </table:table-cell>
          <table:table-cell office:value-type="float" office:value="-0.216414" calcext:value-type="float">
            <text:p>-0.216414</text:p>
          </table:table-cell>
          <table:table-cell office:value-type="float" office:value="0.300087" calcext:value-type="float">
            <text:p>0.300087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0934146" calcext:value-type="float">
            <text:p>-0.000934146</text:p>
          </table:table-cell>
          <table:table-cell office:value-type="float" office:value="-0.0167981" calcext:value-type="float">
            <text:p>-0.016798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74057" calcext:value-type="float">
            <text:p>-0.174057</text:p>
          </table:table-cell>
          <table:table-cell office:value-type="float" office:value="-0.218603" calcext:value-type="float">
            <text:p>-0.218603</text:p>
          </table:table-cell>
          <table:table-cell office:value-type="float" office:value="0.300439" calcext:value-type="float">
            <text:p>0.300439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062729" calcext:value-type="float">
            <text:p>0.00062729</text:p>
          </table:table-cell>
          <table:table-cell office:value-type="float" office:value="-0.015069" calcext:value-type="float">
            <text:p>-0.01506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71813" calcext:value-type="float">
            <text:p>-0.171813</text:p>
          </table:table-cell>
          <table:table-cell office:value-type="float" office:value="-0.22091" calcext:value-type="float">
            <text:p>-0.22091</text:p>
          </table:table-cell>
          <table:table-cell office:value-type="float" office:value="0.300615" calcext:value-type="float">
            <text:p>0.300615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0.00118572" calcext:value-type="float">
            <text:p>0.00118572</text:p>
          </table:table-cell>
          <table:table-cell office:value-type="float" office:value="-0.0134825" calcext:value-type="float">
            <text:p>-0.013482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9916" calcext:value-type="float">
            <text:p>-0.169916</text:p>
          </table:table-cell>
          <table:table-cell office:value-type="float" office:value="-0.223026" calcext:value-type="float">
            <text:p>-0.223026</text:p>
          </table:table-cell>
          <table:table-cell office:value-type="float" office:value="0.300804" calcext:value-type="float">
            <text:p>0.300804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0.000819329" calcext:value-type="float">
            <text:p>0.000819329</text:p>
          </table:table-cell>
          <table:table-cell office:value-type="float" office:value="-0.0138082" calcext:value-type="float">
            <text:p>-0.013808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7699" calcext:value-type="float">
            <text:p>-0.167699</text:p>
          </table:table-cell>
          <table:table-cell office:value-type="float" office:value="-0.224418" calcext:value-type="float">
            <text:p>-0.224418</text:p>
          </table:table-cell>
          <table:table-cell office:value-type="float" office:value="0.30113" calcext:value-type="float">
            <text:p>0.30113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0414293" calcext:value-type="float">
            <text:p>-0.000414293</text:p>
          </table:table-cell>
          <table:table-cell office:value-type="float" office:value="-0.0132089" calcext:value-type="float">
            <text:p>-0.013208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5517" calcext:value-type="float">
            <text:p>-0.165517</text:p>
          </table:table-cell>
          <table:table-cell office:value-type="float" office:value="-0.226093" calcext:value-type="float">
            <text:p>-0.226093</text:p>
          </table:table-cell>
          <table:table-cell office:value-type="float" office:value="0.301479" calcext:value-type="float">
            <text:p>0.301479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0.000290051" calcext:value-type="float">
            <text:p>0.000290051</text:p>
          </table:table-cell>
          <table:table-cell office:value-type="float" office:value="-0.0135896" calcext:value-type="float">
            <text:p>-0.013589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3064" calcext:value-type="float">
            <text:p>-0.163064</text:p>
          </table:table-cell>
          <table:table-cell office:value-type="float" office:value="-0.228245" calcext:value-type="float">
            <text:p>-0.228245</text:p>
          </table:table-cell>
          <table:table-cell office:value-type="float" office:value="0.301654" calcext:value-type="float">
            <text:p>0.301654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0.00188638" calcext:value-type="float">
            <text:p>0.00188638</text:p>
          </table:table-cell>
          <table:table-cell office:value-type="float" office:value="-0.0130331" calcext:value-type="float">
            <text:p>-0.013033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9735" calcext:value-type="float">
            <text:p>-0.159735</text:p>
          </table:table-cell>
          <table:table-cell office:value-type="float" office:value="-0.229595" calcext:value-type="float">
            <text:p>-0.229595</text:p>
          </table:table-cell>
          <table:table-cell office:value-type="float" office:value="0.301837" calcext:value-type="float">
            <text:p>0.301837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0.000671394" calcext:value-type="float">
            <text:p>0.000671394</text:p>
          </table:table-cell>
          <table:table-cell office:value-type="float" office:value="-0.0116571" calcext:value-type="float">
            <text:p>-0.011657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6589" calcext:value-type="float">
            <text:p>-0.156589</text:p>
          </table:table-cell>
          <table:table-cell office:value-type="float" office:value="-0.231039" calcext:value-type="float">
            <text:p>-0.231039</text:p>
          </table:table-cell>
          <table:table-cell office:value-type="float" office:value="0.301858" calcext:value-type="float">
            <text:p>0.301858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0.0014036" calcext:value-type="float">
            <text:p>0.0014036</text:p>
          </table:table-cell>
          <table:table-cell office:value-type="float" office:value="-0.0112185" calcext:value-type="float">
            <text:p>-0.011218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5136" calcext:value-type="float">
            <text:p>-0.155136</text:p>
          </table:table-cell>
          <table:table-cell office:value-type="float" office:value="-0.232781" calcext:value-type="float">
            <text:p>-0.232781</text:p>
          </table:table-cell>
          <table:table-cell office:value-type="float" office:value="0.302032" calcext:value-type="float">
            <text:p>0.302032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0.0030816" calcext:value-type="float">
            <text:p>0.0030816</text:p>
          </table:table-cell>
          <table:table-cell office:value-type="float" office:value="-0.0134235" calcext:value-type="float">
            <text:p>-0.013423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4092" calcext:value-type="float">
            <text:p>-0.154092</text:p>
          </table:table-cell>
          <table:table-cell office:value-type="float" office:value="-0.234968" calcext:value-type="float">
            <text:p>-0.234968</text:p>
          </table:table-cell>
          <table:table-cell office:value-type="float" office:value="0.302357" calcext:value-type="float">
            <text:p>0.302357</text:p>
          </table:table-cell>
          <table:table-cell office:value-type="float" office:value="-0.044061" calcext:value-type="float">
            <text:p>-0.044061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0.00368524" calcext:value-type="float">
            <text:p>0.00368524</text:p>
          </table:table-cell>
          <table:table-cell office:value-type="float" office:value="-0.0135999" calcext:value-type="float">
            <text:p>-0.013599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3549" calcext:value-type="float">
            <text:p>-0.153549</text:p>
          </table:table-cell>
          <table:table-cell office:value-type="float" office:value="-0.237132" calcext:value-type="float">
            <text:p>-0.237132</text:p>
          </table:table-cell>
          <table:table-cell office:value-type="float" office:value="0.302864" calcext:value-type="float">
            <text:p>0.302864</text:p>
          </table:table-cell>
          <table:table-cell office:value-type="float" office:value="-0.044061" calcext:value-type="float">
            <text:p>-0.044061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0.00332559" calcext:value-type="float">
            <text:p>0.00332559</text:p>
          </table:table-cell>
          <table:table-cell office:value-type="float" office:value="-0.0137032" calcext:value-type="float">
            <text:p>-0.013703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3988" calcext:value-type="float">
            <text:p>-0.153988</text:p>
          </table:table-cell>
          <table:table-cell office:value-type="float" office:value="-0.239582" calcext:value-type="float">
            <text:p>-0.239582</text:p>
          </table:table-cell>
          <table:table-cell office:value-type="float" office:value="0.303373" calcext:value-type="float">
            <text:p>0.303373</text:p>
          </table:table-cell>
          <table:table-cell office:value-type="float" office:value="-0.0450402" calcext:value-type="float">
            <text:p>-0.0450402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0.00389622" calcext:value-type="float">
            <text:p>0.00389622</text:p>
          </table:table-cell>
          <table:table-cell office:value-type="float" office:value="-0.014609" calcext:value-type="float">
            <text:p>-0.01460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5222" calcext:value-type="float">
            <text:p>-0.155222</text:p>
          </table:table-cell>
          <table:table-cell office:value-type="float" office:value="-0.241269" calcext:value-type="float">
            <text:p>-0.241269</text:p>
          </table:table-cell>
          <table:table-cell office:value-type="float" office:value="0.304005" calcext:value-type="float">
            <text:p>0.304005</text:p>
          </table:table-cell>
          <table:table-cell office:value-type="float" office:value="-0.044061" calcext:value-type="float">
            <text:p>-0.044061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0.00264026" calcext:value-type="float">
            <text:p>0.00264026</text:p>
          </table:table-cell>
          <table:table-cell office:value-type="float" office:value="-0.0163641" calcext:value-type="float">
            <text:p>-0.016364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7219" calcext:value-type="float">
            <text:p>-0.157219</text:p>
          </table:table-cell>
          <table:table-cell office:value-type="float" office:value="-0.243133" calcext:value-type="float">
            <text:p>-0.243133</text:p>
          </table:table-cell>
          <table:table-cell office:value-type="float" office:value="0.304341" calcext:value-type="float">
            <text:p>0.304341</text:p>
          </table:table-cell>
          <table:table-cell office:value-type="float" office:value="-0.044061" calcext:value-type="float">
            <text:p>-0.044061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233242" calcext:value-type="float">
            <text:p>0.00233242</text:p>
          </table:table-cell>
          <table:table-cell office:value-type="float" office:value="-0.0179833" calcext:value-type="float">
            <text:p>-0.017983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7759" calcext:value-type="float">
            <text:p>-0.157759</text:p>
          </table:table-cell>
          <table:table-cell office:value-type="float" office:value="-0.245133" calcext:value-type="float">
            <text:p>-0.245133</text:p>
          </table:table-cell>
          <table:table-cell office:value-type="float" office:value="0.304522" calcext:value-type="float">
            <text:p>0.304522</text:p>
          </table:table-cell>
          <table:table-cell office:value-type="float" office:value="-0.0450402" calcext:value-type="float">
            <text:p>-0.0450402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0.00295256" calcext:value-type="float">
            <text:p>0.00295256</text:p>
          </table:table-cell>
          <table:table-cell office:value-type="float" office:value="-0.015926" calcext:value-type="float">
            <text:p>-0.01592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7675" calcext:value-type="float">
            <text:p>-0.157675</text:p>
          </table:table-cell>
          <table:table-cell office:value-type="float" office:value="-0.246193" calcext:value-type="float">
            <text:p>-0.246193</text:p>
          </table:table-cell>
          <table:table-cell office:value-type="float" office:value="0.304713" calcext:value-type="float">
            <text:p>0.304713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0.00080267" calcext:value-type="float">
            <text:p>0.00080267</text:p>
          </table:table-cell>
          <table:table-cell office:value-type="float" office:value="-0.01497" calcext:value-type="float">
            <text:p>-0.0149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6392" calcext:value-type="float">
            <text:p>-0.156392</text:p>
          </table:table-cell>
          <table:table-cell office:value-type="float" office:value="-0.245642" calcext:value-type="float">
            <text:p>-0.245642</text:p>
          </table:table-cell>
          <table:table-cell office:value-type="float" office:value="0.304899" calcext:value-type="float">
            <text:p>0.304899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-0.00205436" calcext:value-type="float">
            <text:p>-0.00205436</text:p>
          </table:table-cell>
          <table:table-cell office:value-type="float" office:value="-0.0122685" calcext:value-type="float">
            <text:p>-0.012268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5682" calcext:value-type="float">
            <text:p>-0.155682</text:p>
          </table:table-cell>
          <table:table-cell office:value-type="float" office:value="-0.245011" calcext:value-type="float">
            <text:p>-0.245011</text:p>
          </table:table-cell>
          <table:table-cell office:value-type="float" office:value="0.305076" calcext:value-type="float">
            <text:p>0.305076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195138" calcext:value-type="float">
            <text:p>-0.00195138</text:p>
          </table:table-cell>
          <table:table-cell office:value-type="float" office:value="-0.0143378" calcext:value-type="float">
            <text:p>-0.014337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4451" calcext:value-type="float">
            <text:p>-0.154451</text:p>
          </table:table-cell>
          <table:table-cell office:value-type="float" office:value="-0.243275" calcext:value-type="float">
            <text:p>-0.243275</text:p>
          </table:table-cell>
          <table:table-cell office:value-type="float" office:value="0.305251" calcext:value-type="float">
            <text:p>0.305251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36107" calcext:value-type="float">
            <text:p>-0.0036107</text:p>
          </table:table-cell>
          <table:table-cell office:value-type="float" office:value="-0.0135822" calcext:value-type="float">
            <text:p>-0.013582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3524" calcext:value-type="float">
            <text:p>-0.153524</text:p>
          </table:table-cell>
          <table:table-cell office:value-type="float" office:value="-0.24233" calcext:value-type="float">
            <text:p>-0.24233</text:p>
          </table:table-cell>
          <table:table-cell office:value-type="float" office:value="0.305601" calcext:value-type="float">
            <text:p>0.305601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247938" calcext:value-type="float">
            <text:p>-0.00247938</text:p>
          </table:table-cell>
          <table:table-cell office:value-type="float" office:value="-0.0147044" calcext:value-type="float">
            <text:p>-0.014704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2871" calcext:value-type="float">
            <text:p>-0.152871</text:p>
          </table:table-cell>
          <table:table-cell office:value-type="float" office:value="-0.241937" calcext:value-type="float">
            <text:p>-0.241937</text:p>
          </table:table-cell>
          <table:table-cell office:value-type="float" office:value="0.306078" calcext:value-type="float">
            <text:p>0.306078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144024" calcext:value-type="float">
            <text:p>-0.00144024</text:p>
          </table:table-cell>
          <table:table-cell office:value-type="float" office:value="-0.0148059" calcext:value-type="float">
            <text:p>-0.014805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2694" calcext:value-type="float">
            <text:p>-0.152694</text:p>
          </table:table-cell>
          <table:table-cell office:value-type="float" office:value="-0.24215" calcext:value-type="float">
            <text:p>-0.24215</text:p>
          </table:table-cell>
          <table:table-cell office:value-type="float" office:value="0.306559" calcext:value-type="float">
            <text:p>0.306559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0492342" calcext:value-type="float">
            <text:p>-0.000492342</text:p>
          </table:table-cell>
          <table:table-cell office:value-type="float" office:value="-0.0158105" calcext:value-type="float">
            <text:p>-0.015810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4336" calcext:value-type="float">
            <text:p>-0.154336</text:p>
          </table:table-cell>
          <table:table-cell office:value-type="float" office:value="-0.242679" calcext:value-type="float">
            <text:p>-0.242679</text:p>
          </table:table-cell>
          <table:table-cell office:value-type="float" office:value="0.307079" calcext:value-type="float">
            <text:p>0.307079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0567917" calcext:value-type="float">
            <text:p>-0.000567917</text:p>
          </table:table-cell>
          <table:table-cell office:value-type="float" office:value="-0.0194421" calcext:value-type="float">
            <text:p>-0.019442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5606" calcext:value-type="float">
            <text:p>-0.155606</text:p>
          </table:table-cell>
          <table:table-cell office:value-type="float" office:value="-0.243715" calcext:value-type="float">
            <text:p>-0.243715</text:p>
          </table:table-cell>
          <table:table-cell office:value-type="float" office:value="0.307418" calcext:value-type="float">
            <text:p>0.307418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0.000240013" calcext:value-type="float">
            <text:p>0.000240013</text:p>
          </table:table-cell>
          <table:table-cell office:value-type="float" office:value="-0.0192243" calcext:value-type="float">
            <text:p>-0.019224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6246" calcext:value-type="float">
            <text:p>-0.156246</text:p>
          </table:table-cell>
          <table:table-cell office:value-type="float" office:value="-0.245809" calcext:value-type="float">
            <text:p>-0.245809</text:p>
          </table:table-cell>
          <table:table-cell office:value-type="float" office:value="0.307777" calcext:value-type="float">
            <text:p>0.307777</text:p>
          </table:table-cell>
          <table:table-cell office:value-type="float" office:value="-0.044061" calcext:value-type="float">
            <text:p>-0.044061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183615" calcext:value-type="float">
            <text:p>0.00183615</text:p>
          </table:table-cell>
          <table:table-cell office:value-type="float" office:value="-0.018129" calcext:value-type="float">
            <text:p>-0.01812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6503" calcext:value-type="float">
            <text:p>-0.156503</text:p>
          </table:table-cell>
          <table:table-cell office:value-type="float" office:value="-0.247043" calcext:value-type="float">
            <text:p>-0.247043</text:p>
          </table:table-cell>
          <table:table-cell office:value-type="float" office:value="0.308113" calcext:value-type="float">
            <text:p>0.308113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0653006" calcext:value-type="float">
            <text:p>0.000653006</text:p>
          </table:table-cell>
          <table:table-cell office:value-type="float" office:value="-0.0180966" calcext:value-type="float">
            <text:p>-0.018096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589" calcext:value-type="float">
            <text:p>-0.15589</text:p>
          </table:table-cell>
          <table:table-cell office:value-type="float" office:value="-0.248891" calcext:value-type="float">
            <text:p>-0.248891</text:p>
          </table:table-cell>
          <table:table-cell office:value-type="float" office:value="0.308446" calcext:value-type="float">
            <text:p>0.308446</text:p>
          </table:table-cell>
          <table:table-cell office:value-type="float" office:value="-0.0450402" calcext:value-type="float">
            <text:p>-0.0450402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0.00229179" calcext:value-type="float">
            <text:p>0.00229179</text:p>
          </table:table-cell>
          <table:table-cell office:value-type="float" office:value="-0.0162403" calcext:value-type="float">
            <text:p>-0.016240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4696" calcext:value-type="float">
            <text:p>-0.154696</text:p>
          </table:table-cell>
          <table:table-cell office:value-type="float" office:value="-0.249938" calcext:value-type="float">
            <text:p>-0.249938</text:p>
          </table:table-cell>
          <table:table-cell office:value-type="float" office:value="0.308956" calcext:value-type="float">
            <text:p>0.308956</text:p>
          </table:table-cell>
          <table:table-cell office:value-type="float" office:value="-0.044061" calcext:value-type="float">
            <text:p>-0.044061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0.00112306" calcext:value-type="float">
            <text:p>0.00112306</text:p>
          </table:table-cell>
          <table:table-cell office:value-type="float" office:value="-0.0144938" calcext:value-type="float">
            <text:p>-0.014493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4115" calcext:value-type="float">
            <text:p>-0.154115</text:p>
          </table:table-cell>
          <table:table-cell office:value-type="float" office:value="-0.250114" calcext:value-type="float">
            <text:p>-0.250114</text:p>
          </table:table-cell>
          <table:table-cell office:value-type="float" office:value="0.309434" calcext:value-type="float">
            <text:p>0.309434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0.000110168" calcext:value-type="float">
            <text:p>0.000110168</text:p>
          </table:table-cell>
          <table:table-cell office:value-type="float" office:value="-0.0145967" calcext:value-type="float">
            <text:p>-0.014596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2952" calcext:value-type="float">
            <text:p>-0.152952</text:p>
          </table:table-cell>
          <table:table-cell office:value-type="float" office:value="-0.249218" calcext:value-type="float">
            <text:p>-0.249218</text:p>
          </table:table-cell>
          <table:table-cell office:value-type="float" office:value="0.309939" calcext:value-type="float">
            <text:p>0.309939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-0.00169903" calcext:value-type="float">
            <text:p>-0.00169903</text:p>
          </table:table-cell>
          <table:table-cell office:value-type="float" office:value="-0.0128508" calcext:value-type="float">
            <text:p>-0.012850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2678" calcext:value-type="float">
            <text:p>-0.152678</text:p>
          </table:table-cell>
          <table:table-cell office:value-type="float" office:value="-0.247722" calcext:value-type="float">
            <text:p>-0.247722</text:p>
          </table:table-cell>
          <table:table-cell office:value-type="float" office:value="0.310265" calcext:value-type="float">
            <text:p>0.310265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241069" calcext:value-type="float">
            <text:p>-0.00241069</text:p>
          </table:table-cell>
          <table:table-cell office:value-type="float" office:value="-0.0138837" calcext:value-type="float">
            <text:p>-0.013883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3479" calcext:value-type="float">
            <text:p>-0.153479</text:p>
          </table:table-cell>
          <table:table-cell office:value-type="float" office:value="-0.245176" calcext:value-type="float">
            <text:p>-0.245176</text:p>
          </table:table-cell>
          <table:table-cell office:value-type="float" office:value="0.310615" calcext:value-type="float">
            <text:p>0.310615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391676" calcext:value-type="float">
            <text:p>-0.00391676</text:p>
          </table:table-cell>
          <table:table-cell office:value-type="float" office:value="-0.0157149" calcext:value-type="float">
            <text:p>-0.015714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5471" calcext:value-type="float">
            <text:p>-0.155471</text:p>
          </table:table-cell>
          <table:table-cell office:value-type="float" office:value="-0.242553" calcext:value-type="float">
            <text:p>-0.242553</text:p>
          </table:table-cell>
          <table:table-cell office:value-type="float" office:value="0.310797" calcext:value-type="float">
            <text:p>0.310797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443986" calcext:value-type="float">
            <text:p>-0.00443986</text:p>
          </table:table-cell>
          <table:table-cell office:value-type="float" office:value="-0.0173306" calcext:value-type="float">
            <text:p>-0.01733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7462" calcext:value-type="float">
            <text:p>-0.157462</text:p>
          </table:table-cell>
          <table:table-cell office:value-type="float" office:value="-0.240425" calcext:value-type="float">
            <text:p>-0.240425</text:p>
          </table:table-cell>
          <table:table-cell office:value-type="float" office:value="0.310979" calcext:value-type="float">
            <text:p>0.310979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407954" calcext:value-type="float">
            <text:p>-0.00407954</text:p>
          </table:table-cell>
          <table:table-cell office:value-type="float" office:value="-0.0169834" calcext:value-type="float">
            <text:p>-0.016983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9884" calcext:value-type="float">
            <text:p>-0.159884</text:p>
          </table:table-cell>
          <table:table-cell office:value-type="float" office:value="-0.238352" calcext:value-type="float">
            <text:p>-0.238352</text:p>
          </table:table-cell>
          <table:table-cell office:value-type="float" office:value="0.311174" calcext:value-type="float">
            <text:p>0.311174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469466" calcext:value-type="float">
            <text:p>-0.00469466</text:p>
          </table:table-cell>
          <table:table-cell office:value-type="float" office:value="-0.0175518" calcext:value-type="float">
            <text:p>-0.017551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1795" calcext:value-type="float">
            <text:p>-0.161795</text:p>
          </table:table-cell>
          <table:table-cell office:value-type="float" office:value="-0.236903" calcext:value-type="float">
            <text:p>-0.236903</text:p>
          </table:table-cell>
          <table:table-cell office:value-type="float" office:value="0.311369" calcext:value-type="float">
            <text:p>0.311369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345983" calcext:value-type="float">
            <text:p>-0.00345983</text:p>
          </table:table-cell>
          <table:table-cell office:value-type="float" office:value="-0.0172217" calcext:value-type="float">
            <text:p>-0.017221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3592" calcext:value-type="float">
            <text:p>-0.163592</text:p>
          </table:table-cell>
          <table:table-cell office:value-type="float" office:value="-0.235928" calcext:value-type="float">
            <text:p>-0.235928</text:p>
          </table:table-cell>
          <table:table-cell office:value-type="float" office:value="0.311551" calcext:value-type="float">
            <text:p>0.311551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231872" calcext:value-type="float">
            <text:p>-0.00231872</text:p>
          </table:table-cell>
          <table:table-cell office:value-type="float" office:value="-0.0169035" calcext:value-type="float">
            <text:p>-0.016903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498" calcext:value-type="float">
            <text:p>-0.16498</text:p>
          </table:table-cell>
          <table:table-cell office:value-type="float" office:value="-0.234879" calcext:value-type="float">
            <text:p>-0.234879</text:p>
          </table:table-cell>
          <table:table-cell office:value-type="float" office:value="0.311729" calcext:value-type="float">
            <text:p>0.311729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214062" calcext:value-type="float">
            <text:p>-0.00214062</text:p>
          </table:table-cell>
          <table:table-cell office:value-type="float" office:value="-0.0156875" calcext:value-type="float">
            <text:p>-0.015687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5688" calcext:value-type="float">
            <text:p>-0.165688</text:p>
          </table:table-cell>
          <table:table-cell office:value-type="float" office:value="-0.233759" calcext:value-type="float">
            <text:p>-0.233759</text:p>
          </table:table-cell>
          <table:table-cell office:value-type="float" office:value="0.311905" calcext:value-type="float">
            <text:p>0.311905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194997" calcext:value-type="float">
            <text:p>-0.00194997</text:p>
          </table:table-cell>
          <table:table-cell office:value-type="float" office:value="-0.0145882" calcext:value-type="float">
            <text:p>-0.014588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5898" calcext:value-type="float">
            <text:p>-0.165898</text:p>
          </table:table-cell>
          <table:table-cell office:value-type="float" office:value="-0.232877" calcext:value-type="float">
            <text:p>-0.232877</text:p>
          </table:table-cell>
          <table:table-cell office:value-type="float" office:value="0.312231" calcext:value-type="float">
            <text:p>0.312231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179026" calcext:value-type="float">
            <text:p>-0.00179026</text:p>
          </table:table-cell>
          <table:table-cell office:value-type="float" office:value="-0.014557" calcext:value-type="float">
            <text:p>-0.01455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5364" calcext:value-type="float">
            <text:p>-0.165364</text:p>
          </table:table-cell>
          <table:table-cell office:value-type="float" office:value="-0.231908" calcext:value-type="float">
            <text:p>-0.231908</text:p>
          </table:table-cell>
          <table:table-cell office:value-type="float" office:value="0.312704" calcext:value-type="float">
            <text:p>0.312704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163237" calcext:value-type="float">
            <text:p>-0.00163237</text:p>
          </table:table-cell>
          <table:table-cell office:value-type="float" office:value="-0.013666" calcext:value-type="float">
            <text:p>-0.01366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4989" calcext:value-type="float">
            <text:p>-0.164989</text:p>
          </table:table-cell>
          <table:table-cell office:value-type="float" office:value="-0.229726" calcext:value-type="float">
            <text:p>-0.229726</text:p>
          </table:table-cell>
          <table:table-cell office:value-type="float" office:value="0.31318" calcext:value-type="float">
            <text:p>0.31318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420422" calcext:value-type="float">
            <text:p>-0.00420422</text:p>
          </table:table-cell>
          <table:table-cell office:value-type="float" office:value="-0.0147124" calcext:value-type="float">
            <text:p>-0.014712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4491" calcext:value-type="float">
            <text:p>-0.164491</text:p>
          </table:table-cell>
          <table:table-cell office:value-type="float" office:value="-0.228582" calcext:value-type="float">
            <text:p>-0.228582</text:p>
          </table:table-cell>
          <table:table-cell office:value-type="float" office:value="0.313806" calcext:value-type="float">
            <text:p>0.313806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303153" calcext:value-type="float">
            <text:p>-0.00303153</text:p>
          </table:table-cell>
          <table:table-cell office:value-type="float" office:value="-0.0147889" calcext:value-type="float">
            <text:p>-0.014788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5358" calcext:value-type="float">
            <text:p>-0.165358</text:p>
          </table:table-cell>
          <table:table-cell office:value-type="float" office:value="-0.227928" calcext:value-type="float">
            <text:p>-0.227928</text:p>
          </table:table-cell>
          <table:table-cell office:value-type="float" office:value="0.314321" calcext:value-type="float">
            <text:p>0.314321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29154" calcext:value-type="float">
            <text:p>-0.0029154</text:p>
          </table:table-cell>
          <table:table-cell office:value-type="float" office:value="-0.0175681" calcext:value-type="float">
            <text:p>-0.017568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5803" calcext:value-type="float">
            <text:p>-0.165803</text:p>
          </table:table-cell>
          <table:table-cell office:value-type="float" office:value="-0.22839" calcext:value-type="float">
            <text:p>-0.22839</text:p>
          </table:table-cell>
          <table:table-cell office:value-type="float" office:value="0.314656" calcext:value-type="float">
            <text:p>0.314656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202001" calcext:value-type="float">
            <text:p>-0.00202001</text:p>
          </table:table-cell>
          <table:table-cell office:value-type="float" office:value="-0.0174837" calcext:value-type="float">
            <text:p>-0.017483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6828" calcext:value-type="float">
            <text:p>-0.166828</text:p>
          </table:table-cell>
          <table:table-cell office:value-type="float" office:value="-0.230232" calcext:value-type="float">
            <text:p>-0.230232</text:p>
          </table:table-cell>
          <table:table-cell office:value-type="float" office:value="0.315017" calcext:value-type="float">
            <text:p>0.315017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-0.000376914" calcext:value-type="float">
            <text:p>-0.000376914</text:p>
          </table:table-cell>
          <table:table-cell office:value-type="float" office:value="-0.0192508" calcext:value-type="float">
            <text:p>-0.019250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7" calcext:value-type="float">
            <text:p>-0.167</text:p>
          </table:table-cell>
          <table:table-cell office:value-type="float" office:value="-0.232385" calcext:value-type="float">
            <text:p>-0.232385</text:p>
          </table:table-cell>
          <table:table-cell office:value-type="float" office:value="0.315217" calcext:value-type="float">
            <text:p>0.315217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0.000233848" calcext:value-type="float">
            <text:p>0.000233848</text:p>
          </table:table-cell>
          <table:table-cell office:value-type="float" office:value="-0.0182444" calcext:value-type="float">
            <text:p>-0.018244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6851" calcext:value-type="float">
            <text:p>-0.166851</text:p>
          </table:table-cell>
          <table:table-cell office:value-type="float" office:value="-0.234523" calcext:value-type="float">
            <text:p>-0.234523</text:p>
          </table:table-cell>
          <table:table-cell office:value-type="float" office:value="0.315254" calcext:value-type="float">
            <text:p>0.315254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0.000853077" calcext:value-type="float">
            <text:p>0.000853077</text:p>
          </table:table-cell>
          <table:table-cell office:value-type="float" office:value="-0.0182723" calcext:value-type="float">
            <text:p>-0.018272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672" calcext:value-type="float">
            <text:p>-0.16672</text:p>
          </table:table-cell>
          <table:table-cell office:value-type="float" office:value="-0.236483" calcext:value-type="float">
            <text:p>-0.236483</text:p>
          </table:table-cell>
          <table:table-cell office:value-type="float" office:value="0.31529" calcext:value-type="float">
            <text:p>0.31529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0.00150718" calcext:value-type="float">
            <text:p>0.00150718</text:p>
          </table:table-cell>
          <table:table-cell office:value-type="float" office:value="-0.0182999" calcext:value-type="float">
            <text:p>-0.018299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7048" calcext:value-type="float">
            <text:p>-0.167048</text:p>
          </table:table-cell>
          <table:table-cell office:value-type="float" office:value="-0.238393" calcext:value-type="float">
            <text:p>-0.238393</text:p>
          </table:table-cell>
          <table:table-cell office:value-type="float" office:value="0.31533" calcext:value-type="float">
            <text:p>0.31533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79776" calcext:value-type="float">
            <text:p>0.0479776</text:p>
          </table:table-cell>
          <table:table-cell office:value-type="float" office:value="0.00216665" calcext:value-type="float">
            <text:p>0.00216665</text:p>
          </table:table-cell>
          <table:table-cell office:value-type="float" office:value="-0.0192218" calcext:value-type="float">
            <text:p>-0.019221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7697" calcext:value-type="float">
            <text:p>-0.167697</text:p>
          </table:table-cell>
          <table:table-cell office:value-type="float" office:value="-0.239217" calcext:value-type="float">
            <text:p>-0.239217</text:p>
          </table:table-cell>
          <table:table-cell office:value-type="float" office:value="0.315526" calcext:value-type="float">
            <text:p>0.315526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0.00104393" calcext:value-type="float">
            <text:p>0.00104393</text:p>
          </table:table-cell>
          <table:table-cell office:value-type="float" office:value="-0.01814" calcext:value-type="float">
            <text:p>-0.0181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8402" calcext:value-type="float">
            <text:p>-0.168402</text:p>
          </table:table-cell>
          <table:table-cell office:value-type="float" office:value="-0.238919" calcext:value-type="float">
            <text:p>-0.238919</text:p>
          </table:table-cell>
          <table:table-cell office:value-type="float" office:value="0.315859" calcext:value-type="float">
            <text:p>0.315859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69984" calcext:value-type="float">
            <text:p>0.0469984</text:p>
          </table:table-cell>
          <table:table-cell office:value-type="float" office:value="-0.000875793" calcext:value-type="float">
            <text:p>-0.000875793</text:p>
          </table:table-cell>
          <table:table-cell office:value-type="float" office:value="-0.0180207" calcext:value-type="float">
            <text:p>-0.018020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878" calcext:value-type="float">
            <text:p>-0.16878</text:p>
          </table:table-cell>
          <table:table-cell office:value-type="float" office:value="-0.238497" calcext:value-type="float">
            <text:p>-0.238497</text:p>
          </table:table-cell>
          <table:table-cell office:value-type="float" office:value="0.31604" calcext:value-type="float">
            <text:p>0.31604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-0.000800636" calcext:value-type="float">
            <text:p>-0.000800636</text:p>
          </table:table-cell>
          <table:table-cell office:value-type="float" office:value="-0.0169818" calcext:value-type="float">
            <text:p>-0.016981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8237" calcext:value-type="float">
            <text:p>-0.168237</text:p>
          </table:table-cell>
          <table:table-cell office:value-type="float" office:value="-0.236549" calcext:value-type="float">
            <text:p>-0.236549</text:p>
          </table:table-cell>
          <table:table-cell office:value-type="float" office:value="0.316229" calcext:value-type="float">
            <text:p>0.316229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342527" calcext:value-type="float">
            <text:p>-0.00342527</text:p>
          </table:table-cell>
          <table:table-cell office:value-type="float" office:value="-0.0151229" calcext:value-type="float">
            <text:p>-0.015122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6822" calcext:value-type="float">
            <text:p>-0.166822</text:p>
          </table:table-cell>
          <table:table-cell office:value-type="float" office:value="-0.23462" calcext:value-type="float">
            <text:p>-0.23462</text:p>
          </table:table-cell>
          <table:table-cell office:value-type="float" office:value="0.316254" calcext:value-type="float">
            <text:p>0.316254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408977" calcext:value-type="float">
            <text:p>-0.00408977</text:p>
          </table:table-cell>
          <table:table-cell office:value-type="float" office:value="-0.013406" calcext:value-type="float">
            <text:p>-0.0134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5302" calcext:value-type="float">
            <text:p>-0.165302</text:p>
          </table:table-cell>
          <table:table-cell office:value-type="float" office:value="-0.233106" calcext:value-type="float">
            <text:p>-0.233106</text:p>
          </table:table-cell>
          <table:table-cell office:value-type="float" office:value="0.316279" calcext:value-type="float">
            <text:p>0.316279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382764" calcext:value-type="float">
            <text:p>-0.00382764</text:p>
          </table:table-cell>
          <table:table-cell office:value-type="float" office:value="-0.0136662" calcext:value-type="float">
            <text:p>-0.013666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426" calcext:value-type="float">
            <text:p>-0.16426</text:p>
          </table:table-cell>
          <table:table-cell office:value-type="float" office:value="-0.230998" calcext:value-type="float">
            <text:p>-0.230998</text:p>
          </table:table-cell>
          <table:table-cell office:value-type="float" office:value="0.316307" calcext:value-type="float">
            <text:p>0.316307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443361" calcext:value-type="float">
            <text:p>-0.00443361</text:p>
          </table:table-cell>
          <table:table-cell office:value-type="float" office:value="-0.014831" calcext:value-type="float">
            <text:p>-0.01483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3503" calcext:value-type="float">
            <text:p>-0.163503</text:p>
          </table:table-cell>
          <table:table-cell office:value-type="float" office:value="-0.229175" calcext:value-type="float">
            <text:p>-0.229175</text:p>
          </table:table-cell>
          <table:table-cell office:value-type="float" office:value="0.316334" calcext:value-type="float">
            <text:p>0.316334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413469" calcext:value-type="float">
            <text:p>-0.00413469</text:p>
          </table:table-cell>
          <table:table-cell office:value-type="float" office:value="-0.0149485" calcext:value-type="float">
            <text:p>-0.014948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3389" calcext:value-type="float">
            <text:p>-0.163389</text:p>
          </table:table-cell>
          <table:table-cell office:value-type="float" office:value="-0.226919" calcext:value-type="float">
            <text:p>-0.226919</text:p>
          </table:table-cell>
          <table:table-cell office:value-type="float" office:value="0.316361" calcext:value-type="float">
            <text:p>0.316361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470034" calcext:value-type="float">
            <text:p>-0.00470034</text:p>
          </table:table-cell>
          <table:table-cell office:value-type="float" office:value="-0.0159644" calcext:value-type="float">
            <text:p>-0.015964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63567" calcext:value-type="float">
            <text:p>-0.163567</text:p>
          </table:table-cell>
          <table:table-cell office:value-type="float" office:value="-0.22362" calcext:value-type="float">
            <text:p>-0.22362</text:p>
          </table:table-cell>
          <table:table-cell office:value-type="float" office:value="0.316392" calcext:value-type="float">
            <text:p>0.316392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609319" calcext:value-type="float">
            <text:p>-0.00609319</text:p>
          </table:table-cell>
          <table:table-cell office:value-type="float" office:value="-0.0169149" calcext:value-type="float">
            <text:p>-0.016914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3446" calcext:value-type="float">
            <text:p>-0.163446</text:p>
          </table:table-cell>
          <table:table-cell office:value-type="float" office:value="-0.221202" calcext:value-type="float">
            <text:p>-0.221202</text:p>
          </table:table-cell>
          <table:table-cell office:value-type="float" office:value="0.316419" calcext:value-type="float">
            <text:p>0.316419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469939" calcext:value-type="float">
            <text:p>-0.00469939</text:p>
          </table:table-cell>
          <table:table-cell office:value-type="float" office:value="-0.0159517" calcext:value-type="float">
            <text:p>-0.015951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2333" calcext:value-type="float">
            <text:p>-0.162333</text:p>
          </table:table-cell>
          <table:table-cell office:value-type="float" office:value="-0.218818" calcext:value-type="float">
            <text:p>-0.218818</text:p>
          </table:table-cell>
          <table:table-cell office:value-type="float" office:value="0.316441" calcext:value-type="float">
            <text:p>0.316441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429488" calcext:value-type="float">
            <text:p>-0.00429488</text:p>
          </table:table-cell>
          <table:table-cell office:value-type="float" office:value="-0.0141855" calcext:value-type="float">
            <text:p>-0.014185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60448" calcext:value-type="float">
            <text:p>-0.160448</text:p>
          </table:table-cell>
          <table:table-cell office:value-type="float" office:value="-0.216184" calcext:value-type="float">
            <text:p>-0.216184</text:p>
          </table:table-cell>
          <table:table-cell office:value-type="float" office:value="0.316461" calcext:value-type="float">
            <text:p>0.316461</text:p>
          </table:table-cell>
          <table:table-cell office:value-type="float" office:value="-0.0323114" calcext:value-type="float">
            <text:p>-0.0323114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483337" calcext:value-type="float">
            <text:p>-0.00483337</text:p>
          </table:table-cell>
          <table:table-cell office:value-type="float" office:value="-0.0125519" calcext:value-type="float">
            <text:p>-0.012551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7838" calcext:value-type="float">
            <text:p>-0.157838</text:p>
          </table:table-cell>
          <table:table-cell office:value-type="float" office:value="-0.214041" calcext:value-type="float">
            <text:p>-0.214041</text:p>
          </table:table-cell>
          <table:table-cell office:value-type="float" office:value="0.316319" calcext:value-type="float">
            <text:p>0.316319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-0.00349368" calcext:value-type="float">
            <text:p>-0.00349368</text:p>
          </table:table-cell>
          <table:table-cell office:value-type="float" office:value="-0.0110355" calcext:value-type="float">
            <text:p>-0.011035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4884" calcext:value-type="float">
            <text:p>-0.154884</text:p>
          </table:table-cell>
          <table:table-cell office:value-type="float" office:value="-0.212769" calcext:value-type="float">
            <text:p>-0.212769</text:p>
          </table:table-cell>
          <table:table-cell office:value-type="float" office:value="0.316333" calcext:value-type="float">
            <text:p>0.316333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36228" calcext:value-type="float">
            <text:p>0.036228</text:p>
          </table:table-cell>
          <table:table-cell office:value-type="float" office:value="-0.00230353" calcext:value-type="float">
            <text:p>-0.00230353</text:p>
          </table:table-cell>
          <table:table-cell office:value-type="float" office:value="-0.00957912" calcext:value-type="float">
            <text:p>-0.0095791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2263" calcext:value-type="float">
            <text:p>-0.152263</text:p>
          </table:table-cell>
          <table:table-cell office:value-type="float" office:value="-0.212877" calcext:value-type="float">
            <text:p>-0.212877</text:p>
          </table:table-cell>
          <table:table-cell office:value-type="float" office:value="0.316351" calcext:value-type="float">
            <text:p>0.316351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372071" calcext:value-type="float">
            <text:p>0.0372071</text:p>
          </table:table-cell>
          <table:table-cell office:value-type="float" office:value="0.000619449" calcext:value-type="float">
            <text:p>0.000619449</text:p>
          </table:table-cell>
          <table:table-cell office:value-type="float" office:value="-0.0109907" calcext:value-type="float">
            <text:p>-0.010990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93" calcext:value-type="float">
            <text:p>-0.1493</text:p>
          </table:table-cell>
          <table:table-cell office:value-type="float" office:value="-0.213696" calcext:value-type="float">
            <text:p>-0.213696</text:p>
          </table:table-cell>
          <table:table-cell office:value-type="float" office:value="0.316516" calcext:value-type="float">
            <text:p>0.316516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352488" calcext:value-type="float">
            <text:p>0.0352488</text:p>
          </table:table-cell>
          <table:table-cell office:value-type="float" office:value="0.00144957" calcext:value-type="float">
            <text:p>0.00144957</text:p>
          </table:table-cell>
          <table:table-cell office:value-type="float" office:value="-0.00953802" calcext:value-type="float">
            <text:p>-0.0095380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7283" calcext:value-type="float">
            <text:p>-0.147283</text:p>
          </table:table-cell>
          <table:table-cell office:value-type="float" office:value="-0.21557" calcext:value-type="float">
            <text:p>-0.21557</text:p>
          </table:table-cell>
          <table:table-cell office:value-type="float" office:value="0.316856" calcext:value-type="float">
            <text:p>0.316856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372071" calcext:value-type="float">
            <text:p>0.0372071</text:p>
          </table:table-cell>
          <table:table-cell office:value-type="float" office:value="0.00309054" calcext:value-type="float">
            <text:p>0.00309054</text:p>
          </table:table-cell>
          <table:table-cell office:value-type="float" office:value="-0.0118294" calcext:value-type="float">
            <text:p>-0.011829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567" calcext:value-type="float">
            <text:p>-0.14567</text:p>
          </table:table-cell>
          <table:table-cell office:value-type="float" office:value="-0.217187" calcext:value-type="float">
            <text:p>-0.217187</text:p>
          </table:table-cell>
          <table:table-cell office:value-type="float" office:value="0.317178" calcext:value-type="float">
            <text:p>0.317178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0.00281921" calcext:value-type="float">
            <text:p>0.00281921</text:p>
          </table:table-cell>
          <table:table-cell office:value-type="float" office:value="-0.0130877" calcext:value-type="float">
            <text:p>-0.013087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4738" calcext:value-type="float">
            <text:p>-0.144738</text:p>
          </table:table-cell>
          <table:table-cell office:value-type="float" office:value="-0.219819" calcext:value-type="float">
            <text:p>-0.219819</text:p>
          </table:table-cell>
          <table:table-cell office:value-type="float" office:value="0.317503" calcext:value-type="float">
            <text:p>0.317503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0.0053302" calcext:value-type="float">
            <text:p>0.0053302</text:p>
          </table:table-cell>
          <table:table-cell office:value-type="float" office:value="-0.0152025" calcext:value-type="float">
            <text:p>-0.015202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4727" calcext:value-type="float">
            <text:p>-0.144727</text:p>
          </table:table-cell>
          <table:table-cell office:value-type="float" office:value="-0.221799" calcext:value-type="float">
            <text:p>-0.221799</text:p>
          </table:table-cell>
          <table:table-cell office:value-type="float" office:value="0.317854" calcext:value-type="float">
            <text:p>0.317854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0.00401743" calcext:value-type="float">
            <text:p>0.00401743</text:p>
          </table:table-cell>
          <table:table-cell office:value-type="float" office:value="-0.0171675" calcext:value-type="float">
            <text:p>-0.017167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5425" calcext:value-type="float">
            <text:p>-0.145425</text:p>
          </table:table-cell>
          <table:table-cell office:value-type="float" office:value="-0.223513" calcext:value-type="float">
            <text:p>-0.223513</text:p>
          </table:table-cell>
          <table:table-cell office:value-type="float" office:value="0.317886" calcext:value-type="float">
            <text:p>0.317886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0.0037441" calcext:value-type="float">
            <text:p>0.0037441</text:p>
          </table:table-cell>
          <table:table-cell office:value-type="float" office:value="-0.0190147" calcext:value-type="float">
            <text:p>-0.019014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6275" calcext:value-type="float">
            <text:p>-0.146275</text:p>
          </table:table-cell>
          <table:table-cell office:value-type="float" office:value="-0.22475" calcext:value-type="float">
            <text:p>-0.22475</text:p>
          </table:table-cell>
          <table:table-cell office:value-type="float" office:value="0.317921" calcext:value-type="float">
            <text:p>0.317921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0.00255501" calcext:value-type="float">
            <text:p>0.00255501</text:p>
          </table:table-cell>
          <table:table-cell office:value-type="float" office:value="-0.0188774" calcext:value-type="float">
            <text:p>-0.01887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8012" calcext:value-type="float">
            <text:p>-0.148012</text:p>
          </table:table-cell>
          <table:table-cell office:value-type="float" office:value="-0.225542" calcext:value-type="float">
            <text:p>-0.225542</text:p>
          </table:table-cell>
          <table:table-cell office:value-type="float" office:value="0.317807" calcext:value-type="float">
            <text:p>0.317807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60193" calcext:value-type="float">
            <text:p>0.0460193</text:p>
          </table:table-cell>
          <table:table-cell office:value-type="float" office:value="0.0014489" calcext:value-type="float">
            <text:p>0.0014489</text:p>
          </table:table-cell>
          <table:table-cell office:value-type="float" office:value="-0.020543" calcext:value-type="float">
            <text:p>-0.02054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9492" calcext:value-type="float">
            <text:p>-0.149492</text:p>
          </table:table-cell>
          <table:table-cell office:value-type="float" office:value="-0.225997" calcext:value-type="float">
            <text:p>-0.225997</text:p>
          </table:table-cell>
          <table:table-cell office:value-type="float" office:value="0.317691" calcext:value-type="float">
            <text:p>0.317691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0384588" calcext:value-type="float">
            <text:p>0.000384588</text:p>
          </table:table-cell>
          <table:table-cell office:value-type="float" office:value="-0.0193152" calcext:value-type="float">
            <text:p>-0.019315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1309" calcext:value-type="float">
            <text:p>-0.151309</text:p>
          </table:table-cell>
          <table:table-cell office:value-type="float" office:value="-0.226716" calcext:value-type="float">
            <text:p>-0.226716</text:p>
          </table:table-cell>
          <table:table-cell office:value-type="float" office:value="0.317726" calcext:value-type="float">
            <text:p>0.317726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0.000255268" calcext:value-type="float">
            <text:p>0.000255268</text:p>
          </table:table-cell>
          <table:table-cell office:value-type="float" office:value="-0.0190006" calcext:value-type="float">
            <text:p>-0.019000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342" calcext:value-type="float">
            <text:p>-0.15342</text:p>
          </table:table-cell>
          <table:table-cell office:value-type="float" office:value="-0.226673" calcext:value-type="float">
            <text:p>-0.226673</text:p>
          </table:table-cell>
          <table:table-cell office:value-type="float" office:value="0.317923" calcext:value-type="float">
            <text:p>0.317923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170138" calcext:value-type="float">
            <text:p>-0.00170138</text:p>
          </table:table-cell>
          <table:table-cell office:value-type="float" office:value="-0.0186454" calcext:value-type="float">
            <text:p>-0.018645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4667" calcext:value-type="float">
            <text:p>-0.154667</text:p>
          </table:table-cell>
          <table:table-cell office:value-type="float" office:value="-0.225783" calcext:value-type="float">
            <text:p>-0.225783</text:p>
          </table:table-cell>
          <table:table-cell office:value-type="float" office:value="0.318256" calcext:value-type="float">
            <text:p>0.318256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350918" calcext:value-type="float">
            <text:p>-0.00350918</text:p>
          </table:table-cell>
          <table:table-cell office:value-type="float" office:value="-0.0174643" calcext:value-type="float">
            <text:p>-0.017464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5095" calcext:value-type="float">
            <text:p>-0.155095</text:p>
          </table:table-cell>
          <table:table-cell office:value-type="float" office:value="-0.225237" calcext:value-type="float">
            <text:p>-0.225237</text:p>
          </table:table-cell>
          <table:table-cell office:value-type="float" office:value="0.318735" calcext:value-type="float">
            <text:p>0.318735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244175" calcext:value-type="float">
            <text:p>-0.00244175</text:p>
          </table:table-cell>
          <table:table-cell office:value-type="float" office:value="-0.0164057" calcext:value-type="float">
            <text:p>-0.016405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5328" calcext:value-type="float">
            <text:p>-0.155328</text:p>
          </table:table-cell>
          <table:table-cell office:value-type="float" office:value="-0.224079" calcext:value-type="float">
            <text:p>-0.224079</text:p>
          </table:table-cell>
          <table:table-cell office:value-type="float" office:value="0.319408" calcext:value-type="float">
            <text:p>0.319408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322386" calcext:value-type="float">
            <text:p>-0.00322386</text:p>
          </table:table-cell>
          <table:table-cell office:value-type="float" office:value="-0.0173438" calcext:value-type="float">
            <text:p>-0.017343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4526" calcext:value-type="float">
            <text:p>-0.154526</text:p>
          </table:table-cell>
          <table:table-cell office:value-type="float" office:value="-0.22308" calcext:value-type="float">
            <text:p>-0.22308</text:p>
          </table:table-cell>
          <table:table-cell office:value-type="float" office:value="0.320036" calcext:value-type="float">
            <text:p>0.320036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306191" calcext:value-type="float">
            <text:p>-0.00306191</text:p>
          </table:table-cell>
          <table:table-cell office:value-type="float" office:value="-0.0155227" calcext:value-type="float">
            <text:p>-0.015522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3931" calcext:value-type="float">
            <text:p>-0.153931</text:p>
          </table:table-cell>
          <table:table-cell office:value-type="float" office:value="-0.221877" calcext:value-type="float">
            <text:p>-0.221877</text:p>
          </table:table-cell>
          <table:table-cell office:value-type="float" office:value="0.320664" calcext:value-type="float">
            <text:p>0.320664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384077" calcext:value-type="float">
            <text:p>-0.00384077</text:p>
          </table:table-cell>
          <table:table-cell office:value-type="float" office:value="-0.0156243" calcext:value-type="float">
            <text:p>-0.015624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3048" calcext:value-type="float">
            <text:p>-0.153048</text:p>
          </table:table-cell>
          <table:table-cell office:value-type="float" office:value="-0.221625" calcext:value-type="float">
            <text:p>-0.221625</text:p>
          </table:table-cell>
          <table:table-cell office:value-type="float" office:value="0.321173" calcext:value-type="float">
            <text:p>0.321173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-0.00282276" calcext:value-type="float">
            <text:p>-0.00282276</text:p>
          </table:table-cell>
          <table:table-cell office:value-type="float" office:value="-0.0147915" calcext:value-type="float">
            <text:p>-0.014791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1863" calcext:value-type="float">
            <text:p>-0.151863</text:p>
          </table:table-cell>
          <table:table-cell office:value-type="float" office:value="-0.221711" calcext:value-type="float">
            <text:p>-0.221711</text:p>
          </table:table-cell>
          <table:table-cell office:value-type="float" office:value="0.32165" calcext:value-type="float">
            <text:p>0.32165</text:p>
          </table:table-cell>
          <table:table-cell office:value-type="float" office:value="-0.0352488" calcext:value-type="float">
            <text:p>-0.0352488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283414" calcext:value-type="float">
            <text:p>-0.00283414</text:p>
          </table:table-cell>
          <table:table-cell office:value-type="float" office:value="-0.0140216" calcext:value-type="float">
            <text:p>-0.01402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1921" calcext:value-type="float">
            <text:p>-0.151921</text:p>
          </table:table-cell>
          <table:table-cell office:value-type="float" office:value="-0.222667" calcext:value-type="float">
            <text:p>-0.222667</text:p>
          </table:table-cell>
          <table:table-cell office:value-type="float" office:value="0.322132" calcext:value-type="float">
            <text:p>0.322132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200852" calcext:value-type="float">
            <text:p>-0.00200852</text:p>
          </table:table-cell>
          <table:table-cell office:value-type="float" office:value="-0.0159654" calcext:value-type="float">
            <text:p>-0.015965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2463" calcext:value-type="float">
            <text:p>-0.152463</text:p>
          </table:table-cell>
          <table:table-cell office:value-type="float" office:value="-0.22391" calcext:value-type="float">
            <text:p>-0.22391</text:p>
          </table:table-cell>
          <table:table-cell office:value-type="float" office:value="0.322645" calcext:value-type="float">
            <text:p>0.322645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123229" calcext:value-type="float">
            <text:p>-0.00123229</text:p>
          </table:table-cell>
          <table:table-cell office:value-type="float" office:value="-0.0158755" calcext:value-type="float">
            <text:p>-0.015875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2965" calcext:value-type="float">
            <text:p>-0.152965</text:p>
          </table:table-cell>
          <table:table-cell office:value-type="float" office:value="-0.22519" calcext:value-type="float">
            <text:p>-0.22519</text:p>
          </table:table-cell>
          <table:table-cell office:value-type="float" office:value="0.323478" calcext:value-type="float">
            <text:p>0.323478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0469834" calcext:value-type="float">
            <text:p>-0.000469834</text:p>
          </table:table-cell>
          <table:table-cell office:value-type="float" office:value="-0.0157874" calcext:value-type="float">
            <text:p>-0.01578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355" calcext:value-type="float">
            <text:p>-0.15355</text:p>
          </table:table-cell>
          <table:table-cell office:value-type="float" office:value="-0.226423" calcext:value-type="float">
            <text:p>-0.226423</text:p>
          </table:table-cell>
          <table:table-cell office:value-type="float" office:value="0.324258" calcext:value-type="float">
            <text:p>0.324258</text:p>
          </table:table-cell>
          <table:table-cell office:value-type="float" office:value="-0.0391654" calcext:value-type="float">
            <text:p>-0.0391654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0.000300743" calcext:value-type="float">
            <text:p>0.000300743</text:p>
          </table:table-cell>
          <table:table-cell office:value-type="float" office:value="-0.015685" calcext:value-type="float">
            <text:p>-0.01568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4797" calcext:value-type="float">
            <text:p>-0.154797</text:p>
          </table:table-cell>
          <table:table-cell office:value-type="float" office:value="-0.226838" calcext:value-type="float">
            <text:p>-0.226838</text:p>
          </table:table-cell>
          <table:table-cell office:value-type="float" office:value="0.32504" calcext:value-type="float">
            <text:p>0.32504</text:p>
          </table:table-cell>
          <table:table-cell office:value-type="float" office:value="-0.0381862" calcext:value-type="float">
            <text:p>-0.0381862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0735771" calcext:value-type="float">
            <text:p>-0.000735771</text:p>
          </table:table-cell>
          <table:table-cell office:value-type="float" office:value="-0.0174373" calcext:value-type="float">
            <text:p>-0.017437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5796" calcext:value-type="float">
            <text:p>-0.155796</text:p>
          </table:table-cell>
          <table:table-cell office:value-type="float" office:value="-0.226064" calcext:value-type="float">
            <text:p>-0.226064</text:p>
          </table:table-cell>
          <table:table-cell office:value-type="float" office:value="0.325821" calcext:value-type="float">
            <text:p>0.325821</text:p>
          </table:table-cell>
          <table:table-cell office:value-type="float" office:value="-0.036228" calcext:value-type="float">
            <text:p>-0.036228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-0.00256949" calcext:value-type="float">
            <text:p>-0.00256949</text:p>
          </table:table-cell>
          <table:table-cell office:value-type="float" office:value="-0.0172705" calcext:value-type="float">
            <text:p>-0.017270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6991" calcext:value-type="float">
            <text:p>-0.156991</text:p>
          </table:table-cell>
          <table:table-cell office:value-type="float" office:value="-0.223915" calcext:value-type="float">
            <text:p>-0.223915</text:p>
          </table:table-cell>
          <table:table-cell office:value-type="float" office:value="0.326454" calcext:value-type="float">
            <text:p>0.326454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50402" calcext:value-type="float">
            <text:p>0.0450402</text:p>
          </table:table-cell>
          <table:table-cell office:value-type="float" office:value="-0.00514395" calcext:value-type="float">
            <text:p>-0.00514395</text:p>
          </table:table-cell>
          <table:table-cell office:value-type="float" office:value="-0.0180507" calcext:value-type="float">
            <text:p>-0.018050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7419" calcext:value-type="float">
            <text:p>-0.157419</text:p>
          </table:table-cell>
          <table:table-cell office:value-type="float" office:value="-0.22241" calcext:value-type="float">
            <text:p>-0.22241</text:p>
          </table:table-cell>
          <table:table-cell office:value-type="float" office:value="0.326964" calcext:value-type="float">
            <text:p>0.326964</text:p>
          </table:table-cell>
          <table:table-cell office:value-type="float" office:value="-0.0342697" calcext:value-type="float">
            <text:p>-0.0342697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391719" calcext:value-type="float">
            <text:p>-0.00391719</text:p>
          </table:table-cell>
          <table:table-cell office:value-type="float" office:value="-0.0160118" calcext:value-type="float">
            <text:p>-0.016011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7649" calcext:value-type="float">
            <text:p>-0.157649</text:p>
          </table:table-cell>
          <table:table-cell office:value-type="float" office:value="-0.220247" calcext:value-type="float">
            <text:p>-0.220247</text:p>
          </table:table-cell>
          <table:table-cell office:value-type="float" office:value="0.327473" calcext:value-type="float">
            <text:p>0.327473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30819" calcext:value-type="float">
            <text:p>0.0430819</text:p>
          </table:table-cell>
          <table:table-cell office:value-type="float" office:value="-0.00453168" calcext:value-type="float">
            <text:p>-0.00453168</text:p>
          </table:table-cell>
          <table:table-cell office:value-type="float" office:value="-0.0159704" calcext:value-type="float">
            <text:p>-0.015970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6974" calcext:value-type="float">
            <text:p>-0.156974</text:p>
          </table:table-cell>
          <table:table-cell office:value-type="float" office:value="-0.218384" calcext:value-type="float">
            <text:p>-0.218384</text:p>
          </table:table-cell>
          <table:table-cell office:value-type="float" office:value="0.327949" calcext:value-type="float">
            <text:p>0.327949</text:p>
          </table:table-cell>
          <table:table-cell office:value-type="float" office:value="-0.0332906" calcext:value-type="float">
            <text:p>-0.0332906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-0.00420834" calcext:value-type="float">
            <text:p>-0.00420834</text:p>
          </table:table-cell>
          <table:table-cell office:value-type="float" office:value="-0.015111" calcext:value-type="float">
            <text:p>-0.01511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552" calcext:value-type="float">
            <text:p>-0.1552</text:p>
          </table:table-cell>
          <table:table-cell office:value-type="float" office:value="-0.218371" calcext:value-type="float">
            <text:p>-0.218371</text:p>
          </table:table-cell>
          <table:table-cell office:value-type="float" office:value="0.328271" calcext:value-type="float">
            <text:p>0.328271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0291578" calcext:value-type="float">
            <text:p>-0.000291578</text:p>
          </table:table-cell>
          <table:table-cell office:value-type="float" office:value="-0.013441" calcext:value-type="float">
            <text:p>-0.01344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3288" calcext:value-type="float">
            <text:p>-0.153288</text:p>
          </table:table-cell>
          <table:table-cell office:value-type="float" office:value="-0.219565" calcext:value-type="float">
            <text:p>-0.219565</text:p>
          </table:table-cell>
          <table:table-cell office:value-type="float" office:value="0.328455" calcext:value-type="float">
            <text:p>0.328455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0.00244232" calcext:value-type="float">
            <text:p>0.00244232</text:p>
          </table:table-cell>
          <table:table-cell office:value-type="float" office:value="-0.0137543" calcext:value-type="float">
            <text:p>-0.013754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0468" calcext:value-type="float">
            <text:p>-0.150468</text:p>
          </table:table-cell>
          <table:table-cell office:value-type="float" office:value="-0.221583" calcext:value-type="float">
            <text:p>-0.221583</text:p>
          </table:table-cell>
          <table:table-cell office:value-type="float" office:value="0.328636" calcext:value-type="float">
            <text:p>0.328636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0.0040639" calcext:value-type="float">
            <text:p>0.0040639</text:p>
          </table:table-cell>
          <table:table-cell office:value-type="float" office:value="-0.0122848" calcext:value-type="float">
            <text:p>-0.012284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904" calcext:value-type="float">
            <text:p>-0.14904</text:p>
          </table:table-cell>
          <table:table-cell office:value-type="float" office:value="-0.22388" calcext:value-type="float">
            <text:p>-0.22388</text:p>
          </table:table-cell>
          <table:table-cell office:value-type="float" office:value="0.328659" calcext:value-type="float">
            <text:p>0.328659</text:p>
          </table:table-cell>
          <table:table-cell office:value-type="float" office:value="-0.044061" calcext:value-type="float">
            <text:p>-0.044061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0.00564355" calcext:value-type="float">
            <text:p>0.00564355</text:p>
          </table:table-cell>
          <table:table-cell office:value-type="float" office:value="-0.0144821" calcext:value-type="float">
            <text:p>-0.014482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7333" calcext:value-type="float">
            <text:p>-0.147333</text:p>
          </table:table-cell>
          <table:table-cell office:value-type="float" office:value="-0.226758" calcext:value-type="float">
            <text:p>-0.226758</text:p>
          </table:table-cell>
          <table:table-cell office:value-type="float" office:value="0.328683" calcext:value-type="float">
            <text:p>0.328683</text:p>
          </table:table-cell>
          <table:table-cell office:value-type="float" office:value="-0.0450402" calcext:value-type="float">
            <text:p>-0.0450402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0.00611611" calcext:value-type="float">
            <text:p>0.00611611</text:p>
          </table:table-cell>
          <table:table-cell office:value-type="float" office:value="-0.0137888" calcext:value-type="float">
            <text:p>-0.013788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6584" calcext:value-type="float">
            <text:p>-0.146584</text:p>
          </table:table-cell>
          <table:table-cell office:value-type="float" office:value="-0.227955" calcext:value-type="float">
            <text:p>-0.227955</text:p>
          </table:table-cell>
          <table:table-cell office:value-type="float" office:value="0.328858" calcext:value-type="float">
            <text:p>0.328858</text:p>
          </table:table-cell>
          <table:table-cell office:value-type="float" office:value="-0.0421028" calcext:value-type="float">
            <text:p>-0.0421028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0.00297144" calcext:value-type="float">
            <text:p>0.00297144</text:p>
          </table:table-cell>
          <table:table-cell office:value-type="float" office:value="-0.0149098" calcext:value-type="float">
            <text:p>-0.014909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5543" calcext:value-type="float">
            <text:p>-0.145543</text:p>
          </table:table-cell>
          <table:table-cell office:value-type="float" office:value="-0.228378" calcext:value-type="float">
            <text:p>-0.228378</text:p>
          </table:table-cell>
          <table:table-cell office:value-type="float" office:value="0.329044" calcext:value-type="float">
            <text:p>0.329044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0.000920225" calcext:value-type="float">
            <text:p>0.000920225</text:p>
          </table:table-cell>
          <table:table-cell office:value-type="float" office:value="-0.0141116" calcext:value-type="float">
            <text:p>-0.01411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4944" calcext:value-type="float">
            <text:p>-0.144944</text:p>
          </table:table-cell>
          <table:table-cell office:value-type="float" office:value="-0.229341" calcext:value-type="float">
            <text:p>-0.229341</text:p>
          </table:table-cell>
          <table:table-cell office:value-type="float" office:value="0.32937" calcext:value-type="float">
            <text:p>0.32937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0.000751246" calcext:value-type="float">
            <text:p>0.000751246</text:p>
          </table:table-cell>
          <table:table-cell office:value-type="float" office:value="-0.0142132" calcext:value-type="float">
            <text:p>-0.014213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5581" calcext:value-type="float">
            <text:p>-0.145581</text:p>
          </table:table-cell>
          <table:table-cell office:value-type="float" office:value="-0.230769" calcext:value-type="float">
            <text:p>-0.230769</text:p>
          </table:table-cell>
          <table:table-cell office:value-type="float" office:value="0.329723" calcext:value-type="float">
            <text:p>0.329723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11236" calcext:value-type="float">
            <text:p>0.0411236</text:p>
          </table:table-cell>
          <table:table-cell office:value-type="float" office:value="0.000512179" calcext:value-type="float">
            <text:p>0.000512179</text:p>
          </table:table-cell>
          <table:table-cell office:value-type="float" office:value="-0.0160607" calcext:value-type="float">
            <text:p>-0.016060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5554" calcext:value-type="float">
            <text:p>-0.145554</text:p>
          </table:table-cell>
          <table:table-cell office:value-type="float" office:value="-0.232451" calcext:value-type="float">
            <text:p>-0.232451</text:p>
          </table:table-cell>
          <table:table-cell office:value-type="float" office:value="0.330053" calcext:value-type="float">
            <text:p>0.330053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0.000217158" calcext:value-type="float">
            <text:p>0.000217158</text:p>
          </table:table-cell>
          <table:table-cell office:value-type="float" office:value="-0.0150879" calcext:value-type="float">
            <text:p>-0.015087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5211" calcext:value-type="float">
            <text:p>-0.145211</text:p>
          </table:table-cell>
          <table:table-cell office:value-type="float" office:value="-0.234754" calcext:value-type="float">
            <text:p>-0.234754</text:p>
          </table:table-cell>
          <table:table-cell office:value-type="float" office:value="0.330408" calcext:value-type="float">
            <text:p>0.330408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-0.000170797" calcext:value-type="float">
            <text:p>-0.000170797</text:p>
          </table:table-cell>
          <table:table-cell office:value-type="float" office:value="-0.0151541" calcext:value-type="float">
            <text:p>-0.015154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4769" calcext:value-type="float">
            <text:p>-0.144769</text:p>
          </table:table-cell>
          <table:table-cell office:value-type="float" office:value="-0.23717" calcext:value-type="float">
            <text:p>-0.23717</text:p>
          </table:table-cell>
          <table:table-cell office:value-type="float" office:value="0.33074" calcext:value-type="float">
            <text:p>0.33074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401445" calcext:value-type="float">
            <text:p>0.0401445</text:p>
          </table:table-cell>
          <table:table-cell office:value-type="float" office:value="0.000401065" calcext:value-type="float">
            <text:p>0.000401065</text:p>
          </table:table-cell>
          <table:table-cell office:value-type="float" office:value="-0.0152319" calcext:value-type="float">
            <text:p>-0.015231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3655" calcext:value-type="float">
            <text:p>-0.143655</text:p>
          </table:table-cell>
          <table:table-cell office:value-type="float" office:value="-0.240107" calcext:value-type="float">
            <text:p>-0.240107</text:p>
          </table:table-cell>
          <table:table-cell office:value-type="float" office:value="0.331069" calcext:value-type="float">
            <text:p>0.331069</text:p>
          </table:table-cell>
          <table:table-cell office:value-type="float" office:value="-0.0430819" calcext:value-type="float">
            <text:p>-0.0430819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0.00183969" calcext:value-type="float">
            <text:p>0.00183969</text:p>
          </table:table-cell>
          <table:table-cell office:value-type="float" office:value="-0.0134546" calcext:value-type="float">
            <text:p>-0.013454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4301" calcext:value-type="float">
            <text:p>-0.14301</text:p>
          </table:table-cell>
          <table:table-cell office:value-type="float" office:value="-0.242095" calcext:value-type="float">
            <text:p>-0.242095</text:p>
          </table:table-cell>
          <table:table-cell office:value-type="float" office:value="0.331262" calcext:value-type="float">
            <text:p>0.331262</text:p>
          </table:table-cell>
          <table:table-cell office:value-type="float" office:value="-0.0411236" calcext:value-type="float">
            <text:p>-0.0411236</text:p>
          </table:table-cell>
          <table:table-cell office:value-type="float" office:value="0.0391654" calcext:value-type="float">
            <text:p>0.0391654</text:p>
          </table:table-cell>
          <table:table-cell office:value-type="float" office:value="-0.000454303" calcext:value-type="float">
            <text:p>-0.000454303</text:p>
          </table:table-cell>
          <table:table-cell office:value-type="float" office:value="-0.0145579" calcext:value-type="float">
            <text:p>-0.014557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2174" calcext:value-type="float">
            <text:p>-0.142174</text:p>
          </table:table-cell>
          <table:table-cell office:value-type="float" office:value="-0.243229" calcext:value-type="float">
            <text:p>-0.243229</text:p>
          </table:table-cell>
          <table:table-cell office:value-type="float" office:value="0.331592" calcext:value-type="float">
            <text:p>0.331592</text:p>
          </table:table-cell>
          <table:table-cell office:value-type="float" office:value="-0.0401445" calcext:value-type="float">
            <text:p>-0.0401445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-0.00164164" calcext:value-type="float">
            <text:p>-0.00164164</text:p>
          </table:table-cell>
          <table:table-cell office:value-type="float" office:value="-0.0137246" calcext:value-type="float">
            <text:p>-0.013724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41249" calcext:value-type="float">
            <text:p>-0.141249</text:p>
          </table:table-cell>
          <table:table-cell office:value-type="float" office:value="-0.242697" calcext:value-type="float">
            <text:p>-0.242697</text:p>
          </table:table-cell>
          <table:table-cell office:value-type="float" office:value="0.331771" calcext:value-type="float">
            <text:p>0.331771</text:p>
          </table:table-cell>
          <table:table-cell office:value-type="float" office:value="-0.0372071" calcext:value-type="float">
            <text:p>-0.0372071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-0.00449059" calcext:value-type="float">
            <text:p>-0.00449059</text:p>
          </table:table-cell>
          <table:table-cell office:value-type="float" office:value="-0.013898" calcext:value-type="float">
            <text:p>-0.01389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20T16:59:14.072084093</dc:date>
    <meta:editing-duration>PT30S</meta:editing-duration>
    <meta:editing-cycles>1</meta:editing-cycles>
    <meta:document-statistic meta:table-count="1" meta:cell-count="10913" meta:object-count="0"/>
    <meta:generator>LibreOffice/6.0.7.3$Linux_X86_64 LibreOffice_project/00m0$Build-3</meta:generator>
  </office:meta>
</office:document-meta>
</file>